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0.864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2">
      <style:text-properties style:font-name="Consolas" fo:font-size="9.5pt" fo:language="en" fo:country="US" style:font-name-asian="Consolas" style:font-size-asian="9.5pt" style:language-asian="en" style:country-asian="US" style:font-name-complex="Consolas" style:font-size-complex="5.40000009536743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us</text:p>
          </table:table-cell>
          <table:table-cell office:value-type="string">
            <text:p>hall</text:p>
          </table:table-cell>
          <table:table-cell office:value-type="string">
            <text:p>acc_x</text:p>
          </table:table-cell>
          <table:table-cell office:value-type="string">
            <text:p>acc_y</text:p>
          </table:table-cell>
          <table:table-cell office:value-type="string">
            <text:p>acc_z</text:p>
          </table:table-cell>
          <table:table-cell office:value-type="string">
            <text:p>gyro_x</text:p>
          </table:table-cell>
          <table:table-cell office:value-type="string">
            <text:p>gyro_y</text:p>
          </table:table-cell>
          <table:table-cell office:value-type="string">
            <text:p>gyro_z</text:p>
          </table:table-cell>
          <table:table-cell table:style-name="Default" office:value-type="string">
            <text:p>angle</text:p>
          </table:table-cell>
          <table:table-cell/>
          <table:table-cell>
            <draw:frame table:end-cell-address="Hoja1.Y21" table:end-x="1.318cm" table:end-y="0.317cm" draw:z-index="0" draw:style-name="gr1" draw:text-style-name="P1" svg:width="32.072cm" svg:height="8.991cm" svg:x="0.859cm" svg:y="0.358cm">
              <draw:object draw:notify-on-update-of-ranges="Hoja1.C1:Hoja1.C1 Hoja1.C2:Hoja1.C1136 Hoja1.D1:Hoja1.D1 Hoja1.D2:Hoja1.D1136 Hoja1.E1:Hoja1.E1 Hoja1.E2:Hoja1.E113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77">
            <text:p>-3277</text:p>
          </table:table-cell>
          <table:table-cell office:value-type="float" office:value="-330">
            <text:p>-330</text:p>
          </table:table-cell>
          <table:table-cell office:value-type="float" office:value="9527">
            <text:p>9527</text:p>
          </table:table-cell>
          <table:table-cell office:value-type="float" office:value="30">
            <text:p>30</text:p>
          </table:table-cell>
          <table:table-cell office:value-type="float" office:value="-4316">
            <text:p>-4316</text:p>
          </table:table-cell>
          <table:table-cell office:value-type="float" office:value="-267">
            <text:p>-267</text:p>
          </table:table-cell>
          <table:table-cell table:formula="of:=ATAN2([.C2];[.E2]- 8000) * (-180 / PI()) + 180" office:value-type="float" office:value="24.9843412373768">
            <text:p>24.98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191">
            <text:p>-3191</text:p>
          </table:table-cell>
          <table:table-cell office:value-type="float" office:value="-282">
            <text:p>-282</text:p>
          </table:table-cell>
          <table:table-cell office:value-type="float" office:value="9608">
            <text:p>9608</text:p>
          </table:table-cell>
          <table:table-cell office:value-type="float" office:value="27">
            <text:p>27</text:p>
          </table:table-cell>
          <table:table-cell office:value-type="float" office:value="-4315">
            <text:p>-4315</text:p>
          </table:table-cell>
          <table:table-cell office:value-type="float" office:value="-267">
            <text:p>-267</text:p>
          </table:table-cell>
          <table:table-cell table:formula="of:=ATAN2([.C3];[.E3]- 8000) * (-180 / PI()) + 180" office:value-type="float" office:value="26.7443239947793">
            <text:p>26.74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09">
            <text:p>-3109</text:p>
          </table:table-cell>
          <table:table-cell office:value-type="float" office:value="-289">
            <text:p>-289</text:p>
          </table:table-cell>
          <table:table-cell office:value-type="float" office:value="9714">
            <text:p>9714</text:p>
          </table:table-cell>
          <table:table-cell office:value-type="float" office:value="20">
            <text:p>20</text:p>
          </table:table-cell>
          <table:table-cell office:value-type="float" office:value="-4314">
            <text:p>-4314</text:p>
          </table:table-cell>
          <table:table-cell office:value-type="float" office:value="-266">
            <text:p>-266</text:p>
          </table:table-cell>
          <table:table-cell table:formula="of:=ATAN2([.C4];[.E4]- 8000) * (-180 / PI()) + 180" office:value-type="float" office:value="28.8680654634221">
            <text:p>28.87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024">
            <text:p>-3024</text:p>
          </table:table-cell>
          <table:table-cell office:value-type="float" office:value="-354">
            <text:p>-354</text:p>
          </table:table-cell>
          <table:table-cell table:style-name="ce1" office:value-type="float" office:value="9861">
            <text:p>9861</text:p>
          </table:table-cell>
          <table:table-cell office:value-type="float" office:value="18">
            <text:p>18</text:p>
          </table:table-cell>
          <table:table-cell office:value-type="float" office:value="-4314">
            <text:p>-4314</text:p>
          </table:table-cell>
          <table:table-cell office:value-type="float" office:value="-260">
            <text:p>-260</text:p>
          </table:table-cell>
          <table:table-cell table:formula="of:=ATAN2([.C5];[.E5]- 8000) * (-180 / PI()) + 180" office:value-type="float" office:value="31.608559363952">
            <text:p>31.61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2951">
            <text:p>-2951</text:p>
          </table:table-cell>
          <table:table-cell office:value-type="float" office:value="-349">
            <text:p>-349</text:p>
          </table:table-cell>
          <table:table-cell office:value-type="float" office:value="9922">
            <text:p>9922</text:p>
          </table:table-cell>
          <table:table-cell office:value-type="float" office:value="16">
            <text:p>16</text:p>
          </table:table-cell>
          <table:table-cell office:value-type="float" office:value="-4314">
            <text:p>-4314</text:p>
          </table:table-cell>
          <table:table-cell office:value-type="float" office:value="-265">
            <text:p>-265</text:p>
          </table:table-cell>
          <table:table-cell table:formula="of:=ATAN2([.C6];[.E6]- 8000) * (-180 / PI()) + 180" office:value-type="float" office:value="33.0763849210679">
            <text:p>33.0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836">
            <text:p>-2836</text:p>
          </table:table-cell>
          <table:table-cell office:value-type="float" office:value="-412">
            <text:p>-412</text:p>
          </table:table-cell>
          <table:table-cell office:value-type="float" office:value="10034">
            <text:p>10034</text:p>
          </table:table-cell>
          <table:table-cell office:value-type="float" office:value="25">
            <text:p>25</text:p>
          </table:table-cell>
          <table:table-cell office:value-type="float" office:value="-4313">
            <text:p>-4313</text:p>
          </table:table-cell>
          <table:table-cell office:value-type="float" office:value="-266">
            <text:p>-266</text:p>
          </table:table-cell>
          <table:table-cell table:formula="of:=ATAN2([.C7];[.E7]- 8000) * (-180 / PI()) + 180" office:value-type="float" office:value="35.6483683215004">
            <text:p>35.65</text:p>
          </table:table-cell>
          <table:table-cell table:number-columns-repeated="3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2782">
            <text:p>-2782</text:p>
          </table:table-cell>
          <table:table-cell office:value-type="float" office:value="-408">
            <text:p>-408</text:p>
          </table:table-cell>
          <table:table-cell office:value-type="float" office:value="10118">
            <text:p>10118</text:p>
          </table:table-cell>
          <table:table-cell office:value-type="float" office:value="36">
            <text:p>36</text:p>
          </table:table-cell>
          <table:table-cell office:value-type="float" office:value="-4312">
            <text:p>-4312</text:p>
          </table:table-cell>
          <table:table-cell office:value-type="float" office:value="-268">
            <text:p>-268</text:p>
          </table:table-cell>
          <table:table-cell table:formula="of:=ATAN2([.C8];[.E8]- 8000) * (-180 / PI()) + 180" office:value-type="float" office:value="37.2828448610692">
            <text:p>37.28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669">
            <text:p>-2669</text:p>
          </table:table-cell>
          <table:table-cell office:value-type="float" office:value="-356">
            <text:p>-356</text:p>
          </table:table-cell>
          <table:table-cell office:value-type="float" office:value="10174">
            <text:p>10174</text:p>
          </table:table-cell>
          <table:table-cell office:value-type="float" office:value="38">
            <text:p>38</text:p>
          </table:table-cell>
          <table:table-cell office:value-type="float" office:value="-4312">
            <text:p>-4312</text:p>
          </table:table-cell>
          <table:table-cell office:value-type="float" office:value="-269">
            <text:p>-269</text:p>
          </table:table-cell>
          <table:table-cell table:formula="of:=ATAN2([.C9];[.E9]- 8000) * (-180 / PI()) + 180" office:value-type="float" office:value="39.164099992117">
            <text:p>39.16</text:p>
          </table:table-cell>
          <table:table-cell table:number-columns-repeated="3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2585">
            <text:p>-2585</text:p>
          </table:table-cell>
          <table:table-cell office:value-type="float" office:value="-309">
            <text:p>-309</text:p>
          </table:table-cell>
          <table:table-cell office:value-type="float" office:value="10300">
            <text:p>10300</text:p>
          </table:table-cell>
          <table:table-cell office:value-type="float" office:value="36">
            <text:p>36</text:p>
          </table:table-cell>
          <table:table-cell office:value-type="float" office:value="-4310">
            <text:p>-4310</text:p>
          </table:table-cell>
          <table:table-cell office:value-type="float" office:value="-267">
            <text:p>-267</text:p>
          </table:table-cell>
          <table:table-cell table:formula="of:=ATAN2([.C10];[.E10]- 8000) * (-180 / PI()) + 180" office:value-type="float" office:value="41.661042408747">
            <text:p>41.66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505">
            <text:p>-2505</text:p>
          </table:table-cell>
          <table:table-cell office:value-type="float" office:value="-265">
            <text:p>-265</text:p>
          </table:table-cell>
          <table:table-cell office:value-type="float" office:value="10413">
            <text:p>10413</text:p>
          </table:table-cell>
          <table:table-cell office:value-type="float" office:value="23">
            <text:p>23</text:p>
          </table:table-cell>
          <table:table-cell office:value-type="float" office:value="-4308">
            <text:p>-4308</text:p>
          </table:table-cell>
          <table:table-cell office:value-type="float" office:value="-263">
            <text:p>-263</text:p>
          </table:table-cell>
          <table:table-cell table:formula="of:=ATAN2([.C11];[.E11]- 8000) * (-180 / PI()) + 180" office:value-type="float" office:value="43.928304805227">
            <text:p>43.93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397">
            <text:p>-2397</text:p>
          </table:table-cell>
          <table:table-cell office:value-type="float" office:value="-326">
            <text:p>-326</text:p>
          </table:table-cell>
          <table:table-cell office:value-type="float" office:value="10479">
            <text:p>10479</text:p>
          </table:table-cell>
          <table:table-cell office:value-type="float" office:value="17">
            <text:p>17</text:p>
          </table:table-cell>
          <table:table-cell office:value-type="float" office:value="-4308">
            <text:p>-4308</text:p>
          </table:table-cell>
          <table:table-cell office:value-type="float" office:value="-265">
            <text:p>-265</text:p>
          </table:table-cell>
          <table:table-cell table:formula="of:=ATAN2([.C12];[.E12]- 8000) * (-180 / PI()) + 180" office:value-type="float" office:value="45.9634559239454">
            <text:p>45.96</text:p>
          </table:table-cell>
          <table:table-cell table:number-columns-repeated="3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2309">
            <text:p>-2309</text:p>
          </table:table-cell>
          <table:table-cell office:value-type="float" office:value="-371">
            <text:p>-371</text:p>
          </table:table-cell>
          <table:table-cell office:value-type="float" office:value="10573">
            <text:p>10573</text:p>
          </table:table-cell>
          <table:table-cell office:value-type="float" office:value="18">
            <text:p>18</text:p>
          </table:table-cell>
          <table:table-cell office:value-type="float" office:value="-4309">
            <text:p>-4309</text:p>
          </table:table-cell>
          <table:table-cell office:value-type="float" office:value="-260">
            <text:p>-260</text:p>
          </table:table-cell>
          <table:table-cell table:formula="of:=ATAN2([.C13];[.E13]- 8000) * (-180 / PI()) + 180" office:value-type="float" office:value="48.0953231317139">
            <text:p>48.10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64">
            <text:p>-2164</text:p>
          </table:table-cell>
          <table:table-cell office:value-type="float" office:value="-427">
            <text:p>-427</text:p>
          </table:table-cell>
          <table:table-cell office:value-type="float" office:value="10644">
            <text:p>10644</text:p>
          </table:table-cell>
          <table:table-cell office:value-type="float" office:value="22">
            <text:p>22</text:p>
          </table:table-cell>
          <table:table-cell office:value-type="float" office:value="-4308">
            <text:p>-4308</text:p>
          </table:table-cell>
          <table:table-cell office:value-type="float" office:value="-264">
            <text:p>-264</text:p>
          </table:table-cell>
          <table:table-cell table:formula="of:=ATAN2([.C14];[.E14]- 8000) * (-180 / PI()) + 180" office:value-type="float" office:value="50.7011539646834">
            <text:p>50.70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050">
            <text:p>-2050</text:p>
          </table:table-cell>
          <table:table-cell office:value-type="float" office:value="-404">
            <text:p>-404</text:p>
          </table:table-cell>
          <table:table-cell office:value-type="float" office:value="10721">
            <text:p>10721</text:p>
          </table:table-cell>
          <table:table-cell office:value-type="float" office:value="30">
            <text:p>30</text:p>
          </table:table-cell>
          <table:table-cell office:value-type="float" office:value="-4306">
            <text:p>-4306</text:p>
          </table:table-cell>
          <table:table-cell office:value-type="float" office:value="-272">
            <text:p>-272</text:p>
          </table:table-cell>
          <table:table-cell table:formula="of:=ATAN2([.C15];[.E15]- 8000) * (-180 / PI()) + 180" office:value-type="float" office:value="53.005648878288">
            <text:p>53.01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948">
            <text:p>-1948</text:p>
          </table:table-cell>
          <table:table-cell office:value-type="float" office:value="-390">
            <text:p>-390</text:p>
          </table:table-cell>
          <table:table-cell office:value-type="float" office:value="10789">
            <text:p>10789</text:p>
          </table:table-cell>
          <table:table-cell office:value-type="float" office:value="37">
            <text:p>37</text:p>
          </table:table-cell>
          <table:table-cell office:value-type="float" office:value="-4307">
            <text:p>-4307</text:p>
          </table:table-cell>
          <table:table-cell office:value-type="float" office:value="-271">
            <text:p>-271</text:p>
          </table:table-cell>
          <table:table-cell table:formula="of:=ATAN2([.C16];[.E16]- 8000) * (-180 / PI()) + 180" office:value-type="float" office:value="55.0673093212238">
            <text:p>55.07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877">
            <text:p>-1877</text:p>
          </table:table-cell>
          <table:table-cell office:value-type="float" office:value="-320">
            <text:p>-320</text:p>
          </table:table-cell>
          <table:table-cell office:value-type="float" office:value="10867">
            <text:p>10867</text:p>
          </table:table-cell>
          <table:table-cell office:value-type="float" office:value="33">
            <text:p>33</text:p>
          </table:table-cell>
          <table:table-cell office:value-type="float" office:value="-4300">
            <text:p>-4300</text:p>
          </table:table-cell>
          <table:table-cell office:value-type="float" office:value="-267">
            <text:p>-267</text:p>
          </table:table-cell>
          <table:table-cell table:formula="of:=ATAN2([.C17];[.E17]- 8000) * (-180 / PI()) + 180" office:value-type="float" office:value="56.7875794652759">
            <text:p>56.79</text:p>
          </table:table-cell>
          <table:table-cell table:number-columns-repeated="3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1755">
            <text:p>-1755</text:p>
          </table:table-cell>
          <table:table-cell office:value-type="float" office:value="-335">
            <text:p>-335</text:p>
          </table:table-cell>
          <table:table-cell office:value-type="float" office:value="10912">
            <text:p>10912</text:p>
          </table:table-cell>
          <table:table-cell office:value-type="float" office:value="28">
            <text:p>28</text:p>
          </table:table-cell>
          <table:table-cell office:value-type="float" office:value="-4300">
            <text:p>-4300</text:p>
          </table:table-cell>
          <table:table-cell office:value-type="float" office:value="-265">
            <text:p>-265</text:p>
          </table:table-cell>
          <table:table-cell table:formula="of:=ATAN2([.C18];[.E18]- 8000) * (-180 / PI()) + 180" office:value-type="float" office:value="58.923530604445">
            <text:p>58.92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605">
            <text:p>-1605</text:p>
          </table:table-cell>
          <table:table-cell office:value-type="float" office:value="-366">
            <text:p>-366</text:p>
          </table:table-cell>
          <table:table-cell office:value-type="float" office:value="10959">
            <text:p>10959</text:p>
          </table:table-cell>
          <table:table-cell office:value-type="float" office:value="19">
            <text:p>19</text:p>
          </table:table-cell>
          <table:table-cell office:value-type="float" office:value="-4297">
            <text:p>-4297</text:p>
          </table:table-cell>
          <table:table-cell office:value-type="float" office:value="-255">
            <text:p>-255</text:p>
          </table:table-cell>
          <table:table-cell table:formula="of:=ATAN2([.C19];[.E19]- 8000) * (-180 / PI()) + 180" office:value-type="float" office:value="61.5240212784741">
            <text:p>61.52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458">
            <text:p>-1458</text:p>
          </table:table-cell>
          <table:table-cell office:value-type="float" office:value="-432">
            <text:p>-432</text:p>
          </table:table-cell>
          <table:table-cell office:value-type="float" office:value="11079">
            <text:p>11079</text:p>
          </table:table-cell>
          <table:table-cell office:value-type="float" office:value="20">
            <text:p>20</text:p>
          </table:table-cell>
          <table:table-cell office:value-type="float" office:value="-4294">
            <text:p>-4294</text:p>
          </table:table-cell>
          <table:table-cell office:value-type="float" office:value="-255">
            <text:p>-255</text:p>
          </table:table-cell>
          <table:table-cell table:formula="of:=ATAN2([.C20];[.E20]- 8000) * (-180 / PI()) + 180" office:value-type="float" office:value="64.6610237287304">
            <text:p>64.66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1363">
            <text:p>-1363</text:p>
          </table:table-cell>
          <table:table-cell office:value-type="float" office:value="-456">
            <text:p>-456</text:p>
          </table:table-cell>
          <table:table-cell office:value-type="float" office:value="11136">
            <text:p>11136</text:p>
          </table:table-cell>
          <table:table-cell office:value-type="float" office:value="24">
            <text:p>24</text:p>
          </table:table-cell>
          <table:table-cell office:value-type="float" office:value="-4292">
            <text:p>-4292</text:p>
          </table:table-cell>
          <table:table-cell office:value-type="float" office:value="-260">
            <text:p>-260</text:p>
          </table:table-cell>
          <table:table-cell table:formula="of:=ATAN2([.C21];[.E21]- 8000) * (-180 / PI()) + 180" office:value-type="float" office:value="66.5087835342812">
            <text:p>66.51</text:p>
          </table:table-cell>
          <table:table-cell/>
          <table:table-cell>
            <draw:frame table:end-cell-address="Hoja1.Y29" table:end-x="0.847cm" table:end-y="0.063cm" draw:z-index="2" draw:style-name="gr1" draw:text-style-name="P1" svg:width="30.861cm" svg:height="3.375cm" svg:x="1.599cm" svg:y="0.301cm">
              <draw:object draw:notify-on-update-of-ranges="Hoja1.B1:Hoja1.B1 Hoja1.B2:Hoja1.B113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249">
            <text:p>-1249</text:p>
          </table:table-cell>
          <table:table-cell office:value-type="float" office:value="-446">
            <text:p>-446</text:p>
          </table:table-cell>
          <table:table-cell office:value-type="float" office:value="11135">
            <text:p>11135</text:p>
          </table:table-cell>
          <table:table-cell office:value-type="float" office:value="33">
            <text:p>33</text:p>
          </table:table-cell>
          <table:table-cell office:value-type="float" office:value="-4288">
            <text:p>-4288</text:p>
          </table:table-cell>
          <table:table-cell office:value-type="float" office:value="-265">
            <text:p>-265</text:p>
          </table:table-cell>
          <table:table-cell table:formula="of:=ATAN2([.C22];[.E22]- 8000) * (-180 / PI()) + 180" office:value-type="float" office:value="68.2774103884209">
            <text:p>68.28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148">
            <text:p>-1148</text:p>
          </table:table-cell>
          <table:table-cell office:value-type="float" office:value="-391">
            <text:p>-391</text:p>
          </table:table-cell>
          <table:table-cell office:value-type="float" office:value="11228">
            <text:p>11228</text:p>
          </table:table-cell>
          <table:table-cell office:value-type="float" office:value="35">
            <text:p>35</text:p>
          </table:table-cell>
          <table:table-cell office:value-type="float" office:value="-4287">
            <text:p>-4287</text:p>
          </table:table-cell>
          <table:table-cell office:value-type="float" office:value="-276">
            <text:p>-276</text:p>
          </table:table-cell>
          <table:table-cell table:formula="of:=ATAN2([.C23];[.E23]- 8000) * (-180 / PI()) + 180" office:value-type="float" office:value="70.4226722643357">
            <text:p>70.42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067">
            <text:p>-1067</text:p>
          </table:table-cell>
          <table:table-cell office:value-type="float" office:value="-336">
            <text:p>-336</text:p>
          </table:table-cell>
          <table:table-cell office:value-type="float" office:value="11242">
            <text:p>11242</text:p>
          </table:table-cell>
          <table:table-cell office:value-type="float" office:value="33">
            <text:p>33</text:p>
          </table:table-cell>
          <table:table-cell office:value-type="float" office:value="-4288">
            <text:p>-4288</text:p>
          </table:table-cell>
          <table:table-cell office:value-type="float" office:value="-274">
            <text:p>-274</text:p>
          </table:table-cell>
          <table:table-cell table:formula="of:=ATAN2([.C24];[.E24]- 8000) * (-180 / PI()) + 180" office:value-type="float" office:value="71.7827029569715">
            <text:p>71.78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906">
            <text:p>-906</text:p>
          </table:table-cell>
          <table:table-cell office:value-type="float" office:value="-313">
            <text:p>-313</text:p>
          </table:table-cell>
          <table:table-cell office:value-type="float" office:value="11277">
            <text:p>11277</text:p>
          </table:table-cell>
          <table:table-cell office:value-type="float" office:value="28">
            <text:p>28</text:p>
          </table:table-cell>
          <table:table-cell office:value-type="float" office:value="-4284">
            <text:p>-4284</text:p>
          </table:table-cell>
          <table:table-cell office:value-type="float" office:value="-266">
            <text:p>-266</text:p>
          </table:table-cell>
          <table:table-cell table:formula="of:=ATAN2([.C25];[.E25]- 8000) * (-180 / PI()) + 180" office:value-type="float" office:value="74.5453482396783">
            <text:p>74.5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784">
            <text:p>-784</text:p>
          </table:table-cell>
          <table:table-cell office:value-type="float" office:value="-344">
            <text:p>-344</text:p>
          </table:table-cell>
          <table:table-cell office:value-type="float" office:value="11344">
            <text:p>11344</text:p>
          </table:table-cell>
          <table:table-cell office:value-type="float" office:value="18">
            <text:p>18</text:p>
          </table:table-cell>
          <table:table-cell office:value-type="float" office:value="-4282">
            <text:p>-4282</text:p>
          </table:table-cell>
          <table:table-cell office:value-type="float" office:value="-258">
            <text:p>-258</text:p>
          </table:table-cell>
          <table:table-cell table:formula="of:=ATAN2([.C26];[.E26]- 8000) * (-180 / PI()) + 180" office:value-type="float" office:value="76.8053289249969">
            <text:p>76.8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640">
            <text:p>-640</text:p>
          </table:table-cell>
          <table:table-cell office:value-type="float" office:value="-405">
            <text:p>-405</text:p>
          </table:table-cell>
          <table:table-cell office:value-type="float" office:value="11344">
            <text:p>11344</text:p>
          </table:table-cell>
          <table:table-cell office:value-type="float" office:value="16">
            <text:p>16</text:p>
          </table:table-cell>
          <table:table-cell office:value-type="float" office:value="-4283">
            <text:p>-4283</text:p>
          </table:table-cell>
          <table:table-cell office:value-type="float" office:value="-249">
            <text:p>-249</text:p>
          </table:table-cell>
          <table:table-cell table:formula="of:=ATAN2([.C27];[.E27]- 8000) * (-180 / PI()) + 180" office:value-type="float" office:value="79.1653211566219">
            <text:p>79.17</text:p>
          </table:table-cell>
          <table:table-cell/>
          <table:table-cell>
            <draw:frame table:end-cell-address="Hoja1.Y47" table:end-x="1.331cm" table:end-y="0.227cm" draw:z-index="3" draw:style-name="gr1" draw:text-style-name="P1" svg:width="32.314cm" svg:height="8.999cm" svg:x="0.63cm" svg:y="0.26cm">
              <draw:object draw:notify-on-update-of-ranges="Hoja1.I1:Hoja1.I1 Hoja1.I2:Hoja1.I113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488">
            <text:p>-488</text:p>
          </table:table-cell>
          <table:table-cell office:value-type="float" office:value="-408">
            <text:p>-408</text:p>
          </table:table-cell>
          <table:table-cell office:value-type="float" office:value="11377">
            <text:p>11377</text:p>
          </table:table-cell>
          <table:table-cell office:value-type="float" office:value="19">
            <text:p>19</text:p>
          </table:table-cell>
          <table:table-cell office:value-type="float" office:value="-4279">
            <text:p>-4279</text:p>
          </table:table-cell>
          <table:table-cell office:value-type="float" office:value="-254">
            <text:p>-254</text:p>
          </table:table-cell>
          <table:table-cell table:formula="of:=ATAN2([.C28];[.E28]- 8000) * (-180 / PI()) + 180" office:value-type="float" office:value="81.7772821754246">
            <text:p>81.78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9">
            <text:p>-389</text:p>
          </table:table-cell>
          <table:table-cell office:value-type="float" office:value="-473">
            <text:p>-473</text:p>
          </table:table-cell>
          <table:table-cell office:value-type="float" office:value="11394">
            <text:p>11394</text:p>
          </table:table-cell>
          <table:table-cell office:value-type="float" office:value="30">
            <text:p>30</text:p>
          </table:table-cell>
          <table:table-cell office:value-type="float" office:value="-4271">
            <text:p>-4271</text:p>
          </table:table-cell>
          <table:table-cell office:value-type="float" office:value="-262">
            <text:p>-262</text:p>
          </table:table-cell>
          <table:table-cell table:formula="of:=ATAN2([.C29];[.E29]- 8000) * (-180 / PI()) + 180" office:value-type="float" office:value="83.4616306572076">
            <text:p>83.46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03">
            <text:p>-303</text:p>
          </table:table-cell>
          <table:table-cell office:value-type="float" office:value="-407">
            <text:p>-407</text:p>
          </table:table-cell>
          <table:table-cell office:value-type="float" office:value="11393">
            <text:p>11393</text:p>
          </table:table-cell>
          <table:table-cell office:value-type="float" office:value="34">
            <text:p>34</text:p>
          </table:table-cell>
          <table:table-cell office:value-type="float" office:value="-4273">
            <text:p>-4273</text:p>
          </table:table-cell>
          <table:table-cell office:value-type="float" office:value="-272">
            <text:p>-272</text:p>
          </table:table-cell>
          <table:table-cell table:formula="of:=ATAN2([.C30];[.E30]- 8000) * (-180 / PI()) + 180" office:value-type="float" office:value="84.8969372714195">
            <text:p>84.9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193">
            <text:p>-193</text:p>
          </table:table-cell>
          <table:table-cell office:value-type="float" office:value="-386">
            <text:p>-386</text:p>
          </table:table-cell>
          <table:table-cell office:value-type="float" office:value="11431">
            <text:p>11431</text:p>
          </table:table-cell>
          <table:table-cell office:value-type="float" office:value="33">
            <text:p>33</text:p>
          </table:table-cell>
          <table:table-cell office:value-type="float" office:value="-4268">
            <text:p>-4268</text:p>
          </table:table-cell>
          <table:table-cell office:value-type="float" office:value="-275">
            <text:p>-275</text:p>
          </table:table-cell>
          <table:table-cell table:formula="of:=ATAN2([.C31];[.E31]- 8000) * (-180 / PI()) + 180" office:value-type="float" office:value="86.7804010608526">
            <text:p>86.7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4">
            <text:p>-14</text:p>
          </table:table-cell>
          <table:table-cell office:value-type="float" office:value="-391">
            <text:p>-391</text:p>
          </table:table-cell>
          <table:table-cell office:value-type="float" office:value="11421">
            <text:p>11421</text:p>
          </table:table-cell>
          <table:table-cell office:value-type="float" office:value="26">
            <text:p>26</text:p>
          </table:table-cell>
          <table:table-cell office:value-type="float" office:value="-4265">
            <text:p>-4265</text:p>
          </table:table-cell>
          <table:table-cell office:value-type="float" office:value="-270">
            <text:p>-270</text:p>
          </table:table-cell>
          <table:table-cell table:formula="of:=ATAN2([.C32];[.E32]- 8000) * (-180 / PI()) + 180" office:value-type="float" office:value="89.7655257423919">
            <text:p>89.77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-420">
            <text:p>-420</text:p>
          </table:table-cell>
          <table:table-cell office:value-type="float" office:value="11432">
            <text:p>11432</text:p>
          </table:table-cell>
          <table:table-cell office:value-type="float" office:value="24">
            <text:p>24</text:p>
          </table:table-cell>
          <table:table-cell office:value-type="float" office:value="-4265">
            <text:p>-4265</text:p>
          </table:table-cell>
          <table:table-cell office:value-type="float" office:value="-257">
            <text:p>-257</text:p>
          </table:table-cell>
          <table:table-cell table:formula="of:=ATAN2([.C33];[.E33]- 8000) * (-180 / PI()) + 180" office:value-type="float" office:value="92.0025331318269">
            <text:p>92.00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-383">
            <text:p>-383</text:p>
          </table:table-cell>
          <table:table-cell office:value-type="float" office:value="11446">
            <text:p>11446</text:p>
          </table:table-cell>
          <table:table-cell office:value-type="float" office:value="22">
            <text:p>22</text:p>
          </table:table-cell>
          <table:table-cell office:value-type="float" office:value="-4257">
            <text:p>-4257</text:p>
          </table:table-cell>
          <table:table-cell office:value-type="float" office:value="-251">
            <text:p>-251</text:p>
          </table:table-cell>
          <table:table-cell table:formula="of:=ATAN2([.C34];[.E34]- 8000) * (-180 / PI()) + 180" office:value-type="float" office:value="94.1163371075462">
            <text:p>94.12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-447">
            <text:p>-447</text:p>
          </table:table-cell>
          <table:table-cell office:value-type="float" office:value="11470">
            <text:p>11470</text:p>
          </table:table-cell>
          <table:table-cell office:value-type="float" office:value="23">
            <text:p>23</text:p>
          </table:table-cell>
          <table:table-cell office:value-type="float" office:value="-4257">
            <text:p>-4257</text:p>
          </table:table-cell>
          <table:table-cell office:value-type="float" office:value="-254">
            <text:p>-254</text:p>
          </table:table-cell>
          <table:table-cell table:formula="of:=ATAN2([.C35];[.E35]- 8000) * (-180 / PI()) + 180" office:value-type="float" office:value="96.5919720275334">
            <text:p>96.59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-458">
            <text:p>-458</text:p>
          </table:table-cell>
          <table:table-cell office:value-type="float" office:value="11451">
            <text:p>11451</text:p>
          </table:table-cell>
          <table:table-cell office:value-type="float" office:value="27">
            <text:p>27</text:p>
          </table:table-cell>
          <table:table-cell office:value-type="float" office:value="-4253">
            <text:p>-4253</text:p>
          </table:table-cell>
          <table:table-cell office:value-type="float" office:value="-263">
            <text:p>-263</text:p>
          </table:table-cell>
          <table:table-cell table:formula="of:=ATAN2([.C36];[.E36]- 8000) * (-180 / PI()) + 180" office:value-type="float" office:value="97.9998954663522">
            <text:p>98.0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-370">
            <text:p>-370</text:p>
          </table:table-cell>
          <table:table-cell office:value-type="float" office:value="11409">
            <text:p>11409</text:p>
          </table:table-cell>
          <table:table-cell office:value-type="float" office:value="24">
            <text:p>24</text:p>
          </table:table-cell>
          <table:table-cell office:value-type="float" office:value="-4251">
            <text:p>-4251</text:p>
          </table:table-cell>
          <table:table-cell office:value-type="float" office:value="-269">
            <text:p>-269</text:p>
          </table:table-cell>
          <table:table-cell table:formula="of:=ATAN2([.C37];[.E37]- 8000) * (-180 / PI()) + 180" office:value-type="float" office:value="100.063580694371">
            <text:p>100.0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717">
            <text:p>717</text:p>
          </table:table-cell>
          <table:table-cell office:value-type="float" office:value="-422">
            <text:p>-422</text:p>
          </table:table-cell>
          <table:table-cell office:value-type="float" office:value="11402">
            <text:p>11402</text:p>
          </table:table-cell>
          <table:table-cell office:value-type="float" office:value="28">
            <text:p>28</text:p>
          </table:table-cell>
          <table:table-cell office:value-type="float" office:value="-4251">
            <text:p>-4251</text:p>
          </table:table-cell>
          <table:table-cell office:value-type="float" office:value="-271">
            <text:p>-271</text:p>
          </table:table-cell>
          <table:table-cell table:formula="of:=ATAN2([.C38];[.E38]- 8000) * (-180 / PI()) + 180" office:value-type="float" office:value="101.901389303198">
            <text:p>101.90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-377">
            <text:p>-377</text:p>
          </table:table-cell>
          <table:table-cell office:value-type="float" office:value="11389">
            <text:p>11389</text:p>
          </table:table-cell>
          <table:table-cell office:value-type="float" office:value="30">
            <text:p>30</text:p>
          </table:table-cell>
          <table:table-cell office:value-type="float" office:value="-4252">
            <text:p>-4252</text:p>
          </table:table-cell>
          <table:table-cell office:value-type="float" office:value="-263">
            <text:p>-263</text:p>
          </table:table-cell>
          <table:table-cell table:formula="of:=ATAN2([.C39];[.E39]- 8000) * (-180 / PI()) + 180" office:value-type="float" office:value="104.016351863562">
            <text:p>104.02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office:value-type="float" office:value="-321">
            <text:p>-321</text:p>
          </table:table-cell>
          <table:table-cell office:value-type="float" office:value="11387">
            <text:p>11387</text:p>
          </table:table-cell>
          <table:table-cell office:value-type="float" office:value="23">
            <text:p>23</text:p>
          </table:table-cell>
          <table:table-cell office:value-type="float" office:value="-4247">
            <text:p>-4247</text:p>
          </table:table-cell>
          <table:table-cell office:value-type="float" office:value="-259">
            <text:p>-259</text:p>
          </table:table-cell>
          <table:table-cell table:formula="of:=ATAN2([.C40];[.E40]- 8000) * (-180 / PI()) + 180" office:value-type="float" office:value="105.730680318123">
            <text:p>105.7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-428">
            <text:p>-428</text:p>
          </table:table-cell>
          <table:table-cell office:value-type="float" office:value="11336">
            <text:p>11336</text:p>
          </table:table-cell>
          <table:table-cell office:value-type="float" office:value="28">
            <text:p>28</text:p>
          </table:table-cell>
          <table:table-cell office:value-type="float" office:value="-4249">
            <text:p>-4249</text:p>
          </table:table-cell>
          <table:table-cell office:value-type="float" office:value="-256">
            <text:p>-256</text:p>
          </table:table-cell>
          <table:table-cell table:formula="of:=ATAN2([.C41];[.E41]- 8000) * (-180 / PI()) + 180" office:value-type="float" office:value="108.527643693626">
            <text:p>108.53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-419">
            <text:p>-419</text:p>
          </table:table-cell>
          <table:table-cell office:value-type="float" office:value="11281">
            <text:p>11281</text:p>
          </table:table-cell>
          <table:table-cell office:value-type="float" office:value="35">
            <text:p>35</text:p>
          </table:table-cell>
          <table:table-cell office:value-type="float" office:value="-4251">
            <text:p>-4251</text:p>
          </table:table-cell>
          <table:table-cell office:value-type="float" office:value="-256">
            <text:p>-256</text:p>
          </table:table-cell>
          <table:table-cell table:formula="of:=ATAN2([.C42];[.E42]- 8000) * (-180 / PI()) + 180" office:value-type="float" office:value="110.47370999841">
            <text:p>110.47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office:value-type="float" office:value="-344">
            <text:p>-344</text:p>
          </table:table-cell>
          <table:table-cell office:value-type="float" office:value="11287">
            <text:p>11287</text:p>
          </table:table-cell>
          <table:table-cell office:value-type="float" office:value="29">
            <text:p>29</text:p>
          </table:table-cell>
          <table:table-cell office:value-type="float" office:value="-4242">
            <text:p>-4242</text:p>
          </table:table-cell>
          <table:table-cell office:value-type="float" office:value="-264">
            <text:p>-264</text:p>
          </table:table-cell>
          <table:table-cell table:formula="of:=ATAN2([.C43];[.E43]- 8000) * (-180 / PI()) + 180" office:value-type="float" office:value="112.655749048521">
            <text:p>112.66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-410">
            <text:p>-410</text:p>
          </table:table-cell>
          <table:table-cell office:value-type="float" office:value="11256">
            <text:p>11256</text:p>
          </table:table-cell>
          <table:table-cell office:value-type="float" office:value="28">
            <text:p>28</text:p>
          </table:table-cell>
          <table:table-cell office:value-type="float" office:value="-4237">
            <text:p>-4237</text:p>
          </table:table-cell>
          <table:table-cell office:value-type="float" office:value="-266">
            <text:p>-266</text:p>
          </table:table-cell>
          <table:table-cell table:formula="of:=ATAN2([.C44];[.E44]- 8000) * (-180 / PI()) + 180" office:value-type="float" office:value="114.647796965358">
            <text:p>114.65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1585">
            <text:p>1585</text:p>
          </table:table-cell>
          <table:table-cell office:value-type="float" office:value="-311">
            <text:p>-311</text:p>
          </table:table-cell>
          <table:table-cell office:value-type="float" office:value="11210">
            <text:p>11210</text:p>
          </table:table-cell>
          <table:table-cell office:value-type="float" office:value="26">
            <text:p>26</text:p>
          </table:table-cell>
          <table:table-cell office:value-type="float" office:value="-4233">
            <text:p>-4233</text:p>
          </table:table-cell>
          <table:table-cell office:value-type="float" office:value="-267">
            <text:p>-267</text:p>
          </table:table-cell>
          <table:table-cell table:formula="of:=ATAN2([.C45];[.E45]- 8000) * (-180 / PI()) + 180" office:value-type="float" office:value="116.278753599805">
            <text:p>116.28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675">
            <text:p>1675</text:p>
          </table:table-cell>
          <table:table-cell office:value-type="float" office:value="-355">
            <text:p>-355</text:p>
          </table:table-cell>
          <table:table-cell office:value-type="float" office:value="11188">
            <text:p>11188</text:p>
          </table:table-cell>
          <table:table-cell office:value-type="float" office:value="18">
            <text:p>18</text:p>
          </table:table-cell>
          <table:table-cell office:value-type="float" office:value="-4232">
            <text:p>-4232</text:p>
          </table:table-cell>
          <table:table-cell office:value-type="float" office:value="-266">
            <text:p>-266</text:p>
          </table:table-cell>
          <table:table-cell table:formula="of:=ATAN2([.C46];[.E46]- 8000) * (-180 / PI()) + 180" office:value-type="float" office:value="117.717785481667">
            <text:p>117.72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826">
            <text:p>1826</text:p>
          </table:table-cell>
          <table:table-cell office:value-type="float" office:value="-422">
            <text:p>-422</text:p>
          </table:table-cell>
          <table:table-cell office:value-type="float" office:value="11141">
            <text:p>11141</text:p>
          </table:table-cell>
          <table:table-cell office:value-type="float" office:value="25">
            <text:p>25</text:p>
          </table:table-cell>
          <table:table-cell office:value-type="float" office:value="-4231">
            <text:p>-4231</text:p>
          </table:table-cell>
          <table:table-cell office:value-type="float" office:value="-260">
            <text:p>-260</text:p>
          </table:table-cell>
          <table:table-cell table:formula="of:=ATAN2([.C47];[.E47]- 8000) * (-180 / PI()) + 180" office:value-type="float" office:value="120.171300651645">
            <text:p>120.17</text:p>
          </table:table-cell>
          <table:table-cell table:number-columns-repeated="2"/>
          <table:table-cell>
            <draw:frame table:end-cell-address="Hoja1.Z62" table:end-x="0.751cm" table:end-y="0.426cm" draw:z-index="1" draw:style-name="gr1" draw:text-style-name="P1" svg:width="32.135cm" svg:height="6.951cm" svg:x="0.23cm" svg:y="0.25cm">
              <draw:object draw:notify-on-update-of-ranges="Hoja1.F1:Hoja1.F1 Hoja1.F2:Hoja1.F1135 Hoja1.G1:Hoja1.G1 Hoja1.G2:Hoja1.G1135 Hoja1.H1:Hoja1.H1 Hoja1.H2:Hoja1.H113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1976">
            <text:p>1976</text:p>
          </table:table-cell>
          <table:table-cell office:value-type="float" office:value="-343">
            <text:p>-343</text:p>
          </table:table-cell>
          <table:table-cell office:value-type="float" office:value="11105">
            <text:p>11105</text:p>
          </table:table-cell>
          <table:table-cell office:value-type="float" office:value="26">
            <text:p>26</text:p>
          </table:table-cell>
          <table:table-cell office:value-type="float" office:value="-4225">
            <text:p>-4225</text:p>
          </table:table-cell>
          <table:table-cell office:value-type="float" office:value="-257">
            <text:p>-257</text:p>
          </table:table-cell>
          <table:table-cell table:formula="of:=ATAN2([.C48];[.E48]- 8000) * (-180 / PI()) + 180" office:value-type="float" office:value="122.472386276293">
            <text:p>122.47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office:value-type="float" office:value="-371">
            <text:p>-371</text:p>
          </table:table-cell>
          <table:table-cell office:value-type="float" office:value="10979">
            <text:p>10979</text:p>
          </table:table-cell>
          <table:table-cell office:value-type="float" office:value="24">
            <text:p>24</text:p>
          </table:table-cell>
          <table:table-cell office:value-type="float" office:value="-4225">
            <text:p>-4225</text:p>
          </table:table-cell>
          <table:table-cell office:value-type="float" office:value="-256">
            <text:p>-256</text:p>
          </table:table-cell>
          <table:table-cell table:formula="of:=ATAN2([.C49];[.E49]- 8000) * (-180 / PI()) + 180" office:value-type="float" office:value="125.065530848395">
            <text:p>125.07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191">
            <text:p>2191</text:p>
          </table:table-cell>
          <table:table-cell office:value-type="float" office:value="-398">
            <text:p>-398</text:p>
          </table:table-cell>
          <table:table-cell office:value-type="float" office:value="10947">
            <text:p>10947</text:p>
          </table:table-cell>
          <table:table-cell office:value-type="float" office:value="28">
            <text:p>28</text:p>
          </table:table-cell>
          <table:table-cell office:value-type="float" office:value="-4220">
            <text:p>-4220</text:p>
          </table:table-cell>
          <table:table-cell office:value-type="float" office:value="-263">
            <text:p>-263</text:p>
          </table:table-cell>
          <table:table-cell table:formula="of:=ATAN2([.C50];[.E50]- 8000) * (-180 / PI()) + 180" office:value-type="float" office:value="126.62961938433">
            <text:p>126.63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309">
            <text:p>2309</text:p>
          </table:table-cell>
          <table:table-cell office:value-type="float" office:value="-333">
            <text:p>-333</text:p>
          </table:table-cell>
          <table:table-cell office:value-type="float" office:value="10890">
            <text:p>10890</text:p>
          </table:table-cell>
          <table:table-cell office:value-type="float" office:value="29">
            <text:p>29</text:p>
          </table:table-cell>
          <table:table-cell office:value-type="float" office:value="-4216">
            <text:p>-4216</text:p>
          </table:table-cell>
          <table:table-cell office:value-type="float" office:value="-267">
            <text:p>-267</text:p>
          </table:table-cell>
          <table:table-cell table:formula="of:=ATAN2([.C51];[.E51]- 8000) * (-180 / PI()) + 180" office:value-type="float" office:value="128.623523673418">
            <text:p>128.62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370">
            <text:p>2370</text:p>
          </table:table-cell>
          <table:table-cell office:value-type="float" office:value="-397">
            <text:p>-397</text:p>
          </table:table-cell>
          <table:table-cell office:value-type="float" office:value="10815">
            <text:p>10815</text:p>
          </table:table-cell>
          <table:table-cell office:value-type="float" office:value="27">
            <text:p>27</text:p>
          </table:table-cell>
          <table:table-cell office:value-type="float" office:value="-4211">
            <text:p>-4211</text:p>
          </table:table-cell>
          <table:table-cell office:value-type="float" office:value="-265">
            <text:p>-265</text:p>
          </table:table-cell>
          <table:table-cell table:formula="of:=ATAN2([.C52];[.E52]- 8000) * (-180 / PI()) + 180" office:value-type="float" office:value="130.094639204296">
            <text:p>130.09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511">
            <text:p>2511</text:p>
          </table:table-cell>
          <table:table-cell office:value-type="float" office:value="-361">
            <text:p>-361</text:p>
          </table:table-cell>
          <table:table-cell office:value-type="float" office:value="10750">
            <text:p>10750</text:p>
          </table:table-cell>
          <table:table-cell office:value-type="float" office:value="28">
            <text:p>28</text:p>
          </table:table-cell>
          <table:table-cell office:value-type="float" office:value="-4207">
            <text:p>-4207</text:p>
          </table:table-cell>
          <table:table-cell office:value-type="float" office:value="-259">
            <text:p>-259</text:p>
          </table:table-cell>
          <table:table-cell table:formula="of:=ATAN2([.C53];[.E53]- 8000) * (-180 / PI()) + 180" office:value-type="float" office:value="132.398919827647">
            <text:p>132.40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621">
            <text:p>2621</text:p>
          </table:table-cell>
          <table:table-cell office:value-type="float" office:value="-281">
            <text:p>-281</text:p>
          </table:table-cell>
          <table:table-cell office:value-type="float" office:value="10704">
            <text:p>10704</text:p>
          </table:table-cell>
          <table:table-cell office:value-type="float" office:value="20">
            <text:p>20</text:p>
          </table:table-cell>
          <table:table-cell office:value-type="float" office:value="-4203">
            <text:p>-4203</text:p>
          </table:table-cell>
          <table:table-cell office:value-type="float" office:value="-256">
            <text:p>-256</text:p>
          </table:table-cell>
          <table:table-cell table:formula="of:=ATAN2([.C54];[.E54]- 8000) * (-180 / PI()) + 180" office:value-type="float" office:value="134.107011336076">
            <text:p>134.11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753">
            <text:p>2753</text:p>
          </table:table-cell>
          <table:table-cell office:value-type="float" office:value="-407">
            <text:p>-407</text:p>
          </table:table-cell>
          <table:table-cell office:value-type="float" office:value="10590">
            <text:p>10590</text:p>
          </table:table-cell>
          <table:table-cell office:value-type="float" office:value="28">
            <text:p>28</text:p>
          </table:table-cell>
          <table:table-cell office:value-type="float" office:value="-4201">
            <text:p>-4201</text:p>
          </table:table-cell>
          <table:table-cell office:value-type="float" office:value="-253">
            <text:p>-253</text:p>
          </table:table-cell>
          <table:table-cell table:formula="of:=ATAN2([.C55];[.E55]- 8000) * (-180 / PI()) + 180" office:value-type="float" office:value="136.74739217199">
            <text:p>136.75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824">
            <text:p>2824</text:p>
          </table:table-cell>
          <table:table-cell office:value-type="float" office:value="-342">
            <text:p>-342</text:p>
          </table:table-cell>
          <table:table-cell office:value-type="float" office:value="10587">
            <text:p>10587</text:p>
          </table:table-cell>
          <table:table-cell office:value-type="float" office:value="36">
            <text:p>36</text:p>
          </table:table-cell>
          <table:table-cell office:value-type="float" office:value="-4197">
            <text:p>-4197</text:p>
          </table:table-cell>
          <table:table-cell office:value-type="float" office:value="-255">
            <text:p>-255</text:p>
          </table:table-cell>
          <table:table-cell table:formula="of:=ATAN2([.C56];[.E56]- 8000) * (-180 / PI()) + 180" office:value-type="float" office:value="137.507933153789">
            <text:p>137.51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916">
            <text:p>2916</text:p>
          </table:table-cell>
          <table:table-cell office:value-type="float" office:value="-264">
            <text:p>-264</text:p>
          </table:table-cell>
          <table:table-cell office:value-type="float" office:value="10456">
            <text:p>10456</text:p>
          </table:table-cell>
          <table:table-cell office:value-type="float" office:value="28">
            <text:p>28</text:p>
          </table:table-cell>
          <table:table-cell office:value-type="float" office:value="-4194">
            <text:p>-4194</text:p>
          </table:table-cell>
          <table:table-cell office:value-type="float" office:value="-256">
            <text:p>-256</text:p>
          </table:table-cell>
          <table:table-cell table:formula="of:=ATAN2([.C57];[.E57]- 8000) * (-180 / PI()) + 180" office:value-type="float" office:value="139.894252261232">
            <text:p>139.89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002">
            <text:p>3002</text:p>
          </table:table-cell>
          <table:table-cell office:value-type="float" office:value="-327">
            <text:p>-327</text:p>
          </table:table-cell>
          <table:table-cell office:value-type="float" office:value="10406">
            <text:p>10406</text:p>
          </table:table-cell>
          <table:table-cell office:value-type="float" office:value="27">
            <text:p>27</text:p>
          </table:table-cell>
          <table:table-cell office:value-type="float" office:value="-4189">
            <text:p>-4189</text:p>
          </table:table-cell>
          <table:table-cell office:value-type="float" office:value="-261">
            <text:p>-261</text:p>
          </table:table-cell>
          <table:table-cell table:formula="of:=ATAN2([.C58];[.E58]- 8000) * (-180 / PI()) + 180" office:value-type="float" office:value="141.289022353437">
            <text:p>141.29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066">
            <text:p>3066</text:p>
          </table:table-cell>
          <table:table-cell office:value-type="float" office:value="-319">
            <text:p>-319</text:p>
          </table:table-cell>
          <table:table-cell office:value-type="float" office:value="10320">
            <text:p>10320</text:p>
          </table:table-cell>
          <table:table-cell office:value-type="float" office:value="24">
            <text:p>24</text:p>
          </table:table-cell>
          <table:table-cell office:value-type="float" office:value="-4183">
            <text:p>-4183</text:p>
          </table:table-cell>
          <table:table-cell office:value-type="float" office:value="-266">
            <text:p>-266</text:p>
          </table:table-cell>
          <table:table-cell table:formula="of:=ATAN2([.C59];[.E59]- 8000) * (-180 / PI()) + 180" office:value-type="float" office:value="142.885708605391">
            <text:p>142.89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-321">
            <text:p>-321</text:p>
          </table:table-cell>
          <table:table-cell office:value-type="float" office:value="10210">
            <text:p>10210</text:p>
          </table:table-cell>
          <table:table-cell office:value-type="float" office:value="20">
            <text:p>20</text:p>
          </table:table-cell>
          <table:table-cell office:value-type="float" office:value="-4179">
            <text:p>-4179</text:p>
          </table:table-cell>
          <table:table-cell office:value-type="float" office:value="-264">
            <text:p>-264</text:p>
          </table:table-cell>
          <table:table-cell table:formula="of:=ATAN2([.C60];[.E60]- 8000) * (-180 / PI()) + 180" office:value-type="float" office:value="145.193469087092">
            <text:p>145.19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249">
            <text:p>3249</text:p>
          </table:table-cell>
          <table:table-cell office:value-type="float" office:value="-389">
            <text:p>-389</text:p>
          </table:table-cell>
          <table:table-cell office:value-type="float" office:value="10104">
            <text:p>10104</text:p>
          </table:table-cell>
          <table:table-cell office:value-type="float" office:value="24">
            <text:p>24</text:p>
          </table:table-cell>
          <table:table-cell office:value-type="float" office:value="-4178">
            <text:p>-4178</text:p>
          </table:table-cell>
          <table:table-cell office:value-type="float" office:value="-261">
            <text:p>-261</text:p>
          </table:table-cell>
          <table:table-cell table:formula="of:=ATAN2([.C61];[.E61]- 8000) * (-180 / PI()) + 180" office:value-type="float" office:value="147.073557266735">
            <text:p>147.07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-311">
            <text:p>-311</text:p>
          </table:table-cell>
          <table:table-cell office:value-type="float" office:value="10048">
            <text:p>10048</text:p>
          </table:table-cell>
          <table:table-cell office:value-type="float" office:value="27">
            <text:p>27</text:p>
          </table:table-cell>
          <table:table-cell office:value-type="float" office:value="-4175">
            <text:p>-4175</text:p>
          </table:table-cell>
          <table:table-cell office:value-type="float" office:value="-250">
            <text:p>-250</text:p>
          </table:table-cell>
          <table:table-cell table:formula="of:=ATAN2([.C62];[.E62]- 8000) * (-180 / PI()) + 180" office:value-type="float" office:value="148.415536248469">
            <text:p>148.42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445">
            <text:p>3445</text:p>
          </table:table-cell>
          <table:table-cell office:value-type="float" office:value="-310">
            <text:p>-310</text:p>
          </table:table-cell>
          <table:table-cell office:value-type="float" office:value="9925">
            <text:p>9925</text:p>
          </table:table-cell>
          <table:table-cell office:value-type="float" office:value="27">
            <text:p>27</text:p>
          </table:table-cell>
          <table:table-cell office:value-type="float" office:value="-4167">
            <text:p>-4167</text:p>
          </table:table-cell>
          <table:table-cell office:value-type="float" office:value="-245">
            <text:p>-245</text:p>
          </table:table-cell>
          <table:table-cell table:formula="of:=ATAN2([.C63];[.E63]- 8000) * (-180 / PI()) + 180" office:value-type="float" office:value="150.804377776827">
            <text:p>150.80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501">
            <text:p>3501</text:p>
          </table:table-cell>
          <table:table-cell office:value-type="float" office:value="-344">
            <text:p>-344</text:p>
          </table:table-cell>
          <table:table-cell office:value-type="float" office:value="9805">
            <text:p>9805</text:p>
          </table:table-cell>
          <table:table-cell office:value-type="float" office:value="33">
            <text:p>33</text:p>
          </table:table-cell>
          <table:table-cell office:value-type="float" office:value="-4163">
            <text:p>-4163</text:p>
          </table:table-cell>
          <table:table-cell office:value-type="float" office:value="-253">
            <text:p>-253</text:p>
          </table:table-cell>
          <table:table-cell table:formula="of:=ATAN2([.C64];[.E64]- 8000) * (-180 / PI()) + 180" office:value-type="float" office:value="152.725862741624">
            <text:p>152.73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-188">
            <text:p>-188</text:p>
          </table:table-cell>
          <table:table-cell office:value-type="float" office:value="9721">
            <text:p>9721</text:p>
          </table:table-cell>
          <table:table-cell office:value-type="float" office:value="29">
            <text:p>29</text:p>
          </table:table-cell>
          <table:table-cell office:value-type="float" office:value="-4161">
            <text:p>-4161</text:p>
          </table:table-cell>
          <table:table-cell office:value-type="float" office:value="-255">
            <text:p>-255</text:p>
          </table:table-cell>
          <table:table-cell table:formula="of:=ATAN2([.C65];[.E65]- 8000) * (-180 / PI()) + 180" office:value-type="float" office:value="154.243700575927">
            <text:p>154.24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622">
            <text:p>3622</text:p>
          </table:table-cell>
          <table:table-cell office:value-type="float" office:value="-236">
            <text:p>-236</text:p>
          </table:table-cell>
          <table:table-cell office:value-type="float" office:value="9625">
            <text:p>9625</text:p>
          </table:table-cell>
          <table:table-cell office:value-type="float" office:value="21">
            <text:p>21</text:p>
          </table:table-cell>
          <table:table-cell office:value-type="float" office:value="-4157">
            <text:p>-4157</text:p>
          </table:table-cell>
          <table:table-cell office:value-type="float" office:value="-257">
            <text:p>-257</text:p>
          </table:table-cell>
          <table:table-cell table:formula="of:=ATAN2([.C66];[.E66]- 8000) * (-180 / PI()) + 180" office:value-type="float" office:value="155.836746544688">
            <text:p>155.84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709">
            <text:p>3709</text:p>
          </table:table-cell>
          <table:table-cell office:value-type="float" office:value="-292">
            <text:p>-292</text:p>
          </table:table-cell>
          <table:table-cell office:value-type="float" office:value="9526">
            <text:p>9526</text:p>
          </table:table-cell>
          <table:table-cell office:value-type="float" office:value="24">
            <text:p>24</text:p>
          </table:table-cell>
          <table:table-cell office:value-type="float" office:value="-4152">
            <text:p>-4152</text:p>
          </table:table-cell>
          <table:table-cell office:value-type="float" office:value="-261">
            <text:p>-261</text:p>
          </table:table-cell>
          <table:table-cell table:formula="of:=ATAN2([.C67];[.E67]- 8000) * (-180 / PI()) + 180" office:value-type="float" office:value="157.636182996962">
            <text:p>157.64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11">
            <text:p>3811</text:p>
          </table:table-cell>
          <table:table-cell office:value-type="float" office:value="-271">
            <text:p>-271</text:p>
          </table:table-cell>
          <table:table-cell office:value-type="float" office:value="9410">
            <text:p>9410</text:p>
          </table:table-cell>
          <table:table-cell office:value-type="float" office:value="22">
            <text:p>22</text:p>
          </table:table-cell>
          <table:table-cell office:value-type="float" office:value="-4144">
            <text:p>-4144</text:p>
          </table:table-cell>
          <table:table-cell office:value-type="float" office:value="-261">
            <text:p>-261</text:p>
          </table:table-cell>
          <table:table-cell table:formula="of:=ATAN2([.C68];[.E68]- 8000) * (-180 / PI()) + 180" office:value-type="float" office:value="159.696451972539">
            <text:p>159.7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863">
            <text:p>3863</text:p>
          </table:table-cell>
          <table:table-cell office:value-type="float" office:value="-301">
            <text:p>-301</text:p>
          </table:table-cell>
          <table:table-cell office:value-type="float" office:value="9274">
            <text:p>9274</text:p>
          </table:table-cell>
          <table:table-cell office:value-type="float" office:value="22">
            <text:p>22</text:p>
          </table:table-cell>
          <table:table-cell office:value-type="float" office:value="-4136">
            <text:p>-4136</text:p>
          </table:table-cell>
          <table:table-cell office:value-type="float" office:value="-252">
            <text:p>-252</text:p>
          </table:table-cell>
          <table:table-cell table:formula="of:=ATAN2([.C69];[.E69]- 8000) * (-180 / PI()) + 180" office:value-type="float" office:value="161.747677236673">
            <text:p>161.7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922">
            <text:p>3922</text:p>
          </table:table-cell>
          <table:table-cell office:value-type="float" office:value="-338">
            <text:p>-338</text:p>
          </table:table-cell>
          <table:table-cell office:value-type="float" office:value="9204">
            <text:p>9204</text:p>
          </table:table-cell>
          <table:table-cell office:value-type="float" office:value="33">
            <text:p>33</text:p>
          </table:table-cell>
          <table:table-cell office:value-type="float" office:value="-4133">
            <text:p>-4133</text:p>
          </table:table-cell>
          <table:table-cell office:value-type="float" office:value="-251">
            <text:p>-251</text:p>
          </table:table-cell>
          <table:table-cell table:formula="of:=ATAN2([.C70];[.E70]- 8000) * (-180 / PI()) + 180" office:value-type="float" office:value="162.934234719997">
            <text:p>162.9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76">
            <text:p>3976</text:p>
          </table:table-cell>
          <table:table-cell office:value-type="float" office:value="-197">
            <text:p>-197</text:p>
          </table:table-cell>
          <table:table-cell office:value-type="float" office:value="9078">
            <text:p>9078</text:p>
          </table:table-cell>
          <table:table-cell office:value-type="float" office:value="26">
            <text:p>26</text:p>
          </table:table-cell>
          <table:table-cell office:value-type="float" office:value="-4130">
            <text:p>-4130</text:p>
          </table:table-cell>
          <table:table-cell office:value-type="float" office:value="-249">
            <text:p>-249</text:p>
          </table:table-cell>
          <table:table-cell table:formula="of:=ATAN2([.C71];[.E71]- 8000) * (-180 / PI()) + 180" office:value-type="float" office:value="164.830269876815">
            <text:p>164.8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017">
            <text:p>4017</text:p>
          </table:table-cell>
          <table:table-cell office:value-type="float" office:value="-252">
            <text:p>-252</text:p>
          </table:table-cell>
          <table:table-cell office:value-type="float" office:value="8964">
            <text:p>8964</text:p>
          </table:table-cell>
          <table:table-cell office:value-type="float" office:value="23">
            <text:p>23</text:p>
          </table:table-cell>
          <table:table-cell office:value-type="float" office:value="-4129">
            <text:p>-4129</text:p>
          </table:table-cell>
          <table:table-cell office:value-type="float" office:value="-249">
            <text:p>-249</text:p>
          </table:table-cell>
          <table:table-cell table:formula="of:=ATAN2([.C72];[.E72]- 8000) * (-180 / PI()) + 180" office:value-type="float" office:value="166.505345644333">
            <text:p>166.51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32">
            <text:p>4032</text:p>
          </table:table-cell>
          <table:table-cell office:value-type="float" office:value="-231">
            <text:p>-231</text:p>
          </table:table-cell>
          <table:table-cell office:value-type="float" office:value="8800">
            <text:p>8800</text:p>
          </table:table-cell>
          <table:table-cell office:value-type="float" office:value="27">
            <text:p>27</text:p>
          </table:table-cell>
          <table:table-cell office:value-type="float" office:value="-4118">
            <text:p>-4118</text:p>
          </table:table-cell>
          <table:table-cell office:value-type="float" office:value="-256">
            <text:p>-256</text:p>
          </table:table-cell>
          <table:table-cell table:formula="of:=ATAN2([.C73];[.E73]- 8000) * (-180 / PI()) + 180" office:value-type="float" office:value="168.777541930555">
            <text:p>168.7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09">
            <text:p>4109</text:p>
          </table:table-cell>
          <table:table-cell office:value-type="float" office:value="-189">
            <text:p>-189</text:p>
          </table:table-cell>
          <table:table-cell office:value-type="float" office:value="8759">
            <text:p>8759</text:p>
          </table:table-cell>
          <table:table-cell office:value-type="float" office:value="24">
            <text:p>24</text:p>
          </table:table-cell>
          <table:table-cell office:value-type="float" office:value="-4119">
            <text:p>-4119</text:p>
          </table:table-cell>
          <table:table-cell office:value-type="float" office:value="-257">
            <text:p>-257</text:p>
          </table:table-cell>
          <table:table-cell table:formula="of:=ATAN2([.C74];[.E74]- 8000) * (-180 / PI()) + 180" office:value-type="float" office:value="169.534489801895">
            <text:p>169.5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04">
            <text:p>4104</text:p>
          </table:table-cell>
          <table:table-cell office:value-type="float" office:value="-224">
            <text:p>-224</text:p>
          </table:table-cell>
          <table:table-cell office:value-type="float" office:value="8667">
            <text:p>8667</text:p>
          </table:table-cell>
          <table:table-cell office:value-type="float" office:value="18">
            <text:p>18</text:p>
          </table:table-cell>
          <table:table-cell office:value-type="float" office:value="-4112">
            <text:p>-4112</text:p>
          </table:table-cell>
          <table:table-cell office:value-type="float" office:value="-252">
            <text:p>-252</text:p>
          </table:table-cell>
          <table:table-cell table:formula="of:=ATAN2([.C75];[.E75]- 8000) * (-180 / PI()) + 180" office:value-type="float" office:value="170.768753582748">
            <text:p>170.7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84">
            <text:p>4184</text:p>
          </table:table-cell>
          <table:table-cell office:value-type="float" office:value="-248">
            <text:p>-248</text:p>
          </table:table-cell>
          <table:table-cell office:value-type="float" office:value="8513">
            <text:p>8513</text:p>
          </table:table-cell>
          <table:table-cell office:value-type="float" office:value="21">
            <text:p>21</text:p>
          </table:table-cell>
          <table:table-cell office:value-type="float" office:value="-4108">
            <text:p>-4108</text:p>
          </table:table-cell>
          <table:table-cell office:value-type="float" office:value="-251">
            <text:p>-251</text:p>
          </table:table-cell>
          <table:table-cell table:formula="of:=ATAN2([.C76];[.E76]- 8000) * (-180 / PI()) + 180" office:value-type="float" office:value="173.009856503672">
            <text:p>173.0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183">
            <text:p>4183</text:p>
          </table:table-cell>
          <table:table-cell office:value-type="float" office:value="-237">
            <text:p>-237</text:p>
          </table:table-cell>
          <table:table-cell office:value-type="float" office:value="8405">
            <text:p>8405</text:p>
          </table:table-cell>
          <table:table-cell office:value-type="float" office:value="23">
            <text:p>23</text:p>
          </table:table-cell>
          <table:table-cell office:value-type="float" office:value="-4100">
            <text:p>-4100</text:p>
          </table:table-cell>
          <table:table-cell office:value-type="float" office:value="-253">
            <text:p>-253</text:p>
          </table:table-cell>
          <table:table-cell table:formula="of:=ATAN2([.C77];[.E77]- 8000) * (-180 / PI()) + 180" office:value-type="float" office:value="174.46983336863">
            <text:p>174.47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199">
            <text:p>4199</text:p>
          </table:table-cell>
          <table:table-cell office:value-type="float" office:value="-240">
            <text:p>-240</text:p>
          </table:table-cell>
          <table:table-cell office:value-type="float" office:value="8242">
            <text:p>8242</text:p>
          </table:table-cell>
          <table:table-cell office:value-type="float" office:value="29">
            <text:p>29</text:p>
          </table:table-cell>
          <table:table-cell office:value-type="float" office:value="-4094">
            <text:p>-4094</text:p>
          </table:table-cell>
          <table:table-cell office:value-type="float" office:value="-253">
            <text:p>-253</text:p>
          </table:table-cell>
          <table:table-cell table:formula="of:=ATAN2([.C78];[.E78]- 8000) * (-180 / PI()) + 180" office:value-type="float" office:value="176.701534296044">
            <text:p>176.7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50">
            <text:p>4250</text:p>
          </table:table-cell>
          <table:table-cell office:value-type="float" office:value="-207">
            <text:p>-207</text:p>
          </table:table-cell>
          <table:table-cell office:value-type="float" office:value="8144">
            <text:p>8144</text:p>
          </table:table-cell>
          <table:table-cell office:value-type="float" office:value="26">
            <text:p>26</text:p>
          </table:table-cell>
          <table:table-cell office:value-type="float" office:value="-4091">
            <text:p>-4091</text:p>
          </table:table-cell>
          <table:table-cell office:value-type="float" office:value="-252">
            <text:p>-252</text:p>
          </table:table-cell>
          <table:table-cell table:formula="of:=ATAN2([.C79];[.E79]- 8000) * (-180 / PI()) + 180" office:value-type="float" office:value="178.059426551023">
            <text:p>178.06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43">
            <text:p>4243</text:p>
          </table:table-cell>
          <table:table-cell office:value-type="float" office:value="-204">
            <text:p>-204</text:p>
          </table:table-cell>
          <table:table-cell office:value-type="float" office:value="8066">
            <text:p>8066</text:p>
          </table:table-cell>
          <table:table-cell office:value-type="float" office:value="26">
            <text:p>26</text:p>
          </table:table-cell>
          <table:table-cell office:value-type="float" office:value="-4087">
            <text:p>-4087</text:p>
          </table:table-cell>
          <table:table-cell office:value-type="float" office:value="-252">
            <text:p>-252</text:p>
          </table:table-cell>
          <table:table-cell table:formula="of:=ATAN2([.C80];[.E80]- 8000) * (-180 / PI()) + 180" office:value-type="float" office:value="179.108834197251">
            <text:p>179.1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76">
            <text:p>4276</text:p>
          </table:table-cell>
          <table:table-cell office:value-type="float" office:value="-179">
            <text:p>-179</text:p>
          </table:table-cell>
          <table:table-cell office:value-type="float" office:value="7960">
            <text:p>7960</text:p>
          </table:table-cell>
          <table:table-cell office:value-type="float" office:value="26">
            <text:p>26</text:p>
          </table:table-cell>
          <table:table-cell office:value-type="float" office:value="-4085">
            <text:p>-4085</text:p>
          </table:table-cell>
          <table:table-cell office:value-type="float" office:value="-251">
            <text:p>-251</text:p>
          </table:table-cell>
          <table:table-cell table:formula="of:=ATAN2([.C81];[.E81]- 8000) * (-180 / PI()) + 180" office:value-type="float" office:value="180.535959853446">
            <text:p>180.54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86">
            <text:p>4286</text:p>
          </table:table-cell>
          <table:table-cell office:value-type="float" office:value="-155">
            <text:p>-155</text:p>
          </table:table-cell>
          <table:table-cell office:value-type="float" office:value="7807">
            <text:p>7807</text:p>
          </table:table-cell>
          <table:table-cell office:value-type="float" office:value="25">
            <text:p>25</text:p>
          </table:table-cell>
          <table:table-cell office:value-type="float" office:value="-4083">
            <text:p>-4083</text:p>
          </table:table-cell>
          <table:table-cell office:value-type="float" office:value="-251">
            <text:p>-251</text:p>
          </table:table-cell>
          <table:table-cell table:formula="of:=ATAN2([.C82];[.E82]- 8000) * (-180 / PI()) + 180" office:value-type="float" office:value="182.578306171981">
            <text:p>182.58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-152">
            <text:p>-152</text:p>
          </table:table-cell>
          <table:table-cell office:value-type="float" office:value="7646">
            <text:p>7646</text:p>
          </table:table-cell>
          <table:table-cell office:value-type="float" office:value="26">
            <text:p>26</text:p>
          </table:table-cell>
          <table:table-cell office:value-type="float" office:value="-4078">
            <text:p>-4078</text:p>
          </table:table-cell>
          <table:table-cell office:value-type="float" office:value="-255">
            <text:p>-255</text:p>
          </table:table-cell>
          <table:table-cell table:formula="of:=ATAN2([.C83];[.E83]- 8000) * (-180 / PI()) + 180" office:value-type="float" office:value="184.69976682364">
            <text:p>184.70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93">
            <text:p>4293</text:p>
          </table:table-cell>
          <table:table-cell office:value-type="float" office:value="-152">
            <text:p>-152</text:p>
          </table:table-cell>
          <table:table-cell office:value-type="float" office:value="7560">
            <text:p>7560</text:p>
          </table:table-cell>
          <table:table-cell office:value-type="float" office:value="20">
            <text:p>20</text:p>
          </table:table-cell>
          <table:table-cell office:value-type="float" office:value="-4080">
            <text:p>-4080</text:p>
          </table:table-cell>
          <table:table-cell office:value-type="float" office:value="-251">
            <text:p>-251</text:p>
          </table:table-cell>
          <table:table-cell table:formula="of:=ATAN2([.C84];[.E84]- 8000) * (-180 / PI()) + 180" office:value-type="float" office:value="185.85194974274">
            <text:p>185.8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98">
            <text:p>4298</text:p>
          </table:table-cell>
          <table:table-cell office:value-type="float" office:value="-189">
            <text:p>-189</text:p>
          </table:table-cell>
          <table:table-cell office:value-type="float" office:value="7442">
            <text:p>7442</text:p>
          </table:table-cell>
          <table:table-cell office:value-type="float" office:value="22">
            <text:p>22</text:p>
          </table:table-cell>
          <table:table-cell office:value-type="float" office:value="-4080">
            <text:p>-4080</text:p>
          </table:table-cell>
          <table:table-cell office:value-type="float" office:value="-252">
            <text:p>-252</text:p>
          </table:table-cell>
          <table:table-cell table:formula="of:=ATAN2([.C85];[.E85]- 8000) * (-180 / PI()) + 180" office:value-type="float" office:value="187.3972110672">
            <text:p>187.40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-188">
            <text:p>-188</text:p>
          </table:table-cell>
          <table:table-cell office:value-type="float" office:value="7330">
            <text:p>7330</text:p>
          </table:table-cell>
          <table:table-cell office:value-type="float" office:value="26">
            <text:p>26</text:p>
          </table:table-cell>
          <table:table-cell office:value-type="float" office:value="-4070">
            <text:p>-4070</text:p>
          </table:table-cell>
          <table:table-cell office:value-type="float" office:value="-253">
            <text:p>-253</text:p>
          </table:table-cell>
          <table:table-cell table:formula="of:=ATAN2([.C86];[.E86]- 8000) * (-180 / PI()) + 180" office:value-type="float" office:value="188.762008703392">
            <text:p>188.76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47">
            <text:p>4347</text:p>
          </table:table-cell>
          <table:table-cell office:value-type="float" office:value="-212">
            <text:p>-212</text:p>
          </table:table-cell>
          <table:table-cell office:value-type="float" office:value="7227">
            <text:p>7227</text:p>
          </table:table-cell>
          <table:table-cell office:value-type="float" office:value="30">
            <text:p>30</text:p>
          </table:table-cell>
          <table:table-cell office:value-type="float" office:value="-4066">
            <text:p>-4066</text:p>
          </table:table-cell>
          <table:table-cell office:value-type="float" office:value="-253">
            <text:p>-253</text:p>
          </table:table-cell>
          <table:table-cell table:formula="of:=ATAN2([.C87];[.E87]- 8000) * (-180 / PI()) + 180" office:value-type="float" office:value="190.083153312471">
            <text:p>190.0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32">
            <text:p>4332</text:p>
          </table:table-cell>
          <table:table-cell office:value-type="float" office:value="-141">
            <text:p>-141</text:p>
          </table:table-cell>
          <table:table-cell office:value-type="float" office:value="7032">
            <text:p>7032</text:p>
          </table:table-cell>
          <table:table-cell office:value-type="float" office:value="29">
            <text:p>29</text:p>
          </table:table-cell>
          <table:table-cell office:value-type="float" office:value="-4061">
            <text:p>-4061</text:p>
          </table:table-cell>
          <table:table-cell office:value-type="float" office:value="-248">
            <text:p>-248</text:p>
          </table:table-cell>
          <table:table-cell table:formula="of:=ATAN2([.C88];[.E88]- 8000) * (-180 / PI()) + 180" office:value-type="float" office:value="192.596010234698">
            <text:p>192.60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20">
            <text:p>4320</text:p>
          </table:table-cell>
          <table:table-cell office:value-type="float" office:value="-123">
            <text:p>-123</text:p>
          </table:table-cell>
          <table:table-cell office:value-type="float" office:value="6950">
            <text:p>6950</text:p>
          </table:table-cell>
          <table:table-cell office:value-type="float" office:value="26">
            <text:p>26</text:p>
          </table:table-cell>
          <table:table-cell office:value-type="float" office:value="-4054">
            <text:p>-4054</text:p>
          </table:table-cell>
          <table:table-cell office:value-type="float" office:value="-248">
            <text:p>-248</text:p>
          </table:table-cell>
          <table:table-cell table:formula="of:=ATAN2([.C89];[.E89]- 8000) * (-180 / PI()) + 180" office:value-type="float" office:value="193.661153706906">
            <text:p>193.66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329">
            <text:p>4329</text:p>
          </table:table-cell>
          <table:table-cell office:value-type="float" office:value="-90">
            <text:p>-90</text:p>
          </table:table-cell>
          <table:table-cell office:value-type="float" office:value="6760">
            <text:p>6760</text:p>
          </table:table-cell>
          <table:table-cell office:value-type="float" office:value="23">
            <text:p>23</text:p>
          </table:table-cell>
          <table:table-cell office:value-type="float" office:value="-4049">
            <text:p>-4049</text:p>
          </table:table-cell>
          <table:table-cell office:value-type="float" office:value="-252">
            <text:p>-252</text:p>
          </table:table-cell>
          <table:table-cell table:formula="of:=ATAN2([.C90];[.E90]- 8000) * (-180 / PI()) + 180" office:value-type="float" office:value="195.983845919532">
            <text:p>195.9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307">
            <text:p>4307</text:p>
          </table:table-cell>
          <table:table-cell office:value-type="float" office:value="-135">
            <text:p>-135</text:p>
          </table:table-cell>
          <table:table-cell office:value-type="float" office:value="6710">
            <text:p>6710</text:p>
          </table:table-cell>
          <table:table-cell office:value-type="float" office:value="20">
            <text:p>20</text:p>
          </table:table-cell>
          <table:table-cell office:value-type="float" office:value="-4040">
            <text:p>-4040</text:p>
          </table:table-cell>
          <table:table-cell office:value-type="float" office:value="-247">
            <text:p>-247</text:p>
          </table:table-cell>
          <table:table-cell table:formula="of:=ATAN2([.C91];[.E91]- 8000) * (-180 / PI()) + 180" office:value-type="float" office:value="196.67361127086">
            <text:p>196.67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-119">
            <text:p>-119</text:p>
          </table:table-cell>
          <table:table-cell office:value-type="float" office:value="6575">
            <text:p>6575</text:p>
          </table:table-cell>
          <table:table-cell office:value-type="float" office:value="22">
            <text:p>22</text:p>
          </table:table-cell>
          <table:table-cell office:value-type="float" office:value="-4034">
            <text:p>-4034</text:p>
          </table:table-cell>
          <table:table-cell office:value-type="float" office:value="-250">
            <text:p>-250</text:p>
          </table:table-cell>
          <table:table-cell table:formula="of:=ATAN2([.C92];[.E92]- 8000) * (-180 / PI()) + 180" office:value-type="float" office:value="198.580801149826">
            <text:p>198.58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-194">
            <text:p>-194</text:p>
          </table:table-cell>
          <table:table-cell office:value-type="float" office:value="6441">
            <text:p>6441</text:p>
          </table:table-cell>
          <table:table-cell office:value-type="float" office:value="26">
            <text:p>26</text:p>
          </table:table-cell>
          <table:table-cell office:value-type="float" office:value="-4036">
            <text:p>-4036</text:p>
          </table:table-cell>
          <table:table-cell office:value-type="float" office:value="-252">
            <text:p>-252</text:p>
          </table:table-cell>
          <table:table-cell table:formula="of:=ATAN2([.C93];[.E93]- 8000) * (-180 / PI()) + 180" office:value-type="float" office:value="200.395645638406">
            <text:p>200.4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-115">
            <text:p>-115</text:p>
          </table:table-cell>
          <table:table-cell office:value-type="float" office:value="6332">
            <text:p>6332</text:p>
          </table:table-cell>
          <table:table-cell office:value-type="float" office:value="24">
            <text:p>24</text:p>
          </table:table-cell>
          <table:table-cell office:value-type="float" office:value="-4036">
            <text:p>-4036</text:p>
          </table:table-cell>
          <table:table-cell office:value-type="float" office:value="-247">
            <text:p>-247</text:p>
          </table:table-cell>
          <table:table-cell table:formula="of:=ATAN2([.C94];[.E94]- 8000) * (-180 / PI()) + 180" office:value-type="float" office:value="201.692952932726">
            <text:p>201.6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61">
            <text:p>4161</text:p>
          </table:table-cell>
          <table:table-cell office:value-type="float" office:value="-101">
            <text:p>-101</text:p>
          </table:table-cell>
          <table:table-cell office:value-type="float" office:value="6266">
            <text:p>6266</text:p>
          </table:table-cell>
          <table:table-cell office:value-type="float" office:value="27">
            <text:p>27</text:p>
          </table:table-cell>
          <table:table-cell office:value-type="float" office:value="-4032">
            <text:p>-4032</text:p>
          </table:table-cell>
          <table:table-cell office:value-type="float" office:value="-248">
            <text:p>-248</text:p>
          </table:table-cell>
          <table:table-cell table:formula="of:=ATAN2([.C95];[.E95]- 8000) * (-180 / PI()) + 180" office:value-type="float" office:value="202.622798078964">
            <text:p>202.62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04">
            <text:p>4104</text:p>
          </table:table-cell>
          <table:table-cell office:value-type="float" office:value="-62">
            <text:p>-62</text:p>
          </table:table-cell>
          <table:table-cell office:value-type="float" office:value="6130">
            <text:p>6130</text:p>
          </table:table-cell>
          <table:table-cell office:value-type="float" office:value="27">
            <text:p>27</text:p>
          </table:table-cell>
          <table:table-cell office:value-type="float" office:value="-4030">
            <text:p>-4030</text:p>
          </table:table-cell>
          <table:table-cell office:value-type="float" office:value="-253">
            <text:p>-253</text:p>
          </table:table-cell>
          <table:table-cell table:formula="of:=ATAN2([.C96];[.E96]- 8000) * (-180 / PI()) + 180" office:value-type="float" office:value="204.4965254886">
            <text:p>204.50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091">
            <text:p>4091</text:p>
          </table:table-cell>
          <table:table-cell office:value-type="float" office:value="-93">
            <text:p>-93</text:p>
          </table:table-cell>
          <table:table-cell office:value-type="float" office:value="5979">
            <text:p>5979</text:p>
          </table:table-cell>
          <table:table-cell office:value-type="float" office:value="24">
            <text:p>24</text:p>
          </table:table-cell>
          <table:table-cell office:value-type="float" office:value="-4024">
            <text:p>-4024</text:p>
          </table:table-cell>
          <table:table-cell office:value-type="float" office:value="-246">
            <text:p>-246</text:p>
          </table:table-cell>
          <table:table-cell table:formula="of:=ATAN2([.C97];[.E97]- 8000) * (-180 / PI()) + 180" office:value-type="float" office:value="206.289889791961">
            <text:p>206.29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72">
            <text:p>4072</text:p>
          </table:table-cell>
          <table:table-cell office:value-type="float" office:value="-62">
            <text:p>-62</text:p>
          </table:table-cell>
          <table:table-cell office:value-type="float" office:value="5877">
            <text:p>5877</text:p>
          </table:table-cell>
          <table:table-cell office:value-type="float" office:value="23">
            <text:p>23</text:p>
          </table:table-cell>
          <table:table-cell office:value-type="float" office:value="-4021">
            <text:p>-4021</text:p>
          </table:table-cell>
          <table:table-cell office:value-type="float" office:value="-246">
            <text:p>-246</text:p>
          </table:table-cell>
          <table:table-cell table:formula="of:=ATAN2([.C98];[.E98]- 8000) * (-180 / PI()) + 180" office:value-type="float" office:value="207.535978549275">
            <text:p>207.54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015">
            <text:p>4015</text:p>
          </table:table-cell>
          <table:table-cell office:value-type="float" office:value="-99">
            <text:p>-99</text:p>
          </table:table-cell>
          <table:table-cell office:value-type="float" office:value="5750">
            <text:p>5750</text:p>
          </table:table-cell>
          <table:table-cell office:value-type="float" office:value="20">
            <text:p>20</text:p>
          </table:table-cell>
          <table:table-cell office:value-type="float" office:value="-4015">
            <text:p>-4015</text:p>
          </table:table-cell>
          <table:table-cell office:value-type="float" office:value="-248">
            <text:p>-248</text:p>
          </table:table-cell>
          <table:table-cell table:formula="of:=ATAN2([.C99];[.E99]- 8000) * (-180 / PI()) + 180" office:value-type="float" office:value="209.266205150653">
            <text:p>209.27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942">
            <text:p>3942</text:p>
          </table:table-cell>
          <table:table-cell office:value-type="float" office:value="-124">
            <text:p>-124</text:p>
          </table:table-cell>
          <table:table-cell office:value-type="float" office:value="5667">
            <text:p>5667</text:p>
          </table:table-cell>
          <table:table-cell office:value-type="float" office:value="27">
            <text:p>27</text:p>
          </table:table-cell>
          <table:table-cell office:value-type="float" office:value="-4012">
            <text:p>-4012</text:p>
          </table:table-cell>
          <table:table-cell office:value-type="float" office:value="-247">
            <text:p>-247</text:p>
          </table:table-cell>
          <table:table-cell table:formula="of:=ATAN2([.C100];[.E100]- 8000) * (-180 / PI()) + 180" office:value-type="float" office:value="210.618385729138">
            <text:p>210.62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82">
            <text:p>3882</text:p>
          </table:table-cell>
          <table:table-cell office:value-type="float" office:value="-79">
            <text:p>-79</text:p>
          </table:table-cell>
          <table:table-cell office:value-type="float" office:value="5598">
            <text:p>5598</text:p>
          </table:table-cell>
          <table:table-cell office:value-type="float" office:value="28">
            <text:p>28</text:p>
          </table:table-cell>
          <table:table-cell office:value-type="float" office:value="-4011">
            <text:p>-4011</text:p>
          </table:table-cell>
          <table:table-cell office:value-type="float" office:value="-246">
            <text:p>-246</text:p>
          </table:table-cell>
          <table:table-cell table:formula="of:=ATAN2([.C101];[.E101]- 8000) * (-180 / PI()) + 180" office:value-type="float" office:value="211.747283871243">
            <text:p>211.75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850">
            <text:p>3850</text:p>
          </table:table-cell>
          <table:table-cell office:value-type="float" office:value="-81">
            <text:p>-81</text:p>
          </table:table-cell>
          <table:table-cell office:value-type="float" office:value="5453">
            <text:p>5453</text:p>
          </table:table-cell>
          <table:table-cell office:value-type="float" office:value="26">
            <text:p>26</text:p>
          </table:table-cell>
          <table:table-cell office:value-type="float" office:value="-4007">
            <text:p>-4007</text:p>
          </table:table-cell>
          <table:table-cell office:value-type="float" office:value="-250">
            <text:p>-250</text:p>
          </table:table-cell>
          <table:table-cell table:formula="of:=ATAN2([.C102];[.E102]- 8000) * (-180 / PI()) + 180" office:value-type="float" office:value="213.486965096752">
            <text:p>213.49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805">
            <text:p>3805</text:p>
          </table:table-cell>
          <table:table-cell office:value-type="float" office:value="-50">
            <text:p>-50</text:p>
          </table:table-cell>
          <table:table-cell office:value-type="float" office:value="5380">
            <text:p>5380</text:p>
          </table:table-cell>
          <table:table-cell office:value-type="float" office:value="31">
            <text:p>31</text:p>
          </table:table-cell>
          <table:table-cell office:value-type="float" office:value="-4005">
            <text:p>-4005</text:p>
          </table:table-cell>
          <table:table-cell office:value-type="float" office:value="-244">
            <text:p>-244</text:p>
          </table:table-cell>
          <table:table-cell table:formula="of:=ATAN2([.C103];[.E103]- 8000) * (-180 / PI()) + 180" office:value-type="float" office:value="214.550041661208">
            <text:p>214.55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728">
            <text:p>3728</text:p>
          </table:table-cell>
          <table:table-cell office:value-type="float" office:value="-2">
            <text:p>-2</text:p>
          </table:table-cell>
          <table:table-cell office:value-type="float" office:value="5242">
            <text:p>5242</text:p>
          </table:table-cell>
          <table:table-cell office:value-type="float" office:value="25">
            <text:p>25</text:p>
          </table:table-cell>
          <table:table-cell office:value-type="float" office:value="-4003">
            <text:p>-4003</text:p>
          </table:table-cell>
          <table:table-cell office:value-type="float" office:value="-246">
            <text:p>-246</text:p>
          </table:table-cell>
          <table:table-cell table:formula="of:=ATAN2([.C104];[.E104]- 8000) * (-180 / PI()) + 180" office:value-type="float" office:value="216.494290222065">
            <text:p>216.49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3649">
            <text:p>3649</text:p>
          </table:table-cell>
          <table:table-cell office:value-type="float" office:value="-30">
            <text:p>-30</text:p>
          </table:table-cell>
          <table:table-cell office:value-type="float" office:value="5126">
            <text:p>5126</text:p>
          </table:table-cell>
          <table:table-cell office:value-type="float" office:value="19">
            <text:p>19</text:p>
          </table:table-cell>
          <table:table-cell office:value-type="float" office:value="-4002">
            <text:p>-4002</text:p>
          </table:table-cell>
          <table:table-cell office:value-type="float" office:value="-250">
            <text:p>-250</text:p>
          </table:table-cell>
          <table:table-cell table:formula="of:=ATAN2([.C105];[.E105]- 8000) * (-180 / PI()) + 180" office:value-type="float" office:value="218.224429586936">
            <text:p>218.2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23">
            <text:p>3623</text:p>
          </table:table-cell>
          <table:table-cell office:value-type="float" office:value="-38">
            <text:p>-38</text:p>
          </table:table-cell>
          <table:table-cell office:value-type="float" office:value="5020">
            <text:p>5020</text:p>
          </table:table-cell>
          <table:table-cell office:value-type="float" office:value="15">
            <text:p>15</text:p>
          </table:table-cell>
          <table:table-cell office:value-type="float" office:value="-3998">
            <text:p>-3998</text:p>
          </table:table-cell>
          <table:table-cell office:value-type="float" office:value="-245">
            <text:p>-245</text:p>
          </table:table-cell>
          <table:table-cell table:formula="of:=ATAN2([.C106];[.E106]- 8000) * (-180 / PI()) + 180" office:value-type="float" office:value="219.438074953189">
            <text:p>219.4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56">
            <text:p>3556</text:p>
          </table:table-cell>
          <table:table-cell office:value-type="float" office:value="-89">
            <text:p>-89</text:p>
          </table:table-cell>
          <table:table-cell office:value-type="float" office:value="4986">
            <text:p>4986</text:p>
          </table:table-cell>
          <table:table-cell office:value-type="float" office:value="20">
            <text:p>20</text:p>
          </table:table-cell>
          <table:table-cell office:value-type="float" office:value="-3995">
            <text:p>-3995</text:p>
          </table:table-cell>
          <table:table-cell office:value-type="float" office:value="-247">
            <text:p>-247</text:p>
          </table:table-cell>
          <table:table-cell table:formula="of:=ATAN2([.C107];[.E107]- 8000) * (-180 / PI()) + 180" office:value-type="float" office:value="220.283995312329">
            <text:p>220.2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476">
            <text:p>3476</text:p>
          </table:table-cell>
          <table:table-cell office:value-type="float" office:value="-137">
            <text:p>-137</text:p>
          </table:table-cell>
          <table:table-cell office:value-type="float" office:value="4870">
            <text:p>4870</text:p>
          </table:table-cell>
          <table:table-cell office:value-type="float" office:value="28">
            <text:p>28</text:p>
          </table:table-cell>
          <table:table-cell office:value-type="float" office:value="-3989">
            <text:p>-3989</text:p>
          </table:table-cell>
          <table:table-cell office:value-type="float" office:value="-245">
            <text:p>-245</text:p>
          </table:table-cell>
          <table:table-cell table:formula="of:=ATAN2([.C108];[.E108]- 8000) * (-180 / PI()) + 180" office:value-type="float" office:value="222.001779990691">
            <text:p>222.0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409">
            <text:p>3409</text:p>
          </table:table-cell>
          <table:table-cell office:value-type="float" office:value="-16">
            <text:p>-16</text:p>
          </table:table-cell>
          <table:table-cell office:value-type="float" office:value="4706">
            <text:p>4706</text:p>
          </table:table-cell>
          <table:table-cell office:value-type="float" office:value="33">
            <text:p>33</text:p>
          </table:table-cell>
          <table:table-cell office:value-type="float" office:value="-3989">
            <text:p>-3989</text:p>
          </table:table-cell>
          <table:table-cell office:value-type="float" office:value="-247">
            <text:p>-247</text:p>
          </table:table-cell>
          <table:table-cell table:formula="of:=ATAN2([.C109];[.E109]- 8000) * (-180 / PI()) + 180" office:value-type="float" office:value="224.017101555107">
            <text:p>224.0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91">
            <text:p>3291</text:p>
          </table:table-cell>
          <table:table-cell office:value-type="float" office:value="38">
            <text:p>38</text:p>
          </table:table-cell>
          <table:table-cell office:value-type="float" office:value="4666">
            <text:p>4666</text:p>
          </table:table-cell>
          <table:table-cell office:value-type="float" office:value="33">
            <text:p>33</text:p>
          </table:table-cell>
          <table:table-cell office:value-type="float" office:value="-3982">
            <text:p>-3982</text:p>
          </table:table-cell>
          <table:table-cell office:value-type="float" office:value="-251">
            <text:p>-251</text:p>
          </table:table-cell>
          <table:table-cell table:formula="of:=ATAN2([.C110];[.E110]- 8000) * (-180 / PI()) + 180" office:value-type="float" office:value="225.371876818598">
            <text:p>225.37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257">
            <text:p>3257</text:p>
          </table:table-cell>
          <table:table-cell office:value-type="float" office:value="13">
            <text:p>13</text:p>
          </table:table-cell>
          <table:table-cell office:value-type="float" office:value="4579">
            <text:p>4579</text:p>
          </table:table-cell>
          <table:table-cell office:value-type="float" office:value="28">
            <text:p>28</text:p>
          </table:table-cell>
          <table:table-cell office:value-type="float" office:value="-3982">
            <text:p>-3982</text:p>
          </table:table-cell>
          <table:table-cell office:value-type="float" office:value="-248">
            <text:p>-248</text:p>
          </table:table-cell>
          <table:table-cell table:formula="of:=ATAN2([.C111];[.E111]- 8000) * (-180 / PI()) + 180" office:value-type="float" office:value="226.406801360893">
            <text:p>226.41</text:p>
          </table:table-cell>
          <table:table-cell table:number-columns-repeated="3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43">
            <text:p>43</text:p>
          </table:table-cell>
          <table:table-cell office:value-type="float" office:value="4500">
            <text:p>4500</text:p>
          </table:table-cell>
          <table:table-cell office:value-type="float" office:value="17">
            <text:p>17</text:p>
          </table:table-cell>
          <table:table-cell office:value-type="float" office:value="-3979">
            <text:p>-3979</text:p>
          </table:table-cell>
          <table:table-cell office:value-type="float" office:value="-241">
            <text:p>-241</text:p>
          </table:table-cell>
          <table:table-cell table:formula="of:=ATAN2([.C112];[.E112]- 8000) * (-180 / PI()) + 180" office:value-type="float" office:value="227.796462397322">
            <text:p>227.80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066">
            <text:p>3066</text:p>
          </table:table-cell>
          <table:table-cell office:value-type="float" office:value="28">
            <text:p>28</text:p>
          </table:table-cell>
          <table:table-cell office:value-type="float" office:value="4420">
            <text:p>4420</text:p>
          </table:table-cell>
          <table:table-cell office:value-type="float" office:value="14">
            <text:p>14</text:p>
          </table:table-cell>
          <table:table-cell office:value-type="float" office:value="-3978">
            <text:p>-3978</text:p>
          </table:table-cell>
          <table:table-cell office:value-type="float" office:value="-241">
            <text:p>-241</text:p>
          </table:table-cell>
          <table:table-cell table:formula="of:=ATAN2([.C113];[.E113]- 8000) * (-180 / PI()) + 180" office:value-type="float" office:value="229.42243795745">
            <text:p>229.42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2978">
            <text:p>2978</text:p>
          </table:table-cell>
          <table:table-cell office:value-type="float" office:value="-73">
            <text:p>-73</text:p>
          </table:table-cell>
          <table:table-cell office:value-type="float" office:value="4327">
            <text:p>4327</text:p>
          </table:table-cell>
          <table:table-cell office:value-type="float" office:value="13">
            <text:p>13</text:p>
          </table:table-cell>
          <table:table-cell office:value-type="float" office:value="-3976">
            <text:p>-3976</text:p>
          </table:table-cell>
          <table:table-cell office:value-type="float" office:value="-244">
            <text:p>-244</text:p>
          </table:table-cell>
          <table:table-cell table:formula="of:=ATAN2([.C114];[.E114]- 8000) * (-180 / PI()) + 180" office:value-type="float" office:value="230.965504603031">
            <text:p>230.9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907">
            <text:p>2907</text:p>
          </table:table-cell>
          <table:table-cell office:value-type="float" office:value="-97">
            <text:p>-97</text:p>
          </table:table-cell>
          <table:table-cell office:value-type="float" office:value="4270">
            <text:p>4270</text:p>
          </table:table-cell>
          <table:table-cell office:value-type="float" office:value="20">
            <text:p>20</text:p>
          </table:table-cell>
          <table:table-cell office:value-type="float" office:value="-3975">
            <text:p>-3975</text:p>
          </table:table-cell>
          <table:table-cell office:value-type="float" office:value="-247">
            <text:p>-247</text:p>
          </table:table-cell>
          <table:table-cell table:formula="of:=ATAN2([.C115];[.E115]- 8000) * (-180 / PI()) + 180" office:value-type="float" office:value="232.068697141643">
            <text:p>232.07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812">
            <text:p>2812</text:p>
          </table:table-cell>
          <table:table-cell office:value-type="float" office:value="-26">
            <text:p>-26</text:p>
          </table:table-cell>
          <table:table-cell office:value-type="float" office:value="4192">
            <text:p>4192</text:p>
          </table:table-cell>
          <table:table-cell office:value-type="float" office:value="33">
            <text:p>33</text:p>
          </table:table-cell>
          <table:table-cell office:value-type="float" office:value="-3969">
            <text:p>-3969</text:p>
          </table:table-cell>
          <table:table-cell office:value-type="float" office:value="-252">
            <text:p>-252</text:p>
          </table:table-cell>
          <table:table-cell table:formula="of:=ATAN2([.C116];[.E116]- 8000) * (-180 / PI()) + 180" office:value-type="float" office:value="233.556157421229">
            <text:p>233.56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2741">
            <text:p>2741</text:p>
          </table:table-cell>
          <table:table-cell office:value-type="float" office:value="-7">
            <text:p>-7</text:p>
          </table:table-cell>
          <table:table-cell office:value-type="float" office:value="4153">
            <text:p>4153</text:p>
          </table:table-cell>
          <table:table-cell office:value-type="float" office:value="29">
            <text:p>29</text:p>
          </table:table-cell>
          <table:table-cell office:value-type="float" office:value="-3965">
            <text:p>-3965</text:p>
          </table:table-cell>
          <table:table-cell office:value-type="float" office:value="-253">
            <text:p>-253</text:p>
          </table:table-cell>
          <table:table-cell table:formula="of:=ATAN2([.C117];[.E117]- 8000) * (-180 / PI()) + 180" office:value-type="float" office:value="234.530004349518">
            <text:p>234.53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641">
            <text:p>2641</text:p>
          </table:table-cell>
          <table:table-cell office:value-type="float" office:value="22">
            <text:p>22</text:p>
          </table:table-cell>
          <table:table-cell office:value-type="float" office:value="4011">
            <text:p>4011</text:p>
          </table:table-cell>
          <table:table-cell office:value-type="float" office:value="31">
            <text:p>31</text:p>
          </table:table-cell>
          <table:table-cell office:value-type="float" office:value="-3962">
            <text:p>-3962</text:p>
          </table:table-cell>
          <table:table-cell office:value-type="float" office:value="-247">
            <text:p>-247</text:p>
          </table:table-cell>
          <table:table-cell table:formula="of:=ATAN2([.C118];[.E118]- 8000) * (-180 / PI()) + 180" office:value-type="float" office:value="236.492624641307">
            <text:p>236.49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488">
            <text:p>2488</text:p>
          </table:table-cell>
          <table:table-cell office:value-type="float" office:value="75">
            <text:p>75</text:p>
          </table:table-cell>
          <table:table-cell office:value-type="float" office:value="3942">
            <text:p>3942</text:p>
          </table:table-cell>
          <table:table-cell office:value-type="float" office:value="24">
            <text:p>24</text:p>
          </table:table-cell>
          <table:table-cell office:value-type="float" office:value="-3964">
            <text:p>-3964</text:p>
          </table:table-cell>
          <table:table-cell office:value-type="float" office:value="-242">
            <text:p>-242</text:p>
          </table:table-cell>
          <table:table-cell table:formula="of:=ATAN2([.C119];[.E119]- 8000) * (-180 / PI()) + 180" office:value-type="float" office:value="238.48712583724">
            <text:p>238.49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2421">
            <text:p>2421</text:p>
          </table:table-cell>
          <table:table-cell office:value-type="float" office:value="77">
            <text:p>77</text:p>
          </table:table-cell>
          <table:table-cell office:value-type="float" office:value="3919">
            <text:p>3919</text:p>
          </table:table-cell>
          <table:table-cell office:value-type="float" office:value="14">
            <text:p>14</text:p>
          </table:table-cell>
          <table:table-cell office:value-type="float" office:value="-3963">
            <text:p>-3963</text:p>
          </table:table-cell>
          <table:table-cell office:value-type="float" office:value="-242">
            <text:p>-242</text:p>
          </table:table-cell>
          <table:table-cell table:formula="of:=ATAN2([.C120];[.E120]- 8000) * (-180 / PI()) + 180" office:value-type="float" office:value="239.322015912885">
            <text:p>239.3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351">
            <text:p>2351</text:p>
          </table:table-cell>
          <table:table-cell office:value-type="float" office:value="9">
            <text:p>9</text:p>
          </table:table-cell>
          <table:table-cell office:value-type="float" office:value="3900">
            <text:p>3900</text:p>
          </table:table-cell>
          <table:table-cell office:value-type="float" office:value="15">
            <text:p>15</text:p>
          </table:table-cell>
          <table:table-cell office:value-type="float" office:value="-3960">
            <text:p>-3960</text:p>
          </table:table-cell>
          <table:table-cell office:value-type="float" office:value="-235">
            <text:p>-235</text:p>
          </table:table-cell>
          <table:table-cell table:formula="of:=ATAN2([.C121];[.E121]- 8000) * (-180 / PI()) + 180" office:value-type="float" office:value="240.169409669985">
            <text:p>240.17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2285">
            <text:p>2285</text:p>
          </table:table-cell>
          <table:table-cell office:value-type="float" office:value="14">
            <text:p>14</text:p>
          </table:table-cell>
          <table:table-cell office:value-type="float" office:value="3814">
            <text:p>3814</text:p>
          </table:table-cell>
          <table:table-cell office:value-type="float" office:value="15">
            <text:p>15</text:p>
          </table:table-cell>
          <table:table-cell office:value-type="float" office:value="-3962">
            <text:p>-3962</text:p>
          </table:table-cell>
          <table:table-cell office:value-type="float" office:value="-237">
            <text:p>-237</text:p>
          </table:table-cell>
          <table:table-cell table:formula="of:=ATAN2([.C122];[.E122]- 8000) * (-180 / PI()) + 180" office:value-type="float" office:value="241.371322585624">
            <text:p>241.37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147">
            <text:p>2147</text:p>
          </table:table-cell>
          <table:table-cell office:value-type="float" office:value="-34">
            <text:p>-34</text:p>
          </table:table-cell>
          <table:table-cell office:value-type="float" office:value="3745">
            <text:p>3745</text:p>
          </table:table-cell>
          <table:table-cell office:value-type="float" office:value="21">
            <text:p>21</text:p>
          </table:table-cell>
          <table:table-cell office:value-type="float" office:value="-3956">
            <text:p>-3956</text:p>
          </table:table-cell>
          <table:table-cell office:value-type="float" office:value="-247">
            <text:p>-247</text:p>
          </table:table-cell>
          <table:table-cell table:formula="of:=ATAN2([.C123];[.E123]- 8000) * (-180 / PI()) + 180" office:value-type="float" office:value="243.225272044672">
            <text:p>243.23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office:value-type="float" office:value="-51">
            <text:p>-51</text:p>
          </table:table-cell>
          <table:table-cell office:value-type="float" office:value="3648">
            <text:p>3648</text:p>
          </table:table-cell>
          <table:table-cell office:value-type="float" office:value="28">
            <text:p>28</text:p>
          </table:table-cell>
          <table:table-cell office:value-type="float" office:value="-3955">
            <text:p>-3955</text:p>
          </table:table-cell>
          <table:table-cell office:value-type="float" office:value="-246">
            <text:p>-246</text:p>
          </table:table-cell>
          <table:table-cell table:formula="of:=ATAN2([.C124];[.E124]- 8000) * (-180 / PI()) + 180" office:value-type="float" office:value="244.917554859687">
            <text:p>244.9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1918">
            <text:p>1918</text:p>
          </table:table-cell>
          <table:table-cell office:value-type="float" office:value="39">
            <text:p>39</text:p>
          </table:table-cell>
          <table:table-cell office:value-type="float" office:value="3566">
            <text:p>3566</text:p>
          </table:table-cell>
          <table:table-cell office:value-type="float" office:value="29">
            <text:p>29</text:p>
          </table:table-cell>
          <table:table-cell office:value-type="float" office:value="-3950">
            <text:p>-3950</text:p>
          </table:table-cell>
          <table:table-cell office:value-type="float" office:value="-252">
            <text:p>-252</text:p>
          </table:table-cell>
          <table:table-cell table:formula="of:=ATAN2([.C125];[.E125]- 8000) * (-180 / PI()) + 180" office:value-type="float" office:value="246.608306372649">
            <text:p>246.61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833">
            <text:p>1833</text:p>
          </table:table-cell>
          <table:table-cell office:value-type="float" office:value="30">
            <text:p>30</text:p>
          </table:table-cell>
          <table:table-cell office:value-type="float" office:value="3538">
            <text:p>3538</text:p>
          </table:table-cell>
          <table:table-cell office:value-type="float" office:value="30">
            <text:p>30</text:p>
          </table:table-cell>
          <table:table-cell office:value-type="float" office:value="-3942">
            <text:p>-3942</text:p>
          </table:table-cell>
          <table:table-cell office:value-type="float" office:value="-252">
            <text:p>-252</text:p>
          </table:table-cell>
          <table:table-cell table:formula="of:=ATAN2([.C126];[.E126]- 8000) * (-180 / PI()) + 180" office:value-type="float" office:value="247.667027274926">
            <text:p>247.67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75">
            <text:p>75</text:p>
          </table:table-cell>
          <table:table-cell office:value-type="float" office:value="3510">
            <text:p>3510</text:p>
          </table:table-cell>
          <table:table-cell office:value-type="float" office:value="22">
            <text:p>22</text:p>
          </table:table-cell>
          <table:table-cell office:value-type="float" office:value="-3944">
            <text:p>-3944</text:p>
          </table:table-cell>
          <table:table-cell office:value-type="float" office:value="-242">
            <text:p>-242</text:p>
          </table:table-cell>
          <table:table-cell table:formula="of:=ATAN2([.C127];[.E127]- 8000) * (-180 / PI()) + 180" office:value-type="float" office:value="248.86165534292">
            <text:p>248.8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632">
            <text:p>1632</text:p>
          </table:table-cell>
          <table:table-cell office:value-type="float" office:value="63">
            <text:p>63</text:p>
          </table:table-cell>
          <table:table-cell office:value-type="float" office:value="3487">
            <text:p>3487</text:p>
          </table:table-cell>
          <table:table-cell office:value-type="float" office:value="16">
            <text:p>16</text:p>
          </table:table-cell>
          <table:table-cell office:value-type="float" office:value="-3940">
            <text:p>-3940</text:p>
          </table:table-cell>
          <table:table-cell office:value-type="float" office:value="-239">
            <text:p>-239</text:p>
          </table:table-cell>
          <table:table-cell table:formula="of:=ATAN2([.C128];[.E128]- 8000) * (-180 / PI()) + 180" office:value-type="float" office:value="250.11889579065">
            <text:p>250.12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451">
            <text:p>1451</text:p>
          </table:table-cell>
          <table:table-cell office:value-type="float" office:value="-23">
            <text:p>-23</text:p>
          </table:table-cell>
          <table:table-cell office:value-type="float" office:value="3408">
            <text:p>3408</text:p>
          </table:table-cell>
          <table:table-cell office:value-type="float" office:value="15">
            <text:p>15</text:p>
          </table:table-cell>
          <table:table-cell office:value-type="float" office:value="-3943">
            <text:p>-3943</text:p>
          </table:table-cell>
          <table:table-cell office:value-type="float" office:value="-237">
            <text:p>-237</text:p>
          </table:table-cell>
          <table:table-cell table:formula="of:=ATAN2([.C129];[.E129]- 8000) * (-180 / PI()) + 180" office:value-type="float" office:value="252.464280634744">
            <text:p>252.46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345">
            <text:p>1345</text:p>
          </table:table-cell>
          <table:table-cell office:value-type="float" office:value="-47">
            <text:p>-47</text:p>
          </table:table-cell>
          <table:table-cell office:value-type="float" office:value="3423">
            <text:p>3423</text:p>
          </table:table-cell>
          <table:table-cell office:value-type="float" office:value="22">
            <text:p>22</text:p>
          </table:table-cell>
          <table:table-cell office:value-type="float" office:value="-3933">
            <text:p>-3933</text:p>
          </table:table-cell>
          <table:table-cell office:value-type="float" office:value="-240">
            <text:p>-240</text:p>
          </table:table-cell>
          <table:table-cell table:formula="of:=ATAN2([.C130];[.E130]- 8000) * (-180 / PI()) + 180" office:value-type="float" office:value="253.624015342603">
            <text:p>253.6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17">
            <text:p>17</text:p>
          </table:table-cell>
          <table:table-cell office:value-type="float" office:value="3346">
            <text:p>3346</text:p>
          </table:table-cell>
          <table:table-cell office:value-type="float" office:value="27">
            <text:p>27</text:p>
          </table:table-cell>
          <table:table-cell office:value-type="float" office:value="-3930">
            <text:p>-3930</text:p>
          </table:table-cell>
          <table:table-cell office:value-type="float" office:value="-249">
            <text:p>-249</text:p>
          </table:table-cell>
          <table:table-cell table:formula="of:=ATAN2([.C131];[.E131]- 8000) * (-180 / PI()) + 180" office:value-type="float" office:value="254.78238943936">
            <text:p>254.78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124">
            <text:p>1124</text:p>
          </table:table-cell>
          <table:table-cell office:value-type="float" office:value="-10">
            <text:p>-10</text:p>
          </table:table-cell>
          <table:table-cell office:value-type="float" office:value="3357">
            <text:p>3357</text:p>
          </table:table-cell>
          <table:table-cell office:value-type="float" office:value="31">
            <text:p>31</text:p>
          </table:table-cell>
          <table:table-cell office:value-type="float" office:value="-3932">
            <text:p>-3932</text:p>
          </table:table-cell>
          <table:table-cell office:value-type="float" office:value="-253">
            <text:p>-253</text:p>
          </table:table-cell>
          <table:table-cell table:formula="of:=ATAN2([.C132];[.E132]- 8000) * (-180 / PI()) + 180" office:value-type="float" office:value="256.391372454487">
            <text:p>256.39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031">
            <text:p>1031</text:p>
          </table:table-cell>
          <table:table-cell office:value-type="float" office:value="101">
            <text:p>101</text:p>
          </table:table-cell>
          <table:table-cell office:value-type="float" office:value="3310">
            <text:p>3310</text:p>
          </table:table-cell>
          <table:table-cell office:value-type="float" office:value="26">
            <text:p>26</text:p>
          </table:table-cell>
          <table:table-cell office:value-type="float" office:value="-3933">
            <text:p>-3933</text:p>
          </table:table-cell>
          <table:table-cell office:value-type="float" office:value="-251">
            <text:p>-251</text:p>
          </table:table-cell>
          <table:table-cell table:formula="of:=ATAN2([.C133];[.E133]- 8000) * (-180 / PI()) + 180" office:value-type="float" office:value="257.601903884891">
            <text:p>257.60</text:p>
          </table:table-cell>
          <table:table-cell table:number-columns-repeated="3"/>
        </table:table-row>
        <table:table-row table:style-name="ro1">
          <table:table-cell office:value-type="float" office:value="6704">
            <text:p>6704</text:p>
          </table:table-cell>
          <table:table-cell office:value-type="float" office:value="1">
            <text:p>1</text:p>
          </table:table-cell>
          <table:table-cell office:value-type="float" office:value="934">
            <text:p>934</text:p>
          </table:table-cell>
          <table:table-cell office:value-type="float" office:value="56">
            <text:p>56</text:p>
          </table:table-cell>
          <table:table-cell office:value-type="float" office:value="3318">
            <text:p>3318</text:p>
          </table:table-cell>
          <table:table-cell office:value-type="float" office:value="22">
            <text:p>22</text:p>
          </table:table-cell>
          <table:table-cell office:value-type="float" office:value="-3932">
            <text:p>-3932</text:p>
          </table:table-cell>
          <table:table-cell office:value-type="float" office:value="-247">
            <text:p>-247</text:p>
          </table:table-cell>
          <table:table-cell table:formula="of:=ATAN2([.C134];[.E134]- 8000) * (-180 / PI()) + 180" office:value-type="float" office:value="258.718310596078">
            <text:p>258.72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22">
            <text:p>22</text:p>
          </table:table-cell>
          <table:table-cell office:value-type="float" office:value="3287">
            <text:p>3287</text:p>
          </table:table-cell>
          <table:table-cell office:value-type="float" office:value="20">
            <text:p>20</text:p>
          </table:table-cell>
          <table:table-cell office:value-type="float" office:value="-3934">
            <text:p>-3934</text:p>
          </table:table-cell>
          <table:table-cell office:value-type="float" office:value="-239">
            <text:p>-239</text:p>
          </table:table-cell>
          <table:table-cell table:formula="of:=ATAN2([.C135];[.E135]- 8000) * (-180 / PI()) + 180" office:value-type="float" office:value="260.508109340299">
            <text:p>260.51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691">
            <text:p>691</text:p>
          </table:table-cell>
          <table:table-cell office:value-type="float" office:value="62">
            <text:p>62</text:p>
          </table:table-cell>
          <table:table-cell office:value-type="float" office:value="3289">
            <text:p>3289</text:p>
          </table:table-cell>
          <table:table-cell office:value-type="float" office:value="19">
            <text:p>19</text:p>
          </table:table-cell>
          <table:table-cell office:value-type="float" office:value="-3933">
            <text:p>-3933</text:p>
          </table:table-cell>
          <table:table-cell office:value-type="float" office:value="-236">
            <text:p>-236</text:p>
          </table:table-cell>
          <table:table-cell table:formula="of:=ATAN2([.C136];[.E136]- 8000) * (-180 / PI()) + 180" office:value-type="float" office:value="261.655473429521">
            <text:p>261.66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639">
            <text:p>639</text:p>
          </table:table-cell>
          <table:table-cell office:value-type="float" office:value="11">
            <text:p>11</text:p>
          </table:table-cell>
          <table:table-cell office:value-type="float" office:value="3257">
            <text:p>3257</text:p>
          </table:table-cell>
          <table:table-cell office:value-type="float" office:value="20">
            <text:p>20</text:p>
          </table:table-cell>
          <table:table-cell office:value-type="float" office:value="-3930">
            <text:p>-3930</text:p>
          </table:table-cell>
          <table:table-cell office:value-type="float" office:value="-238">
            <text:p>-238</text:p>
          </table:table-cell>
          <table:table-cell table:formula="of:=ATAN2([.C137];[.E137]- 8000) * (-180 / PI()) + 180" office:value-type="float" office:value="262.327035122513">
            <text:p>262.33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  <table:table-cell office:value-type="float" office:value="-79">
            <text:p>-79</text:p>
          </table:table-cell>
          <table:table-cell office:value-type="float" office:value="3208">
            <text:p>3208</text:p>
          </table:table-cell>
          <table:table-cell office:value-type="float" office:value="27">
            <text:p>27</text:p>
          </table:table-cell>
          <table:table-cell office:value-type="float" office:value="-3928">
            <text:p>-3928</text:p>
          </table:table-cell>
          <table:table-cell office:value-type="float" office:value="-246">
            <text:p>-246</text:p>
          </table:table-cell>
          <table:table-cell table:formula="of:=ATAN2([.C138];[.E138]- 8000) * (-180 / PI()) + 180" office:value-type="float" office:value="263.865921458506">
            <text:p>263.87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51">
            <text:p>51</text:p>
          </table:table-cell>
          <table:table-cell office:value-type="float" office:value="3241">
            <text:p>3241</text:p>
          </table:table-cell>
          <table:table-cell office:value-type="float" office:value="29">
            <text:p>29</text:p>
          </table:table-cell>
          <table:table-cell office:value-type="float" office:value="-3928">
            <text:p>-3928</text:p>
          </table:table-cell>
          <table:table-cell office:value-type="float" office:value="-247">
            <text:p>-247</text:p>
          </table:table-cell>
          <table:table-cell table:formula="of:=ATAN2([.C139];[.E139]- 8000) * (-180 / PI()) + 180" office:value-type="float" office:value="265.195509617578">
            <text:p>265.20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47">
            <text:p>47</text:p>
          </table:table-cell>
          <table:table-cell office:value-type="float" office:value="3203">
            <text:p>3203</text:p>
          </table:table-cell>
          <table:table-cell office:value-type="float" office:value="28">
            <text:p>28</text:p>
          </table:table-cell>
          <table:table-cell office:value-type="float" office:value="-3921">
            <text:p>-3921</text:p>
          </table:table-cell>
          <table:table-cell office:value-type="float" office:value="-255">
            <text:p>-255</text:p>
          </table:table-cell>
          <table:table-cell table:formula="of:=ATAN2([.C140];[.E140]- 8000) * (-180 / PI()) + 180" office:value-type="float" office:value="267.183466655437">
            <text:p>267.18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-23">
            <text:p>-23</text:p>
          </table:table-cell>
          <table:table-cell office:value-type="float" office:value="3198">
            <text:p>3198</text:p>
          </table:table-cell>
          <table:table-cell office:value-type="float" office:value="27">
            <text:p>27</text:p>
          </table:table-cell>
          <table:table-cell office:value-type="float" office:value="-3922">
            <text:p>-3922</text:p>
          </table:table-cell>
          <table:table-cell office:value-type="float" office:value="-244">
            <text:p>-244</text:p>
          </table:table-cell>
          <table:table-cell table:formula="of:=ATAN2([.C141];[.E141]- 8000) * (-180 / PI()) + 180" office:value-type="float" office:value="268.759302442262">
            <text:p>268.76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6">
            <text:p>96</text:p>
          </table:table-cell>
          <table:table-cell office:value-type="float" office:value="3275">
            <text:p>3275</text:p>
          </table:table-cell>
          <table:table-cell office:value-type="float" office:value="24">
            <text:p>24</text:p>
          </table:table-cell>
          <table:table-cell office:value-type="float" office:value="-3923">
            <text:p>-3923</text:p>
          </table:table-cell>
          <table:table-cell office:value-type="float" office:value="-238">
            <text:p>-238</text:p>
          </table:table-cell>
          <table:table-cell table:formula="of:=ATAN2([.C142];[.E142]- 8000) * (-180 / PI()) + 180" office:value-type="float" office:value="269.708976321128">
            <text:p>269.71</text:p>
          </table:table-cell>
          <table:table-cell table:number-columns-repeated="3"/>
        </table:table-row>
        <table:table-row table:style-name="ro1">
          <table:table-cell office:value-type="float" office:value="6572">
            <text:p>6572</text:p>
          </table:table-cell>
          <table:table-cell office:value-type="float" office:value="1">
            <text:p>1</text:p>
          </table:table-cell>
          <table:table-cell office:value-type="float" office:value="-92">
            <text:p>-92</text:p>
          </table:table-cell>
          <table:table-cell office:value-type="float" office:value="31">
            <text:p>31</text:p>
          </table:table-cell>
          <table:table-cell office:value-type="float" office:value="3282">
            <text:p>3282</text:p>
          </table:table-cell>
          <table:table-cell office:value-type="float" office:value="16">
            <text:p>16</text:p>
          </table:table-cell>
          <table:table-cell office:value-type="float" office:value="-3917">
            <text:p>-3917</text:p>
          </table:table-cell>
          <table:table-cell office:value-type="float" office:value="-237">
            <text:p>-237</text:p>
          </table:table-cell>
          <table:table-cell table:formula="of:=ATAN2([.C143];[.E143]- 8000) * (-180 / PI()) + 180" office:value-type="float" office:value="271.117113979658">
            <text:p>271.12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-181">
            <text:p>-181</text:p>
          </table:table-cell>
          <table:table-cell office:value-type="float" office:value="-69">
            <text:p>-69</text:p>
          </table:table-cell>
          <table:table-cell office:value-type="float" office:value="3191">
            <text:p>3191</text:p>
          </table:table-cell>
          <table:table-cell office:value-type="float" office:value="24">
            <text:p>24</text:p>
          </table:table-cell>
          <table:table-cell office:value-type="float" office:value="-3919">
            <text:p>-3919</text:p>
          </table:table-cell>
          <table:table-cell office:value-type="float" office:value="-234">
            <text:p>-234</text:p>
          </table:table-cell>
          <table:table-cell table:formula="of:=ATAN2([.C144];[.E144]- 8000) * (-180 / PI()) + 180" office:value-type="float" office:value="272.155467514808">
            <text:p>272.16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330">
            <text:p>-330</text:p>
          </table:table-cell>
          <table:table-cell office:value-type="float" office:value="3">
            <text:p>3</text:p>
          </table:table-cell>
          <table:table-cell office:value-type="float" office:value="3324">
            <text:p>3324</text:p>
          </table:table-cell>
          <table:table-cell office:value-type="float" office:value="28">
            <text:p>28</text:p>
          </table:table-cell>
          <table:table-cell office:value-type="float" office:value="-3914">
            <text:p>-3914</text:p>
          </table:table-cell>
          <table:table-cell office:value-type="float" office:value="-237">
            <text:p>-237</text:p>
          </table:table-cell>
          <table:table-cell table:formula="of:=ATAN2([.C145];[.E145]- 8000) * (-180 / PI()) + 180" office:value-type="float" office:value="274.036849979386">
            <text:p>274.04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0">
            <text:p>0</text:p>
          </table:table-cell>
          <table:table-cell office:value-type="float" office:value="-489">
            <text:p>-489</text:p>
          </table:table-cell>
          <table:table-cell office:value-type="float" office:value="-16">
            <text:p>-16</text:p>
          </table:table-cell>
          <table:table-cell office:value-type="float" office:value="3304">
            <text:p>3304</text:p>
          </table:table-cell>
          <table:table-cell office:value-type="float" office:value="23">
            <text:p>23</text:p>
          </table:table-cell>
          <table:table-cell office:value-type="float" office:value="-3916">
            <text:p>-3916</text:p>
          </table:table-cell>
          <table:table-cell office:value-type="float" office:value="-245">
            <text:p>-245</text:p>
          </table:table-cell>
          <table:table-cell table:formula="of:=ATAN2([.C146];[.E146]- 8000) * (-180 / PI()) + 180" office:value-type="float" office:value="275.944851378745">
            <text:p>275.94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589">
            <text:p>-589</text:p>
          </table:table-cell>
          <table:table-cell office:value-type="float" office:value="-45">
            <text:p>-45</text:p>
          </table:table-cell>
          <table:table-cell office:value-type="float" office:value="3292">
            <text:p>3292</text:p>
          </table:table-cell>
          <table:table-cell office:value-type="float" office:value="32">
            <text:p>32</text:p>
          </table:table-cell>
          <table:table-cell office:value-type="float" office:value="-3917">
            <text:p>-3917</text:p>
          </table:table-cell>
          <table:table-cell office:value-type="float" office:value="-253">
            <text:p>-253</text:p>
          </table:table-cell>
          <table:table-cell table:formula="of:=ATAN2([.C147];[.E147]- 8000) * (-180 / PI()) + 180" office:value-type="float" office:value="277.131007594483">
            <text:p>277.13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671">
            <text:p>-671</text:p>
          </table:table-cell>
          <table:table-cell office:value-type="float" office:value="74">
            <text:p>74</text:p>
          </table:table-cell>
          <table:table-cell office:value-type="float" office:value="3339">
            <text:p>3339</text:p>
          </table:table-cell>
          <table:table-cell office:value-type="float" office:value="33">
            <text:p>33</text:p>
          </table:table-cell>
          <table:table-cell office:value-type="float" office:value="-3916">
            <text:p>-3916</text:p>
          </table:table-cell>
          <table:table-cell office:value-type="float" office:value="-249">
            <text:p>-249</text:p>
          </table:table-cell>
          <table:table-cell table:formula="of:=ATAN2([.C148];[.E148]- 8000) * (-180 / PI()) + 180" office:value-type="float" office:value="278.192047433705">
            <text:p>278.19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768">
            <text:p>-768</text:p>
          </table:table-cell>
          <table:table-cell office:value-type="float" office:value="24">
            <text:p>24</text:p>
          </table:table-cell>
          <table:table-cell office:value-type="float" office:value="3360">
            <text:p>3360</text:p>
          </table:table-cell>
          <table:table-cell office:value-type="float" office:value="25">
            <text:p>25</text:p>
          </table:table-cell>
          <table:table-cell office:value-type="float" office:value="-3915">
            <text:p>-3915</text:p>
          </table:table-cell>
          <table:table-cell office:value-type="float" office:value="-245">
            <text:p>-245</text:p>
          </table:table-cell>
          <table:table-cell table:formula="of:=ATAN2([.C149];[.E149]- 8000) * (-180 / PI()) + 180" office:value-type="float" office:value="279.398232995926">
            <text:p>279.40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-858">
            <text:p>-858</text:p>
          </table:table-cell>
          <table:table-cell office:value-type="float" office:value="-20">
            <text:p>-20</text:p>
          </table:table-cell>
          <table:table-cell office:value-type="float" office:value="3344">
            <text:p>3344</text:p>
          </table:table-cell>
          <table:table-cell office:value-type="float" office:value="27">
            <text:p>27</text:p>
          </table:table-cell>
          <table:table-cell office:value-type="float" office:value="-3915">
            <text:p>-3915</text:p>
          </table:table-cell>
          <table:table-cell office:value-type="float" office:value="-230">
            <text:p>-230</text:p>
          </table:table-cell>
          <table:table-cell table:formula="of:=ATAN2([.C150];[.E150]- 8000) * (-180 / PI()) + 180" office:value-type="float" office:value="280.441233806917">
            <text:p>280.44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988">
            <text:p>-988</text:p>
          </table:table-cell>
          <table:table-cell office:value-type="float" office:value="81">
            <text:p>81</text:p>
          </table:table-cell>
          <table:table-cell office:value-type="float" office:value="3462">
            <text:p>3462</text:p>
          </table:table-cell>
          <table:table-cell office:value-type="float" office:value="27">
            <text:p>27</text:p>
          </table:table-cell>
          <table:table-cell office:value-type="float" office:value="-3913">
            <text:p>-3913</text:p>
          </table:table-cell>
          <table:table-cell office:value-type="float" office:value="-226">
            <text:p>-226</text:p>
          </table:table-cell>
          <table:table-cell table:formula="of:=ATAN2([.C151];[.E151]- 8000) * (-180 / PI()) + 180" office:value-type="float" office:value="282.282594468517">
            <text:p>282.28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130">
            <text:p>-1130</text:p>
          </table:table-cell>
          <table:table-cell office:value-type="float" office:value="-26">
            <text:p>-26</text:p>
          </table:table-cell>
          <table:table-cell office:value-type="float" office:value="3497">
            <text:p>3497</text:p>
          </table:table-cell>
          <table:table-cell office:value-type="float" office:value="19">
            <text:p>19</text:p>
          </table:table-cell>
          <table:table-cell office:value-type="float" office:value="-3910">
            <text:p>-3910</text:p>
          </table:table-cell>
          <table:table-cell office:value-type="float" office:value="-232">
            <text:p>-232</text:p>
          </table:table-cell>
          <table:table-cell table:formula="of:=ATAN2([.C152];[.E152]- 8000) * (-180 / PI()) + 180" office:value-type="float" office:value="284.087127805804">
            <text:p>284.0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206">
            <text:p>-1206</text:p>
          </table:table-cell>
          <table:table-cell office:value-type="float" office:value="-48">
            <text:p>-48</text:p>
          </table:table-cell>
          <table:table-cell office:value-type="float" office:value="3507">
            <text:p>3507</text:p>
          </table:table-cell>
          <table:table-cell office:value-type="float" office:value="27">
            <text:p>27</text:p>
          </table:table-cell>
          <table:table-cell office:value-type="float" office:value="-3909">
            <text:p>-3909</text:p>
          </table:table-cell>
          <table:table-cell office:value-type="float" office:value="-239">
            <text:p>-239</text:p>
          </table:table-cell>
          <table:table-cell table:formula="of:=ATAN2([.C153];[.E153]- 8000) * (-180 / PI()) + 180" office:value-type="float" office:value="285.025033760561">
            <text:p>285.03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335">
            <text:p>-1335</text:p>
          </table:table-cell>
          <table:table-cell office:value-type="float" office:value="30">
            <text:p>30</text:p>
          </table:table-cell>
          <table:table-cell office:value-type="float" office:value="3556">
            <text:p>3556</text:p>
          </table:table-cell>
          <table:table-cell office:value-type="float" office:value="25">
            <text:p>25</text:p>
          </table:table-cell>
          <table:table-cell office:value-type="float" office:value="-3910">
            <text:p>-3910</text:p>
          </table:table-cell>
          <table:table-cell office:value-type="float" office:value="-255">
            <text:p>-255</text:p>
          </table:table-cell>
          <table:table-cell table:formula="of:=ATAN2([.C154];[.E154]- 8000) * (-180 / PI()) + 180" office:value-type="float" office:value="286.720532787689">
            <text:p>286.7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386">
            <text:p>-1386</text:p>
          </table:table-cell>
          <table:table-cell office:value-type="float" office:value="-31">
            <text:p>-31</text:p>
          </table:table-cell>
          <table:table-cell office:value-type="float" office:value="3589">
            <text:p>3589</text:p>
          </table:table-cell>
          <table:table-cell office:value-type="float" office:value="21">
            <text:p>21</text:p>
          </table:table-cell>
          <table:table-cell office:value-type="float" office:value="-3910">
            <text:p>-3910</text:p>
          </table:table-cell>
          <table:table-cell office:value-type="float" office:value="-257">
            <text:p>-257</text:p>
          </table:table-cell>
          <table:table-cell table:formula="of:=ATAN2([.C155];[.E155]- 8000) * (-180 / PI()) + 180" office:value-type="float" office:value="287.443472984632">
            <text:p>287.44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533">
            <text:p>-1533</text:p>
          </table:table-cell>
          <table:table-cell office:value-type="float" office:value="-41">
            <text:p>-41</text:p>
          </table:table-cell>
          <table:table-cell office:value-type="float" office:value="3616">
            <text:p>3616</text:p>
          </table:table-cell>
          <table:table-cell office:value-type="float" office:value="25">
            <text:p>25</text:p>
          </table:table-cell>
          <table:table-cell office:value-type="float" office:value="-3910">
            <text:p>-3910</text:p>
          </table:table-cell>
          <table:table-cell office:value-type="float" office:value="-251">
            <text:p>-251</text:p>
          </table:table-cell>
          <table:table-cell table:formula="of:=ATAN2([.C156];[.E156]- 8000) * (-180 / PI()) + 180" office:value-type="float" office:value="289.273744364893">
            <text:p>289.27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654">
            <text:p>-1654</text:p>
          </table:table-cell>
          <table:table-cell office:value-type="float" office:value="16">
            <text:p>16</text:p>
          </table:table-cell>
          <table:table-cell office:value-type="float" office:value="3674">
            <text:p>3674</text:p>
          </table:table-cell>
          <table:table-cell office:value-type="float" office:value="25">
            <text:p>25</text:p>
          </table:table-cell>
          <table:table-cell office:value-type="float" office:value="-3910">
            <text:p>-3910</text:p>
          </table:table-cell>
          <table:table-cell office:value-type="float" office:value="-234">
            <text:p>-234</text:p>
          </table:table-cell>
          <table:table-cell table:formula="of:=ATAN2([.C157];[.E157]- 8000) * (-180 / PI()) + 180" office:value-type="float" office:value="290.923822023242">
            <text:p>290.92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755">
            <text:p>-1755</text:p>
          </table:table-cell>
          <table:table-cell office:value-type="float" office:value="-71">
            <text:p>-71</text:p>
          </table:table-cell>
          <table:table-cell office:value-type="float" office:value="3729">
            <text:p>3729</text:p>
          </table:table-cell>
          <table:table-cell office:value-type="float" office:value="27">
            <text:p>27</text:p>
          </table:table-cell>
          <table:table-cell office:value-type="float" office:value="-3908">
            <text:p>-3908</text:p>
          </table:table-cell>
          <table:table-cell office:value-type="float" office:value="-222">
            <text:p>-222</text:p>
          </table:table-cell>
          <table:table-cell table:formula="of:=ATAN2([.C158];[.E158]- 8000) * (-180 / PI()) + 180" office:value-type="float" office:value="292.338289675502">
            <text:p>292.34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866">
            <text:p>-1866</text:p>
          </table:table-cell>
          <table:table-cell office:value-type="float" office:value="-76">
            <text:p>-76</text:p>
          </table:table-cell>
          <table:table-cell office:value-type="float" office:value="3798">
            <text:p>3798</text:p>
          </table:table-cell>
          <table:table-cell office:value-type="float" office:value="33">
            <text:p>33</text:p>
          </table:table-cell>
          <table:table-cell office:value-type="float" office:value="-3908">
            <text:p>-3908</text:p>
          </table:table-cell>
          <table:table-cell office:value-type="float" office:value="-221">
            <text:p>-221</text:p>
          </table:table-cell>
          <table:table-cell table:formula="of:=ATAN2([.C159];[.E159]- 8000) * (-180 / PI()) + 180" office:value-type="float" office:value="293.944774631404">
            <text:p>293.94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969">
            <text:p>-1969</text:p>
          </table:table-cell>
          <table:table-cell office:value-type="float" office:value="34">
            <text:p>34</text:p>
          </table:table-cell>
          <table:table-cell office:value-type="float" office:value="3849">
            <text:p>3849</text:p>
          </table:table-cell>
          <table:table-cell office:value-type="float" office:value="27">
            <text:p>27</text:p>
          </table:table-cell>
          <table:table-cell office:value-type="float" office:value="-3907">
            <text:p>-3907</text:p>
          </table:table-cell>
          <table:table-cell office:value-type="float" office:value="-231">
            <text:p>-231</text:p>
          </table:table-cell>
          <table:table-cell table:formula="of:=ATAN2([.C160];[.E160]- 8000) * (-180 / PI()) + 180" office:value-type="float" office:value="295.377021580696">
            <text:p>295.3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-2037">
            <text:p>-2037</text:p>
          </table:table-cell>
          <table:table-cell office:value-type="float" office:value="-52">
            <text:p>-52</text:p>
          </table:table-cell>
          <table:table-cell office:value-type="float" office:value="3886">
            <text:p>3886</text:p>
          </table:table-cell>
          <table:table-cell office:value-type="float" office:value="19">
            <text:p>19</text:p>
          </table:table-cell>
          <table:table-cell office:value-type="float" office:value="-3906">
            <text:p>-3906</text:p>
          </table:table-cell>
          <table:table-cell office:value-type="float" office:value="-245">
            <text:p>-245</text:p>
          </table:table-cell>
          <table:table-cell table:formula="of:=ATAN2([.C161];[.E161]- 8000) * (-180 / PI()) + 180" office:value-type="float" office:value="296.341785752774">
            <text:p>296.3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167">
            <text:p>-2167</text:p>
          </table:table-cell>
          <table:table-cell office:value-type="float" office:value="-53">
            <text:p>-53</text:p>
          </table:table-cell>
          <table:table-cell office:value-type="float" office:value="3953">
            <text:p>3953</text:p>
          </table:table-cell>
          <table:table-cell office:value-type="float" office:value="20">
            <text:p>20</text:p>
          </table:table-cell>
          <table:table-cell office:value-type="float" office:value="-3902">
            <text:p>-3902</text:p>
          </table:table-cell>
          <table:table-cell office:value-type="float" office:value="-259">
            <text:p>-259</text:p>
          </table:table-cell>
          <table:table-cell table:formula="of:=ATAN2([.C162];[.E162]- 8000) * (-180 / PI()) + 180" office:value-type="float" office:value="298.167195471437">
            <text:p>298.17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284">
            <text:p>-2284</text:p>
          </table:table-cell>
          <table:table-cell office:value-type="float" office:value="-9">
            <text:p>-9</text:p>
          </table:table-cell>
          <table:table-cell office:value-type="float" office:value="4069">
            <text:p>4069</text:p>
          </table:table-cell>
          <table:table-cell office:value-type="float" office:value="16">
            <text:p>16</text:p>
          </table:table-cell>
          <table:table-cell office:value-type="float" office:value="-3900">
            <text:p>-3900</text:p>
          </table:table-cell>
          <table:table-cell office:value-type="float" office:value="-261">
            <text:p>-261</text:p>
          </table:table-cell>
          <table:table-cell table:formula="of:=ATAN2([.C163];[.E163]- 8000) * (-180 / PI()) + 180" office:value-type="float" office:value="300.15755759154">
            <text:p>300.16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366">
            <text:p>-2366</text:p>
          </table:table-cell>
          <table:table-cell office:value-type="float" office:value="-90">
            <text:p>-90</text:p>
          </table:table-cell>
          <table:table-cell office:value-type="float" office:value="4119">
            <text:p>4119</text:p>
          </table:table-cell>
          <table:table-cell office:value-type="float" office:value="22">
            <text:p>22</text:p>
          </table:table-cell>
          <table:table-cell office:value-type="float" office:value="-3902">
            <text:p>-3902</text:p>
          </table:table-cell>
          <table:table-cell office:value-type="float" office:value="-252">
            <text:p>-252</text:p>
          </table:table-cell>
          <table:table-cell table:formula="of:=ATAN2([.C164];[.E164]- 8000) * (-180 / PI()) + 180" office:value-type="float" office:value="301.368017671283">
            <text:p>301.37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383">
            <text:p>-2383</text:p>
          </table:table-cell>
          <table:table-cell office:value-type="float" office:value="-74">
            <text:p>-74</text:p>
          </table:table-cell>
          <table:table-cell office:value-type="float" office:value="4159">
            <text:p>4159</text:p>
          </table:table-cell>
          <table:table-cell office:value-type="float" office:value="26">
            <text:p>26</text:p>
          </table:table-cell>
          <table:table-cell office:value-type="float" office:value="-3901">
            <text:p>-3901</text:p>
          </table:table-cell>
          <table:table-cell office:value-type="float" office:value="-236">
            <text:p>-236</text:p>
          </table:table-cell>
          <table:table-cell table:formula="of:=ATAN2([.C165];[.E165]- 8000) * (-180 / PI()) + 180" office:value-type="float" office:value="301.815934166745">
            <text:p>301.8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493">
            <text:p>-2493</text:p>
          </table:table-cell>
          <table:table-cell office:value-type="float" office:value="-30">
            <text:p>-30</text:p>
          </table:table-cell>
          <table:table-cell office:value-type="float" office:value="4262">
            <text:p>4262</text:p>
          </table:table-cell>
          <table:table-cell office:value-type="float" office:value="26">
            <text:p>26</text:p>
          </table:table-cell>
          <table:table-cell office:value-type="float" office:value="-3899">
            <text:p>-3899</text:p>
          </table:table-cell>
          <table:table-cell office:value-type="float" office:value="-226">
            <text:p>-226</text:p>
          </table:table-cell>
          <table:table-cell table:formula="of:=ATAN2([.C166];[.E166]- 8000) * (-180 / PI()) + 180" office:value-type="float" office:value="303.700677855398">
            <text:p>303.70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586">
            <text:p>-2586</text:p>
          </table:table-cell>
          <table:table-cell office:value-type="float" office:value="-58">
            <text:p>-58</text:p>
          </table:table-cell>
          <table:table-cell office:value-type="float" office:value="4343">
            <text:p>4343</text:p>
          </table:table-cell>
          <table:table-cell office:value-type="float" office:value="31">
            <text:p>31</text:p>
          </table:table-cell>
          <table:table-cell office:value-type="float" office:value="-3898">
            <text:p>-3898</text:p>
          </table:table-cell>
          <table:table-cell office:value-type="float" office:value="-226">
            <text:p>-226</text:p>
          </table:table-cell>
          <table:table-cell table:formula="of:=ATAN2([.C167];[.E167]- 8000) * (-180 / PI()) + 180" office:value-type="float" office:value="305.265543845958">
            <text:p>305.2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675">
            <text:p>-2675</text:p>
          </table:table-cell>
          <table:table-cell office:value-type="float" office:value="-62">
            <text:p>-62</text:p>
          </table:table-cell>
          <table:table-cell office:value-type="float" office:value="4427">
            <text:p>4427</text:p>
          </table:table-cell>
          <table:table-cell office:value-type="float" office:value="27">
            <text:p>27</text:p>
          </table:table-cell>
          <table:table-cell office:value-type="float" office:value="-3897">
            <text:p>-3897</text:p>
          </table:table-cell>
          <table:table-cell office:value-type="float" office:value="-236">
            <text:p>-236</text:p>
          </table:table-cell>
          <table:table-cell table:formula="of:=ATAN2([.C168];[.E168]- 8000) * (-180 / PI()) + 180" office:value-type="float" office:value="306.821117812187">
            <text:p>306.82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762">
            <text:p>-2762</text:p>
          </table:table-cell>
          <table:table-cell office:value-type="float" office:value="-55">
            <text:p>-55</text:p>
          </table:table-cell>
          <table:table-cell office:value-type="float" office:value="4489">
            <text:p>4489</text:p>
          </table:table-cell>
          <table:table-cell office:value-type="float" office:value="21">
            <text:p>21</text:p>
          </table:table-cell>
          <table:table-cell office:value-type="float" office:value="-3896">
            <text:p>-3896</text:p>
          </table:table-cell>
          <table:table-cell office:value-type="float" office:value="-251">
            <text:p>-251</text:p>
          </table:table-cell>
          <table:table-cell table:formula="of:=ATAN2([.C169];[.E169]- 8000) * (-180 / PI()) + 180" office:value-type="float" office:value="308.191084228232">
            <text:p>308.1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849">
            <text:p>-2849</text:p>
          </table:table-cell>
          <table:table-cell office:value-type="float" office:value="-103">
            <text:p>-103</text:p>
          </table:table-cell>
          <table:table-cell office:value-type="float" office:value="4576">
            <text:p>4576</text:p>
          </table:table-cell>
          <table:table-cell office:value-type="float" office:value="18">
            <text:p>18</text:p>
          </table:table-cell>
          <table:table-cell office:value-type="float" office:value="-3897">
            <text:p>-3897</text:p>
          </table:table-cell>
          <table:table-cell office:value-type="float" office:value="-256">
            <text:p>-256</text:p>
          </table:table-cell>
          <table:table-cell table:formula="of:=ATAN2([.C170];[.E170]- 8000) * (-180 / PI()) + 180" office:value-type="float" office:value="309.76275037336">
            <text:p>309.76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902">
            <text:p>-2902</text:p>
          </table:table-cell>
          <table:table-cell office:value-type="float" office:value="-93">
            <text:p>-93</text:p>
          </table:table-cell>
          <table:table-cell office:value-type="float" office:value="4633">
            <text:p>4633</text:p>
          </table:table-cell>
          <table:table-cell office:value-type="float" office:value="23">
            <text:p>23</text:p>
          </table:table-cell>
          <table:table-cell office:value-type="float" office:value="-3893">
            <text:p>-3893</text:p>
          </table:table-cell>
          <table:table-cell office:value-type="float" office:value="-247">
            <text:p>-247</text:p>
          </table:table-cell>
          <table:table-cell table:formula="of:=ATAN2([.C171];[.E171]- 8000) * (-180 / PI()) + 180" office:value-type="float" office:value="310.757882120389">
            <text:p>310.76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012">
            <text:p>-3012</text:p>
          </table:table-cell>
          <table:table-cell office:value-type="float" office:value="-111">
            <text:p>-111</text:p>
          </table:table-cell>
          <table:table-cell office:value-type="float" office:value="4814">
            <text:p>4814</text:p>
          </table:table-cell>
          <table:table-cell office:value-type="float" office:value="25">
            <text:p>25</text:p>
          </table:table-cell>
          <table:table-cell office:value-type="float" office:value="-3894">
            <text:p>-3894</text:p>
          </table:table-cell>
          <table:table-cell office:value-type="float" office:value="-235">
            <text:p>-235</text:p>
          </table:table-cell>
          <table:table-cell table:formula="of:=ATAN2([.C172];[.E172]- 8000) * (-180 / PI()) + 180" office:value-type="float" office:value="313.391925167817">
            <text:p>313.3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088">
            <text:p>-3088</text:p>
          </table:table-cell>
          <table:table-cell office:value-type="float" office:value="-131">
            <text:p>-131</text:p>
          </table:table-cell>
          <table:table-cell office:value-type="float" office:value="4870">
            <text:p>4870</text:p>
          </table:table-cell>
          <table:table-cell office:value-type="float" office:value="28">
            <text:p>28</text:p>
          </table:table-cell>
          <table:table-cell office:value-type="float" office:value="-3900">
            <text:p>-3900</text:p>
          </table:table-cell>
          <table:table-cell office:value-type="float" office:value="-228">
            <text:p>-228</text:p>
          </table:table-cell>
          <table:table-cell table:formula="of:=ATAN2([.C173];[.E173]- 8000) * (-180 / PI()) + 180" office:value-type="float" office:value="314.612996760477">
            <text:p>314.6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57">
            <text:p>-3157</text:p>
          </table:table-cell>
          <table:table-cell office:value-type="float" office:value="-97">
            <text:p>-97</text:p>
          </table:table-cell>
          <table:table-cell office:value-type="float" office:value="4977">
            <text:p>4977</text:p>
          </table:table-cell>
          <table:table-cell office:value-type="float" office:value="32">
            <text:p>32</text:p>
          </table:table-cell>
          <table:table-cell office:value-type="float" office:value="-3901">
            <text:p>-3901</text:p>
          </table:table-cell>
          <table:table-cell office:value-type="float" office:value="-229">
            <text:p>-229</text:p>
          </table:table-cell>
          <table:table-cell table:formula="of:=ATAN2([.C174];[.E174]- 8000) * (-180 / PI()) + 180" office:value-type="float" office:value="316.242141034188">
            <text:p>316.2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83">
            <text:p>-3183</text:p>
          </table:table-cell>
          <table:table-cell office:value-type="float" office:value="-66">
            <text:p>-66</text:p>
          </table:table-cell>
          <table:table-cell office:value-type="float" office:value="5005">
            <text:p>5005</text:p>
          </table:table-cell>
          <table:table-cell office:value-type="float" office:value="28">
            <text:p>28</text:p>
          </table:table-cell>
          <table:table-cell office:value-type="float" office:value="-3901">
            <text:p>-3901</text:p>
          </table:table-cell>
          <table:table-cell office:value-type="float" office:value="-240">
            <text:p>-240</text:p>
          </table:table-cell>
          <table:table-cell table:formula="of:=ATAN2([.C175];[.E175]- 8000) * (-180 / PI()) + 180" office:value-type="float" office:value="316.743004773477">
            <text:p>316.74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240">
            <text:p>-3240</text:p>
          </table:table-cell>
          <table:table-cell office:value-type="float" office:value="-59">
            <text:p>-59</text:p>
          </table:table-cell>
          <table:table-cell office:value-type="float" office:value="5126">
            <text:p>5126</text:p>
          </table:table-cell>
          <table:table-cell office:value-type="float" office:value="18">
            <text:p>18</text:p>
          </table:table-cell>
          <table:table-cell office:value-type="float" office:value="-3902">
            <text:p>-3902</text:p>
          </table:table-cell>
          <table:table-cell office:value-type="float" office:value="-250">
            <text:p>-250</text:p>
          </table:table-cell>
          <table:table-cell table:formula="of:=ATAN2([.C176];[.E176]- 8000) * (-180 / PI()) + 180" office:value-type="float" office:value="318.425786690965">
            <text:p>318.43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3291">
            <text:p>-3291</text:p>
          </table:table-cell>
          <table:table-cell office:value-type="float" office:value="-104">
            <text:p>-104</text:p>
          </table:table-cell>
          <table:table-cell office:value-type="float" office:value="5271">
            <text:p>5271</text:p>
          </table:table-cell>
          <table:table-cell office:value-type="float" office:value="12">
            <text:p>12</text:p>
          </table:table-cell>
          <table:table-cell office:value-type="float" office:value="-3899">
            <text:p>-3899</text:p>
          </table:table-cell>
          <table:table-cell office:value-type="float" office:value="-251">
            <text:p>-251</text:p>
          </table:table-cell>
          <table:table-cell table:formula="of:=ATAN2([.C177];[.E177]- 8000) * (-180 / PI()) + 180" office:value-type="float" office:value="320.333416929577">
            <text:p>320.3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398">
            <text:p>-3398</text:p>
          </table:table-cell>
          <table:table-cell office:value-type="float" office:value="-151">
            <text:p>-151</text:p>
          </table:table-cell>
          <table:table-cell office:value-type="float" office:value="5371">
            <text:p>5371</text:p>
          </table:table-cell>
          <table:table-cell office:value-type="float" office:value="22">
            <text:p>22</text:p>
          </table:table-cell>
          <table:table-cell office:value-type="float" office:value="-3896">
            <text:p>-3896</text:p>
          </table:table-cell>
          <table:table-cell office:value-type="float" office:value="-246">
            <text:p>-246</text:p>
          </table:table-cell>
          <table:table-cell table:formula="of:=ATAN2([.C178];[.E178]- 8000) * (-180 / PI()) + 180" office:value-type="float" office:value="322.271223491776">
            <text:p>322.2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26">
            <text:p>-3426</text:p>
          </table:table-cell>
          <table:table-cell office:value-type="float" office:value="-155">
            <text:p>-155</text:p>
          </table:table-cell>
          <table:table-cell office:value-type="float" office:value="5510">
            <text:p>5510</text:p>
          </table:table-cell>
          <table:table-cell office:value-type="float" office:value="28">
            <text:p>28</text:p>
          </table:table-cell>
          <table:table-cell office:value-type="float" office:value="-3894">
            <text:p>-3894</text:p>
          </table:table-cell>
          <table:table-cell office:value-type="float" office:value="-235">
            <text:p>-235</text:p>
          </table:table-cell>
          <table:table-cell table:formula="of:=ATAN2([.C179];[.E179]- 8000) * (-180 / PI()) + 180" office:value-type="float" office:value="323.990529680509">
            <text:p>323.9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481">
            <text:p>-3481</text:p>
          </table:table-cell>
          <table:table-cell office:value-type="float" office:value="-118">
            <text:p>-118</text:p>
          </table:table-cell>
          <table:table-cell office:value-type="float" office:value="5547">
            <text:p>5547</text:p>
          </table:table-cell>
          <table:table-cell office:value-type="float" office:value="34">
            <text:p>34</text:p>
          </table:table-cell>
          <table:table-cell office:value-type="float" office:value="-3892">
            <text:p>-3892</text:p>
          </table:table-cell>
          <table:table-cell office:value-type="float" office:value="-223">
            <text:p>-223</text:p>
          </table:table-cell>
          <table:table-cell table:formula="of:=ATAN2([.C180];[.E180]- 8000) * (-180 / PI()) + 180" office:value-type="float" office:value="324.828314511239">
            <text:p>324.8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40">
            <text:p>-3540</text:p>
          </table:table-cell>
          <table:table-cell office:value-type="float" office:value="-87">
            <text:p>-87</text:p>
          </table:table-cell>
          <table:table-cell office:value-type="float" office:value="5646">
            <text:p>5646</text:p>
          </table:table-cell>
          <table:table-cell office:value-type="float" office:value="33">
            <text:p>33</text:p>
          </table:table-cell>
          <table:table-cell office:value-type="float" office:value="-3895">
            <text:p>-3895</text:p>
          </table:table-cell>
          <table:table-cell office:value-type="float" office:value="-230">
            <text:p>-230</text:p>
          </table:table-cell>
          <table:table-cell table:formula="of:=ATAN2([.C181];[.E181]- 8000) * (-180 / PI()) + 180" office:value-type="float" office:value="326.377216109012">
            <text:p>326.38</text:p>
          </table:table-cell>
          <table:table-cell table:number-columns-repeated="3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-3572">
            <text:p>-3572</text:p>
          </table:table-cell>
          <table:table-cell office:value-type="float" office:value="-45">
            <text:p>-45</text:p>
          </table:table-cell>
          <table:table-cell office:value-type="float" office:value="5747">
            <text:p>5747</text:p>
          </table:table-cell>
          <table:table-cell office:value-type="float" office:value="23">
            <text:p>23</text:p>
          </table:table-cell>
          <table:table-cell office:value-type="float" office:value="-3891">
            <text:p>-3891</text:p>
          </table:table-cell>
          <table:table-cell office:value-type="float" office:value="-242">
            <text:p>-242</text:p>
          </table:table-cell>
          <table:table-cell table:formula="of:=ATAN2([.C182];[.E182]- 8000) * (-180 / PI()) + 180" office:value-type="float" office:value="327.758767923469">
            <text:p>327.76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620">
            <text:p>-3620</text:p>
          </table:table-cell>
          <table:table-cell office:value-type="float" office:value="-108">
            <text:p>-108</text:p>
          </table:table-cell>
          <table:table-cell office:value-type="float" office:value="5853">
            <text:p>5853</text:p>
          </table:table-cell>
          <table:table-cell office:value-type="float" office:value="13">
            <text:p>13</text:p>
          </table:table-cell>
          <table:table-cell office:value-type="float" office:value="-3893">
            <text:p>-3893</text:p>
          </table:table-cell>
          <table:table-cell office:value-type="float" office:value="-251">
            <text:p>-251</text:p>
          </table:table-cell>
          <table:table-cell table:formula="of:=ATAN2([.C183];[.E183]- 8000) * (-180 / PI()) + 180" office:value-type="float" office:value="329.328077969518">
            <text:p>329.3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715">
            <text:p>-3715</text:p>
          </table:table-cell>
          <table:table-cell office:value-type="float" office:value="-184">
            <text:p>-184</text:p>
          </table:table-cell>
          <table:table-cell office:value-type="float" office:value="6000">
            <text:p>6000</text:p>
          </table:table-cell>
          <table:table-cell office:value-type="float" office:value="8">
            <text:p>8</text:p>
          </table:table-cell>
          <table:table-cell office:value-type="float" office:value="-3891">
            <text:p>-3891</text:p>
          </table:table-cell>
          <table:table-cell office:value-type="float" office:value="-253">
            <text:p>-253</text:p>
          </table:table-cell>
          <table:table-cell table:formula="of:=ATAN2([.C184];[.E184]- 8000) * (-180 / PI()) + 180" office:value-type="float" office:value="331.703842980232">
            <text:p>331.70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32">
            <text:p>-3732</text:p>
          </table:table-cell>
          <table:table-cell office:value-type="float" office:value="-207">
            <text:p>-207</text:p>
          </table:table-cell>
          <table:table-cell office:value-type="float" office:value="6139">
            <text:p>6139</text:p>
          </table:table-cell>
          <table:table-cell office:value-type="float" office:value="13">
            <text:p>13</text:p>
          </table:table-cell>
          <table:table-cell office:value-type="float" office:value="-3888">
            <text:p>-3888</text:p>
          </table:table-cell>
          <table:table-cell office:value-type="float" office:value="-252">
            <text:p>-252</text:p>
          </table:table-cell>
          <table:table-cell table:formula="of:=ATAN2([.C185];[.E185]- 8000) * (-180 / PI()) + 180" office:value-type="float" office:value="333.496391994557">
            <text:p>333.50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47">
            <text:p>-3747</text:p>
          </table:table-cell>
          <table:table-cell office:value-type="float" office:value="-241">
            <text:p>-241</text:p>
          </table:table-cell>
          <table:table-cell office:value-type="float" office:value="6202">
            <text:p>6202</text:p>
          </table:table-cell>
          <table:table-cell office:value-type="float" office:value="29">
            <text:p>29</text:p>
          </table:table-cell>
          <table:table-cell office:value-type="float" office:value="-3896">
            <text:p>-3896</text:p>
          </table:table-cell>
          <table:table-cell office:value-type="float" office:value="-237">
            <text:p>-237</text:p>
          </table:table-cell>
          <table:table-cell table:formula="of:=ATAN2([.C186];[.E186]- 8000) * (-180 / PI()) + 180" office:value-type="float" office:value="334.365954123194">
            <text:p>334.37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00">
            <text:p>-3800</text:p>
          </table:table-cell>
          <table:table-cell office:value-type="float" office:value="-262">
            <text:p>-262</text:p>
          </table:table-cell>
          <table:table-cell office:value-type="float" office:value="6276">
            <text:p>6276</text:p>
          </table:table-cell>
          <table:table-cell office:value-type="float" office:value="38">
            <text:p>38</text:p>
          </table:table-cell>
          <table:table-cell office:value-type="float" office:value="-3890">
            <text:p>-3890</text:p>
          </table:table-cell>
          <table:table-cell office:value-type="float" office:value="-230">
            <text:p>-230</text:p>
          </table:table-cell>
          <table:table-cell table:formula="of:=ATAN2([.C187];[.E187]- 8000) * (-180 / PI()) + 180" office:value-type="float" office:value="335.596954535568">
            <text:p>335.6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01">
            <text:p>-3801</text:p>
          </table:table-cell>
          <table:table-cell office:value-type="float" office:value="-166">
            <text:p>-166</text:p>
          </table:table-cell>
          <table:table-cell office:value-type="float" office:value="6412">
            <text:p>6412</text:p>
          </table:table-cell>
          <table:table-cell office:value-type="float" office:value="42">
            <text:p>42</text:p>
          </table:table-cell>
          <table:table-cell office:value-type="float" office:value="-3891">
            <text:p>-3891</text:p>
          </table:table-cell>
          <table:table-cell office:value-type="float" office:value="-231">
            <text:p>-231</text:p>
          </table:table-cell>
          <table:table-cell table:formula="of:=ATAN2([.C188];[.E188]- 8000) * (-180 / PI()) + 180" office:value-type="float" office:value="337.325569697318">
            <text:p>337.3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99">
            <text:p>-3799</text:p>
          </table:table-cell>
          <table:table-cell office:value-type="float" office:value="-96">
            <text:p>-96</text:p>
          </table:table-cell>
          <table:table-cell office:value-type="float" office:value="6557">
            <text:p>6557</text:p>
          </table:table-cell>
          <table:table-cell office:value-type="float" office:value="33">
            <text:p>33</text:p>
          </table:table-cell>
          <table:table-cell office:value-type="float" office:value="-3888">
            <text:p>-3888</text:p>
          </table:table-cell>
          <table:table-cell office:value-type="float" office:value="-235">
            <text:p>-235</text:p>
          </table:table-cell>
          <table:table-cell table:formula="of:=ATAN2([.C189];[.E189]- 8000) * (-180 / PI()) + 180" office:value-type="float" office:value="339.201380278942">
            <text:p>339.20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845">
            <text:p>-3845</text:p>
          </table:table-cell>
          <table:table-cell office:value-type="float" office:value="-138">
            <text:p>-138</text:p>
          </table:table-cell>
          <table:table-cell office:value-type="float" office:value="6664">
            <text:p>6664</text:p>
          </table:table-cell>
          <table:table-cell office:value-type="float" office:value="16">
            <text:p>16</text:p>
          </table:table-cell>
          <table:table-cell office:value-type="float" office:value="-3892">
            <text:p>-3892</text:p>
          </table:table-cell>
          <table:table-cell office:value-type="float" office:value="-246">
            <text:p>-246</text:p>
          </table:table-cell>
          <table:table-cell table:formula="of:=ATAN2([.C190];[.E190]- 8000) * (-180 / PI()) + 180" office:value-type="float" office:value="340.839488840514">
            <text:p>340.84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3917">
            <text:p>-3917</text:p>
          </table:table-cell>
          <table:table-cell office:value-type="float" office:value="-125">
            <text:p>-125</text:p>
          </table:table-cell>
          <table:table-cell office:value-type="float" office:value="6816">
            <text:p>6816</text:p>
          </table:table-cell>
          <table:table-cell office:value-type="float" office:value="9">
            <text:p>9</text:p>
          </table:table-cell>
          <table:table-cell office:value-type="float" office:value="-3892">
            <text:p>-3892</text:p>
          </table:table-cell>
          <table:table-cell office:value-type="float" office:value="-252">
            <text:p>-252</text:p>
          </table:table-cell>
          <table:table-cell table:formula="of:=ATAN2([.C191];[.E191]- 8000) * (-180 / PI()) + 180" office:value-type="float" office:value="343.181395319401">
            <text:p>343.18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27">
            <text:p>-3927</text:p>
          </table:table-cell>
          <table:table-cell office:value-type="float" office:value="-211">
            <text:p>-211</text:p>
          </table:table-cell>
          <table:table-cell office:value-type="float" office:value="6861">
            <text:p>6861</text:p>
          </table:table-cell>
          <table:table-cell office:value-type="float" office:value="8">
            <text:p>8</text:p>
          </table:table-cell>
          <table:table-cell office:value-type="float" office:value="-3889">
            <text:p>-3889</text:p>
          </table:table-cell>
          <table:table-cell office:value-type="float" office:value="-248">
            <text:p>-248</text:p>
          </table:table-cell>
          <table:table-cell table:formula="of:=ATAN2([.C192];[.E192]- 8000) * (-180 / PI()) + 180" office:value-type="float" office:value="343.825553088219">
            <text:p>343.83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890">
            <text:p>-3890</text:p>
          </table:table-cell>
          <table:table-cell office:value-type="float" office:value="-289">
            <text:p>-289</text:p>
          </table:table-cell>
          <table:table-cell office:value-type="float" office:value="6987">
            <text:p>6987</text:p>
          </table:table-cell>
          <table:table-cell office:value-type="float" office:value="19">
            <text:p>19</text:p>
          </table:table-cell>
          <table:table-cell office:value-type="float" office:value="-3893">
            <text:p>-3893</text:p>
          </table:table-cell>
          <table:table-cell office:value-type="float" office:value="-244">
            <text:p>-244</text:p>
          </table:table-cell>
          <table:table-cell table:formula="of:=ATAN2([.C193];[.E193]- 8000) * (-180 / PI()) + 180" office:value-type="float" office:value="345.403711840646">
            <text:p>345.4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18">
            <text:p>-3918</text:p>
          </table:table-cell>
          <table:table-cell office:value-type="float" office:value="-293">
            <text:p>-293</text:p>
          </table:table-cell>
          <table:table-cell office:value-type="float" office:value="7149">
            <text:p>7149</text:p>
          </table:table-cell>
          <table:table-cell office:value-type="float" office:value="35">
            <text:p>35</text:p>
          </table:table-cell>
          <table:table-cell office:value-type="float" office:value="-3894">
            <text:p>-3894</text:p>
          </table:table-cell>
          <table:table-cell office:value-type="float" office:value="-236">
            <text:p>-236</text:p>
          </table:table-cell>
          <table:table-cell table:formula="of:=ATAN2([.C194];[.E194]- 8000) * (-180 / PI()) + 180" office:value-type="float" office:value="347.745547757354">
            <text:p>347.7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10">
            <text:p>-3910</text:p>
          </table:table-cell>
          <table:table-cell office:value-type="float" office:value="-232">
            <text:p>-232</text:p>
          </table:table-cell>
          <table:table-cell office:value-type="float" office:value="7248">
            <text:p>7248</text:p>
          </table:table-cell>
          <table:table-cell office:value-type="float" office:value="45">
            <text:p>45</text:p>
          </table:table-cell>
          <table:table-cell office:value-type="float" office:value="-3894">
            <text:p>-3894</text:p>
          </table:table-cell>
          <table:table-cell office:value-type="float" office:value="-232">
            <text:p>-232</text:p>
          </table:table-cell>
          <table:table-cell table:formula="of:=ATAN2([.C195];[.E195]- 8000) * (-180 / PI()) + 180" office:value-type="float" office:value="349.113385945161">
            <text:p>349.11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17">
            <text:p>-3917</text:p>
          </table:table-cell>
          <table:table-cell office:value-type="float" office:value="-164">
            <text:p>-164</text:p>
          </table:table-cell>
          <table:table-cell office:value-type="float" office:value="7350">
            <text:p>7350</text:p>
          </table:table-cell>
          <table:table-cell office:value-type="float" office:value="41">
            <text:p>41</text:p>
          </table:table-cell>
          <table:table-cell office:value-type="float" office:value="-3893">
            <text:p>-3893</text:p>
          </table:table-cell>
          <table:table-cell office:value-type="float" office:value="-236">
            <text:p>-236</text:p>
          </table:table-cell>
          <table:table-cell table:formula="of:=ATAN2([.C196];[.E196]- 8000) * (-180 / PI()) + 180" office:value-type="float" office:value="350.578006878214">
            <text:p>350.5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34">
            <text:p>-3934</text:p>
          </table:table-cell>
          <table:table-cell office:value-type="float" office:value="-110">
            <text:p>-110</text:p>
          </table:table-cell>
          <table:table-cell office:value-type="float" office:value="7448">
            <text:p>7448</text:p>
          </table:table-cell>
          <table:table-cell office:value-type="float" office:value="21">
            <text:p>21</text:p>
          </table:table-cell>
          <table:table-cell office:value-type="float" office:value="-3891">
            <text:p>-3891</text:p>
          </table:table-cell>
          <table:table-cell office:value-type="float" office:value="-242">
            <text:p>-242</text:p>
          </table:table-cell>
          <table:table-cell table:formula="of:=ATAN2([.C197];[.E197]- 8000) * (-180 / PI()) + 180" office:value-type="float" office:value="352.012677861713">
            <text:p>352.0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15">
            <text:p>-3915</text:p>
          </table:table-cell>
          <table:table-cell office:value-type="float" office:value="-168">
            <text:p>-168</text:p>
          </table:table-cell>
          <table:table-cell office:value-type="float" office:value="7594">
            <text:p>7594</text:p>
          </table:table-cell>
          <table:table-cell office:value-type="float" office:value="10">
            <text:p>10</text:p>
          </table:table-cell>
          <table:table-cell office:value-type="float" office:value="-3897">
            <text:p>-3897</text:p>
          </table:table-cell>
          <table:table-cell office:value-type="float" office:value="-247">
            <text:p>-247</text:p>
          </table:table-cell>
          <table:table-cell table:formula="of:=ATAN2([.C198];[.E198]- 8000) * (-180 / PI()) + 180" office:value-type="float" office:value="354.079379285953">
            <text:p>354.0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25">
            <text:p>-3925</text:p>
          </table:table-cell>
          <table:table-cell office:value-type="float" office:value="-238">
            <text:p>-238</text:p>
          </table:table-cell>
          <table:table-cell office:value-type="float" office:value="7716">
            <text:p>7716</text:p>
          </table:table-cell>
          <table:table-cell office:value-type="float" office:value="5">
            <text:p>5</text:p>
          </table:table-cell>
          <table:table-cell office:value-type="float" office:value="-3893">
            <text:p>-3893</text:p>
          </table:table-cell>
          <table:table-cell office:value-type="float" office:value="-245">
            <text:p>-245</text:p>
          </table:table-cell>
          <table:table-cell table:formula="of:=ATAN2([.C199];[.E199]- 8000) * (-180 / PI()) + 180" office:value-type="float" office:value="355.861479502664">
            <text:p>355.86</text:p>
          </table:table-cell>
          <table:table-cell table:number-columns-repeated="3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3908">
            <text:p>-3908</text:p>
          </table:table-cell>
          <table:table-cell office:value-type="float" office:value="-339">
            <text:p>-339</text:p>
          </table:table-cell>
          <table:table-cell office:value-type="float" office:value="7883">
            <text:p>7883</text:p>
          </table:table-cell>
          <table:table-cell office:value-type="float" office:value="13">
            <text:p>13</text:p>
          </table:table-cell>
          <table:table-cell office:value-type="float" office:value="-3895">
            <text:p>-3895</text:p>
          </table:table-cell>
          <table:table-cell office:value-type="float" office:value="-241">
            <text:p>-241</text:p>
          </table:table-cell>
          <table:table-cell table:formula="of:=ATAN2([.C200];[.E200]- 8000) * (-180 / PI()) + 180" office:value-type="float" office:value="358.285157517176">
            <text:p>358.2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91">
            <text:p>-3891</text:p>
          </table:table-cell>
          <table:table-cell office:value-type="float" office:value="-341">
            <text:p>-341</text:p>
          </table:table-cell>
          <table:table-cell office:value-type="float" office:value="8010">
            <text:p>8010</text:p>
          </table:table-cell>
          <table:table-cell office:value-type="float" office:value="31">
            <text:p>31</text:p>
          </table:table-cell>
          <table:table-cell office:value-type="float" office:value="-3892">
            <text:p>-3892</text:p>
          </table:table-cell>
          <table:table-cell office:value-type="float" office:value="-235">
            <text:p>-235</text:p>
          </table:table-cell>
          <table:table-cell table:formula="of:=ATAN2([.C201];[.E201]- 8000) * (-180 / PI()) + 180" office:value-type="float" office:value="0.147251743423283">
            <text:p>0.1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73">
            <text:p>-3873</text:p>
          </table:table-cell>
          <table:table-cell office:value-type="float" office:value="-286">
            <text:p>-286</text:p>
          </table:table-cell>
          <table:table-cell office:value-type="float" office:value="8061">
            <text:p>8061</text:p>
          </table:table-cell>
          <table:table-cell office:value-type="float" office:value="44">
            <text:p>44</text:p>
          </table:table-cell>
          <table:table-cell office:value-type="float" office:value="-3892">
            <text:p>-3892</text:p>
          </table:table-cell>
          <table:table-cell office:value-type="float" office:value="-236">
            <text:p>-236</text:p>
          </table:table-cell>
          <table:table-cell table:formula="of:=ATAN2([.C202];[.E202]- 8000) * (-180 / PI()) + 180" office:value-type="float" office:value="0.902337618023466">
            <text:p>0.90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36">
            <text:p>-3836</text:p>
          </table:table-cell>
          <table:table-cell office:value-type="float" office:value="-198">
            <text:p>-198</text:p>
          </table:table-cell>
          <table:table-cell office:value-type="float" office:value="8128">
            <text:p>8128</text:p>
          </table:table-cell>
          <table:table-cell office:value-type="float" office:value="33">
            <text:p>33</text:p>
          </table:table-cell>
          <table:table-cell office:value-type="float" office:value="-3888">
            <text:p>-3888</text:p>
          </table:table-cell>
          <table:table-cell office:value-type="float" office:value="-234">
            <text:p>-234</text:p>
          </table:table-cell>
          <table:table-cell table:formula="of:=ATAN2([.C203];[.E203]- 8000) * (-180 / PI()) + 180" office:value-type="float" office:value="1.91114173163848">
            <text:p>1.9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09">
            <text:p>-3809</text:p>
          </table:table-cell>
          <table:table-cell office:value-type="float" office:value="-165">
            <text:p>-165</text:p>
          </table:table-cell>
          <table:table-cell office:value-type="float" office:value="8283">
            <text:p>8283</text:p>
          </table:table-cell>
          <table:table-cell office:value-type="float" office:value="23">
            <text:p>23</text:p>
          </table:table-cell>
          <table:table-cell office:value-type="float" office:value="-3888">
            <text:p>-3888</text:p>
          </table:table-cell>
          <table:table-cell office:value-type="float" office:value="-238">
            <text:p>-238</text:p>
          </table:table-cell>
          <table:table-cell table:formula="of:=ATAN2([.C204];[.E204]- 8000) * (-180 / PI()) + 180" office:value-type="float" office:value="4.2491383988139">
            <text:p>4.25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777">
            <text:p>-3777</text:p>
          </table:table-cell>
          <table:table-cell office:value-type="float" office:value="-194">
            <text:p>-194</text:p>
          </table:table-cell>
          <table:table-cell office:value-type="float" office:value="8440">
            <text:p>8440</text:p>
          </table:table-cell>
          <table:table-cell office:value-type="float" office:value="7">
            <text:p>7</text:p>
          </table:table-cell>
          <table:table-cell office:value-type="float" office:value="-3882">
            <text:p>-3882</text:p>
          </table:table-cell>
          <table:table-cell office:value-type="float" office:value="-242">
            <text:p>-242</text:p>
          </table:table-cell>
          <table:table-cell table:formula="of:=ATAN2([.C205];[.E205]- 8000) * (-180 / PI()) + 180" office:value-type="float" office:value="6.64469698601729">
            <text:p>6.6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66">
            <text:p>-3766</text:p>
          </table:table-cell>
          <table:table-cell office:value-type="float" office:value="-301">
            <text:p>-301</text:p>
          </table:table-cell>
          <table:table-cell office:value-type="float" office:value="8581">
            <text:p>8581</text:p>
          </table:table-cell>
          <table:table-cell office:value-type="float" office:value="3">
            <text:p>3</text:p>
          </table:table-cell>
          <table:table-cell office:value-type="float" office:value="-3883">
            <text:p>-3883</text:p>
          </table:table-cell>
          <table:table-cell office:value-type="float" office:value="-241">
            <text:p>-241</text:p>
          </table:table-cell>
          <table:table-cell table:formula="of:=ATAN2([.C206];[.E206]- 8000) * (-180 / PI()) + 180" office:value-type="float" office:value="8.7701688726782">
            <text:p>8.7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48">
            <text:p>-3748</text:p>
          </table:table-cell>
          <table:table-cell office:value-type="float" office:value="-328">
            <text:p>-328</text:p>
          </table:table-cell>
          <table:table-cell office:value-type="float" office:value="8669">
            <text:p>8669</text:p>
          </table:table-cell>
          <table:table-cell office:value-type="float" office:value="15">
            <text:p>15</text:p>
          </table:table-cell>
          <table:table-cell office:value-type="float" office:value="-3880">
            <text:p>-3880</text:p>
          </table:table-cell>
          <table:table-cell office:value-type="float" office:value="-243">
            <text:p>-243</text:p>
          </table:table-cell>
          <table:table-cell table:formula="of:=ATAN2([.C207];[.E207]- 8000) * (-180 / PI()) + 180" office:value-type="float" office:value="10.1204388502628">
            <text:p>10.1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08">
            <text:p>-3708</text:p>
          </table:table-cell>
          <table:table-cell office:value-type="float" office:value="-361">
            <text:p>-361</text:p>
          </table:table-cell>
          <table:table-cell office:value-type="float" office:value="8760">
            <text:p>8760</text:p>
          </table:table-cell>
          <table:table-cell office:value-type="float" office:value="28">
            <text:p>28</text:p>
          </table:table-cell>
          <table:table-cell office:value-type="float" office:value="-3881">
            <text:p>-3881</text:p>
          </table:table-cell>
          <table:table-cell office:value-type="float" office:value="-237">
            <text:p>-237</text:p>
          </table:table-cell>
          <table:table-cell table:formula="of:=ATAN2([.C208];[.E208]- 8000) * (-180 / PI()) + 180" office:value-type="float" office:value="11.5830501833601">
            <text:p>11.58</text:p>
          </table:table-cell>
          <table:table-cell table:number-columns-repeated="3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683">
            <text:p>-3683</text:p>
          </table:table-cell>
          <table:table-cell office:value-type="float" office:value="-339">
            <text:p>-339</text:p>
          </table:table-cell>
          <table:table-cell office:value-type="float" office:value="8841">
            <text:p>8841</text:p>
          </table:table-cell>
          <table:table-cell office:value-type="float" office:value="40">
            <text:p>40</text:p>
          </table:table-cell>
          <table:table-cell office:value-type="float" office:value="-3880">
            <text:p>-3880</text:p>
          </table:table-cell>
          <table:table-cell office:value-type="float" office:value="-239">
            <text:p>-239</text:p>
          </table:table-cell>
          <table:table-cell table:formula="of:=ATAN2([.C209];[.E209]- 8000) * (-180 / PI()) + 180" office:value-type="float" office:value="12.8627510189582">
            <text:p>12.8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17">
            <text:p>-3617</text:p>
          </table:table-cell>
          <table:table-cell office:value-type="float" office:value="-259">
            <text:p>-259</text:p>
          </table:table-cell>
          <table:table-cell office:value-type="float" office:value="8925">
            <text:p>8925</text:p>
          </table:table-cell>
          <table:table-cell office:value-type="float" office:value="38">
            <text:p>38</text:p>
          </table:table-cell>
          <table:table-cell office:value-type="float" office:value="-3883">
            <text:p>-3883</text:p>
          </table:table-cell>
          <table:table-cell office:value-type="float" office:value="-241">
            <text:p>-241</text:p>
          </table:table-cell>
          <table:table-cell table:formula="of:=ATAN2([.C210];[.E210]- 8000) * (-180 / PI()) + 180" office:value-type="float" office:value="14.3451828307704">
            <text:p>14.3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86">
            <text:p>-3586</text:p>
          </table:table-cell>
          <table:table-cell office:value-type="float" office:value="-226">
            <text:p>-226</text:p>
          </table:table-cell>
          <table:table-cell office:value-type="float" office:value="9056">
            <text:p>9056</text:p>
          </table:table-cell>
          <table:table-cell office:value-type="float" office:value="27">
            <text:p>27</text:p>
          </table:table-cell>
          <table:table-cell office:value-type="float" office:value="-3884">
            <text:p>-3884</text:p>
          </table:table-cell>
          <table:table-cell office:value-type="float" office:value="-236">
            <text:p>-236</text:p>
          </table:table-cell>
          <table:table-cell table:formula="of:=ATAN2([.C211];[.E211]- 8000) * (-180 / PI()) + 180" office:value-type="float" office:value="16.4085691541631">
            <text:p>16.41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33">
            <text:p>-3533</text:p>
          </table:table-cell>
          <table:table-cell office:value-type="float" office:value="-257">
            <text:p>-257</text:p>
          </table:table-cell>
          <table:table-cell office:value-type="float" office:value="9198">
            <text:p>9198</text:p>
          </table:table-cell>
          <table:table-cell office:value-type="float" office:value="13">
            <text:p>13</text:p>
          </table:table-cell>
          <table:table-cell office:value-type="float" office:value="-3880">
            <text:p>-3880</text:p>
          </table:table-cell>
          <table:table-cell office:value-type="float" office:value="-242">
            <text:p>-242</text:p>
          </table:table-cell>
          <table:table-cell table:formula="of:=ATAN2([.C212];[.E212]- 8000) * (-180 / PI()) + 180" office:value-type="float" office:value="18.7312115508646">
            <text:p>18.7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83">
            <text:p>-3483</text:p>
          </table:table-cell>
          <table:table-cell office:value-type="float" office:value="-315">
            <text:p>-315</text:p>
          </table:table-cell>
          <table:table-cell office:value-type="float" office:value="9290">
            <text:p>9290</text:p>
          </table:table-cell>
          <table:table-cell office:value-type="float" office:value="7">
            <text:p>7</text:p>
          </table:table-cell>
          <table:table-cell office:value-type="float" office:value="-3879">
            <text:p>-3879</text:p>
          </table:table-cell>
          <table:table-cell office:value-type="float" office:value="-240">
            <text:p>-240</text:p>
          </table:table-cell>
          <table:table-cell table:formula="of:=ATAN2([.C213];[.E213]- 8000) * (-180 / PI()) + 180" office:value-type="float" office:value="20.323136829663">
            <text:p>20.32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442">
            <text:p>-3442</text:p>
          </table:table-cell>
          <table:table-cell office:value-type="float" office:value="-358">
            <text:p>-358</text:p>
          </table:table-cell>
          <table:table-cell office:value-type="float" office:value="9387">
            <text:p>9387</text:p>
          </table:table-cell>
          <table:table-cell office:value-type="float" office:value="15">
            <text:p>15</text:p>
          </table:table-cell>
          <table:table-cell office:value-type="float" office:value="-3879">
            <text:p>-3879</text:p>
          </table:table-cell>
          <table:table-cell office:value-type="float" office:value="-238">
            <text:p>-238</text:p>
          </table:table-cell>
          <table:table-cell table:formula="of:=ATAN2([.C214];[.E214]- 8000) * (-180 / PI()) + 180" office:value-type="float" office:value="21.947630383641">
            <text:p>21.9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73">
            <text:p>-3373</text:p>
          </table:table-cell>
          <table:table-cell office:value-type="float" office:value="-412">
            <text:p>-412</text:p>
          </table:table-cell>
          <table:table-cell office:value-type="float" office:value="9522">
            <text:p>9522</text:p>
          </table:table-cell>
          <table:table-cell office:value-type="float" office:value="24">
            <text:p>24</text:p>
          </table:table-cell>
          <table:table-cell office:value-type="float" office:value="-3882">
            <text:p>-3882</text:p>
          </table:table-cell>
          <table:table-cell office:value-type="float" office:value="-243">
            <text:p>-243</text:p>
          </table:table-cell>
          <table:table-cell table:formula="of:=ATAN2([.C215];[.E215]- 8000) * (-180 / PI()) + 180" office:value-type="float" office:value="24.2863414889001">
            <text:p>24.29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98">
            <text:p>-3298</text:p>
          </table:table-cell>
          <table:table-cell office:value-type="float" office:value="-351">
            <text:p>-351</text:p>
          </table:table-cell>
          <table:table-cell office:value-type="float" office:value="9563">
            <text:p>9563</text:p>
          </table:table-cell>
          <table:table-cell office:value-type="float" office:value="38">
            <text:p>38</text:p>
          </table:table-cell>
          <table:table-cell office:value-type="float" office:value="-3878">
            <text:p>-3878</text:p>
          </table:table-cell>
          <table:table-cell office:value-type="float" office:value="-245">
            <text:p>-245</text:p>
          </table:table-cell>
          <table:table-cell table:formula="of:=ATAN2([.C216];[.E216]- 8000) * (-180 / PI()) + 180" office:value-type="float" office:value="25.357376878773">
            <text:p>25.3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227">
            <text:p>-3227</text:p>
          </table:table-cell>
          <table:table-cell office:value-type="float" office:value="-337">
            <text:p>-337</text:p>
          </table:table-cell>
          <table:table-cell office:value-type="float" office:value="9707">
            <text:p>9707</text:p>
          </table:table-cell>
          <table:table-cell office:value-type="float" office:value="40">
            <text:p>40</text:p>
          </table:table-cell>
          <table:table-cell office:value-type="float" office:value="-3877">
            <text:p>-3877</text:p>
          </table:table-cell>
          <table:table-cell office:value-type="float" office:value="-243">
            <text:p>-243</text:p>
          </table:table-cell>
          <table:table-cell table:formula="of:=ATAN2([.C217];[.E217]- 8000) * (-180 / PI()) + 180" office:value-type="float" office:value="27.8776888678823">
            <text:p>27.88</text:p>
          </table:table-cell>
          <table:table-cell table:number-columns-repeated="3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188">
            <text:p>-3188</text:p>
          </table:table-cell>
          <table:table-cell office:value-type="float" office:value="-254">
            <text:p>-254</text:p>
          </table:table-cell>
          <table:table-cell office:value-type="float" office:value="9783">
            <text:p>9783</text:p>
          </table:table-cell>
          <table:table-cell office:value-type="float" office:value="30">
            <text:p>30</text:p>
          </table:table-cell>
          <table:table-cell office:value-type="float" office:value="-3879">
            <text:p>-3879</text:p>
          </table:table-cell>
          <table:table-cell office:value-type="float" office:value="-244">
            <text:p>-244</text:p>
          </table:table-cell>
          <table:table-cell table:formula="of:=ATAN2([.C218];[.E218]- 8000) * (-180 / PI()) + 180" office:value-type="float" office:value="29.2176224697246">
            <text:p>29.2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116">
            <text:p>-3116</text:p>
          </table:table-cell>
          <table:table-cell office:value-type="float" office:value="-282">
            <text:p>-282</text:p>
          </table:table-cell>
          <table:table-cell office:value-type="float" office:value="9907">
            <text:p>9907</text:p>
          </table:table-cell>
          <table:table-cell office:value-type="float" office:value="18">
            <text:p>18</text:p>
          </table:table-cell>
          <table:table-cell office:value-type="float" office:value="-3876">
            <text:p>-3876</text:p>
          </table:table-cell>
          <table:table-cell office:value-type="float" office:value="-239">
            <text:p>-239</text:p>
          </table:table-cell>
          <table:table-cell table:formula="of:=ATAN2([.C219];[.E219]- 8000) * (-180 / PI()) + 180" office:value-type="float" office:value="31.4667392808825">
            <text:p>31.47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047">
            <text:p>-3047</text:p>
          </table:table-cell>
          <table:table-cell office:value-type="float" office:value="-293">
            <text:p>-293</text:p>
          </table:table-cell>
          <table:table-cell office:value-type="float" office:value="10007">
            <text:p>10007</text:p>
          </table:table-cell>
          <table:table-cell office:value-type="float" office:value="8">
            <text:p>8</text:p>
          </table:table-cell>
          <table:table-cell office:value-type="float" office:value="-3874">
            <text:p>-3874</text:p>
          </table:table-cell>
          <table:table-cell office:value-type="float" office:value="-233">
            <text:p>-233</text:p>
          </table:table-cell>
          <table:table-cell table:formula="of:=ATAN2([.C220];[.E220]- 8000) * (-180 / PI()) + 180" office:value-type="float" office:value="33.3721238564592">
            <text:p>33.37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991">
            <text:p>-2991</text:p>
          </table:table-cell>
          <table:table-cell office:value-type="float" office:value="-409">
            <text:p>-409</text:p>
          </table:table-cell>
          <table:table-cell office:value-type="float" office:value="10069">
            <text:p>10069</text:p>
          </table:table-cell>
          <table:table-cell office:value-type="float" office:value="8">
            <text:p>8</text:p>
          </table:table-cell>
          <table:table-cell office:value-type="float" office:value="-3879">
            <text:p>-3879</text:p>
          </table:table-cell>
          <table:table-cell office:value-type="float" office:value="-237">
            <text:p>-237</text:p>
          </table:table-cell>
          <table:table-cell table:formula="of:=ATAN2([.C221];[.E221]- 8000) * (-180 / PI()) + 180" office:value-type="float" office:value="34.6732331937307">
            <text:p>34.6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860">
            <text:p>-2860</text:p>
          </table:table-cell>
          <table:table-cell office:value-type="float" office:value="-440">
            <text:p>-440</text:p>
          </table:table-cell>
          <table:table-cell office:value-type="float" office:value="10188">
            <text:p>10188</text:p>
          </table:table-cell>
          <table:table-cell office:value-type="float" office:value="22">
            <text:p>22</text:p>
          </table:table-cell>
          <table:table-cell office:value-type="float" office:value="-3876">
            <text:p>-3876</text:p>
          </table:table-cell>
          <table:table-cell office:value-type="float" office:value="-241">
            <text:p>-241</text:p>
          </table:table-cell>
          <table:table-cell table:formula="of:=ATAN2([.C222];[.E222]- 8000) * (-180 / PI()) + 180" office:value-type="float" office:value="37.4172523604005">
            <text:p>37.42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795">
            <text:p>-2795</text:p>
          </table:table-cell>
          <table:table-cell office:value-type="float" office:value="-440">
            <text:p>-440</text:p>
          </table:table-cell>
          <table:table-cell office:value-type="float" office:value="10265">
            <text:p>10265</text:p>
          </table:table-cell>
          <table:table-cell office:value-type="float" office:value="37">
            <text:p>37</text:p>
          </table:table-cell>
          <table:table-cell office:value-type="float" office:value="-3873">
            <text:p>-3873</text:p>
          </table:table-cell>
          <table:table-cell office:value-type="float" office:value="-241">
            <text:p>-241</text:p>
          </table:table-cell>
          <table:table-cell table:formula="of:=ATAN2([.C223];[.E223]- 8000) * (-180 / PI()) + 180" office:value-type="float" office:value="39.0204671775154">
            <text:p>39.02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767">
            <text:p>-2767</text:p>
          </table:table-cell>
          <table:table-cell office:value-type="float" office:value="-384">
            <text:p>-384</text:p>
          </table:table-cell>
          <table:table-cell office:value-type="float" office:value="10354">
            <text:p>10354</text:p>
          </table:table-cell>
          <table:table-cell office:value-type="float" office:value="39">
            <text:p>39</text:p>
          </table:table-cell>
          <table:table-cell office:value-type="float" office:value="-3873">
            <text:p>-3873</text:p>
          </table:table-cell>
          <table:table-cell office:value-type="float" office:value="-247">
            <text:p>-247</text:p>
          </table:table-cell>
          <table:table-cell table:formula="of:=ATAN2([.C224];[.E224]- 8000) * (-180 / PI()) + 180" office:value-type="float" office:value="40.389171389424">
            <text:p>40.39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632">
            <text:p>-2632</text:p>
          </table:table-cell>
          <table:table-cell office:value-type="float" office:value="-306">
            <text:p>-306</text:p>
          </table:table-cell>
          <table:table-cell office:value-type="float" office:value="10388">
            <text:p>10388</text:p>
          </table:table-cell>
          <table:table-cell office:value-type="float" office:value="34">
            <text:p>34</text:p>
          </table:table-cell>
          <table:table-cell office:value-type="float" office:value="-3868">
            <text:p>-3868</text:p>
          </table:table-cell>
          <table:table-cell office:value-type="float" office:value="-248">
            <text:p>-248</text:p>
          </table:table-cell>
          <table:table-cell table:formula="of:=ATAN2([.C225];[.E225]- 8000) * (-180 / PI()) + 180" office:value-type="float" office:value="42.2172955405314">
            <text:p>42.22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586">
            <text:p>-2586</text:p>
          </table:table-cell>
          <table:table-cell office:value-type="float" office:value="-299">
            <text:p>-299</text:p>
          </table:table-cell>
          <table:table-cell office:value-type="float" office:value="10518">
            <text:p>10518</text:p>
          </table:table-cell>
          <table:table-cell office:value-type="float" office:value="19">
            <text:p>19</text:p>
          </table:table-cell>
          <table:table-cell office:value-type="float" office:value="-3866">
            <text:p>-3866</text:p>
          </table:table-cell>
          <table:table-cell office:value-type="float" office:value="-238">
            <text:p>-238</text:p>
          </table:table-cell>
          <table:table-cell table:formula="of:=ATAN2([.C226];[.E226]- 8000) * (-180 / PI()) + 180" office:value-type="float" office:value="44.2367001347166">
            <text:p>44.24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508">
            <text:p>-2508</text:p>
          </table:table-cell>
          <table:table-cell office:value-type="float" office:value="-330">
            <text:p>-330</text:p>
          </table:table-cell>
          <table:table-cell office:value-type="float" office:value="10618">
            <text:p>10618</text:p>
          </table:table-cell>
          <table:table-cell office:value-type="float" office:value="4">
            <text:p>4</text:p>
          </table:table-cell>
          <table:table-cell office:value-type="float" office:value="-3870">
            <text:p>-3870</text:p>
          </table:table-cell>
          <table:table-cell office:value-type="float" office:value="-231">
            <text:p>-231</text:p>
          </table:table-cell>
          <table:table-cell table:formula="of:=ATAN2([.C227];[.E227]- 8000) * (-180 / PI()) + 180" office:value-type="float" office:value="46.2293344864779">
            <text:p>46.23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406">
            <text:p>-2406</text:p>
          </table:table-cell>
          <table:table-cell office:value-type="float" office:value="-410">
            <text:p>-410</text:p>
          </table:table-cell>
          <table:table-cell office:value-type="float" office:value="10667">
            <text:p>10667</text:p>
          </table:table-cell>
          <table:table-cell office:value-type="float" office:value="4">
            <text:p>4</text:p>
          </table:table-cell>
          <table:table-cell office:value-type="float" office:value="-3869">
            <text:p>-3869</text:p>
          </table:table-cell>
          <table:table-cell office:value-type="float" office:value="-233">
            <text:p>-233</text:p>
          </table:table-cell>
          <table:table-cell table:formula="of:=ATAN2([.C228];[.E228]- 8000) * (-180 / PI()) + 180" office:value-type="float" office:value="47.9452049796067">
            <text:p>47.9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318">
            <text:p>-2318</text:p>
          </table:table-cell>
          <table:table-cell office:value-type="float" office:value="-459">
            <text:p>-459</text:p>
          </table:table-cell>
          <table:table-cell office:value-type="float" office:value="10712">
            <text:p>10712</text:p>
          </table:table-cell>
          <table:table-cell office:value-type="float" office:value="17">
            <text:p>17</text:p>
          </table:table-cell>
          <table:table-cell office:value-type="float" office:value="-3874">
            <text:p>-3874</text:p>
          </table:table-cell>
          <table:table-cell office:value-type="float" office:value="-234">
            <text:p>-234</text:p>
          </table:table-cell>
          <table:table-cell table:formula="of:=ATAN2([.C229];[.E229]- 8000) * (-180 / PI()) + 180" office:value-type="float" office:value="49.4788343875664">
            <text:p>49.48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221">
            <text:p>-2221</text:p>
          </table:table-cell>
          <table:table-cell office:value-type="float" office:value="-443">
            <text:p>-443</text:p>
          </table:table-cell>
          <table:table-cell office:value-type="float" office:value="10822">
            <text:p>10822</text:p>
          </table:table-cell>
          <table:table-cell office:value-type="float" office:value="35">
            <text:p>35</text:p>
          </table:table-cell>
          <table:table-cell office:value-type="float" office:value="-3871">
            <text:p>-3871</text:p>
          </table:table-cell>
          <table:table-cell office:value-type="float" office:value="-244">
            <text:p>-244</text:p>
          </table:table-cell>
          <table:table-cell table:formula="of:=ATAN2([.C230];[.E230]- 8000) * (-180 / PI()) + 180" office:value-type="float" office:value="51.7961761890614">
            <text:p>51.80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092">
            <text:p>-2092</text:p>
          </table:table-cell>
          <table:table-cell office:value-type="float" office:value="-400">
            <text:p>-400</text:p>
          </table:table-cell>
          <table:table-cell office:value-type="float" office:value="10868">
            <text:p>10868</text:p>
          </table:table-cell>
          <table:table-cell office:value-type="float" office:value="40">
            <text:p>40</text:p>
          </table:table-cell>
          <table:table-cell office:value-type="float" office:value="-3868">
            <text:p>-3868</text:p>
          </table:table-cell>
          <table:table-cell office:value-type="float" office:value="-253">
            <text:p>-253</text:p>
          </table:table-cell>
          <table:table-cell table:formula="of:=ATAN2([.C231];[.E231]- 8000) * (-180 / PI()) + 180" office:value-type="float" office:value="53.8919350725421">
            <text:p>53.89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006">
            <text:p>-2006</text:p>
          </table:table-cell>
          <table:table-cell office:value-type="float" office:value="-335">
            <text:p>-335</text:p>
          </table:table-cell>
          <table:table-cell office:value-type="float" office:value="10954">
            <text:p>10954</text:p>
          </table:table-cell>
          <table:table-cell office:value-type="float" office:value="36">
            <text:p>36</text:p>
          </table:table-cell>
          <table:table-cell office:value-type="float" office:value="-3871">
            <text:p>-3871</text:p>
          </table:table-cell>
          <table:table-cell office:value-type="float" office:value="-250">
            <text:p>-250</text:p>
          </table:table-cell>
          <table:table-cell table:formula="of:=ATAN2([.C232];[.E232]- 8000) * (-180 / PI()) + 180" office:value-type="float" office:value="55.8203890237393">
            <text:p>55.82</text:p>
          </table:table-cell>
          <table:table-cell table:number-columns-repeated="3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1896">
            <text:p>-1896</text:p>
          </table:table-cell>
          <table:table-cell office:value-type="float" office:value="-303">
            <text:p>-303</text:p>
          </table:table-cell>
          <table:table-cell office:value-type="float" office:value="10956">
            <text:p>10956</text:p>
          </table:table-cell>
          <table:table-cell office:value-type="float" office:value="26">
            <text:p>26</text:p>
          </table:table-cell>
          <table:table-cell office:value-type="float" office:value="-3866">
            <text:p>-3866</text:p>
          </table:table-cell>
          <table:table-cell office:value-type="float" office:value="-237">
            <text:p>-237</text:p>
          </table:table-cell>
          <table:table-cell table:formula="of:=ATAN2([.C233];[.E233]- 8000) * (-180 / PI()) + 180" office:value-type="float" office:value="57.3235908912377">
            <text:p>57.32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844">
            <text:p>-1844</text:p>
          </table:table-cell>
          <table:table-cell office:value-type="float" office:value="-347">
            <text:p>-347</text:p>
          </table:table-cell>
          <table:table-cell office:value-type="float" office:value="11051">
            <text:p>11051</text:p>
          </table:table-cell>
          <table:table-cell office:value-type="float" office:value="13">
            <text:p>13</text:p>
          </table:table-cell>
          <table:table-cell office:value-type="float" office:value="-3869">
            <text:p>-3869</text:p>
          </table:table-cell>
          <table:table-cell office:value-type="float" office:value="-231">
            <text:p>-231</text:p>
          </table:table-cell>
          <table:table-cell table:formula="of:=ATAN2([.C234];[.E234]- 8000) * (-180 / PI()) + 180" office:value-type="float" office:value="58.8515701656764">
            <text:p>58.85</text:p>
          </table:table-cell>
          <table:table-cell table:number-columns-repeated="3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725">
            <text:p>-1725</text:p>
          </table:table-cell>
          <table:table-cell office:value-type="float" office:value="-397">
            <text:p>-397</text:p>
          </table:table-cell>
          <table:table-cell office:value-type="float" office:value="11154">
            <text:p>11154</text:p>
          </table:table-cell>
          <table:table-cell office:value-type="float" office:value="10">
            <text:p>10</text:p>
          </table:table-cell>
          <table:table-cell office:value-type="float" office:value="-3863">
            <text:p>-3863</text:p>
          </table:table-cell>
          <table:table-cell office:value-type="float" office:value="-229">
            <text:p>-229</text:p>
          </table:table-cell>
          <table:table-cell table:formula="of:=ATAN2([.C235];[.E235]- 8000) * (-180 / PI()) + 180" office:value-type="float" office:value="61.3246685751651">
            <text:p>61.32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598">
            <text:p>-1598</text:p>
          </table:table-cell>
          <table:table-cell office:value-type="float" office:value="-456">
            <text:p>-456</text:p>
          </table:table-cell>
          <table:table-cell office:value-type="float" office:value="11225">
            <text:p>11225</text:p>
          </table:table-cell>
          <table:table-cell office:value-type="float" office:value="18">
            <text:p>18</text:p>
          </table:table-cell>
          <table:table-cell office:value-type="float" office:value="-3867">
            <text:p>-3867</text:p>
          </table:table-cell>
          <table:table-cell office:value-type="float" office:value="-234">
            <text:p>-234</text:p>
          </table:table-cell>
          <table:table-cell table:formula="of:=ATAN2([.C236];[.E236]- 8000) * (-180 / PI()) + 180" office:value-type="float" office:value="63.6414063793877">
            <text:p>63.64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513">
            <text:p>-1513</text:p>
          </table:table-cell>
          <table:table-cell office:value-type="float" office:value="-463">
            <text:p>-463</text:p>
          </table:table-cell>
          <table:table-cell office:value-type="float" office:value="11215">
            <text:p>11215</text:p>
          </table:table-cell>
          <table:table-cell office:value-type="float" office:value="29">
            <text:p>29</text:p>
          </table:table-cell>
          <table:table-cell office:value-type="float" office:value="-3866">
            <text:p>-3866</text:p>
          </table:table-cell>
          <table:table-cell office:value-type="float" office:value="-249">
            <text:p>-249</text:p>
          </table:table-cell>
          <table:table-cell table:formula="of:=ATAN2([.C237];[.E237]- 8000) * (-180 / PI()) + 180" office:value-type="float" office:value="64.7980181065058">
            <text:p>64.80</text:p>
          </table:table-cell>
          <table:table-cell table:number-columns-repeated="3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367">
            <text:p>-1367</text:p>
          </table:table-cell>
          <table:table-cell office:value-type="float" office:value="-436">
            <text:p>-436</text:p>
          </table:table-cell>
          <table:table-cell office:value-type="float" office:value="11233">
            <text:p>11233</text:p>
          </table:table-cell>
          <table:table-cell office:value-type="float" office:value="43">
            <text:p>43</text:p>
          </table:table-cell>
          <table:table-cell office:value-type="float" office:value="-3862">
            <text:p>-3862</text:p>
          </table:table-cell>
          <table:table-cell office:value-type="float" office:value="-248">
            <text:p>-248</text:p>
          </table:table-cell>
          <table:table-cell table:formula="of:=ATAN2([.C238];[.E238]- 8000) * (-180 / PI()) + 180" office:value-type="float" office:value="67.0800415610152">
            <text:p>67.08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283">
            <text:p>-1283</text:p>
          </table:table-cell>
          <table:table-cell office:value-type="float" office:value="-363">
            <text:p>-363</text:p>
          </table:table-cell>
          <table:table-cell office:value-type="float" office:value="11305">
            <text:p>11305</text:p>
          </table:table-cell>
          <table:table-cell office:value-type="float" office:value="38">
            <text:p>38</text:p>
          </table:table-cell>
          <table:table-cell office:value-type="float" office:value="-3855">
            <text:p>-3855</text:p>
          </table:table-cell>
          <table:table-cell office:value-type="float" office:value="-247">
            <text:p>-247</text:p>
          </table:table-cell>
          <table:table-cell table:formula="of:=ATAN2([.C239];[.E239]- 8000) * (-180 / PI()) + 180" office:value-type="float" office:value="68.7838028377029">
            <text:p>68.78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117">
            <text:p>-1117</text:p>
          </table:table-cell>
          <table:table-cell office:value-type="float" office:value="-324">
            <text:p>-324</text:p>
          </table:table-cell>
          <table:table-cell office:value-type="float" office:value="11360">
            <text:p>11360</text:p>
          </table:table-cell>
          <table:table-cell office:value-type="float" office:value="23">
            <text:p>23</text:p>
          </table:table-cell>
          <table:table-cell office:value-type="float" office:value="-3855">
            <text:p>-3855</text:p>
          </table:table-cell>
          <table:table-cell office:value-type="float" office:value="-238">
            <text:p>-238</text:p>
          </table:table-cell>
          <table:table-cell table:formula="of:=ATAN2([.C240];[.E240]- 8000) * (-180 / PI()) + 180" office:value-type="float" office:value="71.6111047543367">
            <text:p>71.61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1056">
            <text:p>-1056</text:p>
          </table:table-cell>
          <table:table-cell office:value-type="float" office:value="-345">
            <text:p>-345</text:p>
          </table:table-cell>
          <table:table-cell office:value-type="float" office:value="11422">
            <text:p>11422</text:p>
          </table:table-cell>
          <table:table-cell office:value-type="float" office:value="15">
            <text:p>15</text:p>
          </table:table-cell>
          <table:table-cell office:value-type="float" office:value="-3851">
            <text:p>-3851</text:p>
          </table:table-cell>
          <table:table-cell office:value-type="float" office:value="-223">
            <text:p>-223</text:p>
          </table:table-cell>
          <table:table-cell table:formula="of:=ATAN2([.C241];[.E241]- 8000) * (-180 / PI()) + 180" office:value-type="float" office:value="72.8502205143112">
            <text:p>72.85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944">
            <text:p>-944</text:p>
          </table:table-cell>
          <table:table-cell office:value-type="float" office:value="-396">
            <text:p>-396</text:p>
          </table:table-cell>
          <table:table-cell office:value-type="float" office:value="11477">
            <text:p>11477</text:p>
          </table:table-cell>
          <table:table-cell office:value-type="float" office:value="10">
            <text:p>10</text:p>
          </table:table-cell>
          <table:table-cell office:value-type="float" office:value="-3850">
            <text:p>-3850</text:p>
          </table:table-cell>
          <table:table-cell office:value-type="float" office:value="-219">
            <text:p>-219</text:p>
          </table:table-cell>
          <table:table-cell table:formula="of:=ATAN2([.C242];[.E242]- 8000) * (-180 / PI()) + 180" office:value-type="float" office:value="74.8104354842902">
            <text:p>74.81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845">
            <text:p>-845</text:p>
          </table:table-cell>
          <table:table-cell office:value-type="float" office:value="-484">
            <text:p>-484</text:p>
          </table:table-cell>
          <table:table-cell office:value-type="float" office:value="11475">
            <text:p>11475</text:p>
          </table:table-cell>
          <table:table-cell office:value-type="float" office:value="13">
            <text:p>13</text:p>
          </table:table-cell>
          <table:table-cell office:value-type="float" office:value="-3850">
            <text:p>-3850</text:p>
          </table:table-cell>
          <table:table-cell office:value-type="float" office:value="-222">
            <text:p>-222</text:p>
          </table:table-cell>
          <table:table-cell table:formula="of:=ATAN2([.C243];[.E243]- 8000) * (-180 / PI()) + 180" office:value-type="float" office:value="76.3329002242009">
            <text:p>76.33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745">
            <text:p>-745</text:p>
          </table:table-cell>
          <table:table-cell office:value-type="float" office:value="-490">
            <text:p>-490</text:p>
          </table:table-cell>
          <table:table-cell office:value-type="float" office:value="11455">
            <text:p>11455</text:p>
          </table:table-cell>
          <table:table-cell office:value-type="float" office:value="29">
            <text:p>29</text:p>
          </table:table-cell>
          <table:table-cell office:value-type="float" office:value="-3848">
            <text:p>-3848</text:p>
          </table:table-cell>
          <table:table-cell office:value-type="float" office:value="-237">
            <text:p>-237</text:p>
          </table:table-cell>
          <table:table-cell table:formula="of:=ATAN2([.C244];[.E244]- 8000) * (-180 / PI()) + 180" office:value-type="float" office:value="77.8316489378039">
            <text:p>77.8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628">
            <text:p>-628</text:p>
          </table:table-cell>
          <table:table-cell office:value-type="float" office:value="-383">
            <text:p>-383</text:p>
          </table:table-cell>
          <table:table-cell office:value-type="float" office:value="11530">
            <text:p>11530</text:p>
          </table:table-cell>
          <table:table-cell office:value-type="float" office:value="36">
            <text:p>36</text:p>
          </table:table-cell>
          <table:table-cell office:value-type="float" office:value="-3847">
            <text:p>-3847</text:p>
          </table:table-cell>
          <table:table-cell office:value-type="float" office:value="-257">
            <text:p>-257</text:p>
          </table:table-cell>
          <table:table-cell table:formula="of:=ATAN2([.C245];[.E245]- 8000) * (-180 / PI()) + 180" office:value-type="float" office:value="79.9124093498964">
            <text:p>79.9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532">
            <text:p>-532</text:p>
          </table:table-cell>
          <table:table-cell office:value-type="float" office:value="-423">
            <text:p>-423</text:p>
          </table:table-cell>
          <table:table-cell office:value-type="float" office:value="11545">
            <text:p>11545</text:p>
          </table:table-cell>
          <table:table-cell office:value-type="float" office:value="36">
            <text:p>36</text:p>
          </table:table-cell>
          <table:table-cell office:value-type="float" office:value="-3845">
            <text:p>-3845</text:p>
          </table:table-cell>
          <table:table-cell office:value-type="float" office:value="-260">
            <text:p>-260</text:p>
          </table:table-cell>
          <table:table-cell table:formula="of:=ATAN2([.C246];[.E246]- 8000) * (-180 / PI()) + 180" office:value-type="float" office:value="81.4652827389661">
            <text:p>81.4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426">
            <text:p>-426</text:p>
          </table:table-cell>
          <table:table-cell office:value-type="float" office:value="-383">
            <text:p>-383</text:p>
          </table:table-cell>
          <table:table-cell office:value-type="float" office:value="11572">
            <text:p>11572</text:p>
          </table:table-cell>
          <table:table-cell office:value-type="float" office:value="32">
            <text:p>32</text:p>
          </table:table-cell>
          <table:table-cell office:value-type="float" office:value="-3842">
            <text:p>-3842</text:p>
          </table:table-cell>
          <table:table-cell office:value-type="float" office:value="-246">
            <text:p>-246</text:p>
          </table:table-cell>
          <table:table-cell table:formula="of:=ATAN2([.C247];[.E247]- 8000) * (-180 / PI()) + 180" office:value-type="float" office:value="83.1989753649819">
            <text:p>83.20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92">
            <text:p>-292</text:p>
          </table:table-cell>
          <table:table-cell office:value-type="float" office:value="-368">
            <text:p>-368</text:p>
          </table:table-cell>
          <table:table-cell office:value-type="float" office:value="11569">
            <text:p>11569</text:p>
          </table:table-cell>
          <table:table-cell office:value-type="float" office:value="21">
            <text:p>21</text:p>
          </table:table-cell>
          <table:table-cell office:value-type="float" office:value="-3845">
            <text:p>-3845</text:p>
          </table:table-cell>
          <table:table-cell office:value-type="float" office:value="-231">
            <text:p>-231</text:p>
          </table:table-cell>
          <table:table-cell table:formula="of:=ATAN2([.C248];[.E248]- 8000) * (-180 / PI()) + 180" office:value-type="float" office:value="85.3227271137144">
            <text:p>85.3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64">
            <text:p>-164</text:p>
          </table:table-cell>
          <table:table-cell office:value-type="float" office:value="-431">
            <text:p>-431</text:p>
          </table:table-cell>
          <table:table-cell office:value-type="float" office:value="11596">
            <text:p>11596</text:p>
          </table:table-cell>
          <table:table-cell office:value-type="float" office:value="15">
            <text:p>15</text:p>
          </table:table-cell>
          <table:table-cell office:value-type="float" office:value="-3835">
            <text:p>-3835</text:p>
          </table:table-cell>
          <table:table-cell office:value-type="float" office:value="-217">
            <text:p>-217</text:p>
          </table:table-cell>
          <table:table-cell table:formula="of:=ATAN2([.C249];[.E249]- 8000) * (-180 / PI()) + 180" office:value-type="float" office:value="87.3887649412902">
            <text:p>87.3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2">
            <text:p>-32</text:p>
          </table:table-cell>
          <table:table-cell office:value-type="float" office:value="-407">
            <text:p>-407</text:p>
          </table:table-cell>
          <table:table-cell office:value-type="float" office:value="11654">
            <text:p>11654</text:p>
          </table:table-cell>
          <table:table-cell office:value-type="float" office:value="16">
            <text:p>16</text:p>
          </table:table-cell>
          <table:table-cell office:value-type="float" office:value="-3835">
            <text:p>-3835</text:p>
          </table:table-cell>
          <table:table-cell office:value-type="float" office:value="-216">
            <text:p>-216</text:p>
          </table:table-cell>
          <table:table-cell table:formula="of:=ATAN2([.C250];[.E250]- 8000) * (-180 / PI()) + 180" office:value-type="float" office:value="89.4982435483045">
            <text:p>89.50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-416">
            <text:p>-416</text:p>
          </table:table-cell>
          <table:table-cell office:value-type="float" office:value="11655">
            <text:p>11655</text:p>
          </table:table-cell>
          <table:table-cell office:value-type="float" office:value="22">
            <text:p>22</text:p>
          </table:table-cell>
          <table:table-cell office:value-type="float" office:value="-3835">
            <text:p>-3835</text:p>
          </table:table-cell>
          <table:table-cell office:value-type="float" office:value="-231">
            <text:p>-231</text:p>
          </table:table-cell>
          <table:table-cell table:formula="of:=ATAN2([.C251];[.E251]- 8000) * (-180 / PI()) + 180" office:value-type="float" office:value="90.9874902040778">
            <text:p>90.9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-453">
            <text:p>-453</text:p>
          </table:table-cell>
          <table:table-cell office:value-type="float" office:value="11645">
            <text:p>11645</text:p>
          </table:table-cell>
          <table:table-cell office:value-type="float" office:value="27">
            <text:p>27</text:p>
          </table:table-cell>
          <table:table-cell office:value-type="float" office:value="-3832">
            <text:p>-3832</text:p>
          </table:table-cell>
          <table:table-cell office:value-type="float" office:value="-247">
            <text:p>-247</text:p>
          </table:table-cell>
          <table:table-cell table:formula="of:=ATAN2([.C252];[.E252]- 8000) * (-180 / PI()) + 180" office:value-type="float" office:value="92.1524907040735">
            <text:p>92.1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-410">
            <text:p>-410</text:p>
          </table:table-cell>
          <table:table-cell office:value-type="float" office:value="11554">
            <text:p>11554</text:p>
          </table:table-cell>
          <table:table-cell office:value-type="float" office:value="30">
            <text:p>30</text:p>
          </table:table-cell>
          <table:table-cell office:value-type="float" office:value="-3826">
            <text:p>-3826</text:p>
          </table:table-cell>
          <table:table-cell office:value-type="float" office:value="-257">
            <text:p>-257</text:p>
          </table:table-cell>
          <table:table-cell table:formula="of:=ATAN2([.C253];[.E253]- 8000) * (-180 / PI()) + 180" office:value-type="float" office:value="94.4406188658169">
            <text:p>94.44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-405">
            <text:p>-405</text:p>
          </table:table-cell>
          <table:table-cell office:value-type="float" office:value="11624">
            <text:p>11624</text:p>
          </table:table-cell>
          <table:table-cell office:value-type="float" office:value="30">
            <text:p>30</text:p>
          </table:table-cell>
          <table:table-cell office:value-type="float" office:value="-3825">
            <text:p>-3825</text:p>
          </table:table-cell>
          <table:table-cell office:value-type="float" office:value="-253">
            <text:p>-253</text:p>
          </table:table-cell>
          <table:table-cell table:formula="of:=ATAN2([.C254];[.E254]- 8000) * (-180 / PI()) + 180" office:value-type="float" office:value="96.0172357447854">
            <text:p>96.02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  <table:table-cell office:value-type="float" office:value="-412">
            <text:p>-412</text:p>
          </table:table-cell>
          <table:table-cell office:value-type="float" office:value="11599">
            <text:p>11599</text:p>
          </table:table-cell>
          <table:table-cell office:value-type="float" office:value="24">
            <text:p>24</text:p>
          </table:table-cell>
          <table:table-cell office:value-type="float" office:value="-3822">
            <text:p>-3822</text:p>
          </table:table-cell>
          <table:table-cell office:value-type="float" office:value="-234">
            <text:p>-234</text:p>
          </table:table-cell>
          <table:table-cell table:formula="of:=ATAN2([.C255];[.E255]- 8000) * (-180 / PI()) + 180" office:value-type="float" office:value="97.9717963264571">
            <text:p>97.97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615">
            <text:p>615</text:p>
          </table:table-cell>
          <table:table-cell office:value-type="float" office:value="-419">
            <text:p>-419</text:p>
          </table:table-cell>
          <table:table-cell office:value-type="float" office:value="11620">
            <text:p>11620</text:p>
          </table:table-cell>
          <table:table-cell office:value-type="float" office:value="21">
            <text:p>21</text:p>
          </table:table-cell>
          <table:table-cell office:value-type="float" office:value="-3821">
            <text:p>-3821</text:p>
          </table:table-cell>
          <table:table-cell office:value-type="float" office:value="-221">
            <text:p>-221</text:p>
          </table:table-cell>
          <table:table-cell table:formula="of:=ATAN2([.C256];[.E256]- 8000) * (-180 / PI()) + 180" office:value-type="float" office:value="99.6418920058413">
            <text:p>99.64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  <table:table-cell office:value-type="float" office:value="-421">
            <text:p>-421</text:p>
          </table:table-cell>
          <table:table-cell office:value-type="float" office:value="11565">
            <text:p>11565</text:p>
          </table:table-cell>
          <table:table-cell office:value-type="float" office:value="18">
            <text:p>18</text:p>
          </table:table-cell>
          <table:table-cell office:value-type="float" office:value="-3824">
            <text:p>-3824</text:p>
          </table:table-cell>
          <table:table-cell office:value-type="float" office:value="-217">
            <text:p>-217</text:p>
          </table:table-cell>
          <table:table-cell table:formula="of:=ATAN2([.C257];[.E257]- 8000) * (-180 / PI()) + 180" office:value-type="float" office:value="101.618668463754">
            <text:p>101.62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office:value-type="float" office:value="-431">
            <text:p>-431</text:p>
          </table:table-cell>
          <table:table-cell office:value-type="float" office:value="11584">
            <text:p>11584</text:p>
          </table:table-cell>
          <table:table-cell office:value-type="float" office:value="26">
            <text:p>26</text:p>
          </table:table-cell>
          <table:table-cell office:value-type="float" office:value="-3820">
            <text:p>-3820</text:p>
          </table:table-cell>
          <table:table-cell office:value-type="float" office:value="-227">
            <text:p>-227</text:p>
          </table:table-cell>
          <table:table-cell table:formula="of:=ATAN2([.C258];[.E258]- 8000) * (-180 / PI()) + 180" office:value-type="float" office:value="103.478197582525">
            <text:p>103.48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-398">
            <text:p>-398</text:p>
          </table:table-cell>
          <table:table-cell office:value-type="float" office:value="11505">
            <text:p>11505</text:p>
          </table:table-cell>
          <table:table-cell office:value-type="float" office:value="27">
            <text:p>27</text:p>
          </table:table-cell>
          <table:table-cell office:value-type="float" office:value="-3795">
            <text:p>-3795</text:p>
          </table:table-cell>
          <table:table-cell office:value-type="float" office:value="-235">
            <text:p>-235</text:p>
          </table:table-cell>
          <table:table-cell table:formula="of:=ATAN2([.C259];[.E259]- 8000) * (-180 / PI()) + 180" office:value-type="float" office:value="105.393347094741">
            <text:p>105.39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816">
            <text:p>1816</text:p>
          </table:table-cell>
          <table:table-cell office:value-type="float" office:value="-372">
            <text:p>-372</text:p>
          </table:table-cell>
          <table:table-cell office:value-type="float" office:value="11292">
            <text:p>11292</text:p>
          </table:table-cell>
          <table:table-cell office:value-type="float" office:value="20">
            <text:p>20</text:p>
          </table:table-cell>
          <table:table-cell office:value-type="float" office:value="-3794">
            <text:p>-3794</text:p>
          </table:table-cell>
          <table:table-cell office:value-type="float" office:value="-249">
            <text:p>-249</text:p>
          </table:table-cell>
          <table:table-cell table:formula="of:=ATAN2([.C260];[.E260]- 8000) * (-180 / PI()) + 180" office:value-type="float" office:value="118.882900819981">
            <text:p>118.88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-371">
            <text:p>-371</text:p>
          </table:table-cell>
          <table:table-cell office:value-type="float" office:value="11249">
            <text:p>11249</text:p>
          </table:table-cell>
          <table:table-cell office:value-type="float" office:value="21">
            <text:p>21</text:p>
          </table:table-cell>
          <table:table-cell office:value-type="float" office:value="-3797">
            <text:p>-3797</text:p>
          </table:table-cell>
          <table:table-cell office:value-type="float" office:value="-253">
            <text:p>-253</text:p>
          </table:table-cell>
          <table:table-cell table:formula="of:=ATAN2([.C261];[.E261]- 8000) * (-180 / PI()) + 180" office:value-type="float" office:value="120.028943320094">
            <text:p>120.03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office:value-type="float" office:value="-360">
            <text:p>-360</text:p>
          </table:table-cell>
          <table:table-cell office:value-type="float" office:value="11216">
            <text:p>11216</text:p>
          </table:table-cell>
          <table:table-cell office:value-type="float" office:value="21">
            <text:p>21</text:p>
          </table:table-cell>
          <table:table-cell office:value-type="float" office:value="-3791">
            <text:p>-3791</text:p>
          </table:table-cell>
          <table:table-cell office:value-type="float" office:value="-246">
            <text:p>-246</text:p>
          </table:table-cell>
          <table:table-cell table:formula="of:=ATAN2([.C262];[.E262]- 8000) * (-180 / PI()) + 180" office:value-type="float" office:value="122.171628900332">
            <text:p>122.17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-471">
            <text:p>-471</text:p>
          </table:table-cell>
          <table:table-cell office:value-type="float" office:value="11137">
            <text:p>11137</text:p>
          </table:table-cell>
          <table:table-cell office:value-type="float" office:value="25">
            <text:p>25</text:p>
          </table:table-cell>
          <table:table-cell office:value-type="float" office:value="-3789">
            <text:p>-3789</text:p>
          </table:table-cell>
          <table:table-cell office:value-type="float" office:value="-231">
            <text:p>-231</text:p>
          </table:table-cell>
          <table:table-cell table:formula="of:=ATAN2([.C263];[.E263]- 8000) * (-180 / PI()) + 180" office:value-type="float" office:value="124.226191930929">
            <text:p>124.23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256">
            <text:p>2256</text:p>
          </table:table-cell>
          <table:table-cell office:value-type="float" office:value="-366">
            <text:p>-366</text:p>
          </table:table-cell>
          <table:table-cell office:value-type="float" office:value="11079">
            <text:p>11079</text:p>
          </table:table-cell>
          <table:table-cell office:value-type="float" office:value="28">
            <text:p>28</text:p>
          </table:table-cell>
          <table:table-cell office:value-type="float" office:value="-3788">
            <text:p>-3788</text:p>
          </table:table-cell>
          <table:table-cell office:value-type="float" office:value="-222">
            <text:p>-222</text:p>
          </table:table-cell>
          <table:table-cell table:formula="of:=ATAN2([.C264];[.E264]- 8000) * (-180 / PI()) + 180" office:value-type="float" office:value="126.230435566863">
            <text:p>126.23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361">
            <text:p>2361</text:p>
          </table:table-cell>
          <table:table-cell office:value-type="float" office:value="-382">
            <text:p>-382</text:p>
          </table:table-cell>
          <table:table-cell office:value-type="float" office:value="11075">
            <text:p>11075</text:p>
          </table:table-cell>
          <table:table-cell office:value-type="float" office:value="28">
            <text:p>28</text:p>
          </table:table-cell>
          <table:table-cell office:value-type="float" office:value="-3787">
            <text:p>-3787</text:p>
          </table:table-cell>
          <table:table-cell office:value-type="float" office:value="-218">
            <text:p>-218</text:p>
          </table:table-cell>
          <table:table-cell table:formula="of:=ATAN2([.C265];[.E265]- 8000) * (-180 / PI()) + 180" office:value-type="float" office:value="127.517229937809">
            <text:p>127.52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-348">
            <text:p>-348</text:p>
          </table:table-cell>
          <table:table-cell office:value-type="float" office:value="10982">
            <text:p>10982</text:p>
          </table:table-cell>
          <table:table-cell office:value-type="float" office:value="26">
            <text:p>26</text:p>
          </table:table-cell>
          <table:table-cell office:value-type="float" office:value="-3783">
            <text:p>-3783</text:p>
          </table:table-cell>
          <table:table-cell office:value-type="float" office:value="-224">
            <text:p>-224</text:p>
          </table:table-cell>
          <table:table-cell table:formula="of:=ATAN2([.C266];[.E266]- 8000) * (-180 / PI()) + 180" office:value-type="float" office:value="129.314509064405">
            <text:p>129.31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492">
            <text:p>2492</text:p>
          </table:table-cell>
          <table:table-cell office:value-type="float" office:value="-293">
            <text:p>-293</text:p>
          </table:table-cell>
          <table:table-cell office:value-type="float" office:value="10958">
            <text:p>10958</text:p>
          </table:table-cell>
          <table:table-cell office:value-type="float" office:value="22">
            <text:p>22</text:p>
          </table:table-cell>
          <table:table-cell office:value-type="float" office:value="-3782">
            <text:p>-3782</text:p>
          </table:table-cell>
          <table:table-cell office:value-type="float" office:value="-240">
            <text:p>-240</text:p>
          </table:table-cell>
          <table:table-cell table:formula="of:=ATAN2([.C267];[.E267]- 8000) * (-180 / PI()) + 180" office:value-type="float" office:value="130.112834972714">
            <text:p>130.11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562">
            <text:p>2562</text:p>
          </table:table-cell>
          <table:table-cell office:value-type="float" office:value="-294">
            <text:p>-294</text:p>
          </table:table-cell>
          <table:table-cell office:value-type="float" office:value="10863">
            <text:p>10863</text:p>
          </table:table-cell>
          <table:table-cell office:value-type="float" office:value="14">
            <text:p>14</text:p>
          </table:table-cell>
          <table:table-cell office:value-type="float" office:value="-3782">
            <text:p>-3782</text:p>
          </table:table-cell>
          <table:table-cell office:value-type="float" office:value="-251">
            <text:p>-251</text:p>
          </table:table-cell>
          <table:table-cell table:formula="of:=ATAN2([.C268];[.E268]- 8000) * (-180 / PI()) + 180" office:value-type="float" office:value="131.82426448311">
            <text:p>131.82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691">
            <text:p>2691</text:p>
          </table:table-cell>
          <table:table-cell office:value-type="float" office:value="-389">
            <text:p>-389</text:p>
          </table:table-cell>
          <table:table-cell office:value-type="float" office:value="10787">
            <text:p>10787</text:p>
          </table:table-cell>
          <table:table-cell office:value-type="float" office:value="17">
            <text:p>17</text:p>
          </table:table-cell>
          <table:table-cell office:value-type="float" office:value="-3778">
            <text:p>-3778</text:p>
          </table:table-cell>
          <table:table-cell office:value-type="float" office:value="-250">
            <text:p>-250</text:p>
          </table:table-cell>
          <table:table-cell table:formula="of:=ATAN2([.C269];[.E269]- 8000) * (-180 / PI()) + 180" office:value-type="float" office:value="133.996014630194">
            <text:p>134.00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2784">
            <text:p>2784</text:p>
          </table:table-cell>
          <table:table-cell office:value-type="float" office:value="-409">
            <text:p>-409</text:p>
          </table:table-cell>
          <table:table-cell office:value-type="float" office:value="10713">
            <text:p>10713</text:p>
          </table:table-cell>
          <table:table-cell office:value-type="float" office:value="25">
            <text:p>25</text:p>
          </table:table-cell>
          <table:table-cell office:value-type="float" office:value="-3778">
            <text:p>-3778</text:p>
          </table:table-cell>
          <table:table-cell office:value-type="float" office:value="-239">
            <text:p>-239</text:p>
          </table:table-cell>
          <table:table-cell table:formula="of:=ATAN2([.C270];[.E270]- 8000) * (-180 / PI()) + 180" office:value-type="float" office:value="135.739998936005">
            <text:p>135.74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917">
            <text:p>2917</text:p>
          </table:table-cell>
          <table:table-cell office:value-type="float" office:value="-389">
            <text:p>-389</text:p>
          </table:table-cell>
          <table:table-cell office:value-type="float" office:value="10594">
            <text:p>10594</text:p>
          </table:table-cell>
          <table:table-cell office:value-type="float" office:value="29">
            <text:p>29</text:p>
          </table:table-cell>
          <table:table-cell office:value-type="float" office:value="-3775">
            <text:p>-3775</text:p>
          </table:table-cell>
          <table:table-cell office:value-type="float" office:value="-223">
            <text:p>-223</text:p>
          </table:table-cell>
          <table:table-cell table:formula="of:=ATAN2([.C271];[.E271]- 8000) * (-180 / PI()) + 180" office:value-type="float" office:value="138.354271368961">
            <text:p>138.35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033">
            <text:p>3033</text:p>
          </table:table-cell>
          <table:table-cell office:value-type="float" office:value="-373">
            <text:p>-373</text:p>
          </table:table-cell>
          <table:table-cell office:value-type="float" office:value="10575">
            <text:p>10575</text:p>
          </table:table-cell>
          <table:table-cell office:value-type="float" office:value="32">
            <text:p>32</text:p>
          </table:table-cell>
          <table:table-cell office:value-type="float" office:value="-3770">
            <text:p>-3770</text:p>
          </table:table-cell>
          <table:table-cell office:value-type="float" office:value="-213">
            <text:p>-213</text:p>
          </table:table-cell>
          <table:table-cell table:formula="of:=ATAN2([.C272];[.E272]- 8000) * (-180 / PI()) + 180" office:value-type="float" office:value="139.66892962265">
            <text:p>139.67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103">
            <text:p>3103</text:p>
          </table:table-cell>
          <table:table-cell office:value-type="float" office:value="-293">
            <text:p>-293</text:p>
          </table:table-cell>
          <table:table-cell office:value-type="float" office:value="10495">
            <text:p>10495</text:p>
          </table:table-cell>
          <table:table-cell office:value-type="float" office:value="31">
            <text:p>31</text:p>
          </table:table-cell>
          <table:table-cell office:value-type="float" office:value="-3759">
            <text:p>-3759</text:p>
          </table:table-cell>
          <table:table-cell office:value-type="float" office:value="-214">
            <text:p>-214</text:p>
          </table:table-cell>
          <table:table-cell table:formula="of:=ATAN2([.C273];[.E273]- 8000) * (-180 / PI()) + 180" office:value-type="float" office:value="141.198609994104">
            <text:p>141.20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151">
            <text:p>3151</text:p>
          </table:table-cell>
          <table:table-cell office:value-type="float" office:value="-242">
            <text:p>-242</text:p>
          </table:table-cell>
          <table:table-cell office:value-type="float" office:value="10404">
            <text:p>10404</text:p>
          </table:table-cell>
          <table:table-cell office:value-type="float" office:value="24">
            <text:p>24</text:p>
          </table:table-cell>
          <table:table-cell office:value-type="float" office:value="-3758">
            <text:p>-3758</text:p>
          </table:table-cell>
          <table:table-cell office:value-type="float" office:value="-229">
            <text:p>-229</text:p>
          </table:table-cell>
          <table:table-cell table:formula="of:=ATAN2([.C274];[.E274]- 8000) * (-180 / PI()) + 180" office:value-type="float" office:value="142.658816452189">
            <text:p>142.66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204">
            <text:p>3204</text:p>
          </table:table-cell>
          <table:table-cell office:value-type="float" office:value="-256">
            <text:p>-256</text:p>
          </table:table-cell>
          <table:table-cell office:value-type="float" office:value="10377">
            <text:p>10377</text:p>
          </table:table-cell>
          <table:table-cell office:value-type="float" office:value="16">
            <text:p>16</text:p>
          </table:table-cell>
          <table:table-cell office:value-type="float" office:value="-3753">
            <text:p>-3753</text:p>
          </table:table-cell>
          <table:table-cell office:value-type="float" office:value="-242">
            <text:p>-242</text:p>
          </table:table-cell>
          <table:table-cell table:formula="of:=ATAN2([.C275];[.E275]- 8000) * (-180 / PI()) + 180" office:value-type="float" office:value="143.428829334461">
            <text:p>143.43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283">
            <text:p>3283</text:p>
          </table:table-cell>
          <table:table-cell office:value-type="float" office:value="-299">
            <text:p>-299</text:p>
          </table:table-cell>
          <table:table-cell office:value-type="float" office:value="10278">
            <text:p>10278</text:p>
          </table:table-cell>
          <table:table-cell office:value-type="float" office:value="13">
            <text:p>13</text:p>
          </table:table-cell>
          <table:table-cell office:value-type="float" office:value="-3749">
            <text:p>-3749</text:p>
          </table:table-cell>
          <table:table-cell office:value-type="float" office:value="-251">
            <text:p>-251</text:p>
          </table:table-cell>
          <table:table-cell table:formula="of:=ATAN2([.C276];[.E276]- 8000) * (-180 / PI()) + 180" office:value-type="float" office:value="145.244087446459">
            <text:p>145.24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364">
            <text:p>3364</text:p>
          </table:table-cell>
          <table:table-cell office:value-type="float" office:value="-355">
            <text:p>-355</text:p>
          </table:table-cell>
          <table:table-cell office:value-type="float" office:value="10152">
            <text:p>10152</text:p>
          </table:table-cell>
          <table:table-cell office:value-type="float" office:value="13">
            <text:p>13</text:p>
          </table:table-cell>
          <table:table-cell office:value-type="float" office:value="-3749">
            <text:p>-3749</text:p>
          </table:table-cell>
          <table:table-cell office:value-type="float" office:value="-243">
            <text:p>-243</text:p>
          </table:table-cell>
          <table:table-cell table:formula="of:=ATAN2([.C277];[.E277]- 8000) * (-180 / PI()) + 180" office:value-type="float" office:value="147.392358004378">
            <text:p>147.39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450">
            <text:p>3450</text:p>
          </table:table-cell>
          <table:table-cell office:value-type="float" office:value="-397">
            <text:p>-397</text:p>
          </table:table-cell>
          <table:table-cell office:value-type="float" office:value="10060">
            <text:p>10060</text:p>
          </table:table-cell>
          <table:table-cell office:value-type="float" office:value="24">
            <text:p>24</text:p>
          </table:table-cell>
          <table:table-cell office:value-type="float" office:value="-3744">
            <text:p>-3744</text:p>
          </table:table-cell>
          <table:table-cell office:value-type="float" office:value="-230">
            <text:p>-230</text:p>
          </table:table-cell>
          <table:table-cell table:formula="of:=ATAN2([.C278];[.E278]- 8000) * (-180 / PI()) + 180" office:value-type="float" office:value="149.158513405054">
            <text:p>149.16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525">
            <text:p>3525</text:p>
          </table:table-cell>
          <table:table-cell office:value-type="float" office:value="-357">
            <text:p>-357</text:p>
          </table:table-cell>
          <table:table-cell office:value-type="float" office:value="9981">
            <text:p>9981</text:p>
          </table:table-cell>
          <table:table-cell office:value-type="float" office:value="29">
            <text:p>29</text:p>
          </table:table-cell>
          <table:table-cell office:value-type="float" office:value="-3743">
            <text:p>-3743</text:p>
          </table:table-cell>
          <table:table-cell office:value-type="float" office:value="-217">
            <text:p>-217</text:p>
          </table:table-cell>
          <table:table-cell table:formula="of:=ATAN2([.C279];[.E279]- 8000) * (-180 / PI()) + 180" office:value-type="float" office:value="150.664630936608">
            <text:p>150.6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594">
            <text:p>3594</text:p>
          </table:table-cell>
          <table:table-cell office:value-type="float" office:value="-323">
            <text:p>-323</text:p>
          </table:table-cell>
          <table:table-cell office:value-type="float" office:value="9891">
            <text:p>9891</text:p>
          </table:table-cell>
          <table:table-cell office:value-type="float" office:value="34">
            <text:p>34</text:p>
          </table:table-cell>
          <table:table-cell office:value-type="float" office:value="-3735">
            <text:p>-3735</text:p>
          </table:table-cell>
          <table:table-cell office:value-type="float" office:value="-215">
            <text:p>-215</text:p>
          </table:table-cell>
          <table:table-cell table:formula="of:=ATAN2([.C280];[.E280]- 8000) * (-180 / PI()) + 180" office:value-type="float" office:value="152.24868740907">
            <text:p>152.25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646">
            <text:p>3646</text:p>
          </table:table-cell>
          <table:table-cell office:value-type="float" office:value="-222">
            <text:p>-222</text:p>
          </table:table-cell>
          <table:table-cell office:value-type="float" office:value="9823">
            <text:p>9823</text:p>
          </table:table-cell>
          <table:table-cell office:value-type="float" office:value="34">
            <text:p>34</text:p>
          </table:table-cell>
          <table:table-cell office:value-type="float" office:value="-3735">
            <text:p>-3735</text:p>
          </table:table-cell>
          <table:table-cell office:value-type="float" office:value="-223">
            <text:p>-223</text:p>
          </table:table-cell>
          <table:table-cell table:formula="of:=ATAN2([.C281];[.E281]- 8000) * (-180 / PI()) + 180" office:value-type="float" office:value="153.434948822922">
            <text:p>153.4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676">
            <text:p>3676</text:p>
          </table:table-cell>
          <table:table-cell office:value-type="float" office:value="-186">
            <text:p>-186</text:p>
          </table:table-cell>
          <table:table-cell office:value-type="float" office:value="9730">
            <text:p>9730</text:p>
          </table:table-cell>
          <table:table-cell office:value-type="float" office:value="20">
            <text:p>20</text:p>
          </table:table-cell>
          <table:table-cell office:value-type="float" office:value="-3733">
            <text:p>-3733</text:p>
          </table:table-cell>
          <table:table-cell office:value-type="float" office:value="-233">
            <text:p>-233</text:p>
          </table:table-cell>
          <table:table-cell table:formula="of:=ATAN2([.C282];[.E282]- 8000) * (-180 / PI()) + 180" office:value-type="float" office:value="154.79737512884">
            <text:p>154.8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713">
            <text:p>3713</text:p>
          </table:table-cell>
          <table:table-cell office:value-type="float" office:value="-214">
            <text:p>-214</text:p>
          </table:table-cell>
          <table:table-cell office:value-type="float" office:value="9633">
            <text:p>9633</text:p>
          </table:table-cell>
          <table:table-cell office:value-type="float" office:value="13">
            <text:p>13</text:p>
          </table:table-cell>
          <table:table-cell office:value-type="float" office:value="-3731">
            <text:p>-3731</text:p>
          </table:table-cell>
          <table:table-cell office:value-type="float" office:value="-244">
            <text:p>-244</text:p>
          </table:table-cell>
          <table:table-cell table:formula="of:=ATAN2([.C283];[.E283]- 8000) * (-180 / PI()) + 180" office:value-type="float" office:value="156.259814493866">
            <text:p>156.26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-287">
            <text:p>-287</text:p>
          </table:table-cell>
          <table:table-cell office:value-type="float" office:value="9540">
            <text:p>9540</text:p>
          </table:table-cell>
          <table:table-cell office:value-type="float" office:value="13">
            <text:p>13</text:p>
          </table:table-cell>
          <table:table-cell office:value-type="float" office:value="-3729">
            <text:p>-3729</text:p>
          </table:table-cell>
          <table:table-cell office:value-type="float" office:value="-246">
            <text:p>-246</text:p>
          </table:table-cell>
          <table:table-cell table:formula="of:=ATAN2([.C284];[.E284]- 8000) * (-180 / PI()) + 180" office:value-type="float" office:value="157.785890417821">
            <text:p>157.79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44">
            <text:p>3844</text:p>
          </table:table-cell>
          <table:table-cell office:value-type="float" office:value="-324">
            <text:p>-324</text:p>
          </table:table-cell>
          <table:table-cell office:value-type="float" office:value="9406">
            <text:p>9406</text:p>
          </table:table-cell>
          <table:table-cell office:value-type="float" office:value="15">
            <text:p>15</text:p>
          </table:table-cell>
          <table:table-cell office:value-type="float" office:value="-3726">
            <text:p>-3726</text:p>
          </table:table-cell>
          <table:table-cell office:value-type="float" office:value="-231">
            <text:p>-231</text:p>
          </table:table-cell>
          <table:table-cell table:formula="of:=ATAN2([.C285];[.E285]- 8000) * (-180 / PI()) + 180" office:value-type="float" office:value="159.909257716013">
            <text:p>159.9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-382">
            <text:p>-382</text:p>
          </table:table-cell>
          <table:table-cell office:value-type="float" office:value="9352">
            <text:p>9352</text:p>
          </table:table-cell>
          <table:table-cell office:value-type="float" office:value="26">
            <text:p>26</text:p>
          </table:table-cell>
          <table:table-cell office:value-type="float" office:value="-3720">
            <text:p>-3720</text:p>
          </table:table-cell>
          <table:table-cell office:value-type="float" office:value="-220">
            <text:p>-220</text:p>
          </table:table-cell>
          <table:table-cell table:formula="of:=ATAN2([.C286];[.E286]- 8000) * (-180 / PI()) + 180" office:value-type="float" office:value="161.038138212316">
            <text:p>161.04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3977">
            <text:p>3977</text:p>
          </table:table-cell>
          <table:table-cell office:value-type="float" office:value="-268">
            <text:p>-268</text:p>
          </table:table-cell>
          <table:table-cell office:value-type="float" office:value="9208">
            <text:p>9208</text:p>
          </table:table-cell>
          <table:table-cell office:value-type="float" office:value="35">
            <text:p>35</text:p>
          </table:table-cell>
          <table:table-cell office:value-type="float" office:value="-3719">
            <text:p>-3719</text:p>
          </table:table-cell>
          <table:table-cell office:value-type="float" office:value="-214">
            <text:p>-214</text:p>
          </table:table-cell>
          <table:table-cell table:formula="of:=ATAN2([.C287];[.E287]- 8000) * (-180 / PI()) + 180" office:value-type="float" office:value="163.104022632461">
            <text:p>163.10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31">
            <text:p>4031</text:p>
          </table:table-cell>
          <table:table-cell office:value-type="float" office:value="-197">
            <text:p>-197</text:p>
          </table:table-cell>
          <table:table-cell office:value-type="float" office:value="9141">
            <text:p>9141</text:p>
          </table:table-cell>
          <table:table-cell office:value-type="float" office:value="30">
            <text:p>30</text:p>
          </table:table-cell>
          <table:table-cell office:value-type="float" office:value="-3712">
            <text:p>-3712</text:p>
          </table:table-cell>
          <table:table-cell office:value-type="float" office:value="-218">
            <text:p>-218</text:p>
          </table:table-cell>
          <table:table-cell table:formula="of:=ATAN2([.C288];[.E288]- 8000) * (-180 / PI()) + 180" office:value-type="float" office:value="164.195499695706">
            <text:p>164.2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054">
            <text:p>4054</text:p>
          </table:table-cell>
          <table:table-cell office:value-type="float" office:value="-139">
            <text:p>-139</text:p>
          </table:table-cell>
          <table:table-cell office:value-type="float" office:value="9055">
            <text:p>9055</text:p>
          </table:table-cell>
          <table:table-cell office:value-type="float" office:value="23">
            <text:p>23</text:p>
          </table:table-cell>
          <table:table-cell office:value-type="float" office:value="-3706">
            <text:p>-3706</text:p>
          </table:table-cell>
          <table:table-cell office:value-type="float" office:value="-232">
            <text:p>-232</text:p>
          </table:table-cell>
          <table:table-cell table:formula="of:=ATAN2([.C289];[.E289]- 8000) * (-180 / PI()) + 180" office:value-type="float" office:value="165.413075822517">
            <text:p>165.4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065">
            <text:p>4065</text:p>
          </table:table-cell>
          <table:table-cell office:value-type="float" office:value="-151">
            <text:p>-151</text:p>
          </table:table-cell>
          <table:table-cell office:value-type="float" office:value="8941">
            <text:p>8941</text:p>
          </table:table-cell>
          <table:table-cell office:value-type="float" office:value="10">
            <text:p>10</text:p>
          </table:table-cell>
          <table:table-cell office:value-type="float" office:value="-3703">
            <text:p>-3703</text:p>
          </table:table-cell>
          <table:table-cell office:value-type="float" office:value="-243">
            <text:p>-243</text:p>
          </table:table-cell>
          <table:table-cell table:formula="of:=ATAN2([.C290];[.E290]- 8000) * (-180 / PI()) + 180" office:value-type="float" office:value="166.966272061943">
            <text:p>166.97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077">
            <text:p>4077</text:p>
          </table:table-cell>
          <table:table-cell office:value-type="float" office:value="-247">
            <text:p>-247</text:p>
          </table:table-cell>
          <table:table-cell office:value-type="float" office:value="8866">
            <text:p>8866</text:p>
          </table:table-cell>
          <table:table-cell office:value-type="float" office:value="5">
            <text:p>5</text:p>
          </table:table-cell>
          <table:table-cell office:value-type="float" office:value="-3703">
            <text:p>-3703</text:p>
          </table:table-cell>
          <table:table-cell office:value-type="float" office:value="-241">
            <text:p>-241</text:p>
          </table:table-cell>
          <table:table-cell table:formula="of:=ATAN2([.C291];[.E291]- 8000) * (-180 / PI()) + 180" office:value-type="float" office:value="168.00797504039">
            <text:p>168.0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123">
            <text:p>4123</text:p>
          </table:table-cell>
          <table:table-cell office:value-type="float" office:value="-328">
            <text:p>-328</text:p>
          </table:table-cell>
          <table:table-cell office:value-type="float" office:value="8770">
            <text:p>8770</text:p>
          </table:table-cell>
          <table:table-cell office:value-type="float" office:value="14">
            <text:p>14</text:p>
          </table:table-cell>
          <table:table-cell office:value-type="float" office:value="-3701">
            <text:p>-3701</text:p>
          </table:table-cell>
          <table:table-cell office:value-type="float" office:value="-231">
            <text:p>-231</text:p>
          </table:table-cell>
          <table:table-cell table:formula="of:=ATAN2([.C292];[.E292]- 8000) * (-180 / PI()) + 180" office:value-type="float" office:value="169.421463279077">
            <text:p>169.42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182">
            <text:p>4182</text:p>
          </table:table-cell>
          <table:table-cell office:value-type="float" office:value="-336">
            <text:p>-336</text:p>
          </table:table-cell>
          <table:table-cell office:value-type="float" office:value="8609">
            <text:p>8609</text:p>
          </table:table-cell>
          <table:table-cell office:value-type="float" office:value="26">
            <text:p>26</text:p>
          </table:table-cell>
          <table:table-cell office:value-type="float" office:value="-3690">
            <text:p>-3690</text:p>
          </table:table-cell>
          <table:table-cell office:value-type="float" office:value="-221">
            <text:p>-221</text:p>
          </table:table-cell>
          <table:table-cell table:formula="of:=ATAN2([.C293];[.E293]- 8000) * (-180 / PI()) + 180" office:value-type="float" office:value="171.714593734771">
            <text:p>171.7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29">
            <text:p>4229</text:p>
          </table:table-cell>
          <table:table-cell office:value-type="float" office:value="-315">
            <text:p>-315</text:p>
          </table:table-cell>
          <table:table-cell office:value-type="float" office:value="8436">
            <text:p>8436</text:p>
          </table:table-cell>
          <table:table-cell office:value-type="float" office:value="37">
            <text:p>37</text:p>
          </table:table-cell>
          <table:table-cell office:value-type="float" office:value="-3690">
            <text:p>-3690</text:p>
          </table:table-cell>
          <table:table-cell office:value-type="float" office:value="-221">
            <text:p>-221</text:p>
          </table:table-cell>
          <table:table-cell table:formula="of:=ATAN2([.C294];[.E294]- 8000) * (-180 / PI()) + 180" office:value-type="float" office:value="174.113735758332">
            <text:p>174.1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-183">
            <text:p>-183</text:p>
          </table:table-cell>
          <table:table-cell office:value-type="float" office:value="8354">
            <text:p>8354</text:p>
          </table:table-cell>
          <table:table-cell office:value-type="float" office:value="36">
            <text:p>36</text:p>
          </table:table-cell>
          <table:table-cell office:value-type="float" office:value="-3686">
            <text:p>-3686</text:p>
          </table:table-cell>
          <table:table-cell office:value-type="float" office:value="-219">
            <text:p>-219</text:p>
          </table:table-cell>
          <table:table-cell table:formula="of:=ATAN2([.C295];[.E295]- 8000) * (-180 / PI()) + 180" office:value-type="float" office:value="175.237474272413">
            <text:p>175.24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4252">
            <text:p>4252</text:p>
          </table:table-cell>
          <table:table-cell office:value-type="float" office:value="-131">
            <text:p>-131</text:p>
          </table:table-cell>
          <table:table-cell office:value-type="float" office:value="8289">
            <text:p>8289</text:p>
          </table:table-cell>
          <table:table-cell office:value-type="float" office:value="25">
            <text:p>25</text:p>
          </table:table-cell>
          <table:table-cell office:value-type="float" office:value="-3685">
            <text:p>-3685</text:p>
          </table:table-cell>
          <table:table-cell office:value-type="float" office:value="-221">
            <text:p>-221</text:p>
          </table:table-cell>
          <table:table-cell table:formula="of:=ATAN2([.C296];[.E296]- 8000) * (-180 / PI()) + 180" office:value-type="float" office:value="176.111699767479">
            <text:p>176.11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48">
            <text:p>4248</text:p>
          </table:table-cell>
          <table:table-cell office:value-type="float" office:value="-71">
            <text:p>-71</text:p>
          </table:table-cell>
          <table:table-cell office:value-type="float" office:value="8169">
            <text:p>8169</text:p>
          </table:table-cell>
          <table:table-cell office:value-type="float" office:value="14">
            <text:p>14</text:p>
          </table:table-cell>
          <table:table-cell office:value-type="float" office:value="-3681">
            <text:p>-3681</text:p>
          </table:table-cell>
          <table:table-cell office:value-type="float" office:value="-232">
            <text:p>-232</text:p>
          </table:table-cell>
          <table:table-cell table:formula="of:=ATAN2([.C297];[.E297]- 8000) * (-180 / PI()) + 180" office:value-type="float" office:value="177.721778932611">
            <text:p>177.7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301">
            <text:p>4301</text:p>
          </table:table-cell>
          <table:table-cell office:value-type="float" office:value="-163">
            <text:p>-163</text:p>
          </table:table-cell>
          <table:table-cell office:value-type="float" office:value="8104">
            <text:p>8104</text:p>
          </table:table-cell>
          <table:table-cell office:value-type="float" office:value="5">
            <text:p>5</text:p>
          </table:table-cell>
          <table:table-cell office:value-type="float" office:value="-3680">
            <text:p>-3680</text:p>
          </table:table-cell>
          <table:table-cell office:value-type="float" office:value="-238">
            <text:p>-238</text:p>
          </table:table-cell>
          <table:table-cell table:formula="of:=ATAN2([.C298];[.E298]- 8000) * (-180 / PI()) + 180" office:value-type="float" office:value="178.614833729772">
            <text:p>178.61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60">
            <text:p>4260</text:p>
          </table:table-cell>
          <table:table-cell office:value-type="float" office:value="-227">
            <text:p>-227</text:p>
          </table:table-cell>
          <table:table-cell office:value-type="float" office:value="7998">
            <text:p>7998</text:p>
          </table:table-cell>
          <table:table-cell office:value-type="float" office:value="10">
            <text:p>10</text:p>
          </table:table-cell>
          <table:table-cell office:value-type="float" office:value="-3676">
            <text:p>-3676</text:p>
          </table:table-cell>
          <table:table-cell office:value-type="float" office:value="-231">
            <text:p>-231</text:p>
          </table:table-cell>
          <table:table-cell table:formula="of:=ATAN2([.C299];[.E299]- 8000) * (-180 / PI()) + 180" office:value-type="float" office:value="180.026899425025">
            <text:p>180.0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88">
            <text:p>4288</text:p>
          </table:table-cell>
          <table:table-cell office:value-type="float" office:value="-275">
            <text:p>-275</text:p>
          </table:table-cell>
          <table:table-cell office:value-type="float" office:value="7888">
            <text:p>7888</text:p>
          </table:table-cell>
          <table:table-cell office:value-type="float" office:value="18">
            <text:p>18</text:p>
          </table:table-cell>
          <table:table-cell office:value-type="float" office:value="-3676">
            <text:p>-3676</text:p>
          </table:table-cell>
          <table:table-cell office:value-type="float" office:value="-229">
            <text:p>-229</text:p>
          </table:table-cell>
          <table:table-cell table:formula="of:=ATAN2([.C300];[.E300]- 8000) * (-180 / PI()) + 180" office:value-type="float" office:value="181.496191370829">
            <text:p>181.5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313">
            <text:p>4313</text:p>
          </table:table-cell>
          <table:table-cell office:value-type="float" office:value="-257">
            <text:p>-257</text:p>
          </table:table-cell>
          <table:table-cell office:value-type="float" office:value="7734">
            <text:p>7734</text:p>
          </table:table-cell>
          <table:table-cell office:value-type="float" office:value="35">
            <text:p>35</text:p>
          </table:table-cell>
          <table:table-cell office:value-type="float" office:value="-3674">
            <text:p>-3674</text:p>
          </table:table-cell>
          <table:table-cell office:value-type="float" office:value="-220">
            <text:p>-220</text:p>
          </table:table-cell>
          <table:table-cell table:formula="of:=ATAN2([.C301];[.E301]- 8000) * (-180 / PI()) + 180" office:value-type="float" office:value="183.529190299367">
            <text:p>183.5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29">
            <text:p>4329</text:p>
          </table:table-cell>
          <table:table-cell office:value-type="float" office:value="-175">
            <text:p>-175</text:p>
          </table:table-cell>
          <table:table-cell office:value-type="float" office:value="7965">
            <text:p>7965</text:p>
          </table:table-cell>
          <table:table-cell office:value-type="float" office:value="23">
            <text:p>23</text:p>
          </table:table-cell>
          <table:table-cell office:value-type="float" office:value="-3252">
            <text:p>-3252</text:p>
          </table:table-cell>
          <table:table-cell office:value-type="float" office:value="-197">
            <text:p>-197</text:p>
          </table:table-cell>
          <table:table-cell table:formula="of:=ATAN2([.C302];[.E302]- 8000) * (-180 / PI()) + 180" office:value-type="float" office:value="180.463226747474">
            <text:p>180.4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-150">
            <text:p>-150</text:p>
          </table:table-cell>
          <table:table-cell office:value-type="float" office:value="7899">
            <text:p>7899</text:p>
          </table:table-cell>
          <table:table-cell office:value-type="float" office:value="22">
            <text:p>22</text:p>
          </table:table-cell>
          <table:table-cell office:value-type="float" office:value="-3245">
            <text:p>-3245</text:p>
          </table:table-cell>
          <table:table-cell office:value-type="float" office:value="-201">
            <text:p>-201</text:p>
          </table:table-cell>
          <table:table-cell table:formula="of:=ATAN2([.C303];[.E303]- 8000) * (-180 / PI()) + 180" office:value-type="float" office:value="181.344287138884">
            <text:p>181.34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41">
            <text:p>4341</text:p>
          </table:table-cell>
          <table:table-cell office:value-type="float" office:value="-132">
            <text:p>-132</text:p>
          </table:table-cell>
          <table:table-cell office:value-type="float" office:value="7783">
            <text:p>7783</text:p>
          </table:table-cell>
          <table:table-cell office:value-type="float" office:value="15">
            <text:p>15</text:p>
          </table:table-cell>
          <table:table-cell office:value-type="float" office:value="-3238">
            <text:p>-3238</text:p>
          </table:table-cell>
          <table:table-cell office:value-type="float" office:value="-201">
            <text:p>-201</text:p>
          </table:table-cell>
          <table:table-cell table:formula="of:=ATAN2([.C304];[.E304]- 8000) * (-180 / PI()) + 180" office:value-type="float" office:value="182.861746933897">
            <text:p>182.8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-158">
            <text:p>-158</text:p>
          </table:table-cell>
          <table:table-cell office:value-type="float" office:value="7687">
            <text:p>7687</text:p>
          </table:table-cell>
          <table:table-cell office:value-type="float" office:value="11">
            <text:p>11</text:p>
          </table:table-cell>
          <table:table-cell office:value-type="float" office:value="-3236">
            <text:p>-3236</text:p>
          </table:table-cell>
          <table:table-cell office:value-type="float" office:value="-205">
            <text:p>-205</text:p>
          </table:table-cell>
          <table:table-cell table:formula="of:=ATAN2([.C305];[.E305]- 8000) * (-180 / PI()) + 180" office:value-type="float" office:value="184.149793613352">
            <text:p>184.15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22">
            <text:p>4322</text:p>
          </table:table-cell>
          <table:table-cell office:value-type="float" office:value="-195">
            <text:p>-195</text:p>
          </table:table-cell>
          <table:table-cell office:value-type="float" office:value="7593">
            <text:p>7593</text:p>
          </table:table-cell>
          <table:table-cell office:value-type="float" office:value="12">
            <text:p>12</text:p>
          </table:table-cell>
          <table:table-cell office:value-type="float" office:value="-3236">
            <text:p>-3236</text:p>
          </table:table-cell>
          <table:table-cell office:value-type="float" office:value="-203">
            <text:p>-203</text:p>
          </table:table-cell>
          <table:table-cell table:formula="of:=ATAN2([.C306];[.E306]- 8000) * (-180 / PI()) + 180" office:value-type="float" office:value="185.37964267425">
            <text:p>185.3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29">
            <text:p>4329</text:p>
          </table:table-cell>
          <table:table-cell office:value-type="float" office:value="-219">
            <text:p>-219</text:p>
          </table:table-cell>
          <table:table-cell office:value-type="float" office:value="7514">
            <text:p>7514</text:p>
          </table:table-cell>
          <table:table-cell office:value-type="float" office:value="19">
            <text:p>19</text:p>
          </table:table-cell>
          <table:table-cell office:value-type="float" office:value="-3230">
            <text:p>-3230</text:p>
          </table:table-cell>
          <table:table-cell office:value-type="float" office:value="-200">
            <text:p>-200</text:p>
          </table:table-cell>
          <table:table-cell table:formula="of:=ATAN2([.C307];[.E307]- 8000) * (-180 / PI()) + 180" office:value-type="float" office:value="186.40555309049">
            <text:p>186.4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16">
            <text:p>4316</text:p>
          </table:table-cell>
          <table:table-cell office:value-type="float" office:value="-201">
            <text:p>-201</text:p>
          </table:table-cell>
          <table:table-cell office:value-type="float" office:value="7425">
            <text:p>7425</text:p>
          </table:table-cell>
          <table:table-cell office:value-type="float" office:value="27">
            <text:p>27</text:p>
          </table:table-cell>
          <table:table-cell office:value-type="float" office:value="-3232">
            <text:p>-3232</text:p>
          </table:table-cell>
          <table:table-cell office:value-type="float" office:value="-194">
            <text:p>-194</text:p>
          </table:table-cell>
          <table:table-cell table:formula="of:=ATAN2([.C308];[.E308]- 8000) * (-180 / PI()) + 180" office:value-type="float" office:value="187.588556398564">
            <text:p>187.5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05">
            <text:p>4305</text:p>
          </table:table-cell>
          <table:table-cell office:value-type="float" office:value="-157">
            <text:p>-157</text:p>
          </table:table-cell>
          <table:table-cell office:value-type="float" office:value="7302">
            <text:p>7302</text:p>
          </table:table-cell>
          <table:table-cell office:value-type="float" office:value="27">
            <text:p>27</text:p>
          </table:table-cell>
          <table:table-cell office:value-type="float" office:value="-3226">
            <text:p>-3226</text:p>
          </table:table-cell>
          <table:table-cell office:value-type="float" office:value="-198">
            <text:p>-198</text:p>
          </table:table-cell>
          <table:table-cell table:formula="of:=ATAN2([.C309];[.E309]- 8000) * (-180 / PI()) + 180" office:value-type="float" office:value="189.209624577691">
            <text:p>189.2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93">
            <text:p>4293</text:p>
          </table:table-cell>
          <table:table-cell office:value-type="float" office:value="-97">
            <text:p>-97</text:p>
          </table:table-cell>
          <table:table-cell office:value-type="float" office:value="7205">
            <text:p>7205</text:p>
          </table:table-cell>
          <table:table-cell office:value-type="float" office:value="25">
            <text:p>25</text:p>
          </table:table-cell>
          <table:table-cell office:value-type="float" office:value="-3223">
            <text:p>-3223</text:p>
          </table:table-cell>
          <table:table-cell office:value-type="float" office:value="-199">
            <text:p>-199</text:p>
          </table:table-cell>
          <table:table-cell table:formula="of:=ATAN2([.C310];[.E310]- 8000) * (-180 / PI()) + 180" office:value-type="float" office:value="190.491477012332">
            <text:p>190.49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72">
            <text:p>4272</text:p>
          </table:table-cell>
          <table:table-cell office:value-type="float" office:value="-71">
            <text:p>-71</text:p>
          </table:table-cell>
          <table:table-cell office:value-type="float" office:value="7135">
            <text:p>7135</text:p>
          </table:table-cell>
          <table:table-cell office:value-type="float" office:value="14">
            <text:p>14</text:p>
          </table:table-cell>
          <table:table-cell office:value-type="float" office:value="-3222">
            <text:p>-3222</text:p>
          </table:table-cell>
          <table:table-cell office:value-type="float" office:value="-197">
            <text:p>-197</text:p>
          </table:table-cell>
          <table:table-cell table:formula="of:=ATAN2([.C311];[.E311]- 8000) * (-180 / PI()) + 180" office:value-type="float" office:value="191.446565569988">
            <text:p>191.45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277">
            <text:p>4277</text:p>
          </table:table-cell>
          <table:table-cell office:value-type="float" office:value="-146">
            <text:p>-146</text:p>
          </table:table-cell>
          <table:table-cell office:value-type="float" office:value="7023">
            <text:p>7023</text:p>
          </table:table-cell>
          <table:table-cell office:value-type="float" office:value="13">
            <text:p>13</text:p>
          </table:table-cell>
          <table:table-cell office:value-type="float" office:value="-3221">
            <text:p>-3221</text:p>
          </table:table-cell>
          <table:table-cell office:value-type="float" office:value="-201">
            <text:p>-201</text:p>
          </table:table-cell>
          <table:table-cell table:formula="of:=ATAN2([.C312];[.E312]- 8000) * (-180 / PI()) + 180" office:value-type="float" office:value="192.8673626559">
            <text:p>192.87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36">
            <text:p>4236</text:p>
          </table:table-cell>
          <table:table-cell office:value-type="float" office:value="-182">
            <text:p>-182</text:p>
          </table:table-cell>
          <table:table-cell office:value-type="float" office:value="6973">
            <text:p>6973</text:p>
          </table:table-cell>
          <table:table-cell office:value-type="float" office:value="10">
            <text:p>10</text:p>
          </table:table-cell>
          <table:table-cell office:value-type="float" office:value="-3217">
            <text:p>-3217</text:p>
          </table:table-cell>
          <table:table-cell office:value-type="float" office:value="-201">
            <text:p>-201</text:p>
          </table:table-cell>
          <table:table-cell table:formula="of:=ATAN2([.C313];[.E313]- 8000) * (-180 / PI()) + 180" office:value-type="float" office:value="193.628156229439">
            <text:p>193.6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06">
            <text:p>4206</text:p>
          </table:table-cell>
          <table:table-cell office:value-type="float" office:value="-207">
            <text:p>-207</text:p>
          </table:table-cell>
          <table:table-cell office:value-type="float" office:value="6826">
            <text:p>6826</text:p>
          </table:table-cell>
          <table:table-cell office:value-type="float" office:value="19">
            <text:p>19</text:p>
          </table:table-cell>
          <table:table-cell office:value-type="float" office:value="-3216">
            <text:p>-3216</text:p>
          </table:table-cell>
          <table:table-cell office:value-type="float" office:value="-200">
            <text:p>-200</text:p>
          </table:table-cell>
          <table:table-cell table:formula="of:=ATAN2([.C314];[.E314]- 8000) * (-180 / PI()) + 180" office:value-type="float" office:value="195.59574999826">
            <text:p>195.60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10">
            <text:p>4210</text:p>
          </table:table-cell>
          <table:table-cell office:value-type="float" office:value="-167">
            <text:p>-167</text:p>
          </table:table-cell>
          <table:table-cell office:value-type="float" office:value="6744">
            <text:p>6744</text:p>
          </table:table-cell>
          <table:table-cell office:value-type="float" office:value="21">
            <text:p>21</text:p>
          </table:table-cell>
          <table:table-cell office:value-type="float" office:value="-3213">
            <text:p>-3213</text:p>
          </table:table-cell>
          <table:table-cell office:value-type="float" office:value="-198">
            <text:p>-198</text:p>
          </table:table-cell>
          <table:table-cell table:formula="of:=ATAN2([.C315];[.E315]- 8000) * (-180 / PI()) + 180" office:value-type="float" office:value="196.611804156985">
            <text:p>196.6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-112">
            <text:p>-112</text:p>
          </table:table-cell>
          <table:table-cell office:value-type="float" office:value="6637">
            <text:p>6637</text:p>
          </table:table-cell>
          <table:table-cell office:value-type="float" office:value="22">
            <text:p>22</text:p>
          </table:table-cell>
          <table:table-cell office:value-type="float" office:value="-3211">
            <text:p>-3211</text:p>
          </table:table-cell>
          <table:table-cell office:value-type="float" office:value="-200">
            <text:p>-200</text:p>
          </table:table-cell>
          <table:table-cell table:formula="of:=ATAN2([.C316];[.E316]- 8000) * (-180 / PI()) + 180" office:value-type="float" office:value="198.007560316939">
            <text:p>198.0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52">
            <text:p>4152</text:p>
          </table:table-cell>
          <table:table-cell office:value-type="float" office:value="-95">
            <text:p>-95</text:p>
          </table:table-cell>
          <table:table-cell office:value-type="float" office:value="6546">
            <text:p>6546</text:p>
          </table:table-cell>
          <table:table-cell office:value-type="float" office:value="18">
            <text:p>18</text:p>
          </table:table-cell>
          <table:table-cell office:value-type="float" office:value="-3207">
            <text:p>-3207</text:p>
          </table:table-cell>
          <table:table-cell office:value-type="float" office:value="-202">
            <text:p>-202</text:p>
          </table:table-cell>
          <table:table-cell table:formula="of:=ATAN2([.C317];[.E317]- 8000) * (-180 / PI()) + 180" office:value-type="float" office:value="199.299880505091">
            <text:p>199.30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113">
            <text:p>4113</text:p>
          </table:table-cell>
          <table:table-cell office:value-type="float" office:value="-90">
            <text:p>-90</text:p>
          </table:table-cell>
          <table:table-cell office:value-type="float" office:value="6467">
            <text:p>6467</text:p>
          </table:table-cell>
          <table:table-cell office:value-type="float" office:value="14">
            <text:p>14</text:p>
          </table:table-cell>
          <table:table-cell office:value-type="float" office:value="-3205">
            <text:p>-3205</text:p>
          </table:table-cell>
          <table:table-cell office:value-type="float" office:value="-205">
            <text:p>-205</text:p>
          </table:table-cell>
          <table:table-cell table:formula="of:=ATAN2([.C318];[.E318]- 8000) * (-180 / PI()) + 180" office:value-type="float" office:value="200.4414629799">
            <text:p>200.4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81">
            <text:p>4081</text:p>
          </table:table-cell>
          <table:table-cell office:value-type="float" office:value="-151">
            <text:p>-151</text:p>
          </table:table-cell>
          <table:table-cell office:value-type="float" office:value="6358">
            <text:p>6358</text:p>
          </table:table-cell>
          <table:table-cell office:value-type="float" office:value="12">
            <text:p>12</text:p>
          </table:table-cell>
          <table:table-cell office:value-type="float" office:value="-3204">
            <text:p>-3204</text:p>
          </table:table-cell>
          <table:table-cell office:value-type="float" office:value="-201">
            <text:p>-201</text:p>
          </table:table-cell>
          <table:table-cell table:formula="of:=ATAN2([.C319];[.E319]- 8000) * (-180 / PI()) + 180" office:value-type="float" office:value="201.917505296761">
            <text:p>201.9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094">
            <text:p>4094</text:p>
          </table:table-cell>
          <table:table-cell office:value-type="float" office:value="-158">
            <text:p>-158</text:p>
          </table:table-cell>
          <table:table-cell office:value-type="float" office:value="6285">
            <text:p>6285</text:p>
          </table:table-cell>
          <table:table-cell office:value-type="float" office:value="16">
            <text:p>16</text:p>
          </table:table-cell>
          <table:table-cell office:value-type="float" office:value="-3198">
            <text:p>-3198</text:p>
          </table:table-cell>
          <table:table-cell office:value-type="float" office:value="-199">
            <text:p>-199</text:p>
          </table:table-cell>
          <table:table-cell table:formula="of:=ATAN2([.C320];[.E320]- 8000) * (-180 / PI()) + 180" office:value-type="float" office:value="202.729088525877">
            <text:p>202.7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063">
            <text:p>4063</text:p>
          </table:table-cell>
          <table:table-cell office:value-type="float" office:value="-134">
            <text:p>-134</text:p>
          </table:table-cell>
          <table:table-cell office:value-type="float" office:value="6211">
            <text:p>6211</text:p>
          </table:table-cell>
          <table:table-cell office:value-type="float" office:value="23">
            <text:p>23</text:p>
          </table:table-cell>
          <table:table-cell office:value-type="float" office:value="-3199">
            <text:p>-3199</text:p>
          </table:table-cell>
          <table:table-cell office:value-type="float" office:value="-201">
            <text:p>-201</text:p>
          </table:table-cell>
          <table:table-cell table:formula="of:=ATAN2([.C321];[.E321]- 8000) * (-180 / PI()) + 180" office:value-type="float" office:value="203.764615354049">
            <text:p>203.76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09">
            <text:p>4009</text:p>
          </table:table-cell>
          <table:table-cell office:value-type="float" office:value="-117">
            <text:p>-117</text:p>
          </table:table-cell>
          <table:table-cell office:value-type="float" office:value="6109">
            <text:p>6109</text:p>
          </table:table-cell>
          <table:table-cell office:value-type="float" office:value="23">
            <text:p>23</text:p>
          </table:table-cell>
          <table:table-cell office:value-type="float" office:value="-3197">
            <text:p>-3197</text:p>
          </table:table-cell>
          <table:table-cell office:value-type="float" office:value="-199">
            <text:p>-199</text:p>
          </table:table-cell>
          <table:table-cell table:formula="of:=ATAN2([.C322];[.E322]- 8000) * (-180 / PI()) + 180" office:value-type="float" office:value="205.252722237012">
            <text:p>205.25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75">
            <text:p>3975</text:p>
          </table:table-cell>
          <table:table-cell office:value-type="float" office:value="-66">
            <text:p>-66</text:p>
          </table:table-cell>
          <table:table-cell office:value-type="float" office:value="5993">
            <text:p>5993</text:p>
          </table:table-cell>
          <table:table-cell office:value-type="float" office:value="19">
            <text:p>19</text:p>
          </table:table-cell>
          <table:table-cell office:value-type="float" office:value="-3194">
            <text:p>-3194</text:p>
          </table:table-cell>
          <table:table-cell office:value-type="float" office:value="-196">
            <text:p>-196</text:p>
          </table:table-cell>
          <table:table-cell table:formula="of:=ATAN2([.C323];[.E323]- 8000) * (-180 / PI()) + 180" office:value-type="float" office:value="206.78946856926">
            <text:p>206.79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935">
            <text:p>3935</text:p>
          </table:table-cell>
          <table:table-cell office:value-type="float" office:value="-47">
            <text:p>-47</text:p>
          </table:table-cell>
          <table:table-cell office:value-type="float" office:value="5912">
            <text:p>5912</text:p>
          </table:table-cell>
          <table:table-cell office:value-type="float" office:value="17">
            <text:p>17</text:p>
          </table:table-cell>
          <table:table-cell office:value-type="float" office:value="-3190">
            <text:p>-3190</text:p>
          </table:table-cell>
          <table:table-cell office:value-type="float" office:value="-196">
            <text:p>-196</text:p>
          </table:table-cell>
          <table:table-cell table:formula="of:=ATAN2([.C324];[.E324]- 8000) * (-180 / PI()) + 180" office:value-type="float" office:value="207.951432767946">
            <text:p>207.95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878">
            <text:p>3878</text:p>
          </table:table-cell>
          <table:table-cell office:value-type="float" office:value="-37">
            <text:p>-37</text:p>
          </table:table-cell>
          <table:table-cell office:value-type="float" office:value="5815">
            <text:p>5815</text:p>
          </table:table-cell>
          <table:table-cell office:value-type="float" office:value="12">
            <text:p>12</text:p>
          </table:table-cell>
          <table:table-cell office:value-type="float" office:value="-3191">
            <text:p>-3191</text:p>
          </table:table-cell>
          <table:table-cell office:value-type="float" office:value="-199">
            <text:p>-199</text:p>
          </table:table-cell>
          <table:table-cell table:formula="of:=ATAN2([.C325];[.E325]- 8000) * (-180 / PI()) + 180" office:value-type="float" office:value="209.398422159213">
            <text:p>209.40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856">
            <text:p>3856</text:p>
          </table:table-cell>
          <table:table-cell office:value-type="float" office:value="-113">
            <text:p>-113</text:p>
          </table:table-cell>
          <table:table-cell office:value-type="float" office:value="5746">
            <text:p>5746</text:p>
          </table:table-cell>
          <table:table-cell office:value-type="float" office:value="12">
            <text:p>12</text:p>
          </table:table-cell>
          <table:table-cell office:value-type="float" office:value="-3186">
            <text:p>-3186</text:p>
          </table:table-cell>
          <table:table-cell office:value-type="float" office:value="-200">
            <text:p>-200</text:p>
          </table:table-cell>
          <table:table-cell table:formula="of:=ATAN2([.C326];[.E326]- 8000) * (-180 / PI()) + 180" office:value-type="float" office:value="210.308146475078">
            <text:p>210.3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office:value-type="float" office:value="-139">
            <text:p>-139</text:p>
          </table:table-cell>
          <table:table-cell office:value-type="float" office:value="5664">
            <text:p>5664</text:p>
          </table:table-cell>
          <table:table-cell office:value-type="float" office:value="17">
            <text:p>17</text:p>
          </table:table-cell>
          <table:table-cell office:value-type="float" office:value="-3184">
            <text:p>-3184</text:p>
          </table:table-cell>
          <table:table-cell office:value-type="float" office:value="-196">
            <text:p>-196</text:p>
          </table:table-cell>
          <table:table-cell table:formula="of:=ATAN2([.C327];[.E327]- 8000) * (-180 / PI()) + 180" office:value-type="float" office:value="211.580574376295">
            <text:p>211.58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90">
            <text:p>3790</text:p>
          </table:table-cell>
          <table:table-cell office:value-type="float" office:value="-128">
            <text:p>-128</text:p>
          </table:table-cell>
          <table:table-cell office:value-type="float" office:value="5609">
            <text:p>5609</text:p>
          </table:table-cell>
          <table:table-cell office:value-type="float" office:value="23">
            <text:p>23</text:p>
          </table:table-cell>
          <table:table-cell office:value-type="float" office:value="-3179">
            <text:p>-3179</text:p>
          </table:table-cell>
          <table:table-cell office:value-type="float" office:value="-198">
            <text:p>-198</text:p>
          </table:table-cell>
          <table:table-cell table:formula="of:=ATAN2([.C328];[.E328]- 8000) * (-180 / PI()) + 180" office:value-type="float" office:value="212.24662716988">
            <text:p>212.25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719">
            <text:p>3719</text:p>
          </table:table-cell>
          <table:table-cell office:value-type="float" office:value="-90">
            <text:p>-90</text:p>
          </table:table-cell>
          <table:table-cell office:value-type="float" office:value="5518">
            <text:p>5518</text:p>
          </table:table-cell>
          <table:table-cell office:value-type="float" office:value="29">
            <text:p>29</text:p>
          </table:table-cell>
          <table:table-cell office:value-type="float" office:value="-3176">
            <text:p>-3176</text:p>
          </table:table-cell>
          <table:table-cell office:value-type="float" office:value="-202">
            <text:p>-202</text:p>
          </table:table-cell>
          <table:table-cell table:formula="of:=ATAN2([.C329];[.E329]- 8000) * (-180 / PI()) + 180" office:value-type="float" office:value="213.718500389852">
            <text:p>213.7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63">
            <text:p>3663</text:p>
          </table:table-cell>
          <table:table-cell office:value-type="float" office:value="-63">
            <text:p>-63</text:p>
          </table:table-cell>
          <table:table-cell office:value-type="float" office:value="5423">
            <text:p>5423</text:p>
          </table:table-cell>
          <table:table-cell office:value-type="float" office:value="24">
            <text:p>24</text:p>
          </table:table-cell>
          <table:table-cell office:value-type="float" office:value="-3176">
            <text:p>-3176</text:p>
          </table:table-cell>
          <table:table-cell office:value-type="float" office:value="-199">
            <text:p>-199</text:p>
          </table:table-cell>
          <table:table-cell table:formula="of:=ATAN2([.C330];[.E330]- 8000) * (-180 / PI()) + 180" office:value-type="float" office:value="215.127218242044">
            <text:p>215.13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3609">
            <text:p>3609</text:p>
          </table:table-cell>
          <table:table-cell office:value-type="float" office:value="-4">
            <text:p>-4</text:p>
          </table:table-cell>
          <table:table-cell office:value-type="float" office:value="5339">
            <text:p>5339</text:p>
          </table:table-cell>
          <table:table-cell office:value-type="float" office:value="17">
            <text:p>17</text:p>
          </table:table-cell>
          <table:table-cell office:value-type="float" office:value="-3169">
            <text:p>-3169</text:p>
          </table:table-cell>
          <table:table-cell office:value-type="float" office:value="-194">
            <text:p>-194</text:p>
          </table:table-cell>
          <table:table-cell table:formula="of:=ATAN2([.C331];[.E331]- 8000) * (-180 / PI()) + 180" office:value-type="float" office:value="216.402218677756">
            <text:p>216.40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562">
            <text:p>3562</text:p>
          </table:table-cell>
          <table:table-cell office:value-type="float" office:value="-11">
            <text:p>-11</text:p>
          </table:table-cell>
          <table:table-cell office:value-type="float" office:value="5279">
            <text:p>5279</text:p>
          </table:table-cell>
          <table:table-cell office:value-type="float" office:value="10">
            <text:p>10</text:p>
          </table:table-cell>
          <table:table-cell office:value-type="float" office:value="-3165">
            <text:p>-3165</text:p>
          </table:table-cell>
          <table:table-cell office:value-type="float" office:value="-197">
            <text:p>-197</text:p>
          </table:table-cell>
          <table:table-cell table:formula="of:=ATAN2([.C332];[.E332]- 8000) * (-180 / PI()) + 180" office:value-type="float" office:value="217.376089658065">
            <text:p>217.38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36">
            <text:p>3536</text:p>
          </table:table-cell>
          <table:table-cell office:value-type="float" office:value="-135">
            <text:p>-135</text:p>
          </table:table-cell>
          <table:table-cell office:value-type="float" office:value="5212">
            <text:p>5212</text:p>
          </table:table-cell>
          <table:table-cell office:value-type="float" office:value="9">
            <text:p>9</text:p>
          </table:table-cell>
          <table:table-cell office:value-type="float" office:value="-3165">
            <text:p>-3165</text:p>
          </table:table-cell>
          <table:table-cell office:value-type="float" office:value="-195">
            <text:p>-195</text:p>
          </table:table-cell>
          <table:table-cell table:formula="of:=ATAN2([.C333];[.E333]- 8000) * (-180 / PI()) + 180" office:value-type="float" office:value="218.254420352517">
            <text:p>218.25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434">
            <text:p>3434</text:p>
          </table:table-cell>
          <table:table-cell office:value-type="float" office:value="-76">
            <text:p>-76</text:p>
          </table:table-cell>
          <table:table-cell office:value-type="float" office:value="5122">
            <text:p>5122</text:p>
          </table:table-cell>
          <table:table-cell office:value-type="float" office:value="10">
            <text:p>10</text:p>
          </table:table-cell>
          <table:table-cell office:value-type="float" office:value="-3163">
            <text:p>-3163</text:p>
          </table:table-cell>
          <table:table-cell office:value-type="float" office:value="-193">
            <text:p>-193</text:p>
          </table:table-cell>
          <table:table-cell table:formula="of:=ATAN2([.C334];[.E334]- 8000) * (-180 / PI()) + 180" office:value-type="float" office:value="219.966026362125">
            <text:p>219.9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367">
            <text:p>3367</text:p>
          </table:table-cell>
          <table:table-cell office:value-type="float" office:value="-100">
            <text:p>-100</text:p>
          </table:table-cell>
          <table:table-cell office:value-type="float" office:value="5070">
            <text:p>5070</text:p>
          </table:table-cell>
          <table:table-cell office:value-type="float" office:value="21">
            <text:p>21</text:p>
          </table:table-cell>
          <table:table-cell office:value-type="float" office:value="-3155">
            <text:p>-3155</text:p>
          </table:table-cell>
          <table:table-cell office:value-type="float" office:value="-197">
            <text:p>-197</text:p>
          </table:table-cell>
          <table:table-cell table:formula="of:=ATAN2([.C335];[.E335]- 8000) * (-180 / PI()) + 180" office:value-type="float" office:value="221.030145176992">
            <text:p>221.0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316">
            <text:p>3316</text:p>
          </table:table-cell>
          <table:table-cell office:value-type="float" office:value="-82">
            <text:p>-82</text:p>
          </table:table-cell>
          <table:table-cell office:value-type="float" office:value="4989">
            <text:p>4989</text:p>
          </table:table-cell>
          <table:table-cell office:value-type="float" office:value="23">
            <text:p>23</text:p>
          </table:table-cell>
          <table:table-cell office:value-type="float" office:value="-3156">
            <text:p>-3156</text:p>
          </table:table-cell>
          <table:table-cell office:value-type="float" office:value="-198">
            <text:p>-198</text:p>
          </table:table-cell>
          <table:table-cell table:formula="of:=ATAN2([.C336];[.E336]- 8000) * (-180 / PI()) + 180" office:value-type="float" office:value="222.240130372965">
            <text:p>222.2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48">
            <text:p>3248</text:p>
          </table:table-cell>
          <table:table-cell office:value-type="float" office:value="-48">
            <text:p>-48</text:p>
          </table:table-cell>
          <table:table-cell office:value-type="float" office:value="4893">
            <text:p>4893</text:p>
          </table:table-cell>
          <table:table-cell office:value-type="float" office:value="23">
            <text:p>23</text:p>
          </table:table-cell>
          <table:table-cell office:value-type="float" office:value="-3153">
            <text:p>-3153</text:p>
          </table:table-cell>
          <table:table-cell office:value-type="float" office:value="-196">
            <text:p>-196</text:p>
          </table:table-cell>
          <table:table-cell table:formula="of:=ATAN2([.C337];[.E337]- 8000) * (-180 / PI()) + 180" office:value-type="float" office:value="223.728972516659">
            <text:p>223.7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206">
            <text:p>3206</text:p>
          </table:table-cell>
          <table:table-cell office:value-type="float" office:value="16">
            <text:p>16</text:p>
          </table:table-cell>
          <table:table-cell office:value-type="float" office:value="4873">
            <text:p>4873</text:p>
          </table:table-cell>
          <table:table-cell office:value-type="float" office:value="16">
            <text:p>16</text:p>
          </table:table-cell>
          <table:table-cell office:value-type="float" office:value="-3147">
            <text:p>-3147</text:p>
          </table:table-cell>
          <table:table-cell office:value-type="float" office:value="-199">
            <text:p>-199</text:p>
          </table:table-cell>
          <table:table-cell table:formula="of:=ATAN2([.C338];[.E338]- 8000) * (-180 / PI()) + 180" office:value-type="float" office:value="224.28530999178">
            <text:p>224.29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3134">
            <text:p>3134</text:p>
          </table:table-cell>
          <table:table-cell office:value-type="float" office:value="-6">
            <text:p>-6</text:p>
          </table:table-cell>
          <table:table-cell office:value-type="float" office:value="4765">
            <text:p>4765</text:p>
          </table:table-cell>
          <table:table-cell office:value-type="float" office:value="15">
            <text:p>15</text:p>
          </table:table-cell>
          <table:table-cell office:value-type="float" office:value="-3148">
            <text:p>-3148</text:p>
          </table:table-cell>
          <table:table-cell office:value-type="float" office:value="-196">
            <text:p>-196</text:p>
          </table:table-cell>
          <table:table-cell table:formula="of:=ATAN2([.C339];[.E339]- 8000) * (-180 / PI()) + 180" office:value-type="float" office:value="225.90852389908">
            <text:p>225.91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3055">
            <text:p>3055</text:p>
          </table:table-cell>
          <table:table-cell office:value-type="float" office:value="-28">
            <text:p>-28</text:p>
          </table:table-cell>
          <table:table-cell office:value-type="float" office:value="4695">
            <text:p>4695</text:p>
          </table:table-cell>
          <table:table-cell office:value-type="float" office:value="14">
            <text:p>14</text:p>
          </table:table-cell>
          <table:table-cell office:value-type="float" office:value="-3148">
            <text:p>-3148</text:p>
          </table:table-cell>
          <table:table-cell office:value-type="float" office:value="-193">
            <text:p>-193</text:p>
          </table:table-cell>
          <table:table-cell table:formula="of:=ATAN2([.C340];[.E340]- 8000) * (-180 / PI()) + 180" office:value-type="float" office:value="227.251033686318">
            <text:p>227.25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988">
            <text:p>2988</text:p>
          </table:table-cell>
          <table:table-cell office:value-type="float" office:value="-59">
            <text:p>-59</text:p>
          </table:table-cell>
          <table:table-cell office:value-type="float" office:value="4673">
            <text:p>4673</text:p>
          </table:table-cell>
          <table:table-cell office:value-type="float" office:value="11">
            <text:p>11</text:p>
          </table:table-cell>
          <table:table-cell office:value-type="float" office:value="-3145">
            <text:p>-3145</text:p>
          </table:table-cell>
          <table:table-cell office:value-type="float" office:value="-193">
            <text:p>-193</text:p>
          </table:table-cell>
          <table:table-cell table:formula="of:=ATAN2([.C341];[.E341]- 8000) * (-180 / PI()) + 180" office:value-type="float" office:value="228.072786054596">
            <text:p>228.07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934">
            <text:p>2934</text:p>
          </table:table-cell>
          <table:table-cell office:value-type="float" office:value="-86">
            <text:p>-86</text:p>
          </table:table-cell>
          <table:table-cell office:value-type="float" office:value="4611">
            <text:p>4611</text:p>
          </table:table-cell>
          <table:table-cell office:value-type="float" office:value="20">
            <text:p>20</text:p>
          </table:table-cell>
          <table:table-cell office:value-type="float" office:value="-3143">
            <text:p>-3143</text:p>
          </table:table-cell>
          <table:table-cell office:value-type="float" office:value="-194">
            <text:p>-194</text:p>
          </table:table-cell>
          <table:table-cell table:formula="of:=ATAN2([.C342];[.E342]- 8000) * (-180 / PI()) + 180" office:value-type="float" office:value="229.115881920254">
            <text:p>229.12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857">
            <text:p>2857</text:p>
          </table:table-cell>
          <table:table-cell office:value-type="float" office:value="-11">
            <text:p>-11</text:p>
          </table:table-cell>
          <table:table-cell office:value-type="float" office:value="4511">
            <text:p>4511</text:p>
          </table:table-cell>
          <table:table-cell office:value-type="float" office:value="23">
            <text:p>23</text:p>
          </table:table-cell>
          <table:table-cell office:value-type="float" office:value="-3140">
            <text:p>-3140</text:p>
          </table:table-cell>
          <table:table-cell office:value-type="float" office:value="-200">
            <text:p>-200</text:p>
          </table:table-cell>
          <table:table-cell table:formula="of:=ATAN2([.C343];[.E343]- 8000) * (-180 / PI()) + 180" office:value-type="float" office:value="230.687350140158">
            <text:p>230.69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97">
            <text:p>2797</text:p>
          </table:table-cell>
          <table:table-cell office:value-type="float" office:value="-16">
            <text:p>-16</text:p>
          </table:table-cell>
          <table:table-cell office:value-type="float" office:value="4464">
            <text:p>4464</text:p>
          </table:table-cell>
          <table:table-cell office:value-type="float" office:value="22">
            <text:p>22</text:p>
          </table:table-cell>
          <table:table-cell office:value-type="float" office:value="-3135">
            <text:p>-3135</text:p>
          </table:table-cell>
          <table:table-cell office:value-type="float" office:value="-203">
            <text:p>-203</text:p>
          </table:table-cell>
          <table:table-cell table:formula="of:=ATAN2([.C344];[.E344]- 8000) * (-180 / PI()) + 180" office:value-type="float" office:value="231.655763895803">
            <text:p>231.6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float" office:value="-8">
            <text:p>-8</text:p>
          </table:table-cell>
          <table:table-cell office:value-type="float" office:value="4419">
            <text:p>4419</text:p>
          </table:table-cell>
          <table:table-cell office:value-type="float" office:value="20">
            <text:p>20</text:p>
          </table:table-cell>
          <table:table-cell office:value-type="float" office:value="-3136">
            <text:p>-3136</text:p>
          </table:table-cell>
          <table:table-cell office:value-type="float" office:value="-197">
            <text:p>-197</text:p>
          </table:table-cell>
          <table:table-cell table:formula="of:=ATAN2([.C345];[.E345]- 8000) * (-180 / PI()) + 180" office:value-type="float" office:value="232.841917163791">
            <text:p>232.84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642">
            <text:p>2642</text:p>
          </table:table-cell>
          <table:table-cell office:value-type="float" office:value="61">
            <text:p>61</text:p>
          </table:table-cell>
          <table:table-cell office:value-type="float" office:value="4321">
            <text:p>4321</text:p>
          </table:table-cell>
          <table:table-cell office:value-type="float" office:value="12">
            <text:p>12</text:p>
          </table:table-cell>
          <table:table-cell office:value-type="float" office:value="-3129">
            <text:p>-3129</text:p>
          </table:table-cell>
          <table:table-cell office:value-type="float" office:value="-189">
            <text:p>-189</text:p>
          </table:table-cell>
          <table:table-cell table:formula="of:=ATAN2([.C346];[.E346]- 8000) * (-180 / PI()) + 180" office:value-type="float" office:value="234.316741273163">
            <text:p>234.32</text:p>
          </table:table-cell>
          <table:table-cell table:number-columns-repeated="3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2603">
            <text:p>2603</text:p>
          </table:table-cell>
          <table:table-cell office:value-type="float" office:value="-8">
            <text:p>-8</text:p>
          </table:table-cell>
          <table:table-cell office:value-type="float" office:value="4319">
            <text:p>4319</text:p>
          </table:table-cell>
          <table:table-cell office:value-type="float" office:value="10">
            <text:p>10</text:p>
          </table:table-cell>
          <table:table-cell office:value-type="float" office:value="-3126">
            <text:p>-3126</text:p>
          </table:table-cell>
          <table:table-cell office:value-type="float" office:value="-190">
            <text:p>-190</text:p>
          </table:table-cell>
          <table:table-cell table:formula="of:=ATAN2([.C347];[.E347]- 8000) * (-180 / PI()) + 180" office:value-type="float" office:value="234.734158222883">
            <text:p>234.73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2517">
            <text:p>2517</text:p>
          </table:table-cell>
          <table:table-cell office:value-type="float" office:value="-119">
            <text:p>-119</text:p>
          </table:table-cell>
          <table:table-cell office:value-type="float" office:value="4224">
            <text:p>4224</text:p>
          </table:table-cell>
          <table:table-cell office:value-type="float" office:value="15">
            <text:p>15</text:p>
          </table:table-cell>
          <table:table-cell office:value-type="float" office:value="-3127">
            <text:p>-3127</text:p>
          </table:table-cell>
          <table:table-cell office:value-type="float" office:value="-193">
            <text:p>-193</text:p>
          </table:table-cell>
          <table:table-cell table:formula="of:=ATAN2([.C348];[.E348]- 8000) * (-180 / PI()) + 180" office:value-type="float" office:value="236.31343423294">
            <text:p>236.3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-80">
            <text:p>-80</text:p>
          </table:table-cell>
          <table:table-cell office:value-type="float" office:value="4176">
            <text:p>4176</text:p>
          </table:table-cell>
          <table:table-cell office:value-type="float" office:value="23">
            <text:p>23</text:p>
          </table:table-cell>
          <table:table-cell office:value-type="float" office:value="-3122">
            <text:p>-3122</text:p>
          </table:table-cell>
          <table:table-cell office:value-type="float" office:value="-198">
            <text:p>-198</text:p>
          </table:table-cell>
          <table:table-cell table:formula="of:=ATAN2([.C349];[.E349]- 8000) * (-180 / PI()) + 180" office:value-type="float" office:value="237.672522670582">
            <text:p>237.67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355">
            <text:p>2355</text:p>
          </table:table-cell>
          <table:table-cell office:value-type="float" office:value="-54">
            <text:p>-54</text:p>
          </table:table-cell>
          <table:table-cell office:value-type="float" office:value="4147">
            <text:p>4147</text:p>
          </table:table-cell>
          <table:table-cell office:value-type="float" office:value="29">
            <text:p>29</text:p>
          </table:table-cell>
          <table:table-cell office:value-type="float" office:value="-3119">
            <text:p>-3119</text:p>
          </table:table-cell>
          <table:table-cell office:value-type="float" office:value="-205">
            <text:p>-205</text:p>
          </table:table-cell>
          <table:table-cell table:formula="of:=ATAN2([.C350];[.E350]- 8000) * (-180 / PI()) + 180" office:value-type="float" office:value="238.566224069539">
            <text:p>238.57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307">
            <text:p>2307</text:p>
          </table:table-cell>
          <table:table-cell office:value-type="float" office:value="-2">
            <text:p>-2</text:p>
          </table:table-cell>
          <table:table-cell office:value-type="float" office:value="4102">
            <text:p>4102</text:p>
          </table:table-cell>
          <table:table-cell office:value-type="float" office:value="29">
            <text:p>29</text:p>
          </table:table-cell>
          <table:table-cell office:value-type="float" office:value="-3116">
            <text:p>-3116</text:p>
          </table:table-cell>
          <table:table-cell office:value-type="float" office:value="-201">
            <text:p>-201</text:p>
          </table:table-cell>
          <table:table-cell table:formula="of:=ATAN2([.C351];[.E351]- 8000) * (-180 / PI()) + 180" office:value-type="float" office:value="239.381172432623">
            <text:p>239.38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156">
            <text:p>2156</text:p>
          </table:table-cell>
          <table:table-cell office:value-type="float" office:value="82">
            <text:p>82</text:p>
          </table:table-cell>
          <table:table-cell office:value-type="float" office:value="4043">
            <text:p>4043</text:p>
          </table:table-cell>
          <table:table-cell office:value-type="float" office:value="23">
            <text:p>23</text:p>
          </table:table-cell>
          <table:table-cell office:value-type="float" office:value="-3111">
            <text:p>-3111</text:p>
          </table:table-cell>
          <table:table-cell office:value-type="float" office:value="-196">
            <text:p>-196</text:p>
          </table:table-cell>
          <table:table-cell table:formula="of:=ATAN2([.C352];[.E352]- 8000) * (-180 / PI()) + 180" office:value-type="float" office:value="241.415923809267">
            <text:p>241.42</text:p>
          </table:table-cell>
          <table:table-cell table:number-columns-repeated="3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office:value-type="float" office:value="52">
            <text:p>52</text:p>
          </table:table-cell>
          <table:table-cell office:value-type="float" office:value="3977">
            <text:p>3977</text:p>
          </table:table-cell>
          <table:table-cell office:value-type="float" office:value="9">
            <text:p>9</text:p>
          </table:table-cell>
          <table:table-cell office:value-type="float" office:value="-3113">
            <text:p>-3113</text:p>
          </table:table-cell>
          <table:table-cell office:value-type="float" office:value="-188">
            <text:p>-188</text:p>
          </table:table-cell>
          <table:table-cell table:formula="of:=ATAN2([.C353];[.E353]- 8000) * (-180 / PI()) + 180" office:value-type="float" office:value="243.054534511288">
            <text:p>243.05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-18">
            <text:p>-18</text:p>
          </table:table-cell>
          <table:table-cell office:value-type="float" office:value="3934">
            <text:p>3934</text:p>
          </table:table-cell>
          <table:table-cell office:value-type="float" office:value="7">
            <text:p>7</text:p>
          </table:table-cell>
          <table:table-cell office:value-type="float" office:value="-3112">
            <text:p>-3112</text:p>
          </table:table-cell>
          <table:table-cell office:value-type="float" office:value="-181">
            <text:p>-181</text:p>
          </table:table-cell>
          <table:table-cell table:formula="of:=ATAN2([.C354];[.E354]- 8000) * (-180 / PI()) + 180" office:value-type="float" office:value="243.762801915077">
            <text:p>243.76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943">
            <text:p>1943</text:p>
          </table:table-cell>
          <table:table-cell office:value-type="float" office:value="-7">
            <text:p>-7</text:p>
          </table:table-cell>
          <table:table-cell office:value-type="float" office:value="3933">
            <text:p>3933</text:p>
          </table:table-cell>
          <table:table-cell office:value-type="float" office:value="9">
            <text:p>9</text:p>
          </table:table-cell>
          <table:table-cell office:value-type="float" office:value="-3114">
            <text:p>-3114</text:p>
          </table:table-cell>
          <table:table-cell office:value-type="float" office:value="-180">
            <text:p>-180</text:p>
          </table:table-cell>
          <table:table-cell table:formula="of:=ATAN2([.C355];[.E355]- 8000) * (-180 / PI()) + 180" office:value-type="float" office:value="244.463967484395">
            <text:p>244.46</text:p>
          </table:table-cell>
          <table:table-cell table:number-columns-repeated="3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1">
            <text:p>1</text:p>
          </table:table-cell>
          <table:table-cell office:value-type="float" office:value="1855">
            <text:p>1855</text:p>
          </table:table-cell>
          <table:table-cell office:value-type="float" office:value="-107">
            <text:p>-107</text:p>
          </table:table-cell>
          <table:table-cell office:value-type="float" office:value="3884">
            <text:p>3884</text:p>
          </table:table-cell>
          <table:table-cell office:value-type="float" office:value="19">
            <text:p>19</text:p>
          </table:table-cell>
          <table:table-cell office:value-type="float" office:value="-3111">
            <text:p>-3111</text:p>
          </table:table-cell>
          <table:table-cell office:value-type="float" office:value="-190">
            <text:p>-190</text:p>
          </table:table-cell>
          <table:table-cell table:formula="of:=ATAN2([.C356];[.E356]- 8000) * (-180 / PI()) + 180" office:value-type="float" office:value="245.739849861457">
            <text:p>245.74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-60">
            <text:p>-60</text:p>
          </table:table-cell>
          <table:table-cell office:value-type="float" office:value="3876">
            <text:p>3876</text:p>
          </table:table-cell>
          <table:table-cell office:value-type="float" office:value="299">
            <text:p>299</text:p>
          </table:table-cell>
          <table:table-cell office:value-type="float" office:value="-3108">
            <text:p>-3108</text:p>
          </table:table-cell>
          <table:table-cell office:value-type="float" office:value="-197">
            <text:p>-197</text:p>
          </table:table-cell>
          <table:table-cell table:formula="of:=ATAN2([.C357];[.E357]- 8000) * (-180 / PI()) + 180" office:value-type="float" office:value="246.607187248882">
            <text:p>246.6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1669">
            <text:p>1669</text:p>
          </table:table-cell>
          <table:table-cell office:value-type="float" office:value="-13">
            <text:p>-13</text:p>
          </table:table-cell>
          <table:table-cell office:value-type="float" office:value="3819">
            <text:p>3819</text:p>
          </table:table-cell>
          <table:table-cell office:value-type="float" office:value="29">
            <text:p>29</text:p>
          </table:table-cell>
          <table:table-cell office:value-type="float" office:value="-3106">
            <text:p>-3106</text:p>
          </table:table-cell>
          <table:table-cell office:value-type="float" office:value="-202">
            <text:p>-202</text:p>
          </table:table-cell>
          <table:table-cell table:formula="of:=ATAN2([.C358];[.E358]- 8000) * (-180 / PI()) + 180" office:value-type="float" office:value="248.238768218226">
            <text:p>248.2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580">
            <text:p>1580</text:p>
          </table:table-cell>
          <table:table-cell office:value-type="float" office:value="30">
            <text:p>30</text:p>
          </table:table-cell>
          <table:table-cell office:value-type="float" office:value="3732">
            <text:p>3732</text:p>
          </table:table-cell>
          <table:table-cell office:value-type="float" office:value="26">
            <text:p>26</text:p>
          </table:table-cell>
          <table:table-cell office:value-type="float" office:value="-3103">
            <text:p>-3103</text:p>
          </table:table-cell>
          <table:table-cell office:value-type="float" office:value="-202">
            <text:p>-202</text:p>
          </table:table-cell>
          <table:table-cell table:formula="of:=ATAN2([.C359];[.E359]- 8000) * (-180 / PI()) + 180" office:value-type="float" office:value="249.685608214305">
            <text:p>249.69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498">
            <text:p>1498</text:p>
          </table:table-cell>
          <table:table-cell office:value-type="float" office:value="82">
            <text:p>82</text:p>
          </table:table-cell>
          <table:table-cell office:value-type="float" office:value="3688">
            <text:p>3688</text:p>
          </table:table-cell>
          <table:table-cell office:value-type="float" office:value="17">
            <text:p>17</text:p>
          </table:table-cell>
          <table:table-cell office:value-type="float" office:value="-3103">
            <text:p>-3103</text:p>
          </table:table-cell>
          <table:table-cell office:value-type="float" office:value="-190">
            <text:p>-190</text:p>
          </table:table-cell>
          <table:table-cell table:formula="of:=ATAN2([.C360];[.E360]- 8000) * (-180 / PI()) + 180" office:value-type="float" office:value="250.842640252572">
            <text:p>250.84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  <table:table-cell office:value-type="float" office:value="70">
            <text:p>70</text:p>
          </table:table-cell>
          <table:table-cell office:value-type="float" office:value="3723">
            <text:p>3723</text:p>
          </table:table-cell>
          <table:table-cell office:value-type="float" office:value="8">
            <text:p>8</text:p>
          </table:table-cell>
          <table:table-cell office:value-type="float" office:value="-3103">
            <text:p>-3103</text:p>
          </table:table-cell>
          <table:table-cell office:value-type="float" office:value="-185">
            <text:p>-185</text:p>
          </table:table-cell>
          <table:table-cell table:formula="of:=ATAN2([.C361];[.E361]- 8000) * (-180 / PI()) + 180" office:value-type="float" office:value="251.597208198825">
            <text:p>251.60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338">
            <text:p>1338</text:p>
          </table:table-cell>
          <table:table-cell office:value-type="float" office:value="-72">
            <text:p>-72</text:p>
          </table:table-cell>
          <table:table-cell office:value-type="float" office:value="3715">
            <text:p>3715</text:p>
          </table:table-cell>
          <table:table-cell office:value-type="float" office:value="10">
            <text:p>10</text:p>
          </table:table-cell>
          <table:table-cell office:value-type="float" office:value="-3099">
            <text:p>-3099</text:p>
          </table:table-cell>
          <table:table-cell office:value-type="float" office:value="-183">
            <text:p>-183</text:p>
          </table:table-cell>
          <table:table-cell table:formula="of:=ATAN2([.C362];[.E362]- 8000) * (-180 / PI()) + 180" office:value-type="float" office:value="252.658919260551">
            <text:p>252.6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251">
            <text:p>1251</text:p>
          </table:table-cell>
          <table:table-cell office:value-type="float" office:value="-51">
            <text:p>-51</text:p>
          </table:table-cell>
          <table:table-cell office:value-type="float" office:value="3664">
            <text:p>3664</text:p>
          </table:table-cell>
          <table:table-cell office:value-type="float" office:value="13">
            <text:p>13</text:p>
          </table:table-cell>
          <table:table-cell office:value-type="float" office:value="-3098">
            <text:p>-3098</text:p>
          </table:table-cell>
          <table:table-cell office:value-type="float" office:value="-187">
            <text:p>-187</text:p>
          </table:table-cell>
          <table:table-cell table:formula="of:=ATAN2([.C363];[.E363]- 8000) * (-180 / PI()) + 180" office:value-type="float" office:value="253.906368560258">
            <text:p>253.91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164">
            <text:p>1164</text:p>
          </table:table-cell>
          <table:table-cell office:value-type="float" office:value="-44">
            <text:p>-44</text:p>
          </table:table-cell>
          <table:table-cell office:value-type="float" office:value="3637">
            <text:p>3637</text:p>
          </table:table-cell>
          <table:table-cell office:value-type="float" office:value="17">
            <text:p>17</text:p>
          </table:table-cell>
          <table:table-cell office:value-type="float" office:value="-3096">
            <text:p>-3096</text:p>
          </table:table-cell>
          <table:table-cell office:value-type="float" office:value="-200">
            <text:p>-200</text:p>
          </table:table-cell>
          <table:table-cell table:formula="of:=ATAN2([.C364];[.E364]- 8000) * (-180 / PI()) + 180" office:value-type="float" office:value="255.062044167148">
            <text:p>255.0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065">
            <text:p>1065</text:p>
          </table:table-cell>
          <table:table-cell office:value-type="float" office:value="-59">
            <text:p>-59</text:p>
          </table:table-cell>
          <table:table-cell office:value-type="float" office:value="3641">
            <text:p>3641</text:p>
          </table:table-cell>
          <table:table-cell office:value-type="float" office:value="25">
            <text:p>25</text:p>
          </table:table-cell>
          <table:table-cell office:value-type="float" office:value="-3096">
            <text:p>-3096</text:p>
          </table:table-cell>
          <table:table-cell office:value-type="float" office:value="-203">
            <text:p>-203</text:p>
          </table:table-cell>
          <table:table-cell table:formula="of:=ATAN2([.C365];[.E365]- 8000) * (-180 / PI()) + 180" office:value-type="float" office:value="256.270346880322">
            <text:p>256.27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  <table:table-cell office:value-type="float" office:value="25">
            <text:p>25</text:p>
          </table:table-cell>
          <table:table-cell office:value-type="float" office:value="3573">
            <text:p>3573</text:p>
          </table:table-cell>
          <table:table-cell office:value-type="float" office:value="24">
            <text:p>24</text:p>
          </table:table-cell>
          <table:table-cell office:value-type="float" office:value="-3096">
            <text:p>-3096</text:p>
          </table:table-cell>
          <table:table-cell office:value-type="float" office:value="-201">
            <text:p>-201</text:p>
          </table:table-cell>
          <table:table-cell table:formula="of:=ATAN2([.C366];[.E366]- 8000) * (-180 / PI()) + 180" office:value-type="float" office:value="258.37184378359">
            <text:p>258.37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844">
            <text:p>844</text:p>
          </table:table-cell>
          <table:table-cell office:value-type="float" office:value="82">
            <text:p>82</text:p>
          </table:table-cell>
          <table:table-cell office:value-type="float" office:value="3543">
            <text:p>3543</text:p>
          </table:table-cell>
          <table:table-cell office:value-type="float" office:value="17">
            <text:p>17</text:p>
          </table:table-cell>
          <table:table-cell office:value-type="float" office:value="-3096">
            <text:p>-3096</text:p>
          </table:table-cell>
          <table:table-cell office:value-type="float" office:value="-196">
            <text:p>-196</text:p>
          </table:table-cell>
          <table:table-cell table:formula="of:=ATAN2([.C367];[.E367]- 8000) * (-180 / PI()) + 180" office:value-type="float" office:value="259.277149739347">
            <text:p>259.28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51">
            <text:p>51</text:p>
          </table:table-cell>
          <table:table-cell office:value-type="float" office:value="3623">
            <text:p>3623</text:p>
          </table:table-cell>
          <table:table-cell office:value-type="float" office:value="15">
            <text:p>15</text:p>
          </table:table-cell>
          <table:table-cell office:value-type="float" office:value="-3098">
            <text:p>-3098</text:p>
          </table:table-cell>
          <table:table-cell office:value-type="float" office:value="-186">
            <text:p>-186</text:p>
          </table:table-cell>
          <table:table-cell table:formula="of:=ATAN2([.C368];[.E368]- 8000) * (-180 / PI()) + 180" office:value-type="float" office:value="260.175077958648">
            <text:p>260.18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office:value-type="float" office:value="7">
            <text:p>7</text:p>
          </table:table-cell>
          <table:table-cell office:value-type="float" office:value="3579">
            <text:p>3579</text:p>
          </table:table-cell>
          <table:table-cell office:value-type="float" office:value="7">
            <text:p>7</text:p>
          </table:table-cell>
          <table:table-cell office:value-type="float" office:value="-3097">
            <text:p>-3097</text:p>
          </table:table-cell>
          <table:table-cell office:value-type="float" office:value="-182">
            <text:p>-182</text:p>
          </table:table-cell>
          <table:table-cell table:formula="of:=ATAN2([.C369];[.E369]- 8000) * (-180 / PI()) + 180" office:value-type="float" office:value="261.192494285716">
            <text:p>261.19</text:p>
          </table:table-cell>
          <table:table-cell table:number-columns-repeated="3"/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1">
            <text:p>1</text:p>
          </table:table-cell>
          <table:table-cell office:value-type="float" office:value="605">
            <text:p>605</text:p>
          </table:table-cell>
          <table:table-cell office:value-type="float" office:value="-29">
            <text:p>-29</text:p>
          </table:table-cell>
          <table:table-cell office:value-type="float" office:value="3583">
            <text:p>3583</text:p>
          </table:table-cell>
          <table:table-cell office:value-type="float" office:value="12">
            <text:p>12</text:p>
          </table:table-cell>
          <table:table-cell office:value-type="float" office:value="-3096">
            <text:p>-3096</text:p>
          </table:table-cell>
          <table:table-cell office:value-type="float" office:value="-181">
            <text:p>-181</text:p>
          </table:table-cell>
          <table:table-cell table:formula="of:=ATAN2([.C370];[.E370]- 8000) * (-180 / PI()) + 180" office:value-type="float" office:value="262.200684221591">
            <text:p>262.20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  <table:table-cell office:value-type="float" office:value="-29">
            <text:p>-29</text:p>
          </table:table-cell>
          <table:table-cell office:value-type="float" office:value="3533">
            <text:p>3533</text:p>
          </table:table-cell>
          <table:table-cell office:value-type="float" office:value="15">
            <text:p>15</text:p>
          </table:table-cell>
          <table:table-cell office:value-type="float" office:value="-3098">
            <text:p>-3098</text:p>
          </table:table-cell>
          <table:table-cell office:value-type="float" office:value="-188">
            <text:p>-188</text:p>
          </table:table-cell>
          <table:table-cell table:formula="of:=ATAN2([.C371];[.E371]- 8000) * (-180 / PI()) + 180" office:value-type="float" office:value="263.233610797681">
            <text:p>263.23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  <table:table-cell office:value-type="float" office:value="0">
            <text:p>0</text:p>
          </table:table-cell>
          <table:table-cell office:value-type="float" office:value="3550">
            <text:p>3550</text:p>
          </table:table-cell>
          <table:table-cell office:value-type="float" office:value="18">
            <text:p>18</text:p>
          </table:table-cell>
          <table:table-cell office:value-type="float" office:value="-3093">
            <text:p>-3093</text:p>
          </table:table-cell>
          <table:table-cell office:value-type="float" office:value="-198">
            <text:p>-198</text:p>
          </table:table-cell>
          <table:table-cell table:formula="of:=ATAN2([.C372];[.E372]- 8000) * (-180 / PI()) + 180" office:value-type="float" office:value="264.187441309098">
            <text:p>264.19</text:p>
          </table:table-cell>
          <table:table-cell table:number-columns-repeated="3"/>
        </table:table-row>
        <table:table-row table:style-name="ro1">
          <table:table-cell office:value-type="float" office:value="6572">
            <text:p>6572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3538">
            <text:p>3538</text:p>
          </table:table-cell>
          <table:table-cell office:value-type="float" office:value="22">
            <text:p>22</text:p>
          </table:table-cell>
          <table:table-cell office:value-type="float" office:value="-3090">
            <text:p>-3090</text:p>
          </table:table-cell>
          <table:table-cell office:value-type="float" office:value="-209">
            <text:p>-209</text:p>
          </table:table-cell>
          <table:table-cell table:formula="of:=ATAN2([.C373];[.E373]- 8000) * (-180 / PI()) + 180" office:value-type="float" office:value="265.821314385896">
            <text:p>265.82</text:p>
          </table:table-cell>
          <table:table-cell table:number-columns-repeated="3"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 office:value-type="float" office:value="3468">
            <text:p>3468</text:p>
          </table:table-cell>
          <table:table-cell office:value-type="float" office:value="22">
            <text:p>22</text:p>
          </table:table-cell>
          <table:table-cell office:value-type="float" office:value="-3092">
            <text:p>-3092</text:p>
          </table:table-cell>
          <table:table-cell office:value-type="float" office:value="-202">
            <text:p>-202</text:p>
          </table:table-cell>
          <table:table-cell table:formula="of:=ATAN2([.C374];[.E374]- 8000) * (-180 / PI()) + 180" office:value-type="float" office:value="267.473140857384">
            <text:p>267.47</text:p>
          </table:table-cell>
          <table:table-cell table:number-columns-repeated="3"/>
        </table:table-row>
        <table:table-row table:style-name="ro1">
          <table:table-cell office:value-type="float" office:value="6572">
            <text:p>6572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42">
            <text:p>42</text:p>
          </table:table-cell>
          <table:table-cell office:value-type="float" office:value="3520">
            <text:p>3520</text:p>
          </table:table-cell>
          <table:table-cell office:value-type="float" office:value="17">
            <text:p>17</text:p>
          </table:table-cell>
          <table:table-cell office:value-type="float" office:value="-3090">
            <text:p>-3090</text:p>
          </table:table-cell>
          <table:table-cell office:value-type="float" office:value="-195">
            <text:p>-195</text:p>
          </table:table-cell>
          <table:table-cell table:formula="of:=ATAN2([.C375];[.E375]- 8000) * (-180 / PI()) + 180" office:value-type="float" office:value="268.14620784809">
            <text:p>268.15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3522">
            <text:p>3522</text:p>
          </table:table-cell>
          <table:table-cell office:value-type="float" office:value="15">
            <text:p>15</text:p>
          </table:table-cell>
          <table:table-cell office:value-type="float" office:value="-3088">
            <text:p>-3088</text:p>
          </table:table-cell>
          <table:table-cell office:value-type="float" office:value="-185">
            <text:p>-185</text:p>
          </table:table-cell>
          <table:table-cell table:formula="of:=ATAN2([.C376];[.E376]- 8000) * (-180 / PI()) + 180" office:value-type="float" office:value="268.91255996566">
            <text:p>268.91</text:p>
          </table:table-cell>
          <table:table-cell table:number-columns-repeated="3"/>
        </table:table-row>
        <table:table-row table:style-name="ro1">
          <table:table-cell office:value-type="float" office:value="6564">
            <text:p>656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-37">
            <text:p>-37</text:p>
          </table:table-cell>
          <table:table-cell office:value-type="float" office:value="3543">
            <text:p>3543</text:p>
          </table:table-cell>
          <table:table-cell office:value-type="float" office:value="15">
            <text:p>15</text:p>
          </table:table-cell>
          <table:table-cell office:value-type="float" office:value="-3090">
            <text:p>-3090</text:p>
          </table:table-cell>
          <table:table-cell office:value-type="float" office:value="-183">
            <text:p>-183</text:p>
          </table:table-cell>
          <table:table-cell table:formula="of:=ATAN2([.C377];[.E377]- 8000) * (-180 / PI()) + 180" office:value-type="float" office:value="269.832882427322">
            <text:p>269.83</text:p>
          </table:table-cell>
          <table:table-cell table:number-columns-repeated="3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1">
            <text:p>1</text:p>
          </table:table-cell>
          <table:table-cell office:value-type="float" office:value="-79">
            <text:p>-79</text:p>
          </table:table-cell>
          <table:table-cell office:value-type="float" office:value="8">
            <text:p>8</text:p>
          </table:table-cell>
          <table:table-cell office:value-type="float" office:value="3533">
            <text:p>3533</text:p>
          </table:table-cell>
          <table:table-cell office:value-type="float" office:value="17">
            <text:p>17</text:p>
          </table:table-cell>
          <table:table-cell office:value-type="float" office:value="-3084">
            <text:p>-3084</text:p>
          </table:table-cell>
          <table:table-cell office:value-type="float" office:value="-186">
            <text:p>-186</text:p>
          </table:table-cell>
          <table:table-cell table:formula="of:=ATAN2([.C378];[.E378]- 8000) * (-180 / PI()) + 180" office:value-type="float" office:value="271.013184412186">
            <text:p>271.01</text:p>
          </table:table-cell>
          <table:table-cell table:number-columns-repeated="3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">
            <text:p>1</text:p>
          </table:table-cell>
          <table:table-cell office:value-type="float" office:value="-176">
            <text:p>-176</text:p>
          </table:table-cell>
          <table:table-cell office:value-type="float" office:value="-5">
            <text:p>-5</text:p>
          </table:table-cell>
          <table:table-cell office:value-type="float" office:value="3540">
            <text:p>3540</text:p>
          </table:table-cell>
          <table:table-cell office:value-type="float" office:value="15">
            <text:p>15</text:p>
          </table:table-cell>
          <table:table-cell office:value-type="float" office:value="-3085">
            <text:p>-3085</text:p>
          </table:table-cell>
          <table:table-cell office:value-type="float" office:value="-196">
            <text:p>-196</text:p>
          </table:table-cell>
          <table:table-cell table:formula="of:=ATAN2([.C379];[.E379]- 8000) * (-180 / PI()) + 180" office:value-type="float" office:value="272.259826826549">
            <text:p>272.26</text:p>
          </table:table-cell>
          <table:table-cell table:number-columns-repeated="3"/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1">
            <text:p>1</text:p>
          </table:table-cell>
          <table:table-cell office:value-type="float" office:value="-321">
            <text:p>-321</text:p>
          </table:table-cell>
          <table:table-cell office:value-type="float" office:value="-42">
            <text:p>-42</text:p>
          </table:table-cell>
          <table:table-cell office:value-type="float" office:value="3567">
            <text:p>3567</text:p>
          </table:table-cell>
          <table:table-cell office:value-type="float" office:value="20">
            <text:p>20</text:p>
          </table:table-cell>
          <table:table-cell office:value-type="float" office:value="-3084">
            <text:p>-3084</text:p>
          </table:table-cell>
          <table:table-cell office:value-type="float" office:value="-201">
            <text:p>-201</text:p>
          </table:table-cell>
          <table:table-cell table:formula="of:=ATAN2([.C380];[.E380]- 8000) * (-180 / PI()) + 180" office:value-type="float" office:value="274.141642322773">
            <text:p>274.14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397">
            <text:p>-397</text:p>
          </table:table-cell>
          <table:table-cell office:value-type="float" office:value="-7">
            <text:p>-7</text:p>
          </table:table-cell>
          <table:table-cell office:value-type="float" office:value="3515">
            <text:p>3515</text:p>
          </table:table-cell>
          <table:table-cell office:value-type="float" office:value="21">
            <text:p>21</text:p>
          </table:table-cell>
          <table:table-cell office:value-type="float" office:value="-3079">
            <text:p>-3079</text:p>
          </table:table-cell>
          <table:table-cell office:value-type="float" office:value="-203">
            <text:p>-203</text:p>
          </table:table-cell>
          <table:table-cell table:formula="of:=ATAN2([.C381];[.E381]- 8000) * (-180 / PI()) + 180" office:value-type="float" office:value="275.058482448813">
            <text:p>275.06</text:p>
          </table:table-cell>
          <table:table-cell table:number-columns-repeated="3"/>
        </table:table-row>
        <table:table-row table:style-name="ro1">
          <table:table-cell office:value-type="float" office:value="6592">
            <text:p>6592</text:p>
          </table:table-cell>
          <table:table-cell office:value-type="float" office:value="0">
            <text:p>0</text:p>
          </table:table-cell>
          <table:table-cell office:value-type="float" office:value="-456">
            <text:p>-456</text:p>
          </table:table-cell>
          <table:table-cell office:value-type="float" office:value="-14">
            <text:p>-14</text:p>
          </table:table-cell>
          <table:table-cell office:value-type="float" office:value="3567">
            <text:p>3567</text:p>
          </table:table-cell>
          <table:table-cell office:value-type="float" office:value="17">
            <text:p>17</text:p>
          </table:table-cell>
          <table:table-cell office:value-type="float" office:value="-3082">
            <text:p>-3082</text:p>
          </table:table-cell>
          <table:table-cell office:value-type="float" office:value="-193">
            <text:p>-193</text:p>
          </table:table-cell>
          <table:table-cell table:formula="of:=ATAN2([.C382];[.E382]- 8000) * (-180 / PI()) + 180" office:value-type="float" office:value="275.873066778684">
            <text:p>275.87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528">
            <text:p>-528</text:p>
          </table:table-cell>
          <table:table-cell office:value-type="float" office:value="12">
            <text:p>12</text:p>
          </table:table-cell>
          <table:table-cell office:value-type="float" office:value="3607">
            <text:p>3607</text:p>
          </table:table-cell>
          <table:table-cell office:value-type="float" office:value="18">
            <text:p>18</text:p>
          </table:table-cell>
          <table:table-cell office:value-type="float" office:value="-3083">
            <text:p>-3083</text:p>
          </table:table-cell>
          <table:table-cell office:value-type="float" office:value="-183">
            <text:p>-183</text:p>
          </table:table-cell>
          <table:table-cell table:formula="of:=ATAN2([.C383];[.E383]- 8000) * (-180 / PI()) + 180" office:value-type="float" office:value="276.853573360171">
            <text:p>276.85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642">
            <text:p>-642</text:p>
          </table:table-cell>
          <table:table-cell office:value-type="float" office:value="0">
            <text:p>0</text:p>
          </table:table-cell>
          <table:table-cell office:value-type="float" office:value="3639">
            <text:p>3639</text:p>
          </table:table-cell>
          <table:table-cell office:value-type="float" office:value="19">
            <text:p>19</text:p>
          </table:table-cell>
          <table:table-cell office:value-type="float" office:value="-3078">
            <text:p>-3078</text:p>
          </table:table-cell>
          <table:table-cell office:value-type="float" office:value="-178">
            <text:p>-178</text:p>
          </table:table-cell>
          <table:table-cell table:formula="of:=ATAN2([.C384];[.E384]- 8000) * (-180 / PI()) + 180" office:value-type="float" office:value="278.374585411869">
            <text:p>278.37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0">
            <text:p>0</text:p>
          </table:table-cell>
          <table:table-cell office:value-type="float" office:value="-725">
            <text:p>-725</text:p>
          </table:table-cell>
          <table:table-cell office:value-type="float" office:value="-19">
            <text:p>-19</text:p>
          </table:table-cell>
          <table:table-cell office:value-type="float" office:value="3681">
            <text:p>3681</text:p>
          </table:table-cell>
          <table:table-cell office:value-type="float" office:value="21">
            <text:p>21</text:p>
          </table:table-cell>
          <table:table-cell office:value-type="float" office:value="-3078">
            <text:p>-3078</text:p>
          </table:table-cell>
          <table:table-cell office:value-type="float" office:value="-183">
            <text:p>-183</text:p>
          </table:table-cell>
          <table:table-cell table:formula="of:=ATAN2([.C385];[.E385]- 8000) * (-180 / PI()) + 180" office:value-type="float" office:value="279.528997697463">
            <text:p>279.53</text:p>
          </table:table-cell>
          <table:table-cell table:number-columns-repeated="3"/>
        </table:table-row>
        <table:table-row table:style-name="ro1">
          <table:table-cell office:value-type="float" office:value="6636">
            <text:p>6636</text:p>
          </table:table-cell>
          <table:table-cell office:value-type="float" office:value="0">
            <text:p>0</text:p>
          </table:table-cell>
          <table:table-cell office:value-type="float" office:value="-799">
            <text:p>-799</text:p>
          </table:table-cell>
          <table:table-cell office:value-type="float" office:value="3">
            <text:p>3</text:p>
          </table:table-cell>
          <table:table-cell office:value-type="float" office:value="3659">
            <text:p>3659</text:p>
          </table:table-cell>
          <table:table-cell office:value-type="float" office:value="20">
            <text:p>20</text:p>
          </table:table-cell>
          <table:table-cell office:value-type="float" office:value="-3077">
            <text:p>-3077</text:p>
          </table:table-cell>
          <table:table-cell office:value-type="float" office:value="-194">
            <text:p>-194</text:p>
          </table:table-cell>
          <table:table-cell table:formula="of:=ATAN2([.C386];[.E386]- 8000) * (-180 / PI()) + 180" office:value-type="float" office:value="280.429076722687">
            <text:p>280.43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-907">
            <text:p>-907</text:p>
          </table:table-cell>
          <table:table-cell office:value-type="float" office:value="-53">
            <text:p>-53</text:p>
          </table:table-cell>
          <table:table-cell office:value-type="float" office:value="3691">
            <text:p>3691</text:p>
          </table:table-cell>
          <table:table-cell office:value-type="float" office:value="18">
            <text:p>18</text:p>
          </table:table-cell>
          <table:table-cell office:value-type="float" office:value="-3077">
            <text:p>-3077</text:p>
          </table:table-cell>
          <table:table-cell office:value-type="float" office:value="-205">
            <text:p>-205</text:p>
          </table:table-cell>
          <table:table-cell table:formula="of:=ATAN2([.C387];[.E387]- 8000) * (-180 / PI()) + 180" office:value-type="float" office:value="281.886647637887">
            <text:p>281.89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017">
            <text:p>-1017</text:p>
          </table:table-cell>
          <table:table-cell office:value-type="float" office:value="-20">
            <text:p>-20</text:p>
          </table:table-cell>
          <table:table-cell office:value-type="float" office:value="3720">
            <text:p>3720</text:p>
          </table:table-cell>
          <table:table-cell office:value-type="float" office:value="19">
            <text:p>19</text:p>
          </table:table-cell>
          <table:table-cell office:value-type="float" office:value="-3075">
            <text:p>-3075</text:p>
          </table:table-cell>
          <table:table-cell office:value-type="float" office:value="-208">
            <text:p>-208</text:p>
          </table:table-cell>
          <table:table-cell table:formula="of:=ATAN2([.C388];[.E388]- 8000) * (-180 / PI()) + 180" office:value-type="float" office:value="283.366554318268">
            <text:p>283.37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058">
            <text:p>-1058</text:p>
          </table:table-cell>
          <table:table-cell office:value-type="float" office:value="20">
            <text:p>20</text:p>
          </table:table-cell>
          <table:table-cell office:value-type="float" office:value="3731">
            <text:p>3731</text:p>
          </table:table-cell>
          <table:table-cell office:value-type="float" office:value="12">
            <text:p>12</text:p>
          </table:table-cell>
          <table:table-cell office:value-type="float" office:value="-3073">
            <text:p>-3073</text:p>
          </table:table-cell>
          <table:table-cell office:value-type="float" office:value="-203">
            <text:p>-203</text:p>
          </table:table-cell>
          <table:table-cell table:formula="of:=ATAN2([.C389];[.E389]- 8000) * (-180 / PI()) + 180" office:value-type="float" office:value="283.919339260352">
            <text:p>283.92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160">
            <text:p>-1160</text:p>
          </table:table-cell>
          <table:table-cell office:value-type="float" office:value="-6">
            <text:p>-6</text:p>
          </table:table-cell>
          <table:table-cell office:value-type="float" office:value="3727">
            <text:p>3727</text:p>
          </table:table-cell>
          <table:table-cell office:value-type="float" office:value="14">
            <text:p>14</text:p>
          </table:table-cell>
          <table:table-cell office:value-type="float" office:value="-3074">
            <text:p>-3074</text:p>
          </table:table-cell>
          <table:table-cell office:value-type="float" office:value="-191">
            <text:p>-191</text:p>
          </table:table-cell>
          <table:table-cell table:formula="of:=ATAN2([.C390];[.E390]- 8000) * (-180 / PI()) + 180" office:value-type="float" office:value="285.188156568237">
            <text:p>285.19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222">
            <text:p>-1222</text:p>
          </table:table-cell>
          <table:table-cell office:value-type="float" office:value="-31">
            <text:p>-31</text:p>
          </table:table-cell>
          <table:table-cell office:value-type="float" office:value="3812">
            <text:p>3812</text:p>
          </table:table-cell>
          <table:table-cell office:value-type="float" office:value="20">
            <text:p>20</text:p>
          </table:table-cell>
          <table:table-cell office:value-type="float" office:value="-3070">
            <text:p>-3070</text:p>
          </table:table-cell>
          <table:table-cell office:value-type="float" office:value="-181">
            <text:p>-181</text:p>
          </table:table-cell>
          <table:table-cell table:formula="of:=ATAN2([.C391];[.E391]- 8000) * (-180 / PI()) + 180" office:value-type="float" office:value="286.266508683441">
            <text:p>286.2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294">
            <text:p>-1294</text:p>
          </table:table-cell>
          <table:table-cell office:value-type="float" office:value="-20">
            <text:p>-20</text:p>
          </table:table-cell>
          <table:table-cell office:value-type="float" office:value="3843">
            <text:p>3843</text:p>
          </table:table-cell>
          <table:table-cell office:value-type="float" office:value="20">
            <text:p>20</text:p>
          </table:table-cell>
          <table:table-cell office:value-type="float" office:value="-3068">
            <text:p>-3068</text:p>
          </table:table-cell>
          <table:table-cell office:value-type="float" office:value="-180">
            <text:p>-180</text:p>
          </table:table-cell>
          <table:table-cell table:formula="of:=ATAN2([.C392];[.E392]- 8000) * (-180 / PI()) + 180" office:value-type="float" office:value="287.290434213486">
            <text:p>287.29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399">
            <text:p>-1399</text:p>
          </table:table-cell>
          <table:table-cell office:value-type="float" office:value="-68">
            <text:p>-68</text:p>
          </table:table-cell>
          <table:table-cell office:value-type="float" office:value="3891">
            <text:p>3891</text:p>
          </table:table-cell>
          <table:table-cell office:value-type="float" office:value="19">
            <text:p>19</text:p>
          </table:table-cell>
          <table:table-cell office:value-type="float" office:value="-3068">
            <text:p>-3068</text:p>
          </table:table-cell>
          <table:table-cell office:value-type="float" office:value="-187">
            <text:p>-187</text:p>
          </table:table-cell>
          <table:table-cell table:formula="of:=ATAN2([.C393];[.E393]- 8000) * (-180 / PI()) + 180" office:value-type="float" office:value="288.802277944109">
            <text:p>288.80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505">
            <text:p>-1505</text:p>
          </table:table-cell>
          <table:table-cell office:value-type="float" office:value="1">
            <text:p>1</text:p>
          </table:table-cell>
          <table:table-cell office:value-type="float" office:value="3825">
            <text:p>3825</text:p>
          </table:table-cell>
          <table:table-cell office:value-type="float" office:value="19">
            <text:p>19</text:p>
          </table:table-cell>
          <table:table-cell office:value-type="float" office:value="-3066">
            <text:p>-3066</text:p>
          </table:table-cell>
          <table:table-cell office:value-type="float" office:value="-197">
            <text:p>-197</text:p>
          </table:table-cell>
          <table:table-cell table:formula="of:=ATAN2([.C394];[.E394]- 8000) * (-180 / PI()) + 180" office:value-type="float" office:value="289.823170696485">
            <text:p>289.82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597">
            <text:p>-1597</text:p>
          </table:table-cell>
          <table:table-cell office:value-type="float" office:value="-16">
            <text:p>-16</text:p>
          </table:table-cell>
          <table:table-cell office:value-type="float" office:value="3947">
            <text:p>3947</text:p>
          </table:table-cell>
          <table:table-cell office:value-type="float" office:value="16">
            <text:p>16</text:p>
          </table:table-cell>
          <table:table-cell office:value-type="float" office:value="-3067">
            <text:p>-3067</text:p>
          </table:table-cell>
          <table:table-cell office:value-type="float" office:value="-203">
            <text:p>-203</text:p>
          </table:table-cell>
          <table:table-cell table:formula="of:=ATAN2([.C395];[.E395]- 8000) * (-180 / PI()) + 180" office:value-type="float" office:value="291.505884193654">
            <text:p>291.5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674">
            <text:p>-1674</text:p>
          </table:table-cell>
          <table:table-cell office:value-type="float" office:value="-51">
            <text:p>-51</text:p>
          </table:table-cell>
          <table:table-cell office:value-type="float" office:value="3999">
            <text:p>3999</text:p>
          </table:table-cell>
          <table:table-cell office:value-type="float" office:value="16">
            <text:p>16</text:p>
          </table:table-cell>
          <table:table-cell office:value-type="float" office:value="-3067">
            <text:p>-3067</text:p>
          </table:table-cell>
          <table:table-cell office:value-type="float" office:value="-201">
            <text:p>-201</text:p>
          </table:table-cell>
          <table:table-cell table:formula="of:=ATAN2([.C396];[.E396]- 8000) * (-180 / PI()) + 180" office:value-type="float" office:value="292.704210062871">
            <text:p>292.70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776">
            <text:p>-1776</text:p>
          </table:table-cell>
          <table:table-cell office:value-type="float" office:value="-56">
            <text:p>-56</text:p>
          </table:table-cell>
          <table:table-cell office:value-type="float" office:value="4035">
            <text:p>4035</text:p>
          </table:table-cell>
          <table:table-cell office:value-type="float" office:value="17">
            <text:p>17</text:p>
          </table:table-cell>
          <table:table-cell office:value-type="float" office:value="-3064">
            <text:p>-3064</text:p>
          </table:table-cell>
          <table:table-cell office:value-type="float" office:value="-193">
            <text:p>-193</text:p>
          </table:table-cell>
          <table:table-cell table:formula="of:=ATAN2([.C397];[.E397]- 8000) * (-180 / PI()) + 180" office:value-type="float" office:value="294.12852830177">
            <text:p>294.13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815">
            <text:p>-1815</text:p>
          </table:table-cell>
          <table:table-cell office:value-type="float" office:value="-17">
            <text:p>-17</text:p>
          </table:table-cell>
          <table:table-cell office:value-type="float" office:value="4078">
            <text:p>4078</text:p>
          </table:table-cell>
          <table:table-cell office:value-type="float" office:value="20">
            <text:p>20</text:p>
          </table:table-cell>
          <table:table-cell office:value-type="float" office:value="-3066">
            <text:p>-3066</text:p>
          </table:table-cell>
          <table:table-cell office:value-type="float" office:value="-181">
            <text:p>-181</text:p>
          </table:table-cell>
          <table:table-cell table:formula="of:=ATAN2([.C398];[.E398]- 8000) * (-180 / PI()) + 180" office:value-type="float" office:value="294.833477126819">
            <text:p>294.83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871">
            <text:p>-1871</text:p>
          </table:table-cell>
          <table:table-cell office:value-type="float" office:value="-38">
            <text:p>-38</text:p>
          </table:table-cell>
          <table:table-cell office:value-type="float" office:value="4104">
            <text:p>4104</text:p>
          </table:table-cell>
          <table:table-cell office:value-type="float" office:value="22">
            <text:p>22</text:p>
          </table:table-cell>
          <table:table-cell office:value-type="float" office:value="-3063">
            <text:p>-3063</text:p>
          </table:table-cell>
          <table:table-cell office:value-type="float" office:value="-177">
            <text:p>-177</text:p>
          </table:table-cell>
          <table:table-cell table:formula="of:=ATAN2([.C399];[.E399]- 8000) * (-180 / PI()) + 180" office:value-type="float" office:value="295.652001076054">
            <text:p>295.65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935">
            <text:p>-1935</text:p>
          </table:table-cell>
          <table:table-cell office:value-type="float" office:value="-22">
            <text:p>-22</text:p>
          </table:table-cell>
          <table:table-cell office:value-type="float" office:value="4146">
            <text:p>4146</text:p>
          </table:table-cell>
          <table:table-cell office:value-type="float" office:value="22">
            <text:p>22</text:p>
          </table:table-cell>
          <table:table-cell office:value-type="float" office:value="-3060">
            <text:p>-3060</text:p>
          </table:table-cell>
          <table:table-cell office:value-type="float" office:value="-182">
            <text:p>-182</text:p>
          </table:table-cell>
          <table:table-cell table:formula="of:=ATAN2([.C400];[.E400]- 8000) * (-180 / PI()) + 180" office:value-type="float" office:value="296.660118234108">
            <text:p>296.66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033">
            <text:p>-2033</text:p>
          </table:table-cell>
          <table:table-cell office:value-type="float" office:value="-4">
            <text:p>-4</text:p>
          </table:table-cell>
          <table:table-cell office:value-type="float" office:value="4239">
            <text:p>4239</text:p>
          </table:table-cell>
          <table:table-cell office:value-type="float" office:value="17">
            <text:p>17</text:p>
          </table:table-cell>
          <table:table-cell office:value-type="float" office:value="-3059">
            <text:p>-3059</text:p>
          </table:table-cell>
          <table:table-cell office:value-type="float" office:value="-192">
            <text:p>-192</text:p>
          </table:table-cell>
          <table:table-cell table:formula="of:=ATAN2([.C401];[.E401]- 8000) * (-180 / PI()) + 180" office:value-type="float" office:value="298.393338055214">
            <text:p>298.39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138">
            <text:p>-2138</text:p>
          </table:table-cell>
          <table:table-cell office:value-type="float" office:value="-17">
            <text:p>-17</text:p>
          </table:table-cell>
          <table:table-cell office:value-type="float" office:value="4292">
            <text:p>4292</text:p>
          </table:table-cell>
          <table:table-cell office:value-type="float" office:value="13">
            <text:p>13</text:p>
          </table:table-cell>
          <table:table-cell office:value-type="float" office:value="-3055">
            <text:p>-3055</text:p>
          </table:table-cell>
          <table:table-cell office:value-type="float" office:value="-203">
            <text:p>-203</text:p>
          </table:table-cell>
          <table:table-cell table:formula="of:=ATAN2([.C402];[.E402]- 8000) * (-180 / PI()) + 180" office:value-type="float" office:value="299.967368716236">
            <text:p>299.9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228">
            <text:p>-2228</text:p>
          </table:table-cell>
          <table:table-cell office:value-type="float" office:value="-77">
            <text:p>-77</text:p>
          </table:table-cell>
          <table:table-cell office:value-type="float" office:value="4317">
            <text:p>4317</text:p>
          </table:table-cell>
          <table:table-cell office:value-type="float" office:value="15">
            <text:p>15</text:p>
          </table:table-cell>
          <table:table-cell office:value-type="float" office:value="-3058">
            <text:p>-3058</text:p>
          </table:table-cell>
          <table:table-cell office:value-type="float" office:value="-204">
            <text:p>-204</text:p>
          </table:table-cell>
          <table:table-cell table:formula="of:=ATAN2([.C403];[.E403]- 8000) * (-180 / PI()) + 180" office:value-type="float" office:value="301.171489632585">
            <text:p>301.1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269">
            <text:p>-2269</text:p>
          </table:table-cell>
          <table:table-cell office:value-type="float" office:value="-50">
            <text:p>-50</text:p>
          </table:table-cell>
          <table:table-cell office:value-type="float" office:value="4385">
            <text:p>4385</text:p>
          </table:table-cell>
          <table:table-cell office:value-type="float" office:value="15">
            <text:p>15</text:p>
          </table:table-cell>
          <table:table-cell office:value-type="float" office:value="-3058">
            <text:p>-3058</text:p>
          </table:table-cell>
          <table:table-cell office:value-type="float" office:value="-195">
            <text:p>-195</text:p>
          </table:table-cell>
          <table:table-cell table:formula="of:=ATAN2([.C404];[.E404]- 8000) * (-180 / PI()) + 180" office:value-type="float" office:value="302.114951558873">
            <text:p>302.1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339">
            <text:p>-2339</text:p>
          </table:table-cell>
          <table:table-cell office:value-type="float" office:value="-128">
            <text:p>-128</text:p>
          </table:table-cell>
          <table:table-cell office:value-type="float" office:value="4439">
            <text:p>4439</text:p>
          </table:table-cell>
          <table:table-cell office:value-type="float" office:value="17">
            <text:p>17</text:p>
          </table:table-cell>
          <table:table-cell office:value-type="float" office:value="-3055">
            <text:p>-3055</text:p>
          </table:table-cell>
          <table:table-cell office:value-type="float" office:value="-186">
            <text:p>-186</text:p>
          </table:table-cell>
          <table:table-cell table:formula="of:=ATAN2([.C405];[.E405]- 8000) * (-180 / PI()) + 180" office:value-type="float" office:value="303.298428755489">
            <text:p>303.3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412">
            <text:p>-2412</text:p>
          </table:table-cell>
          <table:table-cell office:value-type="float" office:value="-99">
            <text:p>-99</text:p>
          </table:table-cell>
          <table:table-cell office:value-type="float" office:value="4469">
            <text:p>4469</text:p>
          </table:table-cell>
          <table:table-cell office:value-type="float" office:value="21">
            <text:p>21</text:p>
          </table:table-cell>
          <table:table-cell office:value-type="float" office:value="-3053">
            <text:p>-3053</text:p>
          </table:table-cell>
          <table:table-cell office:value-type="float" office:value="-180">
            <text:p>-180</text:p>
          </table:table-cell>
          <table:table-cell table:formula="of:=ATAN2([.C406];[.E406]- 8000) * (-180 / PI()) + 180" office:value-type="float" office:value="304.336694130802">
            <text:p>304.3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508">
            <text:p>-2508</text:p>
          </table:table-cell>
          <table:table-cell office:value-type="float" office:value="-45">
            <text:p>-45</text:p>
          </table:table-cell>
          <table:table-cell office:value-type="float" office:value="4579">
            <text:p>4579</text:p>
          </table:table-cell>
          <table:table-cell office:value-type="float" office:value="23">
            <text:p>23</text:p>
          </table:table-cell>
          <table:table-cell office:value-type="float" office:value="-3054">
            <text:p>-3054</text:p>
          </table:table-cell>
          <table:table-cell office:value-type="float" office:value="-181">
            <text:p>-181</text:p>
          </table:table-cell>
          <table:table-cell table:formula="of:=ATAN2([.C407];[.E407]- 8000) * (-180 / PI()) + 180" office:value-type="float" office:value="306.245850036463">
            <text:p>306.25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580">
            <text:p>-2580</text:p>
          </table:table-cell>
          <table:table-cell office:value-type="float" office:value="-60">
            <text:p>-60</text:p>
          </table:table-cell>
          <table:table-cell office:value-type="float" office:value="4622">
            <text:p>4622</text:p>
          </table:table-cell>
          <table:table-cell office:value-type="float" office:value="19">
            <text:p>19</text:p>
          </table:table-cell>
          <table:table-cell office:value-type="float" office:value="-3055">
            <text:p>-3055</text:p>
          </table:table-cell>
          <table:table-cell office:value-type="float" office:value="-190">
            <text:p>-190</text:p>
          </table:table-cell>
          <table:table-cell table:formula="of:=ATAN2([.C408];[.E408]- 8000) * (-180 / PI()) + 180" office:value-type="float" office:value="307.371344234136">
            <text:p>307.3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608">
            <text:p>-2608</text:p>
          </table:table-cell>
          <table:table-cell office:value-type="float" office:value="-76">
            <text:p>-76</text:p>
          </table:table-cell>
          <table:table-cell office:value-type="float" office:value="4624">
            <text:p>4624</text:p>
          </table:table-cell>
          <table:table-cell office:value-type="float" office:value="15">
            <text:p>15</text:p>
          </table:table-cell>
          <table:table-cell office:value-type="float" office:value="-3057">
            <text:p>-3057</text:p>
          </table:table-cell>
          <table:table-cell office:value-type="float" office:value="-198">
            <text:p>-198</text:p>
          </table:table-cell>
          <table:table-cell table:formula="of:=ATAN2([.C409];[.E409]- 8000) * (-180 / PI()) + 180" office:value-type="float" office:value="307.686511371968">
            <text:p>307.69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2693">
            <text:p>-2693</text:p>
          </table:table-cell>
          <table:table-cell office:value-type="float" office:value="-56">
            <text:p>-56</text:p>
          </table:table-cell>
          <table:table-cell office:value-type="float" office:value="4732">
            <text:p>4732</text:p>
          </table:table-cell>
          <table:table-cell office:value-type="float" office:value="12">
            <text:p>12</text:p>
          </table:table-cell>
          <table:table-cell office:value-type="float" office:value="-3060">
            <text:p>-3060</text:p>
          </table:table-cell>
          <table:table-cell office:value-type="float" office:value="-203">
            <text:p>-203</text:p>
          </table:table-cell>
          <table:table-cell table:formula="of:=ATAN2([.C410];[.E410]- 8000) * (-180 / PI()) + 180" office:value-type="float" office:value="309.490276845838">
            <text:p>309.4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782">
            <text:p>-2782</text:p>
          </table:table-cell>
          <table:table-cell office:value-type="float" office:value="-104">
            <text:p>-104</text:p>
          </table:table-cell>
          <table:table-cell office:value-type="float" office:value="4784">
            <text:p>4784</text:p>
          </table:table-cell>
          <table:table-cell office:value-type="float" office:value="13">
            <text:p>13</text:p>
          </table:table-cell>
          <table:table-cell office:value-type="float" office:value="-3061">
            <text:p>-3061</text:p>
          </table:table-cell>
          <table:table-cell office:value-type="float" office:value="-198">
            <text:p>-198</text:p>
          </table:table-cell>
          <table:table-cell table:formula="of:=ATAN2([.C411];[.E411]- 8000) * (-180 / PI()) + 180" office:value-type="float" office:value="310.861435923271">
            <text:p>310.86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867">
            <text:p>-2867</text:p>
          </table:table-cell>
          <table:table-cell office:value-type="float" office:value="-123">
            <text:p>-123</text:p>
          </table:table-cell>
          <table:table-cell office:value-type="float" office:value="4890">
            <text:p>4890</text:p>
          </table:table-cell>
          <table:table-cell office:value-type="float" office:value="18">
            <text:p>18</text:p>
          </table:table-cell>
          <table:table-cell office:value-type="float" office:value="-3059">
            <text:p>-3059</text:p>
          </table:table-cell>
          <table:table-cell office:value-type="float" office:value="-190">
            <text:p>-190</text:p>
          </table:table-cell>
          <table:table-cell table:formula="of:=ATAN2([.C412];[.E412]- 8000) * (-180 / PI()) + 180" office:value-type="float" office:value="312.671873684078">
            <text:p>312.6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892">
            <text:p>-2892</text:p>
          </table:table-cell>
          <table:table-cell office:value-type="float" office:value="-53">
            <text:p>-53</text:p>
          </table:table-cell>
          <table:table-cell office:value-type="float" office:value="4934">
            <text:p>4934</text:p>
          </table:table-cell>
          <table:table-cell office:value-type="float" office:value="23">
            <text:p>23</text:p>
          </table:table-cell>
          <table:table-cell office:value-type="float" office:value="-3056">
            <text:p>-3056</text:p>
          </table:table-cell>
          <table:table-cell office:value-type="float" office:value="-181">
            <text:p>-181</text:p>
          </table:table-cell>
          <table:table-cell table:formula="of:=ATAN2([.C413];[.E413]- 8000) * (-180 / PI()) + 180" office:value-type="float" office:value="313.327184832199">
            <text:p>313.33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918">
            <text:p>-2918</text:p>
          </table:table-cell>
          <table:table-cell office:value-type="float" office:value="-104">
            <text:p>-104</text:p>
          </table:table-cell>
          <table:table-cell office:value-type="float" office:value="4973">
            <text:p>4973</text:p>
          </table:table-cell>
          <table:table-cell office:value-type="float" office:value="22">
            <text:p>22</text:p>
          </table:table-cell>
          <table:table-cell office:value-type="float" office:value="-3060">
            <text:p>-3060</text:p>
          </table:table-cell>
          <table:table-cell office:value-type="float" office:value="-176">
            <text:p>-176</text:p>
          </table:table-cell>
          <table:table-cell table:formula="of:=ATAN2([.C414];[.E414]- 8000) * (-180 / PI()) + 180" office:value-type="float" office:value="313.949614751411">
            <text:p>313.95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996">
            <text:p>-2996</text:p>
          </table:table-cell>
          <table:table-cell office:value-type="float" office:value="-112">
            <text:p>-112</text:p>
          </table:table-cell>
          <table:table-cell office:value-type="float" office:value="5057">
            <text:p>5057</text:p>
          </table:table-cell>
          <table:table-cell office:value-type="float" office:value="21">
            <text:p>21</text:p>
          </table:table-cell>
          <table:table-cell office:value-type="float" office:value="-3059">
            <text:p>-3059</text:p>
          </table:table-cell>
          <table:table-cell office:value-type="float" office:value="-187">
            <text:p>-187</text:p>
          </table:table-cell>
          <table:table-cell table:formula="of:=ATAN2([.C415];[.E415]- 8000) * (-180 / PI()) + 180" office:value-type="float" office:value="315.511297475258">
            <text:p>315.5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067">
            <text:p>-3067</text:p>
          </table:table-cell>
          <table:table-cell office:value-type="float" office:value="-25">
            <text:p>-25</text:p>
          </table:table-cell>
          <table:table-cell office:value-type="float" office:value="5155">
            <text:p>5155</text:p>
          </table:table-cell>
          <table:table-cell office:value-type="float" office:value="14">
            <text:p>14</text:p>
          </table:table-cell>
          <table:table-cell office:value-type="float" office:value="-3065">
            <text:p>-3065</text:p>
          </table:table-cell>
          <table:table-cell office:value-type="float" office:value="-194">
            <text:p>-194</text:p>
          </table:table-cell>
          <table:table-cell table:formula="of:=ATAN2([.C416];[.E416]- 8000) * (-180 / PI()) + 180" office:value-type="float" office:value="317.150488771247">
            <text:p>317.15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18">
            <text:p>-3118</text:p>
          </table:table-cell>
          <table:table-cell office:value-type="float" office:value="-129">
            <text:p>-129</text:p>
          </table:table-cell>
          <table:table-cell office:value-type="float" office:value="5234">
            <text:p>5234</text:p>
          </table:table-cell>
          <table:table-cell office:value-type="float" office:value="8">
            <text:p>8</text:p>
          </table:table-cell>
          <table:table-cell office:value-type="float" office:value="-3064">
            <text:p>-3064</text:p>
          </table:table-cell>
          <table:table-cell office:value-type="float" office:value="-201">
            <text:p>-201</text:p>
          </table:table-cell>
          <table:table-cell table:formula="of:=ATAN2([.C417];[.E417]- 8000) * (-180 / PI()) + 180" office:value-type="float" office:value="318.423539524317">
            <text:p>318.4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90">
            <text:p>-3190</text:p>
          </table:table-cell>
          <table:table-cell office:value-type="float" office:value="-144">
            <text:p>-144</text:p>
          </table:table-cell>
          <table:table-cell office:value-type="float" office:value="5296">
            <text:p>5296</text:p>
          </table:table-cell>
          <table:table-cell office:value-type="float" office:value="15">
            <text:p>15</text:p>
          </table:table-cell>
          <table:table-cell office:value-type="float" office:value="-3065">
            <text:p>-3065</text:p>
          </table:table-cell>
          <table:table-cell office:value-type="float" office:value="-202">
            <text:p>-202</text:p>
          </table:table-cell>
          <table:table-cell table:formula="of:=ATAN2([.C418];[.E418]- 8000) * (-180 / PI()) + 180" office:value-type="float" office:value="319.71375911943">
            <text:p>319.7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35">
            <text:p>-3235</text:p>
          </table:table-cell>
          <table:table-cell office:value-type="float" office:value="-148">
            <text:p>-148</text:p>
          </table:table-cell>
          <table:table-cell office:value-type="float" office:value="5372">
            <text:p>5372</text:p>
          </table:table-cell>
          <table:table-cell office:value-type="float" office:value="20">
            <text:p>20</text:p>
          </table:table-cell>
          <table:table-cell office:value-type="float" office:value="-3063">
            <text:p>-3063</text:p>
          </table:table-cell>
          <table:table-cell office:value-type="float" office:value="-194">
            <text:p>-194</text:p>
          </table:table-cell>
          <table:table-cell table:formula="of:=ATAN2([.C419];[.E419]- 8000) * (-180 / PI()) + 180" office:value-type="float" office:value="320.910808848696">
            <text:p>320.9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237">
            <text:p>-3237</text:p>
          </table:table-cell>
          <table:table-cell office:value-type="float" office:value="-151">
            <text:p>-151</text:p>
          </table:table-cell>
          <table:table-cell office:value-type="float" office:value="5411">
            <text:p>5411</text:p>
          </table:table-cell>
          <table:table-cell office:value-type="float" office:value="25">
            <text:p>25</text:p>
          </table:table-cell>
          <table:table-cell office:value-type="float" office:value="-3063">
            <text:p>-3063</text:p>
          </table:table-cell>
          <table:table-cell office:value-type="float" office:value="-184">
            <text:p>-184</text:p>
          </table:table-cell>
          <table:table-cell table:formula="of:=ATAN2([.C420];[.E420]- 8000) * (-180 / PI()) + 180" office:value-type="float" office:value="321.346668040616">
            <text:p>321.3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262">
            <text:p>-3262</text:p>
          </table:table-cell>
          <table:table-cell office:value-type="float" office:value="-97">
            <text:p>-97</text:p>
          </table:table-cell>
          <table:table-cell office:value-type="float" office:value="5531">
            <text:p>5531</text:p>
          </table:table-cell>
          <table:table-cell office:value-type="float" office:value="26">
            <text:p>26</text:p>
          </table:table-cell>
          <table:table-cell office:value-type="float" office:value="-3064">
            <text:p>-3064</text:p>
          </table:table-cell>
          <table:table-cell office:value-type="float" office:value="-183">
            <text:p>-183</text:p>
          </table:table-cell>
          <table:table-cell table:formula="of:=ATAN2([.C421];[.E421]- 8000) * (-180 / PI()) + 180" office:value-type="float" office:value="322.878008153195">
            <text:p>322.88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3342">
            <text:p>-3342</text:p>
          </table:table-cell>
          <table:table-cell office:value-type="float" office:value="-62">
            <text:p>-62</text:p>
          </table:table-cell>
          <table:table-cell office:value-type="float" office:value="5618">
            <text:p>5618</text:p>
          </table:table-cell>
          <table:table-cell office:value-type="float" office:value="20">
            <text:p>20</text:p>
          </table:table-cell>
          <table:table-cell office:value-type="float" office:value="-3064">
            <text:p>-3064</text:p>
          </table:table-cell>
          <table:table-cell office:value-type="float" office:value="-186">
            <text:p>-186</text:p>
          </table:table-cell>
          <table:table-cell table:formula="of:=ATAN2([.C422];[.E422]- 8000) * (-180 / PI()) + 180" office:value-type="float" office:value="324.520747523784">
            <text:p>324.52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397">
            <text:p>-3397</text:p>
          </table:table-cell>
          <table:table-cell office:value-type="float" office:value="-155">
            <text:p>-155</text:p>
          </table:table-cell>
          <table:table-cell office:value-type="float" office:value="5721">
            <text:p>5721</text:p>
          </table:table-cell>
          <table:table-cell office:value-type="float" office:value="12">
            <text:p>12</text:p>
          </table:table-cell>
          <table:table-cell office:value-type="float" office:value="-3060">
            <text:p>-3060</text:p>
          </table:table-cell>
          <table:table-cell office:value-type="float" office:value="-195">
            <text:p>-195</text:p>
          </table:table-cell>
          <table:table-cell table:formula="of:=ATAN2([.C423];[.E423]- 8000) * (-180 / PI()) + 180" office:value-type="float" office:value="326.142889858339">
            <text:p>326.14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453">
            <text:p>-3453</text:p>
          </table:table-cell>
          <table:table-cell office:value-type="float" office:value="-95">
            <text:p>-95</text:p>
          </table:table-cell>
          <table:table-cell office:value-type="float" office:value="5774">
            <text:p>5774</text:p>
          </table:table-cell>
          <table:table-cell office:value-type="float" office:value="9">
            <text:p>9</text:p>
          </table:table-cell>
          <table:table-cell office:value-type="float" office:value="-3059">
            <text:p>-3059</text:p>
          </table:table-cell>
          <table:table-cell office:value-type="float" office:value="-201">
            <text:p>-201</text:p>
          </table:table-cell>
          <table:table-cell table:formula="of:=ATAN2([.C424];[.E424]- 8000) * (-180 / PI()) + 180" office:value-type="float" office:value="327.191871976874">
            <text:p>327.19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3506">
            <text:p>-3506</text:p>
          </table:table-cell>
          <table:table-cell office:value-type="float" office:value="-123">
            <text:p>-123</text:p>
          </table:table-cell>
          <table:table-cell office:value-type="float" office:value="5850">
            <text:p>5850</text:p>
          </table:table-cell>
          <table:table-cell office:value-type="float" office:value="5">
            <text:p>5</text:p>
          </table:table-cell>
          <table:table-cell office:value-type="float" office:value="-3059">
            <text:p>-3059</text:p>
          </table:table-cell>
          <table:table-cell office:value-type="float" office:value="-198">
            <text:p>-198</text:p>
          </table:table-cell>
          <table:table-cell table:formula="of:=ATAN2([.C425];[.E425]- 8000) * (-180 / PI()) + 180" office:value-type="float" office:value="328.481939625605">
            <text:p>328.48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517">
            <text:p>-3517</text:p>
          </table:table-cell>
          <table:table-cell office:value-type="float" office:value="-224">
            <text:p>-224</text:p>
          </table:table-cell>
          <table:table-cell office:value-type="float" office:value="5919">
            <text:p>5919</text:p>
          </table:table-cell>
          <table:table-cell office:value-type="float" office:value="15">
            <text:p>15</text:p>
          </table:table-cell>
          <table:table-cell office:value-type="float" office:value="-3057">
            <text:p>-3057</text:p>
          </table:table-cell>
          <table:table-cell office:value-type="float" office:value="-193">
            <text:p>-193</text:p>
          </table:table-cell>
          <table:table-cell table:formula="of:=ATAN2([.C426];[.E426]- 8000) * (-180 / PI()) + 180" office:value-type="float" office:value="329.387304367968">
            <text:p>329.3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64">
            <text:p>-3564</text:p>
          </table:table-cell>
          <table:table-cell office:value-type="float" office:value="-173">
            <text:p>-173</text:p>
          </table:table-cell>
          <table:table-cell office:value-type="float" office:value="6026">
            <text:p>6026</text:p>
          </table:table-cell>
          <table:table-cell office:value-type="float" office:value="22">
            <text:p>22</text:p>
          </table:table-cell>
          <table:table-cell office:value-type="float" office:value="-3058">
            <text:p>-3058</text:p>
          </table:table-cell>
          <table:table-cell office:value-type="float" office:value="-185">
            <text:p>-185</text:p>
          </table:table-cell>
          <table:table-cell table:formula="of:=ATAN2([.C427];[.E427]- 8000) * (-180 / PI()) + 180" office:value-type="float" office:value="331.019156697768">
            <text:p>331.02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97">
            <text:p>-3597</text:p>
          </table:table-cell>
          <table:table-cell office:value-type="float" office:value="-147">
            <text:p>-147</text:p>
          </table:table-cell>
          <table:table-cell office:value-type="float" office:value="6062">
            <text:p>6062</text:p>
          </table:table-cell>
          <table:table-cell office:value-type="float" office:value="21">
            <text:p>21</text:p>
          </table:table-cell>
          <table:table-cell office:value-type="float" office:value="-3055">
            <text:p>-3055</text:p>
          </table:table-cell>
          <table:table-cell office:value-type="float" office:value="-182">
            <text:p>-182</text:p>
          </table:table-cell>
          <table:table-cell table:formula="of:=ATAN2([.C428];[.E428]- 8000) * (-180 / PI()) + 180" office:value-type="float" office:value="331.684997931758">
            <text:p>331.6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45">
            <text:p>-3645</text:p>
          </table:table-cell>
          <table:table-cell office:value-type="float" office:value="-148">
            <text:p>-148</text:p>
          </table:table-cell>
          <table:table-cell office:value-type="float" office:value="6168">
            <text:p>6168</text:p>
          </table:table-cell>
          <table:table-cell office:value-type="float" office:value="25">
            <text:p>25</text:p>
          </table:table-cell>
          <table:table-cell office:value-type="float" office:value="-3054">
            <text:p>-3054</text:p>
          </table:table-cell>
          <table:table-cell office:value-type="float" office:value="-189">
            <text:p>-189</text:p>
          </table:table-cell>
          <table:table-cell table:formula="of:=ATAN2([.C429];[.E429]- 8000) * (-180 / PI()) + 180" office:value-type="float" office:value="333.315608959244">
            <text:p>333.3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06">
            <text:p>-3706</text:p>
          </table:table-cell>
          <table:table-cell office:value-type="float" office:value="-87">
            <text:p>-87</text:p>
          </table:table-cell>
          <table:table-cell office:value-type="float" office:value="6245">
            <text:p>6245</text:p>
          </table:table-cell>
          <table:table-cell office:value-type="float" office:value="17">
            <text:p>17</text:p>
          </table:table-cell>
          <table:table-cell office:value-type="float" office:value="-3056">
            <text:p>-3056</text:p>
          </table:table-cell>
          <table:table-cell office:value-type="float" office:value="-193">
            <text:p>-193</text:p>
          </table:table-cell>
          <table:table-cell table:formula="of:=ATAN2([.C430];[.E430]- 8000) * (-180 / PI()) + 180" office:value-type="float" office:value="334.659805591463">
            <text:p>334.66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15">
            <text:p>-3715</text:p>
          </table:table-cell>
          <table:table-cell office:value-type="float" office:value="-153">
            <text:p>-153</text:p>
          </table:table-cell>
          <table:table-cell office:value-type="float" office:value="6347">
            <text:p>6347</text:p>
          </table:table-cell>
          <table:table-cell office:value-type="float" office:value="10">
            <text:p>10</text:p>
          </table:table-cell>
          <table:table-cell office:value-type="float" office:value="-3060">
            <text:p>-3060</text:p>
          </table:table-cell>
          <table:table-cell office:value-type="float" office:value="-194">
            <text:p>-194</text:p>
          </table:table-cell>
          <table:table-cell table:formula="of:=ATAN2([.C431];[.E431]- 8000) * (-180 / PI()) + 180" office:value-type="float" office:value="336.01318889909">
            <text:p>336.01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3745">
            <text:p>-3745</text:p>
          </table:table-cell>
          <table:table-cell office:value-type="float" office:value="-209">
            <text:p>-209</text:p>
          </table:table-cell>
          <table:table-cell office:value-type="float" office:value="6413">
            <text:p>6413</text:p>
          </table:table-cell>
          <table:table-cell office:value-type="float" office:value="13">
            <text:p>13</text:p>
          </table:table-cell>
          <table:table-cell office:value-type="float" office:value="-3061">
            <text:p>-3061</text:p>
          </table:table-cell>
          <table:table-cell office:value-type="float" office:value="-198">
            <text:p>-198</text:p>
          </table:table-cell>
          <table:table-cell table:formula="of:=ATAN2([.C432];[.E432]- 8000) * (-180 / PI()) + 180" office:value-type="float" office:value="337.034468254515">
            <text:p>337.0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66">
            <text:p>-3766</text:p>
          </table:table-cell>
          <table:table-cell office:value-type="float" office:value="-163">
            <text:p>-163</text:p>
          </table:table-cell>
          <table:table-cell office:value-type="float" office:value="6521">
            <text:p>6521</text:p>
          </table:table-cell>
          <table:table-cell office:value-type="float" office:value="16">
            <text:p>16</text:p>
          </table:table-cell>
          <table:table-cell office:value-type="float" office:value="-3057">
            <text:p>-3057</text:p>
          </table:table-cell>
          <table:table-cell office:value-type="float" office:value="-191">
            <text:p>-191</text:p>
          </table:table-cell>
          <table:table-cell table:formula="of:=ATAN2([.C433];[.E433]- 8000) * (-180 / PI()) + 180" office:value-type="float" office:value="338.558853885516">
            <text:p>338.56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82">
            <text:p>-3782</text:p>
          </table:table-cell>
          <table:table-cell office:value-type="float" office:value="-221">
            <text:p>-221</text:p>
          </table:table-cell>
          <table:table-cell office:value-type="float" office:value="6611">
            <text:p>6611</text:p>
          </table:table-cell>
          <table:table-cell office:value-type="float" office:value="17">
            <text:p>17</text:p>
          </table:table-cell>
          <table:table-cell office:value-type="float" office:value="-3062">
            <text:p>-3062</text:p>
          </table:table-cell>
          <table:table-cell office:value-type="float" office:value="-187">
            <text:p>-187</text:p>
          </table:table-cell>
          <table:table-cell table:formula="of:=ATAN2([.C434];[.E434]- 8000) * (-180 / PI()) + 180" office:value-type="float" office:value="339.833432917035">
            <text:p>339.8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00">
            <text:p>-3800</text:p>
          </table:table-cell>
          <table:table-cell office:value-type="float" office:value="-235">
            <text:p>-235</text:p>
          </table:table-cell>
          <table:table-cell office:value-type="float" office:value="6697">
            <text:p>6697</text:p>
          </table:table-cell>
          <table:table-cell office:value-type="float" office:value="22">
            <text:p>22</text:p>
          </table:table-cell>
          <table:table-cell office:value-type="float" office:value="-3060">
            <text:p>-3060</text:p>
          </table:table-cell>
          <table:table-cell office:value-type="float" office:value="-186">
            <text:p>-186</text:p>
          </table:table-cell>
          <table:table-cell table:formula="of:=ATAN2([.C435];[.E435]- 8000) * (-180 / PI()) + 180" office:value-type="float" office:value="341.073428198272">
            <text:p>341.07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59">
            <text:p>-3759</text:p>
          </table:table-cell>
          <table:table-cell office:value-type="float" office:value="-147">
            <text:p>-147</text:p>
          </table:table-cell>
          <table:table-cell office:value-type="float" office:value="6735">
            <text:p>6735</text:p>
          </table:table-cell>
          <table:table-cell office:value-type="float" office:value="24">
            <text:p>24</text:p>
          </table:table-cell>
          <table:table-cell office:value-type="float" office:value="-3060">
            <text:p>-3060</text:p>
          </table:table-cell>
          <table:table-cell office:value-type="float" office:value="-185">
            <text:p>-185</text:p>
          </table:table-cell>
          <table:table-cell table:formula="of:=ATAN2([.C436];[.E436]- 8000) * (-180 / PI()) + 180" office:value-type="float" office:value="341.400592366855">
            <text:p>341.4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13">
            <text:p>-3813</text:p>
          </table:table-cell>
          <table:table-cell office:value-type="float" office:value="-185">
            <text:p>-185</text:p>
          </table:table-cell>
          <table:table-cell office:value-type="float" office:value="6893">
            <text:p>6893</text:p>
          </table:table-cell>
          <table:table-cell office:value-type="float" office:value="19">
            <text:p>19</text:p>
          </table:table-cell>
          <table:table-cell office:value-type="float" office:value="-3059">
            <text:p>-3059</text:p>
          </table:table-cell>
          <table:table-cell office:value-type="float" office:value="-184">
            <text:p>-184</text:p>
          </table:table-cell>
          <table:table-cell table:formula="of:=ATAN2([.C437];[.E437]- 8000) * (-180 / PI()) + 180" office:value-type="float" office:value="343.810793742973">
            <text:p>343.8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60">
            <text:p>-3860</text:p>
          </table:table-cell>
          <table:table-cell office:value-type="float" office:value="-187">
            <text:p>-187</text:p>
          </table:table-cell>
          <table:table-cell office:value-type="float" office:value="7015">
            <text:p>7015</text:p>
          </table:table-cell>
          <table:table-cell office:value-type="float" office:value="18">
            <text:p>18</text:p>
          </table:table-cell>
          <table:table-cell office:value-type="float" office:value="-3057">
            <text:p>-3057</text:p>
          </table:table-cell>
          <table:table-cell office:value-type="float" office:value="-192">
            <text:p>-192</text:p>
          </table:table-cell>
          <table:table-cell table:formula="of:=ATAN2([.C438];[.E438]- 8000) * (-180 / PI()) + 180" office:value-type="float" office:value="345.684692537217">
            <text:p>345.68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68">
            <text:p>-3868</text:p>
          </table:table-cell>
          <table:table-cell office:value-type="float" office:value="-149">
            <text:p>-149</text:p>
          </table:table-cell>
          <table:table-cell office:value-type="float" office:value="7083">
            <text:p>7083</text:p>
          </table:table-cell>
          <table:table-cell office:value-type="float" office:value="13">
            <text:p>13</text:p>
          </table:table-cell>
          <table:table-cell office:value-type="float" office:value="-3055">
            <text:p>-3055</text:p>
          </table:table-cell>
          <table:table-cell office:value-type="float" office:value="-192">
            <text:p>-192</text:p>
          </table:table-cell>
          <table:table-cell table:formula="of:=ATAN2([.C439];[.E439]- 8000) * (-180 / PI()) + 180" office:value-type="float" office:value="346.662919819538">
            <text:p>346.6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72">
            <text:p>-3872</text:p>
          </table:table-cell>
          <table:table-cell office:value-type="float" office:value="-203">
            <text:p>-203</text:p>
          </table:table-cell>
          <table:table-cell office:value-type="float" office:value="7160">
            <text:p>7160</text:p>
          </table:table-cell>
          <table:table-cell office:value-type="float" office:value="12">
            <text:p>12</text:p>
          </table:table-cell>
          <table:table-cell office:value-type="float" office:value="-3056">
            <text:p>-3056</text:p>
          </table:table-cell>
          <table:table-cell office:value-type="float" office:value="-189">
            <text:p>-189</text:p>
          </table:table-cell>
          <table:table-cell table:formula="of:=ATAN2([.C440];[.E440]- 8000) * (-180 / PI()) + 180" office:value-type="float" office:value="347.759801967398">
            <text:p>347.76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87">
            <text:p>-3887</text:p>
          </table:table-cell>
          <table:table-cell office:value-type="float" office:value="-254">
            <text:p>-254</text:p>
          </table:table-cell>
          <table:table-cell office:value-type="float" office:value="7185">
            <text:p>7185</text:p>
          </table:table-cell>
          <table:table-cell office:value-type="float" office:value="16">
            <text:p>16</text:p>
          </table:table-cell>
          <table:table-cell office:value-type="float" office:value="-3055">
            <text:p>-3055</text:p>
          </table:table-cell>
          <table:table-cell office:value-type="float" office:value="-197">
            <text:p>-197</text:p>
          </table:table-cell>
          <table:table-cell table:formula="of:=ATAN2([.C441];[.E441]- 8000) * (-180 / PI()) + 180" office:value-type="float" office:value="348.158151620303">
            <text:p>348.1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93">
            <text:p>-3893</text:p>
          </table:table-cell>
          <table:table-cell office:value-type="float" office:value="-231">
            <text:p>-231</text:p>
          </table:table-cell>
          <table:table-cell office:value-type="float" office:value="7360">
            <text:p>7360</text:p>
          </table:table-cell>
          <table:table-cell office:value-type="float" office:value="20">
            <text:p>20</text:p>
          </table:table-cell>
          <table:table-cell office:value-type="float" office:value="-3053">
            <text:p>-3053</text:p>
          </table:table-cell>
          <table:table-cell office:value-type="float" office:value="-191">
            <text:p>-191</text:p>
          </table:table-cell>
          <table:table-cell table:formula="of:=ATAN2([.C442];[.E442]- 8000) * (-180 / PI()) + 180" office:value-type="float" office:value="350.664216310894">
            <text:p>350.66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31">
            <text:p>-3931</text:p>
          </table:table-cell>
          <table:table-cell office:value-type="float" office:value="-227">
            <text:p>-227</text:p>
          </table:table-cell>
          <table:table-cell office:value-type="float" office:value="7468">
            <text:p>7468</text:p>
          </table:table-cell>
          <table:table-cell office:value-type="float" office:value="22">
            <text:p>22</text:p>
          </table:table-cell>
          <table:table-cell office:value-type="float" office:value="-3054">
            <text:p>-3054</text:p>
          </table:table-cell>
          <table:table-cell office:value-type="float" office:value="-185">
            <text:p>-185</text:p>
          </table:table-cell>
          <table:table-cell table:formula="of:=ATAN2([.C443];[.E443]- 8000) * (-180 / PI()) + 180" office:value-type="float" office:value="352.292729513275">
            <text:p>352.29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14">
            <text:p>-3914</text:p>
          </table:table-cell>
          <table:table-cell office:value-type="float" office:value="-210">
            <text:p>-210</text:p>
          </table:table-cell>
          <table:table-cell office:value-type="float" office:value="7546">
            <text:p>7546</text:p>
          </table:table-cell>
          <table:table-cell office:value-type="float" office:value="22">
            <text:p>22</text:p>
          </table:table-cell>
          <table:table-cell office:value-type="float" office:value="-3048">
            <text:p>-3048</text:p>
          </table:table-cell>
          <table:table-cell office:value-type="float" office:value="-189">
            <text:p>-189</text:p>
          </table:table-cell>
          <table:table-cell table:formula="of:=ATAN2([.C444];[.E444]- 8000) * (-180 / PI()) + 180" office:value-type="float" office:value="353.383608765862">
            <text:p>353.3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30">
            <text:p>-3930</text:p>
          </table:table-cell>
          <table:table-cell office:value-type="float" office:value="-198">
            <text:p>-198</text:p>
          </table:table-cell>
          <table:table-cell office:value-type="float" office:value="7611">
            <text:p>7611</text:p>
          </table:table-cell>
          <table:table-cell office:value-type="float" office:value="21">
            <text:p>21</text:p>
          </table:table-cell>
          <table:table-cell office:value-type="float" office:value="-3050">
            <text:p>-3050</text:p>
          </table:table-cell>
          <table:table-cell office:value-type="float" office:value="-190">
            <text:p>-190</text:p>
          </table:table-cell>
          <table:table-cell table:formula="of:=ATAN2([.C445];[.E445]- 8000) * (-180 / PI()) + 180" office:value-type="float" office:value="354.347151587854">
            <text:p>354.3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52">
            <text:p>-3952</text:p>
          </table:table-cell>
          <table:table-cell office:value-type="float" office:value="-198">
            <text:p>-198</text:p>
          </table:table-cell>
          <table:table-cell office:value-type="float" office:value="7652">
            <text:p>7652</text:p>
          </table:table-cell>
          <table:table-cell office:value-type="float" office:value="15">
            <text:p>15</text:p>
          </table:table-cell>
          <table:table-cell office:value-type="float" office:value="-3049">
            <text:p>-3049</text:p>
          </table:table-cell>
          <table:table-cell office:value-type="float" office:value="-190">
            <text:p>-190</text:p>
          </table:table-cell>
          <table:table-cell table:formula="of:=ATAN2([.C446];[.E446]- 8000) * (-180 / PI()) + 180" office:value-type="float" office:value="354.967703855754">
            <text:p>354.9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03">
            <text:p>-3903</text:p>
          </table:table-cell>
          <table:table-cell office:value-type="float" office:value="-229">
            <text:p>-229</text:p>
          </table:table-cell>
          <table:table-cell office:value-type="float" office:value="7785">
            <text:p>7785</text:p>
          </table:table-cell>
          <table:table-cell office:value-type="float" office:value="13">
            <text:p>13</text:p>
          </table:table-cell>
          <table:table-cell office:value-type="float" office:value="-3052">
            <text:p>-3052</text:p>
          </table:table-cell>
          <table:table-cell office:value-type="float" office:value="-191">
            <text:p>-191</text:p>
          </table:table-cell>
          <table:table-cell table:formula="of:=ATAN2([.C447];[.E447]- 8000) * (-180 / PI()) + 180" office:value-type="float" office:value="356.847000977295">
            <text:p>356.85</text:p>
          </table:table-cell>
          <table:table-cell table:number-columns-repeated="3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897">
            <text:p>-3897</text:p>
          </table:table-cell>
          <table:table-cell office:value-type="float" office:value="-230">
            <text:p>-230</text:p>
          </table:table-cell>
          <table:table-cell office:value-type="float" office:value="7890">
            <text:p>7890</text:p>
          </table:table-cell>
          <table:table-cell office:value-type="float" office:value="7">
            <text:p>7</text:p>
          </table:table-cell>
          <table:table-cell office:value-type="float" office:value="-3048">
            <text:p>-3048</text:p>
          </table:table-cell>
          <table:table-cell office:value-type="float" office:value="-187">
            <text:p>-187</text:p>
          </table:table-cell>
          <table:table-cell table:formula="of:=ATAN2([.C448];[.E448]- 8000) * (-180 / PI()) + 180" office:value-type="float" office:value="358.383150452107">
            <text:p>358.38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878">
            <text:p>-3878</text:p>
          </table:table-cell>
          <table:table-cell office:value-type="float" office:value="-267">
            <text:p>-267</text:p>
          </table:table-cell>
          <table:table-cell office:value-type="float" office:value="8022">
            <text:p>8022</text:p>
          </table:table-cell>
          <table:table-cell office:value-type="float" office:value="12">
            <text:p>12</text:p>
          </table:table-cell>
          <table:table-cell office:value-type="float" office:value="-3045">
            <text:p>-3045</text:p>
          </table:table-cell>
          <table:table-cell office:value-type="float" office:value="-193">
            <text:p>-193</text:p>
          </table:table-cell>
          <table:table-cell table:formula="of:=ATAN2([.C449];[.E449]- 8000) * (-180 / PI()) + 180" office:value-type="float" office:value="0.325037036397106">
            <text:p>0.3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77">
            <text:p>-3877</text:p>
          </table:table-cell>
          <table:table-cell office:value-type="float" office:value="-293">
            <text:p>-293</text:p>
          </table:table-cell>
          <table:table-cell office:value-type="float" office:value="8072">
            <text:p>8072</text:p>
          </table:table-cell>
          <table:table-cell office:value-type="float" office:value="18">
            <text:p>18</text:p>
          </table:table-cell>
          <table:table-cell office:value-type="float" office:value="-3044">
            <text:p>-3044</text:p>
          </table:table-cell>
          <table:table-cell office:value-type="float" office:value="-185">
            <text:p>-185</text:p>
          </table:table-cell>
          <table:table-cell table:formula="of:=ATAN2([.C450];[.E450]- 8000) * (-180 / PI()) + 180" office:value-type="float" office:value="1.06392106606552">
            <text:p>1.06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66">
            <text:p>-3866</text:p>
          </table:table-cell>
          <table:table-cell office:value-type="float" office:value="-310">
            <text:p>-310</text:p>
          </table:table-cell>
          <table:table-cell office:value-type="float" office:value="8168">
            <text:p>8168</text:p>
          </table:table-cell>
          <table:table-cell office:value-type="float" office:value="20">
            <text:p>20</text:p>
          </table:table-cell>
          <table:table-cell office:value-type="float" office:value="-3041">
            <text:p>-3041</text:p>
          </table:table-cell>
          <table:table-cell office:value-type="float" office:value="-188">
            <text:p>-188</text:p>
          </table:table-cell>
          <table:table-cell table:formula="of:=ATAN2([.C451];[.E451]- 8000) * (-180 / PI()) + 180" office:value-type="float" office:value="2.48826661933649">
            <text:p>2.49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-3898">
            <text:p>-3898</text:p>
          </table:table-cell>
          <table:table-cell office:value-type="float" office:value="-260">
            <text:p>-260</text:p>
          </table:table-cell>
          <table:table-cell office:value-type="float" office:value="8248">
            <text:p>8248</text:p>
          </table:table-cell>
          <table:table-cell office:value-type="float" office:value="22">
            <text:p>22</text:p>
          </table:table-cell>
          <table:table-cell office:value-type="float" office:value="-3040">
            <text:p>-3040</text:p>
          </table:table-cell>
          <table:table-cell office:value-type="float" office:value="-187">
            <text:p>-187</text:p>
          </table:table-cell>
          <table:table-cell table:formula="of:=ATAN2([.C452];[.E452]- 8000) * (-180 / PI()) + 180" office:value-type="float" office:value="3.64038674012951">
            <text:p>3.64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89">
            <text:p>-3889</text:p>
          </table:table-cell>
          <table:table-cell office:value-type="float" office:value="-257">
            <text:p>-257</text:p>
          </table:table-cell>
          <table:table-cell office:value-type="float" office:value="8328">
            <text:p>8328</text:p>
          </table:table-cell>
          <table:table-cell office:value-type="float" office:value="20">
            <text:p>20</text:p>
          </table:table-cell>
          <table:table-cell office:value-type="float" office:value="-3039">
            <text:p>-3039</text:p>
          </table:table-cell>
          <table:table-cell office:value-type="float" office:value="-192">
            <text:p>-192</text:p>
          </table:table-cell>
          <table:table-cell table:formula="of:=ATAN2([.C453];[.E453]- 8000) * (-180 / PI()) + 180" office:value-type="float" office:value="4.82094232778738">
            <text:p>4.8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52">
            <text:p>-3852</text:p>
          </table:table-cell>
          <table:table-cell office:value-type="float" office:value="-213">
            <text:p>-213</text:p>
          </table:table-cell>
          <table:table-cell office:value-type="float" office:value="8440">
            <text:p>8440</text:p>
          </table:table-cell>
          <table:table-cell office:value-type="float" office:value="14">
            <text:p>14</text:p>
          </table:table-cell>
          <table:table-cell office:value-type="float" office:value="-3042">
            <text:p>-3042</text:p>
          </table:table-cell>
          <table:table-cell office:value-type="float" office:value="-190">
            <text:p>-190</text:p>
          </table:table-cell>
          <table:table-cell table:formula="of:=ATAN2([.C454];[.E454]- 8000) * (-180 / PI()) + 180" office:value-type="float" office:value="6.51644572415967">
            <text:p>6.52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821">
            <text:p>-3821</text:p>
          </table:table-cell>
          <table:table-cell office:value-type="float" office:value="-252">
            <text:p>-252</text:p>
          </table:table-cell>
          <table:table-cell office:value-type="float" office:value="8551">
            <text:p>8551</text:p>
          </table:table-cell>
          <table:table-cell office:value-type="float" office:value="10">
            <text:p>10</text:p>
          </table:table-cell>
          <table:table-cell office:value-type="float" office:value="-3040">
            <text:p>-3040</text:p>
          </table:table-cell>
          <table:table-cell office:value-type="float" office:value="-192">
            <text:p>-192</text:p>
          </table:table-cell>
          <table:table-cell table:formula="of:=ATAN2([.C455];[.E455]- 8000) * (-180 / PI()) + 180" office:value-type="float" office:value="8.20566271999607">
            <text:p>8.2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36">
            <text:p>-3836</text:p>
          </table:table-cell>
          <table:table-cell office:value-type="float" office:value="-281">
            <text:p>-281</text:p>
          </table:table-cell>
          <table:table-cell office:value-type="float" office:value="8633">
            <text:p>8633</text:p>
          </table:table-cell>
          <table:table-cell office:value-type="float" office:value="14">
            <text:p>14</text:p>
          </table:table-cell>
          <table:table-cell office:value-type="float" office:value="-3041">
            <text:p>-3041</text:p>
          </table:table-cell>
          <table:table-cell office:value-type="float" office:value="-192">
            <text:p>-192</text:p>
          </table:table-cell>
          <table:table-cell table:formula="of:=ATAN2([.C456];[.E456]- 8000) * (-180 / PI()) + 180" office:value-type="float" office:value="9.3702575225131">
            <text:p>9.37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29">
            <text:p>-3829</text:p>
          </table:table-cell>
          <table:table-cell office:value-type="float" office:value="-319">
            <text:p>-319</text:p>
          </table:table-cell>
          <table:table-cell office:value-type="float" office:value="8696">
            <text:p>8696</text:p>
          </table:table-cell>
          <table:table-cell office:value-type="float" office:value="15">
            <text:p>15</text:p>
          </table:table-cell>
          <table:table-cell office:value-type="float" office:value="-3041">
            <text:p>-3041</text:p>
          </table:table-cell>
          <table:table-cell office:value-type="float" office:value="-193">
            <text:p>-193</text:p>
          </table:table-cell>
          <table:table-cell table:formula="of:=ATAN2([.C457];[.E457]- 8000) * (-180 / PI()) + 180" office:value-type="float" office:value="10.3022128460282">
            <text:p>10.3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91">
            <text:p>-3791</text:p>
          </table:table-cell>
          <table:table-cell office:value-type="float" office:value="-328">
            <text:p>-328</text:p>
          </table:table-cell>
          <table:table-cell office:value-type="float" office:value="8798">
            <text:p>8798</text:p>
          </table:table-cell>
          <table:table-cell office:value-type="float" office:value="20">
            <text:p>20</text:p>
          </table:table-cell>
          <table:table-cell office:value-type="float" office:value="-3045">
            <text:p>-3045</text:p>
          </table:table-cell>
          <table:table-cell office:value-type="float" office:value="-189">
            <text:p>-189</text:p>
          </table:table-cell>
          <table:table-cell table:formula="of:=ATAN2([.C458];[.E458]- 8000) * (-180 / PI()) + 180" office:value-type="float" office:value="11.8871346411222">
            <text:p>11.8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64">
            <text:p>-3764</text:p>
          </table:table-cell>
          <table:table-cell office:value-type="float" office:value="-322">
            <text:p>-322</text:p>
          </table:table-cell>
          <table:table-cell office:value-type="float" office:value="8870">
            <text:p>8870</text:p>
          </table:table-cell>
          <table:table-cell office:value-type="float" office:value="23">
            <text:p>23</text:p>
          </table:table-cell>
          <table:table-cell office:value-type="float" office:value="-3046">
            <text:p>-3046</text:p>
          </table:table-cell>
          <table:table-cell office:value-type="float" office:value="-188">
            <text:p>-188</text:p>
          </table:table-cell>
          <table:table-cell table:formula="of:=ATAN2([.C459];[.E459]- 8000) * (-180 / PI()) + 180" office:value-type="float" office:value="13.0146261821091">
            <text:p>13.0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05">
            <text:p>-3705</text:p>
          </table:table-cell>
          <table:table-cell office:value-type="float" office:value="-313">
            <text:p>-313</text:p>
          </table:table-cell>
          <table:table-cell office:value-type="float" office:value="8994">
            <text:p>8994</text:p>
          </table:table-cell>
          <table:table-cell office:value-type="float" office:value="22">
            <text:p>22</text:p>
          </table:table-cell>
          <table:table-cell office:value-type="float" office:value="-3046">
            <text:p>-3046</text:p>
          </table:table-cell>
          <table:table-cell office:value-type="float" office:value="-192">
            <text:p>-192</text:p>
          </table:table-cell>
          <table:table-cell table:formula="of:=ATAN2([.C460];[.E460]- 8000) * (-180 / PI()) + 180" office:value-type="float" office:value="15.0180087757628">
            <text:p>15.02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682">
            <text:p>-3682</text:p>
          </table:table-cell>
          <table:table-cell office:value-type="float" office:value="-262">
            <text:p>-262</text:p>
          </table:table-cell>
          <table:table-cell office:value-type="float" office:value="9099">
            <text:p>9099</text:p>
          </table:table-cell>
          <table:table-cell office:value-type="float" office:value="20">
            <text:p>20</text:p>
          </table:table-cell>
          <table:table-cell office:value-type="float" office:value="-3047">
            <text:p>-3047</text:p>
          </table:table-cell>
          <table:table-cell office:value-type="float" office:value="-188">
            <text:p>-188</text:p>
          </table:table-cell>
          <table:table-cell table:formula="of:=ATAN2([.C461];[.E461]- 8000) * (-180 / PI()) + 180" office:value-type="float" office:value="16.6192641365615">
            <text:p>16.6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81">
            <text:p>-3681</text:p>
          </table:table-cell>
          <table:table-cell office:value-type="float" office:value="-293">
            <text:p>-293</text:p>
          </table:table-cell>
          <table:table-cell office:value-type="float" office:value="9165">
            <text:p>9165</text:p>
          </table:table-cell>
          <table:table-cell office:value-type="float" office:value="10">
            <text:p>10</text:p>
          </table:table-cell>
          <table:table-cell office:value-type="float" office:value="-3046">
            <text:p>-3046</text:p>
          </table:table-cell>
          <table:table-cell office:value-type="float" office:value="-190">
            <text:p>-190</text:p>
          </table:table-cell>
          <table:table-cell table:formula="of:=ATAN2([.C462];[.E462]- 8000) * (-180 / PI()) + 180" office:value-type="float" office:value="17.562062970253">
            <text:p>17.5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51">
            <text:p>-3651</text:p>
          </table:table-cell>
          <table:table-cell office:value-type="float" office:value="-291">
            <text:p>-291</text:p>
          </table:table-cell>
          <table:table-cell office:value-type="float" office:value="9273">
            <text:p>9273</text:p>
          </table:table-cell>
          <table:table-cell office:value-type="float" office:value="9">
            <text:p>9</text:p>
          </table:table-cell>
          <table:table-cell office:value-type="float" office:value="-3045">
            <text:p>-3045</text:p>
          </table:table-cell>
          <table:table-cell office:value-type="float" office:value="-191">
            <text:p>-191</text:p>
          </table:table-cell>
          <table:table-cell table:formula="of:=ATAN2([.C463];[.E463]- 8000) * (-180 / PI()) + 180" office:value-type="float" office:value="19.2222124564362">
            <text:p>19.22</text:p>
          </table:table-cell>
          <table:table-cell table:number-columns-repeated="3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3588">
            <text:p>-3588</text:p>
          </table:table-cell>
          <table:table-cell office:value-type="float" office:value="-345">
            <text:p>-345</text:p>
          </table:table-cell>
          <table:table-cell office:value-type="float" office:value="9347">
            <text:p>9347</text:p>
          </table:table-cell>
          <table:table-cell office:value-type="float" office:value="11">
            <text:p>11</text:p>
          </table:table-cell>
          <table:table-cell office:value-type="float" office:value="-3044">
            <text:p>-3044</text:p>
          </table:table-cell>
          <table:table-cell office:value-type="float" office:value="-187">
            <text:p>-187</text:p>
          </table:table-cell>
          <table:table-cell table:formula="of:=ATAN2([.C464];[.E464]- 8000) * (-180 / PI()) + 180" office:value-type="float" office:value="20.5770422977138">
            <text:p>20.5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52">
            <text:p>-3552</text:p>
          </table:table-cell>
          <table:table-cell office:value-type="float" office:value="-362">
            <text:p>-362</text:p>
          </table:table-cell>
          <table:table-cell office:value-type="float" office:value="9439">
            <text:p>9439</text:p>
          </table:table-cell>
          <table:table-cell office:value-type="float" office:value="16">
            <text:p>16</text:p>
          </table:table-cell>
          <table:table-cell office:value-type="float" office:value="-3045">
            <text:p>-3045</text:p>
          </table:table-cell>
          <table:table-cell office:value-type="float" office:value="-190">
            <text:p>-190</text:p>
          </table:table-cell>
          <table:table-cell table:formula="of:=ATAN2([.C465];[.E465]- 8000) * (-180 / PI()) + 180" office:value-type="float" office:value="22.0540445355774">
            <text:p>22.0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18">
            <text:p>-3518</text:p>
          </table:table-cell>
          <table:table-cell office:value-type="float" office:value="-362">
            <text:p>-362</text:p>
          </table:table-cell>
          <table:table-cell office:value-type="float" office:value="9491">
            <text:p>9491</text:p>
          </table:table-cell>
          <table:table-cell office:value-type="float" office:value="29">
            <text:p>29</text:p>
          </table:table-cell>
          <table:table-cell office:value-type="float" office:value="-3045">
            <text:p>-3045</text:p>
          </table:table-cell>
          <table:table-cell office:value-type="float" office:value="-189">
            <text:p>-189</text:p>
          </table:table-cell>
          <table:table-cell table:formula="of:=ATAN2([.C466];[.E466]- 8000) * (-180 / PI()) + 180" office:value-type="float" office:value="22.9682193641654">
            <text:p>22.97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10">
            <text:p>-3510</text:p>
          </table:table-cell>
          <table:table-cell office:value-type="float" office:value="-330">
            <text:p>-330</text:p>
          </table:table-cell>
          <table:table-cell office:value-type="float" office:value="9563">
            <text:p>9563</text:p>
          </table:table-cell>
          <table:table-cell office:value-type="float" office:value="26">
            <text:p>26</text:p>
          </table:table-cell>
          <table:table-cell office:value-type="float" office:value="-3050">
            <text:p>-3050</text:p>
          </table:table-cell>
          <table:table-cell office:value-type="float" office:value="-190">
            <text:p>-190</text:p>
          </table:table-cell>
          <table:table-cell table:formula="of:=ATAN2([.C467];[.E467]- 8000) * (-180 / PI()) + 180" office:value-type="float" office:value="24.0033691020647">
            <text:p>24.0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71">
            <text:p>-3471</text:p>
          </table:table-cell>
          <table:table-cell office:value-type="float" office:value="-304">
            <text:p>-304</text:p>
          </table:table-cell>
          <table:table-cell office:value-type="float" office:value="9663">
            <text:p>9663</text:p>
          </table:table-cell>
          <table:table-cell office:value-type="float" office:value="24">
            <text:p>24</text:p>
          </table:table-cell>
          <table:table-cell office:value-type="float" office:value="-3049">
            <text:p>-3049</text:p>
          </table:table-cell>
          <table:table-cell office:value-type="float" office:value="-194">
            <text:p>-194</text:p>
          </table:table-cell>
          <table:table-cell table:formula="of:=ATAN2([.C468];[.E468]- 8000) * (-180 / PI()) + 180" office:value-type="float" office:value="25.5996703710902">
            <text:p>25.6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405">
            <text:p>-3405</text:p>
          </table:table-cell>
          <table:table-cell office:value-type="float" office:value="-284">
            <text:p>-284</text:p>
          </table:table-cell>
          <table:table-cell office:value-type="float" office:value="9721">
            <text:p>9721</text:p>
          </table:table-cell>
          <table:table-cell office:value-type="float" office:value="16">
            <text:p>16</text:p>
          </table:table-cell>
          <table:table-cell office:value-type="float" office:value="-3049">
            <text:p>-3049</text:p>
          </table:table-cell>
          <table:table-cell office:value-type="float" office:value="-192">
            <text:p>-192</text:p>
          </table:table-cell>
          <table:table-cell table:formula="of:=ATAN2([.C469];[.E469]- 8000) * (-180 / PI()) + 180" office:value-type="float" office:value="26.8135484868464">
            <text:p>26.8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39">
            <text:p>-3339</text:p>
          </table:table-cell>
          <table:table-cell office:value-type="float" office:value="-334">
            <text:p>-334</text:p>
          </table:table-cell>
          <table:table-cell office:value-type="float" office:value="9799">
            <text:p>9799</text:p>
          </table:table-cell>
          <table:table-cell office:value-type="float" office:value="7">
            <text:p>7</text:p>
          </table:table-cell>
          <table:table-cell office:value-type="float" office:value="-3054">
            <text:p>-3054</text:p>
          </table:table-cell>
          <table:table-cell office:value-type="float" office:value="-190">
            <text:p>-190</text:p>
          </table:table-cell>
          <table:table-cell table:formula="of:=ATAN2([.C470];[.E470]- 8000) * (-180 / PI()) + 180" office:value-type="float" office:value="28.3150797105862">
            <text:p>28.32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289">
            <text:p>-3289</text:p>
          </table:table-cell>
          <table:table-cell office:value-type="float" office:value="-366">
            <text:p>-366</text:p>
          </table:table-cell>
          <table:table-cell office:value-type="float" office:value="9912">
            <text:p>9912</text:p>
          </table:table-cell>
          <table:table-cell office:value-type="float" office:value="9">
            <text:p>9</text:p>
          </table:table-cell>
          <table:table-cell office:value-type="float" office:value="-3046">
            <text:p>-3046</text:p>
          </table:table-cell>
          <table:table-cell office:value-type="float" office:value="-192">
            <text:p>-192</text:p>
          </table:table-cell>
          <table:table-cell table:formula="of:=ATAN2([.C471];[.E471]- 8000) * (-180 / PI()) + 180" office:value-type="float" office:value="30.170794932194">
            <text:p>30.1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212">
            <text:p>-3212</text:p>
          </table:table-cell>
          <table:table-cell office:value-type="float" office:value="-356">
            <text:p>-356</text:p>
          </table:table-cell>
          <table:table-cell office:value-type="float" office:value="9980">
            <text:p>9980</text:p>
          </table:table-cell>
          <table:table-cell office:value-type="float" office:value="16">
            <text:p>16</text:p>
          </table:table-cell>
          <table:table-cell office:value-type="float" office:value="-3045">
            <text:p>-3045</text:p>
          </table:table-cell>
          <table:table-cell office:value-type="float" office:value="-186">
            <text:p>-186</text:p>
          </table:table-cell>
          <table:table-cell table:formula="of:=ATAN2([.C472];[.E472]- 8000) * (-180 / PI()) + 180" office:value-type="float" office:value="31.6512728867126">
            <text:p>31.6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182">
            <text:p>-3182</text:p>
          </table:table-cell>
          <table:table-cell office:value-type="float" office:value="-379">
            <text:p>-379</text:p>
          </table:table-cell>
          <table:table-cell office:value-type="float" office:value="10083">
            <text:p>10083</text:p>
          </table:table-cell>
          <table:table-cell office:value-type="float" office:value="22">
            <text:p>22</text:p>
          </table:table-cell>
          <table:table-cell office:value-type="float" office:value="-3043">
            <text:p>-3043</text:p>
          </table:table-cell>
          <table:table-cell office:value-type="float" office:value="-186">
            <text:p>-186</text:p>
          </table:table-cell>
          <table:table-cell table:formula="of:=ATAN2([.C473];[.E473]- 8000) * (-180 / PI()) + 180" office:value-type="float" office:value="33.2095497194568">
            <text:p>33.21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3163">
            <text:p>-3163</text:p>
          </table:table-cell>
          <table:table-cell office:value-type="float" office:value="-358">
            <text:p>-358</text:p>
          </table:table-cell>
          <table:table-cell office:value-type="float" office:value="10144">
            <text:p>10144</text:p>
          </table:table-cell>
          <table:table-cell office:value-type="float" office:value="25">
            <text:p>25</text:p>
          </table:table-cell>
          <table:table-cell office:value-type="float" office:value="-3045">
            <text:p>-3045</text:p>
          </table:table-cell>
          <table:table-cell office:value-type="float" office:value="-192">
            <text:p>-192</text:p>
          </table:table-cell>
          <table:table-cell table:formula="of:=ATAN2([.C474];[.E474]- 8000) * (-180 / PI()) + 180" office:value-type="float" office:value="34.1308915653552">
            <text:p>34.13</text:p>
          </table:table-cell>
          <table:table-cell table:number-columns-repeated="3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3106">
            <text:p>-3106</text:p>
          </table:table-cell>
          <table:table-cell office:value-type="float" office:value="-344">
            <text:p>-344</text:p>
          </table:table-cell>
          <table:table-cell office:value-type="float" office:value="10229">
            <text:p>10229</text:p>
          </table:table-cell>
          <table:table-cell office:value-type="float" office:value="23">
            <text:p>23</text:p>
          </table:table-cell>
          <table:table-cell office:value-type="float" office:value="-3041">
            <text:p>-3041</text:p>
          </table:table-cell>
          <table:table-cell office:value-type="float" office:value="-195">
            <text:p>-195</text:p>
          </table:table-cell>
          <table:table-cell table:formula="of:=ATAN2([.C475];[.E475]- 8000) * (-180 / PI()) + 180" office:value-type="float" office:value="35.6648582898925">
            <text:p>35.66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3032">
            <text:p>-3032</text:p>
          </table:table-cell>
          <table:table-cell office:value-type="float" office:value="-301">
            <text:p>-301</text:p>
          </table:table-cell>
          <table:table-cell office:value-type="float" office:value="10280">
            <text:p>10280</text:p>
          </table:table-cell>
          <table:table-cell office:value-type="float" office:value="15">
            <text:p>15</text:p>
          </table:table-cell>
          <table:table-cell office:value-type="float" office:value="-3040">
            <text:p>-3040</text:p>
          </table:table-cell>
          <table:table-cell office:value-type="float" office:value="-184">
            <text:p>-184</text:p>
          </table:table-cell>
          <table:table-cell table:formula="of:=ATAN2([.C476];[.E476]- 8000) * (-180 / PI()) + 180" office:value-type="float" office:value="36.9423933214287">
            <text:p>36.94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983">
            <text:p>-2983</text:p>
          </table:table-cell>
          <table:table-cell office:value-type="float" office:value="-341">
            <text:p>-341</text:p>
          </table:table-cell>
          <table:table-cell office:value-type="float" office:value="10342">
            <text:p>10342</text:p>
          </table:table-cell>
          <table:table-cell office:value-type="float" office:value="6">
            <text:p>6</text:p>
          </table:table-cell>
          <table:table-cell office:value-type="float" office:value="-3041">
            <text:p>-3041</text:p>
          </table:table-cell>
          <table:table-cell office:value-type="float" office:value="-185">
            <text:p>-185</text:p>
          </table:table-cell>
          <table:table-cell table:formula="of:=ATAN2([.C477];[.E477]- 8000) * (-180 / PI()) + 180" office:value-type="float" office:value="38.1360134717009">
            <text:p>38.14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2919">
            <text:p>-2919</text:p>
          </table:table-cell>
          <table:table-cell office:value-type="float" office:value="-376">
            <text:p>-376</text:p>
          </table:table-cell>
          <table:table-cell office:value-type="float" office:value="10441">
            <text:p>10441</text:p>
          </table:table-cell>
          <table:table-cell office:value-type="float" office:value="7">
            <text:p>7</text:p>
          </table:table-cell>
          <table:table-cell office:value-type="float" office:value="-3040">
            <text:p>-3040</text:p>
          </table:table-cell>
          <table:table-cell office:value-type="float" office:value="-188">
            <text:p>-188</text:p>
          </table:table-cell>
          <table:table-cell table:formula="of:=ATAN2([.C478];[.E478]- 8000) * (-180 / PI()) + 180" office:value-type="float" office:value="39.9038947870984">
            <text:p>39.9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865">
            <text:p>-2865</text:p>
          </table:table-cell>
          <table:table-cell office:value-type="float" office:value="-414">
            <text:p>-414</text:p>
          </table:table-cell>
          <table:table-cell office:value-type="float" office:value="10476">
            <text:p>10476</text:p>
          </table:table-cell>
          <table:table-cell office:value-type="float" office:value="15">
            <text:p>15</text:p>
          </table:table-cell>
          <table:table-cell office:value-type="float" office:value="-3038">
            <text:p>-3038</text:p>
          </table:table-cell>
          <table:table-cell office:value-type="float" office:value="-186">
            <text:p>-186</text:p>
          </table:table-cell>
          <table:table-cell table:formula="of:=ATAN2([.C479];[.E479]- 8000) * (-180 / PI()) + 180" office:value-type="float" office:value="40.8343431346717">
            <text:p>40.83</text:p>
          </table:table-cell>
          <table:table-cell table:number-columns-repeated="3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2796">
            <text:p>-2796</text:p>
          </table:table-cell>
          <table:table-cell office:value-type="float" office:value="-404">
            <text:p>-404</text:p>
          </table:table-cell>
          <table:table-cell office:value-type="float" office:value="10554">
            <text:p>10554</text:p>
          </table:table-cell>
          <table:table-cell office:value-type="float" office:value="21">
            <text:p>21</text:p>
          </table:table-cell>
          <table:table-cell office:value-type="float" office:value="-3039">
            <text:p>-3039</text:p>
          </table:table-cell>
          <table:table-cell office:value-type="float" office:value="-191">
            <text:p>-191</text:p>
          </table:table-cell>
          <table:table-cell table:formula="of:=ATAN2([.C480];[.E480]- 8000) * (-180 / PI()) + 180" office:value-type="float" office:value="42.4100684993978">
            <text:p>42.41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733">
            <text:p>-2733</text:p>
          </table:table-cell>
          <table:table-cell office:value-type="float" office:value="-376">
            <text:p>-376</text:p>
          </table:table-cell>
          <table:table-cell office:value-type="float" office:value="10665">
            <text:p>10665</text:p>
          </table:table-cell>
          <table:table-cell office:value-type="float" office:value="27">
            <text:p>27</text:p>
          </table:table-cell>
          <table:table-cell office:value-type="float" office:value="-3034">
            <text:p>-3034</text:p>
          </table:table-cell>
          <table:table-cell office:value-type="float" office:value="-195">
            <text:p>-195</text:p>
          </table:table-cell>
          <table:table-cell table:formula="of:=ATAN2([.C481];[.E481]- 8000) * (-180 / PI()) + 180" office:value-type="float" office:value="44.2782684449925">
            <text:p>44.28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648">
            <text:p>-2648</text:p>
          </table:table-cell>
          <table:table-cell office:value-type="float" office:value="-314">
            <text:p>-314</text:p>
          </table:table-cell>
          <table:table-cell office:value-type="float" office:value="10696">
            <text:p>10696</text:p>
          </table:table-cell>
          <table:table-cell office:value-type="float" office:value="19">
            <text:p>19</text:p>
          </table:table-cell>
          <table:table-cell office:value-type="float" office:value="-3030">
            <text:p>-3030</text:p>
          </table:table-cell>
          <table:table-cell office:value-type="float" office:value="-190">
            <text:p>-190</text:p>
          </table:table-cell>
          <table:table-cell table:formula="of:=ATAN2([.C482];[.E482]- 8000) * (-180 / PI()) + 180" office:value-type="float" office:value="45.5146189111172">
            <text:p>45.51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606">
            <text:p>-2606</text:p>
          </table:table-cell>
          <table:table-cell office:value-type="float" office:value="-325">
            <text:p>-325</text:p>
          </table:table-cell>
          <table:table-cell office:value-type="float" office:value="10749">
            <text:p>10749</text:p>
          </table:table-cell>
          <table:table-cell office:value-type="float" office:value="16">
            <text:p>16</text:p>
          </table:table-cell>
          <table:table-cell office:value-type="float" office:value="-3035">
            <text:p>-3035</text:p>
          </table:table-cell>
          <table:table-cell office:value-type="float" office:value="-187">
            <text:p>-187</text:p>
          </table:table-cell>
          <table:table-cell table:formula="of:=ATAN2([.C483];[.E483]- 8000) * (-180 / PI()) + 180" office:value-type="float" office:value="46.529663817854">
            <text:p>46.53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561">
            <text:p>-2561</text:p>
          </table:table-cell>
          <table:table-cell office:value-type="float" office:value="-377">
            <text:p>-377</text:p>
          </table:table-cell>
          <table:table-cell office:value-type="float" office:value="10799">
            <text:p>10799</text:p>
          </table:table-cell>
          <table:table-cell office:value-type="float" office:value="10">
            <text:p>10</text:p>
          </table:table-cell>
          <table:table-cell office:value-type="float" office:value="-3029">
            <text:p>-3029</text:p>
          </table:table-cell>
          <table:table-cell office:value-type="float" office:value="-182">
            <text:p>-182</text:p>
          </table:table-cell>
          <table:table-cell table:formula="of:=ATAN2([.C484];[.E484]- 8000) * (-180 / PI()) + 180" office:value-type="float" office:value="47.5424336115332">
            <text:p>47.54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487">
            <text:p>-2487</text:p>
          </table:table-cell>
          <table:table-cell office:value-type="float" office:value="-394">
            <text:p>-394</text:p>
          </table:table-cell>
          <table:table-cell office:value-type="float" office:value="10893">
            <text:p>10893</text:p>
          </table:table-cell>
          <table:table-cell office:value-type="float" office:value="8">
            <text:p>8</text:p>
          </table:table-cell>
          <table:table-cell office:value-type="float" office:value="-3033">
            <text:p>-3033</text:p>
          </table:table-cell>
          <table:table-cell office:value-type="float" office:value="-183">
            <text:p>-183</text:p>
          </table:table-cell>
          <table:table-cell table:formula="of:=ATAN2([.C485];[.E485]- 8000) * (-180 / PI()) + 180" office:value-type="float" office:value="49.3156279175479">
            <text:p>49.32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384">
            <text:p>-2384</text:p>
          </table:table-cell>
          <table:table-cell office:value-type="float" office:value="-460">
            <text:p>-460</text:p>
          </table:table-cell>
          <table:table-cell office:value-type="float" office:value="10963">
            <text:p>10963</text:p>
          </table:table-cell>
          <table:table-cell office:value-type="float" office:value="18">
            <text:p>18</text:p>
          </table:table-cell>
          <table:table-cell office:value-type="float" office:value="-3030">
            <text:p>-3030</text:p>
          </table:table-cell>
          <table:table-cell office:value-type="float" office:value="-187">
            <text:p>-187</text:p>
          </table:table-cell>
          <table:table-cell table:formula="of:=ATAN2([.C486];[.E486]- 8000) * (-180 / PI()) + 180" office:value-type="float" office:value="51.1801940916199">
            <text:p>51.18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319">
            <text:p>-2319</text:p>
          </table:table-cell>
          <table:table-cell office:value-type="float" office:value="-438">
            <text:p>-438</text:p>
          </table:table-cell>
          <table:table-cell office:value-type="float" office:value="10967">
            <text:p>10967</text:p>
          </table:table-cell>
          <table:table-cell office:value-type="float" office:value="26">
            <text:p>26</text:p>
          </table:table-cell>
          <table:table-cell office:value-type="float" office:value="-3029">
            <text:p>-3029</text:p>
          </table:table-cell>
          <table:table-cell office:value-type="float" office:value="-193">
            <text:p>-193</text:p>
          </table:table-cell>
          <table:table-cell table:formula="of:=ATAN2([.C487];[.E487]- 8000) * (-180 / PI()) + 180" office:value-type="float" office:value="51.9889030985688">
            <text:p>51.99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244">
            <text:p>-2244</text:p>
          </table:table-cell>
          <table:table-cell office:value-type="float" office:value="-395">
            <text:p>-395</text:p>
          </table:table-cell>
          <table:table-cell office:value-type="float" office:value="11036">
            <text:p>11036</text:p>
          </table:table-cell>
          <table:table-cell office:value-type="float" office:value="28">
            <text:p>28</text:p>
          </table:table-cell>
          <table:table-cell office:value-type="float" office:value="-3028">
            <text:p>-3028</text:p>
          </table:table-cell>
          <table:table-cell office:value-type="float" office:value="-197">
            <text:p>-197</text:p>
          </table:table-cell>
          <table:table-cell table:formula="of:=ATAN2([.C488];[.E488]- 8000) * (-180 / PI()) + 180" office:value-type="float" office:value="53.5307656099481">
            <text:p>53.53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96">
            <text:p>-2196</text:p>
          </table:table-cell>
          <table:table-cell office:value-type="float" office:value="-343">
            <text:p>-343</text:p>
          </table:table-cell>
          <table:table-cell office:value-type="float" office:value="11089">
            <text:p>11089</text:p>
          </table:table-cell>
          <table:table-cell office:value-type="float" office:value="24">
            <text:p>24</text:p>
          </table:table-cell>
          <table:table-cell office:value-type="float" office:value="-3024">
            <text:p>-3024</text:p>
          </table:table-cell>
          <table:table-cell office:value-type="float" office:value="-194">
            <text:p>-194</text:p>
          </table:table-cell>
          <table:table-cell table:formula="of:=ATAN2([.C489];[.E489]- 8000) * (-180 / PI()) + 180" office:value-type="float" office:value="54.5906105531115">
            <text:p>54.59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29">
            <text:p>-2129</text:p>
          </table:table-cell>
          <table:table-cell office:value-type="float" office:value="-325">
            <text:p>-325</text:p>
          </table:table-cell>
          <table:table-cell office:value-type="float" office:value="11170">
            <text:p>11170</text:p>
          </table:table-cell>
          <table:table-cell office:value-type="float" office:value="13">
            <text:p>13</text:p>
          </table:table-cell>
          <table:table-cell office:value-type="float" office:value="-3026">
            <text:p>-3026</text:p>
          </table:table-cell>
          <table:table-cell office:value-type="float" office:value="-184">
            <text:p>-184</text:p>
          </table:table-cell>
          <table:table-cell table:formula="of:=ATAN2([.C490];[.E490]- 8000) * (-180 / PI()) + 180" office:value-type="float" office:value="56.1143418888467">
            <text:p>56.11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026">
            <text:p>-2026</text:p>
          </table:table-cell>
          <table:table-cell office:value-type="float" office:value="-352">
            <text:p>-352</text:p>
          </table:table-cell>
          <table:table-cell office:value-type="float" office:value="11254">
            <text:p>11254</text:p>
          </table:table-cell>
          <table:table-cell office:value-type="float" office:value="3">
            <text:p>3</text:p>
          </table:table-cell>
          <table:table-cell office:value-type="float" office:value="-3021">
            <text:p>-3021</text:p>
          </table:table-cell>
          <table:table-cell office:value-type="float" office:value="-183">
            <text:p>-183</text:p>
          </table:table-cell>
          <table:table-cell table:formula="of:=ATAN2([.C491];[.E491]- 8000) * (-180 / PI()) + 180" office:value-type="float" office:value="58.0928507073271">
            <text:p>58.0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919">
            <text:p>-1919</text:p>
          </table:table-cell>
          <table:table-cell office:value-type="float" office:value="-427">
            <text:p>-427</text:p>
          </table:table-cell>
          <table:table-cell office:value-type="float" office:value="11267">
            <text:p>11267</text:p>
          </table:table-cell>
          <table:table-cell office:value-type="float" office:value="3">
            <text:p>3</text:p>
          </table:table-cell>
          <table:table-cell office:value-type="float" office:value="-3023">
            <text:p>-3023</text:p>
          </table:table-cell>
          <table:table-cell office:value-type="float" office:value="-179">
            <text:p>-179</text:p>
          </table:table-cell>
          <table:table-cell table:formula="of:=ATAN2([.C492];[.E492]- 8000) * (-180 / PI()) + 180" office:value-type="float" office:value="59.5704906394536">
            <text:p>59.57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1835">
            <text:p>-1835</text:p>
          </table:table-cell>
          <table:table-cell office:value-type="float" office:value="-446">
            <text:p>-446</text:p>
          </table:table-cell>
          <table:table-cell office:value-type="float" office:value="11356">
            <text:p>11356</text:p>
          </table:table-cell>
          <table:table-cell office:value-type="float" office:value="13">
            <text:p>13</text:p>
          </table:table-cell>
          <table:table-cell office:value-type="float" office:value="-3017">
            <text:p>-3017</text:p>
          </table:table-cell>
          <table:table-cell office:value-type="float" office:value="-183">
            <text:p>-183</text:p>
          </table:table-cell>
          <table:table-cell table:formula="of:=ATAN2([.C493];[.E493]- 8000) * (-180 / PI()) + 180" office:value-type="float" office:value="61.330960602409">
            <text:p>61.33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793">
            <text:p>-1793</text:p>
          </table:table-cell>
          <table:table-cell office:value-type="float" office:value="-441">
            <text:p>-441</text:p>
          </table:table-cell>
          <table:table-cell office:value-type="float" office:value="11386">
            <text:p>11386</text:p>
          </table:table-cell>
          <table:table-cell office:value-type="float" office:value="21">
            <text:p>21</text:p>
          </table:table-cell>
          <table:table-cell office:value-type="float" office:value="-3019">
            <text:p>-3019</text:p>
          </table:table-cell>
          <table:table-cell office:value-type="float" office:value="-195">
            <text:p>-195</text:p>
          </table:table-cell>
          <table:table-cell table:formula="of:=ATAN2([.C494];[.E494]- 8000) * (-180 / PI()) + 180" office:value-type="float" office:value="62.0972869623035">
            <text:p>62.10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708">
            <text:p>-1708</text:p>
          </table:table-cell>
          <table:table-cell office:value-type="float" office:value="-485">
            <text:p>-485</text:p>
          </table:table-cell>
          <table:table-cell office:value-type="float" office:value="11418">
            <text:p>11418</text:p>
          </table:table-cell>
          <table:table-cell office:value-type="float" office:value="29">
            <text:p>29</text:p>
          </table:table-cell>
          <table:table-cell office:value-type="float" office:value="-3015">
            <text:p>-3015</text:p>
          </table:table-cell>
          <table:table-cell office:value-type="float" office:value="-198">
            <text:p>-198</text:p>
          </table:table-cell>
          <table:table-cell table:formula="of:=ATAN2([.C495];[.E495]- 8000) * (-180 / PI()) + 180" office:value-type="float" office:value="63.4483607560837">
            <text:p>63.45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1639">
            <text:p>-1639</text:p>
          </table:table-cell>
          <table:table-cell office:value-type="float" office:value="-356">
            <text:p>-356</text:p>
          </table:table-cell>
          <table:table-cell office:value-type="float" office:value="11442">
            <text:p>11442</text:p>
          </table:table-cell>
          <table:table-cell office:value-type="float" office:value="26">
            <text:p>26</text:p>
          </table:table-cell>
          <table:table-cell office:value-type="float" office:value="-3015">
            <text:p>-3015</text:p>
          </table:table-cell>
          <table:table-cell office:value-type="float" office:value="-195">
            <text:p>-195</text:p>
          </table:table-cell>
          <table:table-cell table:formula="of:=ATAN2([.C496];[.E496]- 8000) * (-180 / PI()) + 180" office:value-type="float" office:value="64.537301092264">
            <text:p>64.54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550">
            <text:p>-1550</text:p>
          </table:table-cell>
          <table:table-cell office:value-type="float" office:value="-360">
            <text:p>-360</text:p>
          </table:table-cell>
          <table:table-cell office:value-type="float" office:value="11452">
            <text:p>11452</text:p>
          </table:table-cell>
          <table:table-cell office:value-type="float" office:value="18">
            <text:p>18</text:p>
          </table:table-cell>
          <table:table-cell office:value-type="float" office:value="-3012">
            <text:p>-3012</text:p>
          </table:table-cell>
          <table:table-cell office:value-type="float" office:value="-191">
            <text:p>-191</text:p>
          </table:table-cell>
          <table:table-cell table:formula="of:=ATAN2([.C497];[.E497]- 8000) * (-180 / PI()) + 180" office:value-type="float" office:value="65.8192014483426">
            <text:p>65.82</text:p>
          </table:table-cell>
          <table:table-cell table:number-columns-repeated="3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481">
            <text:p>-1481</text:p>
          </table:table-cell>
          <table:table-cell office:value-type="float" office:value="-375">
            <text:p>-375</text:p>
          </table:table-cell>
          <table:table-cell office:value-type="float" office:value="11571">
            <text:p>11571</text:p>
          </table:table-cell>
          <table:table-cell office:value-type="float" office:value="11">
            <text:p>11</text:p>
          </table:table-cell>
          <table:table-cell office:value-type="float" office:value="-3009">
            <text:p>-3009</text:p>
          </table:table-cell>
          <table:table-cell office:value-type="float" office:value="-181">
            <text:p>-181</text:p>
          </table:table-cell>
          <table:table-cell table:formula="of:=ATAN2([.C498];[.E498]- 8000) * (-180 / PI()) + 180" office:value-type="float" office:value="67.4747595893578">
            <text:p>67.47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347">
            <text:p>-1347</text:p>
          </table:table-cell>
          <table:table-cell office:value-type="float" office:value="-407">
            <text:p>-407</text:p>
          </table:table-cell>
          <table:table-cell office:value-type="float" office:value="11593">
            <text:p>11593</text:p>
          </table:table-cell>
          <table:table-cell office:value-type="float" office:value="5">
            <text:p>5</text:p>
          </table:table-cell>
          <table:table-cell office:value-type="float" office:value="-3004">
            <text:p>-3004</text:p>
          </table:table-cell>
          <table:table-cell office:value-type="float" office:value="-179">
            <text:p>-179</text:p>
          </table:table-cell>
          <table:table-cell table:formula="of:=ATAN2([.C499];[.E499]- 8000) * (-180 / PI()) + 180" office:value-type="float" office:value="69.4491976456921">
            <text:p>69.4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275">
            <text:p>-1275</text:p>
          </table:table-cell>
          <table:table-cell office:value-type="float" office:value="-447">
            <text:p>-447</text:p>
          </table:table-cell>
          <table:table-cell office:value-type="float" office:value="11638">
            <text:p>11638</text:p>
          </table:table-cell>
          <table:table-cell office:value-type="float" office:value="9">
            <text:p>9</text:p>
          </table:table-cell>
          <table:table-cell office:value-type="float" office:value="-3007">
            <text:p>-3007</text:p>
          </table:table-cell>
          <table:table-cell office:value-type="float" office:value="-179">
            <text:p>-179</text:p>
          </table:table-cell>
          <table:table-cell table:formula="of:=ATAN2([.C500];[.E500]- 8000) * (-180 / PI()) + 180" office:value-type="float" office:value="70.6861053828074">
            <text:p>70.69</text:p>
          </table:table-cell>
          <table:table-cell table:number-columns-repeated="3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1230">
            <text:p>-1230</text:p>
          </table:table-cell>
          <table:table-cell office:value-type="float" office:value="-459">
            <text:p>-459</text:p>
          </table:table-cell>
          <table:table-cell office:value-type="float" office:value="11610">
            <text:p>11610</text:p>
          </table:table-cell>
          <table:table-cell office:value-type="float" office:value="19">
            <text:p>19</text:p>
          </table:table-cell>
          <table:table-cell office:value-type="float" office:value="-3002">
            <text:p>-3002</text:p>
          </table:table-cell>
          <table:table-cell office:value-type="float" office:value="-192">
            <text:p>-192</text:p>
          </table:table-cell>
          <table:table-cell table:formula="of:=ATAN2([.C501];[.E501]- 8000) * (-180 / PI()) + 180" office:value-type="float" office:value="71.1849852458413">
            <text:p>71.18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133">
            <text:p>-1133</text:p>
          </table:table-cell>
          <table:table-cell office:value-type="float" office:value="-435">
            <text:p>-435</text:p>
          </table:table-cell>
          <table:table-cell office:value-type="float" office:value="11669">
            <text:p>11669</text:p>
          </table:table-cell>
          <table:table-cell office:value-type="float" office:value="24">
            <text:p>24</text:p>
          </table:table-cell>
          <table:table-cell office:value-type="float" office:value="-3001">
            <text:p>-3001</text:p>
          </table:table-cell>
          <table:table-cell office:value-type="float" office:value="-198">
            <text:p>-198</text:p>
          </table:table-cell>
          <table:table-cell table:formula="of:=ATAN2([.C502];[.E502]- 8000) * (-180 / PI()) + 180" office:value-type="float" office:value="72.8391294760286">
            <text:p>72.84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068">
            <text:p>-1068</text:p>
          </table:table-cell>
          <table:table-cell office:value-type="float" office:value="-383">
            <text:p>-383</text:p>
          </table:table-cell>
          <table:table-cell office:value-type="float" office:value="11670">
            <text:p>11670</text:p>
          </table:table-cell>
          <table:table-cell office:value-type="float" office:value="23">
            <text:p>23</text:p>
          </table:table-cell>
          <table:table-cell office:value-type="float" office:value="-3004">
            <text:p>-3004</text:p>
          </table:table-cell>
          <table:table-cell office:value-type="float" office:value="-199">
            <text:p>-199</text:p>
          </table:table-cell>
          <table:table-cell table:formula="of:=ATAN2([.C503];[.E503]- 8000) * (-180 / PI()) + 180" office:value-type="float" office:value="73.774572331368">
            <text:p>73.77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949">
            <text:p>-949</text:p>
          </table:table-cell>
          <table:table-cell office:value-type="float" office:value="-414">
            <text:p>-414</text:p>
          </table:table-cell>
          <table:table-cell office:value-type="float" office:value="11715">
            <text:p>11715</text:p>
          </table:table-cell>
          <table:table-cell office:value-type="float" office:value="19">
            <text:p>19</text:p>
          </table:table-cell>
          <table:table-cell office:value-type="float" office:value="-2999">
            <text:p>-2999</text:p>
          </table:table-cell>
          <table:table-cell office:value-type="float" office:value="-193">
            <text:p>-193</text:p>
          </table:table-cell>
          <table:table-cell table:formula="of:=ATAN2([.C504];[.E504]- 8000) * (-180 / PI()) + 180" office:value-type="float" office:value="75.6701947932014">
            <text:p>75.6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911">
            <text:p>-911</text:p>
          </table:table-cell>
          <table:table-cell office:value-type="float" office:value="-387">
            <text:p>-387</text:p>
          </table:table-cell>
          <table:table-cell office:value-type="float" office:value="11772">
            <text:p>11772</text:p>
          </table:table-cell>
          <table:table-cell office:value-type="float" office:value="10">
            <text:p>10</text:p>
          </table:table-cell>
          <table:table-cell office:value-type="float" office:value="-3002">
            <text:p>-3002</text:p>
          </table:table-cell>
          <table:table-cell office:value-type="float" office:value="-183">
            <text:p>-183</text:p>
          </table:table-cell>
          <table:table-cell table:formula="of:=ATAN2([.C505];[.E505]- 8000) * (-180 / PI()) + 180" office:value-type="float" office:value="76.4221416379207">
            <text:p>76.42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827">
            <text:p>-827</text:p>
          </table:table-cell>
          <table:table-cell office:value-type="float" office:value="-415">
            <text:p>-415</text:p>
          </table:table-cell>
          <table:table-cell office:value-type="float" office:value="11788">
            <text:p>11788</text:p>
          </table:table-cell>
          <table:table-cell office:value-type="float" office:value="10">
            <text:p>10</text:p>
          </table:table-cell>
          <table:table-cell office:value-type="float" office:value="-3004">
            <text:p>-3004</text:p>
          </table:table-cell>
          <table:table-cell office:value-type="float" office:value="-177">
            <text:p>-177</text:p>
          </table:table-cell>
          <table:table-cell table:formula="of:=ATAN2([.C506];[.E506]- 8000) * (-180 / PI()) + 180" office:value-type="float" office:value="77.684371486039">
            <text:p>77.6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717">
            <text:p>-717</text:p>
          </table:table-cell>
          <table:table-cell office:value-type="float" office:value="-463">
            <text:p>-463</text:p>
          </table:table-cell>
          <table:table-cell office:value-type="float" office:value="11777">
            <text:p>11777</text:p>
          </table:table-cell>
          <table:table-cell office:value-type="float" office:value="12">
            <text:p>12</text:p>
          </table:table-cell>
          <table:table-cell office:value-type="float" office:value="-3003">
            <text:p>-3003</text:p>
          </table:table-cell>
          <table:table-cell office:value-type="float" office:value="-176">
            <text:p>-176</text:p>
          </table:table-cell>
          <table:table-cell table:formula="of:=ATAN2([.C507];[.E507]- 8000) * (-180 / PI()) + 180" office:value-type="float" office:value="79.251257092346">
            <text:p>79.2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629">
            <text:p>-629</text:p>
          </table:table-cell>
          <table:table-cell office:value-type="float" office:value="-428">
            <text:p>-428</text:p>
          </table:table-cell>
          <table:table-cell office:value-type="float" office:value="11797">
            <text:p>11797</text:p>
          </table:table-cell>
          <table:table-cell office:value-type="float" office:value="15">
            <text:p>15</text:p>
          </table:table-cell>
          <table:table-cell office:value-type="float" office:value="-2999">
            <text:p>-2999</text:p>
          </table:table-cell>
          <table:table-cell office:value-type="float" office:value="-184">
            <text:p>-184</text:p>
          </table:table-cell>
          <table:table-cell table:formula="of:=ATAN2([.C508];[.E508]- 8000) * (-180 / PI()) + 180" office:value-type="float" office:value="80.5939676772771">
            <text:p>80.5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558">
            <text:p>-558</text:p>
          </table:table-cell>
          <table:table-cell office:value-type="float" office:value="-421">
            <text:p>-421</text:p>
          </table:table-cell>
          <table:table-cell office:value-type="float" office:value="11841">
            <text:p>11841</text:p>
          </table:table-cell>
          <table:table-cell office:value-type="float" office:value="20">
            <text:p>20</text:p>
          </table:table-cell>
          <table:table-cell office:value-type="float" office:value="-2998">
            <text:p>-2998</text:p>
          </table:table-cell>
          <table:table-cell office:value-type="float" office:value="-193">
            <text:p>-193</text:p>
          </table:table-cell>
          <table:table-cell table:formula="of:=ATAN2([.C509];[.E509]- 8000) * (-180 / PI()) + 180" office:value-type="float" office:value="81.7342001160544">
            <text:p>81.7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455">
            <text:p>-455</text:p>
          </table:table-cell>
          <table:table-cell office:value-type="float" office:value="-425">
            <text:p>-425</text:p>
          </table:table-cell>
          <table:table-cell office:value-type="float" office:value="11861">
            <text:p>11861</text:p>
          </table:table-cell>
          <table:table-cell office:value-type="float" office:value="24">
            <text:p>24</text:p>
          </table:table-cell>
          <table:table-cell office:value-type="float" office:value="-2998">
            <text:p>-2998</text:p>
          </table:table-cell>
          <table:table-cell office:value-type="float" office:value="-197">
            <text:p>-197</text:p>
          </table:table-cell>
          <table:table-cell table:formula="of:=ATAN2([.C510];[.E510]- 8000) * (-180 / PI()) + 180" office:value-type="float" office:value="83.2789704243618">
            <text:p>83.2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2">
            <text:p>-352</text:p>
          </table:table-cell>
          <table:table-cell office:value-type="float" office:value="-423">
            <text:p>-423</text:p>
          </table:table-cell>
          <table:table-cell office:value-type="float" office:value="11872">
            <text:p>11872</text:p>
          </table:table-cell>
          <table:table-cell office:value-type="float" office:value="21">
            <text:p>21</text:p>
          </table:table-cell>
          <table:table-cell office:value-type="float" office:value="-2993">
            <text:p>-2993</text:p>
          </table:table-cell>
          <table:table-cell office:value-type="float" office:value="-194">
            <text:p>-194</text:p>
          </table:table-cell>
          <table:table-cell table:formula="of:=ATAN2([.C511];[.E511]- 8000) * (-180 / PI()) + 180" office:value-type="float" office:value="84.8055710922652">
            <text:p>84.8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55">
            <text:p>-255</text:p>
          </table:table-cell>
          <table:table-cell office:value-type="float" office:value="-413">
            <text:p>-413</text:p>
          </table:table-cell>
          <table:table-cell office:value-type="float" office:value="11845">
            <text:p>11845</text:p>
          </table:table-cell>
          <table:table-cell office:value-type="float" office:value="18">
            <text:p>18</text:p>
          </table:table-cell>
          <table:table-cell office:value-type="float" office:value="-2996">
            <text:p>-2996</text:p>
          </table:table-cell>
          <table:table-cell office:value-type="float" office:value="-183">
            <text:p>-183</text:p>
          </table:table-cell>
          <table:table-cell table:formula="of:=ATAN2([.C512];[.E512]- 8000) * (-180 / PI()) + 180" office:value-type="float" office:value="86.2057062039408">
            <text:p>86.21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185">
            <text:p>-185</text:p>
          </table:table-cell>
          <table:table-cell office:value-type="float" office:value="-437">
            <text:p>-437</text:p>
          </table:table-cell>
          <table:table-cell office:value-type="float" office:value="11939">
            <text:p>11939</text:p>
          </table:table-cell>
          <table:table-cell office:value-type="float" office:value="14">
            <text:p>14</text:p>
          </table:table-cell>
          <table:table-cell office:value-type="float" office:value="-2995">
            <text:p>-2995</text:p>
          </table:table-cell>
          <table:table-cell office:value-type="float" office:value="-175">
            <text:p>-175</text:p>
          </table:table-cell>
          <table:table-cell table:formula="of:=ATAN2([.C513];[.E513]- 8000) * (-180 / PI()) + 180" office:value-type="float" office:value="87.3110089382581">
            <text:p>87.3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04">
            <text:p>-104</text:p>
          </table:table-cell>
          <table:table-cell office:value-type="float" office:value="-414">
            <text:p>-414</text:p>
          </table:table-cell>
          <table:table-cell office:value-type="float" office:value="11930">
            <text:p>11930</text:p>
          </table:table-cell>
          <table:table-cell office:value-type="float" office:value="13">
            <text:p>13</text:p>
          </table:table-cell>
          <table:table-cell office:value-type="float" office:value="-2991">
            <text:p>-2991</text:p>
          </table:table-cell>
          <table:table-cell office:value-type="float" office:value="-174">
            <text:p>-174</text:p>
          </table:table-cell>
          <table:table-cell table:formula="of:=ATAN2([.C514];[.E514]- 8000) * (-180 / PI()) + 180" office:value-type="float" office:value="88.4841295958717">
            <text:p>88.48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-468">
            <text:p>-468</text:p>
          </table:table-cell>
          <table:table-cell office:value-type="float" office:value="11881">
            <text:p>11881</text:p>
          </table:table-cell>
          <table:table-cell office:value-type="float" office:value="14">
            <text:p>14</text:p>
          </table:table-cell>
          <table:table-cell office:value-type="float" office:value="-2992">
            <text:p>-2992</text:p>
          </table:table-cell>
          <table:table-cell office:value-type="float" office:value="-181">
            <text:p>-181</text:p>
          </table:table-cell>
          <table:table-cell table:formula="of:=ATAN2([.C515];[.E515]- 8000) * (-180 / PI()) + 180" office:value-type="float" office:value="90.3395484415237">
            <text:p>90.3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-414">
            <text:p>-414</text:p>
          </table:table-cell>
          <table:table-cell office:value-type="float" office:value="11889">
            <text:p>11889</text:p>
          </table:table-cell>
          <table:table-cell office:value-type="float" office:value="20">
            <text:p>20</text:p>
          </table:table-cell>
          <table:table-cell office:value-type="float" office:value="-2988">
            <text:p>-2988</text:p>
          </table:table-cell>
          <table:table-cell office:value-type="float" office:value="-192">
            <text:p>-192</text:p>
          </table:table-cell>
          <table:table-cell table:formula="of:=ATAN2([.C516];[.E516]- 8000) * (-180 / PI()) + 180" office:value-type="float" office:value="91.6201737724667">
            <text:p>91.62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-407">
            <text:p>-407</text:p>
          </table:table-cell>
          <table:table-cell office:value-type="float" office:value="11901">
            <text:p>11901</text:p>
          </table:table-cell>
          <table:table-cell office:value-type="float" office:value="23">
            <text:p>23</text:p>
          </table:table-cell>
          <table:table-cell office:value-type="float" office:value="-2984">
            <text:p>-2984</text:p>
          </table:table-cell>
          <table:table-cell office:value-type="float" office:value="-199">
            <text:p>-199</text:p>
          </table:table-cell>
          <table:table-cell table:formula="of:=ATAN2([.C517];[.E517]- 8000) * (-180 / PI()) + 180" office:value-type="float" office:value="92.2900234825141">
            <text:p>92.2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-423">
            <text:p>-423</text:p>
          </table:table-cell>
          <table:table-cell office:value-type="float" office:value="11922">
            <text:p>11922</text:p>
          </table:table-cell>
          <table:table-cell office:value-type="float" office:value="17">
            <text:p>17</text:p>
          </table:table-cell>
          <table:table-cell office:value-type="float" office:value="-2986">
            <text:p>-2986</text:p>
          </table:table-cell>
          <table:table-cell office:value-type="float" office:value="-195">
            <text:p>-195</text:p>
          </table:table-cell>
          <table:table-cell table:formula="of:=ATAN2([.C518];[.E518]- 8000) * (-180 / PI()) + 180" office:value-type="float" office:value="93.7491059649605">
            <text:p>93.75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-423">
            <text:p>-423</text:p>
          </table:table-cell>
          <table:table-cell office:value-type="float" office:value="11886">
            <text:p>11886</text:p>
          </table:table-cell>
          <table:table-cell office:value-type="float" office:value="20">
            <text:p>20</text:p>
          </table:table-cell>
          <table:table-cell office:value-type="float" office:value="-2986">
            <text:p>-2986</text:p>
          </table:table-cell>
          <table:table-cell office:value-type="float" office:value="-182">
            <text:p>-182</text:p>
          </table:table-cell>
          <table:table-cell table:formula="of:=ATAN2([.C519];[.E519]- 8000) * (-180 / PI()) + 180" office:value-type="float" office:value="94.736796117249">
            <text:p>94.74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  <table:table-cell office:value-type="float" office:value="-413">
            <text:p>-413</text:p>
          </table:table-cell>
          <table:table-cell office:value-type="float" office:value="11920">
            <text:p>11920</text:p>
          </table:table-cell>
          <table:table-cell office:value-type="float" office:value="10">
            <text:p>10</text:p>
          </table:table-cell>
          <table:table-cell office:value-type="float" office:value="-2985">
            <text:p>-2985</text:p>
          </table:table-cell>
          <table:table-cell office:value-type="float" office:value="-177">
            <text:p>-177</text:p>
          </table:table-cell>
          <table:table-cell table:formula="of:=ATAN2([.C520];[.E520]- 8000) * (-180 / PI()) + 180" office:value-type="float" office:value="96.3321704972555">
            <text:p>96.3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  <table:table-cell office:value-type="float" office:value="-419">
            <text:p>-419</text:p>
          </table:table-cell>
          <table:table-cell office:value-type="float" office:value="11926">
            <text:p>11926</text:p>
          </table:table-cell>
          <table:table-cell office:value-type="float" office:value="10">
            <text:p>10</text:p>
          </table:table-cell>
          <table:table-cell office:value-type="float" office:value="-2988">
            <text:p>-2988</text:p>
          </table:table-cell>
          <table:table-cell office:value-type="float" office:value="-178">
            <text:p>-178</text:p>
          </table:table-cell>
          <table:table-cell table:formula="of:=ATAN2([.C521];[.E521]- 8000) * (-180 / PI()) + 180" office:value-type="float" office:value="97.7026366868782">
            <text:p>97.7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640">
            <text:p>640</text:p>
          </table:table-cell>
          <table:table-cell office:value-type="float" office:value="-455">
            <text:p>-455</text:p>
          </table:table-cell>
          <table:table-cell office:value-type="float" office:value="11881">
            <text:p>11881</text:p>
          </table:table-cell>
          <table:table-cell office:value-type="float" office:value="14">
            <text:p>14</text:p>
          </table:table-cell>
          <table:table-cell office:value-type="float" office:value="-2984">
            <text:p>-2984</text:p>
          </table:table-cell>
          <table:table-cell office:value-type="float" office:value="-183">
            <text:p>-183</text:p>
          </table:table-cell>
          <table:table-cell table:formula="of:=ATAN2([.C522];[.E522]- 8000) * (-180 / PI()) + 180" office:value-type="float" office:value="99.3641392831468">
            <text:p>99.36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  <table:table-cell office:value-type="float" office:value="-393">
            <text:p>-393</text:p>
          </table:table-cell>
          <table:table-cell office:value-type="float" office:value="11871">
            <text:p>11871</text:p>
          </table:table-cell>
          <table:table-cell office:value-type="float" office:value="18">
            <text:p>18</text:p>
          </table:table-cell>
          <table:table-cell office:value-type="float" office:value="-2983">
            <text:p>-2983</text:p>
          </table:table-cell>
          <table:table-cell office:value-type="float" office:value="-192">
            <text:p>-192</text:p>
          </table:table-cell>
          <table:table-cell table:formula="of:=ATAN2([.C523];[.E523]- 8000) * (-180 / PI()) + 180" office:value-type="float" office:value="100.450660130781">
            <text:p>100.4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-416">
            <text:p>-416</text:p>
          </table:table-cell>
          <table:table-cell office:value-type="float" office:value="11866">
            <text:p>11866</text:p>
          </table:table-cell>
          <table:table-cell office:value-type="float" office:value="17">
            <text:p>17</text:p>
          </table:table-cell>
          <table:table-cell office:value-type="float" office:value="-2980">
            <text:p>-2980</text:p>
          </table:table-cell>
          <table:table-cell office:value-type="float" office:value="-197">
            <text:p>-197</text:p>
          </table:table-cell>
          <table:table-cell table:formula="of:=ATAN2([.C524];[.E524]- 8000) * (-180 / PI()) + 180" office:value-type="float" office:value="101.875959838239">
            <text:p>101.88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891">
            <text:p>891</text:p>
          </table:table-cell>
          <table:table-cell office:value-type="float" office:value="-434">
            <text:p>-434</text:p>
          </table:table-cell>
          <table:table-cell office:value-type="float" office:value="11851">
            <text:p>11851</text:p>
          </table:table-cell>
          <table:table-cell office:value-type="float" office:value="18">
            <text:p>18</text:p>
          </table:table-cell>
          <table:table-cell office:value-type="float" office:value="-2969">
            <text:p>-2969</text:p>
          </table:table-cell>
          <table:table-cell office:value-type="float" office:value="-187">
            <text:p>-187</text:p>
          </table:table-cell>
          <table:table-cell table:formula="of:=ATAN2([.C525];[.E525]- 8000) * (-180 / PI()) + 180" office:value-type="float" office:value="103.02721071637">
            <text:p>103.0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office:value-type="float" office:value="-397">
            <text:p>-397</text:p>
          </table:table-cell>
          <table:table-cell office:value-type="float" office:value="11877">
            <text:p>11877</text:p>
          </table:table-cell>
          <table:table-cell office:value-type="float" office:value="14">
            <text:p>14</text:p>
          </table:table-cell>
          <table:table-cell office:value-type="float" office:value="-2964">
            <text:p>-2964</text:p>
          </table:table-cell>
          <table:table-cell office:value-type="float" office:value="-179">
            <text:p>-179</text:p>
          </table:table-cell>
          <table:table-cell table:formula="of:=ATAN2([.C526];[.E526]- 8000) * (-180 / PI()) + 180" office:value-type="float" office:value="104.296740185589">
            <text:p>104.3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-429">
            <text:p>-429</text:p>
          </table:table-cell>
          <table:table-cell office:value-type="float" office:value="11797">
            <text:p>11797</text:p>
          </table:table-cell>
          <table:table-cell office:value-type="float" office:value="18">
            <text:p>18</text:p>
          </table:table-cell>
          <table:table-cell office:value-type="float" office:value="-2970">
            <text:p>-2970</text:p>
          </table:table-cell>
          <table:table-cell office:value-type="float" office:value="-176">
            <text:p>-176</text:p>
          </table:table-cell>
          <table:table-cell table:formula="of:=ATAN2([.C527];[.E527]- 8000) * (-180 / PI()) + 180" office:value-type="float" office:value="105.261502633896">
            <text:p>105.26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-428">
            <text:p>-428</text:p>
          </table:table-cell>
          <table:table-cell office:value-type="float" office:value="11824">
            <text:p>11824</text:p>
          </table:table-cell>
          <table:table-cell office:value-type="float" office:value="21">
            <text:p>21</text:p>
          </table:table-cell>
          <table:table-cell office:value-type="float" office:value="-2968">
            <text:p>-2968</text:p>
          </table:table-cell>
          <table:table-cell office:value-type="float" office:value="-178">
            <text:p>-178</text:p>
          </table:table-cell>
          <table:table-cell table:formula="of:=ATAN2([.C528];[.E528]- 8000) * (-180 / PI()) + 180" office:value-type="float" office:value="106.641493341853">
            <text:p>106.64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1266">
            <text:p>1266</text:p>
          </table:table-cell>
          <table:table-cell office:value-type="float" office:value="-404">
            <text:p>-404</text:p>
          </table:table-cell>
          <table:table-cell office:value-type="float" office:value="11829">
            <text:p>11829</text:p>
          </table:table-cell>
          <table:table-cell office:value-type="float" office:value="18">
            <text:p>18</text:p>
          </table:table-cell>
          <table:table-cell office:value-type="float" office:value="-2961">
            <text:p>-2961</text:p>
          </table:table-cell>
          <table:table-cell office:value-type="float" office:value="-185">
            <text:p>-185</text:p>
          </table:table-cell>
          <table:table-cell table:formula="of:=ATAN2([.C529];[.E529]- 8000) * (-180 / PI()) + 180" office:value-type="float" office:value="108.295674482251">
            <text:p>108.30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float" office:value="-398">
            <text:p>-398</text:p>
          </table:table-cell>
          <table:table-cell office:value-type="float" office:value="11791">
            <text:p>11791</text:p>
          </table:table-cell>
          <table:table-cell office:value-type="float" office:value="21">
            <text:p>21</text:p>
          </table:table-cell>
          <table:table-cell office:value-type="float" office:value="-2959">
            <text:p>-2959</text:p>
          </table:table-cell>
          <table:table-cell office:value-type="float" office:value="-190">
            <text:p>-190</text:p>
          </table:table-cell>
          <table:table-cell table:formula="of:=ATAN2([.C530];[.E530]- 8000) * (-180 / PI()) + 180" office:value-type="float" office:value="109.708378689306">
            <text:p>109.71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405">
            <text:p>1405</text:p>
          </table:table-cell>
          <table:table-cell office:value-type="float" office:value="-398">
            <text:p>-398</text:p>
          </table:table-cell>
          <table:table-cell office:value-type="float" office:value="11755">
            <text:p>11755</text:p>
          </table:table-cell>
          <table:table-cell office:value-type="float" office:value="17">
            <text:p>17</text:p>
          </table:table-cell>
          <table:table-cell office:value-type="float" office:value="-2955">
            <text:p>-2955</text:p>
          </table:table-cell>
          <table:table-cell office:value-type="float" office:value="-192">
            <text:p>-192</text:p>
          </table:table-cell>
          <table:table-cell table:formula="of:=ATAN2([.C531];[.E531]- 8000) * (-180 / PI()) + 180" office:value-type="float" office:value="110.514229594609">
            <text:p>110.51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475">
            <text:p>1475</text:p>
          </table:table-cell>
          <table:table-cell office:value-type="float" office:value="-414">
            <text:p>-414</text:p>
          </table:table-cell>
          <table:table-cell office:value-type="float" office:value="11739">
            <text:p>11739</text:p>
          </table:table-cell>
          <table:table-cell office:value-type="float" office:value="17">
            <text:p>17</text:p>
          </table:table-cell>
          <table:table-cell office:value-type="float" office:value="-2953">
            <text:p>-2953</text:p>
          </table:table-cell>
          <table:table-cell office:value-type="float" office:value="-186">
            <text:p>-186</text:p>
          </table:table-cell>
          <table:table-cell table:formula="of:=ATAN2([.C532];[.E532]- 8000) * (-180 / PI()) + 180" office:value-type="float" office:value="111.528763575261">
            <text:p>111.53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560">
            <text:p>1560</text:p>
          </table:table-cell>
          <table:table-cell office:value-type="float" office:value="-422">
            <text:p>-422</text:p>
          </table:table-cell>
          <table:table-cell office:value-type="float" office:value="11705">
            <text:p>11705</text:p>
          </table:table-cell>
          <table:table-cell office:value-type="float" office:value="20">
            <text:p>20</text:p>
          </table:table-cell>
          <table:table-cell office:value-type="float" office:value="-2952">
            <text:p>-2952</text:p>
          </table:table-cell>
          <table:table-cell office:value-type="float" office:value="-179">
            <text:p>-179</text:p>
          </table:table-cell>
          <table:table-cell table:formula="of:=ATAN2([.C533];[.E533]- 8000) * (-180 / PI()) + 180" office:value-type="float" office:value="112.833654177918">
            <text:p>112.83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651">
            <text:p>1651</text:p>
          </table:table-cell>
          <table:table-cell office:value-type="float" office:value="-404">
            <text:p>-404</text:p>
          </table:table-cell>
          <table:table-cell office:value-type="float" office:value="11595">
            <text:p>11595</text:p>
          </table:table-cell>
          <table:table-cell office:value-type="float" office:value="15">
            <text:p>15</text:p>
          </table:table-cell>
          <table:table-cell office:value-type="float" office:value="-2954">
            <text:p>-2954</text:p>
          </table:table-cell>
          <table:table-cell office:value-type="float" office:value="-176">
            <text:p>-176</text:p>
          </table:table-cell>
          <table:table-cell table:formula="of:=ATAN2([.C534];[.E534]- 8000) * (-180 / PI()) + 180" office:value-type="float" office:value="114.666903759539">
            <text:p>114.67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723">
            <text:p>1723</text:p>
          </table:table-cell>
          <table:table-cell office:value-type="float" office:value="-389">
            <text:p>-389</text:p>
          </table:table-cell>
          <table:table-cell office:value-type="float" office:value="11634">
            <text:p>11634</text:p>
          </table:table-cell>
          <table:table-cell office:value-type="float" office:value="15">
            <text:p>15</text:p>
          </table:table-cell>
          <table:table-cell office:value-type="float" office:value="-2950">
            <text:p>-2950</text:p>
          </table:table-cell>
          <table:table-cell office:value-type="float" office:value="-180">
            <text:p>-180</text:p>
          </table:table-cell>
          <table:table-cell table:formula="of:=ATAN2([.C535];[.E535]- 8000) * (-180 / PI()) + 180" office:value-type="float" office:value="115.367182518713">
            <text:p>115.37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805">
            <text:p>1805</text:p>
          </table:table-cell>
          <table:table-cell office:value-type="float" office:value="-404">
            <text:p>-404</text:p>
          </table:table-cell>
          <table:table-cell office:value-type="float" office:value="11606">
            <text:p>11606</text:p>
          </table:table-cell>
          <table:table-cell office:value-type="float" office:value="16">
            <text:p>16</text:p>
          </table:table-cell>
          <table:table-cell office:value-type="float" office:value="-2947">
            <text:p>-2947</text:p>
          </table:table-cell>
          <table:table-cell office:value-type="float" office:value="-187">
            <text:p>-187</text:p>
          </table:table-cell>
          <table:table-cell table:formula="of:=ATAN2([.C536];[.E536]- 8000) * (-180 / PI()) + 180" office:value-type="float" office:value="116.590467956829">
            <text:p>116.59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878">
            <text:p>1878</text:p>
          </table:table-cell>
          <table:table-cell office:value-type="float" office:value="-370">
            <text:p>-370</text:p>
          </table:table-cell>
          <table:table-cell office:value-type="float" office:value="11544">
            <text:p>11544</text:p>
          </table:table-cell>
          <table:table-cell office:value-type="float" office:value="14">
            <text:p>14</text:p>
          </table:table-cell>
          <table:table-cell office:value-type="float" office:value="-2946">
            <text:p>-2946</text:p>
          </table:table-cell>
          <table:table-cell office:value-type="float" office:value="-190">
            <text:p>-190</text:p>
          </table:table-cell>
          <table:table-cell table:formula="of:=ATAN2([.C537];[.E537]- 8000) * (-180 / PI()) + 180" office:value-type="float" office:value="117.919550658929">
            <text:p>117.92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-380">
            <text:p>-380</text:p>
          </table:table-cell>
          <table:table-cell office:value-type="float" office:value="11510">
            <text:p>11510</text:p>
          </table:table-cell>
          <table:table-cell office:value-type="float" office:value="15">
            <text:p>15</text:p>
          </table:table-cell>
          <table:table-cell office:value-type="float" office:value="-2941">
            <text:p>-2941</text:p>
          </table:table-cell>
          <table:table-cell office:value-type="float" office:value="-184">
            <text:p>-184</text:p>
          </table:table-cell>
          <table:table-cell table:formula="of:=ATAN2([.C538];[.E538]- 8000) * (-180 / PI()) + 180" office:value-type="float" office:value="119.773000197581">
            <text:p>119.77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-400">
            <text:p>-400</text:p>
          </table:table-cell>
          <table:table-cell office:value-type="float" office:value="11489">
            <text:p>11489</text:p>
          </table:table-cell>
          <table:table-cell office:value-type="float" office:value="18">
            <text:p>18</text:p>
          </table:table-cell>
          <table:table-cell office:value-type="float" office:value="-2937">
            <text:p>-2937</text:p>
          </table:table-cell>
          <table:table-cell office:value-type="float" office:value="-181">
            <text:p>-181</text:p>
          </table:table-cell>
          <table:table-cell table:formula="of:=ATAN2([.C539];[.E539]- 8000) * (-180 / PI()) + 180" office:value-type="float" office:value="120.363530047375">
            <text:p>120.36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143">
            <text:p>2143</text:p>
          </table:table-cell>
          <table:table-cell office:value-type="float" office:value="-365">
            <text:p>-365</text:p>
          </table:table-cell>
          <table:table-cell office:value-type="float" office:value="11451">
            <text:p>11451</text:p>
          </table:table-cell>
          <table:table-cell office:value-type="float" office:value="15">
            <text:p>15</text:p>
          </table:table-cell>
          <table:table-cell office:value-type="float" office:value="-2937">
            <text:p>-2937</text:p>
          </table:table-cell>
          <table:table-cell office:value-type="float" office:value="-174">
            <text:p>-174</text:p>
          </table:table-cell>
          <table:table-cell table:formula="of:=ATAN2([.C540];[.E540]- 8000) * (-180 / PI()) + 180" office:value-type="float" office:value="121.839430288397">
            <text:p>121.84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225">
            <text:p>2225</text:p>
          </table:table-cell>
          <table:table-cell office:value-type="float" office:value="-400">
            <text:p>-400</text:p>
          </table:table-cell>
          <table:table-cell office:value-type="float" office:value="11404">
            <text:p>11404</text:p>
          </table:table-cell>
          <table:table-cell office:value-type="float" office:value="14">
            <text:p>14</text:p>
          </table:table-cell>
          <table:table-cell office:value-type="float" office:value="-2930">
            <text:p>-2930</text:p>
          </table:table-cell>
          <table:table-cell office:value-type="float" office:value="-172">
            <text:p>-172</text:p>
          </table:table-cell>
          <table:table-cell table:formula="of:=ATAN2([.C541];[.E541]- 8000) * (-180 / PI()) + 180" office:value-type="float" office:value="123.170347864664">
            <text:p>123.17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299">
            <text:p>2299</text:p>
          </table:table-cell>
          <table:table-cell office:value-type="float" office:value="-392">
            <text:p>-392</text:p>
          </table:table-cell>
          <table:table-cell office:value-type="float" office:value="11336">
            <text:p>11336</text:p>
          </table:table-cell>
          <table:table-cell office:value-type="float" office:value="18">
            <text:p>18</text:p>
          </table:table-cell>
          <table:table-cell office:value-type="float" office:value="-2926">
            <text:p>-2926</text:p>
          </table:table-cell>
          <table:table-cell office:value-type="float" office:value="-179">
            <text:p>-179</text:p>
          </table:table-cell>
          <table:table-cell table:formula="of:=ATAN2([.C542];[.E542]- 8000) * (-180 / PI()) + 180" office:value-type="float" office:value="124.572617902738">
            <text:p>124.57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417">
            <text:p>2417</text:p>
          </table:table-cell>
          <table:table-cell office:value-type="float" office:value="-344">
            <text:p>-344</text:p>
          </table:table-cell>
          <table:table-cell office:value-type="float" office:value="11327">
            <text:p>11327</text:p>
          </table:table-cell>
          <table:table-cell office:value-type="float" office:value="16">
            <text:p>16</text:p>
          </table:table-cell>
          <table:table-cell office:value-type="float" office:value="-2921">
            <text:p>-2921</text:p>
          </table:table-cell>
          <table:table-cell office:value-type="float" office:value="-185">
            <text:p>-185</text:p>
          </table:table-cell>
          <table:table-cell table:formula="of:=ATAN2([.C543];[.E543]- 8000) * (-180 / PI()) + 180" office:value-type="float" office:value="125.997666817299">
            <text:p>126.00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437">
            <text:p>2437</text:p>
          </table:table-cell>
          <table:table-cell office:value-type="float" office:value="-389">
            <text:p>-389</text:p>
          </table:table-cell>
          <table:table-cell office:value-type="float" office:value="11290">
            <text:p>11290</text:p>
          </table:table-cell>
          <table:table-cell office:value-type="float" office:value="13">
            <text:p>13</text:p>
          </table:table-cell>
          <table:table-cell office:value-type="float" office:value="-2922">
            <text:p>-2922</text:p>
          </table:table-cell>
          <table:table-cell office:value-type="float" office:value="-186">
            <text:p>-186</text:p>
          </table:table-cell>
          <table:table-cell table:formula="of:=ATAN2([.C544];[.E544]- 8000) * (-180 / PI()) + 180" office:value-type="float" office:value="126.528438882435">
            <text:p>126.53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545">
            <text:p>2545</text:p>
          </table:table-cell>
          <table:table-cell office:value-type="float" office:value="-385">
            <text:p>-385</text:p>
          </table:table-cell>
          <table:table-cell office:value-type="float" office:value="11244">
            <text:p>11244</text:p>
          </table:table-cell>
          <table:table-cell office:value-type="float" office:value="17">
            <text:p>17</text:p>
          </table:table-cell>
          <table:table-cell office:value-type="float" office:value="-2918">
            <text:p>-2918</text:p>
          </table:table-cell>
          <table:table-cell office:value-type="float" office:value="-187">
            <text:p>-187</text:p>
          </table:table-cell>
          <table:table-cell table:formula="of:=ATAN2([.C545];[.E545]- 8000) * (-180 / PI()) + 180" office:value-type="float" office:value="128.115080702751">
            <text:p>128.12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592">
            <text:p>2592</text:p>
          </table:table-cell>
          <table:table-cell office:value-type="float" office:value="-353">
            <text:p>-353</text:p>
          </table:table-cell>
          <table:table-cell office:value-type="float" office:value="11206">
            <text:p>11206</text:p>
          </table:table-cell>
          <table:table-cell office:value-type="float" office:value="13">
            <text:p>13</text:p>
          </table:table-cell>
          <table:table-cell office:value-type="float" office:value="-2919">
            <text:p>-2919</text:p>
          </table:table-cell>
          <table:table-cell office:value-type="float" office:value="-182">
            <text:p>-182</text:p>
          </table:table-cell>
          <table:table-cell table:formula="of:=ATAN2([.C546];[.E546]- 8000) * (-180 / PI()) + 180" office:value-type="float" office:value="128.954988081127">
            <text:p>128.95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2685">
            <text:p>2685</text:p>
          </table:table-cell>
          <table:table-cell office:value-type="float" office:value="-404">
            <text:p>-404</text:p>
          </table:table-cell>
          <table:table-cell office:value-type="float" office:value="11136">
            <text:p>11136</text:p>
          </table:table-cell>
          <table:table-cell office:value-type="float" office:value="17">
            <text:p>17</text:p>
          </table:table-cell>
          <table:table-cell office:value-type="float" office:value="-2911">
            <text:p>-2911</text:p>
          </table:table-cell>
          <table:table-cell office:value-type="float" office:value="-179">
            <text:p>-179</text:p>
          </table:table-cell>
          <table:table-cell table:formula="of:=ATAN2([.C547];[.E547]- 8000) * (-180 / PI()) + 180" office:value-type="float" office:value="130.56968276839">
            <text:p>130.57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-396">
            <text:p>-396</text:p>
          </table:table-cell>
          <table:table-cell office:value-type="float" office:value="11084">
            <text:p>11084</text:p>
          </table:table-cell>
          <table:table-cell office:value-type="float" office:value="18">
            <text:p>18</text:p>
          </table:table-cell>
          <table:table-cell office:value-type="float" office:value="-2906">
            <text:p>-2906</text:p>
          </table:table-cell>
          <table:table-cell office:value-type="float" office:value="-176">
            <text:p>-176</text:p>
          </table:table-cell>
          <table:table-cell table:formula="of:=ATAN2([.C548];[.E548]- 8000) * (-180 / PI()) + 180" office:value-type="float" office:value="131.390467790849">
            <text:p>131.39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815">
            <text:p>2815</text:p>
          </table:table-cell>
          <table:table-cell office:value-type="float" office:value="-349">
            <text:p>-349</text:p>
          </table:table-cell>
          <table:table-cell office:value-type="float" office:value="11006">
            <text:p>11006</text:p>
          </table:table-cell>
          <table:table-cell office:value-type="float" office:value="20">
            <text:p>20</text:p>
          </table:table-cell>
          <table:table-cell office:value-type="float" office:value="-2905">
            <text:p>-2905</text:p>
          </table:table-cell>
          <table:table-cell office:value-type="float" office:value="-177">
            <text:p>-177</text:p>
          </table:table-cell>
          <table:table-cell table:formula="of:=ATAN2([.C549];[.E549]- 8000) * (-180 / PI()) + 180" office:value-type="float" office:value="133.120671875667">
            <text:p>133.12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880">
            <text:p>2880</text:p>
          </table:table-cell>
          <table:table-cell office:value-type="float" office:value="-342">
            <text:p>-342</text:p>
          </table:table-cell>
          <table:table-cell office:value-type="float" office:value="10956">
            <text:p>10956</text:p>
          </table:table-cell>
          <table:table-cell office:value-type="float" office:value="18">
            <text:p>18</text:p>
          </table:table-cell>
          <table:table-cell office:value-type="float" office:value="-2904">
            <text:p>-2904</text:p>
          </table:table-cell>
          <table:table-cell office:value-type="float" office:value="-181">
            <text:p>-181</text:p>
          </table:table-cell>
          <table:table-cell table:formula="of:=ATAN2([.C550];[.E550]- 8000) * (-180 / PI()) + 180" office:value-type="float" office:value="134.253901111827">
            <text:p>134.25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946">
            <text:p>2946</text:p>
          </table:table-cell>
          <table:table-cell office:value-type="float" office:value="-313">
            <text:p>-313</text:p>
          </table:table-cell>
          <table:table-cell office:value-type="float" office:value="10931">
            <text:p>10931</text:p>
          </table:table-cell>
          <table:table-cell office:value-type="float" office:value="13">
            <text:p>13</text:p>
          </table:table-cell>
          <table:table-cell office:value-type="float" office:value="-2899">
            <text:p>-2899</text:p>
          </table:table-cell>
          <table:table-cell office:value-type="float" office:value="-187">
            <text:p>-187</text:p>
          </table:table-cell>
          <table:table-cell table:formula="of:=ATAN2([.C551];[.E551]- 8000) * (-180 / PI()) + 180" office:value-type="float" office:value="135.146236996168">
            <text:p>135.15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016">
            <text:p>3016</text:p>
          </table:table-cell>
          <table:table-cell office:value-type="float" office:value="-332">
            <text:p>-332</text:p>
          </table:table-cell>
          <table:table-cell office:value-type="float" office:value="10895">
            <text:p>10895</text:p>
          </table:table-cell>
          <table:table-cell office:value-type="float" office:value="11">
            <text:p>11</text:p>
          </table:table-cell>
          <table:table-cell office:value-type="float" office:value="-2889">
            <text:p>-2889</text:p>
          </table:table-cell>
          <table:table-cell office:value-type="float" office:value="-188">
            <text:p>-188</text:p>
          </table:table-cell>
          <table:table-cell table:formula="of:=ATAN2([.C552];[.E552]- 8000) * (-180 / PI()) + 180" office:value-type="float" office:value="136.17269856324">
            <text:p>136.17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085">
            <text:p>3085</text:p>
          </table:table-cell>
          <table:table-cell office:value-type="float" office:value="-399">
            <text:p>-399</text:p>
          </table:table-cell>
          <table:table-cell office:value-type="float" office:value="10789">
            <text:p>10789</text:p>
          </table:table-cell>
          <table:table-cell office:value-type="float" office:value="14">
            <text:p>14</text:p>
          </table:table-cell>
          <table:table-cell office:value-type="float" office:value="-2890">
            <text:p>-2890</text:p>
          </table:table-cell>
          <table:table-cell office:value-type="float" office:value="-179">
            <text:p>-179</text:p>
          </table:table-cell>
          <table:table-cell table:formula="of:=ATAN2([.C553];[.E553]- 8000) * (-180 / PI()) + 180" office:value-type="float" office:value="137.88478334834">
            <text:p>137.88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106">
            <text:p>3106</text:p>
          </table:table-cell>
          <table:table-cell office:value-type="float" office:value="-382">
            <text:p>-382</text:p>
          </table:table-cell>
          <table:table-cell office:value-type="float" office:value="10700">
            <text:p>10700</text:p>
          </table:table-cell>
          <table:table-cell office:value-type="float" office:value="20">
            <text:p>20</text:p>
          </table:table-cell>
          <table:table-cell office:value-type="float" office:value="-2886">
            <text:p>-2886</text:p>
          </table:table-cell>
          <table:table-cell office:value-type="float" office:value="-172">
            <text:p>-172</text:p>
          </table:table-cell>
          <table:table-cell table:formula="of:=ATAN2([.C554];[.E554]- 8000) * (-180 / PI()) + 180" office:value-type="float" office:value="139.000048412932">
            <text:p>139.00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-349">
            <text:p>-349</text:p>
          </table:table-cell>
          <table:table-cell office:value-type="float" office:value="10667">
            <text:p>10667</text:p>
          </table:table-cell>
          <table:table-cell office:value-type="float" office:value="21">
            <text:p>21</text:p>
          </table:table-cell>
          <table:table-cell office:value-type="float" office:value="-2885">
            <text:p>-2885</text:p>
          </table:table-cell>
          <table:table-cell office:value-type="float" office:value="-168">
            <text:p>-168</text:p>
          </table:table-cell>
          <table:table-cell table:formula="of:=ATAN2([.C555];[.E555]- 8000) * (-180 / PI()) + 180" office:value-type="float" office:value="140.005264597424">
            <text:p>140.01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240">
            <text:p>3240</text:p>
          </table:table-cell>
          <table:table-cell office:value-type="float" office:value="-329">
            <text:p>-329</text:p>
          </table:table-cell>
          <table:table-cell office:value-type="float" office:value="10622">
            <text:p>10622</text:p>
          </table:table-cell>
          <table:table-cell office:value-type="float" office:value="22">
            <text:p>22</text:p>
          </table:table-cell>
          <table:table-cell office:value-type="float" office:value="-2881">
            <text:p>-2881</text:p>
          </table:table-cell>
          <table:table-cell office:value-type="float" office:value="-168">
            <text:p>-168</text:p>
          </table:table-cell>
          <table:table-cell table:formula="of:=ATAN2([.C556];[.E556]- 8000) * (-180 / PI()) + 180" office:value-type="float" office:value="141.018164001987">
            <text:p>141.02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-280">
            <text:p>-280</text:p>
          </table:table-cell>
          <table:table-cell office:value-type="float" office:value="10569">
            <text:p>10569</text:p>
          </table:table-cell>
          <table:table-cell office:value-type="float" office:value="18">
            <text:p>18</text:p>
          </table:table-cell>
          <table:table-cell office:value-type="float" office:value="-2882">
            <text:p>-2882</text:p>
          </table:table-cell>
          <table:table-cell office:value-type="float" office:value="-177">
            <text:p>-177</text:p>
          </table:table-cell>
          <table:table-cell table:formula="of:=ATAN2([.C557];[.E557]- 8000) * (-180 / PI()) + 180" office:value-type="float" office:value="141.930826820229">
            <text:p>141.93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-277">
            <text:p>-277</text:p>
          </table:table-cell>
          <table:table-cell office:value-type="float" office:value="10512">
            <text:p>10512</text:p>
          </table:table-cell>
          <table:table-cell office:value-type="float" office:value="10">
            <text:p>10</text:p>
          </table:table-cell>
          <table:table-cell office:value-type="float" office:value="-2879">
            <text:p>-2879</text:p>
          </table:table-cell>
          <table:table-cell office:value-type="float" office:value="-187">
            <text:p>-187</text:p>
          </table:table-cell>
          <table:table-cell table:formula="of:=ATAN2([.C558];[.E558]- 8000) * (-180 / PI()) + 180" office:value-type="float" office:value="142.970764674596">
            <text:p>142.97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419">
            <text:p>3419</text:p>
          </table:table-cell>
          <table:table-cell office:value-type="float" office:value="-321">
            <text:p>-321</text:p>
          </table:table-cell>
          <table:table-cell office:value-type="float" office:value="10360">
            <text:p>10360</text:p>
          </table:table-cell>
          <table:table-cell office:value-type="float" office:value="9">
            <text:p>9</text:p>
          </table:table-cell>
          <table:table-cell office:value-type="float" office:value="-2880">
            <text:p>-2880</text:p>
          </table:table-cell>
          <table:table-cell office:value-type="float" office:value="-193">
            <text:p>-193</text:p>
          </table:table-cell>
          <table:table-cell table:formula="of:=ATAN2([.C559];[.E559]- 8000) * (-180 / PI()) + 180" office:value-type="float" office:value="145.384221574954">
            <text:p>145.38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463">
            <text:p>3463</text:p>
          </table:table-cell>
          <table:table-cell office:value-type="float" office:value="-357">
            <text:p>-357</text:p>
          </table:table-cell>
          <table:table-cell office:value-type="float" office:value="10306">
            <text:p>10306</text:p>
          </table:table-cell>
          <table:table-cell office:value-type="float" office:value="14">
            <text:p>14</text:p>
          </table:table-cell>
          <table:table-cell office:value-type="float" office:value="-2877">
            <text:p>-2877</text:p>
          </table:table-cell>
          <table:table-cell office:value-type="float" office:value="-192">
            <text:p>-192</text:p>
          </table:table-cell>
          <table:table-cell table:formula="of:=ATAN2([.C560];[.E560]- 8000) * (-180 / PI()) + 180" office:value-type="float" office:value="146.34048818315">
            <text:p>146.34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473">
            <text:p>3473</text:p>
          </table:table-cell>
          <table:table-cell office:value-type="float" office:value="-391">
            <text:p>-391</text:p>
          </table:table-cell>
          <table:table-cell office:value-type="float" office:value="10271">
            <text:p>10271</text:p>
          </table:table-cell>
          <table:table-cell office:value-type="float" office:value="16">
            <text:p>16</text:p>
          </table:table-cell>
          <table:table-cell office:value-type="float" office:value="-2876">
            <text:p>-2876</text:p>
          </table:table-cell>
          <table:table-cell office:value-type="float" office:value="-180">
            <text:p>-180</text:p>
          </table:table-cell>
          <table:table-cell table:formula="of:=ATAN2([.C561];[.E561]- 8000) * (-180 / PI()) + 180" office:value-type="float" office:value="146.819265937307">
            <text:p>146.82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554">
            <text:p>3554</text:p>
          </table:table-cell>
          <table:table-cell office:value-type="float" office:value="-365">
            <text:p>-365</text:p>
          </table:table-cell>
          <table:table-cell office:value-type="float" office:value="10222">
            <text:p>10222</text:p>
          </table:table-cell>
          <table:table-cell office:value-type="float" office:value="26">
            <text:p>26</text:p>
          </table:table-cell>
          <table:table-cell office:value-type="float" office:value="-2872">
            <text:p>-2872</text:p>
          </table:table-cell>
          <table:table-cell office:value-type="float" office:value="-171">
            <text:p>-171</text:p>
          </table:table-cell>
          <table:table-cell table:formula="of:=ATAN2([.C562];[.E562]- 8000) * (-180 / PI()) + 180" office:value-type="float" office:value="147.985922879761">
            <text:p>147.99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3627">
            <text:p>3627</text:p>
          </table:table-cell>
          <table:table-cell office:value-type="float" office:value="-319">
            <text:p>-319</text:p>
          </table:table-cell>
          <table:table-cell office:value-type="float" office:value="10135">
            <text:p>10135</text:p>
          </table:table-cell>
          <table:table-cell office:value-type="float" office:value="30">
            <text:p>30</text:p>
          </table:table-cell>
          <table:table-cell office:value-type="float" office:value="-2872">
            <text:p>-2872</text:p>
          </table:table-cell>
          <table:table-cell office:value-type="float" office:value="-167">
            <text:p>-167</text:p>
          </table:table-cell>
          <table:table-cell table:formula="of:=ATAN2([.C563];[.E563]- 8000) * (-180 / PI()) + 180" office:value-type="float" office:value="149.517199187269">
            <text:p>149.52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673">
            <text:p>3673</text:p>
          </table:table-cell>
          <table:table-cell office:value-type="float" office:value="-244">
            <text:p>-244</text:p>
          </table:table-cell>
          <table:table-cell office:value-type="float" office:value="10023">
            <text:p>10023</text:p>
          </table:table-cell>
          <table:table-cell office:value-type="float" office:value="20">
            <text:p>20</text:p>
          </table:table-cell>
          <table:table-cell office:value-type="float" office:value="-2870">
            <text:p>-2870</text:p>
          </table:table-cell>
          <table:table-cell office:value-type="float" office:value="-172">
            <text:p>-172</text:p>
          </table:table-cell>
          <table:table-cell table:formula="of:=ATAN2([.C564];[.E564]- 8000) * (-180 / PI()) + 180" office:value-type="float" office:value="151.155084883272">
            <text:p>151.16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725">
            <text:p>3725</text:p>
          </table:table-cell>
          <table:table-cell office:value-type="float" office:value="-266">
            <text:p>-266</text:p>
          </table:table-cell>
          <table:table-cell office:value-type="float" office:value="9969">
            <text:p>9969</text:p>
          </table:table-cell>
          <table:table-cell office:value-type="float" office:value="14">
            <text:p>14</text:p>
          </table:table-cell>
          <table:table-cell office:value-type="float" office:value="-2862">
            <text:p>-2862</text:p>
          </table:table-cell>
          <table:table-cell office:value-type="float" office:value="-183">
            <text:p>-183</text:p>
          </table:table-cell>
          <table:table-cell table:formula="of:=ATAN2([.C565];[.E565]- 8000) * (-180 / PI()) + 180" office:value-type="float" office:value="152.139490562787">
            <text:p>152.14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office:value-type="float" office:value="-231">
            <text:p>-231</text:p>
          </table:table-cell>
          <table:table-cell office:value-type="float" office:value="9916">
            <text:p>9916</text:p>
          </table:table-cell>
          <table:table-cell office:value-type="float" office:value="9">
            <text:p>9</text:p>
          </table:table-cell>
          <table:table-cell office:value-type="float" office:value="-2863">
            <text:p>-2863</text:p>
          </table:table-cell>
          <table:table-cell office:value-type="float" office:value="-192">
            <text:p>-192</text:p>
          </table:table-cell>
          <table:table-cell table:formula="of:=ATAN2([.C566];[.E566]- 8000) * (-180 / PI()) + 180" office:value-type="float" office:value="152.81166181611">
            <text:p>152.81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3833">
            <text:p>3833</text:p>
          </table:table-cell>
          <table:table-cell office:value-type="float" office:value="-288">
            <text:p>-288</text:p>
          </table:table-cell>
          <table:table-cell office:value-type="float" office:value="9892">
            <text:p>9892</text:p>
          </table:table-cell>
          <table:table-cell office:value-type="float" office:value="1">
            <text:p>1</text:p>
          </table:table-cell>
          <table:table-cell office:value-type="float" office:value="-2862">
            <text:p>-2862</text:p>
          </table:table-cell>
          <table:table-cell office:value-type="float" office:value="-186">
            <text:p>-186</text:p>
          </table:table-cell>
          <table:table-cell table:formula="of:=ATAN2([.C567];[.E567]- 8000) * (-180 / PI()) + 180" office:value-type="float" office:value="153.728678536359">
            <text:p>153.73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829">
            <text:p>3829</text:p>
          </table:table-cell>
          <table:table-cell office:value-type="float" office:value="-415">
            <text:p>-415</text:p>
          </table:table-cell>
          <table:table-cell office:value-type="float" office:value="9753">
            <text:p>9753</text:p>
          </table:table-cell>
          <table:table-cell office:value-type="float" office:value="10">
            <text:p>10</text:p>
          </table:table-cell>
          <table:table-cell office:value-type="float" office:value="-2857">
            <text:p>-2857</text:p>
          </table:table-cell>
          <table:table-cell office:value-type="float" office:value="-182">
            <text:p>-182</text:p>
          </table:table-cell>
          <table:table-cell table:formula="of:=ATAN2([.C568];[.E568]- 8000) * (-180 / PI()) + 180" office:value-type="float" office:value="155.400656527904">
            <text:p>155.4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882">
            <text:p>3882</text:p>
          </table:table-cell>
          <table:table-cell office:value-type="float" office:value="-364">
            <text:p>-364</text:p>
          </table:table-cell>
          <table:table-cell office:value-type="float" office:value="9659">
            <text:p>9659</text:p>
          </table:table-cell>
          <table:table-cell office:value-type="float" office:value="20">
            <text:p>20</text:p>
          </table:table-cell>
          <table:table-cell office:value-type="float" office:value="-2853">
            <text:p>-2853</text:p>
          </table:table-cell>
          <table:table-cell office:value-type="float" office:value="-172">
            <text:p>-172</text:p>
          </table:table-cell>
          <table:table-cell table:formula="of:=ATAN2([.C569];[.E569]- 8000) * (-180 / PI()) + 180" office:value-type="float" office:value="156.860218234445">
            <text:p>156.86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-299">
            <text:p>-299</text:p>
          </table:table-cell>
          <table:table-cell office:value-type="float" office:value="9595">
            <text:p>9595</text:p>
          </table:table-cell>
          <table:table-cell office:value-type="float" office:value="24">
            <text:p>24</text:p>
          </table:table-cell>
          <table:table-cell office:value-type="float" office:value="-2850">
            <text:p>-2850</text:p>
          </table:table-cell>
          <table:table-cell office:value-type="float" office:value="-167">
            <text:p>-167</text:p>
          </table:table-cell>
          <table:table-cell table:formula="of:=ATAN2([.C570];[.E570]- 8000) * (-180 / PI()) + 180" office:value-type="float" office:value="157.889768750545">
            <text:p>157.89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964">
            <text:p>3964</text:p>
          </table:table-cell>
          <table:table-cell office:value-type="float" office:value="-247">
            <text:p>-247</text:p>
          </table:table-cell>
          <table:table-cell office:value-type="float" office:value="9507">
            <text:p>9507</text:p>
          </table:table-cell>
          <table:table-cell office:value-type="float" office:value="22">
            <text:p>22</text:p>
          </table:table-cell>
          <table:table-cell office:value-type="float" office:value="-2851">
            <text:p>-2851</text:p>
          </table:table-cell>
          <table:table-cell office:value-type="float" office:value="-168">
            <text:p>-168</text:p>
          </table:table-cell>
          <table:table-cell table:formula="of:=ATAN2([.C571];[.E571]- 8000) * (-180 / PI()) + 180" office:value-type="float" office:value="159.18462092255">
            <text:p>159.18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78">
            <text:p>3978</text:p>
          </table:table-cell>
          <table:table-cell office:value-type="float" office:value="-203">
            <text:p>-203</text:p>
          </table:table-cell>
          <table:table-cell office:value-type="float" office:value="9445">
            <text:p>9445</text:p>
          </table:table-cell>
          <table:table-cell office:value-type="float" office:value="15">
            <text:p>15</text:p>
          </table:table-cell>
          <table:table-cell office:value-type="float" office:value="-2846">
            <text:p>-2846</text:p>
          </table:table-cell>
          <table:table-cell office:value-type="float" office:value="-178">
            <text:p>-178</text:p>
          </table:table-cell>
          <table:table-cell table:formula="of:=ATAN2([.C572];[.E572]- 8000) * (-180 / PI()) + 180" office:value-type="float" office:value="160.036555721499">
            <text:p>160.04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79">
            <text:p>3979</text:p>
          </table:table-cell>
          <table:table-cell office:value-type="float" office:value="-222">
            <text:p>-222</text:p>
          </table:table-cell>
          <table:table-cell office:value-type="float" office:value="9390">
            <text:p>9390</text:p>
          </table:table-cell>
          <table:table-cell office:value-type="float" office:value="2">
            <text:p>2</text:p>
          </table:table-cell>
          <table:table-cell office:value-type="float" office:value="-2842">
            <text:p>-2842</text:p>
          </table:table-cell>
          <table:table-cell office:value-type="float" office:value="-185">
            <text:p>-185</text:p>
          </table:table-cell>
          <table:table-cell table:formula="of:=ATAN2([.C573];[.E573]- 8000) * (-180 / PI()) + 180" office:value-type="float" office:value="160.743955303124">
            <text:p>160.74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031">
            <text:p>4031</text:p>
          </table:table-cell>
          <table:table-cell office:value-type="float" office:value="-296">
            <text:p>-296</text:p>
          </table:table-cell>
          <table:table-cell office:value-type="float" office:value="9289">
            <text:p>9289</text:p>
          </table:table-cell>
          <table:table-cell office:value-type="float" office:value="5">
            <text:p>5</text:p>
          </table:table-cell>
          <table:table-cell office:value-type="float" office:value="-2837">
            <text:p>-2837</text:p>
          </table:table-cell>
          <table:table-cell office:value-type="float" office:value="-188">
            <text:p>-188</text:p>
          </table:table-cell>
          <table:table-cell table:formula="of:=ATAN2([.C574];[.E574]- 8000) * (-180 / PI()) + 180" office:value-type="float" office:value="162.267191175361">
            <text:p>162.27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73">
            <text:p>4073</text:p>
          </table:table-cell>
          <table:table-cell office:value-type="float" office:value="-354">
            <text:p>-354</text:p>
          </table:table-cell>
          <table:table-cell office:value-type="float" office:value="9193">
            <text:p>9193</text:p>
          </table:table-cell>
          <table:table-cell office:value-type="float" office:value="15">
            <text:p>15</text:p>
          </table:table-cell>
          <table:table-cell office:value-type="float" office:value="-2839">
            <text:p>-2839</text:p>
          </table:table-cell>
          <table:table-cell office:value-type="float" office:value="-181">
            <text:p>-181</text:p>
          </table:table-cell>
          <table:table-cell table:formula="of:=ATAN2([.C575];[.E575]- 8000) * (-180 / PI()) + 180" office:value-type="float" office:value="163.674455138104">
            <text:p>163.67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04">
            <text:p>4104</text:p>
          </table:table-cell>
          <table:table-cell office:value-type="float" office:value="-358">
            <text:p>-358</text:p>
          </table:table-cell>
          <table:table-cell office:value-type="float" office:value="9130">
            <text:p>9130</text:p>
          </table:table-cell>
          <table:table-cell office:value-type="float" office:value="22">
            <text:p>22</text:p>
          </table:table-cell>
          <table:table-cell office:value-type="float" office:value="-2832">
            <text:p>-2832</text:p>
          </table:table-cell>
          <table:table-cell office:value-type="float" office:value="-171">
            <text:p>-171</text:p>
          </table:table-cell>
          <table:table-cell table:formula="of:=ATAN2([.C576];[.E576]- 8000) * (-180 / PI()) + 180" office:value-type="float" office:value="164.605579185824">
            <text:p>164.6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35">
            <text:p>4135</text:p>
          </table:table-cell>
          <table:table-cell office:value-type="float" office:value="-285">
            <text:p>-285</text:p>
          </table:table-cell>
          <table:table-cell office:value-type="float" office:value="9047">
            <text:p>9047</text:p>
          </table:table-cell>
          <table:table-cell office:value-type="float" office:value="32">
            <text:p>32</text:p>
          </table:table-cell>
          <table:table-cell office:value-type="float" office:value="-2831">
            <text:p>-2831</text:p>
          </table:table-cell>
          <table:table-cell office:value-type="float" office:value="-168">
            <text:p>-168</text:p>
          </table:table-cell>
          <table:table-cell table:formula="of:=ATAN2([.C577];[.E577]- 8000) * (-180 / PI()) + 180" office:value-type="float" office:value="165.791091090469">
            <text:p>165.7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4187">
            <text:p>4187</text:p>
          </table:table-cell>
          <table:table-cell office:value-type="float" office:value="-205">
            <text:p>-205</text:p>
          </table:table-cell>
          <table:table-cell office:value-type="float" office:value="8985">
            <text:p>8985</text:p>
          </table:table-cell>
          <table:table-cell office:value-type="float" office:value="32">
            <text:p>32</text:p>
          </table:table-cell>
          <table:table-cell office:value-type="float" office:value="-2827">
            <text:p>-2827</text:p>
          </table:table-cell>
          <table:table-cell office:value-type="float" office:value="-168">
            <text:p>-168</text:p>
          </table:table-cell>
          <table:table-cell table:formula="of:=ATAN2([.C578];[.E578]- 8000) * (-180 / PI()) + 180" office:value-type="float" office:value="166.761768285381">
            <text:p>166.76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25">
            <text:p>4225</text:p>
          </table:table-cell>
          <table:table-cell office:value-type="float" office:value="-126">
            <text:p>-126</text:p>
          </table:table-cell>
          <table:table-cell office:value-type="float" office:value="8919">
            <text:p>8919</text:p>
          </table:table-cell>
          <table:table-cell office:value-type="float" office:value="17">
            <text:p>17</text:p>
          </table:table-cell>
          <table:table-cell office:value-type="float" office:value="-2825">
            <text:p>-2825</text:p>
          </table:table-cell>
          <table:table-cell office:value-type="float" office:value="-173">
            <text:p>-173</text:p>
          </table:table-cell>
          <table:table-cell table:formula="of:=ATAN2([.C579];[.E579]- 8000) * (-180 / PI()) + 180" office:value-type="float" office:value="167.728470358273">
            <text:p>167.7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90">
            <text:p>4190</text:p>
          </table:table-cell>
          <table:table-cell office:value-type="float" office:value="-153">
            <text:p>-153</text:p>
          </table:table-cell>
          <table:table-cell office:value-type="float" office:value="8801">
            <text:p>8801</text:p>
          </table:table-cell>
          <table:table-cell office:value-type="float" office:value="11">
            <text:p>11</text:p>
          </table:table-cell>
          <table:table-cell office:value-type="float" office:value="-2817">
            <text:p>-2817</text:p>
          </table:table-cell>
          <table:table-cell office:value-type="float" office:value="-185">
            <text:p>-185</text:p>
          </table:table-cell>
          <table:table-cell table:formula="of:=ATAN2([.C580];[.E580]- 8000) * (-180 / PI()) + 180" office:value-type="float" office:value="169.177376781767">
            <text:p>169.18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27">
            <text:p>4227</text:p>
          </table:table-cell>
          <table:table-cell office:value-type="float" office:value="-198">
            <text:p>-198</text:p>
          </table:table-cell>
          <table:table-cell office:value-type="float" office:value="8738">
            <text:p>8738</text:p>
          </table:table-cell>
          <table:table-cell office:value-type="float" office:value="3">
            <text:p>3</text:p>
          </table:table-cell>
          <table:table-cell office:value-type="float" office:value="-2809">
            <text:p>-2809</text:p>
          </table:table-cell>
          <table:table-cell office:value-type="float" office:value="-189">
            <text:p>-189</text:p>
          </table:table-cell>
          <table:table-cell table:formula="of:=ATAN2([.C581];[.E581]- 8000) * (-180 / PI()) + 180" office:value-type="float" office:value="170.096443155239">
            <text:p>170.10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56">
            <text:p>4256</text:p>
          </table:table-cell>
          <table:table-cell office:value-type="float" office:value="-259">
            <text:p>-259</text:p>
          </table:table-cell>
          <table:table-cell office:value-type="float" office:value="8617">
            <text:p>8617</text:p>
          </table:table-cell>
          <table:table-cell office:value-type="float" office:value="5">
            <text:p>5</text:p>
          </table:table-cell>
          <table:table-cell office:value-type="float" office:value="-2810">
            <text:p>-2810</text:p>
          </table:table-cell>
          <table:table-cell office:value-type="float" office:value="-177">
            <text:p>-177</text:p>
          </table:table-cell>
          <table:table-cell table:formula="of:=ATAN2([.C582];[.E582]- 8000) * (-180 / PI()) + 180" office:value-type="float" office:value="171.751194993835">
            <text:p>171.75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4256">
            <text:p>4256</text:p>
          </table:table-cell>
          <table:table-cell office:value-type="float" office:value="-299">
            <text:p>-299</text:p>
          </table:table-cell>
          <table:table-cell office:value-type="float" office:value="8565">
            <text:p>8565</text:p>
          </table:table-cell>
          <table:table-cell office:value-type="float" office:value="19">
            <text:p>19</text:p>
          </table:table-cell>
          <table:table-cell office:value-type="float" office:value="-2805">
            <text:p>-2805</text:p>
          </table:table-cell>
          <table:table-cell office:value-type="float" office:value="-171">
            <text:p>-171</text:p>
          </table:table-cell>
          <table:table-cell table:formula="of:=ATAN2([.C583];[.E583]- 8000) * (-180 / PI()) + 180" office:value-type="float" office:value="172.437986208333">
            <text:p>172.44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92">
            <text:p>4292</text:p>
          </table:table-cell>
          <table:table-cell office:value-type="float" office:value="-273">
            <text:p>-273</text:p>
          </table:table-cell>
          <table:table-cell office:value-type="float" office:value="8461">
            <text:p>8461</text:p>
          </table:table-cell>
          <table:table-cell office:value-type="float" office:value="25">
            <text:p>25</text:p>
          </table:table-cell>
          <table:table-cell office:value-type="float" office:value="-2799">
            <text:p>-2799</text:p>
          </table:table-cell>
          <table:table-cell office:value-type="float" office:value="-172">
            <text:p>-172</text:p>
          </table:table-cell>
          <table:table-cell table:formula="of:=ATAN2([.C584];[.E584]- 8000) * (-180 / PI()) + 180" office:value-type="float" office:value="173.869413511824">
            <text:p>173.87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85">
            <text:p>4285</text:p>
          </table:table-cell>
          <table:table-cell office:value-type="float" office:value="-181">
            <text:p>-181</text:p>
          </table:table-cell>
          <table:table-cell office:value-type="float" office:value="8380">
            <text:p>8380</text:p>
          </table:table-cell>
          <table:table-cell office:value-type="float" office:value="24">
            <text:p>24</text:p>
          </table:table-cell>
          <table:table-cell office:value-type="float" office:value="-2799">
            <text:p>-2799</text:p>
          </table:table-cell>
          <table:table-cell office:value-type="float" office:value="-167">
            <text:p>-167</text:p>
          </table:table-cell>
          <table:table-cell table:formula="of:=ATAN2([.C585];[.E585]- 8000) * (-180 / PI()) + 180" office:value-type="float" office:value="174.932184731244">
            <text:p>174.9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88">
            <text:p>4288</text:p>
          </table:table-cell>
          <table:table-cell office:value-type="float" office:value="-146">
            <text:p>-146</text:p>
          </table:table-cell>
          <table:table-cell office:value-type="float" office:value="8301">
            <text:p>8301</text:p>
          </table:table-cell>
          <table:table-cell office:value-type="float" office:value="20">
            <text:p>20</text:p>
          </table:table-cell>
          <table:table-cell office:value-type="float" office:value="-2793">
            <text:p>-2793</text:p>
          </table:table-cell>
          <table:table-cell office:value-type="float" office:value="-174">
            <text:p>-174</text:p>
          </table:table-cell>
          <table:table-cell table:formula="of:=ATAN2([.C586];[.E586]- 8000) * (-180 / PI()) + 180" office:value-type="float" office:value="175.984657954546">
            <text:p>175.98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327">
            <text:p>4327</text:p>
          </table:table-cell>
          <table:table-cell office:value-type="float" office:value="-127">
            <text:p>-127</text:p>
          </table:table-cell>
          <table:table-cell office:value-type="float" office:value="8238">
            <text:p>8238</text:p>
          </table:table-cell>
          <table:table-cell office:value-type="float" office:value="8">
            <text:p>8</text:p>
          </table:table-cell>
          <table:table-cell office:value-type="float" office:value="-2794">
            <text:p>-2794</text:p>
          </table:table-cell>
          <table:table-cell office:value-type="float" office:value="-181">
            <text:p>-181</text:p>
          </table:table-cell>
          <table:table-cell table:formula="of:=ATAN2([.C587];[.E587]- 8000) * (-180 / PI()) + 180" office:value-type="float" office:value="176.851705877656">
            <text:p>176.85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-176">
            <text:p>-176</text:p>
          </table:table-cell>
          <table:table-cell office:value-type="float" office:value="8179">
            <text:p>8179</text:p>
          </table:table-cell>
          <table:table-cell office:value-type="float" office:value="1">
            <text:p>1</text:p>
          </table:table-cell>
          <table:table-cell office:value-type="float" office:value="-2793">
            <text:p>-2793</text:p>
          </table:table-cell>
          <table:table-cell office:value-type="float" office:value="-179">
            <text:p>-179</text:p>
          </table:table-cell>
          <table:table-cell table:formula="of:=ATAN2([.C588];[.E588]- 8000) * (-180 / PI()) + 180" office:value-type="float" office:value="177.618485698871">
            <text:p>177.62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-263">
            <text:p>-263</text:p>
          </table:table-cell>
          <table:table-cell office:value-type="float" office:value="8109">
            <text:p>8109</text:p>
          </table:table-cell>
          <table:table-cell office:value-type="float" office:value="6">
            <text:p>6</text:p>
          </table:table-cell>
          <table:table-cell office:value-type="float" office:value="-2792">
            <text:p>-2792</text:p>
          </table:table-cell>
          <table:table-cell office:value-type="float" office:value="-179">
            <text:p>-179</text:p>
          </table:table-cell>
          <table:table-cell table:formula="of:=ATAN2([.C589];[.E589]- 8000) * (-180 / PI()) + 180" office:value-type="float" office:value="178.549952031999">
            <text:p>178.55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356">
            <text:p>4356</text:p>
          </table:table-cell>
          <table:table-cell office:value-type="float" office:value="-314">
            <text:p>-314</text:p>
          </table:table-cell>
          <table:table-cell office:value-type="float" office:value="8006">
            <text:p>8006</text:p>
          </table:table-cell>
          <table:table-cell office:value-type="float" office:value="16">
            <text:p>16</text:p>
          </table:table-cell>
          <table:table-cell office:value-type="float" office:value="-2784">
            <text:p>-2784</text:p>
          </table:table-cell>
          <table:table-cell office:value-type="float" office:value="-175">
            <text:p>-175</text:p>
          </table:table-cell>
          <table:table-cell table:formula="of:=ATAN2([.C590];[.E590]- 8000) * (-180 / PI()) + 180" office:value-type="float" office:value="179.921080243419">
            <text:p>179.9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38">
            <text:p>4338</text:p>
          </table:table-cell>
          <table:table-cell office:value-type="float" office:value="-280">
            <text:p>-280</text:p>
          </table:table-cell>
          <table:table-cell office:value-type="float" office:value="7872">
            <text:p>7872</text:p>
          </table:table-cell>
          <table:table-cell office:value-type="float" office:value="26">
            <text:p>26</text:p>
          </table:table-cell>
          <table:table-cell office:value-type="float" office:value="-2778">
            <text:p>-2778</text:p>
          </table:table-cell>
          <table:table-cell office:value-type="float" office:value="-167">
            <text:p>-167</text:p>
          </table:table-cell>
          <table:table-cell table:formula="of:=ATAN2([.C591];[.E591]- 8000) * (-180 / PI()) + 180" office:value-type="float" office:value="181.690118140622">
            <text:p>181.69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51">
            <text:p>4351</text:p>
          </table:table-cell>
          <table:table-cell office:value-type="float" office:value="-160">
            <text:p>-160</text:p>
          </table:table-cell>
          <table:table-cell office:value-type="float" office:value="7780">
            <text:p>7780</text:p>
          </table:table-cell>
          <table:table-cell office:value-type="float" office:value="29">
            <text:p>29</text:p>
          </table:table-cell>
          <table:table-cell office:value-type="float" office:value="-2778">
            <text:p>-2778</text:p>
          </table:table-cell>
          <table:table-cell office:value-type="float" office:value="-170">
            <text:p>-170</text:p>
          </table:table-cell>
          <table:table-cell table:formula="of:=ATAN2([.C592];[.E592]- 8000) * (-180 / PI()) + 180" office:value-type="float" office:value="182.894586483573">
            <text:p>182.89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15">
            <text:p>4315</text:p>
          </table:table-cell>
          <table:table-cell office:value-type="float" office:value="-97">
            <text:p>-97</text:p>
          </table:table-cell>
          <table:table-cell office:value-type="float" office:value="7741">
            <text:p>7741</text:p>
          </table:table-cell>
          <table:table-cell office:value-type="float" office:value="16">
            <text:p>16</text:p>
          </table:table-cell>
          <table:table-cell office:value-type="float" office:value="-2774">
            <text:p>-2774</text:p>
          </table:table-cell>
          <table:table-cell office:value-type="float" office:value="-170">
            <text:p>-170</text:p>
          </table:table-cell>
          <table:table-cell table:formula="of:=ATAN2([.C593];[.E593]- 8000) * (-180 / PI()) + 180" office:value-type="float" office:value="183.434953425614">
            <text:p>183.43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321">
            <text:p>4321</text:p>
          </table:table-cell>
          <table:table-cell office:value-type="float" office:value="-75">
            <text:p>-75</text:p>
          </table:table-cell>
          <table:table-cell office:value-type="float" office:value="7675">
            <text:p>7675</text:p>
          </table:table-cell>
          <table:table-cell office:value-type="float" office:value="7">
            <text:p>7</text:p>
          </table:table-cell>
          <table:table-cell office:value-type="float" office:value="-2769">
            <text:p>-2769</text:p>
          </table:table-cell>
          <table:table-cell office:value-type="float" office:value="-178">
            <text:p>-178</text:p>
          </table:table-cell>
          <table:table-cell table:formula="of:=ATAN2([.C594];[.E594]- 8000) * (-180 / PI()) + 180" office:value-type="float" office:value="184.301349881533">
            <text:p>184.30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4318">
            <text:p>4318</text:p>
          </table:table-cell>
          <table:table-cell office:value-type="float" office:value="-162">
            <text:p>-162</text:p>
          </table:table-cell>
          <table:table-cell office:value-type="float" office:value="7631">
            <text:p>7631</text:p>
          </table:table-cell>
          <table:table-cell office:value-type="float" office:value="4">
            <text:p>4</text:p>
          </table:table-cell>
          <table:table-cell office:value-type="float" office:value="-2766">
            <text:p>-2766</text:p>
          </table:table-cell>
          <table:table-cell office:value-type="float" office:value="-179">
            <text:p>-179</text:p>
          </table:table-cell>
          <table:table-cell table:formula="of:=ATAN2([.C595];[.E595]- 8000) * (-180 / PI()) + 180" office:value-type="float" office:value="184.884414449412">
            <text:p>184.88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328">
            <text:p>4328</text:p>
          </table:table-cell>
          <table:table-cell office:value-type="float" office:value="-230">
            <text:p>-230</text:p>
          </table:table-cell>
          <table:table-cell office:value-type="float" office:value="7546">
            <text:p>7546</text:p>
          </table:table-cell>
          <table:table-cell office:value-type="float" office:value="6">
            <text:p>6</text:p>
          </table:table-cell>
          <table:table-cell office:value-type="float" office:value="-2763">
            <text:p>-2763</text:p>
          </table:table-cell>
          <table:table-cell office:value-type="float" office:value="-175">
            <text:p>-175</text:p>
          </table:table-cell>
          <table:table-cell table:formula="of:=ATAN2([.C596];[.E596]- 8000) * (-180 / PI()) + 180" office:value-type="float" office:value="185.988331513054">
            <text:p>185.99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98">
            <text:p>4298</text:p>
          </table:table-cell>
          <table:table-cell office:value-type="float" office:value="-243">
            <text:p>-243</text:p>
          </table:table-cell>
          <table:table-cell office:value-type="float" office:value="7441">
            <text:p>7441</text:p>
          </table:table-cell>
          <table:table-cell office:value-type="float" office:value="18">
            <text:p>18</text:p>
          </table:table-cell>
          <table:table-cell office:value-type="float" office:value="-2760">
            <text:p>-2760</text:p>
          </table:table-cell>
          <table:table-cell office:value-type="float" office:value="-170">
            <text:p>-170</text:p>
          </table:table-cell>
          <table:table-cell table:formula="of:=ATAN2([.C597];[.E597]- 8000) * (-180 / PI()) + 180" office:value-type="float" office:value="187.410320508139">
            <text:p>187.41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01">
            <text:p>4301</text:p>
          </table:table-cell>
          <table:table-cell office:value-type="float" office:value="-225">
            <text:p>-225</text:p>
          </table:table-cell>
          <table:table-cell office:value-type="float" office:value="7353">
            <text:p>7353</text:p>
          </table:table-cell>
          <table:table-cell office:value-type="float" office:value="25">
            <text:p>25</text:p>
          </table:table-cell>
          <table:table-cell office:value-type="float" office:value="-2761">
            <text:p>-2761</text:p>
          </table:table-cell>
          <table:table-cell office:value-type="float" office:value="-169">
            <text:p>-169</text:p>
          </table:table-cell>
          <table:table-cell table:formula="of:=ATAN2([.C598];[.E598]- 8000) * (-180 / PI()) + 180" office:value-type="float" office:value="188.554866560562">
            <text:p>188.55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01">
            <text:p>4301</text:p>
          </table:table-cell>
          <table:table-cell office:value-type="float" office:value="-151">
            <text:p>-151</text:p>
          </table:table-cell>
          <table:table-cell office:value-type="float" office:value="7253">
            <text:p>7253</text:p>
          </table:table-cell>
          <table:table-cell office:value-type="float" office:value="26">
            <text:p>26</text:p>
          </table:table-cell>
          <table:table-cell office:value-type="float" office:value="-2754">
            <text:p>-2754</text:p>
          </table:table-cell>
          <table:table-cell office:value-type="float" office:value="-169">
            <text:p>-169</text:p>
          </table:table-cell>
          <table:table-cell table:formula="of:=ATAN2([.C599];[.E599]- 8000) * (-180 / PI()) + 180" office:value-type="float" office:value="189.852876023886">
            <text:p>189.85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86">
            <text:p>4286</text:p>
          </table:table-cell>
          <table:table-cell office:value-type="float" office:value="-72">
            <text:p>-72</text:p>
          </table:table-cell>
          <table:table-cell office:value-type="float" office:value="7159">
            <text:p>7159</text:p>
          </table:table-cell>
          <table:table-cell office:value-type="float" office:value="20">
            <text:p>20</text:p>
          </table:table-cell>
          <table:table-cell office:value-type="float" office:value="-2747">
            <text:p>-2747</text:p>
          </table:table-cell>
          <table:table-cell office:value-type="float" office:value="-170">
            <text:p>-170</text:p>
          </table:table-cell>
          <table:table-cell table:formula="of:=ATAN2([.C600];[.E600]- 8000) * (-180 / PI()) + 180" office:value-type="float" office:value="191.101547683155">
            <text:p>191.10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61">
            <text:p>4261</text:p>
          </table:table-cell>
          <table:table-cell office:value-type="float" office:value="-82">
            <text:p>-82</text:p>
          </table:table-cell>
          <table:table-cell office:value-type="float" office:value="7033">
            <text:p>7033</text:p>
          </table:table-cell>
          <table:table-cell office:value-type="float" office:value="10">
            <text:p>10</text:p>
          </table:table-cell>
          <table:table-cell office:value-type="float" office:value="-2744">
            <text:p>-2744</text:p>
          </table:table-cell>
          <table:table-cell office:value-type="float" office:value="-174">
            <text:p>-174</text:p>
          </table:table-cell>
          <table:table-cell table:formula="of:=ATAN2([.C601];[.E601]- 8000) * (-180 / PI()) + 180" office:value-type="float" office:value="192.786247976824">
            <text:p>192.7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221">
            <text:p>4221</text:p>
          </table:table-cell>
          <table:table-cell office:value-type="float" office:value="-118">
            <text:p>-118</text:p>
          </table:table-cell>
          <table:table-cell office:value-type="float" office:value="6987">
            <text:p>6987</text:p>
          </table:table-cell>
          <table:table-cell office:value-type="float" office:value="-1">
            <text:p>-1</text:p>
          </table:table-cell>
          <table:table-cell office:value-type="float" office:value="-2741">
            <text:p>-2741</text:p>
          </table:table-cell>
          <table:table-cell office:value-type="float" office:value="-175">
            <text:p>-175</text:p>
          </table:table-cell>
          <table:table-cell table:formula="of:=ATAN2([.C602];[.E602]- 8000) * (-180 / PI()) + 180" office:value-type="float" office:value="193.495219891554">
            <text:p>193.50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-180">
            <text:p>-180</text:p>
          </table:table-cell>
          <table:table-cell office:value-type="float" office:value="6965">
            <text:p>6965</text:p>
          </table:table-cell>
          <table:table-cell office:value-type="float" office:value="6">
            <text:p>6</text:p>
          </table:table-cell>
          <table:table-cell office:value-type="float" office:value="-2738">
            <text:p>-2738</text:p>
          </table:table-cell>
          <table:table-cell office:value-type="float" office:value="-174">
            <text:p>-174</text:p>
          </table:table-cell>
          <table:table-cell table:formula="of:=ATAN2([.C603];[.E603]- 8000) * (-180 / PI()) + 180" office:value-type="float" office:value="193.689886422077">
            <text:p>193.69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4209">
            <text:p>4209</text:p>
          </table:table-cell>
          <table:table-cell office:value-type="float" office:value="-228">
            <text:p>-228</text:p>
          </table:table-cell>
          <table:table-cell office:value-type="float" office:value="6934">
            <text:p>6934</text:p>
          </table:table-cell>
          <table:table-cell office:value-type="float" office:value="14">
            <text:p>14</text:p>
          </table:table-cell>
          <table:table-cell office:value-type="float" office:value="-2739">
            <text:p>-2739</text:p>
          </table:table-cell>
          <table:table-cell office:value-type="float" office:value="-169">
            <text:p>-169</text:p>
          </table:table-cell>
          <table:table-cell table:formula="of:=ATAN2([.C604];[.E604]- 8000) * (-180 / PI()) + 180" office:value-type="float" office:value="194.212271730602">
            <text:p>194.21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15">
            <text:p>4215</text:p>
          </table:table-cell>
          <table:table-cell office:value-type="float" office:value="-231">
            <text:p>-231</text:p>
          </table:table-cell>
          <table:table-cell office:value-type="float" office:value="6794">
            <text:p>6794</text:p>
          </table:table-cell>
          <table:table-cell office:value-type="float" office:value="21">
            <text:p>21</text:p>
          </table:table-cell>
          <table:table-cell office:value-type="float" office:value="-2732">
            <text:p>-2732</text:p>
          </table:table-cell>
          <table:table-cell office:value-type="float" office:value="-168">
            <text:p>-168</text:p>
          </table:table-cell>
          <table:table-cell table:formula="of:=ATAN2([.C605];[.E605]- 8000) * (-180 / PI()) + 180" office:value-type="float" office:value="195.966937691247">
            <text:p>195.9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78">
            <text:p>4178</text:p>
          </table:table-cell>
          <table:table-cell office:value-type="float" office:value="-121">
            <text:p>-121</text:p>
          </table:table-cell>
          <table:table-cell office:value-type="float" office:value="6708">
            <text:p>6708</text:p>
          </table:table-cell>
          <table:table-cell office:value-type="float" office:value="24">
            <text:p>24</text:p>
          </table:table-cell>
          <table:table-cell office:value-type="float" office:value="-2725">
            <text:p>-2725</text:p>
          </table:table-cell>
          <table:table-cell office:value-type="float" office:value="-171">
            <text:p>-171</text:p>
          </table:table-cell>
          <table:table-cell table:formula="of:=ATAN2([.C606];[.E606]- 8000) * (-180 / PI()) + 180" office:value-type="float" office:value="197.18364155235">
            <text:p>197.1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72">
            <text:p>4172</text:p>
          </table:table-cell>
          <table:table-cell office:value-type="float" office:value="-56">
            <text:p>-56</text:p>
          </table:table-cell>
          <table:table-cell office:value-type="float" office:value="6560">
            <text:p>6560</text:p>
          </table:table-cell>
          <table:table-cell office:value-type="float" office:value="23">
            <text:p>23</text:p>
          </table:table-cell>
          <table:table-cell office:value-type="float" office:value="-2720">
            <text:p>-2720</text:p>
          </table:table-cell>
          <table:table-cell office:value-type="float" office:value="-168">
            <text:p>-168</text:p>
          </table:table-cell>
          <table:table-cell table:formula="of:=ATAN2([.C607];[.E607]- 8000) * (-180 / PI()) + 180" office:value-type="float" office:value="199.042533912372">
            <text:p>199.0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135">
            <text:p>4135</text:p>
          </table:table-cell>
          <table:table-cell office:value-type="float" office:value="-45">
            <text:p>-45</text:p>
          </table:table-cell>
          <table:table-cell office:value-type="float" office:value="6528">
            <text:p>6528</text:p>
          </table:table-cell>
          <table:table-cell office:value-type="float" office:value="13">
            <text:p>13</text:p>
          </table:table-cell>
          <table:table-cell office:value-type="float" office:value="-2722">
            <text:p>-2722</text:p>
          </table:table-cell>
          <table:table-cell office:value-type="float" office:value="-169">
            <text:p>-169</text:p>
          </table:table-cell>
          <table:table-cell table:formula="of:=ATAN2([.C608];[.E608]- 8000) * (-180 / PI()) + 180" office:value-type="float" office:value="199.594991630801">
            <text:p>199.59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092">
            <text:p>4092</text:p>
          </table:table-cell>
          <table:table-cell office:value-type="float" office:value="-24">
            <text:p>-24</text:p>
          </table:table-cell>
          <table:table-cell office:value-type="float" office:value="6510">
            <text:p>6510</text:p>
          </table:table-cell>
          <table:table-cell office:value-type="float" office:value="11">
            <text:p>11</text:p>
          </table:table-cell>
          <table:table-cell office:value-type="float" office:value="-2721">
            <text:p>-2721</text:p>
          </table:table-cell>
          <table:table-cell office:value-type="float" office:value="-171">
            <text:p>-171</text:p>
          </table:table-cell>
          <table:table-cell table:formula="of:=ATAN2([.C609];[.E609]- 8000) * (-180 / PI()) + 180" office:value-type="float" office:value="200.007835923748">
            <text:p>200.0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73">
            <text:p>4073</text:p>
          </table:table-cell>
          <table:table-cell office:value-type="float" office:value="-100">
            <text:p>-100</text:p>
          </table:table-cell>
          <table:table-cell office:value-type="float" office:value="6428">
            <text:p>6428</text:p>
          </table:table-cell>
          <table:table-cell office:value-type="float" office:value="4">
            <text:p>4</text:p>
          </table:table-cell>
          <table:table-cell office:value-type="float" office:value="-2717">
            <text:p>-2717</text:p>
          </table:table-cell>
          <table:table-cell office:value-type="float" office:value="-169">
            <text:p>-169</text:p>
          </table:table-cell>
          <table:table-cell table:formula="of:=ATAN2([.C610];[.E610]- 8000) * (-180 / PI()) + 180" office:value-type="float" office:value="201.104408992776">
            <text:p>201.10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026">
            <text:p>4026</text:p>
          </table:table-cell>
          <table:table-cell office:value-type="float" office:value="-173">
            <text:p>-173</text:p>
          </table:table-cell>
          <table:table-cell office:value-type="float" office:value="6311">
            <text:p>6311</text:p>
          </table:table-cell>
          <table:table-cell office:value-type="float" office:value="5">
            <text:p>5</text:p>
          </table:table-cell>
          <table:table-cell office:value-type="float" office:value="-2715">
            <text:p>-2715</text:p>
          </table:table-cell>
          <table:table-cell office:value-type="float" office:value="-168">
            <text:p>-168</text:p>
          </table:table-cell>
          <table:table-cell table:formula="of:=ATAN2([.C611];[.E611]- 8000) * (-180 / PI()) + 180" office:value-type="float" office:value="202.759174671805">
            <text:p>202.7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-139">
            <text:p>-139</text:p>
          </table:table-cell>
          <table:table-cell office:value-type="float" office:value="6245">
            <text:p>6245</text:p>
          </table:table-cell>
          <table:table-cell office:value-type="float" office:value="16">
            <text:p>16</text:p>
          </table:table-cell>
          <table:table-cell office:value-type="float" office:value="-2713">
            <text:p>-2713</text:p>
          </table:table-cell>
          <table:table-cell office:value-type="float" office:value="-168">
            <text:p>-168</text:p>
          </table:table-cell>
          <table:table-cell table:formula="of:=ATAN2([.C612];[.E612]- 8000) * (-180 / PI()) + 180" office:value-type="float" office:value="203.652626929806">
            <text:p>203.65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977">
            <text:p>3977</text:p>
          </table:table-cell>
          <table:table-cell office:value-type="float" office:value="-120">
            <text:p>-120</text:p>
          </table:table-cell>
          <table:table-cell office:value-type="float" office:value="6165">
            <text:p>6165</text:p>
          </table:table-cell>
          <table:table-cell office:value-type="float" office:value="22">
            <text:p>22</text:p>
          </table:table-cell>
          <table:table-cell office:value-type="float" office:value="-2710">
            <text:p>-2710</text:p>
          </table:table-cell>
          <table:table-cell office:value-type="float" office:value="-170">
            <text:p>-170</text:p>
          </table:table-cell>
          <table:table-cell table:formula="of:=ATAN2([.C613];[.E613]- 8000) * (-180 / PI()) + 180" office:value-type="float" office:value="204.768745032882">
            <text:p>204.77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59">
            <text:p>3959</text:p>
          </table:table-cell>
          <table:table-cell office:value-type="float" office:value="-103">
            <text:p>-103</text:p>
          </table:table-cell>
          <table:table-cell office:value-type="float" office:value="6070">
            <text:p>6070</text:p>
          </table:table-cell>
          <table:table-cell office:value-type="float" office:value="21">
            <text:p>21</text:p>
          </table:table-cell>
          <table:table-cell office:value-type="float" office:value="-2709">
            <text:p>-2709</text:p>
          </table:table-cell>
          <table:table-cell office:value-type="float" office:value="-168">
            <text:p>-168</text:p>
          </table:table-cell>
          <table:table-cell table:formula="of:=ATAN2([.C614];[.E614]- 8000) * (-180 / PI()) + 180" office:value-type="float" office:value="205.989087417401">
            <text:p>205.99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31">
            <text:p>3931</text:p>
          </table:table-cell>
          <table:table-cell office:value-type="float" office:value="-44">
            <text:p>-44</text:p>
          </table:table-cell>
          <table:table-cell office:value-type="float" office:value="6042">
            <text:p>6042</text:p>
          </table:table-cell>
          <table:table-cell office:value-type="float" office:value="15">
            <text:p>15</text:p>
          </table:table-cell>
          <table:table-cell office:value-type="float" office:value="-2707">
            <text:p>-2707</text:p>
          </table:table-cell>
          <table:table-cell office:value-type="float" office:value="-172">
            <text:p>-172</text:p>
          </table:table-cell>
          <table:table-cell table:formula="of:=ATAN2([.C615];[.E615]- 8000) * (-180 / PI()) + 180" office:value-type="float" office:value="206.477532233669">
            <text:p>206.4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-85">
            <text:p>-85</text:p>
          </table:table-cell>
          <table:table-cell office:value-type="float" office:value="5953">
            <text:p>5953</text:p>
          </table:table-cell>
          <table:table-cell office:value-type="float" office:value="11">
            <text:p>11</text:p>
          </table:table-cell>
          <table:table-cell office:value-type="float" office:value="-2703">
            <text:p>-2703</text:p>
          </table:table-cell>
          <table:table-cell office:value-type="float" office:value="-169">
            <text:p>-169</text:p>
          </table:table-cell>
          <table:table-cell table:formula="of:=ATAN2([.C616];[.E616]- 8000) * (-180 / PI()) + 180" office:value-type="float" office:value="207.974401624745">
            <text:p>207.9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804">
            <text:p>3804</text:p>
          </table:table-cell>
          <table:table-cell office:value-type="float" office:value="-113">
            <text:p>-113</text:p>
          </table:table-cell>
          <table:table-cell office:value-type="float" office:value="5889">
            <text:p>5889</text:p>
          </table:table-cell>
          <table:table-cell office:value-type="float" office:value="10">
            <text:p>10</text:p>
          </table:table-cell>
          <table:table-cell office:value-type="float" office:value="-2700">
            <text:p>-2700</text:p>
          </table:table-cell>
          <table:table-cell office:value-type="float" office:value="-165">
            <text:p>-165</text:p>
          </table:table-cell>
          <table:table-cell table:formula="of:=ATAN2([.C617];[.E617]- 8000) * (-180 / PI()) + 180" office:value-type="float" office:value="209.027741307855">
            <text:p>209.0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86">
            <text:p>3786</text:p>
          </table:table-cell>
          <table:table-cell office:value-type="float" office:value="-120">
            <text:p>-120</text:p>
          </table:table-cell>
          <table:table-cell office:value-type="float" office:value="5821">
            <text:p>5821</text:p>
          </table:table-cell>
          <table:table-cell office:value-type="float" office:value="12">
            <text:p>12</text:p>
          </table:table-cell>
          <table:table-cell office:value-type="float" office:value="-2697">
            <text:p>-2697</text:p>
          </table:table-cell>
          <table:table-cell office:value-type="float" office:value="-169">
            <text:p>-169</text:p>
          </table:table-cell>
          <table:table-cell table:formula="of:=ATAN2([.C618];[.E618]- 8000) * (-180 / PI()) + 180" office:value-type="float" office:value="209.922211640114">
            <text:p>209.9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760">
            <text:p>3760</text:p>
          </table:table-cell>
          <table:table-cell office:value-type="float" office:value="-137">
            <text:p>-137</text:p>
          </table:table-cell>
          <table:table-cell office:value-type="float" office:value="5754">
            <text:p>5754</text:p>
          </table:table-cell>
          <table:table-cell office:value-type="float" office:value="19">
            <text:p>19</text:p>
          </table:table-cell>
          <table:table-cell office:value-type="float" office:value="-2693">
            <text:p>-2693</text:p>
          </table:table-cell>
          <table:table-cell office:value-type="float" office:value="-171">
            <text:p>-171</text:p>
          </table:table-cell>
          <table:table-cell table:formula="of:=ATAN2([.C619];[.E619]- 8000) * (-180 / PI()) + 180" office:value-type="float" office:value="210.851579176165">
            <text:p>210.85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34">
            <text:p>3734</text:p>
          </table:table-cell>
          <table:table-cell office:value-type="float" office:value="-62">
            <text:p>-62</text:p>
          </table:table-cell>
          <table:table-cell office:value-type="float" office:value="5660">
            <text:p>5660</text:p>
          </table:table-cell>
          <table:table-cell office:value-type="float" office:value="19">
            <text:p>19</text:p>
          </table:table-cell>
          <table:table-cell office:value-type="float" office:value="-2693">
            <text:p>-2693</text:p>
          </table:table-cell>
          <table:table-cell office:value-type="float" office:value="-168">
            <text:p>-168</text:p>
          </table:table-cell>
          <table:table-cell table:formula="of:=ATAN2([.C620];[.E620]- 8000) * (-180 / PI()) + 180" office:value-type="float" office:value="212.074294677204">
            <text:p>212.0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692">
            <text:p>3692</text:p>
          </table:table-cell>
          <table:table-cell office:value-type="float" office:value="-64">
            <text:p>-64</text:p>
          </table:table-cell>
          <table:table-cell office:value-type="float" office:value="5557">
            <text:p>5557</text:p>
          </table:table-cell>
          <table:table-cell office:value-type="float" office:value="19">
            <text:p>19</text:p>
          </table:table-cell>
          <table:table-cell office:value-type="float" office:value="-2687">
            <text:p>-2687</text:p>
          </table:table-cell>
          <table:table-cell office:value-type="float" office:value="-166">
            <text:p>-166</text:p>
          </table:table-cell>
          <table:table-cell table:formula="of:=ATAN2([.C621];[.E621]- 8000) * (-180 / PI()) + 180" office:value-type="float" office:value="213.492645185301">
            <text:p>213.49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11">
            <text:p>3611</text:p>
          </table:table-cell>
          <table:table-cell office:value-type="float" office:value="-37">
            <text:p>-37</text:p>
          </table:table-cell>
          <table:table-cell office:value-type="float" office:value="5497">
            <text:p>5497</text:p>
          </table:table-cell>
          <table:table-cell office:value-type="float" office:value="10">
            <text:p>10</text:p>
          </table:table-cell>
          <table:table-cell office:value-type="float" office:value="-2686">
            <text:p>-2686</text:p>
          </table:table-cell>
          <table:table-cell office:value-type="float" office:value="-165">
            <text:p>-165</text:p>
          </table:table-cell>
          <table:table-cell table:formula="of:=ATAN2([.C622];[.E622]- 8000) * (-180 / PI()) + 180" office:value-type="float" office:value="214.728143756184">
            <text:p>214.7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80">
            <text:p>3580</text:p>
          </table:table-cell>
          <table:table-cell office:value-type="float" office:value="-68">
            <text:p>-68</text:p>
          </table:table-cell>
          <table:table-cell office:value-type="float" office:value="5410">
            <text:p>5410</text:p>
          </table:table-cell>
          <table:table-cell office:value-type="float" office:value="6">
            <text:p>6</text:p>
          </table:table-cell>
          <table:table-cell office:value-type="float" office:value="-2688">
            <text:p>-2688</text:p>
          </table:table-cell>
          <table:table-cell office:value-type="float" office:value="-165">
            <text:p>-165</text:p>
          </table:table-cell>
          <table:table-cell table:formula="of:=ATAN2([.C623];[.E623]- 8000) * (-180 / PI()) + 180" office:value-type="float" office:value="215.884372568438">
            <text:p>215.88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3521">
            <text:p>3521</text:p>
          </table:table-cell>
          <table:table-cell office:value-type="float" office:value="-95">
            <text:p>-95</text:p>
          </table:table-cell>
          <table:table-cell office:value-type="float" office:value="5376">
            <text:p>5376</text:p>
          </table:table-cell>
          <table:table-cell office:value-type="float" office:value="9">
            <text:p>9</text:p>
          </table:table-cell>
          <table:table-cell office:value-type="float" office:value="-2683">
            <text:p>-2683</text:p>
          </table:table-cell>
          <table:table-cell office:value-type="float" office:value="-166">
            <text:p>-166</text:p>
          </table:table-cell>
          <table:table-cell table:formula="of:=ATAN2([.C624];[.E624]- 8000) * (-180 / PI()) + 180" office:value-type="float" office:value="216.695056813646">
            <text:p>216.70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3510">
            <text:p>3510</text:p>
          </table:table-cell>
          <table:table-cell office:value-type="float" office:value="-114">
            <text:p>-114</text:p>
          </table:table-cell>
          <table:table-cell office:value-type="float" office:value="5388">
            <text:p>5388</text:p>
          </table:table-cell>
          <table:table-cell office:value-type="float" office:value="15">
            <text:p>15</text:p>
          </table:table-cell>
          <table:table-cell office:value-type="float" office:value="-2682">
            <text:p>-2682</text:p>
          </table:table-cell>
          <table:table-cell office:value-type="float" office:value="-169">
            <text:p>-169</text:p>
          </table:table-cell>
          <table:table-cell table:formula="of:=ATAN2([.C625];[.E625]- 8000) * (-180 / PI()) + 180" office:value-type="float" office:value="216.655131147582">
            <text:p>216.6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470">
            <text:p>3470</text:p>
          </table:table-cell>
          <table:table-cell office:value-type="float" office:value="-99">
            <text:p>-99</text:p>
          </table:table-cell>
          <table:table-cell office:value-type="float" office:value="5303">
            <text:p>5303</text:p>
          </table:table-cell>
          <table:table-cell office:value-type="float" office:value="18">
            <text:p>18</text:p>
          </table:table-cell>
          <table:table-cell office:value-type="float" office:value="-2682">
            <text:p>-2682</text:p>
          </table:table-cell>
          <table:table-cell office:value-type="float" office:value="-171">
            <text:p>-171</text:p>
          </table:table-cell>
          <table:table-cell table:formula="of:=ATAN2([.C626];[.E626]- 8000) * (-180 / PI()) + 180" office:value-type="float" office:value="217.855545462063">
            <text:p>217.8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382">
            <text:p>3382</text:p>
          </table:table-cell>
          <table:table-cell office:value-type="float" office:value="-56">
            <text:p>-56</text:p>
          </table:table-cell>
          <table:table-cell office:value-type="float" office:value="5173">
            <text:p>5173</text:p>
          </table:table-cell>
          <table:table-cell office:value-type="float" office:value="19">
            <text:p>19</text:p>
          </table:table-cell>
          <table:table-cell office:value-type="float" office:value="-2677">
            <text:p>-2677</text:p>
          </table:table-cell>
          <table:table-cell office:value-type="float" office:value="-168">
            <text:p>-168</text:p>
          </table:table-cell>
          <table:table-cell table:formula="of:=ATAN2([.C627];[.E627]- 8000) * (-180 / PI()) + 180" office:value-type="float" office:value="219.892113000329">
            <text:p>219.8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-31">
            <text:p>-31</text:p>
          </table:table-cell>
          <table:table-cell office:value-type="float" office:value="5125">
            <text:p>5125</text:p>
          </table:table-cell>
          <table:table-cell office:value-type="float" office:value="18">
            <text:p>18</text:p>
          </table:table-cell>
          <table:table-cell office:value-type="float" office:value="-2672">
            <text:p>-2672</text:p>
          </table:table-cell>
          <table:table-cell office:value-type="float" office:value="-170">
            <text:p>-170</text:p>
          </table:table-cell>
          <table:table-cell table:formula="of:=ATAN2([.C628];[.E628]- 8000) * (-180 / PI()) + 180" office:value-type="float" office:value="220.755110342845">
            <text:p>220.7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78">
            <text:p>3278</text:p>
          </table:table-cell>
          <table:table-cell office:value-type="float" office:value="-41">
            <text:p>-41</text:p>
          </table:table-cell>
          <table:table-cell office:value-type="float" office:value="5077">
            <text:p>5077</text:p>
          </table:table-cell>
          <table:table-cell office:value-type="float" office:value="17">
            <text:p>17</text:p>
          </table:table-cell>
          <table:table-cell office:value-type="float" office:value="-2670">
            <text:p>-2670</text:p>
          </table:table-cell>
          <table:table-cell office:value-type="float" office:value="-168">
            <text:p>-168</text:p>
          </table:table-cell>
          <table:table-cell table:formula="of:=ATAN2([.C629];[.E629]- 8000) * (-180 / PI()) + 180" office:value-type="float" office:value="221.723460030047">
            <text:p>221.7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262">
            <text:p>3262</text:p>
          </table:table-cell>
          <table:table-cell office:value-type="float" office:value="-81">
            <text:p>-81</text:p>
          </table:table-cell>
          <table:table-cell office:value-type="float" office:value="5016">
            <text:p>5016</text:p>
          </table:table-cell>
          <table:table-cell office:value-type="float" office:value="11">
            <text:p>11</text:p>
          </table:table-cell>
          <table:table-cell office:value-type="float" office:value="-2667">
            <text:p>-2667</text:p>
          </table:table-cell>
          <table:table-cell office:value-type="float" office:value="-166">
            <text:p>-166</text:p>
          </table:table-cell>
          <table:table-cell table:formula="of:=ATAN2([.C630];[.E630]- 8000) * (-180 / PI()) + 180" office:value-type="float" office:value="222.451533586036">
            <text:p>222.45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27">
            <text:p>3227</text:p>
          </table:table-cell>
          <table:table-cell office:value-type="float" office:value="-65">
            <text:p>-65</text:p>
          </table:table-cell>
          <table:table-cell office:value-type="float" office:value="4978">
            <text:p>4978</text:p>
          </table:table-cell>
          <table:table-cell office:value-type="float" office:value="15">
            <text:p>15</text:p>
          </table:table-cell>
          <table:table-cell office:value-type="float" office:value="-2665">
            <text:p>-2665</text:p>
          </table:table-cell>
          <table:table-cell office:value-type="float" office:value="-170">
            <text:p>-170</text:p>
          </table:table-cell>
          <table:table-cell table:formula="of:=ATAN2([.C631];[.E631]- 8000) * (-180 / PI()) + 180" office:value-type="float" office:value="223.121071526751">
            <text:p>223.1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123">
            <text:p>3123</text:p>
          </table:table-cell>
          <table:table-cell office:value-type="float" office:value="-83">
            <text:p>-83</text:p>
          </table:table-cell>
          <table:table-cell office:value-type="float" office:value="4941">
            <text:p>4941</text:p>
          </table:table-cell>
          <table:table-cell office:value-type="float" office:value="14">
            <text:p>14</text:p>
          </table:table-cell>
          <table:table-cell office:value-type="float" office:value="-2658">
            <text:p>-2658</text:p>
          </table:table-cell>
          <table:table-cell office:value-type="float" office:value="-172">
            <text:p>-172</text:p>
          </table:table-cell>
          <table:table-cell table:formula="of:=ATAN2([.C632];[.E632]- 8000) * (-180 / PI()) + 180" office:value-type="float" office:value="224.40685880077">
            <text:p>224.4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093">
            <text:p>3093</text:p>
          </table:table-cell>
          <table:table-cell office:value-type="float" office:value="-60">
            <text:p>-60</text:p>
          </table:table-cell>
          <table:table-cell office:value-type="float" office:value="4889">
            <text:p>4889</text:p>
          </table:table-cell>
          <table:table-cell office:value-type="float" office:value="14">
            <text:p>14</text:p>
          </table:table-cell>
          <table:table-cell office:value-type="float" office:value="-2656">
            <text:p>-2656</text:p>
          </table:table-cell>
          <table:table-cell office:value-type="float" office:value="-172">
            <text:p>-172</text:p>
          </table:table-cell>
          <table:table-cell table:formula="of:=ATAN2([.C633];[.E633]- 8000) * (-180 / PI()) + 180" office:value-type="float" office:value="225.166234870633">
            <text:p>225.17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049">
            <text:p>3049</text:p>
          </table:table-cell>
          <table:table-cell office:value-type="float" office:value="-55">
            <text:p>-55</text:p>
          </table:table-cell>
          <table:table-cell office:value-type="float" office:value="4789">
            <text:p>4789</text:p>
          </table:table-cell>
          <table:table-cell office:value-type="float" office:value="14">
            <text:p>14</text:p>
          </table:table-cell>
          <table:table-cell office:value-type="float" office:value="-2654">
            <text:p>-2654</text:p>
          </table:table-cell>
          <table:table-cell office:value-type="float" office:value="-168">
            <text:p>-168</text:p>
          </table:table-cell>
          <table:table-cell table:formula="of:=ATAN2([.C634];[.E634]- 8000) * (-180 / PI()) + 180" office:value-type="float" office:value="226.482403366633">
            <text:p>226.4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002">
            <text:p>3002</text:p>
          </table:table-cell>
          <table:table-cell office:value-type="float" office:value="0">
            <text:p>0</text:p>
          </table:table-cell>
          <table:table-cell office:value-type="float" office:value="4725">
            <text:p>4725</text:p>
          </table:table-cell>
          <table:table-cell office:value-type="float" office:value="11">
            <text:p>11</text:p>
          </table:table-cell>
          <table:table-cell office:value-type="float" office:value="-2648">
            <text:p>-2648</text:p>
          </table:table-cell>
          <table:table-cell office:value-type="float" office:value="-167">
            <text:p>-167</text:p>
          </table:table-cell>
          <table:table-cell table:formula="of:=ATAN2([.C635];[.E635]- 8000) * (-180 / PI()) + 180" office:value-type="float" office:value="227.490345153678">
            <text:p>227.49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2915">
            <text:p>2915</text:p>
          </table:table-cell>
          <table:table-cell office:value-type="float" office:value="-19">
            <text:p>-19</text:p>
          </table:table-cell>
          <table:table-cell office:value-type="float" office:value="4649">
            <text:p>4649</text:p>
          </table:table-cell>
          <table:table-cell office:value-type="float" office:value="14">
            <text:p>14</text:p>
          </table:table-cell>
          <table:table-cell office:value-type="float" office:value="-2645">
            <text:p>-2645</text:p>
          </table:table-cell>
          <table:table-cell office:value-type="float" office:value="-164">
            <text:p>-164</text:p>
          </table:table-cell>
          <table:table-cell table:formula="of:=ATAN2([.C636];[.E636]- 8000) * (-180 / PI()) + 180" office:value-type="float" office:value="228.980332004182">
            <text:p>228.9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872">
            <text:p>2872</text:p>
          </table:table-cell>
          <table:table-cell office:value-type="float" office:value="-14">
            <text:p>-14</text:p>
          </table:table-cell>
          <table:table-cell office:value-type="float" office:value="4628">
            <text:p>4628</text:p>
          </table:table-cell>
          <table:table-cell office:value-type="float" office:value="10">
            <text:p>10</text:p>
          </table:table-cell>
          <table:table-cell office:value-type="float" office:value="-2638">
            <text:p>-2638</text:p>
          </table:table-cell>
          <table:table-cell office:value-type="float" office:value="-162">
            <text:p>-162</text:p>
          </table:table-cell>
          <table:table-cell table:formula="of:=ATAN2([.C637];[.E637]- 8000) * (-180 / PI()) + 180" office:value-type="float" office:value="229.578297767557">
            <text:p>229.5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75">
            <text:p>2775</text:p>
          </table:table-cell>
          <table:table-cell office:value-type="float" office:value="-69">
            <text:p>-69</text:p>
          </table:table-cell>
          <table:table-cell office:value-type="float" office:value="4563">
            <text:p>4563</text:p>
          </table:table-cell>
          <table:table-cell office:value-type="float" office:value="14">
            <text:p>14</text:p>
          </table:table-cell>
          <table:table-cell office:value-type="float" office:value="-2639">
            <text:p>-2639</text:p>
          </table:table-cell>
          <table:table-cell office:value-type="float" office:value="-167">
            <text:p>-167</text:p>
          </table:table-cell>
          <table:table-cell table:formula="of:=ATAN2([.C638];[.E638]- 8000) * (-180 / PI()) + 180" office:value-type="float" office:value="231.082934715691">
            <text:p>231.0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18">
            <text:p>2718</text:p>
          </table:table-cell>
          <table:table-cell office:value-type="float" office:value="-36">
            <text:p>-36</text:p>
          </table:table-cell>
          <table:table-cell office:value-type="float" office:value="4509">
            <text:p>4509</text:p>
          </table:table-cell>
          <table:table-cell office:value-type="float" office:value="14">
            <text:p>14</text:p>
          </table:table-cell>
          <table:table-cell office:value-type="float" office:value="-2635">
            <text:p>-2635</text:p>
          </table:table-cell>
          <table:table-cell office:value-type="float" office:value="-166">
            <text:p>-166</text:p>
          </table:table-cell>
          <table:table-cell table:formula="of:=ATAN2([.C639];[.E639]- 8000) * (-180 / PI()) + 180" office:value-type="float" office:value="232.096621178507">
            <text:p>232.10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643">
            <text:p>2643</text:p>
          </table:table-cell>
          <table:table-cell office:value-type="float" office:value="-35">
            <text:p>-35</text:p>
          </table:table-cell>
          <table:table-cell office:value-type="float" office:value="4538">
            <text:p>4538</text:p>
          </table:table-cell>
          <table:table-cell office:value-type="float" office:value="19">
            <text:p>19</text:p>
          </table:table-cell>
          <table:table-cell office:value-type="float" office:value="-2633">
            <text:p>-2633</text:p>
          </table:table-cell>
          <table:table-cell office:value-type="float" office:value="-165">
            <text:p>-165</text:p>
          </table:table-cell>
          <table:table-cell table:formula="of:=ATAN2([.C640];[.E640]- 8000) * (-180 / PI()) + 180" office:value-type="float" office:value="232.640744046996">
            <text:p>232.6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569">
            <text:p>2569</text:p>
          </table:table-cell>
          <table:table-cell office:value-type="float" office:value="6">
            <text:p>6</text:p>
          </table:table-cell>
          <table:table-cell office:value-type="float" office:value="4453">
            <text:p>4453</text:p>
          </table:table-cell>
          <table:table-cell office:value-type="float" office:value="19">
            <text:p>19</text:p>
          </table:table-cell>
          <table:table-cell office:value-type="float" office:value="-2640">
            <text:p>-2640</text:p>
          </table:table-cell>
          <table:table-cell office:value-type="float" office:value="-171">
            <text:p>-171</text:p>
          </table:table-cell>
          <table:table-cell table:formula="of:=ATAN2([.C641];[.E641]- 8000) * (-180 / PI()) + 180" office:value-type="float" office:value="234.085161617714">
            <text:p>234.09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2501">
            <text:p>2501</text:p>
          </table:table-cell>
          <table:table-cell office:value-type="float" office:value="-10">
            <text:p>-10</text:p>
          </table:table-cell>
          <table:table-cell office:value-type="float" office:value="4399">
            <text:p>4399</text:p>
          </table:table-cell>
          <table:table-cell office:value-type="float" office:value="15">
            <text:p>15</text:p>
          </table:table-cell>
          <table:table-cell office:value-type="float" office:value="-2632">
            <text:p>-2632</text:p>
          </table:table-cell>
          <table:table-cell office:value-type="float" office:value="-165">
            <text:p>-165</text:p>
          </table:table-cell>
          <table:table-cell table:formula="of:=ATAN2([.C642];[.E642]- 8000) * (-180 / PI()) + 180" office:value-type="float" office:value="235.218888813205">
            <text:p>235.2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453">
            <text:p>2453</text:p>
          </table:table-cell>
          <table:table-cell office:value-type="float" office:value="15">
            <text:p>15</text:p>
          </table:table-cell>
          <table:table-cell office:value-type="float" office:value="4327">
            <text:p>4327</text:p>
          </table:table-cell>
          <table:table-cell office:value-type="float" office:value="9">
            <text:p>9</text:p>
          </table:table-cell>
          <table:table-cell office:value-type="float" office:value="-2633">
            <text:p>-2633</text:p>
          </table:table-cell>
          <table:table-cell office:value-type="float" office:value="-163">
            <text:p>-163</text:p>
          </table:table-cell>
          <table:table-cell table:formula="of:=ATAN2([.C643];[.E643]- 8000) * (-180 / PI()) + 180" office:value-type="float" office:value="236.263160419501">
            <text:p>236.26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2396">
            <text:p>2396</text:p>
          </table:table-cell>
          <table:table-cell office:value-type="float" office:value="-28">
            <text:p>-28</text:p>
          </table:table-cell>
          <table:table-cell office:value-type="float" office:value="4282">
            <text:p>4282</text:p>
          </table:table-cell>
          <table:table-cell office:value-type="float" office:value="11">
            <text:p>11</text:p>
          </table:table-cell>
          <table:table-cell office:value-type="float" office:value="-2632">
            <text:p>-2632</text:p>
          </table:table-cell>
          <table:table-cell office:value-type="float" office:value="-160">
            <text:p>-160</text:p>
          </table:table-cell>
          <table:table-cell table:formula="of:=ATAN2([.C644];[.E644]- 8000) * (-180 / PI()) + 180" office:value-type="float" office:value="237.200952656699">
            <text:p>237.20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349">
            <text:p>2349</text:p>
          </table:table-cell>
          <table:table-cell office:value-type="float" office:value="-48">
            <text:p>-48</text:p>
          </table:table-cell>
          <table:table-cell office:value-type="float" office:value="4278">
            <text:p>4278</text:p>
          </table:table-cell>
          <table:table-cell office:value-type="float" office:value="16">
            <text:p>16</text:p>
          </table:table-cell>
          <table:table-cell office:value-type="float" office:value="-2632">
            <text:p>-2632</text:p>
          </table:table-cell>
          <table:table-cell office:value-type="float" office:value="-164">
            <text:p>-164</text:p>
          </table:table-cell>
          <table:table-cell table:formula="of:=ATAN2([.C645];[.E645]- 8000) * (-180 / PI()) + 180" office:value-type="float" office:value="237.743472429136">
            <text:p>237.7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float" office:value="-65">
            <text:p>-65</text:p>
          </table:table-cell>
          <table:table-cell office:value-type="float" office:value="4236">
            <text:p>4236</text:p>
          </table:table-cell>
          <table:table-cell office:value-type="float" office:value="16">
            <text:p>16</text:p>
          </table:table-cell>
          <table:table-cell office:value-type="float" office:value="-2629">
            <text:p>-2629</text:p>
          </table:table-cell>
          <table:table-cell office:value-type="float" office:value="-169">
            <text:p>-169</text:p>
          </table:table-cell>
          <table:table-cell table:formula="of:=ATAN2([.C646];[.E646]- 8000) * (-180 / PI()) + 180" office:value-type="float" office:value="238.462192342294">
            <text:p>238.46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229">
            <text:p>2229</text:p>
          </table:table-cell>
          <table:table-cell office:value-type="float" office:value="-40">
            <text:p>-40</text:p>
          </table:table-cell>
          <table:table-cell office:value-type="float" office:value="4215">
            <text:p>4215</text:p>
          </table:table-cell>
          <table:table-cell office:value-type="float" office:value="19">
            <text:p>19</text:p>
          </table:table-cell>
          <table:table-cell office:value-type="float" office:value="-2628">
            <text:p>-2628</text:p>
          </table:table-cell>
          <table:table-cell office:value-type="float" office:value="-169">
            <text:p>-169</text:p>
          </table:table-cell>
          <table:table-cell table:formula="of:=ATAN2([.C647];[.E647]- 8000) * (-180 / PI()) + 180" office:value-type="float" office:value="239.506017170726">
            <text:p>239.51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126">
            <text:p>2126</text:p>
          </table:table-cell>
          <table:table-cell office:value-type="float" office:value="14">
            <text:p>14</text:p>
          </table:table-cell>
          <table:table-cell office:value-type="float" office:value="4174">
            <text:p>4174</text:p>
          </table:table-cell>
          <table:table-cell office:value-type="float" office:value="14">
            <text:p>14</text:p>
          </table:table-cell>
          <table:table-cell office:value-type="float" office:value="-2622">
            <text:p>-2622</text:p>
          </table:table-cell>
          <table:table-cell office:value-type="float" office:value="-165">
            <text:p>-165</text:p>
          </table:table-cell>
          <table:table-cell table:formula="of:=ATAN2([.C648];[.E648]- 8000) * (-180 / PI()) + 180" office:value-type="float" office:value="240.940310175789">
            <text:p>240.94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13">
            <text:p>13</text:p>
          </table:table-cell>
          <table:table-cell office:value-type="float" office:value="4111">
            <text:p>4111</text:p>
          </table:table-cell>
          <table:table-cell office:value-type="float" office:value="10">
            <text:p>10</text:p>
          </table:table-cell>
          <table:table-cell office:value-type="float" office:value="-2621">
            <text:p>-2621</text:p>
          </table:table-cell>
          <table:table-cell office:value-type="float" office:value="-163">
            <text:p>-163</text:p>
          </table:table-cell>
          <table:table-cell table:formula="of:=ATAN2([.C649];[.E649]- 8000) * (-180 / PI()) + 180" office:value-type="float" office:value="242.124394472054">
            <text:p>242.12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974">
            <text:p>1974</text:p>
          </table:table-cell>
          <table:table-cell office:value-type="float" office:value="9">
            <text:p>9</text:p>
          </table:table-cell>
          <table:table-cell office:value-type="float" office:value="4107">
            <text:p>4107</text:p>
          </table:table-cell>
          <table:table-cell office:value-type="float" office:value="12">
            <text:p>12</text:p>
          </table:table-cell>
          <table:table-cell office:value-type="float" office:value="-2618">
            <text:p>-2618</text:p>
          </table:table-cell>
          <table:table-cell office:value-type="float" office:value="-163">
            <text:p>-163</text:p>
          </table:table-cell>
          <table:table-cell table:formula="of:=ATAN2([.C650];[.E650]- 8000) * (-180 / PI()) + 180" office:value-type="float" office:value="243.112076433922">
            <text:p>243.11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1910">
            <text:p>1910</text:p>
          </table:table-cell>
          <table:table-cell office:value-type="float" office:value="-44">
            <text:p>-44</text:p>
          </table:table-cell>
          <table:table-cell office:value-type="float" office:value="4089">
            <text:p>4089</text:p>
          </table:table-cell>
          <table:table-cell office:value-type="float" office:value="13">
            <text:p>13</text:p>
          </table:table-cell>
          <table:table-cell office:value-type="float" office:value="-2619">
            <text:p>-2619</text:p>
          </table:table-cell>
          <table:table-cell office:value-type="float" office:value="-164">
            <text:p>-164</text:p>
          </table:table-cell>
          <table:table-cell table:formula="of:=ATAN2([.C651];[.E651]- 8000) * (-180 / PI()) + 180" office:value-type="float" office:value="243.970682894689">
            <text:p>243.97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859">
            <text:p>1859</text:p>
          </table:table-cell>
          <table:table-cell office:value-type="float" office:value="0">
            <text:p>0</text:p>
          </table:table-cell>
          <table:table-cell office:value-type="float" office:value="4017">
            <text:p>4017</text:p>
          </table:table-cell>
          <table:table-cell office:value-type="float" office:value="14">
            <text:p>14</text:p>
          </table:table-cell>
          <table:table-cell office:value-type="float" office:value="-2622">
            <text:p>-2622</text:p>
          </table:table-cell>
          <table:table-cell office:value-type="float" office:value="-162">
            <text:p>-162</text:p>
          </table:table-cell>
          <table:table-cell table:formula="of:=ATAN2([.C652];[.E652]- 8000) * (-180 / PI()) + 180" office:value-type="float" office:value="244.979956584878">
            <text:p>244.98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1756">
            <text:p>1756</text:p>
          </table:table-cell>
          <table:table-cell office:value-type="float" office:value="-37">
            <text:p>-37</text:p>
          </table:table-cell>
          <table:table-cell office:value-type="float" office:value="3953">
            <text:p>3953</text:p>
          </table:table-cell>
          <table:table-cell office:value-type="float" office:value="17">
            <text:p>17</text:p>
          </table:table-cell>
          <table:table-cell office:value-type="float" office:value="-2619">
            <text:p>-2619</text:p>
          </table:table-cell>
          <table:table-cell office:value-type="float" office:value="-165">
            <text:p>-165</text:p>
          </table:table-cell>
          <table:table-cell table:formula="of:=ATAN2([.C653];[.E653]- 8000) * (-180 / PI()) + 180" office:value-type="float" office:value="246.543898266527">
            <text:p>246.5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710">
            <text:p>1710</text:p>
          </table:table-cell>
          <table:table-cell office:value-type="float" office:value="-7">
            <text:p>-7</text:p>
          </table:table-cell>
          <table:table-cell office:value-type="float" office:value="3933">
            <text:p>3933</text:p>
          </table:table-cell>
          <table:table-cell office:value-type="float" office:value="18">
            <text:p>18</text:p>
          </table:table-cell>
          <table:table-cell office:value-type="float" office:value="-2620">
            <text:p>-2620</text:p>
          </table:table-cell>
          <table:table-cell office:value-type="float" office:value="-165">
            <text:p>-165</text:p>
          </table:table-cell>
          <table:table-cell table:formula="of:=ATAN2([.C654];[.E654]- 8000) * (-180 / PI()) + 180" office:value-type="float" office:value="247.195323487832">
            <text:p>247.20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31">
            <text:p>31</text:p>
          </table:table-cell>
          <table:table-cell office:value-type="float" office:value="3937">
            <text:p>3937</text:p>
          </table:table-cell>
          <table:table-cell office:value-type="float" office:value="14">
            <text:p>14</text:p>
          </table:table-cell>
          <table:table-cell office:value-type="float" office:value="-2616">
            <text:p>-2616</text:p>
          </table:table-cell>
          <table:table-cell office:value-type="float" office:value="-167">
            <text:p>-167</text:p>
          </table:table-cell>
          <table:table-cell table:formula="of:=ATAN2([.C655];[.E655]- 8000) * (-180 / PI()) + 180" office:value-type="float" office:value="248.164559678348">
            <text:p>248.1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572">
            <text:p>1572</text:p>
          </table:table-cell>
          <table:table-cell office:value-type="float" office:value="35">
            <text:p>35</text:p>
          </table:table-cell>
          <table:table-cell office:value-type="float" office:value="3905">
            <text:p>3905</text:p>
          </table:table-cell>
          <table:table-cell office:value-type="float" office:value="13">
            <text:p>13</text:p>
          </table:table-cell>
          <table:table-cell office:value-type="float" office:value="-2613">
            <text:p>-2613</text:p>
          </table:table-cell>
          <table:table-cell office:value-type="float" office:value="-166">
            <text:p>-166</text:p>
          </table:table-cell>
          <table:table-cell table:formula="of:=ATAN2([.C656];[.E656]- 8000) * (-180 / PI()) + 180" office:value-type="float" office:value="248.999063736793">
            <text:p>249.00</text:p>
          </table:table-cell>
          <table:table-cell table:number-columns-repeated="3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-11">
            <text:p>-11</text:p>
          </table:table-cell>
          <table:table-cell office:value-type="float" office:value="3875">
            <text:p>3875</text:p>
          </table:table-cell>
          <table:table-cell office:value-type="float" office:value="15">
            <text:p>15</text:p>
          </table:table-cell>
          <table:table-cell office:value-type="float" office:value="-2618">
            <text:p>-2618</text:p>
          </table:table-cell>
          <table:table-cell office:value-type="float" office:value="-164">
            <text:p>-164</text:p>
          </table:table-cell>
          <table:table-cell table:formula="of:=ATAN2([.C657];[.E657]- 8000) * (-180 / PI()) + 180" office:value-type="float" office:value="250.213420882499">
            <text:p>250.2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436">
            <text:p>1436</text:p>
          </table:table-cell>
          <table:table-cell office:value-type="float" office:value="10">
            <text:p>10</text:p>
          </table:table-cell>
          <table:table-cell office:value-type="float" office:value="3821">
            <text:p>3821</text:p>
          </table:table-cell>
          <table:table-cell office:value-type="float" office:value="15">
            <text:p>15</text:p>
          </table:table-cell>
          <table:table-cell office:value-type="float" office:value="-2618">
            <text:p>-2618</text:p>
          </table:table-cell>
          <table:table-cell office:value-type="float" office:value="-161">
            <text:p>-161</text:p>
          </table:table-cell>
          <table:table-cell table:formula="of:=ATAN2([.C658];[.E658]- 8000) * (-180 / PI()) + 180" office:value-type="float" office:value="251.036106384871">
            <text:p>251.04</text:p>
          </table:table-cell>
          <table:table-cell table:number-columns-repeated="3"/>
        </table:table-row>
        <table:table-row table:style-name="ro1">
          <table:table-cell office:value-type="float" office:value="6660">
            <text:p>6660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float" office:value="-21">
            <text:p>-21</text:p>
          </table:table-cell>
          <table:table-cell office:value-type="float" office:value="3863">
            <text:p>3863</text:p>
          </table:table-cell>
          <table:table-cell office:value-type="float" office:value="12">
            <text:p>12</text:p>
          </table:table-cell>
          <table:table-cell office:value-type="float" office:value="-2613">
            <text:p>-2613</text:p>
          </table:table-cell>
          <table:table-cell office:value-type="float" office:value="-164">
            <text:p>-164</text:p>
          </table:table-cell>
          <table:table-cell table:formula="of:=ATAN2([.C659];[.E659]- 8000) * (-180 / PI()) + 180" office:value-type="float" office:value="251.827205939241">
            <text:p>251.83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294">
            <text:p>1294</text:p>
          </table:table-cell>
          <table:table-cell office:value-type="float" office:value="-61">
            <text:p>-61</text:p>
          </table:table-cell>
          <table:table-cell office:value-type="float" office:value="3781">
            <text:p>3781</text:p>
          </table:table-cell>
          <table:table-cell office:value-type="float" office:value="17">
            <text:p>17</text:p>
          </table:table-cell>
          <table:table-cell office:value-type="float" office:value="-2610">
            <text:p>-2610</text:p>
          </table:table-cell>
          <table:table-cell office:value-type="float" office:value="-160">
            <text:p>-160</text:p>
          </table:table-cell>
          <table:table-cell table:formula="of:=ATAN2([.C660];[.E660]- 8000) * (-180 / PI()) + 180" office:value-type="float" office:value="252.948817459133">
            <text:p>252.95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0">
            <text:p>10</text:p>
          </table:table-cell>
          <table:table-cell office:value-type="float" office:value="3797">
            <text:p>3797</text:p>
          </table:table-cell>
          <table:table-cell office:value-type="float" office:value="20">
            <text:p>20</text:p>
          </table:table-cell>
          <table:table-cell office:value-type="float" office:value="-2606">
            <text:p>-2606</text:p>
          </table:table-cell>
          <table:table-cell office:value-type="float" office:value="-163">
            <text:p>-163</text:p>
          </table:table-cell>
          <table:table-cell table:formula="of:=ATAN2([.C661];[.E661]- 8000) * (-180 / PI()) + 180" office:value-type="float" office:value="253.801060735972">
            <text:p>253.80</text:p>
          </table:table-cell>
          <table:table-cell table:number-columns-repeated="3"/>
        </table:table-row>
        <table:table-row table:style-name="ro1">
          <table:table-cell office:value-type="float" office:value="6656">
            <text:p>6656</text:p>
          </table:table-cell>
          <table:table-cell office:value-type="float" office:value="1">
            <text:p>1</text:p>
          </table:table-cell>
          <table:table-cell office:value-type="float" office:value="1156">
            <text:p>1156</text:p>
          </table:table-cell>
          <table:table-cell office:value-type="float" office:value="-14">
            <text:p>-14</text:p>
          </table:table-cell>
          <table:table-cell office:value-type="float" office:value="3754">
            <text:p>3754</text:p>
          </table:table-cell>
          <table:table-cell office:value-type="float" office:value="17">
            <text:p>17</text:p>
          </table:table-cell>
          <table:table-cell office:value-type="float" office:value="-2607">
            <text:p>-2607</text:p>
          </table:table-cell>
          <table:table-cell office:value-type="float" office:value="-165">
            <text:p>-165</text:p>
          </table:table-cell>
          <table:table-cell table:formula="of:=ATAN2([.C662];[.E662]- 8000) * (-180 / PI()) + 180" office:value-type="float" office:value="254.770004011266">
            <text:p>254.77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23">
            <text:p>23</text:p>
          </table:table-cell>
          <table:table-cell office:value-type="float" office:value="3768">
            <text:p>3768</text:p>
          </table:table-cell>
          <table:table-cell office:value-type="float" office:value="17">
            <text:p>17</text:p>
          </table:table-cell>
          <table:table-cell office:value-type="float" office:value="-2596">
            <text:p>-2596</text:p>
          </table:table-cell>
          <table:table-cell office:value-type="float" office:value="-165">
            <text:p>-165</text:p>
          </table:table-cell>
          <table:table-cell table:formula="of:=ATAN2([.C663];[.E663]- 8000) * (-180 / PI()) + 180" office:value-type="float" office:value="255.683770500134">
            <text:p>255.6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968">
            <text:p>968</text:p>
          </table:table-cell>
          <table:table-cell office:value-type="float" office:value="49">
            <text:p>49</text:p>
          </table:table-cell>
          <table:table-cell office:value-type="float" office:value="3787">
            <text:p>3787</text:p>
          </table:table-cell>
          <table:table-cell office:value-type="float" office:value="15">
            <text:p>15</text:p>
          </table:table-cell>
          <table:table-cell office:value-type="float" office:value="-2596">
            <text:p>-2596</text:p>
          </table:table-cell>
          <table:table-cell office:value-type="float" office:value="-162">
            <text:p>-162</text:p>
          </table:table-cell>
          <table:table-cell table:formula="of:=ATAN2([.C664];[.E664]- 8000) * (-180 / PI()) + 180" office:value-type="float" office:value="257.060023454263">
            <text:p>257.06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office:value-type="float" office:value="-7">
            <text:p>-7</text:p>
          </table:table-cell>
          <table:table-cell office:value-type="float" office:value="3740">
            <text:p>3740</text:p>
          </table:table-cell>
          <table:table-cell office:value-type="float" office:value="15">
            <text:p>15</text:p>
          </table:table-cell>
          <table:table-cell office:value-type="float" office:value="-2595">
            <text:p>-2595</text:p>
          </table:table-cell>
          <table:table-cell office:value-type="float" office:value="-162">
            <text:p>-162</text:p>
          </table:table-cell>
          <table:table-cell table:formula="of:=ATAN2([.C665];[.E665]- 8000) * (-180 / PI()) + 180" office:value-type="float" office:value="257.980582497598">
            <text:p>257.98</text:p>
          </table:table-cell>
          <table:table-cell table:number-columns-repeated="3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office:value-type="float" office:value="14">
            <text:p>14</text:p>
          </table:table-cell>
          <table:table-cell office:value-type="float" office:value="3738">
            <text:p>3738</text:p>
          </table:table-cell>
          <table:table-cell office:value-type="float" office:value="16">
            <text:p>16</text:p>
          </table:table-cell>
          <table:table-cell office:value-type="float" office:value="-2591">
            <text:p>-2591</text:p>
          </table:table-cell>
          <table:table-cell office:value-type="float" office:value="-164">
            <text:p>-164</text:p>
          </table:table-cell>
          <table:table-cell table:formula="of:=ATAN2([.C666];[.E666]- 8000) * (-180 / PI()) + 180" office:value-type="float" office:value="259.14838255614">
            <text:p>259.15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765">
            <text:p>765</text:p>
          </table:table-cell>
          <table:table-cell office:value-type="float" office:value="13">
            <text:p>13</text:p>
          </table:table-cell>
          <table:table-cell office:value-type="float" office:value="3689">
            <text:p>3689</text:p>
          </table:table-cell>
          <table:table-cell office:value-type="float" office:value="12">
            <text:p>12</text:p>
          </table:table-cell>
          <table:table-cell office:value-type="float" office:value="-2593">
            <text:p>-2593</text:p>
          </table:table-cell>
          <table:table-cell office:value-type="float" office:value="-163">
            <text:p>-163</text:p>
          </table:table-cell>
          <table:table-cell table:formula="of:=ATAN2([.C667];[.E667]- 8000) * (-180 / PI()) + 180" office:value-type="float" office:value="259.937439810674">
            <text:p>259.94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  <table:table-cell office:value-type="float" office:value="-39">
            <text:p>-39</text:p>
          </table:table-cell>
          <table:table-cell office:value-type="float" office:value="3655">
            <text:p>3655</text:p>
          </table:table-cell>
          <table:table-cell office:value-type="float" office:value="15">
            <text:p>15</text:p>
          </table:table-cell>
          <table:table-cell office:value-type="float" office:value="-2590">
            <text:p>-2590</text:p>
          </table:table-cell>
          <table:table-cell office:value-type="float" office:value="-162">
            <text:p>-162</text:p>
          </table:table-cell>
          <table:table-cell table:formula="of:=ATAN2([.C668];[.E668]- 8000) * (-180 / PI()) + 180" office:value-type="float" office:value="261.259783236067">
            <text:p>261.26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-12">
            <text:p>-12</text:p>
          </table:table-cell>
          <table:table-cell office:value-type="float" office:value="3703">
            <text:p>3703</text:p>
          </table:table-cell>
          <table:table-cell office:value-type="float" office:value="15">
            <text:p>15</text:p>
          </table:table-cell>
          <table:table-cell office:value-type="float" office:value="-2592">
            <text:p>-2592</text:p>
          </table:table-cell>
          <table:table-cell office:value-type="float" office:value="-163">
            <text:p>-163</text:p>
          </table:table-cell>
          <table:table-cell table:formula="of:=ATAN2([.C669];[.E669]- 8000) * (-180 / PI()) + 180" office:value-type="float" office:value="262.051053227616">
            <text:p>262.05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office:value-type="float" office:value="-4">
            <text:p>-4</text:p>
          </table:table-cell>
          <table:table-cell office:value-type="float" office:value="3694">
            <text:p>3694</text:p>
          </table:table-cell>
          <table:table-cell office:value-type="float" office:value="13">
            <text:p>13</text:p>
          </table:table-cell>
          <table:table-cell office:value-type="float" office:value="-2588">
            <text:p>-2588</text:p>
          </table:table-cell>
          <table:table-cell office:value-type="float" office:value="-158">
            <text:p>-158</text:p>
          </table:table-cell>
          <table:table-cell table:formula="of:=ATAN2([.C670];[.E670]- 8000) * (-180 / PI()) + 180" office:value-type="float" office:value="263.101091819106">
            <text:p>263.10</text:p>
          </table:table-cell>
          <table:table-cell table:number-columns-repeated="3"/>
        </table:table-row>
        <table:table-row table:style-name="ro1">
          <table:table-cell office:value-type="float" office:value="6592">
            <text:p>6592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-10">
            <text:p>-10</text:p>
          </table:table-cell>
          <table:table-cell office:value-type="float" office:value="3689">
            <text:p>3689</text:p>
          </table:table-cell>
          <table:table-cell office:value-type="float" office:value="14">
            <text:p>14</text:p>
          </table:table-cell>
          <table:table-cell office:value-type="float" office:value="-2589">
            <text:p>-2589</text:p>
          </table:table-cell>
          <table:table-cell office:value-type="float" office:value="-160">
            <text:p>-160</text:p>
          </table:table-cell>
          <table:table-cell table:formula="of:=ATAN2([.C671];[.E671]- 8000) * (-180 / PI()) + 180" office:value-type="float" office:value="264.119706399986">
            <text:p>264.12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-30">
            <text:p>-30</text:p>
          </table:table-cell>
          <table:table-cell office:value-type="float" office:value="3679">
            <text:p>3679</text:p>
          </table:table-cell>
          <table:table-cell office:value-type="float" office:value="13">
            <text:p>13</text:p>
          </table:table-cell>
          <table:table-cell office:value-type="float" office:value="-2588">
            <text:p>-2588</text:p>
          </table:table-cell>
          <table:table-cell office:value-type="float" office:value="-160">
            <text:p>-160</text:p>
          </table:table-cell>
          <table:table-cell table:formula="of:=ATAN2([.C672];[.E672]- 8000) * (-180 / PI()) + 180" office:value-type="float" office:value="265.026826159824">
            <text:p>265.03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-3">
            <text:p>-3</text:p>
          </table:table-cell>
          <table:table-cell office:value-type="float" office:value="3667">
            <text:p>3667</text:p>
          </table:table-cell>
          <table:table-cell office:value-type="float" office:value="14">
            <text:p>14</text:p>
          </table:table-cell>
          <table:table-cell office:value-type="float" office:value="-2588">
            <text:p>-2588</text:p>
          </table:table-cell>
          <table:table-cell office:value-type="float" office:value="-163">
            <text:p>-163</text:p>
          </table:table-cell>
          <table:table-cell table:formula="of:=ATAN2([.C673];[.E673]- 8000) * (-180 / PI()) + 180" office:value-type="float" office:value="266.157841582743">
            <text:p>266.16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-28">
            <text:p>-28</text:p>
          </table:table-cell>
          <table:table-cell office:value-type="float" office:value="3675">
            <text:p>3675</text:p>
          </table:table-cell>
          <table:table-cell office:value-type="float" office:value="15">
            <text:p>15</text:p>
          </table:table-cell>
          <table:table-cell office:value-type="float" office:value="-2584">
            <text:p>-2584</text:p>
          </table:table-cell>
          <table:table-cell office:value-type="float" office:value="-162">
            <text:p>-162</text:p>
          </table:table-cell>
          <table:table-cell table:formula="of:=ATAN2([.C674];[.E674]- 8000) * (-180 / PI()) + 180" office:value-type="float" office:value="266.731398432145">
            <text:p>266.73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9">
            <text:p>19</text:p>
          </table:table-cell>
          <table:table-cell office:value-type="float" office:value="3689">
            <text:p>3689</text:p>
          </table:table-cell>
          <table:table-cell office:value-type="float" office:value="14">
            <text:p>14</text:p>
          </table:table-cell>
          <table:table-cell office:value-type="float" office:value="-2583">
            <text:p>-2583</text:p>
          </table:table-cell>
          <table:table-cell office:value-type="float" office:value="-165">
            <text:p>-165</text:p>
          </table:table-cell>
          <table:table-cell table:formula="of:=ATAN2([.C675];[.E675]- 8000) * (-180 / PI()) + 180" office:value-type="float" office:value="267.927570568647">
            <text:p>267.93</text:p>
          </table:table-cell>
          <table:table-cell table:number-columns-repeated="3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3647">
            <text:p>3647</text:p>
          </table:table-cell>
          <table:table-cell office:value-type="float" office:value="16">
            <text:p>16</text:p>
          </table:table-cell>
          <table:table-cell office:value-type="float" office:value="-2584">
            <text:p>-2584</text:p>
          </table:table-cell>
          <table:table-cell office:value-type="float" office:value="-164">
            <text:p>-164</text:p>
          </table:table-cell>
          <table:table-cell table:formula="of:=ATAN2([.C676];[.E676]- 8000) * (-180 / PI()) + 180" office:value-type="float" office:value="268.973445305326">
            <text:p>268.97</text:p>
          </table:table-cell>
          <table:table-cell table:number-columns-repeated="3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695">
            <text:p>3695</text:p>
          </table:table-cell>
          <table:table-cell office:value-type="float" office:value="14">
            <text:p>14</text:p>
          </table:table-cell>
          <table:table-cell office:value-type="float" office:value="-2579">
            <text:p>-2579</text:p>
          </table:table-cell>
          <table:table-cell office:value-type="float" office:value="-164">
            <text:p>-164</text:p>
          </table:table-cell>
          <table:table-cell table:formula="of:=ATAN2([.C677];[.E677]- 8000) * (-180 / PI()) + 180" office:value-type="float" office:value="269.880218057056">
            <text:p>269.88</text:p>
          </table:table-cell>
          <table:table-cell table:number-columns-repeated="3"/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1">
            <text:p>1</text:p>
          </table:table-cell>
          <table:table-cell office:value-type="float" office:value="-85">
            <text:p>-85</text:p>
          </table:table-cell>
          <table:table-cell office:value-type="float" office:value="-1">
            <text:p>-1</text:p>
          </table:table-cell>
          <table:table-cell office:value-type="float" office:value="3671">
            <text:p>3671</text:p>
          </table:table-cell>
          <table:table-cell office:value-type="float" office:value="14">
            <text:p>14</text:p>
          </table:table-cell>
          <table:table-cell office:value-type="float" office:value="-2578">
            <text:p>-2578</text:p>
          </table:table-cell>
          <table:table-cell office:value-type="float" office:value="-160">
            <text:p>-160</text:p>
          </table:table-cell>
          <table:table-cell table:formula="of:=ATAN2([.C678];[.E678]- 8000) * (-180 / PI()) + 180" office:value-type="float" office:value="271.124859213446">
            <text:p>271.12</text:p>
          </table:table-cell>
          <table:table-cell table:number-columns-repeated="3"/>
        </table:table-row>
        <table:table-row table:style-name="ro1">
          <table:table-cell office:value-type="float" office:value="6532">
            <text:p>6532</text:p>
          </table:table-cell>
          <table:table-cell office:value-type="float" office:value="1">
            <text:p>1</text:p>
          </table:table-cell>
          <table:table-cell office:value-type="float" office:value="-145">
            <text:p>-145</text:p>
          </table:table-cell>
          <table:table-cell office:value-type="float" office:value="-15">
            <text:p>-15</text:p>
          </table:table-cell>
          <table:table-cell office:value-type="float" office:value="3682">
            <text:p>3682</text:p>
          </table:table-cell>
          <table:table-cell office:value-type="float" office:value="12">
            <text:p>12</text:p>
          </table:table-cell>
          <table:table-cell office:value-type="float" office:value="-2578">
            <text:p>-2578</text:p>
          </table:table-cell>
          <table:table-cell office:value-type="float" office:value="-159">
            <text:p>-159</text:p>
          </table:table-cell>
          <table:table-cell table:formula="of:=ATAN2([.C679];[.E679]- 8000) * (-180 / PI()) + 180" office:value-type="float" office:value="271.923290266263">
            <text:p>271.92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60">
            <text:p>-260</text:p>
          </table:table-cell>
          <table:table-cell office:value-type="float" office:value="-28">
            <text:p>-28</text:p>
          </table:table-cell>
          <table:table-cell office:value-type="float" office:value="3655">
            <text:p>3655</text:p>
          </table:table-cell>
          <table:table-cell office:value-type="float" office:value="13">
            <text:p>13</text:p>
          </table:table-cell>
          <table:table-cell office:value-type="float" office:value="-2577">
            <text:p>-2577</text:p>
          </table:table-cell>
          <table:table-cell office:value-type="float" office:value="-160">
            <text:p>-160</text:p>
          </table:table-cell>
          <table:table-cell table:formula="of:=ATAN2([.C680];[.E680]- 8000) * (-180 / PI()) + 180" office:value-type="float" office:value="273.424432764571">
            <text:p>273.42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289">
            <text:p>-289</text:p>
          </table:table-cell>
          <table:table-cell office:value-type="float" office:value="-16">
            <text:p>-16</text:p>
          </table:table-cell>
          <table:table-cell office:value-type="float" office:value="3749">
            <text:p>3749</text:p>
          </table:table-cell>
          <table:table-cell office:value-type="float" office:value="17">
            <text:p>17</text:p>
          </table:table-cell>
          <table:table-cell office:value-type="float" office:value="-2580">
            <text:p>-2580</text:p>
          </table:table-cell>
          <table:table-cell office:value-type="float" office:value="-162">
            <text:p>-162</text:p>
          </table:table-cell>
          <table:table-cell table:formula="of:=ATAN2([.C681];[.E681]- 8000) * (-180 / PI()) + 180" office:value-type="float" office:value="273.88921210472">
            <text:p>273.89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394">
            <text:p>-394</text:p>
          </table:table-cell>
          <table:table-cell office:value-type="float" office:value="-18">
            <text:p>-18</text:p>
          </table:table-cell>
          <table:table-cell office:value-type="float" office:value="3747">
            <text:p>3747</text:p>
          </table:table-cell>
          <table:table-cell office:value-type="float" office:value="13">
            <text:p>13</text:p>
          </table:table-cell>
          <table:table-cell office:value-type="float" office:value="-2577">
            <text:p>-2577</text:p>
          </table:table-cell>
          <table:table-cell office:value-type="float" office:value="-163">
            <text:p>-163</text:p>
          </table:table-cell>
          <table:table-cell table:formula="of:=ATAN2([.C682];[.E682]- 8000) * (-180 / PI()) + 180" office:value-type="float" office:value="275.292802131557">
            <text:p>275.29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496">
            <text:p>-496</text:p>
          </table:table-cell>
          <table:table-cell office:value-type="float" office:value="-37">
            <text:p>-37</text:p>
          </table:table-cell>
          <table:table-cell office:value-type="float" office:value="3728">
            <text:p>3728</text:p>
          </table:table-cell>
          <table:table-cell office:value-type="float" office:value="13">
            <text:p>13</text:p>
          </table:table-cell>
          <table:table-cell office:value-type="float" office:value="-2577">
            <text:p>-2577</text:p>
          </table:table-cell>
          <table:table-cell office:value-type="float" office:value="-163">
            <text:p>-163</text:p>
          </table:table-cell>
          <table:table-cell table:formula="of:=ATAN2([.C683];[.E683]- 8000) * (-180 / PI()) + 180" office:value-type="float" office:value="276.622666595381">
            <text:p>276.62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531">
            <text:p>-531</text:p>
          </table:table-cell>
          <table:table-cell office:value-type="float" office:value="-16">
            <text:p>-16</text:p>
          </table:table-cell>
          <table:table-cell office:value-type="float" office:value="3729">
            <text:p>3729</text:p>
          </table:table-cell>
          <table:table-cell office:value-type="float" office:value="14">
            <text:p>14</text:p>
          </table:table-cell>
          <table:table-cell office:value-type="float" office:value="-2583">
            <text:p>-2583</text:p>
          </table:table-cell>
          <table:table-cell office:value-type="float" office:value="-160">
            <text:p>-160</text:p>
          </table:table-cell>
          <table:table-cell table:formula="of:=ATAN2([.C684];[.E684]- 8000) * (-180 / PI()) + 180" office:value-type="float" office:value="277.087038230345">
            <text:p>277.09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610">
            <text:p>-610</text:p>
          </table:table-cell>
          <table:table-cell office:value-type="float" office:value="-8">
            <text:p>-8</text:p>
          </table:table-cell>
          <table:table-cell office:value-type="float" office:value="3739">
            <text:p>3739</text:p>
          </table:table-cell>
          <table:table-cell office:value-type="float" office:value="11">
            <text:p>11</text:p>
          </table:table-cell>
          <table:table-cell office:value-type="float" office:value="-2583">
            <text:p>-2583</text:p>
          </table:table-cell>
          <table:table-cell office:value-type="float" office:value="-160">
            <text:p>-160</text:p>
          </table:table-cell>
          <table:table-cell table:formula="of:=ATAN2([.C685];[.E685]- 8000) * (-180 / PI()) + 180" office:value-type="float" office:value="278.147044299834">
            <text:p>278.15</text:p>
          </table:table-cell>
          <table:table-cell table:number-columns-repeated="3"/>
        </table:table-row>
        <table:table-row table:style-name="ro1">
          <table:table-cell office:value-type="float" office:value="6592">
            <text:p>6592</text:p>
          </table:table-cell>
          <table:table-cell office:value-type="float" office:value="0">
            <text:p>0</text:p>
          </table:table-cell>
          <table:table-cell office:value-type="float" office:value="-643">
            <text:p>-643</text:p>
          </table:table-cell>
          <table:table-cell office:value-type="float" office:value="-10">
            <text:p>-10</text:p>
          </table:table-cell>
          <table:table-cell office:value-type="float" office:value="3809">
            <text:p>3809</text:p>
          </table:table-cell>
          <table:table-cell office:value-type="float" office:value="11">
            <text:p>11</text:p>
          </table:table-cell>
          <table:table-cell office:value-type="float" office:value="-2577">
            <text:p>-2577</text:p>
          </table:table-cell>
          <table:table-cell office:value-type="float" office:value="-156">
            <text:p>-156</text:p>
          </table:table-cell>
          <table:table-cell table:formula="of:=ATAN2([.C686];[.E686]- 8000) * (-180 / PI()) + 180" office:value-type="float" office:value="278.722532596359">
            <text:p>278.72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721">
            <text:p>-721</text:p>
          </table:table-cell>
          <table:table-cell office:value-type="float" office:value="-13">
            <text:p>-13</text:p>
          </table:table-cell>
          <table:table-cell office:value-type="float" office:value="3813">
            <text:p>3813</text:p>
          </table:table-cell>
          <table:table-cell office:value-type="float" office:value="13">
            <text:p>13</text:p>
          </table:table-cell>
          <table:table-cell office:value-type="float" office:value="-2575">
            <text:p>-2575</text:p>
          </table:table-cell>
          <table:table-cell office:value-type="float" office:value="-163">
            <text:p>-163</text:p>
          </table:table-cell>
          <table:table-cell table:formula="of:=ATAN2([.C687];[.E687]- 8000) * (-180 / PI()) + 180" office:value-type="float" office:value="279.770492178767">
            <text:p>279.77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806">
            <text:p>-806</text:p>
          </table:table-cell>
          <table:table-cell office:value-type="float" office:value="-2">
            <text:p>-2</text:p>
          </table:table-cell>
          <table:table-cell office:value-type="float" office:value="3780">
            <text:p>3780</text:p>
          </table:table-cell>
          <table:table-cell office:value-type="float" office:value="13">
            <text:p>13</text:p>
          </table:table-cell>
          <table:table-cell office:value-type="float" office:value="-2574">
            <text:p>-2574</text:p>
          </table:table-cell>
          <table:table-cell office:value-type="float" office:value="-169">
            <text:p>-169</text:p>
          </table:table-cell>
          <table:table-cell table:formula="of:=ATAN2([.C688];[.E688]- 8000) * (-180 / PI()) + 180" office:value-type="float" office:value="280.812994414285">
            <text:p>280.81</text:p>
          </table:table-cell>
          <table:table-cell table:number-columns-repeated="3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1">
            <text:p>1</text:p>
          </table:table-cell>
          <table:table-cell office:value-type="float" office:value="-887">
            <text:p>-887</text:p>
          </table:table-cell>
          <table:table-cell office:value-type="float" office:value="13">
            <text:p>13</text:p>
          </table:table-cell>
          <table:table-cell office:value-type="float" office:value="3847">
            <text:p>3847</text:p>
          </table:table-cell>
          <table:table-cell office:value-type="float" office:value="12">
            <text:p>12</text:p>
          </table:table-cell>
          <table:table-cell office:value-type="float" office:value="-2568">
            <text:p>-2568</text:p>
          </table:table-cell>
          <table:table-cell office:value-type="float" office:value="-167">
            <text:p>-167</text:p>
          </table:table-cell>
          <table:table-cell table:formula="of:=ATAN2([.C689];[.E689]- 8000) * (-180 / PI()) + 180" office:value-type="float" office:value="282.056122032623">
            <text:p>282.06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-966">
            <text:p>-966</text:p>
          </table:table-cell>
          <table:table-cell office:value-type="float" office:value="13">
            <text:p>13</text:p>
          </table:table-cell>
          <table:table-cell office:value-type="float" office:value="3858">
            <text:p>3858</text:p>
          </table:table-cell>
          <table:table-cell office:value-type="float" office:value="14">
            <text:p>14</text:p>
          </table:table-cell>
          <table:table-cell office:value-type="float" office:value="-2569">
            <text:p>-2569</text:p>
          </table:table-cell>
          <table:table-cell office:value-type="float" office:value="-165">
            <text:p>-165</text:p>
          </table:table-cell>
          <table:table-cell table:formula="of:=ATAN2([.C690];[.E690]- 8000) * (-180 / PI()) + 180" office:value-type="float" office:value="283.127900121495">
            <text:p>283.13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021">
            <text:p>-1021</text:p>
          </table:table-cell>
          <table:table-cell office:value-type="float" office:value="-9">
            <text:p>-9</text:p>
          </table:table-cell>
          <table:table-cell office:value-type="float" office:value="3843">
            <text:p>3843</text:p>
          </table:table-cell>
          <table:table-cell office:value-type="float" office:value="13">
            <text:p>13</text:p>
          </table:table-cell>
          <table:table-cell office:value-type="float" office:value="-2564">
            <text:p>-2564</text:p>
          </table:table-cell>
          <table:table-cell office:value-type="float" office:value="-160">
            <text:p>-160</text:p>
          </table:table-cell>
          <table:table-cell table:formula="of:=ATAN2([.C691];[.E691]- 8000) * (-180 / PI()) + 180" office:value-type="float" office:value="283.799257346762">
            <text:p>283.80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102">
            <text:p>-1102</text:p>
          </table:table-cell>
          <table:table-cell office:value-type="float" office:value="15">
            <text:p>15</text:p>
          </table:table-cell>
          <table:table-cell office:value-type="float" office:value="3902">
            <text:p>3902</text:p>
          </table:table-cell>
          <table:table-cell office:value-type="float" office:value="12">
            <text:p>12</text:p>
          </table:table-cell>
          <table:table-cell office:value-type="float" office:value="-2567">
            <text:p>-2567</text:p>
          </table:table-cell>
          <table:table-cell office:value-type="float" office:value="-155">
            <text:p>-155</text:p>
          </table:table-cell>
          <table:table-cell table:formula="of:=ATAN2([.C692];[.E692]- 8000) * (-180 / PI()) + 180" office:value-type="float" office:value="285.051439127916">
            <text:p>285.05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202">
            <text:p>-1202</text:p>
          </table:table-cell>
          <table:table-cell office:value-type="float" office:value="-70">
            <text:p>-70</text:p>
          </table:table-cell>
          <table:table-cell office:value-type="float" office:value="3944">
            <text:p>3944</text:p>
          </table:table-cell>
          <table:table-cell office:value-type="float" office:value="12">
            <text:p>12</text:p>
          </table:table-cell>
          <table:table-cell office:value-type="float" office:value="-2559">
            <text:p>-2559</text:p>
          </table:table-cell>
          <table:table-cell office:value-type="float" office:value="-155">
            <text:p>-155</text:p>
          </table:table-cell>
          <table:table-cell table:formula="of:=ATAN2([.C693];[.E693]- 8000) * (-180 / PI()) + 180" office:value-type="float" office:value="286.507247140576">
            <text:p>286.5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277">
            <text:p>-1277</text:p>
          </table:table-cell>
          <table:table-cell office:value-type="float" office:value="-43">
            <text:p>-43</text:p>
          </table:table-cell>
          <table:table-cell office:value-type="float" office:value="3957">
            <text:p>3957</text:p>
          </table:table-cell>
          <table:table-cell office:value-type="float" office:value="16">
            <text:p>16</text:p>
          </table:table-cell>
          <table:table-cell office:value-type="float" office:value="-2560">
            <text:p>-2560</text:p>
          </table:table-cell>
          <table:table-cell office:value-type="float" office:value="-161">
            <text:p>-161</text:p>
          </table:table-cell>
          <table:table-cell table:formula="of:=ATAN2([.C694];[.E694]- 8000) * (-180 / PI()) + 180" office:value-type="float" office:value="287.528959499295">
            <text:p>287.53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341">
            <text:p>-1341</text:p>
          </table:table-cell>
          <table:table-cell office:value-type="float" office:value="-25">
            <text:p>-25</text:p>
          </table:table-cell>
          <table:table-cell office:value-type="float" office:value="3937">
            <text:p>3937</text:p>
          </table:table-cell>
          <table:table-cell office:value-type="float" office:value="14">
            <text:p>14</text:p>
          </table:table-cell>
          <table:table-cell office:value-type="float" office:value="-2561">
            <text:p>-2561</text:p>
          </table:table-cell>
          <table:table-cell office:value-type="float" office:value="-166">
            <text:p>-166</text:p>
          </table:table-cell>
          <table:table-cell table:formula="of:=ATAN2([.C695];[.E695]- 8000) * (-180 / PI()) + 180" office:value-type="float" office:value="288.265560463462">
            <text:p>288.27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1395">
            <text:p>-1395</text:p>
          </table:table-cell>
          <table:table-cell office:value-type="float" office:value="-35">
            <text:p>-35</text:p>
          </table:table-cell>
          <table:table-cell office:value-type="float" office:value="3993">
            <text:p>3993</text:p>
          </table:table-cell>
          <table:table-cell office:value-type="float" office:value="13">
            <text:p>13</text:p>
          </table:table-cell>
          <table:table-cell office:value-type="float" office:value="-2557">
            <text:p>-2557</text:p>
          </table:table-cell>
          <table:table-cell office:value-type="float" office:value="-164">
            <text:p>-164</text:p>
          </table:table-cell>
          <table:table-cell table:formula="of:=ATAN2([.C696];[.E696]- 8000) * (-180 / PI()) + 180" office:value-type="float" office:value="289.1950897281">
            <text:p>289.20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472">
            <text:p>-1472</text:p>
          </table:table-cell>
          <table:table-cell office:value-type="float" office:value="-41">
            <text:p>-41</text:p>
          </table:table-cell>
          <table:table-cell office:value-type="float" office:value="4027">
            <text:p>4027</text:p>
          </table:table-cell>
          <table:table-cell office:value-type="float" office:value="15">
            <text:p>15</text:p>
          </table:table-cell>
          <table:table-cell office:value-type="float" office:value="-2559">
            <text:p>-2559</text:p>
          </table:table-cell>
          <table:table-cell office:value-type="float" office:value="-166">
            <text:p>-166</text:p>
          </table:table-cell>
          <table:table-cell table:formula="of:=ATAN2([.C697];[.E697]- 8000) * (-180 / PI()) + 180" office:value-type="float" office:value="290.329712240223">
            <text:p>290.3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557">
            <text:p>-1557</text:p>
          </table:table-cell>
          <table:table-cell office:value-type="float" office:value="-28">
            <text:p>-28</text:p>
          </table:table-cell>
          <table:table-cell office:value-type="float" office:value="4078">
            <text:p>4078</text:p>
          </table:table-cell>
          <table:table-cell office:value-type="float" office:value="13">
            <text:p>13</text:p>
          </table:table-cell>
          <table:table-cell office:value-type="float" office:value="-2559">
            <text:p>-2559</text:p>
          </table:table-cell>
          <table:table-cell office:value-type="float" office:value="-158">
            <text:p>-158</text:p>
          </table:table-cell>
          <table:table-cell table:formula="of:=ATAN2([.C698];[.E698]- 8000) * (-180 / PI()) + 180" office:value-type="float" office:value="291.652648555387">
            <text:p>291.65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651">
            <text:p>-1651</text:p>
          </table:table-cell>
          <table:table-cell office:value-type="float" office:value="-44">
            <text:p>-44</text:p>
          </table:table-cell>
          <table:table-cell office:value-type="float" office:value="4105">
            <text:p>4105</text:p>
          </table:table-cell>
          <table:table-cell office:value-type="float" office:value="12">
            <text:p>12</text:p>
          </table:table-cell>
          <table:table-cell office:value-type="float" office:value="-2564">
            <text:p>-2564</text:p>
          </table:table-cell>
          <table:table-cell office:value-type="float" office:value="-152">
            <text:p>-152</text:p>
          </table:table-cell>
          <table:table-cell table:formula="of:=ATAN2([.C699];[.E699]- 8000) * (-180 / PI()) + 180" office:value-type="float" office:value="292.970959338788">
            <text:p>292.97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663">
            <text:p>-1663</text:p>
          </table:table-cell>
          <table:table-cell office:value-type="float" office:value="-31">
            <text:p>-31</text:p>
          </table:table-cell>
          <table:table-cell office:value-type="float" office:value="4144">
            <text:p>4144</text:p>
          </table:table-cell>
          <table:table-cell office:value-type="float" office:value="17">
            <text:p>17</text:p>
          </table:table-cell>
          <table:table-cell office:value-type="float" office:value="-2562">
            <text:p>-2562</text:p>
          </table:table-cell>
          <table:table-cell office:value-type="float" office:value="-153">
            <text:p>-153</text:p>
          </table:table-cell>
          <table:table-cell table:formula="of:=ATAN2([.C700];[.E700]- 8000) * (-180 / PI()) + 180" office:value-type="float" office:value="293.329373936315">
            <text:p>293.3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727">
            <text:p>-1727</text:p>
          </table:table-cell>
          <table:table-cell office:value-type="float" office:value="-40">
            <text:p>-40</text:p>
          </table:table-cell>
          <table:table-cell office:value-type="float" office:value="4145">
            <text:p>4145</text:p>
          </table:table-cell>
          <table:table-cell office:value-type="float" office:value="12">
            <text:p>12</text:p>
          </table:table-cell>
          <table:table-cell office:value-type="float" office:value="-2564">
            <text:p>-2564</text:p>
          </table:table-cell>
          <table:table-cell office:value-type="float" office:value="-154">
            <text:p>-154</text:p>
          </table:table-cell>
          <table:table-cell table:formula="of:=ATAN2([.C701];[.E701]- 8000) * (-180 / PI()) + 180" office:value-type="float" office:value="294.131884459195">
            <text:p>294.1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801">
            <text:p>-1801</text:p>
          </table:table-cell>
          <table:table-cell office:value-type="float" office:value="-37">
            <text:p>-37</text:p>
          </table:table-cell>
          <table:table-cell office:value-type="float" office:value="4207">
            <text:p>4207</text:p>
          </table:table-cell>
          <table:table-cell office:value-type="float" office:value="15">
            <text:p>15</text:p>
          </table:table-cell>
          <table:table-cell office:value-type="float" office:value="-2562">
            <text:p>-2562</text:p>
          </table:table-cell>
          <table:table-cell office:value-type="float" office:value="-164">
            <text:p>-164</text:p>
          </table:table-cell>
          <table:table-cell table:formula="of:=ATAN2([.C702];[.E702]- 8000) * (-180 / PI()) + 180" office:value-type="float" office:value="295.399398251167">
            <text:p>295.40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891">
            <text:p>-1891</text:p>
          </table:table-cell>
          <table:table-cell office:value-type="float" office:value="-24">
            <text:p>-24</text:p>
          </table:table-cell>
          <table:table-cell office:value-type="float" office:value="4277">
            <text:p>4277</text:p>
          </table:table-cell>
          <table:table-cell office:value-type="float" office:value="10">
            <text:p>10</text:p>
          </table:table-cell>
          <table:table-cell office:value-type="float" office:value="-2559">
            <text:p>-2559</text:p>
          </table:table-cell>
          <table:table-cell office:value-type="float" office:value="-165">
            <text:p>-165</text:p>
          </table:table-cell>
          <table:table-cell table:formula="of:=ATAN2([.C703];[.E703]- 8000) * (-180 / PI()) + 180" office:value-type="float" office:value="296.927095302555">
            <text:p>296.9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948">
            <text:p>-1948</text:p>
          </table:table-cell>
          <table:table-cell office:value-type="float" office:value="-50">
            <text:p>-50</text:p>
          </table:table-cell>
          <table:table-cell office:value-type="float" office:value="4297">
            <text:p>4297</text:p>
          </table:table-cell>
          <table:table-cell office:value-type="float" office:value="14">
            <text:p>14</text:p>
          </table:table-cell>
          <table:table-cell office:value-type="float" office:value="-2564">
            <text:p>-2564</text:p>
          </table:table-cell>
          <table:table-cell office:value-type="float" office:value="-166">
            <text:p>-166</text:p>
          </table:table-cell>
          <table:table-cell table:formula="of:=ATAN2([.C704];[.E704]- 8000) * (-180 / PI()) + 180" office:value-type="float" office:value="297.747060653851">
            <text:p>297.75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2031">
            <text:p>-2031</text:p>
          </table:table-cell>
          <table:table-cell office:value-type="float" office:value="-61">
            <text:p>-61</text:p>
          </table:table-cell>
          <table:table-cell office:value-type="float" office:value="4325">
            <text:p>4325</text:p>
          </table:table-cell>
          <table:table-cell office:value-type="float" office:value="13">
            <text:p>13</text:p>
          </table:table-cell>
          <table:table-cell office:value-type="float" office:value="-2565">
            <text:p>-2565</text:p>
          </table:table-cell>
          <table:table-cell office:value-type="float" office:value="-164">
            <text:p>-164</text:p>
          </table:table-cell>
          <table:table-cell table:formula="of:=ATAN2([.C705];[.E705]- 8000) * (-180 / PI()) + 180" office:value-type="float" office:value="298.927368711807">
            <text:p>298.93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051">
            <text:p>-2051</text:p>
          </table:table-cell>
          <table:table-cell office:value-type="float" office:value="-50">
            <text:p>-50</text:p>
          </table:table-cell>
          <table:table-cell office:value-type="float" office:value="4351">
            <text:p>4351</text:p>
          </table:table-cell>
          <table:table-cell office:value-type="float" office:value="17">
            <text:p>17</text:p>
          </table:table-cell>
          <table:table-cell office:value-type="float" office:value="-2562">
            <text:p>-2562</text:p>
          </table:table-cell>
          <table:table-cell office:value-type="float" office:value="-156">
            <text:p>-156</text:p>
          </table:table-cell>
          <table:table-cell table:formula="of:=ATAN2([.C706];[.E706]- 8000) * (-180 / PI()) + 180" office:value-type="float" office:value="299.339113010312">
            <text:p>299.3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119">
            <text:p>-2119</text:p>
          </table:table-cell>
          <table:table-cell office:value-type="float" office:value="-60">
            <text:p>-60</text:p>
          </table:table-cell>
          <table:table-cell office:value-type="float" office:value="4357">
            <text:p>4357</text:p>
          </table:table-cell>
          <table:table-cell office:value-type="float" office:value="15">
            <text:p>15</text:p>
          </table:table-cell>
          <table:table-cell office:value-type="float" office:value="-2564">
            <text:p>-2564</text:p>
          </table:table-cell>
          <table:table-cell office:value-type="float" office:value="-153">
            <text:p>-153</text:p>
          </table:table-cell>
          <table:table-cell table:formula="of:=ATAN2([.C707];[.E707]- 8000) * (-180 / PI()) + 180" office:value-type="float" office:value="300.184999739541">
            <text:p>300.18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167">
            <text:p>-2167</text:p>
          </table:table-cell>
          <table:table-cell office:value-type="float" office:value="-54">
            <text:p>-54</text:p>
          </table:table-cell>
          <table:table-cell office:value-type="float" office:value="4451">
            <text:p>4451</text:p>
          </table:table-cell>
          <table:table-cell office:value-type="float" office:value="14">
            <text:p>14</text:p>
          </table:table-cell>
          <table:table-cell office:value-type="float" office:value="-2559">
            <text:p>-2559</text:p>
          </table:table-cell>
          <table:table-cell office:value-type="float" office:value="-156">
            <text:p>-156</text:p>
          </table:table-cell>
          <table:table-cell table:formula="of:=ATAN2([.C708];[.E708]- 8000) * (-180 / PI()) + 180" office:value-type="float" office:value="301.408010870316">
            <text:p>301.4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243">
            <text:p>-2243</text:p>
          </table:table-cell>
          <table:table-cell office:value-type="float" office:value="-59">
            <text:p>-59</text:p>
          </table:table-cell>
          <table:table-cell office:value-type="float" office:value="4489">
            <text:p>4489</text:p>
          </table:table-cell>
          <table:table-cell office:value-type="float" office:value="13">
            <text:p>13</text:p>
          </table:table-cell>
          <table:table-cell office:value-type="float" office:value="-2556">
            <text:p>-2556</text:p>
          </table:table-cell>
          <table:table-cell office:value-type="float" office:value="-163">
            <text:p>-163</text:p>
          </table:table-cell>
          <table:table-cell table:formula="of:=ATAN2([.C709];[.E709]- 8000) * (-180 / PI()) + 180" office:value-type="float" office:value="302.572447566926">
            <text:p>302.57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2318">
            <text:p>-2318</text:p>
          </table:table-cell>
          <table:table-cell office:value-type="float" office:value="-64">
            <text:p>-64</text:p>
          </table:table-cell>
          <table:table-cell office:value-type="float" office:value="4558">
            <text:p>4558</text:p>
          </table:table-cell>
          <table:table-cell office:value-type="float" office:value="12">
            <text:p>12</text:p>
          </table:table-cell>
          <table:table-cell office:value-type="float" office:value="-2556">
            <text:p>-2556</text:p>
          </table:table-cell>
          <table:table-cell office:value-type="float" office:value="-169">
            <text:p>-169</text:p>
          </table:table-cell>
          <table:table-cell table:formula="of:=ATAN2([.C710];[.E710]- 8000) * (-180 / PI()) + 180" office:value-type="float" office:value="303.958124958374">
            <text:p>303.96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370">
            <text:p>-2370</text:p>
          </table:table-cell>
          <table:table-cell office:value-type="float" office:value="-99">
            <text:p>-99</text:p>
          </table:table-cell>
          <table:table-cell office:value-type="float" office:value="4597">
            <text:p>4597</text:p>
          </table:table-cell>
          <table:table-cell office:value-type="float" office:value="11">
            <text:p>11</text:p>
          </table:table-cell>
          <table:table-cell office:value-type="float" office:value="-2557">
            <text:p>-2557</text:p>
          </table:table-cell>
          <table:table-cell office:value-type="float" office:value="-169">
            <text:p>-169</text:p>
          </table:table-cell>
          <table:table-cell table:formula="of:=ATAN2([.C711];[.E711]- 8000) * (-180 / PI()) + 180" office:value-type="float" office:value="304.855062946151">
            <text:p>304.86</text:p>
          </table:table-cell>
          <table:table-cell table:number-columns-repeated="3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2460">
            <text:p>-2460</text:p>
          </table:table-cell>
          <table:table-cell office:value-type="float" office:value="-80">
            <text:p>-80</text:p>
          </table:table-cell>
          <table:table-cell office:value-type="float" office:value="4638">
            <text:p>4638</text:p>
          </table:table-cell>
          <table:table-cell office:value-type="float" office:value="13">
            <text:p>13</text:p>
          </table:table-cell>
          <table:table-cell office:value-type="float" office:value="-2557">
            <text:p>-2557</text:p>
          </table:table-cell>
          <table:table-cell office:value-type="float" office:value="-162">
            <text:p>-162</text:p>
          </table:table-cell>
          <table:table-cell table:formula="of:=ATAN2([.C712];[.E712]- 8000) * (-180 / PI()) + 180" office:value-type="float" office:value="306.193207305565">
            <text:p>306.1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464">
            <text:p>-2464</text:p>
          </table:table-cell>
          <table:table-cell office:value-type="float" office:value="-77">
            <text:p>-77</text:p>
          </table:table-cell>
          <table:table-cell office:value-type="float" office:value="4642">
            <text:p>4642</text:p>
          </table:table-cell>
          <table:table-cell office:value-type="float" office:value="15">
            <text:p>15</text:p>
          </table:table-cell>
          <table:table-cell office:value-type="float" office:value="-2556">
            <text:p>-2556</text:p>
          </table:table-cell>
          <table:table-cell office:value-type="float" office:value="-157">
            <text:p>-157</text:p>
          </table:table-cell>
          <table:table-cell table:formula="of:=ATAN2([.C713];[.E713]- 8000) * (-180 / PI()) + 180" office:value-type="float" office:value="306.27010780373">
            <text:p>306.27</text:p>
          </table:table-cell>
          <table:table-cell table:number-columns-repeated="3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2555">
            <text:p>-2555</text:p>
          </table:table-cell>
          <table:table-cell office:value-type="float" office:value="-52">
            <text:p>-52</text:p>
          </table:table-cell>
          <table:table-cell office:value-type="float" office:value="4740">
            <text:p>4740</text:p>
          </table:table-cell>
          <table:table-cell office:value-type="float" office:value="14">
            <text:p>14</text:p>
          </table:table-cell>
          <table:table-cell office:value-type="float" office:value="-2554">
            <text:p>-2554</text:p>
          </table:table-cell>
          <table:table-cell office:value-type="float" office:value="-147">
            <text:p>-147</text:p>
          </table:table-cell>
          <table:table-cell table:formula="of:=ATAN2([.C714];[.E714]- 8000) * (-180 / PI()) + 180" office:value-type="float" office:value="308.087301608102">
            <text:p>308.0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620">
            <text:p>-2620</text:p>
          </table:table-cell>
          <table:table-cell office:value-type="float" office:value="-97">
            <text:p>-97</text:p>
          </table:table-cell>
          <table:table-cell office:value-type="float" office:value="4827">
            <text:p>4827</text:p>
          </table:table-cell>
          <table:table-cell office:value-type="float" office:value="17">
            <text:p>17</text:p>
          </table:table-cell>
          <table:table-cell office:value-type="float" office:value="-2554">
            <text:p>-2554</text:p>
          </table:table-cell>
          <table:table-cell office:value-type="float" office:value="-153">
            <text:p>-153</text:p>
          </table:table-cell>
          <table:table-cell table:formula="of:=ATAN2([.C715];[.E715]- 8000) * (-180 / PI()) + 180" office:value-type="float" office:value="309.547066155507">
            <text:p>309.55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2691">
            <text:p>-2691</text:p>
          </table:table-cell>
          <table:table-cell office:value-type="float" office:value="-40">
            <text:p>-40</text:p>
          </table:table-cell>
          <table:table-cell office:value-type="float" office:value="4879">
            <text:p>4879</text:p>
          </table:table-cell>
          <table:table-cell office:value-type="float" office:value="13">
            <text:p>13</text:p>
          </table:table-cell>
          <table:table-cell office:value-type="float" office:value="-2552">
            <text:p>-2552</text:p>
          </table:table-cell>
          <table:table-cell office:value-type="float" office:value="-160">
            <text:p>-160</text:p>
          </table:table-cell>
          <table:table-cell table:formula="of:=ATAN2([.C716];[.E716]- 8000) * (-180 / PI()) + 180" office:value-type="float" office:value="310.768688992144">
            <text:p>310.7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719">
            <text:p>-2719</text:p>
          </table:table-cell>
          <table:table-cell office:value-type="float" office:value="-76">
            <text:p>-76</text:p>
          </table:table-cell>
          <table:table-cell office:value-type="float" office:value="4900">
            <text:p>4900</text:p>
          </table:table-cell>
          <table:table-cell office:value-type="float" office:value="9">
            <text:p>9</text:p>
          </table:table-cell>
          <table:table-cell office:value-type="float" office:value="-2551">
            <text:p>-2551</text:p>
          </table:table-cell>
          <table:table-cell office:value-type="float" office:value="-166">
            <text:p>-166</text:p>
          </table:table-cell>
          <table:table-cell table:formula="of:=ATAN2([.C717];[.E717]- 8000) * (-180 / PI()) + 180" office:value-type="float" office:value="311.2538963093">
            <text:p>311.25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747">
            <text:p>-2747</text:p>
          </table:table-cell>
          <table:table-cell office:value-type="float" office:value="-77">
            <text:p>-77</text:p>
          </table:table-cell>
          <table:table-cell office:value-type="float" office:value="4918">
            <text:p>4918</text:p>
          </table:table-cell>
          <table:table-cell office:value-type="float" office:value="10">
            <text:p>10</text:p>
          </table:table-cell>
          <table:table-cell office:value-type="float" office:value="-2550">
            <text:p>-2550</text:p>
          </table:table-cell>
          <table:table-cell office:value-type="float" office:value="-166">
            <text:p>-166</text:p>
          </table:table-cell>
          <table:table-cell table:formula="of:=ATAN2([.C718];[.E718]- 8000) * (-180 / PI()) + 180" office:value-type="float" office:value="311.710757321508">
            <text:p>311.7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793">
            <text:p>-2793</text:p>
          </table:table-cell>
          <table:table-cell office:value-type="float" office:value="-80">
            <text:p>-80</text:p>
          </table:table-cell>
          <table:table-cell office:value-type="float" office:value="5002">
            <text:p>5002</text:p>
          </table:table-cell>
          <table:table-cell office:value-type="float" office:value="13">
            <text:p>13</text:p>
          </table:table-cell>
          <table:table-cell office:value-type="float" office:value="-2553">
            <text:p>-2553</text:p>
          </table:table-cell>
          <table:table-cell office:value-type="float" office:value="-165">
            <text:p>-165</text:p>
          </table:table-cell>
          <table:table-cell table:formula="of:=ATAN2([.C719];[.E719]- 8000) * (-180 / PI()) + 180" office:value-type="float" office:value="312.972589852129">
            <text:p>312.97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866">
            <text:p>-2866</text:p>
          </table:table-cell>
          <table:table-cell office:value-type="float" office:value="-114">
            <text:p>-114</text:p>
          </table:table-cell>
          <table:table-cell office:value-type="float" office:value="5069">
            <text:p>5069</text:p>
          </table:table-cell>
          <table:table-cell office:value-type="float" office:value="14">
            <text:p>14</text:p>
          </table:table-cell>
          <table:table-cell office:value-type="float" office:value="-2547">
            <text:p>-2547</text:p>
          </table:table-cell>
          <table:table-cell office:value-type="float" office:value="-156">
            <text:p>-156</text:p>
          </table:table-cell>
          <table:table-cell table:formula="of:=ATAN2([.C720];[.E720]- 8000) * (-180 / PI()) + 180" office:value-type="float" office:value="314.357586750978">
            <text:p>314.36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2915">
            <text:p>-2915</text:p>
          </table:table-cell>
          <table:table-cell office:value-type="float" office:value="-158">
            <text:p>-158</text:p>
          </table:table-cell>
          <table:table-cell office:value-type="float" office:value="5174">
            <text:p>5174</text:p>
          </table:table-cell>
          <table:table-cell office:value-type="float" office:value="20">
            <text:p>20</text:p>
          </table:table-cell>
          <table:table-cell office:value-type="float" office:value="-2544">
            <text:p>-2544</text:p>
          </table:table-cell>
          <table:table-cell office:value-type="float" office:value="-155">
            <text:p>-155</text:p>
          </table:table-cell>
          <table:table-cell table:formula="of:=ATAN2([.C721];[.E721]- 8000) * (-180 / PI()) + 180" office:value-type="float" office:value="315.888158148679">
            <text:p>315.8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944">
            <text:p>-2944</text:p>
          </table:table-cell>
          <table:table-cell office:value-type="float" office:value="-81">
            <text:p>-81</text:p>
          </table:table-cell>
          <table:table-cell office:value-type="float" office:value="5199">
            <text:p>5199</text:p>
          </table:table-cell>
          <table:table-cell office:value-type="float" office:value="21">
            <text:p>21</text:p>
          </table:table-cell>
          <table:table-cell office:value-type="float" office:value="-2549">
            <text:p>-2549</text:p>
          </table:table-cell>
          <table:table-cell office:value-type="float" office:value="-154">
            <text:p>-154</text:p>
          </table:table-cell>
          <table:table-cell table:formula="of:=ATAN2([.C722];[.E722]- 8000) * (-180 / PI()) + 180" office:value-type="float" office:value="316.425866838274">
            <text:p>316.4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992">
            <text:p>-2992</text:p>
          </table:table-cell>
          <table:table-cell office:value-type="float" office:value="-56">
            <text:p>-56</text:p>
          </table:table-cell>
          <table:table-cell office:value-type="float" office:value="5196">
            <text:p>5196</text:p>
          </table:table-cell>
          <table:table-cell office:value-type="float" office:value="16">
            <text:p>16</text:p>
          </table:table-cell>
          <table:table-cell office:value-type="float" office:value="-2546">
            <text:p>-2546</text:p>
          </table:table-cell>
          <table:table-cell office:value-type="float" office:value="-156">
            <text:p>-156</text:p>
          </table:table-cell>
          <table:table-cell table:formula="of:=ATAN2([.C723];[.E723]- 8000) * (-180 / PI()) + 180" office:value-type="float" office:value="316.85780388409">
            <text:p>316.86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074">
            <text:p>-3074</text:p>
          </table:table-cell>
          <table:table-cell office:value-type="float" office:value="-93">
            <text:p>-93</text:p>
          </table:table-cell>
          <table:table-cell office:value-type="float" office:value="5262">
            <text:p>5262</text:p>
          </table:table-cell>
          <table:table-cell office:value-type="float" office:value="15">
            <text:p>15</text:p>
          </table:table-cell>
          <table:table-cell office:value-type="float" office:value="-2546">
            <text:p>-2546</text:p>
          </table:table-cell>
          <table:table-cell office:value-type="float" office:value="-163">
            <text:p>-163</text:p>
          </table:table-cell>
          <table:table-cell table:formula="of:=ATAN2([.C724];[.E724]- 8000) * (-180 / PI()) + 180" office:value-type="float" office:value="318.308667885458">
            <text:p>318.3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18">
            <text:p>-3118</text:p>
          </table:table-cell>
          <table:table-cell office:value-type="float" office:value="-86">
            <text:p>-86</text:p>
          </table:table-cell>
          <table:table-cell office:value-type="float" office:value="5405">
            <text:p>5405</text:p>
          </table:table-cell>
          <table:table-cell office:value-type="float" office:value="6">
            <text:p>6</text:p>
          </table:table-cell>
          <table:table-cell office:value-type="float" office:value="-2546">
            <text:p>-2546</text:p>
          </table:table-cell>
          <table:table-cell office:value-type="float" office:value="-169">
            <text:p>-169</text:p>
          </table:table-cell>
          <table:table-cell table:formula="of:=ATAN2([.C725];[.E725]- 8000) * (-180 / PI()) + 180" office:value-type="float" office:value="320.230597055892">
            <text:p>320.23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3153">
            <text:p>-3153</text:p>
          </table:table-cell>
          <table:table-cell office:value-type="float" office:value="-121">
            <text:p>-121</text:p>
          </table:table-cell>
          <table:table-cell office:value-type="float" office:value="5433">
            <text:p>5433</text:p>
          </table:table-cell>
          <table:table-cell office:value-type="float" office:value="10">
            <text:p>10</text:p>
          </table:table-cell>
          <table:table-cell office:value-type="float" office:value="-2547">
            <text:p>-2547</text:p>
          </table:table-cell>
          <table:table-cell office:value-type="float" office:value="-163">
            <text:p>-163</text:p>
          </table:table-cell>
          <table:table-cell table:formula="of:=ATAN2([.C726];[.E726]- 8000) * (-180 / PI()) + 180" office:value-type="float" office:value="320.849405192974">
            <text:p>320.85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15">
            <text:p>-3215</text:p>
          </table:table-cell>
          <table:table-cell office:value-type="float" office:value="-166">
            <text:p>-166</text:p>
          </table:table-cell>
          <table:table-cell office:value-type="float" office:value="5507">
            <text:p>5507</text:p>
          </table:table-cell>
          <table:table-cell office:value-type="float" office:value="15">
            <text:p>15</text:p>
          </table:table-cell>
          <table:table-cell office:value-type="float" office:value="-2551">
            <text:p>-2551</text:p>
          </table:table-cell>
          <table:table-cell office:value-type="float" office:value="-161">
            <text:p>-161</text:p>
          </table:table-cell>
          <table:table-cell table:formula="of:=ATAN2([.C727];[.E727]- 8000) * (-180 / PI()) + 180" office:value-type="float" office:value="322.209009584273">
            <text:p>322.2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272">
            <text:p>-3272</text:p>
          </table:table-cell>
          <table:table-cell office:value-type="float" office:value="-165">
            <text:p>-165</text:p>
          </table:table-cell>
          <table:table-cell office:value-type="float" office:value="5584">
            <text:p>5584</text:p>
          </table:table-cell>
          <table:table-cell office:value-type="float" office:value="16">
            <text:p>16</text:p>
          </table:table-cell>
          <table:table-cell office:value-type="float" office:value="-2551">
            <text:p>-2551</text:p>
          </table:table-cell>
          <table:table-cell office:value-type="float" office:value="-155">
            <text:p>-155</text:p>
          </table:table-cell>
          <table:table-cell table:formula="of:=ATAN2([.C728];[.E728]- 8000) * (-180 / PI()) + 180" office:value-type="float" office:value="323.558347648708">
            <text:p>323.56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287">
            <text:p>-3287</text:p>
          </table:table-cell>
          <table:table-cell office:value-type="float" office:value="-142">
            <text:p>-142</text:p>
          </table:table-cell>
          <table:table-cell office:value-type="float" office:value="5612">
            <text:p>5612</text:p>
          </table:table-cell>
          <table:table-cell office:value-type="float" office:value="21">
            <text:p>21</text:p>
          </table:table-cell>
          <table:table-cell office:value-type="float" office:value="-2552">
            <text:p>-2552</text:p>
          </table:table-cell>
          <table:table-cell office:value-type="float" office:value="-153">
            <text:p>-153</text:p>
          </table:table-cell>
          <table:table-cell table:formula="of:=ATAN2([.C729];[.E729]- 8000) * (-180 / PI()) + 180" office:value-type="float" office:value="324.001657607623">
            <text:p>324.0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26">
            <text:p>-3326</text:p>
          </table:table-cell>
          <table:table-cell office:value-type="float" office:value="-136">
            <text:p>-136</text:p>
          </table:table-cell>
          <table:table-cell office:value-type="float" office:value="5687">
            <text:p>5687</text:p>
          </table:table-cell>
          <table:table-cell office:value-type="float" office:value="17">
            <text:p>17</text:p>
          </table:table-cell>
          <table:table-cell office:value-type="float" office:value="-2553">
            <text:p>-2553</text:p>
          </table:table-cell>
          <table:table-cell office:value-type="float" office:value="-159">
            <text:p>-159</text:p>
          </table:table-cell>
          <table:table-cell table:formula="of:=ATAN2([.C730];[.E730]- 8000) * (-180 / PI()) + 180" office:value-type="float" office:value="325.184092136054">
            <text:p>325.18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353">
            <text:p>-3353</text:p>
          </table:table-cell>
          <table:table-cell office:value-type="float" office:value="-101">
            <text:p>-101</text:p>
          </table:table-cell>
          <table:table-cell office:value-type="float" office:value="5769">
            <text:p>5769</text:p>
          </table:table-cell>
          <table:table-cell office:value-type="float" office:value="14">
            <text:p>14</text:p>
          </table:table-cell>
          <table:table-cell office:value-type="float" office:value="-2552">
            <text:p>-2552</text:p>
          </table:table-cell>
          <table:table-cell office:value-type="float" office:value="-163">
            <text:p>-163</text:p>
          </table:table-cell>
          <table:table-cell table:formula="of:=ATAN2([.C731];[.E731]- 8000) * (-180 / PI()) + 180" office:value-type="float" office:value="326.361226801868">
            <text:p>326.36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352">
            <text:p>-3352</text:p>
          </table:table-cell>
          <table:table-cell office:value-type="float" office:value="-136">
            <text:p>-136</text:p>
          </table:table-cell>
          <table:table-cell office:value-type="float" office:value="5814">
            <text:p>5814</text:p>
          </table:table-cell>
          <table:table-cell office:value-type="float" office:value="9">
            <text:p>9</text:p>
          </table:table-cell>
          <table:table-cell office:value-type="float" office:value="-2551">
            <text:p>-2551</text:p>
          </table:table-cell>
          <table:table-cell office:value-type="float" office:value="-166">
            <text:p>-166</text:p>
          </table:table-cell>
          <table:table-cell table:formula="of:=ATAN2([.C732];[.E732]- 8000) * (-180 / PI()) + 180" office:value-type="float" office:value="326.889700861817">
            <text:p>326.8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415">
            <text:p>-3415</text:p>
          </table:table-cell>
          <table:table-cell office:value-type="float" office:value="-118">
            <text:p>-118</text:p>
          </table:table-cell>
          <table:table-cell office:value-type="float" office:value="5901">
            <text:p>5901</text:p>
          </table:table-cell>
          <table:table-cell office:value-type="float" office:value="8">
            <text:p>8</text:p>
          </table:table-cell>
          <table:table-cell office:value-type="float" office:value="-2549">
            <text:p>-2549</text:p>
          </table:table-cell>
          <table:table-cell office:value-type="float" office:value="-166">
            <text:p>-166</text:p>
          </table:table-cell>
          <table:table-cell table:formula="of:=ATAN2([.C733];[.E733]- 8000) * (-180 / PI()) + 180" office:value-type="float" office:value="328.423399097837">
            <text:p>328.42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497">
            <text:p>-3497</text:p>
          </table:table-cell>
          <table:table-cell office:value-type="float" office:value="-145">
            <text:p>-145</text:p>
          </table:table-cell>
          <table:table-cell office:value-type="float" office:value="5920">
            <text:p>5920</text:p>
          </table:table-cell>
          <table:table-cell office:value-type="float" office:value="11">
            <text:p>11</text:p>
          </table:table-cell>
          <table:table-cell office:value-type="float" office:value="-2550">
            <text:p>-2550</text:p>
          </table:table-cell>
          <table:table-cell office:value-type="float" office:value="-157">
            <text:p>-157</text:p>
          </table:table-cell>
          <table:table-cell table:formula="of:=ATAN2([.C734];[.E734]- 8000) * (-180 / PI()) + 180" office:value-type="float" office:value="329.256007023962">
            <text:p>329.2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13">
            <text:p>-3513</text:p>
          </table:table-cell>
          <table:table-cell office:value-type="float" office:value="-195">
            <text:p>-195</text:p>
          </table:table-cell>
          <table:table-cell office:value-type="float" office:value="6028">
            <text:p>6028</text:p>
          </table:table-cell>
          <table:table-cell office:value-type="float" office:value="18">
            <text:p>18</text:p>
          </table:table-cell>
          <table:table-cell office:value-type="float" office:value="-2548">
            <text:p>-2548</text:p>
          </table:table-cell>
          <table:table-cell office:value-type="float" office:value="-153">
            <text:p>-153</text:p>
          </table:table-cell>
          <table:table-cell table:formula="of:=ATAN2([.C735];[.E735]- 8000) * (-180 / PI()) + 180" office:value-type="float" office:value="330.692603760327">
            <text:p>330.6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28">
            <text:p>-3528</text:p>
          </table:table-cell>
          <table:table-cell office:value-type="float" office:value="-140">
            <text:p>-140</text:p>
          </table:table-cell>
          <table:table-cell office:value-type="float" office:value="6071">
            <text:p>6071</text:p>
          </table:table-cell>
          <table:table-cell office:value-type="float" office:value="21">
            <text:p>21</text:p>
          </table:table-cell>
          <table:table-cell office:value-type="float" office:value="-2549">
            <text:p>-2549</text:p>
          </table:table-cell>
          <table:table-cell office:value-type="float" office:value="-152">
            <text:p>-152</text:p>
          </table:table-cell>
          <table:table-cell table:formula="of:=ATAN2([.C736];[.E736]- 8000) * (-180 / PI()) + 180" office:value-type="float" office:value="331.331541767938">
            <text:p>331.3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38">
            <text:p>-3538</text:p>
          </table:table-cell>
          <table:table-cell office:value-type="float" office:value="-137">
            <text:p>-137</text:p>
          </table:table-cell>
          <table:table-cell office:value-type="float" office:value="6168">
            <text:p>6168</text:p>
          </table:table-cell>
          <table:table-cell office:value-type="float" office:value="17">
            <text:p>17</text:p>
          </table:table-cell>
          <table:table-cell office:value-type="float" office:value="-2551">
            <text:p>-2551</text:p>
          </table:table-cell>
          <table:table-cell office:value-type="float" office:value="-156">
            <text:p>-156</text:p>
          </table:table-cell>
          <table:table-cell table:formula="of:=ATAN2([.C737];[.E737]- 8000) * (-180 / PI()) + 180" office:value-type="float" office:value="332.624577603246">
            <text:p>332.62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3601">
            <text:p>-3601</text:p>
          </table:table-cell>
          <table:table-cell office:value-type="float" office:value="-169">
            <text:p>-169</text:p>
          </table:table-cell>
          <table:table-cell office:value-type="float" office:value="6172">
            <text:p>6172</text:p>
          </table:table-cell>
          <table:table-cell office:value-type="float" office:value="16">
            <text:p>16</text:p>
          </table:table-cell>
          <table:table-cell office:value-type="float" office:value="-2552">
            <text:p>-2552</text:p>
          </table:table-cell>
          <table:table-cell office:value-type="float" office:value="-159">
            <text:p>-159</text:p>
          </table:table-cell>
          <table:table-cell table:formula="of:=ATAN2([.C738];[.E738]- 8000) * (-180 / PI()) + 180" office:value-type="float" office:value="333.085975522195">
            <text:p>333.0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11">
            <text:p>-3611</text:p>
          </table:table-cell>
          <table:table-cell office:value-type="float" office:value="-150">
            <text:p>-150</text:p>
          </table:table-cell>
          <table:table-cell office:value-type="float" office:value="6324">
            <text:p>6324</text:p>
          </table:table-cell>
          <table:table-cell office:value-type="float" office:value="10">
            <text:p>10</text:p>
          </table:table-cell>
          <table:table-cell office:value-type="float" office:value="-2553">
            <text:p>-2553</text:p>
          </table:table-cell>
          <table:table-cell office:value-type="float" office:value="-164">
            <text:p>-164</text:p>
          </table:table-cell>
          <table:table-cell table:formula="of:=ATAN2([.C739];[.E739]- 8000) * (-180 / PI()) + 180" office:value-type="float" office:value="335.102224395007">
            <text:p>335.10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648">
            <text:p>-3648</text:p>
          </table:table-cell>
          <table:table-cell office:value-type="float" office:value="-147">
            <text:p>-147</text:p>
          </table:table-cell>
          <table:table-cell office:value-type="float" office:value="6393">
            <text:p>6393</text:p>
          </table:table-cell>
          <table:table-cell office:value-type="float" office:value="8">
            <text:p>8</text:p>
          </table:table-cell>
          <table:table-cell office:value-type="float" office:value="-2552">
            <text:p>-2552</text:p>
          </table:table-cell>
          <table:table-cell office:value-type="float" office:value="-165">
            <text:p>-165</text:p>
          </table:table-cell>
          <table:table-cell table:formula="of:=ATAN2([.C740];[.E740]- 8000) * (-180 / PI()) + 180" office:value-type="float" office:value="336.225772078862">
            <text:p>336.23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674">
            <text:p>-3674</text:p>
          </table:table-cell>
          <table:table-cell office:value-type="float" office:value="-219">
            <text:p>-219</text:p>
          </table:table-cell>
          <table:table-cell office:value-type="float" office:value="6438">
            <text:p>6438</text:p>
          </table:table-cell>
          <table:table-cell office:value-type="float" office:value="12">
            <text:p>12</text:p>
          </table:table-cell>
          <table:table-cell office:value-type="float" office:value="-2548">
            <text:p>-2548</text:p>
          </table:table-cell>
          <table:table-cell office:value-type="float" office:value="-163">
            <text:p>-163</text:p>
          </table:table-cell>
          <table:table-cell table:formula="of:=ATAN2([.C741];[.E741]- 8000) * (-180 / PI()) + 180" office:value-type="float" office:value="336.967243406813">
            <text:p>336.9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28">
            <text:p>-3728</text:p>
          </table:table-cell>
          <table:table-cell office:value-type="float" office:value="-204">
            <text:p>-204</text:p>
          </table:table-cell>
          <table:table-cell office:value-type="float" office:value="6534">
            <text:p>6534</text:p>
          </table:table-cell>
          <table:table-cell office:value-type="float" office:value="19">
            <text:p>19</text:p>
          </table:table-cell>
          <table:table-cell office:value-type="float" office:value="-2554">
            <text:p>-2554</text:p>
          </table:table-cell>
          <table:table-cell office:value-type="float" office:value="-161">
            <text:p>-161</text:p>
          </table:table-cell>
          <table:table-cell table:formula="of:=ATAN2([.C742];[.E742]- 8000) * (-180 / PI()) + 180" office:value-type="float" office:value="338.533245905935">
            <text:p>338.53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745">
            <text:p>-3745</text:p>
          </table:table-cell>
          <table:table-cell office:value-type="float" office:value="-197">
            <text:p>-197</text:p>
          </table:table-cell>
          <table:table-cell office:value-type="float" office:value="6601">
            <text:p>6601</text:p>
          </table:table-cell>
          <table:table-cell office:value-type="float" office:value="19">
            <text:p>19</text:p>
          </table:table-cell>
          <table:table-cell office:value-type="float" office:value="-2556">
            <text:p>-2556</text:p>
          </table:table-cell>
          <table:table-cell office:value-type="float" office:value="-153">
            <text:p>-153</text:p>
          </table:table-cell>
          <table:table-cell table:formula="of:=ATAN2([.C743];[.E743]- 8000) * (-180 / PI()) + 180" office:value-type="float" office:value="339.516083984315">
            <text:p>339.5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39">
            <text:p>-3739</text:p>
          </table:table-cell>
          <table:table-cell office:value-type="float" office:value="-188">
            <text:p>-188</text:p>
          </table:table-cell>
          <table:table-cell office:value-type="float" office:value="6669">
            <text:p>6669</text:p>
          </table:table-cell>
          <table:table-cell office:value-type="float" office:value="19">
            <text:p>19</text:p>
          </table:table-cell>
          <table:table-cell office:value-type="float" office:value="-2555">
            <text:p>-2555</text:p>
          </table:table-cell>
          <table:table-cell office:value-type="float" office:value="-152">
            <text:p>-152</text:p>
          </table:table-cell>
          <table:table-cell table:formula="of:=ATAN2([.C744];[.E744]- 8000) * (-180 / PI()) + 180" office:value-type="float" office:value="340.40541292615">
            <text:p>340.41</text:p>
          </table:table-cell>
          <table:table-cell table:number-columns-repeated="3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741">
            <text:p>-3741</text:p>
          </table:table-cell>
          <table:table-cell office:value-type="float" office:value="-163">
            <text:p>-163</text:p>
          </table:table-cell>
          <table:table-cell office:value-type="float" office:value="6740">
            <text:p>6740</text:p>
          </table:table-cell>
          <table:table-cell office:value-type="float" office:value="14">
            <text:p>14</text:p>
          </table:table-cell>
          <table:table-cell office:value-type="float" office:value="-2552">
            <text:p>-2552</text:p>
          </table:table-cell>
          <table:table-cell office:value-type="float" office:value="-159">
            <text:p>-159</text:p>
          </table:table-cell>
          <table:table-cell table:formula="of:=ATAN2([.C745];[.E745]- 8000) * (-180 / PI()) + 180" office:value-type="float" office:value="341.386045478875">
            <text:p>341.3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85">
            <text:p>-3785</text:p>
          </table:table-cell>
          <table:table-cell office:value-type="float" office:value="-161">
            <text:p>-161</text:p>
          </table:table-cell>
          <table:table-cell office:value-type="float" office:value="6810">
            <text:p>6810</text:p>
          </table:table-cell>
          <table:table-cell office:value-type="float" office:value="9">
            <text:p>9</text:p>
          </table:table-cell>
          <table:table-cell office:value-type="float" office:value="-2553">
            <text:p>-2553</text:p>
          </table:table-cell>
          <table:table-cell office:value-type="float" office:value="-162">
            <text:p>-162</text:p>
          </table:table-cell>
          <table:table-cell table:formula="of:=ATAN2([.C746];[.E746]- 8000) * (-180 / PI()) + 180" office:value-type="float" office:value="342.546907432936">
            <text:p>342.55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812">
            <text:p>-3812</text:p>
          </table:table-cell>
          <table:table-cell office:value-type="float" office:value="-193">
            <text:p>-193</text:p>
          </table:table-cell>
          <table:table-cell office:value-type="float" office:value="6868">
            <text:p>6868</text:p>
          </table:table-cell>
          <table:table-cell office:value-type="float" office:value="6">
            <text:p>6</text:p>
          </table:table-cell>
          <table:table-cell office:value-type="float" office:value="-2552">
            <text:p>-2552</text:p>
          </table:table-cell>
          <table:table-cell office:value-type="float" office:value="-169">
            <text:p>-169</text:p>
          </table:table-cell>
          <table:table-cell table:formula="of:=ATAN2([.C747];[.E747]- 8000) * (-180 / PI()) + 180" office:value-type="float" office:value="343.460845686222">
            <text:p>343.46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796">
            <text:p>-3796</text:p>
          </table:table-cell>
          <table:table-cell office:value-type="float" office:value="-201">
            <text:p>-201</text:p>
          </table:table-cell>
          <table:table-cell office:value-type="float" office:value="6965">
            <text:p>6965</text:p>
          </table:table-cell>
          <table:table-cell office:value-type="float" office:value="4">
            <text:p>4</text:p>
          </table:table-cell>
          <table:table-cell office:value-type="float" office:value="-2553">
            <text:p>-2553</text:p>
          </table:table-cell>
          <table:table-cell office:value-type="float" office:value="-164">
            <text:p>-164</text:p>
          </table:table-cell>
          <table:table-cell table:formula="of:=ATAN2([.C748];[.E748]- 8000) * (-180 / PI()) + 180" office:value-type="float" office:value="344.748712850815">
            <text:p>344.75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829">
            <text:p>-3829</text:p>
          </table:table-cell>
          <table:table-cell office:value-type="float" office:value="-253">
            <text:p>-253</text:p>
          </table:table-cell>
          <table:table-cell office:value-type="float" office:value="7024">
            <text:p>7024</text:p>
          </table:table-cell>
          <table:table-cell office:value-type="float" office:value="14">
            <text:p>14</text:p>
          </table:table-cell>
          <table:table-cell office:value-type="float" office:value="-2550">
            <text:p>-2550</text:p>
          </table:table-cell>
          <table:table-cell office:value-type="float" office:value="-158">
            <text:p>-158</text:p>
          </table:table-cell>
          <table:table-cell table:formula="of:=ATAN2([.C749];[.E749]- 8000) * (-180 / PI()) + 180" office:value-type="float" office:value="345.699998055003">
            <text:p>345.7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37">
            <text:p>-3837</text:p>
          </table:table-cell>
          <table:table-cell office:value-type="float" office:value="-251">
            <text:p>-251</text:p>
          </table:table-cell>
          <table:table-cell office:value-type="float" office:value="7124">
            <text:p>7124</text:p>
          </table:table-cell>
          <table:table-cell office:value-type="float" office:value="18">
            <text:p>18</text:p>
          </table:table-cell>
          <table:table-cell office:value-type="float" office:value="-2547">
            <text:p>-2547</text:p>
          </table:table-cell>
          <table:table-cell office:value-type="float" office:value="-157">
            <text:p>-157</text:p>
          </table:table-cell>
          <table:table-cell table:formula="of:=ATAN2([.C750];[.E750]- 8000) * (-180 / PI()) + 180" office:value-type="float" office:value="347.139595780981">
            <text:p>347.14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52">
            <text:p>-3852</text:p>
          </table:table-cell>
          <table:table-cell office:value-type="float" office:value="-147">
            <text:p>-147</text:p>
          </table:table-cell>
          <table:table-cell office:value-type="float" office:value="7209">
            <text:p>7209</text:p>
          </table:table-cell>
          <table:table-cell office:value-type="float" office:value="22">
            <text:p>22</text:p>
          </table:table-cell>
          <table:table-cell office:value-type="float" office:value="-2543">
            <text:p>-2543</text:p>
          </table:table-cell>
          <table:table-cell office:value-type="float" office:value="-153">
            <text:p>-153</text:p>
          </table:table-cell>
          <table:table-cell table:formula="of:=ATAN2([.C751];[.E751]- 8000) * (-180 / PI()) + 180" office:value-type="float" office:value="348.395747373276">
            <text:p>348.4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54">
            <text:p>-3854</text:p>
          </table:table-cell>
          <table:table-cell office:value-type="float" office:value="-175">
            <text:p>-175</text:p>
          </table:table-cell>
          <table:table-cell office:value-type="float" office:value="7266">
            <text:p>7266</text:p>
          </table:table-cell>
          <table:table-cell office:value-type="float" office:value="15">
            <text:p>15</text:p>
          </table:table-cell>
          <table:table-cell office:value-type="float" office:value="-2543">
            <text:p>-2543</text:p>
          </table:table-cell>
          <table:table-cell office:value-type="float" office:value="-158">
            <text:p>-158</text:p>
          </table:table-cell>
          <table:table-cell table:formula="of:=ATAN2([.C752];[.E752]- 8000) * (-180 / PI()) + 180" office:value-type="float" office:value="349.217068432175">
            <text:p>349.2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93">
            <text:p>-3893</text:p>
          </table:table-cell>
          <table:table-cell office:value-type="float" office:value="-144">
            <text:p>-144</text:p>
          </table:table-cell>
          <table:table-cell office:value-type="float" office:value="7329">
            <text:p>7329</text:p>
          </table:table-cell>
          <table:table-cell office:value-type="float" office:value="7">
            <text:p>7</text:p>
          </table:table-cell>
          <table:table-cell office:value-type="float" office:value="-2540">
            <text:p>-2540</text:p>
          </table:table-cell>
          <table:table-cell office:value-type="float" office:value="-162">
            <text:p>-162</text:p>
          </table:table-cell>
          <table:table-cell table:formula="of:=ATAN2([.C753];[.E753]- 8000) * (-180 / PI()) + 180" office:value-type="float" office:value="350.220550118838">
            <text:p>350.2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21">
            <text:p>-3921</text:p>
          </table:table-cell>
          <table:table-cell office:value-type="float" office:value="-190">
            <text:p>-190</text:p>
          </table:table-cell>
          <table:table-cell office:value-type="float" office:value="7402">
            <text:p>7402</text:p>
          </table:table-cell>
          <table:table-cell office:value-type="float" office:value="3">
            <text:p>3</text:p>
          </table:table-cell>
          <table:table-cell office:value-type="float" office:value="-2543">
            <text:p>-2543</text:p>
          </table:table-cell>
          <table:table-cell office:value-type="float" office:value="-165">
            <text:p>-165</text:p>
          </table:table-cell>
          <table:table-cell table:formula="of:=ATAN2([.C754];[.E754]- 8000) * (-180 / PI()) + 180" office:value-type="float" office:value="351.328520227054">
            <text:p>351.3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03">
            <text:p>-3903</text:p>
          </table:table-cell>
          <table:table-cell office:value-type="float" office:value="-272">
            <text:p>-272</text:p>
          </table:table-cell>
          <table:table-cell office:value-type="float" office:value="7476">
            <text:p>7476</text:p>
          </table:table-cell>
          <table:table-cell office:value-type="float" office:value="3">
            <text:p>3</text:p>
          </table:table-cell>
          <table:table-cell office:value-type="float" office:value="-2545">
            <text:p>-2545</text:p>
          </table:table-cell>
          <table:table-cell office:value-type="float" office:value="-163">
            <text:p>-163</text:p>
          </table:table-cell>
          <table:table-cell table:formula="of:=ATAN2([.C755];[.E755]- 8000) * (-180 / PI()) + 180" office:value-type="float" office:value="352.353438264371">
            <text:p>352.35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936">
            <text:p>-3936</text:p>
          </table:table-cell>
          <table:table-cell office:value-type="float" office:value="-302">
            <text:p>-302</text:p>
          </table:table-cell>
          <table:table-cell office:value-type="float" office:value="7552">
            <text:p>7552</text:p>
          </table:table-cell>
          <table:table-cell office:value-type="float" office:value="14">
            <text:p>14</text:p>
          </table:table-cell>
          <table:table-cell office:value-type="float" office:value="-2541">
            <text:p>-2541</text:p>
          </table:table-cell>
          <table:table-cell office:value-type="float" office:value="-159">
            <text:p>-159</text:p>
          </table:table-cell>
          <table:table-cell table:formula="of:=ATAN2([.C756];[.E756]- 8000) * (-180 / PI()) + 180" office:value-type="float" office:value="353.506474687461">
            <text:p>353.5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901">
            <text:p>-3901</text:p>
          </table:table-cell>
          <table:table-cell office:value-type="float" office:value="-302">
            <text:p>-302</text:p>
          </table:table-cell>
          <table:table-cell office:value-type="float" office:value="7654">
            <text:p>7654</text:p>
          </table:table-cell>
          <table:table-cell office:value-type="float" office:value="23">
            <text:p>23</text:p>
          </table:table-cell>
          <table:table-cell office:value-type="float" office:value="-2544">
            <text:p>-2544</text:p>
          </table:table-cell>
          <table:table-cell office:value-type="float" office:value="-155">
            <text:p>-155</text:p>
          </table:table-cell>
          <table:table-cell table:formula="of:=ATAN2([.C757];[.E757]- 8000) * (-180 / PI()) + 180" office:value-type="float" office:value="354.931402525391">
            <text:p>354.93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14">
            <text:p>-3914</text:p>
          </table:table-cell>
          <table:table-cell office:value-type="float" office:value="-270">
            <text:p>-270</text:p>
          </table:table-cell>
          <table:table-cell office:value-type="float" office:value="7680">
            <text:p>7680</text:p>
          </table:table-cell>
          <table:table-cell office:value-type="float" office:value="28">
            <text:p>28</text:p>
          </table:table-cell>
          <table:table-cell office:value-type="float" office:value="-2545">
            <text:p>-2545</text:p>
          </table:table-cell>
          <table:table-cell office:value-type="float" office:value="-151">
            <text:p>-151</text:p>
          </table:table-cell>
          <table:table-cell table:formula="of:=ATAN2([.C758];[.E758]- 8000) * (-180 / PI()) + 180" office:value-type="float" office:value="355.326019200473">
            <text:p>355.3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25">
            <text:p>-3925</text:p>
          </table:table-cell>
          <table:table-cell office:value-type="float" office:value="-201">
            <text:p>-201</text:p>
          </table:table-cell>
          <table:table-cell office:value-type="float" office:value="7802">
            <text:p>7802</text:p>
          </table:table-cell>
          <table:table-cell office:value-type="float" office:value="25">
            <text:p>25</text:p>
          </table:table-cell>
          <table:table-cell office:value-type="float" office:value="-2541">
            <text:p>-2541</text:p>
          </table:table-cell>
          <table:table-cell office:value-type="float" office:value="-155">
            <text:p>-155</text:p>
          </table:table-cell>
          <table:table-cell table:formula="of:=ATAN2([.C759];[.E759]- 8000) * (-180 / PI()) + 180" office:value-type="float" office:value="357.112113158717">
            <text:p>357.1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25">
            <text:p>-3925</text:p>
          </table:table-cell>
          <table:table-cell office:value-type="float" office:value="-179">
            <text:p>-179</text:p>
          </table:table-cell>
          <table:table-cell office:value-type="float" office:value="7875">
            <text:p>7875</text:p>
          </table:table-cell>
          <table:table-cell office:value-type="float" office:value="12">
            <text:p>12</text:p>
          </table:table-cell>
          <table:table-cell office:value-type="float" office:value="-2544">
            <text:p>-2544</text:p>
          </table:table-cell>
          <table:table-cell office:value-type="float" office:value="-158">
            <text:p>-158</text:p>
          </table:table-cell>
          <table:table-cell table:formula="of:=ATAN2([.C760];[.E760]- 8000) * (-180 / PI()) + 180" office:value-type="float" office:value="358.175910167624">
            <text:p>358.18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930">
            <text:p>-3930</text:p>
          </table:table-cell>
          <table:table-cell office:value-type="float" office:value="-212">
            <text:p>-212</text:p>
          </table:table-cell>
          <table:table-cell office:value-type="float" office:value="7911">
            <text:p>7911</text:p>
          </table:table-cell>
          <table:table-cell office:value-type="float" office:value="4">
            <text:p>4</text:p>
          </table:table-cell>
          <table:table-cell office:value-type="float" office:value="-2546">
            <text:p>-2546</text:p>
          </table:table-cell>
          <table:table-cell office:value-type="float" office:value="-160">
            <text:p>-160</text:p>
          </table:table-cell>
          <table:table-cell table:formula="of:=ATAN2([.C761];[.E761]- 8000) * (-180 / PI()) + 180" office:value-type="float" office:value="358.702683738888">
            <text:p>358.70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36">
            <text:p>-3936</text:p>
          </table:table-cell>
          <table:table-cell office:value-type="float" office:value="-263">
            <text:p>-263</text:p>
          </table:table-cell>
          <table:table-cell office:value-type="float" office:value="7995">
            <text:p>7995</text:p>
          </table:table-cell>
          <table:table-cell office:value-type="float" office:value="-4">
            <text:p>-4</text:p>
          </table:table-cell>
          <table:table-cell office:value-type="float" office:value="-2550">
            <text:p>-2550</text:p>
          </table:table-cell>
          <table:table-cell office:value-type="float" office:value="-166">
            <text:p>-166</text:p>
          </table:table-cell>
          <table:table-cell table:formula="of:=ATAN2([.C762];[.E762]- 8000) * (-180 / PI()) + 180" office:value-type="float" office:value="359.927215766396">
            <text:p>359.93</text:p>
          </table:table-cell>
          <table:table-cell table:number-columns-repeated="3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3914">
            <text:p>-3914</text:p>
          </table:table-cell>
          <table:table-cell office:value-type="float" office:value="-306">
            <text:p>-306</text:p>
          </table:table-cell>
          <table:table-cell office:value-type="float" office:value="8129">
            <text:p>8129</text:p>
          </table:table-cell>
          <table:table-cell office:value-type="float" office:value="7">
            <text:p>7</text:p>
          </table:table-cell>
          <table:table-cell office:value-type="float" office:value="-2552">
            <text:p>-2552</text:p>
          </table:table-cell>
          <table:table-cell office:value-type="float" office:value="-161">
            <text:p>-161</text:p>
          </table:table-cell>
          <table:table-cell table:formula="of:=ATAN2([.C763];[.E763]- 8000) * (-180 / PI()) + 180" office:value-type="float" office:value="1.88770593680468">
            <text:p>1.8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905">
            <text:p>-3905</text:p>
          </table:table-cell>
          <table:table-cell office:value-type="float" office:value="-334">
            <text:p>-334</text:p>
          </table:table-cell>
          <table:table-cell office:value-type="float" office:value="8177">
            <text:p>8177</text:p>
          </table:table-cell>
          <table:table-cell office:value-type="float" office:value="15">
            <text:p>15</text:p>
          </table:table-cell>
          <table:table-cell office:value-type="float" office:value="-2552">
            <text:p>-2552</text:p>
          </table:table-cell>
          <table:table-cell office:value-type="float" office:value="-162">
            <text:p>-162</text:p>
          </table:table-cell>
          <table:table-cell table:formula="of:=ATAN2([.C764];[.E764]- 8000) * (-180 / PI()) + 180" office:value-type="float" office:value="2.59524107885497">
            <text:p>2.6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904">
            <text:p>-3904</text:p>
          </table:table-cell>
          <table:table-cell office:value-type="float" office:value="-275">
            <text:p>-275</text:p>
          </table:table-cell>
          <table:table-cell office:value-type="float" office:value="8247">
            <text:p>8247</text:p>
          </table:table-cell>
          <table:table-cell office:value-type="float" office:value="28">
            <text:p>28</text:p>
          </table:table-cell>
          <table:table-cell office:value-type="float" office:value="-2549">
            <text:p>-2549</text:p>
          </table:table-cell>
          <table:table-cell office:value-type="float" office:value="-160">
            <text:p>-160</text:p>
          </table:table-cell>
          <table:table-cell table:formula="of:=ATAN2([.C765];[.E765]- 8000) * (-180 / PI()) + 180" office:value-type="float" office:value="3.62018947026851">
            <text:p>3.6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74">
            <text:p>-3874</text:p>
          </table:table-cell>
          <table:table-cell office:value-type="float" office:value="-217">
            <text:p>-217</text:p>
          </table:table-cell>
          <table:table-cell office:value-type="float" office:value="8322">
            <text:p>8322</text:p>
          </table:table-cell>
          <table:table-cell office:value-type="float" office:value="24">
            <text:p>24</text:p>
          </table:table-cell>
          <table:table-cell office:value-type="float" office:value="-2549">
            <text:p>-2549</text:p>
          </table:table-cell>
          <table:table-cell office:value-type="float" office:value="-157">
            <text:p>-157</text:p>
          </table:table-cell>
          <table:table-cell table:formula="of:=ATAN2([.C766];[.E766]- 8000) * (-180 / PI()) + 180" office:value-type="float" office:value="4.75140161838235">
            <text:p>4.75</text:p>
          </table:table-cell>
          <table:table-cell table:number-columns-repeated="3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3830">
            <text:p>-3830</text:p>
          </table:table-cell>
          <table:table-cell office:value-type="float" office:value="-184">
            <text:p>-184</text:p>
          </table:table-cell>
          <table:table-cell office:value-type="float" office:value="8384">
            <text:p>8384</text:p>
          </table:table-cell>
          <table:table-cell office:value-type="float" office:value="15">
            <text:p>15</text:p>
          </table:table-cell>
          <table:table-cell office:value-type="float" office:value="-2551">
            <text:p>-2551</text:p>
          </table:table-cell>
          <table:table-cell office:value-type="float" office:value="-161">
            <text:p>-161</text:p>
          </table:table-cell>
          <table:table-cell table:formula="of:=ATAN2([.C767];[.E767]- 8000) * (-180 / PI()) + 180" office:value-type="float" office:value="5.72540437166282">
            <text:p>5.7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855">
            <text:p>-3855</text:p>
          </table:table-cell>
          <table:table-cell office:value-type="float" office:value="-188">
            <text:p>-188</text:p>
          </table:table-cell>
          <table:table-cell office:value-type="float" office:value="8482">
            <text:p>8482</text:p>
          </table:table-cell>
          <table:table-cell office:value-type="float" office:value="5">
            <text:p>5</text:p>
          </table:table-cell>
          <table:table-cell office:value-type="float" office:value="-2544">
            <text:p>-2544</text:p>
          </table:table-cell>
          <table:table-cell office:value-type="float" office:value="-160">
            <text:p>-160</text:p>
          </table:table-cell>
          <table:table-cell table:formula="of:=ATAN2([.C768];[.E768]- 8000) * (-180 / PI()) + 180" office:value-type="float" office:value="7.12684559925276">
            <text:p>7.13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856">
            <text:p>-3856</text:p>
          </table:table-cell>
          <table:table-cell office:value-type="float" office:value="-294">
            <text:p>-294</text:p>
          </table:table-cell>
          <table:table-cell office:value-type="float" office:value="8557">
            <text:p>8557</text:p>
          </table:table-cell>
          <table:table-cell office:value-type="float" office:value="0">
            <text:p>0</text:p>
          </table:table-cell>
          <table:table-cell office:value-type="float" office:value="-2545">
            <text:p>-2545</text:p>
          </table:table-cell>
          <table:table-cell office:value-type="float" office:value="-163">
            <text:p>-163</text:p>
          </table:table-cell>
          <table:table-cell table:formula="of:=ATAN2([.C769];[.E769]- 8000) * (-180 / PI()) + 180" office:value-type="float" office:value="8.2195326971196">
            <text:p>8.2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846">
            <text:p>-3846</text:p>
          </table:table-cell>
          <table:table-cell office:value-type="float" office:value="-351">
            <text:p>-351</text:p>
          </table:table-cell>
          <table:table-cell office:value-type="float" office:value="8632">
            <text:p>8632</text:p>
          </table:table-cell>
          <table:table-cell office:value-type="float" office:value="6">
            <text:p>6</text:p>
          </table:table-cell>
          <table:table-cell office:value-type="float" office:value="-2545">
            <text:p>-2545</text:p>
          </table:table-cell>
          <table:table-cell office:value-type="float" office:value="-163">
            <text:p>-163</text:p>
          </table:table-cell>
          <table:table-cell table:formula="of:=ATAN2([.C770];[.E770]- 8000) * (-180 / PI()) + 180" office:value-type="float" office:value="9.33181913972621">
            <text:p>9.33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829">
            <text:p>-3829</text:p>
          </table:table-cell>
          <table:table-cell office:value-type="float" office:value="-336">
            <text:p>-336</text:p>
          </table:table-cell>
          <table:table-cell office:value-type="float" office:value="8738">
            <text:p>8738</text:p>
          </table:table-cell>
          <table:table-cell office:value-type="float" office:value="15">
            <text:p>15</text:p>
          </table:table-cell>
          <table:table-cell office:value-type="float" office:value="-2546">
            <text:p>-2546</text:p>
          </table:table-cell>
          <table:table-cell office:value-type="float" office:value="-160">
            <text:p>-160</text:p>
          </table:table-cell>
          <table:table-cell table:formula="of:=ATAN2([.C771];[.E771]- 8000) * (-180 / PI()) + 180" office:value-type="float" office:value="10.9093901205667">
            <text:p>10.91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822">
            <text:p>-3822</text:p>
          </table:table-cell>
          <table:table-cell office:value-type="float" office:value="-346">
            <text:p>-346</text:p>
          </table:table-cell>
          <table:table-cell office:value-type="float" office:value="8784">
            <text:p>8784</text:p>
          </table:table-cell>
          <table:table-cell office:value-type="float" office:value="19">
            <text:p>19</text:p>
          </table:table-cell>
          <table:table-cell office:value-type="float" office:value="-2543">
            <text:p>-2543</text:p>
          </table:table-cell>
          <table:table-cell office:value-type="float" office:value="-157">
            <text:p>-157</text:p>
          </table:table-cell>
          <table:table-cell table:formula="of:=ATAN2([.C772];[.E772]- 8000) * (-180 / PI()) + 180" office:value-type="float" office:value="11.592175410291">
            <text:p>11.5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99">
            <text:p>-3799</text:p>
          </table:table-cell>
          <table:table-cell office:value-type="float" office:value="-284">
            <text:p>-284</text:p>
          </table:table-cell>
          <table:table-cell office:value-type="float" office:value="8826">
            <text:p>8826</text:p>
          </table:table-cell>
          <table:table-cell office:value-type="float" office:value="25">
            <text:p>25</text:p>
          </table:table-cell>
          <table:table-cell office:value-type="float" office:value="-2540">
            <text:p>-2540</text:p>
          </table:table-cell>
          <table:table-cell office:value-type="float" office:value="-160">
            <text:p>-160</text:p>
          </table:table-cell>
          <table:table-cell table:formula="of:=ATAN2([.C773];[.E773]- 8000) * (-180 / PI()) + 180" office:value-type="float" office:value="12.2666521343365">
            <text:p>12.2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48">
            <text:p>-3748</text:p>
          </table:table-cell>
          <table:table-cell office:value-type="float" office:value="-240">
            <text:p>-240</text:p>
          </table:table-cell>
          <table:table-cell office:value-type="float" office:value="8936">
            <text:p>8936</text:p>
          </table:table-cell>
          <table:table-cell office:value-type="float" office:value="17">
            <text:p>17</text:p>
          </table:table-cell>
          <table:table-cell office:value-type="float" office:value="-2540">
            <text:p>-2540</text:p>
          </table:table-cell>
          <table:table-cell office:value-type="float" office:value="-160">
            <text:p>-160</text:p>
          </table:table-cell>
          <table:table-cell table:formula="of:=ATAN2([.C774];[.E774]- 8000) * (-180 / PI()) + 180" office:value-type="float" office:value="14.0218547742277">
            <text:p>14.02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740">
            <text:p>-3740</text:p>
          </table:table-cell>
          <table:table-cell office:value-type="float" office:value="-232">
            <text:p>-232</text:p>
          </table:table-cell>
          <table:table-cell office:value-type="float" office:value="9012">
            <text:p>9012</text:p>
          </table:table-cell>
          <table:table-cell office:value-type="float" office:value="9">
            <text:p>9</text:p>
          </table:table-cell>
          <table:table-cell office:value-type="float" office:value="-2541">
            <text:p>-2541</text:p>
          </table:table-cell>
          <table:table-cell office:value-type="float" office:value="-159">
            <text:p>-159</text:p>
          </table:table-cell>
          <table:table-cell table:formula="of:=ATAN2([.C775];[.E775]- 8000) * (-180 / PI()) + 180" office:value-type="float" office:value="15.1409838350769">
            <text:p>15.14</text:p>
          </table:table-cell>
          <table:table-cell table:number-columns-repeated="3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-3722">
            <text:p>-3722</text:p>
          </table:table-cell>
          <table:table-cell office:value-type="float" office:value="-292">
            <text:p>-292</text:p>
          </table:table-cell>
          <table:table-cell office:value-type="float" office:value="9088">
            <text:p>9088</text:p>
          </table:table-cell>
          <table:table-cell office:value-type="float" office:value="0">
            <text:p>0</text:p>
          </table:table-cell>
          <table:table-cell office:value-type="float" office:value="-2539">
            <text:p>-2539</text:p>
          </table:table-cell>
          <table:table-cell office:value-type="float" office:value="-163">
            <text:p>-163</text:p>
          </table:table-cell>
          <table:table-cell table:formula="of:=ATAN2([.C776];[.E776]- 8000) * (-180 / PI()) + 180" office:value-type="float" office:value="16.2944838263106">
            <text:p>16.2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725">
            <text:p>-3725</text:p>
          </table:table-cell>
          <table:table-cell office:value-type="float" office:value="-325">
            <text:p>-325</text:p>
          </table:table-cell>
          <table:table-cell office:value-type="float" office:value="9189">
            <text:p>9189</text:p>
          </table:table-cell>
          <table:table-cell office:value-type="float" office:value="3">
            <text:p>3</text:p>
          </table:table-cell>
          <table:table-cell office:value-type="float" office:value="-2540">
            <text:p>-2540</text:p>
          </table:table-cell>
          <table:table-cell office:value-type="float" office:value="-160">
            <text:p>-160</text:p>
          </table:table-cell>
          <table:table-cell table:formula="of:=ATAN2([.C777];[.E777]- 8000) * (-180 / PI()) + 180" office:value-type="float" office:value="17.7028038512655">
            <text:p>17.70</text:p>
          </table:table-cell>
          <table:table-cell table:number-columns-repeated="3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-3694">
            <text:p>-3694</text:p>
          </table:table-cell>
          <table:table-cell office:value-type="float" office:value="-338">
            <text:p>-338</text:p>
          </table:table-cell>
          <table:table-cell office:value-type="float" office:value="9219">
            <text:p>9219</text:p>
          </table:table-cell>
          <table:table-cell office:value-type="float" office:value="13">
            <text:p>13</text:p>
          </table:table-cell>
          <table:table-cell office:value-type="float" office:value="-2542">
            <text:p>-2542</text:p>
          </table:table-cell>
          <table:table-cell office:value-type="float" office:value="-159">
            <text:p>-159</text:p>
          </table:table-cell>
          <table:table-cell table:formula="of:=ATAN2([.C778];[.E778]- 8000) * (-180 / PI()) + 180" office:value-type="float" office:value="18.262610196086">
            <text:p>18.2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44">
            <text:p>-3644</text:p>
          </table:table-cell>
          <table:table-cell office:value-type="float" office:value="-339">
            <text:p>-339</text:p>
          </table:table-cell>
          <table:table-cell office:value-type="float" office:value="9340">
            <text:p>9340</text:p>
          </table:table-cell>
          <table:table-cell office:value-type="float" office:value="21">
            <text:p>21</text:p>
          </table:table-cell>
          <table:table-cell office:value-type="float" office:value="-2540">
            <text:p>-2540</text:p>
          </table:table-cell>
          <table:table-cell office:value-type="float" office:value="-163">
            <text:p>-163</text:p>
          </table:table-cell>
          <table:table-cell table:formula="of:=ATAN2([.C779];[.E779]- 8000) * (-180 / PI()) + 180" office:value-type="float" office:value="20.1898767676532">
            <text:p>20.1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624">
            <text:p>-3624</text:p>
          </table:table-cell>
          <table:table-cell office:value-type="float" office:value="-296">
            <text:p>-296</text:p>
          </table:table-cell>
          <table:table-cell office:value-type="float" office:value="9378">
            <text:p>9378</text:p>
          </table:table-cell>
          <table:table-cell office:value-type="float" office:value="26">
            <text:p>26</text:p>
          </table:table-cell>
          <table:table-cell office:value-type="float" office:value="-2542">
            <text:p>-2542</text:p>
          </table:table-cell>
          <table:table-cell office:value-type="float" office:value="-161">
            <text:p>-161</text:p>
          </table:table-cell>
          <table:table-cell table:formula="of:=ATAN2([.C780];[.E780]- 8000) * (-180 / PI()) + 180" office:value-type="float" office:value="20.8189473920534">
            <text:p>20.82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592">
            <text:p>-3592</text:p>
          </table:table-cell>
          <table:table-cell office:value-type="float" office:value="-270">
            <text:p>-270</text:p>
          </table:table-cell>
          <table:table-cell office:value-type="float" office:value="9446">
            <text:p>9446</text:p>
          </table:table-cell>
          <table:table-cell office:value-type="float" office:value="21">
            <text:p>21</text:p>
          </table:table-cell>
          <table:table-cell office:value-type="float" office:value="-2541">
            <text:p>-2541</text:p>
          </table:table-cell>
          <table:table-cell office:value-type="float" office:value="-159">
            <text:p>-159</text:p>
          </table:table-cell>
          <table:table-cell table:formula="of:=ATAN2([.C781];[.E781]- 8000) * (-180 / PI()) + 180" office:value-type="float" office:value="21.9278051118164">
            <text:p>21.9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584">
            <text:p>-3584</text:p>
          </table:table-cell>
          <table:table-cell office:value-type="float" office:value="-267">
            <text:p>-267</text:p>
          </table:table-cell>
          <table:table-cell office:value-type="float" office:value="9508">
            <text:p>9508</text:p>
          </table:table-cell>
          <table:table-cell office:value-type="float" office:value="12">
            <text:p>12</text:p>
          </table:table-cell>
          <table:table-cell office:value-type="float" office:value="-2537">
            <text:p>-2537</text:p>
          </table:table-cell>
          <table:table-cell office:value-type="float" office:value="-162">
            <text:p>-162</text:p>
          </table:table-cell>
          <table:table-cell table:formula="of:=ATAN2([.C782];[.E782]- 8000) * (-180 / PI()) + 180" office:value-type="float" office:value="22.8193588240443">
            <text:p>22.8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36">
            <text:p>-3536</text:p>
          </table:table-cell>
          <table:table-cell office:value-type="float" office:value="-308">
            <text:p>-308</text:p>
          </table:table-cell>
          <table:table-cell office:value-type="float" office:value="9585">
            <text:p>9585</text:p>
          </table:table-cell>
          <table:table-cell office:value-type="float" office:value="3">
            <text:p>3</text:p>
          </table:table-cell>
          <table:table-cell office:value-type="float" office:value="-2538">
            <text:p>-2538</text:p>
          </table:table-cell>
          <table:table-cell office:value-type="float" office:value="-159">
            <text:p>-159</text:p>
          </table:table-cell>
          <table:table-cell table:formula="of:=ATAN2([.C783];[.E783]- 8000) * (-180 / PI()) + 180" office:value-type="float" office:value="24.1441461931925">
            <text:p>24.1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496">
            <text:p>-3496</text:p>
          </table:table-cell>
          <table:table-cell office:value-type="float" office:value="-340">
            <text:p>-340</text:p>
          </table:table-cell>
          <table:table-cell office:value-type="float" office:value="9676">
            <text:p>9676</text:p>
          </table:table-cell>
          <table:table-cell office:value-type="float" office:value="5">
            <text:p>5</text:p>
          </table:table-cell>
          <table:table-cell office:value-type="float" office:value="-2531">
            <text:p>-2531</text:p>
          </table:table-cell>
          <table:table-cell office:value-type="float" office:value="-160">
            <text:p>-160</text:p>
          </table:table-cell>
          <table:table-cell table:formula="of:=ATAN2([.C784];[.E784]- 8000) * (-180 / PI()) + 180" office:value-type="float" office:value="25.6132937521426">
            <text:p>25.61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478">
            <text:p>-3478</text:p>
          </table:table-cell>
          <table:table-cell office:value-type="float" office:value="-379">
            <text:p>-379</text:p>
          </table:table-cell>
          <table:table-cell office:value-type="float" office:value="9761">
            <text:p>9761</text:p>
          </table:table-cell>
          <table:table-cell office:value-type="float" office:value="12">
            <text:p>12</text:p>
          </table:table-cell>
          <table:table-cell office:value-type="float" office:value="-2535">
            <text:p>-2535</text:p>
          </table:table-cell>
          <table:table-cell office:value-type="float" office:value="-159">
            <text:p>-159</text:p>
          </table:table-cell>
          <table:table-cell table:formula="of:=ATAN2([.C785];[.E785]- 8000) * (-180 / PI()) + 180" office:value-type="float" office:value="26.8542553629764">
            <text:p>26.8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28">
            <text:p>-3428</text:p>
          </table:table-cell>
          <table:table-cell office:value-type="float" office:value="-391">
            <text:p>-391</text:p>
          </table:table-cell>
          <table:table-cell office:value-type="float" office:value="9816">
            <text:p>9816</text:p>
          </table:table-cell>
          <table:table-cell office:value-type="float" office:value="21">
            <text:p>21</text:p>
          </table:table-cell>
          <table:table-cell office:value-type="float" office:value="-2531">
            <text:p>-2531</text:p>
          </table:table-cell>
          <table:table-cell office:value-type="float" office:value="-161">
            <text:p>-161</text:p>
          </table:table-cell>
          <table:table-cell table:formula="of:=ATAN2([.C786];[.E786]- 8000) * (-180 / PI()) + 180" office:value-type="float" office:value="27.9126277123041">
            <text:p>27.91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3394">
            <text:p>-3394</text:p>
          </table:table-cell>
          <table:table-cell office:value-type="float" office:value="-354">
            <text:p>-354</text:p>
          </table:table-cell>
          <table:table-cell office:value-type="float" office:value="9815">
            <text:p>9815</text:p>
          </table:table-cell>
          <table:table-cell office:value-type="float" office:value="23">
            <text:p>23</text:p>
          </table:table-cell>
          <table:table-cell office:value-type="float" office:value="-2535">
            <text:p>-2535</text:p>
          </table:table-cell>
          <table:table-cell office:value-type="float" office:value="-162">
            <text:p>-162</text:p>
          </table:table-cell>
          <table:table-cell table:formula="of:=ATAN2([.C787];[.E787]- 8000) * (-180 / PI()) + 180" office:value-type="float" office:value="28.1364115907359">
            <text:p>28.14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73">
            <text:p>-3373</text:p>
          </table:table-cell>
          <table:table-cell office:value-type="float" office:value="-311">
            <text:p>-311</text:p>
          </table:table-cell>
          <table:table-cell office:value-type="float" office:value="9912">
            <text:p>9912</text:p>
          </table:table-cell>
          <table:table-cell office:value-type="float" office:value="21">
            <text:p>21</text:p>
          </table:table-cell>
          <table:table-cell office:value-type="float" office:value="-2534">
            <text:p>-2534</text:p>
          </table:table-cell>
          <table:table-cell office:value-type="float" office:value="-161">
            <text:p>-161</text:p>
          </table:table-cell>
          <table:table-cell table:formula="of:=ATAN2([.C788];[.E788]- 8000) * (-180 / PI()) + 180" office:value-type="float" office:value="29.5469248822893">
            <text:p>29.55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320">
            <text:p>-3320</text:p>
          </table:table-cell>
          <table:table-cell office:value-type="float" office:value="-319">
            <text:p>-319</text:p>
          </table:table-cell>
          <table:table-cell office:value-type="float" office:value="10006">
            <text:p>10006</text:p>
          </table:table-cell>
          <table:table-cell office:value-type="float" office:value="14">
            <text:p>14</text:p>
          </table:table-cell>
          <table:table-cell office:value-type="float" office:value="-2534">
            <text:p>-2534</text:p>
          </table:table-cell>
          <table:table-cell office:value-type="float" office:value="-159">
            <text:p>-159</text:p>
          </table:table-cell>
          <table:table-cell table:formula="of:=ATAN2([.C789];[.E789]- 8000) * (-180 / PI()) + 180" office:value-type="float" office:value="31.1410795385625">
            <text:p>31.14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3290">
            <text:p>-3290</text:p>
          </table:table-cell>
          <table:table-cell office:value-type="float" office:value="-305">
            <text:p>-305</text:p>
          </table:table-cell>
          <table:table-cell office:value-type="float" office:value="10031">
            <text:p>10031</text:p>
          </table:table-cell>
          <table:table-cell office:value-type="float" office:value="6">
            <text:p>6</text:p>
          </table:table-cell>
          <table:table-cell office:value-type="float" office:value="-2541">
            <text:p>-2541</text:p>
          </table:table-cell>
          <table:table-cell office:value-type="float" office:value="-158">
            <text:p>-158</text:p>
          </table:table-cell>
          <table:table-cell table:formula="of:=ATAN2([.C790];[.E790]- 8000) * (-180 / PI()) + 180" office:value-type="float" office:value="31.6880801473025">
            <text:p>31.6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219">
            <text:p>-3219</text:p>
          </table:table-cell>
          <table:table-cell office:value-type="float" office:value="-357">
            <text:p>-357</text:p>
          </table:table-cell>
          <table:table-cell office:value-type="float" office:value="10173">
            <text:p>10173</text:p>
          </table:table-cell>
          <table:table-cell office:value-type="float" office:value="1">
            <text:p>1</text:p>
          </table:table-cell>
          <table:table-cell office:value-type="float" office:value="-2537">
            <text:p>-2537</text:p>
          </table:table-cell>
          <table:table-cell office:value-type="float" office:value="-157">
            <text:p>-157</text:p>
          </table:table-cell>
          <table:table-cell table:formula="of:=ATAN2([.C791];[.E791]- 8000) * (-180 / PI()) + 180" office:value-type="float" office:value="34.021489819718">
            <text:p>34.02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91">
            <text:p>-3191</text:p>
          </table:table-cell>
          <table:table-cell office:value-type="float" office:value="-387">
            <text:p>-387</text:p>
          </table:table-cell>
          <table:table-cell office:value-type="float" office:value="10191">
            <text:p>10191</text:p>
          </table:table-cell>
          <table:table-cell office:value-type="float" office:value="9">
            <text:p>9</text:p>
          </table:table-cell>
          <table:table-cell office:value-type="float" office:value="-2534">
            <text:p>-2534</text:p>
          </table:table-cell>
          <table:table-cell office:value-type="float" office:value="-159">
            <text:p>-159</text:p>
          </table:table-cell>
          <table:table-cell table:formula="of:=ATAN2([.C792];[.E792]- 8000) * (-180 / PI()) + 180" office:value-type="float" office:value="34.4742173372302">
            <text:p>34.47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86">
            <text:p>-3186</text:p>
          </table:table-cell>
          <table:table-cell office:value-type="float" office:value="-390">
            <text:p>-390</text:p>
          </table:table-cell>
          <table:table-cell office:value-type="float" office:value="10285">
            <text:p>10285</text:p>
          </table:table-cell>
          <table:table-cell office:value-type="float" office:value="23">
            <text:p>23</text:p>
          </table:table-cell>
          <table:table-cell office:value-type="float" office:value="-2531">
            <text:p>-2531</text:p>
          </table:table-cell>
          <table:table-cell office:value-type="float" office:value="-164">
            <text:p>-164</text:p>
          </table:table-cell>
          <table:table-cell table:formula="of:=ATAN2([.C793];[.E793]- 8000) * (-180 / PI()) + 180" office:value-type="float" office:value="35.6481003334829">
            <text:p>35.65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3078">
            <text:p>-3078</text:p>
          </table:table-cell>
          <table:table-cell office:value-type="float" office:value="-375">
            <text:p>-375</text:p>
          </table:table-cell>
          <table:table-cell office:value-type="float" office:value="10304">
            <text:p>10304</text:p>
          </table:table-cell>
          <table:table-cell office:value-type="float" office:value="29">
            <text:p>29</text:p>
          </table:table-cell>
          <table:table-cell office:value-type="float" office:value="-2532">
            <text:p>-2532</text:p>
          </table:table-cell>
          <table:table-cell office:value-type="float" office:value="-162">
            <text:p>-162</text:p>
          </table:table-cell>
          <table:table-cell table:formula="of:=ATAN2([.C794];[.E794]- 8000) * (-180 / PI()) + 180" office:value-type="float" office:value="36.8162499278954">
            <text:p>36.82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3059">
            <text:p>-3059</text:p>
          </table:table-cell>
          <table:table-cell office:value-type="float" office:value="-318">
            <text:p>-318</text:p>
          </table:table-cell>
          <table:table-cell office:value-type="float" office:value="10358">
            <text:p>10358</text:p>
          </table:table-cell>
          <table:table-cell office:value-type="float" office:value="27">
            <text:p>27</text:p>
          </table:table-cell>
          <table:table-cell office:value-type="float" office:value="-2532">
            <text:p>-2532</text:p>
          </table:table-cell>
          <table:table-cell office:value-type="float" office:value="-163">
            <text:p>-163</text:p>
          </table:table-cell>
          <table:table-cell table:formula="of:=ATAN2([.C795];[.E795]- 8000) * (-180 / PI()) + 180" office:value-type="float" office:value="37.6264784108376">
            <text:p>37.63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3030">
            <text:p>-3030</text:p>
          </table:table-cell>
          <table:table-cell office:value-type="float" office:value="-315">
            <text:p>-315</text:p>
          </table:table-cell>
          <table:table-cell office:value-type="float" office:value="10458">
            <text:p>10458</text:p>
          </table:table-cell>
          <table:table-cell office:value-type="float" office:value="16">
            <text:p>16</text:p>
          </table:table-cell>
          <table:table-cell office:value-type="float" office:value="-2534">
            <text:p>-2534</text:p>
          </table:table-cell>
          <table:table-cell office:value-type="float" office:value="-159">
            <text:p>-159</text:p>
          </table:table-cell>
          <table:table-cell table:formula="of:=ATAN2([.C796];[.E796]- 8000) * (-180 / PI()) + 180" office:value-type="float" office:value="39.049694259004">
            <text:p>39.05</text:p>
          </table:table-cell>
          <table:table-cell table:number-columns-repeated="3"/>
        </table:table-row>
        <table:table-row table:style-name="ro1">
          <table:table-cell office:value-type="float" office:value="6788">
            <text:p>6788</text:p>
          </table:table-cell>
          <table:table-cell office:value-type="float" office:value="1">
            <text:p>1</text:p>
          </table:table-cell>
          <table:table-cell office:value-type="float" office:value="-2991">
            <text:p>-2991</text:p>
          </table:table-cell>
          <table:table-cell office:value-type="float" office:value="-333">
            <text:p>-333</text:p>
          </table:table-cell>
          <table:table-cell office:value-type="float" office:value="10506">
            <text:p>10506</text:p>
          </table:table-cell>
          <table:table-cell office:value-type="float" office:value="6">
            <text:p>6</text:p>
          </table:table-cell>
          <table:table-cell office:value-type="float" office:value="-2533">
            <text:p>-2533</text:p>
          </table:table-cell>
          <table:table-cell office:value-type="float" office:value="-156">
            <text:p>-156</text:p>
          </table:table-cell>
          <table:table-cell table:formula="of:=ATAN2([.C797];[.E797]- 8000) * (-180 / PI()) + 180" office:value-type="float" office:value="39.9578531244417">
            <text:p>39.9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937">
            <text:p>-2937</text:p>
          </table:table-cell>
          <table:table-cell office:value-type="float" office:value="-360">
            <text:p>-360</text:p>
          </table:table-cell>
          <table:table-cell office:value-type="float" office:value="10550">
            <text:p>10550</text:p>
          </table:table-cell>
          <table:table-cell office:value-type="float" office:value="-1">
            <text:p>-1</text:p>
          </table:table-cell>
          <table:table-cell office:value-type="float" office:value="-2532">
            <text:p>-2532</text:p>
          </table:table-cell>
          <table:table-cell office:value-type="float" office:value="-153">
            <text:p>-153</text:p>
          </table:table-cell>
          <table:table-cell table:formula="of:=ATAN2([.C798];[.E798]- 8000) * (-180 / PI()) + 180" office:value-type="float" office:value="40.9655898482722">
            <text:p>40.97</text:p>
          </table:table-cell>
          <table:table-cell table:number-columns-repeated="3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2862">
            <text:p>-2862</text:p>
          </table:table-cell>
          <table:table-cell office:value-type="float" office:value="-449">
            <text:p>-449</text:p>
          </table:table-cell>
          <table:table-cell office:value-type="float" office:value="10647">
            <text:p>10647</text:p>
          </table:table-cell>
          <table:table-cell office:value-type="float" office:value="2">
            <text:p>2</text:p>
          </table:table-cell>
          <table:table-cell office:value-type="float" office:value="-2533">
            <text:p>-2533</text:p>
          </table:table-cell>
          <table:table-cell office:value-type="float" office:value="-152">
            <text:p>-152</text:p>
          </table:table-cell>
          <table:table-cell table:formula="of:=ATAN2([.C799];[.E799]- 8000) * (-180 / PI()) + 180" office:value-type="float" office:value="42.7650491718">
            <text:p>42.77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810">
            <text:p>-2810</text:p>
          </table:table-cell>
          <table:table-cell office:value-type="float" office:value="-434">
            <text:p>-434</text:p>
          </table:table-cell>
          <table:table-cell office:value-type="float" office:value="10678">
            <text:p>10678</text:p>
          </table:table-cell>
          <table:table-cell office:value-type="float" office:value="14">
            <text:p>14</text:p>
          </table:table-cell>
          <table:table-cell office:value-type="float" office:value="-2533">
            <text:p>-2533</text:p>
          </table:table-cell>
          <table:table-cell office:value-type="float" office:value="-162">
            <text:p>-162</text:p>
          </table:table-cell>
          <table:table-cell table:formula="of:=ATAN2([.C800];[.E800]- 8000) * (-180 / PI()) + 180" office:value-type="float" office:value="43.6221601785204">
            <text:p>43.62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2768">
            <text:p>-2768</text:p>
          </table:table-cell>
          <table:table-cell office:value-type="float" office:value="-445">
            <text:p>-445</text:p>
          </table:table-cell>
          <table:table-cell office:value-type="float" office:value="10742">
            <text:p>10742</text:p>
          </table:table-cell>
          <table:table-cell office:value-type="float" office:value="25">
            <text:p>25</text:p>
          </table:table-cell>
          <table:table-cell office:value-type="float" office:value="-2530">
            <text:p>-2530</text:p>
          </table:table-cell>
          <table:table-cell office:value-type="float" office:value="-165">
            <text:p>-165</text:p>
          </table:table-cell>
          <table:table-cell table:formula="of:=ATAN2([.C801];[.E801]- 8000) * (-180 / PI()) + 180" office:value-type="float" office:value="44.7296407965565">
            <text:p>44.73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717">
            <text:p>-2717</text:p>
          </table:table-cell>
          <table:table-cell office:value-type="float" office:value="-343">
            <text:p>-343</text:p>
          </table:table-cell>
          <table:table-cell office:value-type="float" office:value="10760">
            <text:p>10760</text:p>
          </table:table-cell>
          <table:table-cell office:value-type="float" office:value="29">
            <text:p>29</text:p>
          </table:table-cell>
          <table:table-cell office:value-type="float" office:value="-2531">
            <text:p>-2531</text:p>
          </table:table-cell>
          <table:table-cell office:value-type="float" office:value="-165">
            <text:p>-165</text:p>
          </table:table-cell>
          <table:table-cell table:formula="of:=ATAN2([.C802];[.E802]- 8000) * (-180 / PI()) + 180" office:value-type="float" office:value="45.4498206866965">
            <text:p>45.45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649">
            <text:p>-2649</text:p>
          </table:table-cell>
          <table:table-cell office:value-type="float" office:value="-325">
            <text:p>-325</text:p>
          </table:table-cell>
          <table:table-cell office:value-type="float" office:value="10822">
            <text:p>10822</text:p>
          </table:table-cell>
          <table:table-cell office:value-type="float" office:value="23">
            <text:p>23</text:p>
          </table:table-cell>
          <table:table-cell office:value-type="float" office:value="-2525">
            <text:p>-2525</text:p>
          </table:table-cell>
          <table:table-cell office:value-type="float" office:value="-165">
            <text:p>-165</text:p>
          </table:table-cell>
          <table:table-cell table:formula="of:=ATAN2([.C803];[.E803]- 8000) * (-180 / PI()) + 180" office:value-type="float" office:value="46.8111621446526">
            <text:p>46.81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626">
            <text:p>-2626</text:p>
          </table:table-cell>
          <table:table-cell office:value-type="float" office:value="-323">
            <text:p>-323</text:p>
          </table:table-cell>
          <table:table-cell office:value-type="float" office:value="10926">
            <text:p>10926</text:p>
          </table:table-cell>
          <table:table-cell office:value-type="float" office:value="5">
            <text:p>5</text:p>
          </table:table-cell>
          <table:table-cell office:value-type="float" office:value="-2523">
            <text:p>-2523</text:p>
          </table:table-cell>
          <table:table-cell office:value-type="float" office:value="-156">
            <text:p>-156</text:p>
          </table:table-cell>
          <table:table-cell table:formula="of:=ATAN2([.C804];[.E804]- 8000) * (-180 / PI()) + 180" office:value-type="float" office:value="48.0929456491104">
            <text:p>48.09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549">
            <text:p>-2549</text:p>
          </table:table-cell>
          <table:table-cell office:value-type="float" office:value="-360">
            <text:p>-360</text:p>
          </table:table-cell>
          <table:table-cell office:value-type="float" office:value="10978">
            <text:p>10978</text:p>
          </table:table-cell>
          <table:table-cell office:value-type="float" office:value="-2">
            <text:p>-2</text:p>
          </table:table-cell>
          <table:table-cell office:value-type="float" office:value="-2524">
            <text:p>-2524</text:p>
          </table:table-cell>
          <table:table-cell office:value-type="float" office:value="-152">
            <text:p>-152</text:p>
          </table:table-cell>
          <table:table-cell table:formula="of:=ATAN2([.C805];[.E805]- 8000) * (-180 / PI()) + 180" office:value-type="float" office:value="49.4383399498862">
            <text:p>49.44</text:p>
          </table:table-cell>
          <table:table-cell table:number-columns-repeated="3"/>
        </table:table-row>
        <table:table-row table:style-name="ro1">
          <table:table-cell office:value-type="float" office:value="6728">
            <text:p>6728</text:p>
          </table:table-cell>
          <table:table-cell office:value-type="float" office:value="1">
            <text:p>1</text:p>
          </table:table-cell>
          <table:table-cell office:value-type="float" office:value="-2519">
            <text:p>-2519</text:p>
          </table:table-cell>
          <table:table-cell office:value-type="float" office:value="-430">
            <text:p>-430</text:p>
          </table:table-cell>
          <table:table-cell office:value-type="float" office:value="11034">
            <text:p>11034</text:p>
          </table:table-cell>
          <table:table-cell office:value-type="float" office:value="-2">
            <text:p>-2</text:p>
          </table:table-cell>
          <table:table-cell office:value-type="float" office:value="-2523">
            <text:p>-2523</text:p>
          </table:table-cell>
          <table:table-cell office:value-type="float" office:value="-150">
            <text:p>-150</text:p>
          </table:table-cell>
          <table:table-cell table:formula="of:=ATAN2([.C806];[.E806]- 8000) * (-180 / PI()) + 180" office:value-type="float" office:value="50.2986063198879">
            <text:p>50.30</text:p>
          </table:table-cell>
          <table:table-cell table:number-columns-repeated="3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1">
            <text:p>1</text:p>
          </table:table-cell>
          <table:table-cell office:value-type="float" office:value="-2446">
            <text:p>-2446</text:p>
          </table:table-cell>
          <table:table-cell office:value-type="float" office:value="-485">
            <text:p>-485</text:p>
          </table:table-cell>
          <table:table-cell office:value-type="float" office:value="11031">
            <text:p>11031</text:p>
          </table:table-cell>
          <table:table-cell office:value-type="float" office:value="9">
            <text:p>9</text:p>
          </table:table-cell>
          <table:table-cell office:value-type="float" office:value="-2518">
            <text:p>-2518</text:p>
          </table:table-cell>
          <table:table-cell office:value-type="float" office:value="-155">
            <text:p>-155</text:p>
          </table:table-cell>
          <table:table-cell table:formula="of:=ATAN2([.C807];[.E807]- 8000) * (-180 / PI()) + 180" office:value-type="float" office:value="51.0966648981712">
            <text:p>51.1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354">
            <text:p>-2354</text:p>
          </table:table-cell>
          <table:table-cell office:value-type="float" office:value="-460">
            <text:p>-460</text:p>
          </table:table-cell>
          <table:table-cell office:value-type="float" office:value="11118">
            <text:p>11118</text:p>
          </table:table-cell>
          <table:table-cell office:value-type="float" office:value="17">
            <text:p>17</text:p>
          </table:table-cell>
          <table:table-cell office:value-type="float" office:value="-2518">
            <text:p>-2518</text:p>
          </table:table-cell>
          <table:table-cell office:value-type="float" office:value="-163">
            <text:p>-163</text:p>
          </table:table-cell>
          <table:table-cell table:formula="of:=ATAN2([.C808];[.E808]- 8000) * (-180 / PI()) + 180" office:value-type="float" office:value="52.9482488473905">
            <text:p>52.95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2321">
            <text:p>-2321</text:p>
          </table:table-cell>
          <table:table-cell office:value-type="float" office:value="-400">
            <text:p>-400</text:p>
          </table:table-cell>
          <table:table-cell office:value-type="float" office:value="11111">
            <text:p>11111</text:p>
          </table:table-cell>
          <table:table-cell office:value-type="float" office:value="27">
            <text:p>27</text:p>
          </table:table-cell>
          <table:table-cell office:value-type="float" office:value="-2516">
            <text:p>-2516</text:p>
          </table:table-cell>
          <table:table-cell office:value-type="float" office:value="-167">
            <text:p>-167</text:p>
          </table:table-cell>
          <table:table-cell table:formula="of:=ATAN2([.C809];[.E809]- 8000) * (-180 / PI()) + 180" office:value-type="float" office:value="53.2747659925497">
            <text:p>53.27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2263">
            <text:p>-2263</text:p>
          </table:table-cell>
          <table:table-cell office:value-type="float" office:value="-373">
            <text:p>-373</text:p>
          </table:table-cell>
          <table:table-cell office:value-type="float" office:value="11210">
            <text:p>11210</text:p>
          </table:table-cell>
          <table:table-cell office:value-type="float" office:value="23">
            <text:p>23</text:p>
          </table:table-cell>
          <table:table-cell office:value-type="float" office:value="-2512">
            <text:p>-2512</text:p>
          </table:table-cell>
          <table:table-cell office:value-type="float" office:value="-161">
            <text:p>-161</text:p>
          </table:table-cell>
          <table:table-cell table:formula="of:=ATAN2([.C810];[.E810]- 8000) * (-180 / PI()) + 180" office:value-type="float" office:value="54.816759537249">
            <text:p>54.82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74">
            <text:p>-2174</text:p>
          </table:table-cell>
          <table:table-cell office:value-type="float" office:value="-317">
            <text:p>-317</text:p>
          </table:table-cell>
          <table:table-cell office:value-type="float" office:value="11275">
            <text:p>11275</text:p>
          </table:table-cell>
          <table:table-cell office:value-type="float" office:value="12">
            <text:p>12</text:p>
          </table:table-cell>
          <table:table-cell office:value-type="float" office:value="-2510">
            <text:p>-2510</text:p>
          </table:table-cell>
          <table:table-cell office:value-type="float" office:value="-156">
            <text:p>-156</text:p>
          </table:table-cell>
          <table:table-cell table:formula="of:=ATAN2([.C811];[.E811]- 8000) * (-180 / PI()) + 180" office:value-type="float" office:value="56.4231251459478">
            <text:p>56.42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2120">
            <text:p>-2120</text:p>
          </table:table-cell>
          <table:table-cell office:value-type="float" office:value="-357">
            <text:p>-357</text:p>
          </table:table-cell>
          <table:table-cell office:value-type="float" office:value="11286">
            <text:p>11286</text:p>
          </table:table-cell>
          <table:table-cell office:value-type="float" office:value="4">
            <text:p>4</text:p>
          </table:table-cell>
          <table:table-cell office:value-type="float" office:value="-2513">
            <text:p>-2513</text:p>
          </table:table-cell>
          <table:table-cell office:value-type="float" office:value="-152">
            <text:p>-152</text:p>
          </table:table-cell>
          <table:table-cell table:formula="of:=ATAN2([.C812];[.E812]- 8000) * (-180 / PI()) + 180" office:value-type="float" office:value="57.1714582085875">
            <text:p>57.1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079">
            <text:p>-2079</text:p>
          </table:table-cell>
          <table:table-cell office:value-type="float" office:value="-424">
            <text:p>-424</text:p>
          </table:table-cell>
          <table:table-cell office:value-type="float" office:value="11340">
            <text:p>11340</text:p>
          </table:table-cell>
          <table:table-cell office:value-type="float" office:value="2">
            <text:p>2</text:p>
          </table:table-cell>
          <table:table-cell office:value-type="float" office:value="-2508">
            <text:p>-2508</text:p>
          </table:table-cell>
          <table:table-cell office:value-type="float" office:value="-152">
            <text:p>-152</text:p>
          </table:table-cell>
          <table:table-cell table:formula="of:=ATAN2([.C813];[.E813]- 8000) * (-180 / PI()) + 180" office:value-type="float" office:value="58.0995907552056">
            <text:p>58.10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2027">
            <text:p>-2027</text:p>
          </table:table-cell>
          <table:table-cell office:value-type="float" office:value="-434">
            <text:p>-434</text:p>
          </table:table-cell>
          <table:table-cell office:value-type="float" office:value="11409">
            <text:p>11409</text:p>
          </table:table-cell>
          <table:table-cell office:value-type="float" office:value="6">
            <text:p>6</text:p>
          </table:table-cell>
          <table:table-cell office:value-type="float" office:value="-2505">
            <text:p>-2505</text:p>
          </table:table-cell>
          <table:table-cell office:value-type="float" office:value="-153">
            <text:p>-153</text:p>
          </table:table-cell>
          <table:table-cell table:formula="of:=ATAN2([.C814];[.E814]- 8000) * (-180 / PI()) + 180" office:value-type="float" office:value="59.2641766992612">
            <text:p>59.2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954">
            <text:p>-1954</text:p>
          </table:table-cell>
          <table:table-cell office:value-type="float" office:value="-461">
            <text:p>-461</text:p>
          </table:table-cell>
          <table:table-cell office:value-type="float" office:value="11373">
            <text:p>11373</text:p>
          </table:table-cell>
          <table:table-cell office:value-type="float" office:value="13">
            <text:p>13</text:p>
          </table:table-cell>
          <table:table-cell office:value-type="float" office:value="-2508">
            <text:p>-2508</text:p>
          </table:table-cell>
          <table:table-cell office:value-type="float" office:value="-164">
            <text:p>-164</text:p>
          </table:table-cell>
          <table:table-cell table:formula="of:=ATAN2([.C815];[.E815]- 8000) * (-180 / PI()) + 180" office:value-type="float" office:value="59.9160188666306">
            <text:p>59.92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909">
            <text:p>-1909</text:p>
          </table:table-cell>
          <table:table-cell office:value-type="float" office:value="-411">
            <text:p>-411</text:p>
          </table:table-cell>
          <table:table-cell office:value-type="float" office:value="11420">
            <text:p>11420</text:p>
          </table:table-cell>
          <table:table-cell office:value-type="float" office:value="23">
            <text:p>23</text:p>
          </table:table-cell>
          <table:table-cell office:value-type="float" office:value="-2508">
            <text:p>-2508</text:p>
          </table:table-cell>
          <table:table-cell office:value-type="float" office:value="-167">
            <text:p>-167</text:p>
          </table:table-cell>
          <table:table-cell table:formula="of:=ATAN2([.C816];[.E816]- 8000) * (-180 / PI()) + 180" office:value-type="float" office:value="60.8303071991546">
            <text:p>60.83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860">
            <text:p>-1860</text:p>
          </table:table-cell>
          <table:table-cell office:value-type="float" office:value="-388">
            <text:p>-388</text:p>
          </table:table-cell>
          <table:table-cell office:value-type="float" office:value="11488">
            <text:p>11488</text:p>
          </table:table-cell>
          <table:table-cell office:value-type="float" office:value="20">
            <text:p>20</text:p>
          </table:table-cell>
          <table:table-cell office:value-type="float" office:value="-2504">
            <text:p>-2504</text:p>
          </table:table-cell>
          <table:table-cell office:value-type="float" office:value="-165">
            <text:p>-165</text:p>
          </table:table-cell>
          <table:table-cell table:formula="of:=ATAN2([.C817];[.E817]- 8000) * (-180 / PI()) + 180" office:value-type="float" office:value="61.9309235272093">
            <text:p>61.93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-1779">
            <text:p>-1779</text:p>
          </table:table-cell>
          <table:table-cell office:value-type="float" office:value="-352">
            <text:p>-352</text:p>
          </table:table-cell>
          <table:table-cell office:value-type="float" office:value="11538">
            <text:p>11538</text:p>
          </table:table-cell>
          <table:table-cell office:value-type="float" office:value="16">
            <text:p>16</text:p>
          </table:table-cell>
          <table:table-cell office:value-type="float" office:value="-2507">
            <text:p>-2507</text:p>
          </table:table-cell>
          <table:table-cell office:value-type="float" office:value="-155">
            <text:p>-155</text:p>
          </table:table-cell>
          <table:table-cell table:formula="of:=ATAN2([.C818];[.E818]- 8000) * (-180 / PI()) + 180" office:value-type="float" office:value="63.3055401677322">
            <text:p>63.31</text:p>
          </table:table-cell>
          <table:table-cell table:number-columns-repeated="3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office:value-type="float" office:value="-1709">
            <text:p>-1709</text:p>
          </table:table-cell>
          <table:table-cell office:value-type="float" office:value="-401">
            <text:p>-401</text:p>
          </table:table-cell>
          <table:table-cell office:value-type="float" office:value="11545">
            <text:p>11545</text:p>
          </table:table-cell>
          <table:table-cell office:value-type="float" office:value="10">
            <text:p>10</text:p>
          </table:table-cell>
          <table:table-cell office:value-type="float" office:value="-2506">
            <text:p>-2506</text:p>
          </table:table-cell>
          <table:table-cell office:value-type="float" office:value="-152">
            <text:p>-152</text:p>
          </table:table-cell>
          <table:table-cell table:formula="of:=ATAN2([.C819];[.E819]- 8000) * (-180 / PI()) + 180" office:value-type="float" office:value="64.2618676506592">
            <text:p>64.26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628">
            <text:p>-1628</text:p>
          </table:table-cell>
          <table:table-cell office:value-type="float" office:value="-395">
            <text:p>-395</text:p>
          </table:table-cell>
          <table:table-cell office:value-type="float" office:value="11598">
            <text:p>11598</text:p>
          </table:table-cell>
          <table:table-cell office:value-type="float" office:value="6">
            <text:p>6</text:p>
          </table:table-cell>
          <table:table-cell office:value-type="float" office:value="-2502">
            <text:p>-2502</text:p>
          </table:table-cell>
          <table:table-cell office:value-type="float" office:value="-146">
            <text:p>-146</text:p>
          </table:table-cell>
          <table:table-cell table:formula="of:=ATAN2([.C820];[.E820]- 8000) * (-180 / PI()) + 180" office:value-type="float" office:value="65.6545038577375">
            <text:p>65.65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1569">
            <text:p>-1569</text:p>
          </table:table-cell>
          <table:table-cell office:value-type="float" office:value="-441">
            <text:p>-441</text:p>
          </table:table-cell>
          <table:table-cell office:value-type="float" office:value="11681">
            <text:p>11681</text:p>
          </table:table-cell>
          <table:table-cell office:value-type="float" office:value="10">
            <text:p>10</text:p>
          </table:table-cell>
          <table:table-cell office:value-type="float" office:value="-2505">
            <text:p>-2505</text:p>
          </table:table-cell>
          <table:table-cell office:value-type="float" office:value="-154">
            <text:p>-154</text:p>
          </table:table-cell>
          <table:table-cell table:formula="of:=ATAN2([.C821];[.E821]- 8000) * (-180 / PI()) + 180" office:value-type="float" office:value="66.9142185146584">
            <text:p>66.91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476">
            <text:p>-1476</text:p>
          </table:table-cell>
          <table:table-cell office:value-type="float" office:value="-451">
            <text:p>-451</text:p>
          </table:table-cell>
          <table:table-cell office:value-type="float" office:value="11649">
            <text:p>11649</text:p>
          </table:table-cell>
          <table:table-cell office:value-type="float" office:value="17">
            <text:p>17</text:p>
          </table:table-cell>
          <table:table-cell office:value-type="float" office:value="-2499">
            <text:p>-2499</text:p>
          </table:table-cell>
          <table:table-cell office:value-type="float" office:value="-155">
            <text:p>-155</text:p>
          </table:table-cell>
          <table:table-cell table:formula="of:=ATAN2([.C822];[.E822]- 8000) * (-180 / PI()) + 180" office:value-type="float" office:value="67.9769445031887">
            <text:p>67.98</text:p>
          </table:table-cell>
          <table:table-cell table:number-columns-repeated="3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442">
            <text:p>-1442</text:p>
          </table:table-cell>
          <table:table-cell office:value-type="float" office:value="-410">
            <text:p>-410</text:p>
          </table:table-cell>
          <table:table-cell office:value-type="float" office:value="11698">
            <text:p>11698</text:p>
          </table:table-cell>
          <table:table-cell office:value-type="float" office:value="19">
            <text:p>19</text:p>
          </table:table-cell>
          <table:table-cell office:value-type="float" office:value="-2504">
            <text:p>-2504</text:p>
          </table:table-cell>
          <table:table-cell office:value-type="float" office:value="-164">
            <text:p>-164</text:p>
          </table:table-cell>
          <table:table-cell table:formula="of:=ATAN2([.C823];[.E823]- 8000) * (-180 / PI()) + 180" office:value-type="float" office:value="68.6971750552196">
            <text:p>68.70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-1354">
            <text:p>-1354</text:p>
          </table:table-cell>
          <table:table-cell office:value-type="float" office:value="-424">
            <text:p>-424</text:p>
          </table:table-cell>
          <table:table-cell office:value-type="float" office:value="11742">
            <text:p>11742</text:p>
          </table:table-cell>
          <table:table-cell office:value-type="float" office:value="20">
            <text:p>20</text:p>
          </table:table-cell>
          <table:table-cell office:value-type="float" office:value="-2500">
            <text:p>-2500</text:p>
          </table:table-cell>
          <table:table-cell office:value-type="float" office:value="-162">
            <text:p>-162</text:p>
          </table:table-cell>
          <table:table-cell table:formula="of:=ATAN2([.C824];[.E824]- 8000) * (-180 / PI()) + 180" office:value-type="float" office:value="70.1079210902069">
            <text:p>70.11</text:p>
          </table:table-cell>
          <table:table-cell table:number-columns-repeated="3"/>
        </table:table-row>
        <table:table-row table:style-name="ro1"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-1273">
            <text:p>-1273</text:p>
          </table:table-cell>
          <table:table-cell office:value-type="float" office:value="-391">
            <text:p>-391</text:p>
          </table:table-cell>
          <table:table-cell office:value-type="float" office:value="11740">
            <text:p>11740</text:p>
          </table:table-cell>
          <table:table-cell office:value-type="float" office:value="15">
            <text:p>15</text:p>
          </table:table-cell>
          <table:table-cell office:value-type="float" office:value="-2497">
            <text:p>-2497</text:p>
          </table:table-cell>
          <table:table-cell office:value-type="float" office:value="-156">
            <text:p>-156</text:p>
          </table:table-cell>
          <table:table-cell table:formula="of:=ATAN2([.C825];[.E825]- 8000) * (-180 / PI()) + 180" office:value-type="float" office:value="71.202743784876">
            <text:p>71.20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-1214">
            <text:p>-1214</text:p>
          </table:table-cell>
          <table:table-cell office:value-type="float" office:value="-411">
            <text:p>-411</text:p>
          </table:table-cell>
          <table:table-cell office:value-type="float" office:value="11779">
            <text:p>11779</text:p>
          </table:table-cell>
          <table:table-cell office:value-type="float" office:value="8">
            <text:p>8</text:p>
          </table:table-cell>
          <table:table-cell office:value-type="float" office:value="-2499">
            <text:p>-2499</text:p>
          </table:table-cell>
          <table:table-cell office:value-type="float" office:value="-155">
            <text:p>-155</text:p>
          </table:table-cell>
          <table:table-cell table:formula="of:=ATAN2([.C826];[.E826]- 8000) * (-180 / PI()) + 180" office:value-type="float" office:value="72.1904364105739">
            <text:p>72.19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1103">
            <text:p>-1103</text:p>
          </table:table-cell>
          <table:table-cell office:value-type="float" office:value="-437">
            <text:p>-437</text:p>
          </table:table-cell>
          <table:table-cell office:value-type="float" office:value="11849">
            <text:p>11849</text:p>
          </table:table-cell>
          <table:table-cell office:value-type="float" office:value="6">
            <text:p>6</text:p>
          </table:table-cell>
          <table:table-cell office:value-type="float" office:value="-2499">
            <text:p>-2499</text:p>
          </table:table-cell>
          <table:table-cell office:value-type="float" office:value="-151">
            <text:p>-151</text:p>
          </table:table-cell>
          <table:table-cell table:formula="of:=ATAN2([.C827];[.E827]- 8000) * (-180 / PI()) + 180" office:value-type="float" office:value="74.0093949099004">
            <text:p>74.0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1044">
            <text:p>-1044</text:p>
          </table:table-cell>
          <table:table-cell office:value-type="float" office:value="-435">
            <text:p>-435</text:p>
          </table:table-cell>
          <table:table-cell office:value-type="float" office:value="11846">
            <text:p>11846</text:p>
          </table:table-cell>
          <table:table-cell office:value-type="float" office:value="8">
            <text:p>8</text:p>
          </table:table-cell>
          <table:table-cell office:value-type="float" office:value="-2494">
            <text:p>-2494</text:p>
          </table:table-cell>
          <table:table-cell office:value-type="float" office:value="-152">
            <text:p>-152</text:p>
          </table:table-cell>
          <table:table-cell table:formula="of:=ATAN2([.C828];[.E828]- 8000) * (-180 / PI()) + 180" office:value-type="float" office:value="74.8129734364971">
            <text:p>74.81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994">
            <text:p>-994</text:p>
          </table:table-cell>
          <table:table-cell office:value-type="float" office:value="-456">
            <text:p>-456</text:p>
          </table:table-cell>
          <table:table-cell office:value-type="float" office:value="11903">
            <text:p>11903</text:p>
          </table:table-cell>
          <table:table-cell office:value-type="float" office:value="12">
            <text:p>12</text:p>
          </table:table-cell>
          <table:table-cell office:value-type="float" office:value="-2495">
            <text:p>-2495</text:p>
          </table:table-cell>
          <table:table-cell office:value-type="float" office:value="-155">
            <text:p>-155</text:p>
          </table:table-cell>
          <table:table-cell table:formula="of:=ATAN2([.C829];[.E829]- 8000) * (-180 / PI()) + 180" office:value-type="float" office:value="75.7118858249711">
            <text:p>75.7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944">
            <text:p>-944</text:p>
          </table:table-cell>
          <table:table-cell office:value-type="float" office:value="-449">
            <text:p>-449</text:p>
          </table:table-cell>
          <table:table-cell office:value-type="float" office:value="11926">
            <text:p>11926</text:p>
          </table:table-cell>
          <table:table-cell office:value-type="float" office:value="14">
            <text:p>14</text:p>
          </table:table-cell>
          <table:table-cell office:value-type="float" office:value="-2491">
            <text:p>-2491</text:p>
          </table:table-cell>
          <table:table-cell office:value-type="float" office:value="-163">
            <text:p>-163</text:p>
          </table:table-cell>
          <table:table-cell table:formula="of:=ATAN2([.C830];[.E830]- 8000) * (-180 / PI()) + 180" office:value-type="float" office:value="76.4799827676406">
            <text:p>76.48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890">
            <text:p>-890</text:p>
          </table:table-cell>
          <table:table-cell office:value-type="float" office:value="-428">
            <text:p>-428</text:p>
          </table:table-cell>
          <table:table-cell office:value-type="float" office:value="11884">
            <text:p>11884</text:p>
          </table:table-cell>
          <table:table-cell office:value-type="float" office:value="17">
            <text:p>17</text:p>
          </table:table-cell>
          <table:table-cell office:value-type="float" office:value="-2489">
            <text:p>-2489</text:p>
          </table:table-cell>
          <table:table-cell office:value-type="float" office:value="-164">
            <text:p>-164</text:p>
          </table:table-cell>
          <table:table-cell table:formula="of:=ATAN2([.C831];[.E831]- 8000) * (-180 / PI()) + 180" office:value-type="float" office:value="77.0937593074421">
            <text:p>77.0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777">
            <text:p>-777</text:p>
          </table:table-cell>
          <table:table-cell office:value-type="float" office:value="-422">
            <text:p>-422</text:p>
          </table:table-cell>
          <table:table-cell office:value-type="float" office:value="11921">
            <text:p>11921</text:p>
          </table:table-cell>
          <table:table-cell office:value-type="float" office:value="14">
            <text:p>14</text:p>
          </table:table-cell>
          <table:table-cell office:value-type="float" office:value="-2487">
            <text:p>-2487</text:p>
          </table:table-cell>
          <table:table-cell office:value-type="float" office:value="-161">
            <text:p>-161</text:p>
          </table:table-cell>
          <table:table-cell table:formula="of:=ATAN2([.C832];[.E832]- 8000) * (-180 / PI()) + 180" office:value-type="float" office:value="78.7912669135538">
            <text:p>78.7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708">
            <text:p>-708</text:p>
          </table:table-cell>
          <table:table-cell office:value-type="float" office:value="-421">
            <text:p>-421</text:p>
          </table:table-cell>
          <table:table-cell office:value-type="float" office:value="11953">
            <text:p>11953</text:p>
          </table:table-cell>
          <table:table-cell office:value-type="float" office:value="12">
            <text:p>12</text:p>
          </table:table-cell>
          <table:table-cell office:value-type="float" office:value="-2487">
            <text:p>-2487</text:p>
          </table:table-cell>
          <table:table-cell office:value-type="float" office:value="-153">
            <text:p>-153</text:p>
          </table:table-cell>
          <table:table-cell table:formula="of:=ATAN2([.C833];[.E833]- 8000) * (-180 / PI()) + 180" office:value-type="float" office:value="79.8457334197997">
            <text:p>79.85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640">
            <text:p>-640</text:p>
          </table:table-cell>
          <table:table-cell office:value-type="float" office:value="-438">
            <text:p>-438</text:p>
          </table:table-cell>
          <table:table-cell office:value-type="float" office:value="11963">
            <text:p>11963</text:p>
          </table:table-cell>
          <table:table-cell office:value-type="float" office:value="11">
            <text:p>11</text:p>
          </table:table-cell>
          <table:table-cell office:value-type="float" office:value="-2485">
            <text:p>-2485</text:p>
          </table:table-cell>
          <table:table-cell office:value-type="float" office:value="-147">
            <text:p>-147</text:p>
          </table:table-cell>
          <table:table-cell table:formula="of:=ATAN2([.C834];[.E834]- 8000) * (-180 / PI()) + 180" office:value-type="float" office:value="80.8262895240621">
            <text:p>80.8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574">
            <text:p>-574</text:p>
          </table:table-cell>
          <table:table-cell office:value-type="float" office:value="-432">
            <text:p>-432</text:p>
          </table:table-cell>
          <table:table-cell office:value-type="float" office:value="12007">
            <text:p>12007</text:p>
          </table:table-cell>
          <table:table-cell office:value-type="float" office:value="7">
            <text:p>7</text:p>
          </table:table-cell>
          <table:table-cell office:value-type="float" office:value="-2483">
            <text:p>-2483</text:p>
          </table:table-cell>
          <table:table-cell office:value-type="float" office:value="-151">
            <text:p>-151</text:p>
          </table:table-cell>
          <table:table-cell table:formula="of:=ATAN2([.C835];[.E835]- 8000) * (-180 / PI()) + 180" office:value-type="float" office:value="81.8478785163462">
            <text:p>81.85</text:p>
          </table:table-cell>
          <table:table-cell table:number-columns-repeated="3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-499">
            <text:p>-499</text:p>
          </table:table-cell>
          <table:table-cell office:value-type="float" office:value="-448">
            <text:p>-448</text:p>
          </table:table-cell>
          <table:table-cell office:value-type="float" office:value="11974">
            <text:p>11974</text:p>
          </table:table-cell>
          <table:table-cell office:value-type="float" office:value="14">
            <text:p>14</text:p>
          </table:table-cell>
          <table:table-cell office:value-type="float" office:value="-2482">
            <text:p>-2482</text:p>
          </table:table-cell>
          <table:table-cell office:value-type="float" office:value="-150">
            <text:p>-150</text:p>
          </table:table-cell>
          <table:table-cell table:formula="of:=ATAN2([.C836];[.E836]- 8000) * (-180 / PI()) + 180" office:value-type="float" office:value="82.8430452185809">
            <text:p>82.84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424">
            <text:p>-424</text:p>
          </table:table-cell>
          <table:table-cell office:value-type="float" office:value="-467">
            <text:p>-467</text:p>
          </table:table-cell>
          <table:table-cell office:value-type="float" office:value="11994">
            <text:p>11994</text:p>
          </table:table-cell>
          <table:table-cell office:value-type="float" office:value="17">
            <text:p>17</text:p>
          </table:table-cell>
          <table:table-cell office:value-type="float" office:value="-2478">
            <text:p>-2478</text:p>
          </table:table-cell>
          <table:table-cell office:value-type="float" office:value="-159">
            <text:p>-159</text:p>
          </table:table-cell>
          <table:table-cell table:formula="of:=ATAN2([.C837];[.E837]- 8000) * (-180 / PI()) + 180" office:value-type="float" office:value="83.9402197835459">
            <text:p>83.94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35">
            <text:p>-335</text:p>
          </table:table-cell>
          <table:table-cell office:value-type="float" office:value="-425">
            <text:p>-425</text:p>
          </table:table-cell>
          <table:table-cell office:value-type="float" office:value="12007">
            <text:p>12007</text:p>
          </table:table-cell>
          <table:table-cell office:value-type="float" office:value="15">
            <text:p>15</text:p>
          </table:table-cell>
          <table:table-cell office:value-type="float" office:value="-2475">
            <text:p>-2475</text:p>
          </table:table-cell>
          <table:table-cell office:value-type="float" office:value="-162">
            <text:p>-162</text:p>
          </table:table-cell>
          <table:table-cell table:formula="of:=ATAN2([.C838];[.E838]- 8000) * (-180 / PI()) + 180" office:value-type="float" office:value="85.2209749862855">
            <text:p>85.22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60">
            <text:p>-260</text:p>
          </table:table-cell>
          <table:table-cell office:value-type="float" office:value="-434">
            <text:p>-434</text:p>
          </table:table-cell>
          <table:table-cell office:value-type="float" office:value="11995">
            <text:p>11995</text:p>
          </table:table-cell>
          <table:table-cell office:value-type="float" office:value="10">
            <text:p>10</text:p>
          </table:table-cell>
          <table:table-cell office:value-type="float" office:value="-2473">
            <text:p>-2473</text:p>
          </table:table-cell>
          <table:table-cell office:value-type="float" office:value="-162">
            <text:p>-162</text:p>
          </table:table-cell>
          <table:table-cell table:formula="of:=ATAN2([.C839];[.E839]- 8000) * (-180 / PI()) + 180" office:value-type="float" office:value="86.2763645531509">
            <text:p>86.2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26">
            <text:p>-226</text:p>
          </table:table-cell>
          <table:table-cell office:value-type="float" office:value="-421">
            <text:p>-421</text:p>
          </table:table-cell>
          <table:table-cell office:value-type="float" office:value="12014">
            <text:p>12014</text:p>
          </table:table-cell>
          <table:table-cell office:value-type="float" office:value="11">
            <text:p>11</text:p>
          </table:table-cell>
          <table:table-cell office:value-type="float" office:value="-2468">
            <text:p>-2468</text:p>
          </table:table-cell>
          <table:table-cell office:value-type="float" office:value="-154">
            <text:p>-154</text:p>
          </table:table-cell>
          <table:table-cell table:formula="of:=ATAN2([.C840];[.E840]- 8000) * (-180 / PI()) + 180" office:value-type="float" office:value="86.7774814571493">
            <text:p>86.7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94">
            <text:p>-94</text:p>
          </table:table-cell>
          <table:table-cell office:value-type="float" office:value="-442">
            <text:p>-442</text:p>
          </table:table-cell>
          <table:table-cell office:value-type="float" office:value="12025">
            <text:p>12025</text:p>
          </table:table-cell>
          <table:table-cell office:value-type="float" office:value="8">
            <text:p>8</text:p>
          </table:table-cell>
          <table:table-cell office:value-type="float" office:value="-2468">
            <text:p>-2468</text:p>
          </table:table-cell>
          <table:table-cell office:value-type="float" office:value="-154">
            <text:p>-154</text:p>
          </table:table-cell>
          <table:table-cell table:formula="of:=ATAN2([.C841];[.E841]- 8000) * (-180 / PI()) + 180" office:value-type="float" office:value="88.6621554197152">
            <text:p>88.66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43">
            <text:p>-43</text:p>
          </table:table-cell>
          <table:table-cell office:value-type="float" office:value="-421">
            <text:p>-421</text:p>
          </table:table-cell>
          <table:table-cell office:value-type="float" office:value="12027">
            <text:p>12027</text:p>
          </table:table-cell>
          <table:table-cell office:value-type="float" office:value="11">
            <text:p>11</text:p>
          </table:table-cell>
          <table:table-cell office:value-type="float" office:value="-2463">
            <text:p>-2463</text:p>
          </table:table-cell>
          <table:table-cell office:value-type="float" office:value="-149">
            <text:p>-149</text:p>
          </table:table-cell>
          <table:table-cell table:formula="of:=ATAN2([.C842];[.E842]- 8000) * (-180 / PI()) + 180" office:value-type="float" office:value="89.3882232705906">
            <text:p>89.3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-434">
            <text:p>-434</text:p>
          </table:table-cell>
          <table:table-cell office:value-type="float" office:value="12062">
            <text:p>12062</text:p>
          </table:table-cell>
          <table:table-cell office:value-type="float" office:value="12">
            <text:p>12</text:p>
          </table:table-cell>
          <table:table-cell office:value-type="float" office:value="-2464">
            <text:p>-2464</text:p>
          </table:table-cell>
          <table:table-cell office:value-type="float" office:value="-150">
            <text:p>-150</text:p>
          </table:table-cell>
          <table:table-cell table:formula="of:=ATAN2([.C843];[.E843]- 8000) * (-180 / PI()) + 180" office:value-type="float" office:value="90.3808378297283">
            <text:p>90.3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-432">
            <text:p>-432</text:p>
          </table:table-cell>
          <table:table-cell office:value-type="float" office:value="12041">
            <text:p>12041</text:p>
          </table:table-cell>
          <table:table-cell office:value-type="float" office:value="12">
            <text:p>12</text:p>
          </table:table-cell>
          <table:table-cell office:value-type="float" office:value="-2460">
            <text:p>-2460</text:p>
          </table:table-cell>
          <table:table-cell office:value-type="float" office:value="-156">
            <text:p>-156</text:p>
          </table:table-cell>
          <table:table-cell table:formula="of:=ATAN2([.C844];[.E844]- 8000) * (-180 / PI()) + 180" office:value-type="float" office:value="91.6442676958983">
            <text:p>91.64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-449">
            <text:p>-449</text:p>
          </table:table-cell>
          <table:table-cell office:value-type="float" office:value="12063">
            <text:p>12063</text:p>
          </table:table-cell>
          <table:table-cell office:value-type="float" office:value="14">
            <text:p>14</text:p>
          </table:table-cell>
          <table:table-cell office:value-type="float" office:value="-2455">
            <text:p>-2455</text:p>
          </table:table-cell>
          <table:table-cell office:value-type="float" office:value="-160">
            <text:p>-160</text:p>
          </table:table-cell>
          <table:table-cell table:formula="of:=ATAN2([.C845];[.E845]- 8000) * (-180 / PI()) + 180" office:value-type="float" office:value="92.4099925016897">
            <text:p>92.4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-400">
            <text:p>-400</text:p>
          </table:table-cell>
          <table:table-cell office:value-type="float" office:value="12033">
            <text:p>12033</text:p>
          </table:table-cell>
          <table:table-cell office:value-type="float" office:value="15">
            <text:p>15</text:p>
          </table:table-cell>
          <table:table-cell office:value-type="float" office:value="-2459">
            <text:p>-2459</text:p>
          </table:table-cell>
          <table:table-cell office:value-type="float" office:value="-157">
            <text:p>-157</text:p>
          </table:table-cell>
          <table:table-cell table:formula="of:=ATAN2([.C846];[.E846]- 8000) * (-180 / PI()) + 180" office:value-type="float" office:value="93.4763788917442">
            <text:p>93.48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-416">
            <text:p>-416</text:p>
          </table:table-cell>
          <table:table-cell office:value-type="float" office:value="12084">
            <text:p>12084</text:p>
          </table:table-cell>
          <table:table-cell office:value-type="float" office:value="12">
            <text:p>12</text:p>
          </table:table-cell>
          <table:table-cell office:value-type="float" office:value="-2452">
            <text:p>-2452</text:p>
          </table:table-cell>
          <table:table-cell office:value-type="float" office:value="-155">
            <text:p>-155</text:p>
          </table:table-cell>
          <table:table-cell table:formula="of:=ATAN2([.C847];[.E847]- 8000) * (-180 / PI()) + 180" office:value-type="float" office:value="94.4941749908028">
            <text:p>94.49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-441">
            <text:p>-441</text:p>
          </table:table-cell>
          <table:table-cell office:value-type="float" office:value="12072">
            <text:p>12072</text:p>
          </table:table-cell>
          <table:table-cell office:value-type="float" office:value="11">
            <text:p>11</text:p>
          </table:table-cell>
          <table:table-cell office:value-type="float" office:value="-2450">
            <text:p>-2450</text:p>
          </table:table-cell>
          <table:table-cell office:value-type="float" office:value="-151">
            <text:p>-151</text:p>
          </table:table-cell>
          <table:table-cell table:formula="of:=ATAN2([.C848];[.E848]- 8000) * (-180 / PI()) + 180" office:value-type="float" office:value="95.5823961697747">
            <text:p>95.5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-426">
            <text:p>-426</text:p>
          </table:table-cell>
          <table:table-cell office:value-type="float" office:value="12088">
            <text:p>12088</text:p>
          </table:table-cell>
          <table:table-cell office:value-type="float" office:value="15">
            <text:p>15</text:p>
          </table:table-cell>
          <table:table-cell office:value-type="float" office:value="-2450">
            <text:p>-2450</text:p>
          </table:table-cell>
          <table:table-cell office:value-type="float" office:value="-151">
            <text:p>-151</text:p>
          </table:table-cell>
          <table:table-cell table:formula="of:=ATAN2([.C849];[.E849]- 8000) * (-180 / PI()) + 180" office:value-type="float" office:value="96.2955772607701">
            <text:p>96.3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  <table:table-cell office:value-type="float" office:value="-421">
            <text:p>-421</text:p>
          </table:table-cell>
          <table:table-cell office:value-type="float" office:value="12034">
            <text:p>12034</text:p>
          </table:table-cell>
          <table:table-cell office:value-type="float" office:value="11">
            <text:p>11</text:p>
          </table:table-cell>
          <table:table-cell office:value-type="float" office:value="-2451">
            <text:p>-2451</text:p>
          </table:table-cell>
          <table:table-cell office:value-type="float" office:value="-153">
            <text:p>-153</text:p>
          </table:table-cell>
          <table:table-cell table:formula="of:=ATAN2([.C850];[.E850]- 8000) * (-180 / PI()) + 180" office:value-type="float" office:value="97.1774529842129">
            <text:p>97.18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office:value-type="float" office:value="-439">
            <text:p>-439</text:p>
          </table:table-cell>
          <table:table-cell office:value-type="float" office:value="12051">
            <text:p>12051</text:p>
          </table:table-cell>
          <table:table-cell office:value-type="float" office:value="14">
            <text:p>14</text:p>
          </table:table-cell>
          <table:table-cell office:value-type="float" office:value="-2447">
            <text:p>-2447</text:p>
          </table:table-cell>
          <table:table-cell office:value-type="float" office:value="-156">
            <text:p>-156</text:p>
          </table:table-cell>
          <table:table-cell table:formula="of:=ATAN2([.C851];[.E851]- 8000) * (-180 / PI()) + 180" office:value-type="float" office:value="98.5909269861394">
            <text:p>98.5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-407">
            <text:p>-407</text:p>
          </table:table-cell>
          <table:table-cell office:value-type="float" office:value="12023">
            <text:p>12023</text:p>
          </table:table-cell>
          <table:table-cell office:value-type="float" office:value="16">
            <text:p>16</text:p>
          </table:table-cell>
          <table:table-cell office:value-type="float" office:value="-2447">
            <text:p>-2447</text:p>
          </table:table-cell>
          <table:table-cell office:value-type="float" office:value="-154">
            <text:p>-154</text:p>
          </table:table-cell>
          <table:table-cell table:formula="of:=ATAN2([.C852];[.E852]- 8000) * (-180 / PI()) + 180" office:value-type="float" office:value="99.4553935020557">
            <text:p>99.46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  <table:table-cell office:value-type="float" office:value="-398">
            <text:p>-398</text:p>
          </table:table-cell>
          <table:table-cell office:value-type="float" office:value="11998">
            <text:p>11998</text:p>
          </table:table-cell>
          <table:table-cell office:value-type="float" office:value="14">
            <text:p>14</text:p>
          </table:table-cell>
          <table:table-cell office:value-type="float" office:value="-2445">
            <text:p>-2445</text:p>
          </table:table-cell>
          <table:table-cell office:value-type="float" office:value="-159">
            <text:p>-159</text:p>
          </table:table-cell>
          <table:table-cell table:formula="of:=ATAN2([.C853];[.E853]- 8000) * (-180 / PI()) + 180" office:value-type="float" office:value="100.514055415356">
            <text:p>100.5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office:value-type="float" office:value="-417">
            <text:p>-417</text:p>
          </table:table-cell>
          <table:table-cell office:value-type="float" office:value="12006">
            <text:p>12006</text:p>
          </table:table-cell>
          <table:table-cell office:value-type="float" office:value="12">
            <text:p>12</text:p>
          </table:table-cell>
          <table:table-cell office:value-type="float" office:value="-2447">
            <text:p>-2447</text:p>
          </table:table-cell>
          <table:table-cell office:value-type="float" office:value="-157">
            <text:p>-157</text:p>
          </table:table-cell>
          <table:table-cell table:formula="of:=ATAN2([.C854];[.E854]- 8000) * (-180 / PI()) + 180" office:value-type="float" office:value="101.527054597821">
            <text:p>101.53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-427">
            <text:p>-427</text:p>
          </table:table-cell>
          <table:table-cell office:value-type="float" office:value="12055">
            <text:p>12055</text:p>
          </table:table-cell>
          <table:table-cell office:value-type="float" office:value="13">
            <text:p>13</text:p>
          </table:table-cell>
          <table:table-cell office:value-type="float" office:value="-2439">
            <text:p>-2439</text:p>
          </table:table-cell>
          <table:table-cell office:value-type="float" office:value="-151">
            <text:p>-151</text:p>
          </table:table-cell>
          <table:table-cell table:formula="of:=ATAN2([.C855];[.E855]- 8000) * (-180 / PI()) + 180" office:value-type="float" office:value="102.136243590475">
            <text:p>102.14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office:value-type="float" office:value="-421">
            <text:p>-421</text:p>
          </table:table-cell>
          <table:table-cell office:value-type="float" office:value="11975">
            <text:p>11975</text:p>
          </table:table-cell>
          <table:table-cell office:value-type="float" office:value="11">
            <text:p>11</text:p>
          </table:table-cell>
          <table:table-cell office:value-type="float" office:value="-2441">
            <text:p>-2441</text:p>
          </table:table-cell>
          <table:table-cell office:value-type="float" office:value="-150">
            <text:p>-150</text:p>
          </table:table-cell>
          <table:table-cell table:formula="of:=ATAN2([.C856];[.E856]- 8000) * (-180 / PI()) + 180" office:value-type="float" office:value="103.577479236904">
            <text:p>103.58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-409">
            <text:p>-409</text:p>
          </table:table-cell>
          <table:table-cell office:value-type="float" office:value="11975">
            <text:p>11975</text:p>
          </table:table-cell>
          <table:table-cell office:value-type="float" office:value="12">
            <text:p>12</text:p>
          </table:table-cell>
          <table:table-cell office:value-type="float" office:value="-2440">
            <text:p>-2440</text:p>
          </table:table-cell>
          <table:table-cell office:value-type="float" office:value="-152">
            <text:p>-152</text:p>
          </table:table-cell>
          <table:table-cell table:formula="of:=ATAN2([.C857];[.E857]- 8000) * (-180 / PI()) + 180" office:value-type="float" office:value="104.634955467753">
            <text:p>104.63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124">
            <text:p>1124</text:p>
          </table:table-cell>
          <table:table-cell office:value-type="float" office:value="-415">
            <text:p>-415</text:p>
          </table:table-cell>
          <table:table-cell office:value-type="float" office:value="11960">
            <text:p>11960</text:p>
          </table:table-cell>
          <table:table-cell office:value-type="float" office:value="14">
            <text:p>14</text:p>
          </table:table-cell>
          <table:table-cell office:value-type="float" office:value="-2441">
            <text:p>-2441</text:p>
          </table:table-cell>
          <table:table-cell office:value-type="float" office:value="-153">
            <text:p>-153</text:p>
          </table:table-cell>
          <table:table-cell table:formula="of:=ATAN2([.C858];[.E858]- 8000) * (-180 / PI()) + 180" office:value-type="float" office:value="105.845977269566">
            <text:p>105.85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1184">
            <text:p>1184</text:p>
          </table:table-cell>
          <table:table-cell office:value-type="float" office:value="-405">
            <text:p>-405</text:p>
          </table:table-cell>
          <table:table-cell office:value-type="float" office:value="11938">
            <text:p>11938</text:p>
          </table:table-cell>
          <table:table-cell office:value-type="float" office:value="15">
            <text:p>15</text:p>
          </table:table-cell>
          <table:table-cell office:value-type="float" office:value="-2440">
            <text:p>-2440</text:p>
          </table:table-cell>
          <table:table-cell office:value-type="float" office:value="-159">
            <text:p>-159</text:p>
          </table:table-cell>
          <table:table-cell table:formula="of:=ATAN2([.C859];[.E859]- 8000) * (-180 / PI()) + 180" office:value-type="float" office:value="106.733943062029">
            <text:p>106.73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228">
            <text:p>1228</text:p>
          </table:table-cell>
          <table:table-cell office:value-type="float" office:value="-460">
            <text:p>-460</text:p>
          </table:table-cell>
          <table:table-cell office:value-type="float" office:value="11901">
            <text:p>11901</text:p>
          </table:table-cell>
          <table:table-cell office:value-type="float" office:value="14">
            <text:p>14</text:p>
          </table:table-cell>
          <table:table-cell office:value-type="float" office:value="-2439">
            <text:p>-2439</text:p>
          </table:table-cell>
          <table:table-cell office:value-type="float" office:value="-158">
            <text:p>-158</text:p>
          </table:table-cell>
          <table:table-cell table:formula="of:=ATAN2([.C860];[.E860]- 8000) * (-180 / PI()) + 180" office:value-type="float" office:value="107.473536926763">
            <text:p>107.47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315">
            <text:p>1315</text:p>
          </table:table-cell>
          <table:table-cell office:value-type="float" office:value="-401">
            <text:p>-401</text:p>
          </table:table-cell>
          <table:table-cell office:value-type="float" office:value="11898">
            <text:p>11898</text:p>
          </table:table-cell>
          <table:table-cell office:value-type="float" office:value="13">
            <text:p>13</text:p>
          </table:table-cell>
          <table:table-cell office:value-type="float" office:value="-2435">
            <text:p>-2435</text:p>
          </table:table-cell>
          <table:table-cell office:value-type="float" office:value="-157">
            <text:p>-157</text:p>
          </table:table-cell>
          <table:table-cell table:formula="of:=ATAN2([.C861];[.E861]- 8000) * (-180 / PI()) + 180" office:value-type="float" office:value="108.641950892294">
            <text:p>108.64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1389">
            <text:p>1389</text:p>
          </table:table-cell>
          <table:table-cell office:value-type="float" office:value="-410">
            <text:p>-410</text:p>
          </table:table-cell>
          <table:table-cell office:value-type="float" office:value="11877">
            <text:p>11877</text:p>
          </table:table-cell>
          <table:table-cell office:value-type="float" office:value="11">
            <text:p>11</text:p>
          </table:table-cell>
          <table:table-cell office:value-type="float" office:value="-2431">
            <text:p>-2431</text:p>
          </table:table-cell>
          <table:table-cell office:value-type="float" office:value="-151">
            <text:p>-151</text:p>
          </table:table-cell>
          <table:table-cell table:formula="of:=ATAN2([.C862];[.E862]- 8000) * (-180 / PI()) + 180" office:value-type="float" office:value="109.71091112327">
            <text:p>109.71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474">
            <text:p>1474</text:p>
          </table:table-cell>
          <table:table-cell office:value-type="float" office:value="-424">
            <text:p>-424</text:p>
          </table:table-cell>
          <table:table-cell office:value-type="float" office:value="11871">
            <text:p>11871</text:p>
          </table:table-cell>
          <table:table-cell office:value-type="float" office:value="12">
            <text:p>12</text:p>
          </table:table-cell>
          <table:table-cell office:value-type="float" office:value="-2428">
            <text:p>-2428</text:p>
          </table:table-cell>
          <table:table-cell office:value-type="float" office:value="-150">
            <text:p>-150</text:p>
          </table:table-cell>
          <table:table-cell table:formula="of:=ATAN2([.C863];[.E863]- 8000) * (-180 / PI()) + 180" office:value-type="float" office:value="110.845840559403">
            <text:p>110.85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562">
            <text:p>1562</text:p>
          </table:table-cell>
          <table:table-cell office:value-type="float" office:value="-411">
            <text:p>-411</text:p>
          </table:table-cell>
          <table:table-cell office:value-type="float" office:value="11855">
            <text:p>11855</text:p>
          </table:table-cell>
          <table:table-cell office:value-type="float" office:value="14">
            <text:p>14</text:p>
          </table:table-cell>
          <table:table-cell office:value-type="float" office:value="-2426">
            <text:p>-2426</text:p>
          </table:table-cell>
          <table:table-cell office:value-type="float" office:value="-147">
            <text:p>-147</text:p>
          </table:table-cell>
          <table:table-cell table:formula="of:=ATAN2([.C864];[.E864]- 8000) * (-180 / PI()) + 180" office:value-type="float" office:value="112.057203936334">
            <text:p>112.06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1626">
            <text:p>1626</text:p>
          </table:table-cell>
          <table:table-cell office:value-type="float" office:value="-412">
            <text:p>-412</text:p>
          </table:table-cell>
          <table:table-cell office:value-type="float" office:value="11804">
            <text:p>11804</text:p>
          </table:table-cell>
          <table:table-cell office:value-type="float" office:value="10">
            <text:p>10</text:p>
          </table:table-cell>
          <table:table-cell office:value-type="float" office:value="-2423">
            <text:p>-2423</text:p>
          </table:table-cell>
          <table:table-cell office:value-type="float" office:value="-151">
            <text:p>-151</text:p>
          </table:table-cell>
          <table:table-cell table:formula="of:=ATAN2([.C865];[.E865]- 8000) * (-180 / PI()) + 180" office:value-type="float" office:value="113.14403351289">
            <text:p>113.14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662">
            <text:p>1662</text:p>
          </table:table-cell>
          <table:table-cell office:value-type="float" office:value="-394">
            <text:p>-394</text:p>
          </table:table-cell>
          <table:table-cell office:value-type="float" office:value="11796">
            <text:p>11796</text:p>
          </table:table-cell>
          <table:table-cell office:value-type="float" office:value="13">
            <text:p>13</text:p>
          </table:table-cell>
          <table:table-cell office:value-type="float" office:value="-2422">
            <text:p>-2422</text:p>
          </table:table-cell>
          <table:table-cell office:value-type="float" office:value="-154">
            <text:p>-154</text:p>
          </table:table-cell>
          <table:table-cell table:formula="of:=ATAN2([.C866];[.E866]- 8000) * (-180 / PI()) + 180" office:value-type="float" office:value="113.645211854756">
            <text:p>113.65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1719">
            <text:p>1719</text:p>
          </table:table-cell>
          <table:table-cell office:value-type="float" office:value="-410">
            <text:p>-410</text:p>
          </table:table-cell>
          <table:table-cell office:value-type="float" office:value="11795">
            <text:p>11795</text:p>
          </table:table-cell>
          <table:table-cell office:value-type="float" office:value="9">
            <text:p>9</text:p>
          </table:table-cell>
          <table:table-cell office:value-type="float" office:value="-2415">
            <text:p>-2415</text:p>
          </table:table-cell>
          <table:table-cell office:value-type="float" office:value="-153">
            <text:p>-153</text:p>
          </table:table-cell>
          <table:table-cell table:formula="of:=ATAN2([.C867];[.E867]- 8000) * (-180 / PI()) + 180" office:value-type="float" office:value="114.368835207887">
            <text:p>114.37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1815">
            <text:p>1815</text:p>
          </table:table-cell>
          <table:table-cell office:value-type="float" office:value="-422">
            <text:p>-422</text:p>
          </table:table-cell>
          <table:table-cell office:value-type="float" office:value="11757">
            <text:p>11757</text:p>
          </table:table-cell>
          <table:table-cell office:value-type="float" office:value="10">
            <text:p>10</text:p>
          </table:table-cell>
          <table:table-cell office:value-type="float" office:value="-2415">
            <text:p>-2415</text:p>
          </table:table-cell>
          <table:table-cell office:value-type="float" office:value="-152">
            <text:p>-152</text:p>
          </table:table-cell>
          <table:table-cell table:formula="of:=ATAN2([.C868];[.E868]- 8000) * (-180 / PI()) + 180" office:value-type="float" office:value="115.785105359194">
            <text:p>115.79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890">
            <text:p>1890</text:p>
          </table:table-cell>
          <table:table-cell office:value-type="float" office:value="-425">
            <text:p>-425</text:p>
          </table:table-cell>
          <table:table-cell office:value-type="float" office:value="11666">
            <text:p>11666</text:p>
          </table:table-cell>
          <table:table-cell office:value-type="float" office:value="15">
            <text:p>15</text:p>
          </table:table-cell>
          <table:table-cell office:value-type="float" office:value="-2408">
            <text:p>-2408</text:p>
          </table:table-cell>
          <table:table-cell office:value-type="float" office:value="-148">
            <text:p>-148</text:p>
          </table:table-cell>
          <table:table-cell table:formula="of:=ATAN2([.C869];[.E869]- 8000) * (-180 / PI()) + 180" office:value-type="float" office:value="117.27329084148">
            <text:p>117.27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1945">
            <text:p>1945</text:p>
          </table:table-cell>
          <table:table-cell office:value-type="float" office:value="-415">
            <text:p>-415</text:p>
          </table:table-cell>
          <table:table-cell office:value-type="float" office:value="11674">
            <text:p>11674</text:p>
          </table:table-cell>
          <table:table-cell office:value-type="float" office:value="13">
            <text:p>13</text:p>
          </table:table-cell>
          <table:table-cell office:value-type="float" office:value="-2410">
            <text:p>-2410</text:p>
          </table:table-cell>
          <table:table-cell office:value-type="float" office:value="-144">
            <text:p>-144</text:p>
          </table:table-cell>
          <table:table-cell table:formula="of:=ATAN2([.C870];[.E870]- 8000) * (-180 / PI()) + 180" office:value-type="float" office:value="117.896554502309">
            <text:p>117.90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-399">
            <text:p>-399</text:p>
          </table:table-cell>
          <table:table-cell office:value-type="float" office:value="11683">
            <text:p>11683</text:p>
          </table:table-cell>
          <table:table-cell office:value-type="float" office:value="14">
            <text:p>14</text:p>
          </table:table-cell>
          <table:table-cell office:value-type="float" office:value="-2402">
            <text:p>-2402</text:p>
          </table:table-cell>
          <table:table-cell office:value-type="float" office:value="-142">
            <text:p>-142</text:p>
          </table:table-cell>
          <table:table-cell table:formula="of:=ATAN2([.C871];[.E871]- 8000) * (-180 / PI()) + 180" office:value-type="float" office:value="118.479500606739">
            <text:p>118.48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office:value-type="float" office:value="-385">
            <text:p>-385</text:p>
          </table:table-cell>
          <table:table-cell office:value-type="float" office:value="11619">
            <text:p>11619</text:p>
          </table:table-cell>
          <table:table-cell office:value-type="float" office:value="16">
            <text:p>16</text:p>
          </table:table-cell>
          <table:table-cell office:value-type="float" office:value="-2404">
            <text:p>-2404</text:p>
          </table:table-cell>
          <table:table-cell office:value-type="float" office:value="-148">
            <text:p>-148</text:p>
          </table:table-cell>
          <table:table-cell table:formula="of:=ATAN2([.C872];[.E872]- 8000) * (-180 / PI()) + 180" office:value-type="float" office:value="119.816439222791">
            <text:p>119.82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148">
            <text:p>2148</text:p>
          </table:table-cell>
          <table:table-cell office:value-type="float" office:value="-362">
            <text:p>-362</text:p>
          </table:table-cell>
          <table:table-cell office:value-type="float" office:value="11590">
            <text:p>11590</text:p>
          </table:table-cell>
          <table:table-cell office:value-type="float" office:value="11">
            <text:p>11</text:p>
          </table:table-cell>
          <table:table-cell office:value-type="float" office:value="-2395">
            <text:p>-2395</text:p>
          </table:table-cell>
          <table:table-cell office:value-type="float" office:value="-155">
            <text:p>-155</text:p>
          </table:table-cell>
          <table:table-cell table:formula="of:=ATAN2([.C873];[.E873]- 8000) * (-180 / PI()) + 180" office:value-type="float" office:value="120.893293610091">
            <text:p>120.89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215">
            <text:p>2215</text:p>
          </table:table-cell>
          <table:table-cell office:value-type="float" office:value="-397">
            <text:p>-397</text:p>
          </table:table-cell>
          <table:table-cell office:value-type="float" office:value="11551">
            <text:p>11551</text:p>
          </table:table-cell>
          <table:table-cell office:value-type="float" office:value="11">
            <text:p>11</text:p>
          </table:table-cell>
          <table:table-cell office:value-type="float" office:value="-2391">
            <text:p>-2391</text:p>
          </table:table-cell>
          <table:table-cell office:value-type="float" office:value="-163">
            <text:p>-163</text:p>
          </table:table-cell>
          <table:table-cell table:formula="of:=ATAN2([.C874];[.E874]- 8000) * (-180 / PI()) + 180" office:value-type="float" office:value="121.954592950056">
            <text:p>121.95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268">
            <text:p>2268</text:p>
          </table:table-cell>
          <table:table-cell office:value-type="float" office:value="-392">
            <text:p>-392</text:p>
          </table:table-cell>
          <table:table-cell office:value-type="float" office:value="11509">
            <text:p>11509</text:p>
          </table:table-cell>
          <table:table-cell office:value-type="float" office:value="12">
            <text:p>12</text:p>
          </table:table-cell>
          <table:table-cell office:value-type="float" office:value="-2390">
            <text:p>-2390</text:p>
          </table:table-cell>
          <table:table-cell office:value-type="float" office:value="-162">
            <text:p>-162</text:p>
          </table:table-cell>
          <table:table-cell table:formula="of:=ATAN2([.C875];[.E875]- 8000) * (-180 / PI()) + 180" office:value-type="float" office:value="122.876121301412">
            <text:p>122.88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2283">
            <text:p>2283</text:p>
          </table:table-cell>
          <table:table-cell office:value-type="float" office:value="-410">
            <text:p>-410</text:p>
          </table:table-cell>
          <table:table-cell office:value-type="float" office:value="11472">
            <text:p>11472</text:p>
          </table:table-cell>
          <table:table-cell office:value-type="float" office:value="11">
            <text:p>11</text:p>
          </table:table-cell>
          <table:table-cell office:value-type="float" office:value="-2387">
            <text:p>-2387</text:p>
          </table:table-cell>
          <table:table-cell office:value-type="float" office:value="-152">
            <text:p>-152</text:p>
          </table:table-cell>
          <table:table-cell table:formula="of:=ATAN2([.C876];[.E876]- 8000) * (-180 / PI()) + 180" office:value-type="float" office:value="123.326763153782">
            <text:p>123.33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325">
            <text:p>2325</text:p>
          </table:table-cell>
          <table:table-cell office:value-type="float" office:value="-447">
            <text:p>-447</text:p>
          </table:table-cell>
          <table:table-cell office:value-type="float" office:value="11466">
            <text:p>11466</text:p>
          </table:table-cell>
          <table:table-cell office:value-type="float" office:value="10">
            <text:p>10</text:p>
          </table:table-cell>
          <table:table-cell office:value-type="float" office:value="-2388">
            <text:p>-2388</text:p>
          </table:table-cell>
          <table:table-cell office:value-type="float" office:value="-147">
            <text:p>-147</text:p>
          </table:table-cell>
          <table:table-cell table:formula="of:=ATAN2([.C877];[.E877]- 8000) * (-180 / PI()) + 180" office:value-type="float" office:value="123.853791064876">
            <text:p>123.85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452">
            <text:p>2452</text:p>
          </table:table-cell>
          <table:table-cell office:value-type="float" office:value="-393">
            <text:p>-393</text:p>
          </table:table-cell>
          <table:table-cell office:value-type="float" office:value="11477">
            <text:p>11477</text:p>
          </table:table-cell>
          <table:table-cell office:value-type="float" office:value="11">
            <text:p>11</text:p>
          </table:table-cell>
          <table:table-cell office:value-type="float" office:value="-2384">
            <text:p>-2384</text:p>
          </table:table-cell>
          <table:table-cell office:value-type="float" office:value="-140">
            <text:p>-140</text:p>
          </table:table-cell>
          <table:table-cell table:formula="of:=ATAN2([.C878];[.E878]- 8000) * (-180 / PI()) + 180" office:value-type="float" office:value="125.191706225119">
            <text:p>125.19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507">
            <text:p>2507</text:p>
          </table:table-cell>
          <table:table-cell office:value-type="float" office:value="-377">
            <text:p>-377</text:p>
          </table:table-cell>
          <table:table-cell office:value-type="float" office:value="11342">
            <text:p>11342</text:p>
          </table:table-cell>
          <table:table-cell office:value-type="float" office:value="12">
            <text:p>12</text:p>
          </table:table-cell>
          <table:table-cell office:value-type="float" office:value="-2381">
            <text:p>-2381</text:p>
          </table:table-cell>
          <table:table-cell office:value-type="float" office:value="-147">
            <text:p>-147</text:p>
          </table:table-cell>
          <table:table-cell table:formula="of:=ATAN2([.C879];[.E879]- 8000) * (-180 / PI()) + 180" office:value-type="float" office:value="126.875383382771">
            <text:p>126.88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2573">
            <text:p>2573</text:p>
          </table:table-cell>
          <table:table-cell office:value-type="float" office:value="-361">
            <text:p>-361</text:p>
          </table:table-cell>
          <table:table-cell office:value-type="float" office:value="11293">
            <text:p>11293</text:p>
          </table:table-cell>
          <table:table-cell office:value-type="float" office:value="12">
            <text:p>12</text:p>
          </table:table-cell>
          <table:table-cell office:value-type="float" office:value="-2372">
            <text:p>-2372</text:p>
          </table:table-cell>
          <table:table-cell office:value-type="float" office:value="-157">
            <text:p>-157</text:p>
          </table:table-cell>
          <table:table-cell table:formula="of:=ATAN2([.C880];[.E880]- 8000) * (-180 / PI()) + 180" office:value-type="float" office:value="128.002446348573">
            <text:p>128.00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629">
            <text:p>2629</text:p>
          </table:table-cell>
          <table:table-cell office:value-type="float" office:value="-375">
            <text:p>-375</text:p>
          </table:table-cell>
          <table:table-cell office:value-type="float" office:value="11277">
            <text:p>11277</text:p>
          </table:table-cell>
          <table:table-cell office:value-type="float" office:value="11">
            <text:p>11</text:p>
          </table:table-cell>
          <table:table-cell office:value-type="float" office:value="-2367">
            <text:p>-2367</text:p>
          </table:table-cell>
          <table:table-cell office:value-type="float" office:value="-156">
            <text:p>-156</text:p>
          </table:table-cell>
          <table:table-cell table:formula="of:=ATAN2([.C881];[.E881]- 8000) * (-180 / PI()) + 180" office:value-type="float" office:value="128.738613596091">
            <text:p>128.74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672">
            <text:p>2672</text:p>
          </table:table-cell>
          <table:table-cell office:value-type="float" office:value="-403">
            <text:p>-403</text:p>
          </table:table-cell>
          <table:table-cell office:value-type="float" office:value="11270">
            <text:p>11270</text:p>
          </table:table-cell>
          <table:table-cell office:value-type="float" office:value="11">
            <text:p>11</text:p>
          </table:table-cell>
          <table:table-cell office:value-type="float" office:value="-2365">
            <text:p>-2365</text:p>
          </table:table-cell>
          <table:table-cell office:value-type="float" office:value="-156">
            <text:p>-156</text:p>
          </table:table-cell>
          <table:table-cell table:formula="of:=ATAN2([.C882];[.E882]- 8000) * (-180 / PI()) + 180" office:value-type="float" office:value="129.253130423256">
            <text:p>129.25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716">
            <text:p>2716</text:p>
          </table:table-cell>
          <table:table-cell office:value-type="float" office:value="-380">
            <text:p>-380</text:p>
          </table:table-cell>
          <table:table-cell office:value-type="float" office:value="11201">
            <text:p>11201</text:p>
          </table:table-cell>
          <table:table-cell office:value-type="float" office:value="12">
            <text:p>12</text:p>
          </table:table-cell>
          <table:table-cell office:value-type="float" office:value="-2365">
            <text:p>-2365</text:p>
          </table:table-cell>
          <table:table-cell office:value-type="float" office:value="-148">
            <text:p>-148</text:p>
          </table:table-cell>
          <table:table-cell table:formula="of:=ATAN2([.C883];[.E883]- 8000) * (-180 / PI()) + 180" office:value-type="float" office:value="130.314100160497">
            <text:p>130.31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772">
            <text:p>2772</text:p>
          </table:table-cell>
          <table:table-cell office:value-type="float" office:value="-363">
            <text:p>-363</text:p>
          </table:table-cell>
          <table:table-cell office:value-type="float" office:value="11146">
            <text:p>11146</text:p>
          </table:table-cell>
          <table:table-cell office:value-type="float" office:value="14">
            <text:p>14</text:p>
          </table:table-cell>
          <table:table-cell office:value-type="float" office:value="-2356">
            <text:p>-2356</text:p>
          </table:table-cell>
          <table:table-cell office:value-type="float" office:value="-136">
            <text:p>-136</text:p>
          </table:table-cell>
          <table:table-cell table:formula="of:=ATAN2([.C884];[.E884]- 8000) * (-180 / PI()) + 180" office:value-type="float" office:value="131.383886103845">
            <text:p>131.38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2844">
            <text:p>2844</text:p>
          </table:table-cell>
          <table:table-cell office:value-type="float" office:value="-363">
            <text:p>-363</text:p>
          </table:table-cell>
          <table:table-cell office:value-type="float" office:value="11117">
            <text:p>11117</text:p>
          </table:table-cell>
          <table:table-cell office:value-type="float" office:value="12">
            <text:p>12</text:p>
          </table:table-cell>
          <table:table-cell office:value-type="float" office:value="-2358">
            <text:p>-2358</text:p>
          </table:table-cell>
          <table:table-cell office:value-type="float" office:value="-137">
            <text:p>-137</text:p>
          </table:table-cell>
          <table:table-cell table:formula="of:=ATAN2([.C885];[.E885]- 8000) * (-180 / PI()) + 180" office:value-type="float" office:value="132.377818195649">
            <text:p>132.38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925">
            <text:p>2925</text:p>
          </table:table-cell>
          <table:table-cell office:value-type="float" office:value="-353">
            <text:p>-353</text:p>
          </table:table-cell>
          <table:table-cell office:value-type="float" office:value="11099">
            <text:p>11099</text:p>
          </table:table-cell>
          <table:table-cell office:value-type="float" office:value="14">
            <text:p>14</text:p>
          </table:table-cell>
          <table:table-cell office:value-type="float" office:value="-2350">
            <text:p>-2350</text:p>
          </table:table-cell>
          <table:table-cell office:value-type="float" office:value="-141">
            <text:p>-141</text:p>
          </table:table-cell>
          <table:table-cell table:formula="of:=ATAN2([.C886];[.E886]- 8000) * (-180 / PI()) + 180" office:value-type="float" office:value="133.345502245423">
            <text:p>133.35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2955">
            <text:p>2955</text:p>
          </table:table-cell>
          <table:table-cell office:value-type="float" office:value="-330">
            <text:p>-330</text:p>
          </table:table-cell>
          <table:table-cell office:value-type="float" office:value="11067">
            <text:p>11067</text:p>
          </table:table-cell>
          <table:table-cell office:value-type="float" office:value="11">
            <text:p>11</text:p>
          </table:table-cell>
          <table:table-cell office:value-type="float" office:value="-2345">
            <text:p>-2345</text:p>
          </table:table-cell>
          <table:table-cell office:value-type="float" office:value="-147">
            <text:p>-147</text:p>
          </table:table-cell>
          <table:table-cell table:formula="of:=ATAN2([.C887];[.E887]- 8000) * (-180 / PI()) + 180" office:value-type="float" office:value="133.934508874555">
            <text:p>133.93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021">
            <text:p>3021</text:p>
          </table:table-cell>
          <table:table-cell office:value-type="float" office:value="-329">
            <text:p>-329</text:p>
          </table:table-cell>
          <table:table-cell office:value-type="float" office:value="11033">
            <text:p>11033</text:p>
          </table:table-cell>
          <table:table-cell office:value-type="float" office:value="4">
            <text:p>4</text:p>
          </table:table-cell>
          <table:table-cell office:value-type="float" office:value="-2341">
            <text:p>-2341</text:p>
          </table:table-cell>
          <table:table-cell office:value-type="float" office:value="-153">
            <text:p>-153</text:p>
          </table:table-cell>
          <table:table-cell table:formula="of:=ATAN2([.C888];[.E888]- 8000) * (-180 / PI()) + 180" office:value-type="float" office:value="134.886430714617">
            <text:p>134.8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037">
            <text:p>3037</text:p>
          </table:table-cell>
          <table:table-cell office:value-type="float" office:value="-362">
            <text:p>-362</text:p>
          </table:table-cell>
          <table:table-cell office:value-type="float" office:value="10952">
            <text:p>10952</text:p>
          </table:table-cell>
          <table:table-cell office:value-type="float" office:value="7">
            <text:p>7</text:p>
          </table:table-cell>
          <table:table-cell office:value-type="float" office:value="-2342">
            <text:p>-2342</text:p>
          </table:table-cell>
          <table:table-cell office:value-type="float" office:value="-154">
            <text:p>-154</text:p>
          </table:table-cell>
          <table:table-cell table:formula="of:=ATAN2([.C889];[.E889]- 8000) * (-180 / PI()) + 180" office:value-type="float" office:value="135.813126447953">
            <text:p>135.8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085">
            <text:p>3085</text:p>
          </table:table-cell>
          <table:table-cell office:value-type="float" office:value="-369">
            <text:p>-369</text:p>
          </table:table-cell>
          <table:table-cell office:value-type="float" office:value="10900">
            <text:p>10900</text:p>
          </table:table-cell>
          <table:table-cell office:value-type="float" office:value="8">
            <text:p>8</text:p>
          </table:table-cell>
          <table:table-cell office:value-type="float" office:value="-2336">
            <text:p>-2336</text:p>
          </table:table-cell>
          <table:table-cell office:value-type="float" office:value="-149">
            <text:p>-149</text:p>
          </table:table-cell>
          <table:table-cell table:formula="of:=ATAN2([.C890];[.E890]- 8000) * (-180 / PI()) + 180" office:value-type="float" office:value="136.770483751745">
            <text:p>136.77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155">
            <text:p>3155</text:p>
          </table:table-cell>
          <table:table-cell office:value-type="float" office:value="-384">
            <text:p>-384</text:p>
          </table:table-cell>
          <table:table-cell office:value-type="float" office:value="10820">
            <text:p>10820</text:p>
          </table:table-cell>
          <table:table-cell office:value-type="float" office:value="14">
            <text:p>14</text:p>
          </table:table-cell>
          <table:table-cell office:value-type="float" office:value="-2342">
            <text:p>-2342</text:p>
          </table:table-cell>
          <table:table-cell office:value-type="float" office:value="-141">
            <text:p>-141</text:p>
          </table:table-cell>
          <table:table-cell table:formula="of:=ATAN2([.C891];[.E891]- 8000) * (-180 / PI()) + 180" office:value-type="float" office:value="138.209039626285">
            <text:p>138.21</text:p>
          </table:table-cell>
          <table:table-cell table:number-columns-repeated="3"/>
        </table:table-row>
        <table:table-row table:style-name="ro1">
          <table:table-cell office:value-type="float" office:value="6760">
            <text:p>6760</text:p>
          </table:table-cell>
          <table:table-cell office:value-type="float" office:value="1">
            <text:p>1</text:p>
          </table:table-cell>
          <table:table-cell office:value-type="float" office:value="3180">
            <text:p>3180</text:p>
          </table:table-cell>
          <table:table-cell office:value-type="float" office:value="-368">
            <text:p>-368</text:p>
          </table:table-cell>
          <table:table-cell office:value-type="float" office:value="10744">
            <text:p>10744</text:p>
          </table:table-cell>
          <table:table-cell office:value-type="float" office:value="14">
            <text:p>14</text:p>
          </table:table-cell>
          <table:table-cell office:value-type="float" office:value="-2336">
            <text:p>-2336</text:p>
          </table:table-cell>
          <table:table-cell office:value-type="float" office:value="-138">
            <text:p>-138</text:p>
          </table:table-cell>
          <table:table-cell table:formula="of:=ATAN2([.C892];[.E892]- 8000) * (-180 / PI()) + 180" office:value-type="float" office:value="139.209318074032">
            <text:p>139.21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269">
            <text:p>3269</text:p>
          </table:table-cell>
          <table:table-cell office:value-type="float" office:value="-308">
            <text:p>-308</text:p>
          </table:table-cell>
          <table:table-cell office:value-type="float" office:value="10749">
            <text:p>10749</text:p>
          </table:table-cell>
          <table:table-cell office:value-type="float" office:value="14">
            <text:p>14</text:p>
          </table:table-cell>
          <table:table-cell office:value-type="float" office:value="-2329">
            <text:p>-2329</text:p>
          </table:table-cell>
          <table:table-cell office:value-type="float" office:value="-143">
            <text:p>-143</text:p>
          </table:table-cell>
          <table:table-cell table:formula="of:=ATAN2([.C893];[.E893]- 8000) * (-180 / PI()) + 180" office:value-type="float" office:value="139.938515529752">
            <text:p>139.94</text:p>
          </table:table-cell>
          <table:table-cell table:number-columns-repeated="3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1">
            <text:p>1</text:p>
          </table:table-cell>
          <table:table-cell office:value-type="float" office:value="3289">
            <text:p>3289</text:p>
          </table:table-cell>
          <table:table-cell office:value-type="float" office:value="-297">
            <text:p>-297</text:p>
          </table:table-cell>
          <table:table-cell office:value-type="float" office:value="10713">
            <text:p>10713</text:p>
          </table:table-cell>
          <table:table-cell office:value-type="float" office:value="9">
            <text:p>9</text:p>
          </table:table-cell>
          <table:table-cell office:value-type="float" office:value="-2330">
            <text:p>-2330</text:p>
          </table:table-cell>
          <table:table-cell office:value-type="float" office:value="-150">
            <text:p>-150</text:p>
          </table:table-cell>
          <table:table-cell table:formula="of:=ATAN2([.C894];[.E894]- 8000) * (-180 / PI()) + 180" office:value-type="float" office:value="140.481774322277">
            <text:p>140.48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-311">
            <text:p>-311</text:p>
          </table:table-cell>
          <table:table-cell office:value-type="float" office:value="10632">
            <text:p>10632</text:p>
          </table:table-cell>
          <table:table-cell office:value-type="float" office:value="7">
            <text:p>7</text:p>
          </table:table-cell>
          <table:table-cell office:value-type="float" office:value="-2326">
            <text:p>-2326</text:p>
          </table:table-cell>
          <table:table-cell office:value-type="float" office:value="-155">
            <text:p>-155</text:p>
          </table:table-cell>
          <table:table-cell table:formula="of:=ATAN2([.C895];[.E895]- 8000) * (-180 / PI()) + 180" office:value-type="float" office:value="141.710951229781">
            <text:p>141.7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384">
            <text:p>3384</text:p>
          </table:table-cell>
          <table:table-cell office:value-type="float" office:value="-337">
            <text:p>-337</text:p>
          </table:table-cell>
          <table:table-cell office:value-type="float" office:value="10595">
            <text:p>10595</text:p>
          </table:table-cell>
          <table:table-cell office:value-type="float" office:value="6">
            <text:p>6</text:p>
          </table:table-cell>
          <table:table-cell office:value-type="float" office:value="-2322">
            <text:p>-2322</text:p>
          </table:table-cell>
          <table:table-cell office:value-type="float" office:value="-153">
            <text:p>-153</text:p>
          </table:table-cell>
          <table:table-cell table:formula="of:=ATAN2([.C896];[.E896]- 8000) * (-180 / PI()) + 180" office:value-type="float" office:value="142.517422845345">
            <text:p>142.5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429">
            <text:p>3429</text:p>
          </table:table-cell>
          <table:table-cell office:value-type="float" office:value="-335">
            <text:p>-335</text:p>
          </table:table-cell>
          <table:table-cell office:value-type="float" office:value="10552">
            <text:p>10552</text:p>
          </table:table-cell>
          <table:table-cell office:value-type="float" office:value="11">
            <text:p>11</text:p>
          </table:table-cell>
          <table:table-cell office:value-type="float" office:value="-2317">
            <text:p>-2317</text:p>
          </table:table-cell>
          <table:table-cell office:value-type="float" office:value="-149">
            <text:p>-149</text:p>
          </table:table-cell>
          <table:table-cell table:formula="of:=ATAN2([.C897];[.E897]- 8000) * (-180 / PI()) + 180" office:value-type="float" office:value="143.341890954487">
            <text:p>143.34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462">
            <text:p>3462</text:p>
          </table:table-cell>
          <table:table-cell office:value-type="float" office:value="-352">
            <text:p>-352</text:p>
          </table:table-cell>
          <table:table-cell office:value-type="float" office:value="10501">
            <text:p>10501</text:p>
          </table:table-cell>
          <table:table-cell office:value-type="float" office:value="12">
            <text:p>12</text:p>
          </table:table-cell>
          <table:table-cell office:value-type="float" office:value="-2315">
            <text:p>-2315</text:p>
          </table:table-cell>
          <table:table-cell office:value-type="float" office:value="-144">
            <text:p>-144</text:p>
          </table:table-cell>
          <table:table-cell table:formula="of:=ATAN2([.C898];[.E898]- 8000) * (-180 / PI()) + 180" office:value-type="float" office:value="144.155096633395">
            <text:p>144.16</text:p>
          </table:table-cell>
          <table:table-cell table:number-columns-repeated="3"/>
        </table:table-row>
        <table:table-row table:style-name="ro1">
          <table:table-cell office:value-type="float" office:value="6772">
            <text:p>6772</text:p>
          </table:table-cell>
          <table:table-cell office:value-type="float" office:value="1">
            <text:p>1</text:p>
          </table:table-cell>
          <table:table-cell office:value-type="float" office:value="3517">
            <text:p>3517</text:p>
          </table:table-cell>
          <table:table-cell office:value-type="float" office:value="-335">
            <text:p>-335</text:p>
          </table:table-cell>
          <table:table-cell office:value-type="float" office:value="10404">
            <text:p>10404</text:p>
          </table:table-cell>
          <table:table-cell office:value-type="float" office:value="15">
            <text:p>15</text:p>
          </table:table-cell>
          <table:table-cell office:value-type="float" office:value="-2313">
            <text:p>-2313</text:p>
          </table:table-cell>
          <table:table-cell office:value-type="float" office:value="-140">
            <text:p>-140</text:p>
          </table:table-cell>
          <table:table-cell table:formula="of:=ATAN2([.C899];[.E899]- 8000) * (-180 / PI()) + 180" office:value-type="float" office:value="145.645944441561">
            <text:p>145.65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579">
            <text:p>3579</text:p>
          </table:table-cell>
          <table:table-cell office:value-type="float" office:value="-311">
            <text:p>-311</text:p>
          </table:table-cell>
          <table:table-cell office:value-type="float" office:value="10344">
            <text:p>10344</text:p>
          </table:table-cell>
          <table:table-cell office:value-type="float" office:value="15">
            <text:p>15</text:p>
          </table:table-cell>
          <table:table-cell office:value-type="float" office:value="-2310">
            <text:p>-2310</text:p>
          </table:table-cell>
          <table:table-cell office:value-type="float" office:value="-140">
            <text:p>-140</text:p>
          </table:table-cell>
          <table:table-cell table:formula="of:=ATAN2([.C900];[.E900]- 8000) * (-180 / PI()) + 180" office:value-type="float" office:value="146.777945936304">
            <text:p>146.78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-294">
            <text:p>-294</text:p>
          </table:table-cell>
          <table:table-cell office:value-type="float" office:value="10312">
            <text:p>10312</text:p>
          </table:table-cell>
          <table:table-cell office:value-type="float" office:value="11">
            <text:p>11</text:p>
          </table:table-cell>
          <table:table-cell office:value-type="float" office:value="-2304">
            <text:p>-2304</text:p>
          </table:table-cell>
          <table:table-cell office:value-type="float" office:value="-146">
            <text:p>-146</text:p>
          </table:table-cell>
          <table:table-cell table:formula="of:=ATAN2([.C901];[.E901]- 8000) * (-180 / PI()) + 180" office:value-type="float" office:value="147.290521745264">
            <text:p>147.29</text:p>
          </table:table-cell>
          <table:table-cell table:number-columns-repeated="3"/>
        </table:table-row>
        <table:table-row table:style-name="ro1">
          <table:table-cell office:value-type="float" office:value="6764">
            <text:p>6764</text:p>
          </table:table-cell>
          <table:table-cell office:value-type="float" office:value="1">
            <text:p>1</text:p>
          </table:table-cell>
          <table:table-cell office:value-type="float" office:value="3639">
            <text:p>3639</text:p>
          </table:table-cell>
          <table:table-cell office:value-type="float" office:value="-267">
            <text:p>-267</text:p>
          </table:table-cell>
          <table:table-cell office:value-type="float" office:value="10245">
            <text:p>10245</text:p>
          </table:table-cell>
          <table:table-cell office:value-type="float" office:value="8">
            <text:p>8</text:p>
          </table:table-cell>
          <table:table-cell office:value-type="float" office:value="-2302">
            <text:p>-2302</text:p>
          </table:table-cell>
          <table:table-cell office:value-type="float" office:value="-148">
            <text:p>-148</text:p>
          </table:table-cell>
          <table:table-cell table:formula="of:=ATAN2([.C902];[.E902]- 8000) * (-180 / PI()) + 180" office:value-type="float" office:value="148.328413451419">
            <text:p>148.33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695">
            <text:p>3695</text:p>
          </table:table-cell>
          <table:table-cell office:value-type="float" office:value="-313">
            <text:p>-313</text:p>
          </table:table-cell>
          <table:table-cell office:value-type="float" office:value="10184">
            <text:p>10184</text:p>
          </table:table-cell>
          <table:table-cell office:value-type="float" office:value="8">
            <text:p>8</text:p>
          </table:table-cell>
          <table:table-cell office:value-type="float" office:value="-2298">
            <text:p>-2298</text:p>
          </table:table-cell>
          <table:table-cell office:value-type="float" office:value="-149">
            <text:p>-149</text:p>
          </table:table-cell>
          <table:table-cell table:formula="of:=ATAN2([.C903];[.E903]- 8000) * (-180 / PI()) + 180" office:value-type="float" office:value="149.413982176123">
            <text:p>149.4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06">
            <text:p>3706</text:p>
          </table:table-cell>
          <table:table-cell office:value-type="float" office:value="-338">
            <text:p>-338</text:p>
          </table:table-cell>
          <table:table-cell office:value-type="float" office:value="10156">
            <text:p>10156</text:p>
          </table:table-cell>
          <table:table-cell office:value-type="float" office:value="9">
            <text:p>9</text:p>
          </table:table-cell>
          <table:table-cell office:value-type="float" office:value="-2292">
            <text:p>-2292</text:p>
          </table:table-cell>
          <table:table-cell office:value-type="float" office:value="-144">
            <text:p>-144</text:p>
          </table:table-cell>
          <table:table-cell table:formula="of:=ATAN2([.C904];[.E904]- 8000) * (-180 / PI()) + 180" office:value-type="float" office:value="149.810897178011">
            <text:p>149.8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732">
            <text:p>3732</text:p>
          </table:table-cell>
          <table:table-cell office:value-type="float" office:value="-339">
            <text:p>-339</text:p>
          </table:table-cell>
          <table:table-cell office:value-type="float" office:value="10056">
            <text:p>10056</text:p>
          </table:table-cell>
          <table:table-cell office:value-type="float" office:value="12">
            <text:p>12</text:p>
          </table:table-cell>
          <table:table-cell office:value-type="float" office:value="-2293">
            <text:p>-2293</text:p>
          </table:table-cell>
          <table:table-cell office:value-type="float" office:value="-141">
            <text:p>-141</text:p>
          </table:table-cell>
          <table:table-cell table:formula="of:=ATAN2([.C905];[.E905]- 8000) * (-180 / PI()) + 180" office:value-type="float" office:value="151.149145876464">
            <text:p>151.15</text:p>
          </table:table-cell>
          <table:table-cell table:number-columns-repeated="3"/>
        </table:table-row>
        <table:table-row table:style-name="ro1">
          <table:table-cell office:value-type="float" office:value="6768">
            <text:p>6768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-323">
            <text:p>-323</text:p>
          </table:table-cell>
          <table:table-cell office:value-type="float" office:value="9990">
            <text:p>9990</text:p>
          </table:table-cell>
          <table:table-cell office:value-type="float" office:value="12">
            <text:p>12</text:p>
          </table:table-cell>
          <table:table-cell office:value-type="float" office:value="-2289">
            <text:p>-2289</text:p>
          </table:table-cell>
          <table:table-cell office:value-type="float" office:value="-136">
            <text:p>-136</text:p>
          </table:table-cell>
          <table:table-cell table:formula="of:=ATAN2([.C906];[.E906]- 8000) * (-180 / PI()) + 180" office:value-type="float" office:value="152.178874600935">
            <text:p>152.18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3828">
            <text:p>3828</text:p>
          </table:table-cell>
          <table:table-cell office:value-type="float" office:value="-271">
            <text:p>-271</text:p>
          </table:table-cell>
          <table:table-cell office:value-type="float" office:value="9962">
            <text:p>9962</text:p>
          </table:table-cell>
          <table:table-cell office:value-type="float" office:value="14">
            <text:p>14</text:p>
          </table:table-cell>
          <table:table-cell office:value-type="float" office:value="-2288">
            <text:p>-2288</text:p>
          </table:table-cell>
          <table:table-cell office:value-type="float" office:value="-136">
            <text:p>-136</text:p>
          </table:table-cell>
          <table:table-cell table:formula="of:=ATAN2([.C907];[.E907]- 8000) * (-180 / PI()) + 180" office:value-type="float" office:value="152.863082303552">
            <text:p>152.8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836">
            <text:p>3836</text:p>
          </table:table-cell>
          <table:table-cell office:value-type="float" office:value="-255">
            <text:p>-255</text:p>
          </table:table-cell>
          <table:table-cell office:value-type="float" office:value="9924">
            <text:p>9924</text:p>
          </table:table-cell>
          <table:table-cell office:value-type="float" office:value="10">
            <text:p>10</text:p>
          </table:table-cell>
          <table:table-cell office:value-type="float" office:value="-2285">
            <text:p>-2285</text:p>
          </table:table-cell>
          <table:table-cell office:value-type="float" office:value="-142">
            <text:p>-142</text:p>
          </table:table-cell>
          <table:table-cell table:formula="of:=ATAN2([.C908];[.E908]- 8000) * (-180 / PI()) + 180" office:value-type="float" office:value="153.363299281888">
            <text:p>153.36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3880">
            <text:p>3880</text:p>
          </table:table-cell>
          <table:table-cell office:value-type="float" office:value="-230">
            <text:p>-230</text:p>
          </table:table-cell>
          <table:table-cell office:value-type="float" office:value="9852">
            <text:p>9852</text:p>
          </table:table-cell>
          <table:table-cell office:value-type="float" office:value="11">
            <text:p>11</text:p>
          </table:table-cell>
          <table:table-cell office:value-type="float" office:value="-2281">
            <text:p>-2281</text:p>
          </table:table-cell>
          <table:table-cell office:value-type="float" office:value="-149">
            <text:p>-149</text:p>
          </table:table-cell>
          <table:table-cell table:formula="of:=ATAN2([.C909];[.E909]- 8000) * (-180 / PI()) + 180" office:value-type="float" office:value="154.483942835848">
            <text:p>154.48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867">
            <text:p>3867</text:p>
          </table:table-cell>
          <table:table-cell office:value-type="float" office:value="-298">
            <text:p>-298</text:p>
          </table:table-cell>
          <table:table-cell office:value-type="float" office:value="9779">
            <text:p>9779</text:p>
          </table:table-cell>
          <table:table-cell office:value-type="float" office:value="4">
            <text:p>4</text:p>
          </table:table-cell>
          <table:table-cell office:value-type="float" office:value="-2280">
            <text:p>-2280</text:p>
          </table:table-cell>
          <table:table-cell office:value-type="float" office:value="-150">
            <text:p>-150</text:p>
          </table:table-cell>
          <table:table-cell table:formula="of:=ATAN2([.C910];[.E910]- 8000) * (-180 / PI()) + 180" office:value-type="float" office:value="155.295368599996">
            <text:p>155.30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942">
            <text:p>3942</text:p>
          </table:table-cell>
          <table:table-cell office:value-type="float" office:value="-311">
            <text:p>-311</text:p>
          </table:table-cell>
          <table:table-cell office:value-type="float" office:value="9721">
            <text:p>9721</text:p>
          </table:table-cell>
          <table:table-cell office:value-type="float" office:value="7">
            <text:p>7</text:p>
          </table:table-cell>
          <table:table-cell office:value-type="float" office:value="-2276">
            <text:p>-2276</text:p>
          </table:table-cell>
          <table:table-cell office:value-type="float" office:value="-149">
            <text:p>-149</text:p>
          </table:table-cell>
          <table:table-cell table:formula="of:=ATAN2([.C911];[.E911]- 8000) * (-180 / PI()) + 180" office:value-type="float" office:value="156.414860804885">
            <text:p>156.41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945">
            <text:p>3945</text:p>
          </table:table-cell>
          <table:table-cell office:value-type="float" office:value="-339">
            <text:p>-339</text:p>
          </table:table-cell>
          <table:table-cell office:value-type="float" office:value="9703">
            <text:p>9703</text:p>
          </table:table-cell>
          <table:table-cell office:value-type="float" office:value="11">
            <text:p>11</text:p>
          </table:table-cell>
          <table:table-cell office:value-type="float" office:value="-2276">
            <text:p>-2276</text:p>
          </table:table-cell>
          <table:table-cell office:value-type="float" office:value="-144">
            <text:p>-144</text:p>
          </table:table-cell>
          <table:table-cell table:formula="of:=ATAN2([.C912];[.E912]- 8000) * (-180 / PI()) + 180" office:value-type="float" office:value="156.650834199277">
            <text:p>156.65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00">
            <text:p>4000</text:p>
          </table:table-cell>
          <table:table-cell office:value-type="float" office:value="-311">
            <text:p>-311</text:p>
          </table:table-cell>
          <table:table-cell office:value-type="float" office:value="9593">
            <text:p>9593</text:p>
          </table:table-cell>
          <table:table-cell office:value-type="float" office:value="14">
            <text:p>14</text:p>
          </table:table-cell>
          <table:table-cell office:value-type="float" office:value="-2276">
            <text:p>-2276</text:p>
          </table:table-cell>
          <table:table-cell office:value-type="float" office:value="-140">
            <text:p>-140</text:p>
          </table:table-cell>
          <table:table-cell table:formula="of:=ATAN2([.C913];[.E913]- 8000) * (-180 / PI()) + 180" office:value-type="float" office:value="158.285080238472">
            <text:p>158.29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043">
            <text:p>4043</text:p>
          </table:table-cell>
          <table:table-cell office:value-type="float" office:value="-270">
            <text:p>-270</text:p>
          </table:table-cell>
          <table:table-cell office:value-type="float" office:value="9528">
            <text:p>9528</text:p>
          </table:table-cell>
          <table:table-cell office:value-type="float" office:value="16">
            <text:p>16</text:p>
          </table:table-cell>
          <table:table-cell office:value-type="float" office:value="-2276">
            <text:p>-2276</text:p>
          </table:table-cell>
          <table:table-cell office:value-type="float" office:value="-136">
            <text:p>-136</text:p>
          </table:table-cell>
          <table:table-cell table:formula="of:=ATAN2([.C914];[.E914]- 8000) * (-180 / PI()) + 180" office:value-type="float" office:value="159.296557492557">
            <text:p>159.3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060">
            <text:p>4060</text:p>
          </table:table-cell>
          <table:table-cell office:value-type="float" office:value="-227">
            <text:p>-227</text:p>
          </table:table-cell>
          <table:table-cell office:value-type="float" office:value="9444">
            <text:p>9444</text:p>
          </table:table-cell>
          <table:table-cell office:value-type="float" office:value="13">
            <text:p>13</text:p>
          </table:table-cell>
          <table:table-cell office:value-type="float" office:value="-2267">
            <text:p>-2267</text:p>
          </table:table-cell>
          <table:table-cell office:value-type="float" office:value="-138">
            <text:p>-138</text:p>
          </table:table-cell>
          <table:table-cell table:formula="of:=ATAN2([.C915];[.E915]- 8000) * (-180 / PI()) + 180" office:value-type="float" office:value="160.421306174864">
            <text:p>160.42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85">
            <text:p>4085</text:p>
          </table:table-cell>
          <table:table-cell office:value-type="float" office:value="-238">
            <text:p>-238</text:p>
          </table:table-cell>
          <table:table-cell office:value-type="float" office:value="9363">
            <text:p>9363</text:p>
          </table:table-cell>
          <table:table-cell office:value-type="float" office:value="11">
            <text:p>11</text:p>
          </table:table-cell>
          <table:table-cell office:value-type="float" office:value="-2262">
            <text:p>-2262</text:p>
          </table:table-cell>
          <table:table-cell office:value-type="float" office:value="-145">
            <text:p>-145</text:p>
          </table:table-cell>
          <table:table-cell table:formula="of:=ATAN2([.C916];[.E916]- 8000) * (-180 / PI()) + 180" office:value-type="float" office:value="161.548221751945">
            <text:p>161.55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062">
            <text:p>4062</text:p>
          </table:table-cell>
          <table:table-cell office:value-type="float" office:value="-260">
            <text:p>-260</text:p>
          </table:table-cell>
          <table:table-cell office:value-type="float" office:value="9334">
            <text:p>9334</text:p>
          </table:table-cell>
          <table:table-cell office:value-type="float" office:value="6">
            <text:p>6</text:p>
          </table:table-cell>
          <table:table-cell office:value-type="float" office:value="-2264">
            <text:p>-2264</text:p>
          </table:table-cell>
          <table:table-cell office:value-type="float" office:value="-146">
            <text:p>-146</text:p>
          </table:table-cell>
          <table:table-cell table:formula="of:=ATAN2([.C917];[.E917]- 8000) * (-180 / PI()) + 180" office:value-type="float" office:value="161.81932071869">
            <text:p>161.8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87">
            <text:p>4087</text:p>
          </table:table-cell>
          <table:table-cell office:value-type="float" office:value="-268">
            <text:p>-268</text:p>
          </table:table-cell>
          <table:table-cell office:value-type="float" office:value="9286">
            <text:p>9286</text:p>
          </table:table-cell>
          <table:table-cell office:value-type="float" office:value="7">
            <text:p>7</text:p>
          </table:table-cell>
          <table:table-cell office:value-type="float" office:value="-2259">
            <text:p>-2259</text:p>
          </table:table-cell>
          <table:table-cell office:value-type="float" office:value="-148">
            <text:p>-148</text:p>
          </table:table-cell>
          <table:table-cell table:formula="of:=ATAN2([.C918];[.E918]- 8000) * (-180 / PI()) + 180" office:value-type="float" office:value="162.533493192083">
            <text:p>162.5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111">
            <text:p>4111</text:p>
          </table:table-cell>
          <table:table-cell office:value-type="float" office:value="-275">
            <text:p>-275</text:p>
          </table:table-cell>
          <table:table-cell office:value-type="float" office:value="9237">
            <text:p>9237</text:p>
          </table:table-cell>
          <table:table-cell office:value-type="float" office:value="8">
            <text:p>8</text:p>
          </table:table-cell>
          <table:table-cell office:value-type="float" office:value="-2259">
            <text:p>-2259</text:p>
          </table:table-cell>
          <table:table-cell office:value-type="float" office:value="-144">
            <text:p>-144</text:p>
          </table:table-cell>
          <table:table-cell table:formula="of:=ATAN2([.C919];[.E919]- 8000) * (-180 / PI()) + 180" office:value-type="float" office:value="163.253457772645">
            <text:p>163.25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4162">
            <text:p>4162</text:p>
          </table:table-cell>
          <table:table-cell office:value-type="float" office:value="-293">
            <text:p>-293</text:p>
          </table:table-cell>
          <table:table-cell office:value-type="float" office:value="9106">
            <text:p>9106</text:p>
          </table:table-cell>
          <table:table-cell office:value-type="float" office:value="12">
            <text:p>12</text:p>
          </table:table-cell>
          <table:table-cell office:value-type="float" office:value="-2257">
            <text:p>-2257</text:p>
          </table:table-cell>
          <table:table-cell office:value-type="float" office:value="-140">
            <text:p>-140</text:p>
          </table:table-cell>
          <table:table-cell table:formula="of:=ATAN2([.C920];[.E920]- 8000) * (-180 / PI()) + 180" office:value-type="float" office:value="165.118290459072">
            <text:p>165.12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70">
            <text:p>4170</text:p>
          </table:table-cell>
          <table:table-cell office:value-type="float" office:value="-293">
            <text:p>-293</text:p>
          </table:table-cell>
          <table:table-cell office:value-type="float" office:value="9066">
            <text:p>9066</text:p>
          </table:table-cell>
          <table:table-cell office:value-type="float" office:value="11">
            <text:p>11</text:p>
          </table:table-cell>
          <table:table-cell office:value-type="float" office:value="-2257">
            <text:p>-2257</text:p>
          </table:table-cell>
          <table:table-cell office:value-type="float" office:value="-142">
            <text:p>-142</text:p>
          </table:table-cell>
          <table:table-cell table:formula="of:=ATAN2([.C921];[.E921]- 8000) * (-180 / PI()) + 180" office:value-type="float" office:value="165.660265440916">
            <text:p>165.66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78">
            <text:p>4178</text:p>
          </table:table-cell>
          <table:table-cell office:value-type="float" office:value="-212">
            <text:p>-212</text:p>
          </table:table-cell>
          <table:table-cell office:value-type="float" office:value="9001">
            <text:p>9001</text:p>
          </table:table-cell>
          <table:table-cell office:value-type="float" office:value="12">
            <text:p>12</text:p>
          </table:table-cell>
          <table:table-cell office:value-type="float" office:value="-2257">
            <text:p>-2257</text:p>
          </table:table-cell>
          <table:table-cell office:value-type="float" office:value="-143">
            <text:p>-143</text:p>
          </table:table-cell>
          <table:table-cell table:formula="of:=ATAN2([.C922];[.E922]- 8000) * (-180 / PI()) + 180" office:value-type="float" office:value="166.526571694892">
            <text:p>166.53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210">
            <text:p>4210</text:p>
          </table:table-cell>
          <table:table-cell office:value-type="float" office:value="-226">
            <text:p>-226</text:p>
          </table:table-cell>
          <table:table-cell office:value-type="float" office:value="8946">
            <text:p>8946</text:p>
          </table:table-cell>
          <table:table-cell office:value-type="float" office:value="10">
            <text:p>10</text:p>
          </table:table-cell>
          <table:table-cell office:value-type="float" office:value="-2255">
            <text:p>-2255</text:p>
          </table:table-cell>
          <table:table-cell office:value-type="float" office:value="-146">
            <text:p>-146</text:p>
          </table:table-cell>
          <table:table-cell table:formula="of:=ATAN2([.C923];[.E923]- 8000) * (-180 / PI()) + 180" office:value-type="float" office:value="167.335809624041">
            <text:p>167.34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34">
            <text:p>4234</text:p>
          </table:table-cell>
          <table:table-cell office:value-type="float" office:value="-210">
            <text:p>-210</text:p>
          </table:table-cell>
          <table:table-cell office:value-type="float" office:value="8887">
            <text:p>8887</text:p>
          </table:table-cell>
          <table:table-cell office:value-type="float" office:value="7">
            <text:p>7</text:p>
          </table:table-cell>
          <table:table-cell office:value-type="float" office:value="-2253">
            <text:p>-2253</text:p>
          </table:table-cell>
          <table:table-cell office:value-type="float" office:value="-147">
            <text:p>-147</text:p>
          </table:table-cell>
          <table:table-cell table:formula="of:=ATAN2([.C924];[.E924]- 8000) * (-180 / PI()) + 180" office:value-type="float" office:value="168.167959672967">
            <text:p>168.17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24">
            <text:p>4224</text:p>
          </table:table-cell>
          <table:table-cell office:value-type="float" office:value="-243">
            <text:p>-243</text:p>
          </table:table-cell>
          <table:table-cell office:value-type="float" office:value="8857">
            <text:p>8857</text:p>
          </table:table-cell>
          <table:table-cell office:value-type="float" office:value="8">
            <text:p>8</text:p>
          </table:table-cell>
          <table:table-cell office:value-type="float" office:value="-2248">
            <text:p>-2248</text:p>
          </table:table-cell>
          <table:table-cell office:value-type="float" office:value="-146">
            <text:p>-146</text:p>
          </table:table-cell>
          <table:table-cell table:formula="of:=ATAN2([.C925];[.E925]- 8000) * (-180 / PI()) + 180" office:value-type="float" office:value="168.531036103359">
            <text:p>168.53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58">
            <text:p>4258</text:p>
          </table:table-cell>
          <table:table-cell office:value-type="float" office:value="-260">
            <text:p>-260</text:p>
          </table:table-cell>
          <table:table-cell office:value-type="float" office:value="8776">
            <text:p>8776</text:p>
          </table:table-cell>
          <table:table-cell office:value-type="float" office:value="8">
            <text:p>8</text:p>
          </table:table-cell>
          <table:table-cell office:value-type="float" office:value="-2242">
            <text:p>-2242</text:p>
          </table:table-cell>
          <table:table-cell office:value-type="float" office:value="-142">
            <text:p>-142</text:p>
          </table:table-cell>
          <table:table-cell table:formula="of:=ATAN2([.C926];[.E926]- 8000) * (-180 / PI()) + 180" office:value-type="float" office:value="169.6714726979">
            <text:p>169.67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-257">
            <text:p>-257</text:p>
          </table:table-cell>
          <table:table-cell office:value-type="float" office:value="8692">
            <text:p>8692</text:p>
          </table:table-cell>
          <table:table-cell office:value-type="float" office:value="11">
            <text:p>11</text:p>
          </table:table-cell>
          <table:table-cell office:value-type="float" office:value="-2237">
            <text:p>-2237</text:p>
          </table:table-cell>
          <table:table-cell office:value-type="float" office:value="-141">
            <text:p>-141</text:p>
          </table:table-cell>
          <table:table-cell table:formula="of:=ATAN2([.C927];[.E927]- 8000) * (-180 / PI()) + 180" office:value-type="float" office:value="170.834712964568">
            <text:p>170.83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96">
            <text:p>4296</text:p>
          </table:table-cell>
          <table:table-cell office:value-type="float" office:value="-241">
            <text:p>-241</text:p>
          </table:table-cell>
          <table:table-cell office:value-type="float" office:value="8591">
            <text:p>8591</text:p>
          </table:table-cell>
          <table:table-cell office:value-type="float" office:value="18">
            <text:p>18</text:p>
          </table:table-cell>
          <table:table-cell office:value-type="float" office:value="-2231">
            <text:p>-2231</text:p>
          </table:table-cell>
          <table:table-cell office:value-type="float" office:value="-139">
            <text:p>-139</text:p>
          </table:table-cell>
          <table:table-cell table:formula="of:=ATAN2([.C928];[.E928]- 8000) * (-180 / PI()) + 180" office:value-type="float" office:value="172.166996667223">
            <text:p>172.17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72">
            <text:p>4272</text:p>
          </table:table-cell>
          <table:table-cell office:value-type="float" office:value="-191">
            <text:p>-191</text:p>
          </table:table-cell>
          <table:table-cell office:value-type="float" office:value="8519">
            <text:p>8519</text:p>
          </table:table-cell>
          <table:table-cell office:value-type="float" office:value="17">
            <text:p>17</text:p>
          </table:table-cell>
          <table:table-cell office:value-type="float" office:value="-2226">
            <text:p>-2226</text:p>
          </table:table-cell>
          <table:table-cell office:value-type="float" office:value="-140">
            <text:p>-140</text:p>
          </table:table-cell>
          <table:table-cell table:formula="of:=ATAN2([.C929];[.E929]- 8000) * (-180 / PI()) + 180" office:value-type="float" office:value="173.073152439838">
            <text:p>173.07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80">
            <text:p>4280</text:p>
          </table:table-cell>
          <table:table-cell office:value-type="float" office:value="-198">
            <text:p>-198</text:p>
          </table:table-cell>
          <table:table-cell office:value-type="float" office:value="8541">
            <text:p>8541</text:p>
          </table:table-cell>
          <table:table-cell office:value-type="float" office:value="15">
            <text:p>15</text:p>
          </table:table-cell>
          <table:table-cell office:value-type="float" office:value="-2224">
            <text:p>-2224</text:p>
          </table:table-cell>
          <table:table-cell office:value-type="float" office:value="-138">
            <text:p>-138</text:p>
          </table:table-cell>
          <table:table-cell table:formula="of:=ATAN2([.C930];[.E930]- 8000) * (-180 / PI()) + 180" office:value-type="float" office:value="172.795911868497">
            <text:p>172.8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-186">
            <text:p>-186</text:p>
          </table:table-cell>
          <table:table-cell office:value-type="float" office:value="8434">
            <text:p>8434</text:p>
          </table:table-cell>
          <table:table-cell office:value-type="float" office:value="6">
            <text:p>6</text:p>
          </table:table-cell>
          <table:table-cell office:value-type="float" office:value="-2219">
            <text:p>-2219</text:p>
          </table:table-cell>
          <table:table-cell office:value-type="float" office:value="-141">
            <text:p>-141</text:p>
          </table:table-cell>
          <table:table-cell table:formula="of:=ATAN2([.C931];[.E931]- 8000) * (-180 / PI()) + 180" office:value-type="float" office:value="174.212578055453">
            <text:p>174.2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317">
            <text:p>4317</text:p>
          </table:table-cell>
          <table:table-cell office:value-type="float" office:value="-202">
            <text:p>-202</text:p>
          </table:table-cell>
          <table:table-cell office:value-type="float" office:value="8413">
            <text:p>8413</text:p>
          </table:table-cell>
          <table:table-cell office:value-type="float" office:value="10">
            <text:p>10</text:p>
          </table:table-cell>
          <table:table-cell office:value-type="float" office:value="-2215">
            <text:p>-2215</text:p>
          </table:table-cell>
          <table:table-cell office:value-type="float" office:value="-143">
            <text:p>-143</text:p>
          </table:table-cell>
          <table:table-cell table:formula="of:=ATAN2([.C932];[.E932]- 8000) * (-180 / PI()) + 180" office:value-type="float" office:value="174.535242280444">
            <text:p>174.54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40">
            <text:p>4340</text:p>
          </table:table-cell>
          <table:table-cell office:value-type="float" office:value="-233">
            <text:p>-233</text:p>
          </table:table-cell>
          <table:table-cell office:value-type="float" office:value="8281">
            <text:p>8281</text:p>
          </table:table-cell>
          <table:table-cell office:value-type="float" office:value="8">
            <text:p>8</text:p>
          </table:table-cell>
          <table:table-cell office:value-type="float" office:value="-2208">
            <text:p>-2208</text:p>
          </table:table-cell>
          <table:table-cell office:value-type="float" office:value="-139">
            <text:p>-139</text:p>
          </table:table-cell>
          <table:table-cell table:formula="of:=ATAN2([.C933];[.E933]- 8000) * (-180 / PI()) + 180" office:value-type="float" office:value="176.295467138345">
            <text:p>176.30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343">
            <text:p>4343</text:p>
          </table:table-cell>
          <table:table-cell office:value-type="float" office:value="-245">
            <text:p>-245</text:p>
          </table:table-cell>
          <table:table-cell office:value-type="float" office:value="8222">
            <text:p>8222</text:p>
          </table:table-cell>
          <table:table-cell office:value-type="float" office:value="10">
            <text:p>10</text:p>
          </table:table-cell>
          <table:table-cell office:value-type="float" office:value="-2204">
            <text:p>-2204</text:p>
          </table:table-cell>
          <table:table-cell office:value-type="float" office:value="-139">
            <text:p>-139</text:p>
          </table:table-cell>
          <table:table-cell table:formula="of:=ATAN2([.C934];[.E934]- 8000) * (-180 / PI()) + 180" office:value-type="float" office:value="177.073773452442">
            <text:p>177.07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52">
            <text:p>4352</text:p>
          </table:table-cell>
          <table:table-cell office:value-type="float" office:value="-217">
            <text:p>-217</text:p>
          </table:table-cell>
          <table:table-cell office:value-type="float" office:value="8151">
            <text:p>8151</text:p>
          </table:table-cell>
          <table:table-cell office:value-type="float" office:value="16">
            <text:p>16</text:p>
          </table:table-cell>
          <table:table-cell office:value-type="float" office:value="-2199">
            <text:p>-2199</text:p>
          </table:table-cell>
          <table:table-cell office:value-type="float" office:value="-135">
            <text:p>-135</text:p>
          </table:table-cell>
          <table:table-cell table:formula="of:=ATAN2([.C935];[.E935]- 8000) * (-180 / PI()) + 180" office:value-type="float" office:value="178.012823204486">
            <text:p>178.01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340">
            <text:p>4340</text:p>
          </table:table-cell>
          <table:table-cell office:value-type="float" office:value="-207">
            <text:p>-207</text:p>
          </table:table-cell>
          <table:table-cell office:value-type="float" office:value="8067">
            <text:p>8067</text:p>
          </table:table-cell>
          <table:table-cell office:value-type="float" office:value="14">
            <text:p>14</text:p>
          </table:table-cell>
          <table:table-cell office:value-type="float" office:value="-2197">
            <text:p>-2197</text:p>
          </table:table-cell>
          <table:table-cell office:value-type="float" office:value="-135">
            <text:p>-135</text:p>
          </table:table-cell>
          <table:table-cell table:formula="of:=ATAN2([.C936];[.E936]- 8000) * (-180 / PI()) + 180" office:value-type="float" office:value="179.115550159319">
            <text:p>179.1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18">
            <text:p>4318</text:p>
          </table:table-cell>
          <table:table-cell office:value-type="float" office:value="-153">
            <text:p>-153</text:p>
          </table:table-cell>
          <table:table-cell office:value-type="float" office:value="8013">
            <text:p>8013</text:p>
          </table:table-cell>
          <table:table-cell office:value-type="float" office:value="9">
            <text:p>9</text:p>
          </table:table-cell>
          <table:table-cell office:value-type="float" office:value="-2192">
            <text:p>-2192</text:p>
          </table:table-cell>
          <table:table-cell office:value-type="float" office:value="-142">
            <text:p>-142</text:p>
          </table:table-cell>
          <table:table-cell table:formula="of:=ATAN2([.C937];[.E937]- 8000) * (-180 / PI()) + 180" office:value-type="float" office:value="179.827502806103">
            <text:p>179.83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341">
            <text:p>4341</text:p>
          </table:table-cell>
          <table:table-cell office:value-type="float" office:value="-175">
            <text:p>-175</text:p>
          </table:table-cell>
          <table:table-cell office:value-type="float" office:value="7965">
            <text:p>7965</text:p>
          </table:table-cell>
          <table:table-cell office:value-type="float" office:value="6">
            <text:p>6</text:p>
          </table:table-cell>
          <table:table-cell office:value-type="float" office:value="-2195">
            <text:p>-2195</text:p>
          </table:table-cell>
          <table:table-cell office:value-type="float" office:value="-140">
            <text:p>-140</text:p>
          </table:table-cell>
          <table:table-cell table:formula="of:=ATAN2([.C938];[.E938]- 8000) * (-180 / PI()) + 180" office:value-type="float" office:value="180.461946286808">
            <text:p>180.46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4308">
            <text:p>4308</text:p>
          </table:table-cell>
          <table:table-cell office:value-type="float" office:value="-192">
            <text:p>-192</text:p>
          </table:table-cell>
          <table:table-cell office:value-type="float" office:value="7916">
            <text:p>7916</text:p>
          </table:table-cell>
          <table:table-cell office:value-type="float" office:value="3">
            <text:p>3</text:p>
          </table:table-cell>
          <table:table-cell office:value-type="float" office:value="-2190">
            <text:p>-2190</text:p>
          </table:table-cell>
          <table:table-cell office:value-type="float" office:value="-139">
            <text:p>-139</text:p>
          </table:table-cell>
          <table:table-cell table:formula="of:=ATAN2([.C939];[.E939]- 8000) * (-180 / PI()) + 180" office:value-type="float" office:value="181.117046350319">
            <text:p>181.1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-218">
            <text:p>-218</text:p>
          </table:table-cell>
          <table:table-cell office:value-type="float" office:value="7833">
            <text:p>7833</text:p>
          </table:table-cell>
          <table:table-cell office:value-type="float" office:value="7">
            <text:p>7</text:p>
          </table:table-cell>
          <table:table-cell office:value-type="float" office:value="-2187">
            <text:p>-2187</text:p>
          </table:table-cell>
          <table:table-cell office:value-type="float" office:value="-141">
            <text:p>-141</text:p>
          </table:table-cell>
          <table:table-cell table:formula="of:=ATAN2([.C940];[.E940]- 8000) * (-180 / PI()) + 180" office:value-type="float" office:value="182.216879898714">
            <text:p>182.22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-236">
            <text:p>-236</text:p>
          </table:table-cell>
          <table:table-cell office:value-type="float" office:value="7796">
            <text:p>7796</text:p>
          </table:table-cell>
          <table:table-cell office:value-type="float" office:value="10">
            <text:p>10</text:p>
          </table:table-cell>
          <table:table-cell office:value-type="float" office:value="-2185">
            <text:p>-2185</text:p>
          </table:table-cell>
          <table:table-cell office:value-type="float" office:value="-139">
            <text:p>-139</text:p>
          </table:table-cell>
          <table:table-cell table:formula="of:=ATAN2([.C941];[.E941]- 8000) * (-180 / PI()) + 180" office:value-type="float" office:value="182.707380253991">
            <text:p>182.71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21">
            <text:p>4321</text:p>
          </table:table-cell>
          <table:table-cell office:value-type="float" office:value="-216">
            <text:p>-216</text:p>
          </table:table-cell>
          <table:table-cell office:value-type="float" office:value="7751">
            <text:p>7751</text:p>
          </table:table-cell>
          <table:table-cell office:value-type="float" office:value="12">
            <text:p>12</text:p>
          </table:table-cell>
          <table:table-cell office:value-type="float" office:value="-2183">
            <text:p>-2183</text:p>
          </table:table-cell>
          <table:table-cell office:value-type="float" office:value="-135">
            <text:p>-135</text:p>
          </table:table-cell>
          <table:table-cell table:formula="of:=ATAN2([.C942];[.E942]- 8000) * (-180 / PI()) + 180" office:value-type="float" office:value="183.298053393989">
            <text:p>183.3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325">
            <text:p>4325</text:p>
          </table:table-cell>
          <table:table-cell office:value-type="float" office:value="-174">
            <text:p>-174</text:p>
          </table:table-cell>
          <table:table-cell office:value-type="float" office:value="7672">
            <text:p>7672</text:p>
          </table:table-cell>
          <table:table-cell office:value-type="float" office:value="14">
            <text:p>14</text:p>
          </table:table-cell>
          <table:table-cell office:value-type="float" office:value="-2175">
            <text:p>-2175</text:p>
          </table:table-cell>
          <table:table-cell office:value-type="float" office:value="-137">
            <text:p>-137</text:p>
          </table:table-cell>
          <table:table-cell table:formula="of:=ATAN2([.C943];[.E943]- 8000) * (-180 / PI()) + 180" office:value-type="float" office:value="184.336904191576">
            <text:p>184.34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-142">
            <text:p>-142</text:p>
          </table:table-cell>
          <table:table-cell office:value-type="float" office:value="7584">
            <text:p>7584</text:p>
          </table:table-cell>
          <table:table-cell office:value-type="float" office:value="12">
            <text:p>12</text:p>
          </table:table-cell>
          <table:table-cell office:value-type="float" office:value="-2175">
            <text:p>-2175</text:p>
          </table:table-cell>
          <table:table-cell office:value-type="float" office:value="-140">
            <text:p>-140</text:p>
          </table:table-cell>
          <table:table-cell table:formula="of:=ATAN2([.C944];[.E944]- 8000) * (-180 / PI()) + 180" office:value-type="float" office:value="185.52073300193">
            <text:p>185.52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305">
            <text:p>4305</text:p>
          </table:table-cell>
          <table:table-cell office:value-type="float" office:value="-138">
            <text:p>-138</text:p>
          </table:table-cell>
          <table:table-cell office:value-type="float" office:value="7530">
            <text:p>7530</text:p>
          </table:table-cell>
          <table:table-cell office:value-type="float" office:value="10">
            <text:p>10</text:p>
          </table:table-cell>
          <table:table-cell office:value-type="float" office:value="-2175">
            <text:p>-2175</text:p>
          </table:table-cell>
          <table:table-cell office:value-type="float" office:value="-137">
            <text:p>-137</text:p>
          </table:table-cell>
          <table:table-cell table:formula="of:=ATAN2([.C945];[.E945]- 8000) * (-180 / PI()) + 180" office:value-type="float" office:value="186.230611783546">
            <text:p>186.2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99">
            <text:p>4299</text:p>
          </table:table-cell>
          <table:table-cell office:value-type="float" office:value="-151">
            <text:p>-151</text:p>
          </table:table-cell>
          <table:table-cell office:value-type="float" office:value="7470">
            <text:p>7470</text:p>
          </table:table-cell>
          <table:table-cell office:value-type="float" office:value="6">
            <text:p>6</text:p>
          </table:table-cell>
          <table:table-cell office:value-type="float" office:value="-2169">
            <text:p>-2169</text:p>
          </table:table-cell>
          <table:table-cell office:value-type="float" office:value="-139">
            <text:p>-139</text:p>
          </table:table-cell>
          <table:table-cell table:formula="of:=ATAN2([.C946];[.E946]- 8000) * (-180 / PI()) + 180" office:value-type="float" office:value="187.028216401162">
            <text:p>187.03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33">
            <text:p>4233</text:p>
          </table:table-cell>
          <table:table-cell office:value-type="float" office:value="-190">
            <text:p>-190</text:p>
          </table:table-cell>
          <table:table-cell office:value-type="float" office:value="7411">
            <text:p>7411</text:p>
          </table:table-cell>
          <table:table-cell office:value-type="float" office:value="3">
            <text:p>3</text:p>
          </table:table-cell>
          <table:table-cell office:value-type="float" office:value="-2171">
            <text:p>-2171</text:p>
          </table:table-cell>
          <table:table-cell office:value-type="float" office:value="-141">
            <text:p>-141</text:p>
          </table:table-cell>
          <table:table-cell table:formula="of:=ATAN2([.C947];[.E947]- 8000) * (-180 / PI()) + 180" office:value-type="float" office:value="187.921548154563">
            <text:p>187.9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248">
            <text:p>4248</text:p>
          </table:table-cell>
          <table:table-cell office:value-type="float" office:value="-185">
            <text:p>-185</text:p>
          </table:table-cell>
          <table:table-cell office:value-type="float" office:value="7311">
            <text:p>7311</text:p>
          </table:table-cell>
          <table:table-cell office:value-type="float" office:value="8">
            <text:p>8</text:p>
          </table:table-cell>
          <table:table-cell office:value-type="float" office:value="-2172">
            <text:p>-2172</text:p>
          </table:table-cell>
          <table:table-cell office:value-type="float" office:value="-137">
            <text:p>-137</text:p>
          </table:table-cell>
          <table:table-cell table:formula="of:=ATAN2([.C948];[.E948]- 8000) * (-180 / PI()) + 180" office:value-type="float" office:value="189.212802493315">
            <text:p>189.21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4268">
            <text:p>4268</text:p>
          </table:table-cell>
          <table:table-cell office:value-type="float" office:value="-190">
            <text:p>-190</text:p>
          </table:table-cell>
          <table:table-cell office:value-type="float" office:value="7260">
            <text:p>7260</text:p>
          </table:table-cell>
          <table:table-cell office:value-type="float" office:value="11">
            <text:p>11</text:p>
          </table:table-cell>
          <table:table-cell office:value-type="float" office:value="-2169">
            <text:p>-2169</text:p>
          </table:table-cell>
          <table:table-cell office:value-type="float" office:value="-137">
            <text:p>-137</text:p>
          </table:table-cell>
          <table:table-cell table:formula="of:=ATAN2([.C949];[.E949]- 8000) * (-180 / PI()) + 180" office:value-type="float" office:value="189.836344300467">
            <text:p>189.84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65">
            <text:p>4265</text:p>
          </table:table-cell>
          <table:table-cell office:value-type="float" office:value="-151">
            <text:p>-151</text:p>
          </table:table-cell>
          <table:table-cell office:value-type="float" office:value="7148">
            <text:p>7148</text:p>
          </table:table-cell>
          <table:table-cell office:value-type="float" office:value="17">
            <text:p>17</text:p>
          </table:table-cell>
          <table:table-cell office:value-type="float" office:value="-2162">
            <text:p>-2162</text:p>
          </table:table-cell>
          <table:table-cell office:value-type="float" office:value="-134">
            <text:p>-134</text:p>
          </table:table-cell>
          <table:table-cell table:formula="of:=ATAN2([.C950];[.E950]- 8000) * (-180 / PI()) + 180" office:value-type="float" office:value="191.297014636048">
            <text:p>191.30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40">
            <text:p>4240</text:p>
          </table:table-cell>
          <table:table-cell office:value-type="float" office:value="-140">
            <text:p>-140</text:p>
          </table:table-cell>
          <table:table-cell office:value-type="float" office:value="7107">
            <text:p>7107</text:p>
          </table:table-cell>
          <table:table-cell office:value-type="float" office:value="20">
            <text:p>20</text:p>
          </table:table-cell>
          <table:table-cell office:value-type="float" office:value="-2159">
            <text:p>-2159</text:p>
          </table:table-cell>
          <table:table-cell office:value-type="float" office:value="-135">
            <text:p>-135</text:p>
          </table:table-cell>
          <table:table-cell table:formula="of:=ATAN2([.C951];[.E951]- 8000) * (-180 / PI()) + 180" office:value-type="float" office:value="191.893425196663">
            <text:p>191.8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45">
            <text:p>4245</text:p>
          </table:table-cell>
          <table:table-cell office:value-type="float" office:value="-101">
            <text:p>-101</text:p>
          </table:table-cell>
          <table:table-cell office:value-type="float" office:value="7087">
            <text:p>7087</text:p>
          </table:table-cell>
          <table:table-cell office:value-type="float" office:value="12">
            <text:p>12</text:p>
          </table:table-cell>
          <table:table-cell office:value-type="float" office:value="-2159">
            <text:p>-2159</text:p>
          </table:table-cell>
          <table:table-cell office:value-type="float" office:value="-137">
            <text:p>-137</text:p>
          </table:table-cell>
          <table:table-cell table:formula="of:=ATAN2([.C952];[.E952]- 8000) * (-180 / PI()) + 180" office:value-type="float" office:value="192.138072895572">
            <text:p>192.14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217">
            <text:p>4217</text:p>
          </table:table-cell>
          <table:table-cell office:value-type="float" office:value="-113">
            <text:p>-113</text:p>
          </table:table-cell>
          <table:table-cell office:value-type="float" office:value="6964">
            <text:p>6964</text:p>
          </table:table-cell>
          <table:table-cell office:value-type="float" office:value="11">
            <text:p>11</text:p>
          </table:table-cell>
          <table:table-cell office:value-type="float" office:value="-2156">
            <text:p>-2156</text:p>
          </table:table-cell>
          <table:table-cell office:value-type="float" office:value="-136">
            <text:p>-136</text:p>
          </table:table-cell>
          <table:table-cell table:formula="of:=ATAN2([.C953];[.E953]- 8000) * (-180 / PI()) + 180" office:value-type="float" office:value="193.802632614094">
            <text:p>193.8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217">
            <text:p>4217</text:p>
          </table:table-cell>
          <table:table-cell office:value-type="float" office:value="-103">
            <text:p>-103</text:p>
          </table:table-cell>
          <table:table-cell office:value-type="float" office:value="6883">
            <text:p>6883</text:p>
          </table:table-cell>
          <table:table-cell office:value-type="float" office:value="8">
            <text:p>8</text:p>
          </table:table-cell>
          <table:table-cell office:value-type="float" office:value="-2149">
            <text:p>-2149</text:p>
          </table:table-cell>
          <table:table-cell office:value-type="float" office:value="-135">
            <text:p>-135</text:p>
          </table:table-cell>
          <table:table-cell table:formula="of:=ATAN2([.C954];[.E954]- 8000) * (-180 / PI()) + 180" office:value-type="float" office:value="194.835815726983">
            <text:p>194.8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179">
            <text:p>4179</text:p>
          </table:table-cell>
          <table:table-cell office:value-type="float" office:value="-170">
            <text:p>-170</text:p>
          </table:table-cell>
          <table:table-cell office:value-type="float" office:value="6886">
            <text:p>6886</text:p>
          </table:table-cell>
          <table:table-cell office:value-type="float" office:value="5">
            <text:p>5</text:p>
          </table:table-cell>
          <table:table-cell office:value-type="float" office:value="-2148">
            <text:p>-2148</text:p>
          </table:table-cell>
          <table:table-cell office:value-type="float" office:value="-133">
            <text:p>-133</text:p>
          </table:table-cell>
          <table:table-cell table:formula="of:=ATAN2([.C955];[.E955]- 8000) * (-180 / PI()) + 180" office:value-type="float" office:value="194.926296988147">
            <text:p>194.93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193">
            <text:p>4193</text:p>
          </table:table-cell>
          <table:table-cell office:value-type="float" office:value="-154">
            <text:p>-154</text:p>
          </table:table-cell>
          <table:table-cell office:value-type="float" office:value="6806">
            <text:p>6806</text:p>
          </table:table-cell>
          <table:table-cell office:value-type="float" office:value="12">
            <text:p>12</text:p>
          </table:table-cell>
          <table:table-cell office:value-type="float" office:value="-2143">
            <text:p>-2143</text:p>
          </table:table-cell>
          <table:table-cell office:value-type="float" office:value="-136">
            <text:p>-136</text:p>
          </table:table-cell>
          <table:table-cell table:formula="of:=ATAN2([.C956];[.E956]- 8000) * (-180 / PI()) + 180" office:value-type="float" office:value="195.89484984055">
            <text:p>195.8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4160">
            <text:p>4160</text:p>
          </table:table-cell>
          <table:table-cell office:value-type="float" office:value="-145">
            <text:p>-145</text:p>
          </table:table-cell>
          <table:table-cell office:value-type="float" office:value="6793">
            <text:p>6793</text:p>
          </table:table-cell>
          <table:table-cell office:value-type="float" office:value="12">
            <text:p>12</text:p>
          </table:table-cell>
          <table:table-cell office:value-type="float" office:value="-2135">
            <text:p>-2135</text:p>
          </table:table-cell>
          <table:table-cell office:value-type="float" office:value="-137">
            <text:p>-137</text:p>
          </table:table-cell>
          <table:table-cell table:formula="of:=ATAN2([.C957];[.E957]- 8000) * (-180 / PI()) + 180" office:value-type="float" office:value="196.179781463417">
            <text:p>196.18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31">
            <text:p>4131</text:p>
          </table:table-cell>
          <table:table-cell office:value-type="float" office:value="-119">
            <text:p>-119</text:p>
          </table:table-cell>
          <table:table-cell office:value-type="float" office:value="6687">
            <text:p>6687</text:p>
          </table:table-cell>
          <table:table-cell office:value-type="float" office:value="13">
            <text:p>13</text:p>
          </table:table-cell>
          <table:table-cell office:value-type="float" office:value="-2132">
            <text:p>-2132</text:p>
          </table:table-cell>
          <table:table-cell office:value-type="float" office:value="-134">
            <text:p>-134</text:p>
          </table:table-cell>
          <table:table-cell table:formula="of:=ATAN2([.C958];[.E958]- 8000) * (-180 / PI()) + 180" office:value-type="float" office:value="197.632375485425">
            <text:p>197.63</text:p>
          </table:table-cell>
          <table:table-cell table:number-columns-repeated="3"/>
        </table:table-row>
        <table:table-row table:style-name="ro1">
          <table:table-cell office:value-type="float" office:value="6712">
            <text:p>6712</text:p>
          </table:table-cell>
          <table:table-cell office:value-type="float" office:value="1">
            <text:p>1</text:p>
          </table:table-cell>
          <table:table-cell office:value-type="float" office:value="4109">
            <text:p>4109</text:p>
          </table:table-cell>
          <table:table-cell office:value-type="float" office:value="-111">
            <text:p>-111</text:p>
          </table:table-cell>
          <table:table-cell office:value-type="float" office:value="6595">
            <text:p>6595</text:p>
          </table:table-cell>
          <table:table-cell office:value-type="float" office:value="13">
            <text:p>13</text:p>
          </table:table-cell>
          <table:table-cell office:value-type="float" office:value="-2130">
            <text:p>-2130</text:p>
          </table:table-cell>
          <table:table-cell office:value-type="float" office:value="-138">
            <text:p>-138</text:p>
          </table:table-cell>
          <table:table-cell table:formula="of:=ATAN2([.C959];[.E959]- 8000) * (-180 / PI()) + 180" office:value-type="float" office:value="198.877217392962">
            <text:p>198.88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-73">
            <text:p>-73</text:p>
          </table:table-cell>
          <table:table-cell office:value-type="float" office:value="6580">
            <text:p>6580</text:p>
          </table:table-cell>
          <table:table-cell office:value-type="float" office:value="6">
            <text:p>6</text:p>
          </table:table-cell>
          <table:table-cell office:value-type="float" office:value="-2132">
            <text:p>-2132</text:p>
          </table:table-cell>
          <table:table-cell office:value-type="float" office:value="-136">
            <text:p>-136</text:p>
          </table:table-cell>
          <table:table-cell table:formula="of:=ATAN2([.C960];[.E960]- 8000) * (-180 / PI()) + 180" office:value-type="float" office:value="199.120392327601">
            <text:p>199.12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4050">
            <text:p>4050</text:p>
          </table:table-cell>
          <table:table-cell office:value-type="float" office:value="-121">
            <text:p>-121</text:p>
          </table:table-cell>
          <table:table-cell office:value-type="float" office:value="6505">
            <text:p>6505</text:p>
          </table:table-cell>
          <table:table-cell office:value-type="float" office:value="8">
            <text:p>8</text:p>
          </table:table-cell>
          <table:table-cell office:value-type="float" office:value="-2130">
            <text:p>-2130</text:p>
          </table:table-cell>
          <table:table-cell office:value-type="float" office:value="-133">
            <text:p>-133</text:p>
          </table:table-cell>
          <table:table-cell table:formula="of:=ATAN2([.C961];[.E961]- 8000) * (-180 / PI()) + 180" office:value-type="float" office:value="200.260908935914">
            <text:p>200.2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4018">
            <text:p>4018</text:p>
          </table:table-cell>
          <table:table-cell office:value-type="float" office:value="-100">
            <text:p>-100</text:p>
          </table:table-cell>
          <table:table-cell office:value-type="float" office:value="6463">
            <text:p>6463</text:p>
          </table:table-cell>
          <table:table-cell office:value-type="float" office:value="5">
            <text:p>5</text:p>
          </table:table-cell>
          <table:table-cell office:value-type="float" office:value="-2125">
            <text:p>-2125</text:p>
          </table:table-cell>
          <table:table-cell office:value-type="float" office:value="-135">
            <text:p>-135</text:p>
          </table:table-cell>
          <table:table-cell table:formula="of:=ATAN2([.C962];[.E962]- 8000) * (-180 / PI()) + 180" office:value-type="float" office:value="200.933283099755">
            <text:p>200.93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4028">
            <text:p>4028</text:p>
          </table:table-cell>
          <table:table-cell office:value-type="float" office:value="-141">
            <text:p>-141</text:p>
          </table:table-cell>
          <table:table-cell office:value-type="float" office:value="6411">
            <text:p>6411</text:p>
          </table:table-cell>
          <table:table-cell office:value-type="float" office:value="10">
            <text:p>10</text:p>
          </table:table-cell>
          <table:table-cell office:value-type="float" office:value="-2130">
            <text:p>-2130</text:p>
          </table:table-cell>
          <table:table-cell office:value-type="float" office:value="-137">
            <text:p>-137</text:p>
          </table:table-cell>
          <table:table-cell table:formula="of:=ATAN2([.C963];[.E963]- 8000) * (-180 / PI()) + 180" office:value-type="float" office:value="201.528668106804">
            <text:p>201.53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98">
            <text:p>3998</text:p>
          </table:table-cell>
          <table:table-cell office:value-type="float" office:value="-154">
            <text:p>-154</text:p>
          </table:table-cell>
          <table:table-cell office:value-type="float" office:value="6374">
            <text:p>6374</text:p>
          </table:table-cell>
          <table:table-cell office:value-type="float" office:value="9">
            <text:p>9</text:p>
          </table:table-cell>
          <table:table-cell office:value-type="float" office:value="-2118">
            <text:p>-2118</text:p>
          </table:table-cell>
          <table:table-cell office:value-type="float" office:value="-132">
            <text:p>-132</text:p>
          </table:table-cell>
          <table:table-cell table:formula="of:=ATAN2([.C964];[.E964]- 8000) * (-180 / PI()) + 180" office:value-type="float" office:value="202.131740326553">
            <text:p>202.13</text:p>
          </table:table-cell>
          <table:table-cell table:number-columns-repeated="3"/>
        </table:table-row>
        <table:table-row table:style-name="ro1">
          <table:table-cell office:value-type="float" office:value="6684">
            <text:p>6684</text:p>
          </table:table-cell>
          <table:table-cell office:value-type="float" office:value="1">
            <text:p>1</text:p>
          </table:table-cell>
          <table:table-cell office:value-type="float" office:value="3980">
            <text:p>3980</text:p>
          </table:table-cell>
          <table:table-cell office:value-type="float" office:value="-129">
            <text:p>-129</text:p>
          </table:table-cell>
          <table:table-cell office:value-type="float" office:value="6281">
            <text:p>6281</text:p>
          </table:table-cell>
          <table:table-cell office:value-type="float" office:value="17">
            <text:p>17</text:p>
          </table:table-cell>
          <table:table-cell office:value-type="float" office:value="-2110">
            <text:p>-2110</text:p>
          </table:table-cell>
          <table:table-cell office:value-type="float" office:value="-137">
            <text:p>-137</text:p>
          </table:table-cell>
          <table:table-cell table:formula="of:=ATAN2([.C965];[.E965]- 8000) * (-180 / PI()) + 180" office:value-type="float" office:value="203.359976872273">
            <text:p>203.36</text:p>
          </table:table-cell>
          <table:table-cell table:number-columns-repeated="3"/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1">
            <text:p>1</text:p>
          </table:table-cell>
          <table:table-cell office:value-type="float" office:value="3941">
            <text:p>3941</text:p>
          </table:table-cell>
          <table:table-cell office:value-type="float" office:value="-111">
            <text:p>-111</text:p>
          </table:table-cell>
          <table:table-cell office:value-type="float" office:value="6207">
            <text:p>6207</text:p>
          </table:table-cell>
          <table:table-cell office:value-type="float" office:value="12">
            <text:p>12</text:p>
          </table:table-cell>
          <table:table-cell office:value-type="float" office:value="-2118">
            <text:p>-2118</text:p>
          </table:table-cell>
          <table:table-cell office:value-type="float" office:value="-134">
            <text:p>-134</text:p>
          </table:table-cell>
          <table:table-cell table:formula="of:=ATAN2([.C966];[.E966]- 8000) * (-180 / PI()) + 180" office:value-type="float" office:value="204.463668137526">
            <text:p>204.4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937">
            <text:p>3937</text:p>
          </table:table-cell>
          <table:table-cell office:value-type="float" office:value="-62">
            <text:p>-62</text:p>
          </table:table-cell>
          <table:table-cell office:value-type="float" office:value="6157">
            <text:p>6157</text:p>
          </table:table-cell>
          <table:table-cell office:value-type="float" office:value="11">
            <text:p>11</text:p>
          </table:table-cell>
          <table:table-cell office:value-type="float" office:value="-2113">
            <text:p>-2113</text:p>
          </table:table-cell>
          <table:table-cell office:value-type="float" office:value="-131">
            <text:p>-131</text:p>
          </table:table-cell>
          <table:table-cell table:formula="of:=ATAN2([.C967];[.E967]- 8000) * (-180 / PI()) + 180" office:value-type="float" office:value="205.08537191898">
            <text:p>205.0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909">
            <text:p>3909</text:p>
          </table:table-cell>
          <table:table-cell office:value-type="float" office:value="-58">
            <text:p>-58</text:p>
          </table:table-cell>
          <table:table-cell office:value-type="float" office:value="6152">
            <text:p>6152</text:p>
          </table:table-cell>
          <table:table-cell office:value-type="float" office:value="8">
            <text:p>8</text:p>
          </table:table-cell>
          <table:table-cell office:value-type="float" office:value="-2109">
            <text:p>-2109</text:p>
          </table:table-cell>
          <table:table-cell office:value-type="float" office:value="-136">
            <text:p>-136</text:p>
          </table:table-cell>
          <table:table-cell table:formula="of:=ATAN2([.C968];[.E968]- 8000) * (-180 / PI()) + 180" office:value-type="float" office:value="205.302685539791">
            <text:p>205.30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3876">
            <text:p>3876</text:p>
          </table:table-cell>
          <table:table-cell office:value-type="float" office:value="-96">
            <text:p>-96</text:p>
          </table:table-cell>
          <table:table-cell office:value-type="float" office:value="6077">
            <text:p>6077</text:p>
          </table:table-cell>
          <table:table-cell office:value-type="float" office:value="10">
            <text:p>10</text:p>
          </table:table-cell>
          <table:table-cell office:value-type="float" office:value="-2099">
            <text:p>-2099</text:p>
          </table:table-cell>
          <table:table-cell office:value-type="float" office:value="-132">
            <text:p>-132</text:p>
          </table:table-cell>
          <table:table-cell table:formula="of:=ATAN2([.C969];[.E969]- 8000) * (-180 / PI()) + 180" office:value-type="float" office:value="206.387390414644">
            <text:p>206.3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808">
            <text:p>3808</text:p>
          </table:table-cell>
          <table:table-cell office:value-type="float" office:value="-106">
            <text:p>-106</text:p>
          </table:table-cell>
          <table:table-cell office:value-type="float" office:value="6000">
            <text:p>6000</text:p>
          </table:table-cell>
          <table:table-cell office:value-type="float" office:value="7">
            <text:p>7</text:p>
          </table:table-cell>
          <table:table-cell office:value-type="float" office:value="-2094">
            <text:p>-2094</text:p>
          </table:table-cell>
          <table:table-cell office:value-type="float" office:value="-129">
            <text:p>-129</text:p>
          </table:table-cell>
          <table:table-cell table:formula="of:=ATAN2([.C970];[.E970]- 8000) * (-180 / PI()) + 180" office:value-type="float" office:value="207.708908094839">
            <text:p>207.7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770">
            <text:p>3770</text:p>
          </table:table-cell>
          <table:table-cell office:value-type="float" office:value="-102">
            <text:p>-102</text:p>
          </table:table-cell>
          <table:table-cell office:value-type="float" office:value="5908">
            <text:p>5908</text:p>
          </table:table-cell>
          <table:table-cell office:value-type="float" office:value="10">
            <text:p>10</text:p>
          </table:table-cell>
          <table:table-cell office:value-type="float" office:value="-2090">
            <text:p>-2090</text:p>
          </table:table-cell>
          <table:table-cell office:value-type="float" office:value="-133">
            <text:p>-133</text:p>
          </table:table-cell>
          <table:table-cell table:formula="of:=ATAN2([.C971];[.E971]- 8000) * (-180 / PI()) + 180" office:value-type="float" office:value="209.026207905203">
            <text:p>209.03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3739">
            <text:p>3739</text:p>
          </table:table-cell>
          <table:table-cell office:value-type="float" office:value="-99">
            <text:p>-99</text:p>
          </table:table-cell>
          <table:table-cell office:value-type="float" office:value="5828">
            <text:p>5828</text:p>
          </table:table-cell>
          <table:table-cell office:value-type="float" office:value="11">
            <text:p>11</text:p>
          </table:table-cell>
          <table:table-cell office:value-type="float" office:value="-2100">
            <text:p>-2100</text:p>
          </table:table-cell>
          <table:table-cell office:value-type="float" office:value="-133">
            <text:p>-133</text:p>
          </table:table-cell>
          <table:table-cell table:formula="of:=ATAN2([.C972];[.E972]- 8000) * (-180 / PI()) + 180" office:value-type="float" office:value="210.152474699935">
            <text:p>210.15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746">
            <text:p>3746</text:p>
          </table:table-cell>
          <table:table-cell office:value-type="float" office:value="-88">
            <text:p>-88</text:p>
          </table:table-cell>
          <table:table-cell office:value-type="float" office:value="5830">
            <text:p>5830</text:p>
          </table:table-cell>
          <table:table-cell office:value-type="float" office:value="10">
            <text:p>10</text:p>
          </table:table-cell>
          <table:table-cell office:value-type="float" office:value="-2078">
            <text:p>-2078</text:p>
          </table:table-cell>
          <table:table-cell office:value-type="float" office:value="-133">
            <text:p>-133</text:p>
          </table:table-cell>
          <table:table-cell table:formula="of:=ATAN2([.C973];[.E973]- 8000) * (-180 / PI()) + 180" office:value-type="float" office:value="210.083050843822">
            <text:p>210.0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90">
            <text:p>3690</text:p>
          </table:table-cell>
          <table:table-cell office:value-type="float" office:value="-84">
            <text:p>-84</text:p>
          </table:table-cell>
          <table:table-cell office:value-type="float" office:value="5790">
            <text:p>5790</text:p>
          </table:table-cell>
          <table:table-cell office:value-type="float" office:value="14">
            <text:p>14</text:p>
          </table:table-cell>
          <table:table-cell office:value-type="float" office:value="-2082">
            <text:p>-2082</text:p>
          </table:table-cell>
          <table:table-cell office:value-type="float" office:value="-134">
            <text:p>-134</text:p>
          </table:table-cell>
          <table:table-cell table:formula="of:=ATAN2([.C974];[.E974]- 8000) * (-180 / PI()) + 180" office:value-type="float" office:value="210.918066127474">
            <text:p>210.9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659">
            <text:p>3659</text:p>
          </table:table-cell>
          <table:table-cell office:value-type="float" office:value="-79">
            <text:p>-79</text:p>
          </table:table-cell>
          <table:table-cell office:value-type="float" office:value="5731">
            <text:p>5731</text:p>
          </table:table-cell>
          <table:table-cell office:value-type="float" office:value="8">
            <text:p>8</text:p>
          </table:table-cell>
          <table:table-cell office:value-type="float" office:value="-2092">
            <text:p>-2092</text:p>
          </table:table-cell>
          <table:table-cell office:value-type="float" office:value="-126">
            <text:p>-126</text:p>
          </table:table-cell>
          <table:table-cell table:formula="of:=ATAN2([.C975];[.E975]- 8000) * (-180 / PI()) + 180" office:value-type="float" office:value="211.80366317416">
            <text:p>211.80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3626">
            <text:p>3626</text:p>
          </table:table-cell>
          <table:table-cell office:value-type="float" office:value="-68">
            <text:p>-68</text:p>
          </table:table-cell>
          <table:table-cell office:value-type="float" office:value="5657">
            <text:p>5657</text:p>
          </table:table-cell>
          <table:table-cell office:value-type="float" office:value="4">
            <text:p>4</text:p>
          </table:table-cell>
          <table:table-cell office:value-type="float" office:value="-2091">
            <text:p>-2091</text:p>
          </table:table-cell>
          <table:table-cell office:value-type="float" office:value="-128">
            <text:p>-128</text:p>
          </table:table-cell>
          <table:table-cell table:formula="of:=ATAN2([.C976];[.E976]- 8000) * (-180 / PI()) + 180" office:value-type="float" office:value="212.869193418242">
            <text:p>212.87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595">
            <text:p>3595</text:p>
          </table:table-cell>
          <table:table-cell office:value-type="float" office:value="-90">
            <text:p>-90</text:p>
          </table:table-cell>
          <table:table-cell office:value-type="float" office:value="5639">
            <text:p>5639</text:p>
          </table:table-cell>
          <table:table-cell office:value-type="float" office:value="11">
            <text:p>11</text:p>
          </table:table-cell>
          <table:table-cell office:value-type="float" office:value="-2088">
            <text:p>-2088</text:p>
          </table:table-cell>
          <table:table-cell office:value-type="float" office:value="-130">
            <text:p>-130</text:p>
          </table:table-cell>
          <table:table-cell table:formula="of:=ATAN2([.C977];[.E977]- 8000) * (-180 / PI()) + 180" office:value-type="float" office:value="213.294726640303">
            <text:p>213.2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60">
            <text:p>3560</text:p>
          </table:table-cell>
          <table:table-cell office:value-type="float" office:value="-96">
            <text:p>-96</text:p>
          </table:table-cell>
          <table:table-cell office:value-type="float" office:value="5558">
            <text:p>5558</text:p>
          </table:table-cell>
          <table:table-cell office:value-type="float" office:value="8">
            <text:p>8</text:p>
          </table:table-cell>
          <table:table-cell office:value-type="float" office:value="-2076">
            <text:p>-2076</text:p>
          </table:table-cell>
          <table:table-cell office:value-type="float" office:value="-130">
            <text:p>-130</text:p>
          </table:table-cell>
          <table:table-cell table:formula="of:=ATAN2([.C978];[.E978]- 8000) * (-180 / PI()) + 180" office:value-type="float" office:value="214.448371395667">
            <text:p>214.45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541">
            <text:p>3541</text:p>
          </table:table-cell>
          <table:table-cell office:value-type="float" office:value="-87">
            <text:p>-87</text:p>
          </table:table-cell>
          <table:table-cell office:value-type="float" office:value="5544">
            <text:p>5544</text:p>
          </table:table-cell>
          <table:table-cell office:value-type="float" office:value="11">
            <text:p>11</text:p>
          </table:table-cell>
          <table:table-cell office:value-type="float" office:value="-2079">
            <text:p>-2079</text:p>
          </table:table-cell>
          <table:table-cell office:value-type="float" office:value="-130">
            <text:p>-130</text:p>
          </table:table-cell>
          <table:table-cell table:formula="of:=ATAN2([.C979];[.E979]- 8000) * (-180 / PI()) + 180" office:value-type="float" office:value="214.744766078696">
            <text:p>214.7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502">
            <text:p>3502</text:p>
          </table:table-cell>
          <table:table-cell office:value-type="float" office:value="-96">
            <text:p>-96</text:p>
          </table:table-cell>
          <table:table-cell office:value-type="float" office:value="5459">
            <text:p>5459</text:p>
          </table:table-cell>
          <table:table-cell office:value-type="float" office:value="11">
            <text:p>11</text:p>
          </table:table-cell>
          <table:table-cell office:value-type="float" office:value="-2072">
            <text:p>-2072</text:p>
          </table:table-cell>
          <table:table-cell office:value-type="float" office:value="-135">
            <text:p>-135</text:p>
          </table:table-cell>
          <table:table-cell table:formula="of:=ATAN2([.C980];[.E980]- 8000) * (-180 / PI()) + 180" office:value-type="float" office:value="215.964090051987">
            <text:p>215.96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463">
            <text:p>3463</text:p>
          </table:table-cell>
          <table:table-cell office:value-type="float" office:value="-69">
            <text:p>-69</text:p>
          </table:table-cell>
          <table:table-cell office:value-type="float" office:value="5418">
            <text:p>5418</text:p>
          </table:table-cell>
          <table:table-cell office:value-type="float" office:value="11">
            <text:p>11</text:p>
          </table:table-cell>
          <table:table-cell office:value-type="float" office:value="-2092">
            <text:p>-2092</text:p>
          </table:table-cell>
          <table:table-cell office:value-type="float" office:value="-131">
            <text:p>-131</text:p>
          </table:table-cell>
          <table:table-cell table:formula="of:=ATAN2([.C981];[.E981]- 8000) * (-180 / PI()) + 180" office:value-type="float" office:value="216.708075567079">
            <text:p>216.7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426">
            <text:p>3426</text:p>
          </table:table-cell>
          <table:table-cell office:value-type="float" office:value="-50">
            <text:p>-50</text:p>
          </table:table-cell>
          <table:table-cell office:value-type="float" office:value="5409">
            <text:p>5409</text:p>
          </table:table-cell>
          <table:table-cell office:value-type="float" office:value="10">
            <text:p>10</text:p>
          </table:table-cell>
          <table:table-cell office:value-type="float" office:value="-2086">
            <text:p>-2086</text:p>
          </table:table-cell>
          <table:table-cell office:value-type="float" office:value="-132">
            <text:p>-132</text:p>
          </table:table-cell>
          <table:table-cell table:formula="of:=ATAN2([.C982];[.E982]- 8000) * (-180 / PI()) + 180" office:value-type="float" office:value="217.099324972864">
            <text:p>217.10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382">
            <text:p>3382</text:p>
          </table:table-cell>
          <table:table-cell office:value-type="float" office:value="-33">
            <text:p>-33</text:p>
          </table:table-cell>
          <table:table-cell office:value-type="float" office:value="5333">
            <text:p>5333</text:p>
          </table:table-cell>
          <table:table-cell office:value-type="float" office:value="5">
            <text:p>5</text:p>
          </table:table-cell>
          <table:table-cell office:value-type="float" office:value="-2060">
            <text:p>-2060</text:p>
          </table:table-cell>
          <table:table-cell office:value-type="float" office:value="-133">
            <text:p>-133</text:p>
          </table:table-cell>
          <table:table-cell table:formula="of:=ATAN2([.C983];[.E983]- 8000) * (-180 / PI()) + 180" office:value-type="float" office:value="218.258839912586">
            <text:p>218.26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-105">
            <text:p>-105</text:p>
          </table:table-cell>
          <table:table-cell office:value-type="float" office:value="5293">
            <text:p>5293</text:p>
          </table:table-cell>
          <table:table-cell office:value-type="float" office:value="7">
            <text:p>7</text:p>
          </table:table-cell>
          <table:table-cell office:value-type="float" office:value="-2058">
            <text:p>-2058</text:p>
          </table:table-cell>
          <table:table-cell office:value-type="float" office:value="-129">
            <text:p>-129</text:p>
          </table:table-cell>
          <table:table-cell table:formula="of:=ATAN2([.C984];[.E984]- 8000) * (-180 / PI()) + 180" office:value-type="float" office:value="218.982123506286">
            <text:p>218.9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86">
            <text:p>3286</text:p>
          </table:table-cell>
          <table:table-cell office:value-type="float" office:value="-59">
            <text:p>-59</text:p>
          </table:table-cell>
          <table:table-cell office:value-type="float" office:value="5243">
            <text:p>5243</text:p>
          </table:table-cell>
          <table:table-cell office:value-type="float" office:value="11">
            <text:p>11</text:p>
          </table:table-cell>
          <table:table-cell office:value-type="float" office:value="-2087">
            <text:p>-2087</text:p>
          </table:table-cell>
          <table:table-cell office:value-type="float" office:value="-128">
            <text:p>-128</text:p>
          </table:table-cell>
          <table:table-cell table:formula="of:=ATAN2([.C985];[.E985]- 8000) * (-180 / PI()) + 180" office:value-type="float" office:value="219.997120699674">
            <text:p>220.00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60">
            <text:p>3260</text:p>
          </table:table-cell>
          <table:table-cell office:value-type="float" office:value="-89">
            <text:p>-89</text:p>
          </table:table-cell>
          <table:table-cell office:value-type="float" office:value="5160">
            <text:p>5160</text:p>
          </table:table-cell>
          <table:table-cell office:value-type="float" office:value="10">
            <text:p>10</text:p>
          </table:table-cell>
          <table:table-cell office:value-type="float" office:value="-2045">
            <text:p>-2045</text:p>
          </table:table-cell>
          <table:table-cell office:value-type="float" office:value="-133">
            <text:p>-133</text:p>
          </table:table-cell>
          <table:table-cell table:formula="of:=ATAN2([.C986];[.E986]- 8000) * (-180 / PI()) + 180" office:value-type="float" office:value="221.061260916149">
            <text:p>221.06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208">
            <text:p>3208</text:p>
          </table:table-cell>
          <table:table-cell office:value-type="float" office:value="-74">
            <text:p>-74</text:p>
          </table:table-cell>
          <table:table-cell office:value-type="float" office:value="5090">
            <text:p>5090</text:p>
          </table:table-cell>
          <table:table-cell office:value-type="float" office:value="10">
            <text:p>10</text:p>
          </table:table-cell>
          <table:table-cell office:value-type="float" office:value="-2085">
            <text:p>-2085</text:p>
          </table:table-cell>
          <table:table-cell office:value-type="float" office:value="-134">
            <text:p>-134</text:p>
          </table:table-cell>
          <table:table-cell table:formula="of:=ATAN2([.C987];[.E987]- 8000) * (-180 / PI()) + 180" office:value-type="float" office:value="222.211399402661">
            <text:p>222.2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3173">
            <text:p>3173</text:p>
          </table:table-cell>
          <table:table-cell office:value-type="float" office:value="-46">
            <text:p>-46</text:p>
          </table:table-cell>
          <table:table-cell office:value-type="float" office:value="5105">
            <text:p>5105</text:p>
          </table:table-cell>
          <table:table-cell office:value-type="float" office:value="10">
            <text:p>10</text:p>
          </table:table-cell>
          <table:table-cell office:value-type="float" office:value="-2041">
            <text:p>-2041</text:p>
          </table:table-cell>
          <table:table-cell office:value-type="float" office:value="-133">
            <text:p>-133</text:p>
          </table:table-cell>
          <table:table-cell table:formula="of:=ATAN2([.C988];[.E988]- 8000) * (-180 / PI()) + 180" office:value-type="float" office:value="222.376879263715">
            <text:p>222.38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3122">
            <text:p>3122</text:p>
          </table:table-cell>
          <table:table-cell office:value-type="float" office:value="-33">
            <text:p>-33</text:p>
          </table:table-cell>
          <table:table-cell office:value-type="float" office:value="5036">
            <text:p>5036</text:p>
          </table:table-cell>
          <table:table-cell office:value-type="float" office:value="10">
            <text:p>10</text:p>
          </table:table-cell>
          <table:table-cell office:value-type="float" office:value="-2088">
            <text:p>-2088</text:p>
          </table:table-cell>
          <table:table-cell office:value-type="float" office:value="-133">
            <text:p>-133</text:p>
          </table:table-cell>
          <table:table-cell table:formula="of:=ATAN2([.C989];[.E989]- 8000) * (-180 / PI()) + 180" office:value-type="float" office:value="223.512865563131">
            <text:p>223.51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3062">
            <text:p>3062</text:p>
          </table:table-cell>
          <table:table-cell office:value-type="float" office:value="-34">
            <text:p>-34</text:p>
          </table:table-cell>
          <table:table-cell office:value-type="float" office:value="5007">
            <text:p>5007</text:p>
          </table:table-cell>
          <table:table-cell office:value-type="float" office:value="7">
            <text:p>7</text:p>
          </table:table-cell>
          <table:table-cell office:value-type="float" office:value="-2039">
            <text:p>-2039</text:p>
          </table:table-cell>
          <table:table-cell office:value-type="float" office:value="-130">
            <text:p>-130</text:p>
          </table:table-cell>
          <table:table-cell table:formula="of:=ATAN2([.C990];[.E990]- 8000) * (-180 / PI()) + 180" office:value-type="float" office:value="224.34711186259">
            <text:p>224.35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047">
            <text:p>3047</text:p>
          </table:table-cell>
          <table:table-cell office:value-type="float" office:value="-64">
            <text:p>-64</text:p>
          </table:table-cell>
          <table:table-cell office:value-type="float" office:value="4936">
            <text:p>4936</text:p>
          </table:table-cell>
          <table:table-cell office:value-type="float" office:value="5">
            <text:p>5</text:p>
          </table:table-cell>
          <table:table-cell office:value-type="float" office:value="-2079">
            <text:p>-2079</text:p>
          </table:table-cell>
          <table:table-cell office:value-type="float" office:value="-129">
            <text:p>-129</text:p>
          </table:table-cell>
          <table:table-cell table:formula="of:=ATAN2([.C991];[.E991]- 8000) * (-180 / PI()) + 180" office:value-type="float" office:value="225.15938892802">
            <text:p>225.16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-63">
            <text:p>-63</text:p>
          </table:table-cell>
          <table:table-cell office:value-type="float" office:value="4923">
            <text:p>4923</text:p>
          </table:table-cell>
          <table:table-cell office:value-type="float" office:value="4">
            <text:p>4</text:p>
          </table:table-cell>
          <table:table-cell office:value-type="float" office:value="-2058">
            <text:p>-2058</text:p>
          </table:table-cell>
          <table:table-cell office:value-type="float" office:value="-131">
            <text:p>-131</text:p>
          </table:table-cell>
          <table:table-cell table:formula="of:=ATAN2([.C992];[.E992]- 8000) * (-180 / PI()) + 180" office:value-type="float" office:value="225.850303690655">
            <text:p>225.85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948">
            <text:p>2948</text:p>
          </table:table-cell>
          <table:table-cell office:value-type="float" office:value="-93">
            <text:p>-93</text:p>
          </table:table-cell>
          <table:table-cell office:value-type="float" office:value="4874">
            <text:p>4874</text:p>
          </table:table-cell>
          <table:table-cell office:value-type="float" office:value="8">
            <text:p>8</text:p>
          </table:table-cell>
          <table:table-cell office:value-type="float" office:value="-2040">
            <text:p>-2040</text:p>
          </table:table-cell>
          <table:table-cell office:value-type="float" office:value="-133">
            <text:p>-133</text:p>
          </table:table-cell>
          <table:table-cell table:formula="of:=ATAN2([.C993];[.E993]- 8000) * (-180 / PI()) + 180" office:value-type="float" office:value="226.678585896343">
            <text:p>226.68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942">
            <text:p>2942</text:p>
          </table:table-cell>
          <table:table-cell office:value-type="float" office:value="-60">
            <text:p>-60</text:p>
          </table:table-cell>
          <table:table-cell office:value-type="float" office:value="4830">
            <text:p>4830</text:p>
          </table:table-cell>
          <table:table-cell office:value-type="float" office:value="14">
            <text:p>14</text:p>
          </table:table-cell>
          <table:table-cell office:value-type="float" office:value="-2081">
            <text:p>-2081</text:p>
          </table:table-cell>
          <table:table-cell office:value-type="float" office:value="-129">
            <text:p>-129</text:p>
          </table:table-cell>
          <table:table-cell table:formula="of:=ATAN2([.C994];[.E994]- 8000) * (-180 / PI()) + 180" office:value-type="float" office:value="227.136351971414">
            <text:p>227.14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2860">
            <text:p>2860</text:p>
          </table:table-cell>
          <table:table-cell office:value-type="float" office:value="-45">
            <text:p>-45</text:p>
          </table:table-cell>
          <table:table-cell office:value-type="float" office:value="4800">
            <text:p>4800</text:p>
          </table:table-cell>
          <table:table-cell office:value-type="float" office:value="11">
            <text:p>11</text:p>
          </table:table-cell>
          <table:table-cell office:value-type="float" office:value="-2075">
            <text:p>-2075</text:p>
          </table:table-cell>
          <table:table-cell office:value-type="float" office:value="-132">
            <text:p>-132</text:p>
          </table:table-cell>
          <table:table-cell table:formula="of:=ATAN2([.C995];[.E995]- 8000) * (-180 / PI()) + 180" office:value-type="float" office:value="228.211248018112">
            <text:p>228.2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825">
            <text:p>2825</text:p>
          </table:table-cell>
          <table:table-cell office:value-type="float" office:value="-45">
            <text:p>-45</text:p>
          </table:table-cell>
          <table:table-cell office:value-type="float" office:value="4761">
            <text:p>4761</text:p>
          </table:table-cell>
          <table:table-cell office:value-type="float" office:value="13">
            <text:p>13</text:p>
          </table:table-cell>
          <table:table-cell office:value-type="float" office:value="-2042">
            <text:p>-2042</text:p>
          </table:table-cell>
          <table:table-cell office:value-type="float" office:value="-130">
            <text:p>-130</text:p>
          </table:table-cell>
          <table:table-cell table:formula="of:=ATAN2([.C996];[.E996]- 8000) * (-180 / PI()) + 180" office:value-type="float" office:value="228.905623597505">
            <text:p>228.9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785">
            <text:p>2785</text:p>
          </table:table-cell>
          <table:table-cell office:value-type="float" office:value="0">
            <text:p>0</text:p>
          </table:table-cell>
          <table:table-cell office:value-type="float" office:value="4728">
            <text:p>4728</text:p>
          </table:table-cell>
          <table:table-cell office:value-type="float" office:value="13">
            <text:p>13</text:p>
          </table:table-cell>
          <table:table-cell office:value-type="float" office:value="-2028">
            <text:p>-2028</text:p>
          </table:table-cell>
          <table:table-cell office:value-type="float" office:value="-130">
            <text:p>-130</text:p>
          </table:table-cell>
          <table:table-cell table:formula="of:=ATAN2([.C997];[.E997]- 8000) * (-180 / PI()) + 180" office:value-type="float" office:value="229.596854759226">
            <text:p>229.60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722">
            <text:p>2722</text:p>
          </table:table-cell>
          <table:table-cell office:value-type="float" office:value="-27">
            <text:p>-27</text:p>
          </table:table-cell>
          <table:table-cell office:value-type="float" office:value="4699">
            <text:p>4699</text:p>
          </table:table-cell>
          <table:table-cell office:value-type="float" office:value="10">
            <text:p>10</text:p>
          </table:table-cell>
          <table:table-cell office:value-type="float" office:value="-2017">
            <text:p>-2017</text:p>
          </table:table-cell>
          <table:table-cell office:value-type="float" office:value="-128">
            <text:p>-128</text:p>
          </table:table-cell>
          <table:table-cell table:formula="of:=ATAN2([.C998];[.E998]- 8000) * (-180 / PI()) + 180" office:value-type="float" office:value="230.491055712217">
            <text:p>230.49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681">
            <text:p>2681</text:p>
          </table:table-cell>
          <table:table-cell office:value-type="float" office:value="-28">
            <text:p>-28</text:p>
          </table:table-cell>
          <table:table-cell office:value-type="float" office:value="4639">
            <text:p>4639</text:p>
          </table:table-cell>
          <table:table-cell office:value-type="float" office:value="5">
            <text:p>5</text:p>
          </table:table-cell>
          <table:table-cell office:value-type="float" office:value="-2021">
            <text:p>-2021</text:p>
          </table:table-cell>
          <table:table-cell office:value-type="float" office:value="-129">
            <text:p>-129</text:p>
          </table:table-cell>
          <table:table-cell table:formula="of:=ATAN2([.C999];[.E999]- 8000) * (-180 / PI()) + 180" office:value-type="float" office:value="231.421361926669">
            <text:p>231.42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2658">
            <text:p>2658</text:p>
          </table:table-cell>
          <table:table-cell office:value-type="float" office:value="-62">
            <text:p>-62</text:p>
          </table:table-cell>
          <table:table-cell office:value-type="float" office:value="4638">
            <text:p>4638</text:p>
          </table:table-cell>
          <table:table-cell office:value-type="float" office:value="8">
            <text:p>8</text:p>
          </table:table-cell>
          <table:table-cell office:value-type="float" office:value="-2017">
            <text:p>-2017</text:p>
          </table:table-cell>
          <table:table-cell office:value-type="float" office:value="-127">
            <text:p>-127</text:p>
          </table:table-cell>
          <table:table-cell table:formula="of:=ATAN2([.C1000];[.E1000]- 8000) * (-180 / PI()) + 180" office:value-type="float" office:value="231.67007415727">
            <text:p>231.67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603">
            <text:p>2603</text:p>
          </table:table-cell>
          <table:table-cell office:value-type="float" office:value="-37">
            <text:p>-37</text:p>
          </table:table-cell>
          <table:table-cell office:value-type="float" office:value="4573">
            <text:p>4573</text:p>
          </table:table-cell>
          <table:table-cell office:value-type="float" office:value="8">
            <text:p>8</text:p>
          </table:table-cell>
          <table:table-cell office:value-type="float" office:value="-2019">
            <text:p>-2019</text:p>
          </table:table-cell>
          <table:table-cell office:value-type="float" office:value="-130">
            <text:p>-130</text:p>
          </table:table-cell>
          <table:table-cell table:formula="of:=ATAN2([.C1001];[.E1001]- 8000) * (-180 / PI()) + 180" office:value-type="float" office:value="232.781277964997">
            <text:p>232.78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2536">
            <text:p>2536</text:p>
          </table:table-cell>
          <table:table-cell office:value-type="float" office:value="-56">
            <text:p>-56</text:p>
          </table:table-cell>
          <table:table-cell office:value-type="float" office:value="4516">
            <text:p>4516</text:p>
          </table:table-cell>
          <table:table-cell office:value-type="float" office:value="12">
            <text:p>12</text:p>
          </table:table-cell>
          <table:table-cell office:value-type="float" office:value="-2020">
            <text:p>-2020</text:p>
          </table:table-cell>
          <table:table-cell office:value-type="float" office:value="-130">
            <text:p>-130</text:p>
          </table:table-cell>
          <table:table-cell table:formula="of:=ATAN2([.C1002];[.E1002]- 8000) * (-180 / PI()) + 180" office:value-type="float" office:value="233.949165572252">
            <text:p>233.95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489">
            <text:p>2489</text:p>
          </table:table-cell>
          <table:table-cell office:value-type="float" office:value="-37">
            <text:p>-37</text:p>
          </table:table-cell>
          <table:table-cell office:value-type="float" office:value="4491">
            <text:p>4491</text:p>
          </table:table-cell>
          <table:table-cell office:value-type="float" office:value="14">
            <text:p>14</text:p>
          </table:table-cell>
          <table:table-cell office:value-type="float" office:value="-2020">
            <text:p>-2020</text:p>
          </table:table-cell>
          <table:table-cell office:value-type="float" office:value="-133">
            <text:p>-133</text:p>
          </table:table-cell>
          <table:table-cell table:formula="of:=ATAN2([.C1003];[.E1003]- 8000) * (-180 / PI()) + 180" office:value-type="float" office:value="234.651201903747">
            <text:p>234.65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443">
            <text:p>2443</text:p>
          </table:table-cell>
          <table:table-cell office:value-type="float" office:value="-44">
            <text:p>-44</text:p>
          </table:table-cell>
          <table:table-cell office:value-type="float" office:value="4467">
            <text:p>4467</text:p>
          </table:table-cell>
          <table:table-cell office:value-type="float" office:value="13">
            <text:p>13</text:p>
          </table:table-cell>
          <table:table-cell office:value-type="float" office:value="-2019">
            <text:p>-2019</text:p>
          </table:table-cell>
          <table:table-cell office:value-type="float" office:value="-132">
            <text:p>-132</text:p>
          </table:table-cell>
          <table:table-cell table:formula="of:=ATAN2([.C1004];[.E1004]- 8000) * (-180 / PI()) + 180" office:value-type="float" office:value="235.336904295998">
            <text:p>235.34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-34">
            <text:p>-34</text:p>
          </table:table-cell>
          <table:table-cell office:value-type="float" office:value="4420">
            <text:p>4420</text:p>
          </table:table-cell>
          <table:table-cell office:value-type="float" office:value="12">
            <text:p>12</text:p>
          </table:table-cell>
          <table:table-cell office:value-type="float" office:value="-2020">
            <text:p>-2020</text:p>
          </table:table-cell>
          <table:table-cell office:value-type="float" office:value="-132">
            <text:p>-132</text:p>
          </table:table-cell>
          <table:table-cell table:formula="of:=ATAN2([.C1005];[.E1005]- 8000) * (-180 / PI()) + 180" office:value-type="float" office:value="235.942185409009">
            <text:p>235.9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2336">
            <text:p>2336</text:p>
          </table:table-cell>
          <table:table-cell office:value-type="float" office:value="-24">
            <text:p>-24</text:p>
          </table:table-cell>
          <table:table-cell office:value-type="float" office:value="4408">
            <text:p>4408</text:p>
          </table:table-cell>
          <table:table-cell office:value-type="float" office:value="9">
            <text:p>9</text:p>
          </table:table-cell>
          <table:table-cell office:value-type="float" office:value="-2019">
            <text:p>-2019</text:p>
          </table:table-cell>
          <table:table-cell office:value-type="float" office:value="-131">
            <text:p>-131</text:p>
          </table:table-cell>
          <table:table-cell table:formula="of:=ATAN2([.C1006];[.E1006]- 8000) * (-180 / PI()) + 180" office:value-type="float" office:value="236.962678520019">
            <text:p>236.96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271">
            <text:p>2271</text:p>
          </table:table-cell>
          <table:table-cell office:value-type="float" office:value="-4">
            <text:p>-4</text:p>
          </table:table-cell>
          <table:table-cell office:value-type="float" office:value="4399">
            <text:p>4399</text:p>
          </table:table-cell>
          <table:table-cell office:value-type="float" office:value="6">
            <text:p>6</text:p>
          </table:table-cell>
          <table:table-cell office:value-type="float" office:value="-2021">
            <text:p>-2021</text:p>
          </table:table-cell>
          <table:table-cell office:value-type="float" office:value="-131">
            <text:p>-131</text:p>
          </table:table-cell>
          <table:table-cell table:formula="of:=ATAN2([.C1007];[.E1007]- 8000) * (-180 / PI()) + 180" office:value-type="float" office:value="237.762085337956">
            <text:p>237.76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2228">
            <text:p>2228</text:p>
          </table:table-cell>
          <table:table-cell office:value-type="float" office:value="-19">
            <text:p>-19</text:p>
          </table:table-cell>
          <table:table-cell office:value-type="float" office:value="4334">
            <text:p>4334</text:p>
          </table:table-cell>
          <table:table-cell office:value-type="float" office:value="8">
            <text:p>8</text:p>
          </table:table-cell>
          <table:table-cell office:value-type="float" office:value="-2019">
            <text:p>-2019</text:p>
          </table:table-cell>
          <table:table-cell office:value-type="float" office:value="-127">
            <text:p>-127</text:p>
          </table:table-cell>
          <table:table-cell table:formula="of:=ATAN2([.C1008];[.E1008]- 8000) * (-180 / PI()) + 180" office:value-type="float" office:value="238.710989078592">
            <text:p>238.71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2177">
            <text:p>2177</text:p>
          </table:table-cell>
          <table:table-cell office:value-type="float" office:value="-41">
            <text:p>-41</text:p>
          </table:table-cell>
          <table:table-cell office:value-type="float" office:value="4342">
            <text:p>4342</text:p>
          </table:table-cell>
          <table:table-cell office:value-type="float" office:value="7">
            <text:p>7</text:p>
          </table:table-cell>
          <table:table-cell office:value-type="float" office:value="-2020">
            <text:p>-2020</text:p>
          </table:table-cell>
          <table:table-cell office:value-type="float" office:value="-129">
            <text:p>-129</text:p>
          </table:table-cell>
          <table:table-cell table:formula="of:=ATAN2([.C1009];[.E1009]- 8000) * (-180 / PI()) + 180" office:value-type="float" office:value="239.241686541241">
            <text:p>239.24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157">
            <text:p>2157</text:p>
          </table:table-cell>
          <table:table-cell office:value-type="float" office:value="-25">
            <text:p>-25</text:p>
          </table:table-cell>
          <table:table-cell office:value-type="float" office:value="4287">
            <text:p>4287</text:p>
          </table:table-cell>
          <table:table-cell office:value-type="float" office:value="9">
            <text:p>9</text:p>
          </table:table-cell>
          <table:table-cell office:value-type="float" office:value="-2021">
            <text:p>-2021</text:p>
          </table:table-cell>
          <table:table-cell office:value-type="float" office:value="-128">
            <text:p>-128</text:p>
          </table:table-cell>
          <table:table-cell table:formula="of:=ATAN2([.C1010];[.E1010]- 8000) * (-180 / PI()) + 180" office:value-type="float" office:value="239.846331117981">
            <text:p>239.85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office:value-type="float" office:value="-59">
            <text:p>-59</text:p>
          </table:table-cell>
          <table:table-cell office:value-type="float" office:value="4285">
            <text:p>4285</text:p>
          </table:table-cell>
          <table:table-cell office:value-type="float" office:value="8">
            <text:p>8</text:p>
          </table:table-cell>
          <table:table-cell office:value-type="float" office:value="-2021">
            <text:p>-2021</text:p>
          </table:table-cell>
          <table:table-cell office:value-type="float" office:value="-131">
            <text:p>-131</text:p>
          </table:table-cell>
          <table:table-cell table:formula="of:=ATAN2([.C1011];[.E1011]- 8000) * (-180 / PI()) + 180" office:value-type="float" office:value="240.908743362483">
            <text:p>240.91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-27">
            <text:p>-27</text:p>
          </table:table-cell>
          <table:table-cell office:value-type="float" office:value="4195">
            <text:p>4195</text:p>
          </table:table-cell>
          <table:table-cell office:value-type="float" office:value="10">
            <text:p>10</text:p>
          </table:table-cell>
          <table:table-cell office:value-type="float" office:value="-2020">
            <text:p>-2020</text:p>
          </table:table-cell>
          <table:table-cell office:value-type="float" office:value="-131">
            <text:p>-131</text:p>
          </table:table-cell>
          <table:table-cell table:formula="of:=ATAN2([.C1012];[.E1012]- 8000) * (-180 / PI()) + 180" office:value-type="float" office:value="242.06054226442">
            <text:p>242.06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1962">
            <text:p>1962</text:p>
          </table:table-cell>
          <table:table-cell office:value-type="float" office:value="-13">
            <text:p>-13</text:p>
          </table:table-cell>
          <table:table-cell office:value-type="float" office:value="4212">
            <text:p>4212</text:p>
          </table:table-cell>
          <table:table-cell office:value-type="float" office:value="10">
            <text:p>10</text:p>
          </table:table-cell>
          <table:table-cell office:value-type="float" office:value="-2022">
            <text:p>-2022</text:p>
          </table:table-cell>
          <table:table-cell office:value-type="float" office:value="-126">
            <text:p>-126</text:p>
          </table:table-cell>
          <table:table-cell table:formula="of:=ATAN2([.C1013];[.E1013]- 8000) * (-180 / PI()) + 180" office:value-type="float" office:value="242.618037731117">
            <text:p>242.62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911">
            <text:p>1911</text:p>
          </table:table-cell>
          <table:table-cell office:value-type="float" office:value="24">
            <text:p>24</text:p>
          </table:table-cell>
          <table:table-cell office:value-type="float" office:value="4237">
            <text:p>4237</text:p>
          </table:table-cell>
          <table:table-cell office:value-type="float" office:value="9">
            <text:p>9</text:p>
          </table:table-cell>
          <table:table-cell office:value-type="float" office:value="-2022">
            <text:p>-2022</text:p>
          </table:table-cell>
          <table:table-cell office:value-type="float" office:value="-127">
            <text:p>-127</text:p>
          </table:table-cell>
          <table:table-cell table:formula="of:=ATAN2([.C1014];[.E1014]- 8000) * (-180 / PI()) + 180" office:value-type="float" office:value="243.076741029341">
            <text:p>243.08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841">
            <text:p>1841</text:p>
          </table:table-cell>
          <table:table-cell office:value-type="float" office:value="-35">
            <text:p>-35</text:p>
          </table:table-cell>
          <table:table-cell office:value-type="float" office:value="4171">
            <text:p>4171</text:p>
          </table:table-cell>
          <table:table-cell office:value-type="float" office:value="6">
            <text:p>6</text:p>
          </table:table-cell>
          <table:table-cell office:value-type="float" office:value="-2019">
            <text:p>-2019</text:p>
          </table:table-cell>
          <table:table-cell office:value-type="float" office:value="-129">
            <text:p>-129</text:p>
          </table:table-cell>
          <table:table-cell table:formula="of:=ATAN2([.C1015];[.E1015]- 8000) * (-180 / PI()) + 180" office:value-type="float" office:value="244.321548184078">
            <text:p>244.32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-29">
            <text:p>-29</text:p>
          </table:table-cell>
          <table:table-cell office:value-type="float" office:value="4146">
            <text:p>4146</text:p>
          </table:table-cell>
          <table:table-cell office:value-type="float" office:value="9">
            <text:p>9</text:p>
          </table:table-cell>
          <table:table-cell office:value-type="float" office:value="-2019">
            <text:p>-2019</text:p>
          </table:table-cell>
          <table:table-cell office:value-type="float" office:value="-125">
            <text:p>-125</text:p>
          </table:table-cell>
          <table:table-cell table:formula="of:=ATAN2([.C1016];[.E1016]- 8000) * (-180 / PI()) + 180" office:value-type="float" office:value="244.965204134338">
            <text:p>244.97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1749">
            <text:p>1749</text:p>
          </table:table-cell>
          <table:table-cell office:value-type="float" office:value="-11">
            <text:p>-11</text:p>
          </table:table-cell>
          <table:table-cell office:value-type="float" office:value="4149">
            <text:p>4149</text:p>
          </table:table-cell>
          <table:table-cell office:value-type="float" office:value="6">
            <text:p>6</text:p>
          </table:table-cell>
          <table:table-cell office:value-type="float" office:value="-2022">
            <text:p>-2022</text:p>
          </table:table-cell>
          <table:table-cell office:value-type="float" office:value="-125">
            <text:p>-125</text:p>
          </table:table-cell>
          <table:table-cell table:formula="of:=ATAN2([.C1017];[.E1017]- 8000) * (-180 / PI()) + 180" office:value-type="float" office:value="245.573983082892">
            <text:p>245.57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660">
            <text:p>1660</text:p>
          </table:table-cell>
          <table:table-cell office:value-type="float" office:value="-46">
            <text:p>-46</text:p>
          </table:table-cell>
          <table:table-cell office:value-type="float" office:value="4070">
            <text:p>4070</text:p>
          </table:table-cell>
          <table:table-cell office:value-type="float" office:value="6">
            <text:p>6</text:p>
          </table:table-cell>
          <table:table-cell office:value-type="float" office:value="-2021">
            <text:p>-2021</text:p>
          </table:table-cell>
          <table:table-cell office:value-type="float" office:value="-129">
            <text:p>-129</text:p>
          </table:table-cell>
          <table:table-cell table:formula="of:=ATAN2([.C1018];[.E1018]- 8000) * (-180 / PI()) + 180" office:value-type="float" office:value="247.10119999511">
            <text:p>247.10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609">
            <text:p>1609</text:p>
          </table:table-cell>
          <table:table-cell office:value-type="float" office:value="-20">
            <text:p>-20</text:p>
          </table:table-cell>
          <table:table-cell office:value-type="float" office:value="4052">
            <text:p>4052</text:p>
          </table:table-cell>
          <table:table-cell office:value-type="float" office:value="7">
            <text:p>7</text:p>
          </table:table-cell>
          <table:table-cell office:value-type="float" office:value="-2020">
            <text:p>-2020</text:p>
          </table:table-cell>
          <table:table-cell office:value-type="float" office:value="-128">
            <text:p>-128</text:p>
          </table:table-cell>
          <table:table-cell table:formula="of:=ATAN2([.C1019];[.E1019]- 8000) * (-180 / PI()) + 180" office:value-type="float" office:value="247.826739686679">
            <text:p>247.83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float" office:value="-19">
            <text:p>-19</text:p>
          </table:table-cell>
          <table:table-cell office:value-type="float" office:value="4077">
            <text:p>4077</text:p>
          </table:table-cell>
          <table:table-cell office:value-type="float" office:value="8">
            <text:p>8</text:p>
          </table:table-cell>
          <table:table-cell office:value-type="float" office:value="-2022">
            <text:p>-2022</text:p>
          </table:table-cell>
          <table:table-cell office:value-type="float" office:value="-130">
            <text:p>-130</text:p>
          </table:table-cell>
          <table:table-cell table:formula="of:=ATAN2([.C1020];[.E1020]- 8000) * (-180 / PI()) + 180" office:value-type="float" office:value="248.339743879602">
            <text:p>248.34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-15">
            <text:p>-15</text:p>
          </table:table-cell>
          <table:table-cell office:value-type="float" office:value="4049">
            <text:p>4049</text:p>
          </table:table-cell>
          <table:table-cell office:value-type="float" office:value="11">
            <text:p>11</text:p>
          </table:table-cell>
          <table:table-cell office:value-type="float" office:value="-2020">
            <text:p>-2020</text:p>
          </table:table-cell>
          <table:table-cell office:value-type="float" office:value="-131">
            <text:p>-131</text:p>
          </table:table-cell>
          <table:table-cell table:formula="of:=ATAN2([.C1021];[.E1021]- 8000) * (-180 / PI()) + 180" office:value-type="float" office:value="248.932370632264">
            <text:p>248.93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489">
            <text:p>1489</text:p>
          </table:table-cell>
          <table:table-cell office:value-type="float" office:value="5">
            <text:p>5</text:p>
          </table:table-cell>
          <table:table-cell office:value-type="float" office:value="4046">
            <text:p>4046</text:p>
          </table:table-cell>
          <table:table-cell office:value-type="float" office:value="8">
            <text:p>8</text:p>
          </table:table-cell>
          <table:table-cell office:value-type="float" office:value="-2019">
            <text:p>-2019</text:p>
          </table:table-cell>
          <table:table-cell office:value-type="float" office:value="-131">
            <text:p>-131</text:p>
          </table:table-cell>
          <table:table-cell table:formula="of:=ATAN2([.C1022];[.E1022]- 8000) * (-180 / PI()) + 180" office:value-type="float" office:value="249.364595597512">
            <text:p>249.36</text:p>
          </table:table-cell>
          <table:table-cell table:number-columns-repeated="3"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1">
            <text:p>1</text:p>
          </table:table-cell>
          <table:table-cell office:value-type="float" office:value="1427">
            <text:p>1427</text:p>
          </table:table-cell>
          <table:table-cell office:value-type="float" office:value="3">
            <text:p>3</text:p>
          </table:table-cell>
          <table:table-cell office:value-type="float" office:value="3982">
            <text:p>3982</text:p>
          </table:table-cell>
          <table:table-cell office:value-type="float" office:value="7">
            <text:p>7</text:p>
          </table:table-cell>
          <table:table-cell office:value-type="float" office:value="-2021">
            <text:p>-2021</text:p>
          </table:table-cell>
          <table:table-cell office:value-type="float" office:value="-129">
            <text:p>-129</text:p>
          </table:table-cell>
          <table:table-cell table:formula="of:=ATAN2([.C1023];[.E1023]- 8000) * (-180 / PI()) + 180" office:value-type="float" office:value="250.447413114038">
            <text:p>250.45</text:p>
          </table:table-cell>
          <table:table-cell table:number-columns-repeated="3"/>
        </table:table-row>
        <table:table-row table:style-name="ro1">
          <table:table-cell office:value-type="float" office:value="6560">
            <text:p>6560</text:p>
          </table:table-cell>
          <table:table-cell office:value-type="float" office:value="1">
            <text:p>1</text:p>
          </table:table-cell>
          <table:table-cell office:value-type="float" office:value="1340">
            <text:p>1340</text:p>
          </table:table-cell>
          <table:table-cell office:value-type="float" office:value="-25">
            <text:p>-25</text:p>
          </table:table-cell>
          <table:table-cell office:value-type="float" office:value="3977">
            <text:p>3977</text:p>
          </table:table-cell>
          <table:table-cell office:value-type="float" office:value="9">
            <text:p>9</text:p>
          </table:table-cell>
          <table:table-cell office:value-type="float" office:value="-2019">
            <text:p>-2019</text:p>
          </table:table-cell>
          <table:table-cell office:value-type="float" office:value="-127">
            <text:p>-127</text:p>
          </table:table-cell>
          <table:table-cell table:formula="of:=ATAN2([.C1024];[.E1024]- 8000) * (-180 / PI()) + 180" office:value-type="float" office:value="251.577869980544">
            <text:p>251.58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1270">
            <text:p>1270</text:p>
          </table:table-cell>
          <table:table-cell office:value-type="float" office:value="-7">
            <text:p>-7</text:p>
          </table:table-cell>
          <table:table-cell office:value-type="float" office:value="3934">
            <text:p>3934</text:p>
          </table:table-cell>
          <table:table-cell office:value-type="float" office:value="7">
            <text:p>7</text:p>
          </table:table-cell>
          <table:table-cell office:value-type="float" office:value="-2018">
            <text:p>-2018</text:p>
          </table:table-cell>
          <table:table-cell office:value-type="float" office:value="-126">
            <text:p>-126</text:p>
          </table:table-cell>
          <table:table-cell table:formula="of:=ATAN2([.C1025];[.E1025]- 8000) * (-180 / PI()) + 180" office:value-type="float" office:value="252.653999308385">
            <text:p>252.65</text:p>
          </table:table-cell>
          <table:table-cell table:number-columns-repeated="3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1">
            <text:p>1</text:p>
          </table:table-cell>
          <table:table-cell office:value-type="float" office:value="1253">
            <text:p>1253</text:p>
          </table:table-cell>
          <table:table-cell office:value-type="float" office:value="-18">
            <text:p>-18</text:p>
          </table:table-cell>
          <table:table-cell office:value-type="float" office:value="3900">
            <text:p>3900</text:p>
          </table:table-cell>
          <table:table-cell office:value-type="float" office:value="10">
            <text:p>10</text:p>
          </table:table-cell>
          <table:table-cell office:value-type="float" office:value="-2019">
            <text:p>-2019</text:p>
          </table:table-cell>
          <table:table-cell office:value-type="float" office:value="-125">
            <text:p>-125</text:p>
          </table:table-cell>
          <table:table-cell table:formula="of:=ATAN2([.C1026];[.E1026]- 8000) * (-180 / PI()) + 180" office:value-type="float" office:value="253.006336469353">
            <text:p>253.01</text:p>
          </table:table-cell>
          <table:table-cell table:number-columns-repeated="3"/>
        </table:table-row>
        <table:table-row table:style-name="ro1">
          <table:table-cell office:value-type="float" office:value="6664">
            <text:p>6664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-20">
            <text:p>-20</text:p>
          </table:table-cell>
          <table:table-cell office:value-type="float" office:value="3923">
            <text:p>3923</text:p>
          </table:table-cell>
          <table:table-cell office:value-type="float" office:value="12">
            <text:p>12</text:p>
          </table:table-cell>
          <table:table-cell office:value-type="float" office:value="-2019">
            <text:p>-2019</text:p>
          </table:table-cell>
          <table:table-cell office:value-type="float" office:value="-124">
            <text:p>-124</text:p>
          </table:table-cell>
          <table:table-cell table:formula="of:=ATAN2([.C1027];[.E1027]- 8000) * (-180 / PI()) + 180" office:value-type="float" office:value="253.637854251261">
            <text:p>253.64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1123">
            <text:p>1123</text:p>
          </table:table-cell>
          <table:table-cell office:value-type="float" office:value="3">
            <text:p>3</text:p>
          </table:table-cell>
          <table:table-cell office:value-type="float" office:value="3913">
            <text:p>3913</text:p>
          </table:table-cell>
          <table:table-cell office:value-type="float" office:value="12">
            <text:p>12</text:p>
          </table:table-cell>
          <table:table-cell office:value-type="float" office:value="-2021">
            <text:p>-2021</text:p>
          </table:table-cell>
          <table:table-cell office:value-type="float" office:value="-128">
            <text:p>-128</text:p>
          </table:table-cell>
          <table:table-cell table:formula="of:=ATAN2([.C1028];[.E1028]- 8000) * (-180 / PI()) + 180" office:value-type="float" office:value="254.635805326508">
            <text:p>254.64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1076">
            <text:p>1076</text:p>
          </table:table-cell>
          <table:table-cell office:value-type="float" office:value="8">
            <text:p>8</text:p>
          </table:table-cell>
          <table:table-cell office:value-type="float" office:value="3942">
            <text:p>3942</text:p>
          </table:table-cell>
          <table:table-cell office:value-type="float" office:value="11">
            <text:p>11</text:p>
          </table:table-cell>
          <table:table-cell office:value-type="float" office:value="-2019">
            <text:p>-2019</text:p>
          </table:table-cell>
          <table:table-cell office:value-type="float" office:value="-128">
            <text:p>-128</text:p>
          </table:table-cell>
          <table:table-cell table:formula="of:=ATAN2([.C1029];[.E1029]- 8000) * (-180 / PI()) + 180" office:value-type="float" office:value="255.149461825975">
            <text:p>255.15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3932">
            <text:p>3932</text:p>
          </table:table-cell>
          <table:table-cell office:value-type="float" office:value="12">
            <text:p>12</text:p>
          </table:table-cell>
          <table:table-cell office:value-type="float" office:value="-2013">
            <text:p>-2013</text:p>
          </table:table-cell>
          <table:table-cell office:value-type="float" office:value="-129">
            <text:p>-129</text:p>
          </table:table-cell>
          <table:table-cell table:formula="of:=ATAN2([.C1030];[.E1030]- 8000) * (-180 / PI()) + 180" office:value-type="float" office:value="255.765089576823">
            <text:p>255.77</text:p>
          </table:table-cell>
          <table:table-cell table:number-columns-repeated="3"/>
        </table:table-row>
        <table:table-row table:style-name="ro1">
          <table:table-cell office:value-type="float" office:value="6616">
            <text:p>6616</text:p>
          </table:table-cell>
          <table:table-cell office:value-type="float" office:value="1">
            <text:p>1</text:p>
          </table:table-cell>
          <table:table-cell office:value-type="float" office:value="1001">
            <text:p>1001</text:p>
          </table:table-cell>
          <table:table-cell office:value-type="float" office:value="3">
            <text:p>3</text:p>
          </table:table-cell>
          <table:table-cell office:value-type="float" office:value="3859">
            <text:p>3859</text:p>
          </table:table-cell>
          <table:table-cell office:value-type="float" office:value="13">
            <text:p>13</text:p>
          </table:table-cell>
          <table:table-cell office:value-type="float" office:value="-2017">
            <text:p>-2017</text:p>
          </table:table-cell>
          <table:table-cell office:value-type="float" office:value="-124">
            <text:p>-124</text:p>
          </table:table-cell>
          <table:table-cell table:formula="of:=ATAN2([.C1031];[.E1031]- 8000) * (-180 / PI()) + 180" office:value-type="float" office:value="256.410631717218">
            <text:p>256.41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  <table:table-cell office:value-type="float" office:value="7">
            <text:p>7</text:p>
          </table:table-cell>
          <table:table-cell office:value-type="float" office:value="3868">
            <text:p>3868</text:p>
          </table:table-cell>
          <table:table-cell office:value-type="float" office:value="8">
            <text:p>8</text:p>
          </table:table-cell>
          <table:table-cell office:value-type="float" office:value="-1963">
            <text:p>-1963</text:p>
          </table:table-cell>
          <table:table-cell office:value-type="float" office:value="-125">
            <text:p>-125</text:p>
          </table:table-cell>
          <table:table-cell table:formula="of:=ATAN2([.C1032];[.E1032]- 8000) * (-180 / PI()) + 180" office:value-type="float" office:value="257.698963489663">
            <text:p>257.70</text:p>
          </table:table-cell>
          <table:table-cell table:number-columns-repeated="3"/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-3">
            <text:p>-3</text:p>
          </table:table-cell>
          <table:table-cell office:value-type="float" office:value="3867">
            <text:p>3867</text:p>
          </table:table-cell>
          <table:table-cell office:value-type="float" office:value="8">
            <text:p>8</text:p>
          </table:table-cell>
          <table:table-cell office:value-type="float" office:value="-1983">
            <text:p>-1983</text:p>
          </table:table-cell>
          <table:table-cell office:value-type="float" office:value="-123">
            <text:p>-123</text:p>
          </table:table-cell>
          <table:table-cell table:formula="of:=ATAN2([.C1033];[.E1033]- 8000) * (-180 / PI()) + 180" office:value-type="float" office:value="258.631428397343">
            <text:p>258.63</text:p>
          </table:table-cell>
          <table:table-cell table:number-columns-repeated="3"/>
        </table:table-row>
        <table:table-row table:style-name="ro1">
          <table:table-cell office:value-type="float" office:value="6528">
            <text:p>6528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office:value-type="float" office:value="-44">
            <text:p>-44</text:p>
          </table:table-cell>
          <table:table-cell office:value-type="float" office:value="3876">
            <text:p>3876</text:p>
          </table:table-cell>
          <table:table-cell office:value-type="float" office:value="9">
            <text:p>9</text:p>
          </table:table-cell>
          <table:table-cell office:value-type="float" office:value="-1994">
            <text:p>-1994</text:p>
          </table:table-cell>
          <table:table-cell office:value-type="float" office:value="-122">
            <text:p>-122</text:p>
          </table:table-cell>
          <table:table-cell table:formula="of:=ATAN2([.C1034];[.E1034]- 8000) * (-180 / PI()) + 180" office:value-type="float" office:value="259.544845023084">
            <text:p>259.54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-34">
            <text:p>-34</text:p>
          </table:table-cell>
          <table:table-cell office:value-type="float" office:value="3864">
            <text:p>3864</text:p>
          </table:table-cell>
          <table:table-cell office:value-type="float" office:value="7">
            <text:p>7</text:p>
          </table:table-cell>
          <table:table-cell office:value-type="float" office:value="-1985">
            <text:p>-1985</text:p>
          </table:table-cell>
          <table:table-cell office:value-type="float" office:value="-124">
            <text:p>-124</text:p>
          </table:table-cell>
          <table:table-cell table:formula="of:=ATAN2([.C1035];[.E1035]- 8000) * (-180 / PI()) + 180" office:value-type="float" office:value="260.03074797598">
            <text:p>260.03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-5">
            <text:p>-5</text:p>
          </table:table-cell>
          <table:table-cell office:value-type="float" office:value="3824">
            <text:p>3824</text:p>
          </table:table-cell>
          <table:table-cell office:value-type="float" office:value="10">
            <text:p>10</text:p>
          </table:table-cell>
          <table:table-cell office:value-type="float" office:value="-1962">
            <text:p>-1962</text:p>
          </table:table-cell>
          <table:table-cell office:value-type="float" office:value="-125">
            <text:p>-125</text:p>
          </table:table-cell>
          <table:table-cell table:formula="of:=ATAN2([.C1036];[.E1036]- 8000) * (-180 / PI()) + 180" office:value-type="float" office:value="260.778134303143">
            <text:p>260.78</text:p>
          </table:table-cell>
          <table:table-cell table:number-columns-repeated="3"/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  <table:table-cell office:value-type="float" office:value="-29">
            <text:p>-29</text:p>
          </table:table-cell>
          <table:table-cell office:value-type="float" office:value="3875">
            <text:p>3875</text:p>
          </table:table-cell>
          <table:table-cell office:value-type="float" office:value="13">
            <text:p>13</text:p>
          </table:table-cell>
          <table:table-cell office:value-type="float" office:value="-1958">
            <text:p>-1958</text:p>
          </table:table-cell>
          <table:table-cell office:value-type="float" office:value="-129">
            <text:p>-129</text:p>
          </table:table-cell>
          <table:table-cell table:formula="of:=ATAN2([.C1037];[.E1037]- 8000) * (-180 / PI()) + 180" office:value-type="float" office:value="261.302900374844">
            <text:p>261.30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16">
            <text:p>16</text:p>
          </table:table-cell>
          <table:table-cell office:value-type="float" office:value="3782">
            <text:p>3782</text:p>
          </table:table-cell>
          <table:table-cell office:value-type="float" office:value="8">
            <text:p>8</text:p>
          </table:table-cell>
          <table:table-cell office:value-type="float" office:value="-1978">
            <text:p>-1978</text:p>
          </table:table-cell>
          <table:table-cell office:value-type="float" office:value="-128">
            <text:p>-128</text:p>
          </table:table-cell>
          <table:table-cell table:formula="of:=ATAN2([.C1038];[.E1038]- 8000) * (-180 / PI()) + 180" office:value-type="float" office:value="262.077290223523">
            <text:p>262.08</text:p>
          </table:table-cell>
          <table:table-cell table:number-columns-repeated="3"/>
        </table:table-row>
        <table:table-row table:style-name="ro1">
          <table:table-cell office:value-type="float" office:value="6564">
            <text:p>6564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-6">
            <text:p>-6</text:p>
          </table:table-cell>
          <table:table-cell office:value-type="float" office:value="3802">
            <text:p>3802</text:p>
          </table:table-cell>
          <table:table-cell office:value-type="float" office:value="7">
            <text:p>7</text:p>
          </table:table-cell>
          <table:table-cell office:value-type="float" office:value="-2003">
            <text:p>-2003</text:p>
          </table:table-cell>
          <table:table-cell office:value-type="float" office:value="-127">
            <text:p>-127</text:p>
          </table:table-cell>
          <table:table-cell table:formula="of:=ATAN2([.C1039];[.E1039]- 8000) * (-180 / PI()) + 180" office:value-type="float" office:value="263.40976684934">
            <text:p>263.41</text:p>
          </table:table-cell>
          <table:table-cell table:number-columns-repeated="3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  <table:table-cell office:value-type="float" office:value="-20">
            <text:p>-20</text:p>
          </table:table-cell>
          <table:table-cell office:value-type="float" office:value="3829">
            <text:p>3829</text:p>
          </table:table-cell>
          <table:table-cell office:value-type="float" office:value="10">
            <text:p>10</text:p>
          </table:table-cell>
          <table:table-cell office:value-type="float" office:value="-1991">
            <text:p>-1991</text:p>
          </table:table-cell>
          <table:table-cell office:value-type="float" office:value="-122">
            <text:p>-122</text:p>
          </table:table-cell>
          <table:table-cell table:formula="of:=ATAN2([.C1040];[.E1040]- 8000) * (-180 / PI()) + 180" office:value-type="float" office:value="263.883041352079">
            <text:p>263.88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-19">
            <text:p>-19</text:p>
          </table:table-cell>
          <table:table-cell office:value-type="float" office:value="3809">
            <text:p>3809</text:p>
          </table:table-cell>
          <table:table-cell office:value-type="float" office:value="10">
            <text:p>10</text:p>
          </table:table-cell>
          <table:table-cell office:value-type="float" office:value="-1957">
            <text:p>-1957</text:p>
          </table:table-cell>
          <table:table-cell office:value-type="float" office:value="-126">
            <text:p>-126</text:p>
          </table:table-cell>
          <table:table-cell table:formula="of:=ATAN2([.C1041];[.E1041]- 8000) * (-180 / PI()) + 180" office:value-type="float" office:value="264.968321739017">
            <text:p>264.97</text:p>
          </table:table-cell>
          <table:table-cell table:number-columns-repeated="3"/>
        </table:table-row>
        <table:table-row table:style-name="ro1">
          <table:table-cell office:value-type="float" office:value="6620">
            <text:p>662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-12">
            <text:p>-12</text:p>
          </table:table-cell>
          <table:table-cell office:value-type="float" office:value="3825">
            <text:p>3825</text:p>
          </table:table-cell>
          <table:table-cell office:value-type="float" office:value="10">
            <text:p>10</text:p>
          </table:table-cell>
          <table:table-cell office:value-type="float" office:value="-1997">
            <text:p>-1997</text:p>
          </table:table-cell>
          <table:table-cell office:value-type="float" office:value="-124">
            <text:p>-124</text:p>
          </table:table-cell>
          <table:table-cell table:formula="of:=ATAN2([.C1042];[.E1042]- 8000) * (-180 / PI()) + 180" office:value-type="float" office:value="265.139833947936">
            <text:p>265.14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3848">
            <text:p>3848</text:p>
          </table:table-cell>
          <table:table-cell office:value-type="float" office:value="10">
            <text:p>10</text:p>
          </table:table-cell>
          <table:table-cell office:value-type="float" office:value="-1958">
            <text:p>-1958</text:p>
          </table:table-cell>
          <table:table-cell office:value-type="float" office:value="-125">
            <text:p>-125</text:p>
          </table:table-cell>
          <table:table-cell table:formula="of:=ATAN2([.C1043];[.E1043]- 8000) * (-180 / PI()) + 180" office:value-type="float" office:value="265.867313376835">
            <text:p>265.87</text:p>
          </table:table-cell>
          <table:table-cell table:number-columns-repeated="3"/>
        </table:table-row>
        <table:table-row table:style-name="ro1">
          <table:table-cell office:value-type="float" office:value="6564">
            <text:p>6564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office:value-type="float" office:value="3811">
            <text:p>3811</text:p>
          </table:table-cell>
          <table:table-cell office:value-type="float" office:value="7">
            <text:p>7</text:p>
          </table:table-cell>
          <table:table-cell office:value-type="float" office:value="-1978">
            <text:p>-1978</text:p>
          </table:table-cell>
          <table:table-cell office:value-type="float" office:value="-126">
            <text:p>-126</text:p>
          </table:table-cell>
          <table:table-cell table:formula="of:=ATAN2([.C1044];[.E1044]- 8000) * (-180 / PI()) + 180" office:value-type="float" office:value="266.734575846892">
            <text:p>266.73</text:p>
          </table:table-cell>
          <table:table-cell table:number-columns-repeated="3"/>
        </table:table-row>
        <table:table-row table:style-name="ro1">
          <table:table-cell office:value-type="float" office:value="6516">
            <text:p>651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-13">
            <text:p>-13</text:p>
          </table:table-cell>
          <table:table-cell office:value-type="float" office:value="3800">
            <text:p>3800</text:p>
          </table:table-cell>
          <table:table-cell office:value-type="float" office:value="8">
            <text:p>8</text:p>
          </table:table-cell>
          <table:table-cell office:value-type="float" office:value="-1981">
            <text:p>-1981</text:p>
          </table:table-cell>
          <table:table-cell office:value-type="float" office:value="-123">
            <text:p>-123</text:p>
          </table:table-cell>
          <table:table-cell table:formula="of:=ATAN2([.C1045];[.E1045]- 8000) * (-180 / PI()) + 180" office:value-type="float" office:value="267.954591511113">
            <text:p>267.95</text:p>
          </table:table-cell>
          <table:table-cell table:number-columns-repeated="3"/>
        </table:table-row>
        <table:table-row table:style-name="ro1">
          <table:table-cell office:value-type="float" office:value="6576">
            <text:p>657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-12">
            <text:p>-12</text:p>
          </table:table-cell>
          <table:table-cell office:value-type="float" office:value="3856">
            <text:p>3856</text:p>
          </table:table-cell>
          <table:table-cell office:value-type="float" office:value="8">
            <text:p>8</text:p>
          </table:table-cell>
          <table:table-cell office:value-type="float" office:value="-1953">
            <text:p>-1953</text:p>
          </table:table-cell>
          <table:table-cell office:value-type="float" office:value="-124">
            <text:p>-124</text:p>
          </table:table-cell>
          <table:table-cell table:formula="of:=ATAN2([.C1046];[.E1046]- 8000) * (-180 / PI()) + 180" office:value-type="float" office:value="269.032257923489">
            <text:p>269.03</text:p>
          </table:table-cell>
          <table:table-cell table:number-columns-repeated="3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-9">
            <text:p>-9</text:p>
          </table:table-cell>
          <table:table-cell office:value-type="float" office:value="3818">
            <text:p>3818</text:p>
          </table:table-cell>
          <table:table-cell office:value-type="float" office:value="7">
            <text:p>7</text:p>
          </table:table-cell>
          <table:table-cell office:value-type="float" office:value="-1957">
            <text:p>-1957</text:p>
          </table:table-cell>
          <table:table-cell office:value-type="float" office:value="-126">
            <text:p>-126</text:p>
          </table:table-cell>
          <table:table-cell table:formula="of:=ATAN2([.C1047];[.E1047]- 8000) * (-180 / PI()) + 180" office:value-type="float" office:value="269.657489855267">
            <text:p>269.66</text:p>
          </table:table-cell>
          <table:table-cell table:number-columns-repeated="3"/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1">
            <text:p>1</text:p>
          </table:table-cell>
          <table:table-cell office:value-type="float" office:value="-22">
            <text:p>-22</text:p>
          </table:table-cell>
          <table:table-cell office:value-type="float" office:value="-27">
            <text:p>-27</text:p>
          </table:table-cell>
          <table:table-cell office:value-type="float" office:value="3816">
            <text:p>3816</text:p>
          </table:table-cell>
          <table:table-cell office:value-type="float" office:value="8">
            <text:p>8</text:p>
          </table:table-cell>
          <table:table-cell office:value-type="float" office:value="-1983">
            <text:p>-1983</text:p>
          </table:table-cell>
          <table:table-cell office:value-type="float" office:value="-126">
            <text:p>-126</text:p>
          </table:table-cell>
          <table:table-cell table:formula="of:=ATAN2([.C1048];[.E1048]- 8000) * (-180 / PI()) + 180" office:value-type="float" office:value="270.301265662689">
            <text:p>270.30</text:p>
          </table:table-cell>
          <table:table-cell table:number-columns-repeated="3"/>
        </table:table-row>
        <table:table-row table:style-name="ro1">
          <table:table-cell office:value-type="float" office:value="6536">
            <text:p>6536</text:p>
          </table:table-cell>
          <table:table-cell office:value-type="float" office:value="1">
            <text:p>1</text:p>
          </table:table-cell>
          <table:table-cell office:value-type="float" office:value="-46">
            <text:p>-46</text:p>
          </table:table-cell>
          <table:table-cell office:value-type="float" office:value="-28">
            <text:p>-28</text:p>
          </table:table-cell>
          <table:table-cell office:value-type="float" office:value="3826">
            <text:p>3826</text:p>
          </table:table-cell>
          <table:table-cell office:value-type="float" office:value="10">
            <text:p>10</text:p>
          </table:table-cell>
          <table:table-cell office:value-type="float" office:value="-1975">
            <text:p>-1975</text:p>
          </table:table-cell>
          <table:table-cell office:value-type="float" office:value="-126">
            <text:p>-126</text:p>
          </table:table-cell>
          <table:table-cell table:formula="of:=ATAN2([.C1049];[.E1049]- 8000) * (-180 / PI()) + 180" office:value-type="float" office:value="270.631408520366">
            <text:p>270.63</text:p>
          </table:table-cell>
          <table:table-cell table:number-columns-repeated="3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1">
            <text:p>1</text:p>
          </table:table-cell>
          <table:table-cell office:value-type="float" office:value="-114">
            <text:p>-114</text:p>
          </table:table-cell>
          <table:table-cell office:value-type="float" office:value="-22">
            <text:p>-22</text:p>
          </table:table-cell>
          <table:table-cell office:value-type="float" office:value="3821">
            <text:p>3821</text:p>
          </table:table-cell>
          <table:table-cell office:value-type="float" office:value="10">
            <text:p>10</text:p>
          </table:table-cell>
          <table:table-cell office:value-type="float" office:value="-1954">
            <text:p>-1954</text:p>
          </table:table-cell>
          <table:table-cell office:value-type="float" office:value="-126">
            <text:p>-126</text:p>
          </table:table-cell>
          <table:table-cell table:formula="of:=ATAN2([.C1050];[.E1050]- 8000) * (-180 / PI()) + 180" office:value-type="float" office:value="271.562598558977">
            <text:p>271.56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07">
            <text:p>-207</text:p>
          </table:table-cell>
          <table:table-cell office:value-type="float" office:value="-24">
            <text:p>-24</text:p>
          </table:table-cell>
          <table:table-cell office:value-type="float" office:value="3829">
            <text:p>3829</text:p>
          </table:table-cell>
          <table:table-cell office:value-type="float" office:value="11">
            <text:p>11</text:p>
          </table:table-cell>
          <table:table-cell office:value-type="float" office:value="-1951">
            <text:p>-1951</text:p>
          </table:table-cell>
          <table:table-cell office:value-type="float" office:value="-125">
            <text:p>-125</text:p>
          </table:table-cell>
          <table:table-cell table:formula="of:=ATAN2([.C1051];[.E1051]- 8000) * (-180 / PI()) + 180" office:value-type="float" office:value="272.841166043987">
            <text:p>272.84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52">
            <text:p>-252</text:p>
          </table:table-cell>
          <table:table-cell office:value-type="float" office:value="-20">
            <text:p>-20</text:p>
          </table:table-cell>
          <table:table-cell office:value-type="float" office:value="3833">
            <text:p>3833</text:p>
          </table:table-cell>
          <table:table-cell office:value-type="float" office:value="11">
            <text:p>11</text:p>
          </table:table-cell>
          <table:table-cell office:value-type="float" office:value="-1953">
            <text:p>-1953</text:p>
          </table:table-cell>
          <table:table-cell office:value-type="float" office:value="-122">
            <text:p>-122</text:p>
          </table:table-cell>
          <table:table-cell table:formula="of:=ATAN2([.C1052];[.E1052]- 8000) * (-180 / PI()) + 180" office:value-type="float" office:value="273.460756708648">
            <text:p>273.46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301">
            <text:p>-301</text:p>
          </table:table-cell>
          <table:table-cell office:value-type="float" office:value="-14">
            <text:p>-14</text:p>
          </table:table-cell>
          <table:table-cell office:value-type="float" office:value="3849">
            <text:p>3849</text:p>
          </table:table-cell>
          <table:table-cell office:value-type="float" office:value="9">
            <text:p>9</text:p>
          </table:table-cell>
          <table:table-cell office:value-type="float" office:value="-1957">
            <text:p>-1957</text:p>
          </table:table-cell>
          <table:table-cell office:value-type="float" office:value="-123">
            <text:p>-123</text:p>
          </table:table-cell>
          <table:table-cell table:formula="of:=ATAN2([.C1053];[.E1053]- 8000) * (-180 / PI()) + 180" office:value-type="float" office:value="274.147409687787">
            <text:p>274.15</text:p>
          </table:table-cell>
          <table:table-cell table:number-columns-repeated="3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0">
            <text:p>0</text:p>
          </table:table-cell>
          <table:table-cell office:value-type="float" office:value="-376">
            <text:p>-376</text:p>
          </table:table-cell>
          <table:table-cell office:value-type="float" office:value="-20">
            <text:p>-20</text:p>
          </table:table-cell>
          <table:table-cell office:value-type="float" office:value="3827">
            <text:p>3827</text:p>
          </table:table-cell>
          <table:table-cell office:value-type="float" office:value="8">
            <text:p>8</text:p>
          </table:table-cell>
          <table:table-cell office:value-type="float" office:value="-1964">
            <text:p>-1964</text:p>
          </table:table-cell>
          <table:table-cell office:value-type="float" office:value="-122">
            <text:p>-122</text:p>
          </table:table-cell>
          <table:table-cell table:formula="of:=ATAN2([.C1054];[.E1054]- 8000) * (-180 / PI()) + 180" office:value-type="float" office:value="275.148621016676">
            <text:p>275.15</text:p>
          </table:table-cell>
          <table:table-cell table:number-columns-repeated="3"/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0">
            <text:p>0</text:p>
          </table:table-cell>
          <table:table-cell office:value-type="float" office:value="-416">
            <text:p>-416</text:p>
          </table:table-cell>
          <table:table-cell office:value-type="float" office:value="-17">
            <text:p>-17</text:p>
          </table:table-cell>
          <table:table-cell office:value-type="float" office:value="3850">
            <text:p>3850</text:p>
          </table:table-cell>
          <table:table-cell office:value-type="float" office:value="12">
            <text:p>12</text:p>
          </table:table-cell>
          <table:table-cell office:value-type="float" office:value="-1966">
            <text:p>-1966</text:p>
          </table:table-cell>
          <table:table-cell office:value-type="float" office:value="-123">
            <text:p>-123</text:p>
          </table:table-cell>
          <table:table-cell table:formula="of:=ATAN2([.C1055];[.E1055]- 8000) * (-180 / PI()) + 180" office:value-type="float" office:value="275.724262327887">
            <text:p>275.72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0">
            <text:p>0</text:p>
          </table:table-cell>
          <table:table-cell office:value-type="float" office:value="-492">
            <text:p>-492</text:p>
          </table:table-cell>
          <table:table-cell office:value-type="float" office:value="-23">
            <text:p>-23</text:p>
          </table:table-cell>
          <table:table-cell office:value-type="float" office:value="3880">
            <text:p>3880</text:p>
          </table:table-cell>
          <table:table-cell office:value-type="float" office:value="10">
            <text:p>10</text:p>
          </table:table-cell>
          <table:table-cell office:value-type="float" office:value="-1968">
            <text:p>-1968</text:p>
          </table:table-cell>
          <table:table-cell office:value-type="float" office:value="-124">
            <text:p>-124</text:p>
          </table:table-cell>
          <table:table-cell table:formula="of:=ATAN2([.C1056];[.E1056]- 8000) * (-180 / PI()) + 180" office:value-type="float" office:value="276.809868760913">
            <text:p>276.81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0">
            <text:p>0</text:p>
          </table:table-cell>
          <table:table-cell office:value-type="float" office:value="-539">
            <text:p>-539</text:p>
          </table:table-cell>
          <table:table-cell office:value-type="float" office:value="-22">
            <text:p>-22</text:p>
          </table:table-cell>
          <table:table-cell office:value-type="float" office:value="3891">
            <text:p>3891</text:p>
          </table:table-cell>
          <table:table-cell office:value-type="float" office:value="9">
            <text:p>9</text:p>
          </table:table-cell>
          <table:table-cell office:value-type="float" office:value="-1968">
            <text:p>-1968</text:p>
          </table:table-cell>
          <table:table-cell office:value-type="float" office:value="-126">
            <text:p>-126</text:p>
          </table:table-cell>
          <table:table-cell table:formula="of:=ATAN2([.C1057];[.E1057]- 8000) * (-180 / PI()) + 180" office:value-type="float" office:value="277.473132242499">
            <text:p>277.47</text:p>
          </table:table-cell>
          <table:table-cell table:number-columns-repeated="3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-610">
            <text:p>-610</text:p>
          </table:table-cell>
          <table:table-cell office:value-type="float" office:value="5">
            <text:p>5</text:p>
          </table:table-cell>
          <table:table-cell office:value-type="float" office:value="3867">
            <text:p>3867</text:p>
          </table:table-cell>
          <table:table-cell office:value-type="float" office:value="6">
            <text:p>6</text:p>
          </table:table-cell>
          <table:table-cell office:value-type="float" office:value="-1980">
            <text:p>-1980</text:p>
          </table:table-cell>
          <table:table-cell office:value-type="float" office:value="-124">
            <text:p>-124</text:p>
          </table:table-cell>
          <table:table-cell table:formula="of:=ATAN2([.C1058];[.E1058]- 8000) * (-180 / PI()) + 180" office:value-type="float" office:value="278.395816633273">
            <text:p>278.40</text:p>
          </table:table-cell>
          <table:table-cell table:number-columns-repeated="3"/>
        </table:table-row>
        <table:table-row table:style-name="ro1">
          <table:table-cell office:value-type="float" office:value="6524">
            <text:p>6524</text:p>
          </table:table-cell>
          <table:table-cell office:value-type="float" office:value="0">
            <text:p>0</text:p>
          </table:table-cell>
          <table:table-cell office:value-type="float" office:value="-634">
            <text:p>-634</text:p>
          </table:table-cell>
          <table:table-cell office:value-type="float" office:value="17">
            <text:p>17</text:p>
          </table:table-cell>
          <table:table-cell office:value-type="float" office:value="3919">
            <text:p>3919</text:p>
          </table:table-cell>
          <table:table-cell office:value-type="float" office:value="10">
            <text:p>10</text:p>
          </table:table-cell>
          <table:table-cell office:value-type="float" office:value="-1979">
            <text:p>-1979</text:p>
          </table:table-cell>
          <table:table-cell office:value-type="float" office:value="-126">
            <text:p>-126</text:p>
          </table:table-cell>
          <table:table-cell table:formula="of:=ATAN2([.C1059];[.E1059]- 8000) * (-180 / PI()) + 180" office:value-type="float" office:value="278.830543239473">
            <text:p>278.83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0">
            <text:p>0</text:p>
          </table:table-cell>
          <table:table-cell office:value-type="float" office:value="-712">
            <text:p>-712</text:p>
          </table:table-cell>
          <table:table-cell office:value-type="float" office:value="-10">
            <text:p>-10</text:p>
          </table:table-cell>
          <table:table-cell office:value-type="float" office:value="3924">
            <text:p>3924</text:p>
          </table:table-cell>
          <table:table-cell office:value-type="float" office:value="9">
            <text:p>9</text:p>
          </table:table-cell>
          <table:table-cell office:value-type="float" office:value="-1972">
            <text:p>-1972</text:p>
          </table:table-cell>
          <table:table-cell office:value-type="float" office:value="-122">
            <text:p>-122</text:p>
          </table:table-cell>
          <table:table-cell table:formula="of:=ATAN2([.C1060];[.E1060]- 8000) * (-180 / PI()) + 180" office:value-type="float" office:value="279.908513632398">
            <text:p>279.91</text:p>
          </table:table-cell>
          <table:table-cell table:number-columns-repeated="3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0">
            <text:p>0</text:p>
          </table:table-cell>
          <table:table-cell office:value-type="float" office:value="-748">
            <text:p>-748</text:p>
          </table:table-cell>
          <table:table-cell office:value-type="float" office:value="-28">
            <text:p>-28</text:p>
          </table:table-cell>
          <table:table-cell office:value-type="float" office:value="3934">
            <text:p>3934</text:p>
          </table:table-cell>
          <table:table-cell office:value-type="float" office:value="6">
            <text:p>6</text:p>
          </table:table-cell>
          <table:table-cell office:value-type="float" office:value="-1970">
            <text:p>-1970</text:p>
          </table:table-cell>
          <table:table-cell office:value-type="float" office:value="-122">
            <text:p>-122</text:p>
          </table:table-cell>
          <table:table-cell table:formula="of:=ATAN2([.C1061];[.E1061]- 8000) * (-180 / PI()) + 180" office:value-type="float" office:value="280.423845796453">
            <text:p>280.42</text:p>
          </table:table-cell>
          <table:table-cell table:number-columns-repeated="3"/>
        </table:table-row>
        <table:table-row table:style-name="ro1">
          <table:table-cell office:value-type="float" office:value="6580">
            <text:p>6580</text:p>
          </table:table-cell>
          <table:table-cell office:value-type="float" office:value="0">
            <text:p>0</text:p>
          </table:table-cell>
          <table:table-cell office:value-type="float" office:value="-844">
            <text:p>-844</text:p>
          </table:table-cell>
          <table:table-cell office:value-type="float" office:value="-28">
            <text:p>-28</text:p>
          </table:table-cell>
          <table:table-cell office:value-type="float" office:value="3995">
            <text:p>3995</text:p>
          </table:table-cell>
          <table:table-cell office:value-type="float" office:value="9">
            <text:p>9</text:p>
          </table:table-cell>
          <table:table-cell office:value-type="float" office:value="-1966">
            <text:p>-1966</text:p>
          </table:table-cell>
          <table:table-cell office:value-type="float" office:value="-122">
            <text:p>-122</text:p>
          </table:table-cell>
          <table:table-cell table:formula="of:=ATAN2([.C1062];[.E1062]- 8000) * (-180 / PI()) + 180" office:value-type="float" office:value="281.900193473432">
            <text:p>281.90</text:p>
          </table:table-cell>
          <table:table-cell table:number-columns-repeated="3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0">
            <text:p>0</text:p>
          </table:table-cell>
          <table:table-cell office:value-type="float" office:value="-872">
            <text:p>-872</text:p>
          </table:table-cell>
          <table:table-cell office:value-type="float" office:value="-25">
            <text:p>-25</text:p>
          </table:table-cell>
          <table:table-cell office:value-type="float" office:value="3922">
            <text:p>3922</text:p>
          </table:table-cell>
          <table:table-cell office:value-type="float" office:value="9">
            <text:p>9</text:p>
          </table:table-cell>
          <table:table-cell office:value-type="float" office:value="-1968">
            <text:p>-1968</text:p>
          </table:table-cell>
          <table:table-cell office:value-type="float" office:value="-120">
            <text:p>-120</text:p>
          </table:table-cell>
          <table:table-cell table:formula="of:=ATAN2([.C1063];[.E1063]- 8000) * (-180 / PI()) + 180" office:value-type="float" office:value="282.069807486117">
            <text:p>282.07</text:p>
          </table:table-cell>
          <table:table-cell table:number-columns-repeated="3"/>
        </table:table-row>
        <table:table-row table:style-name="ro1">
          <table:table-cell office:value-type="float" office:value="6588">
            <text:p>6588</text:p>
          </table:table-cell>
          <table:table-cell office:value-type="float" office:value="1">
            <text:p>1</text:p>
          </table:table-cell>
          <table:table-cell office:value-type="float" office:value="-917">
            <text:p>-917</text:p>
          </table:table-cell>
          <table:table-cell office:value-type="float" office:value="-16">
            <text:p>-16</text:p>
          </table:table-cell>
          <table:table-cell office:value-type="float" office:value="3926">
            <text:p>3926</text:p>
          </table:table-cell>
          <table:table-cell office:value-type="float" office:value="11">
            <text:p>11</text:p>
          </table:table-cell>
          <table:table-cell office:value-type="float" office:value="-1975">
            <text:p>-1975</text:p>
          </table:table-cell>
          <table:table-cell office:value-type="float" office:value="-121">
            <text:p>-121</text:p>
          </table:table-cell>
          <table:table-cell table:formula="of:=ATAN2([.C1064];[.E1064]- 8000) * (-180 / PI()) + 180" office:value-type="float" office:value="282.685068538583">
            <text:p>282.69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987">
            <text:p>-987</text:p>
          </table:table-cell>
          <table:table-cell office:value-type="float" office:value="-35">
            <text:p>-35</text:p>
          </table:table-cell>
          <table:table-cell office:value-type="float" office:value="3997">
            <text:p>3997</text:p>
          </table:table-cell>
          <table:table-cell office:value-type="float" office:value="8">
            <text:p>8</text:p>
          </table:table-cell>
          <table:table-cell office:value-type="float" office:value="-1973">
            <text:p>-1973</text:p>
          </table:table-cell>
          <table:table-cell office:value-type="float" office:value="-124">
            <text:p>-124</text:p>
          </table:table-cell>
          <table:table-cell table:formula="of:=ATAN2([.C1065];[.E1065]- 8000) * (-180 / PI()) + 180" office:value-type="float" office:value="283.850864511689">
            <text:p>283.85</text:p>
          </table:table-cell>
          <table:table-cell table:number-columns-repeated="3"/>
        </table:table-row>
        <table:table-row table:style-name="ro1">
          <table:table-cell office:value-type="float" office:value="6584">
            <text:p>6584</text:p>
          </table:table-cell>
          <table:table-cell office:value-type="float" office:value="1">
            <text:p>1</text:p>
          </table:table-cell>
          <table:table-cell office:value-type="float" office:value="-1048">
            <text:p>-1048</text:p>
          </table:table-cell>
          <table:table-cell office:value-type="float" office:value="-38">
            <text:p>-38</text:p>
          </table:table-cell>
          <table:table-cell office:value-type="float" office:value="4008">
            <text:p>4008</text:p>
          </table:table-cell>
          <table:table-cell office:value-type="float" office:value="7">
            <text:p>7</text:p>
          </table:table-cell>
          <table:table-cell office:value-type="float" office:value="-1970">
            <text:p>-1970</text:p>
          </table:table-cell>
          <table:table-cell office:value-type="float" office:value="-125">
            <text:p>-125</text:p>
          </table:table-cell>
          <table:table-cell table:formula="of:=ATAN2([.C1066];[.E1066]- 8000) * (-180 / PI()) + 180" office:value-type="float" office:value="284.709646633143">
            <text:p>284.71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087">
            <text:p>-1087</text:p>
          </table:table-cell>
          <table:table-cell office:value-type="float" office:value="-44">
            <text:p>-44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-1960">
            <text:p>-1960</text:p>
          </table:table-cell>
          <table:table-cell office:value-type="float" office:value="-124">
            <text:p>-124</text:p>
          </table:table-cell>
          <table:table-cell table:formula="of:=ATAN2([.C1067];[.E1067]- 8000) * (-180 / PI()) + 180" office:value-type="float" office:value="285.20298866266">
            <text:p>285.20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134">
            <text:p>-1134</text:p>
          </table:table-cell>
          <table:table-cell office:value-type="float" office:value="-44">
            <text:p>-44</text:p>
          </table:table-cell>
          <table:table-cell office:value-type="float" office:value="4074">
            <text:p>4074</text:p>
          </table:table-cell>
          <table:table-cell office:value-type="float" office:value="11">
            <text:p>11</text:p>
          </table:table-cell>
          <table:table-cell office:value-type="float" office:value="-1946">
            <text:p>-1946</text:p>
          </table:table-cell>
          <table:table-cell office:value-type="float" office:value="-125">
            <text:p>-125</text:p>
          </table:table-cell>
          <table:table-cell table:formula="of:=ATAN2([.C1068];[.E1068]- 8000) * (-180 / PI()) + 180" office:value-type="float" office:value="286.111023575305">
            <text:p>286.11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198">
            <text:p>-1198</text:p>
          </table:table-cell>
          <table:table-cell office:value-type="float" office:value="-51">
            <text:p>-51</text:p>
          </table:table-cell>
          <table:table-cell office:value-type="float" office:value="4070">
            <text:p>4070</text:p>
          </table:table-cell>
          <table:table-cell office:value-type="float" office:value="9">
            <text:p>9</text:p>
          </table:table-cell>
          <table:table-cell office:value-type="float" office:value="-1948">
            <text:p>-1948</text:p>
          </table:table-cell>
          <table:table-cell office:value-type="float" office:value="-124">
            <text:p>-124</text:p>
          </table:table-cell>
          <table:table-cell table:formula="of:=ATAN2([.C1069];[.E1069]- 8000) * (-180 / PI()) + 180" office:value-type="float" office:value="286.95303560132">
            <text:p>286.95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271">
            <text:p>-1271</text:p>
          </table:table-cell>
          <table:table-cell office:value-type="float" office:value="-22">
            <text:p>-22</text:p>
          </table:table-cell>
          <table:table-cell office:value-type="float" office:value="4081">
            <text:p>4081</text:p>
          </table:table-cell>
          <table:table-cell office:value-type="float" office:value="8">
            <text:p>8</text:p>
          </table:table-cell>
          <table:table-cell office:value-type="float" office:value="-1961">
            <text:p>-1961</text:p>
          </table:table-cell>
          <table:table-cell office:value-type="float" office:value="-121">
            <text:p>-121</text:p>
          </table:table-cell>
          <table:table-cell table:formula="of:=ATAN2([.C1070];[.E1070]- 8000) * (-180 / PI()) + 180" office:value-type="float" office:value="287.968782211347">
            <text:p>287.97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308">
            <text:p>-1308</text:p>
          </table:table-cell>
          <table:table-cell office:value-type="float" office:value="-37">
            <text:p>-37</text:p>
          </table:table-cell>
          <table:table-cell office:value-type="float" office:value="4085">
            <text:p>4085</text:p>
          </table:table-cell>
          <table:table-cell office:value-type="float" office:value="8">
            <text:p>8</text:p>
          </table:table-cell>
          <table:table-cell office:value-type="float" office:value="-1958">
            <text:p>-1958</text:p>
          </table:table-cell>
          <table:table-cell office:value-type="float" office:value="-122">
            <text:p>-122</text:p>
          </table:table-cell>
          <table:table-cell table:formula="of:=ATAN2([.C1071];[.E1071]- 8000) * (-180 / PI()) + 180" office:value-type="float" office:value="288.474454065694">
            <text:p>288.47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329">
            <text:p>-1329</text:p>
          </table:table-cell>
          <table:table-cell office:value-type="float" office:value="-61">
            <text:p>-61</text:p>
          </table:table-cell>
          <table:table-cell office:value-type="float" office:value="4135">
            <text:p>4135</text:p>
          </table:table-cell>
          <table:table-cell office:value-type="float" office:value="8">
            <text:p>8</text:p>
          </table:table-cell>
          <table:table-cell office:value-type="float" office:value="-1942">
            <text:p>-1942</text:p>
          </table:table-cell>
          <table:table-cell office:value-type="float" office:value="-126">
            <text:p>-126</text:p>
          </table:table-cell>
          <table:table-cell table:formula="of:=ATAN2([.C1072];[.E1072]- 8000) * (-180 / PI()) + 180" office:value-type="float" office:value="288.97579356783">
            <text:p>288.98</text:p>
          </table:table-cell>
          <table:table-cell table:number-columns-repeated="3"/>
        </table:table-row>
        <table:table-row table:style-name="ro1">
          <table:table-cell office:value-type="float" office:value="6636">
            <text:p>6636</text:p>
          </table:table-cell>
          <table:table-cell office:value-type="float" office:value="1">
            <text:p>1</text:p>
          </table:table-cell>
          <table:table-cell office:value-type="float" office:value="-1409">
            <text:p>-1409</text:p>
          </table:table-cell>
          <table:table-cell office:value-type="float" office:value="-19">
            <text:p>-19</text:p>
          </table:table-cell>
          <table:table-cell office:value-type="float" office:value="4166">
            <text:p>4166</text:p>
          </table:table-cell>
          <table:table-cell office:value-type="float" office:value="9">
            <text:p>9</text:p>
          </table:table-cell>
          <table:table-cell office:value-type="float" office:value="-1954">
            <text:p>-1954</text:p>
          </table:table-cell>
          <table:table-cell office:value-type="float" office:value="-126">
            <text:p>-126</text:p>
          </table:table-cell>
          <table:table-cell table:formula="of:=ATAN2([.C1073];[.E1073]- 8000) * (-180 / PI()) + 180" office:value-type="float" office:value="290.178445904373">
            <text:p>290.18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-1450">
            <text:p>-1450</text:p>
          </table:table-cell>
          <table:table-cell office:value-type="float" office:value="-28">
            <text:p>-28</text:p>
          </table:table-cell>
          <table:table-cell office:value-type="float" office:value="4186">
            <text:p>4186</text:p>
          </table:table-cell>
          <table:table-cell office:value-type="float" office:value="10">
            <text:p>10</text:p>
          </table:table-cell>
          <table:table-cell office:value-type="float" office:value="-1971">
            <text:p>-1971</text:p>
          </table:table-cell>
          <table:table-cell office:value-type="float" office:value="-125">
            <text:p>-125</text:p>
          </table:table-cell>
          <table:table-cell table:formula="of:=ATAN2([.C1074];[.E1074]- 8000) * (-180 / PI()) + 180" office:value-type="float" office:value="290.815716815633">
            <text:p>290.82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1527">
            <text:p>-1527</text:p>
          </table:table-cell>
          <table:table-cell office:value-type="float" office:value="-61">
            <text:p>-61</text:p>
          </table:table-cell>
          <table:table-cell office:value-type="float" office:value="4158">
            <text:p>4158</text:p>
          </table:table-cell>
          <table:table-cell office:value-type="float" office:value="6">
            <text:p>6</text:p>
          </table:table-cell>
          <table:table-cell office:value-type="float" office:value="-1955">
            <text:p>-1955</text:p>
          </table:table-cell>
          <table:table-cell office:value-type="float" office:value="-123">
            <text:p>-123</text:p>
          </table:table-cell>
          <table:table-cell table:formula="of:=ATAN2([.C1075];[.E1075]- 8000) * (-180 / PI()) + 180" office:value-type="float" office:value="291.675309564362">
            <text:p>291.68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557">
            <text:p>-1557</text:p>
          </table:table-cell>
          <table:table-cell office:value-type="float" office:value="-60">
            <text:p>-60</text:p>
          </table:table-cell>
          <table:table-cell office:value-type="float" office:value="4199">
            <text:p>4199</text:p>
          </table:table-cell>
          <table:table-cell office:value-type="float" office:value="11">
            <text:p>11</text:p>
          </table:table-cell>
          <table:table-cell office:value-type="float" office:value="-1947">
            <text:p>-1947</text:p>
          </table:table-cell>
          <table:table-cell office:value-type="float" office:value="-124">
            <text:p>-124</text:p>
          </table:table-cell>
          <table:table-cell table:formula="of:=ATAN2([.C1076];[.E1076]- 8000) * (-180 / PI()) + 180" office:value-type="float" office:value="292.275431296845">
            <text:p>292.28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1616">
            <text:p>-1616</text:p>
          </table:table-cell>
          <table:table-cell office:value-type="float" office:value="-48">
            <text:p>-48</text:p>
          </table:table-cell>
          <table:table-cell office:value-type="float" office:value="4255">
            <text:p>4255</text:p>
          </table:table-cell>
          <table:table-cell office:value-type="float" office:value="9">
            <text:p>9</text:p>
          </table:table-cell>
          <table:table-cell office:value-type="float" office:value="-1946">
            <text:p>-1946</text:p>
          </table:table-cell>
          <table:table-cell office:value-type="float" office:value="-121">
            <text:p>-121</text:p>
          </table:table-cell>
          <table:table-cell table:formula="of:=ATAN2([.C1077];[.E1077]- 8000) * (-180 / PI()) + 180" office:value-type="float" office:value="293.340616911173">
            <text:p>293.34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659">
            <text:p>-1659</text:p>
          </table:table-cell>
          <table:table-cell office:value-type="float" office:value="-46">
            <text:p>-46</text:p>
          </table:table-cell>
          <table:table-cell office:value-type="float" office:value="4280">
            <text:p>4280</text:p>
          </table:table-cell>
          <table:table-cell office:value-type="float" office:value="9">
            <text:p>9</text:p>
          </table:table-cell>
          <table:table-cell office:value-type="float" office:value="-1954">
            <text:p>-1954</text:p>
          </table:table-cell>
          <table:table-cell office:value-type="float" office:value="-123">
            <text:p>-123</text:p>
          </table:table-cell>
          <table:table-cell table:formula="of:=ATAN2([.C1078];[.E1078]- 8000) * (-180 / PI()) + 180" office:value-type="float" office:value="294.035329815662">
            <text:p>294.04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709">
            <text:p>-1709</text:p>
          </table:table-cell>
          <table:table-cell office:value-type="float" office:value="-54">
            <text:p>-54</text:p>
          </table:table-cell>
          <table:table-cell office:value-type="float" office:value="4277">
            <text:p>4277</text:p>
          </table:table-cell>
          <table:table-cell office:value-type="float" office:value="6">
            <text:p>6</text:p>
          </table:table-cell>
          <table:table-cell office:value-type="float" office:value="-1963">
            <text:p>-1963</text:p>
          </table:table-cell>
          <table:table-cell office:value-type="float" office:value="-127">
            <text:p>-127</text:p>
          </table:table-cell>
          <table:table-cell table:formula="of:=ATAN2([.C1079];[.E1079]- 8000) * (-180 / PI()) + 180" office:value-type="float" office:value="294.656940656022">
            <text:p>294.66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786">
            <text:p>-1786</text:p>
          </table:table-cell>
          <table:table-cell office:value-type="float" office:value="-41">
            <text:p>-41</text:p>
          </table:table-cell>
          <table:table-cell office:value-type="float" office:value="4370">
            <text:p>4370</text:p>
          </table:table-cell>
          <table:table-cell office:value-type="float" office:value="7">
            <text:p>7</text:p>
          </table:table-cell>
          <table:table-cell office:value-type="float" office:value="-1943">
            <text:p>-1943</text:p>
          </table:table-cell>
          <table:table-cell office:value-type="float" office:value="-133">
            <text:p>-133</text:p>
          </table:table-cell>
          <table:table-cell table:formula="of:=ATAN2([.C1080];[.E1080]- 8000) * (-180 / PI()) + 180" office:value-type="float" office:value="296.197694370195">
            <text:p>296.20</text:p>
          </table:table-cell>
          <table:table-cell table:number-columns-repeated="3"/>
        </table:table-row>
        <table:table-row table:style-name="ro1">
          <table:table-cell office:value-type="float" office:value="6636">
            <text:p>6636</text:p>
          </table:table-cell>
          <table:table-cell office:value-type="float" office:value="1">
            <text:p>1</text:p>
          </table:table-cell>
          <table:table-cell office:value-type="float" office:value="-1805">
            <text:p>-1805</text:p>
          </table:table-cell>
          <table:table-cell office:value-type="float" office:value="-38">
            <text:p>-38</text:p>
          </table:table-cell>
          <table:table-cell office:value-type="float" office:value="4338">
            <text:p>4338</text:p>
          </table:table-cell>
          <table:table-cell office:value-type="float" office:value="11">
            <text:p>11</text:p>
          </table:table-cell>
          <table:table-cell office:value-type="float" office:value="-1948">
            <text:p>-1948</text:p>
          </table:table-cell>
          <table:table-cell office:value-type="float" office:value="-130">
            <text:p>-130</text:p>
          </table:table-cell>
          <table:table-cell table:formula="of:=ATAN2([.C1081];[.E1081]- 8000) * (-180 / PI()) + 180" office:value-type="float" office:value="296.238690314729">
            <text:p>296.2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1871">
            <text:p>-1871</text:p>
          </table:table-cell>
          <table:table-cell office:value-type="float" office:value="-37">
            <text:p>-37</text:p>
          </table:table-cell>
          <table:table-cell office:value-type="float" office:value="4369">
            <text:p>4369</text:p>
          </table:table-cell>
          <table:table-cell office:value-type="float" office:value="7">
            <text:p>7</text:p>
          </table:table-cell>
          <table:table-cell office:value-type="float" office:value="-1958">
            <text:p>-1958</text:p>
          </table:table-cell>
          <table:table-cell office:value-type="float" office:value="-130">
            <text:p>-130</text:p>
          </table:table-cell>
          <table:table-cell table:formula="of:=ATAN2([.C1082];[.E1082]- 8000) * (-180 / PI()) + 180" office:value-type="float" office:value="297.261374226482">
            <text:p>297.26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1914">
            <text:p>-1914</text:p>
          </table:table-cell>
          <table:table-cell office:value-type="float" office:value="-36">
            <text:p>-36</text:p>
          </table:table-cell>
          <table:table-cell office:value-type="float" office:value="4385">
            <text:p>4385</text:p>
          </table:table-cell>
          <table:table-cell office:value-type="float" office:value="8">
            <text:p>8</text:p>
          </table:table-cell>
          <table:table-cell office:value-type="float" office:value="-1941">
            <text:p>-1941</text:p>
          </table:table-cell>
          <table:table-cell office:value-type="float" office:value="-122">
            <text:p>-122</text:p>
          </table:table-cell>
          <table:table-cell table:formula="of:=ATAN2([.C1083];[.E1083]- 8000) * (-180 / PI()) + 180" office:value-type="float" office:value="297.899455641444">
            <text:p>297.90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1966">
            <text:p>-1966</text:p>
          </table:table-cell>
          <table:table-cell office:value-type="float" office:value="-53">
            <text:p>-53</text:p>
          </table:table-cell>
          <table:table-cell office:value-type="float" office:value="4419">
            <text:p>4419</text:p>
          </table:table-cell>
          <table:table-cell office:value-type="float" office:value="9">
            <text:p>9</text:p>
          </table:table-cell>
          <table:table-cell office:value-type="float" office:value="-1952">
            <text:p>-1952</text:p>
          </table:table-cell>
          <table:table-cell office:value-type="float" office:value="-118">
            <text:p>-118</text:p>
          </table:table-cell>
          <table:table-cell table:formula="of:=ATAN2([.C1084];[.E1084]- 8000) * (-180 / PI()) + 180" office:value-type="float" office:value="298.767167211441">
            <text:p>298.77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028">
            <text:p>-2028</text:p>
          </table:table-cell>
          <table:table-cell office:value-type="float" office:value="-40">
            <text:p>-40</text:p>
          </table:table-cell>
          <table:table-cell office:value-type="float" office:value="4461">
            <text:p>4461</text:p>
          </table:table-cell>
          <table:table-cell office:value-type="float" office:value="10">
            <text:p>10</text:p>
          </table:table-cell>
          <table:table-cell office:value-type="float" office:value="-1942">
            <text:p>-1942</text:p>
          </table:table-cell>
          <table:table-cell office:value-type="float" office:value="-117">
            <text:p>-117</text:p>
          </table:table-cell>
          <table:table-cell table:formula="of:=ATAN2([.C1085];[.E1085]- 8000) * (-180 / PI()) + 180" office:value-type="float" office:value="299.814573559379">
            <text:p>299.81</text:p>
          </table:table-cell>
          <table:table-cell table:number-columns-repeated="3"/>
        </table:table-row>
        <table:table-row table:style-name="ro1">
          <table:table-cell office:value-type="float" office:value="6668">
            <text:p>6668</text:p>
          </table:table-cell>
          <table:table-cell office:value-type="float" office:value="1">
            <text:p>1</text:p>
          </table:table-cell>
          <table:table-cell office:value-type="float" office:value="-2051">
            <text:p>-2051</text:p>
          </table:table-cell>
          <table:table-cell office:value-type="float" office:value="-47">
            <text:p>-47</text:p>
          </table:table-cell>
          <table:table-cell office:value-type="float" office:value="4489">
            <text:p>4489</text:p>
          </table:table-cell>
          <table:table-cell office:value-type="float" office:value="8">
            <text:p>8</text:p>
          </table:table-cell>
          <table:table-cell office:value-type="float" office:value="-1946">
            <text:p>-1946</text:p>
          </table:table-cell>
          <table:table-cell office:value-type="float" office:value="-121">
            <text:p>-121</text:p>
          </table:table-cell>
          <table:table-cell table:formula="of:=ATAN2([.C1086];[.E1086]- 8000) * (-180 / PI()) + 180" office:value-type="float" office:value="300.291937031226">
            <text:p>300.29</text:p>
          </table:table-cell>
          <table:table-cell table:number-columns-repeated="3"/>
        </table:table-row>
        <table:table-row table:style-name="ro1">
          <table:table-cell office:value-type="float" office:value="6624">
            <text:p>6624</text:p>
          </table:table-cell>
          <table:table-cell office:value-type="float" office:value="1">
            <text:p>1</text:p>
          </table:table-cell>
          <table:table-cell office:value-type="float" office:value="-2106">
            <text:p>-2106</text:p>
          </table:table-cell>
          <table:table-cell office:value-type="float" office:value="-85">
            <text:p>-85</text:p>
          </table:table-cell>
          <table:table-cell office:value-type="float" office:value="4535">
            <text:p>4535</text:p>
          </table:table-cell>
          <table:table-cell office:value-type="float" office:value="10">
            <text:p>10</text:p>
          </table:table-cell>
          <table:table-cell office:value-type="float" office:value="-1949">
            <text:p>-1949</text:p>
          </table:table-cell>
          <table:table-cell office:value-type="float" office:value="-127">
            <text:p>-127</text:p>
          </table:table-cell>
          <table:table-cell table:formula="of:=ATAN2([.C1087];[.E1087]- 8000) * (-180 / PI()) + 180" office:value-type="float" office:value="301.290908169951">
            <text:p>301.2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154">
            <text:p>-2154</text:p>
          </table:table-cell>
          <table:table-cell office:value-type="float" office:value="-40">
            <text:p>-40</text:p>
          </table:table-cell>
          <table:table-cell office:value-type="float" office:value="4560">
            <text:p>4560</text:p>
          </table:table-cell>
          <table:table-cell office:value-type="float" office:value="7">
            <text:p>7</text:p>
          </table:table-cell>
          <table:table-cell office:value-type="float" office:value="-1935">
            <text:p>-1935</text:p>
          </table:table-cell>
          <table:table-cell office:value-type="float" office:value="-126">
            <text:p>-126</text:p>
          </table:table-cell>
          <table:table-cell table:formula="of:=ATAN2([.C1088];[.E1088]- 8000) * (-180 / PI()) + 180" office:value-type="float" office:value="302.053266846568">
            <text:p>302.05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221">
            <text:p>-2221</text:p>
          </table:table-cell>
          <table:table-cell office:value-type="float" office:value="-68">
            <text:p>-68</text:p>
          </table:table-cell>
          <table:table-cell office:value-type="float" office:value="4624">
            <text:p>4624</text:p>
          </table:table-cell>
          <table:table-cell office:value-type="float" office:value="8">
            <text:p>8</text:p>
          </table:table-cell>
          <table:table-cell office:value-type="float" office:value="-1929">
            <text:p>-1929</text:p>
          </table:table-cell>
          <table:table-cell office:value-type="float" office:value="-127">
            <text:p>-127</text:p>
          </table:table-cell>
          <table:table-cell table:formula="of:=ATAN2([.C1089];[.E1089]- 8000) * (-180 / PI()) + 180" office:value-type="float" office:value="303.340083932687">
            <text:p>303.34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256">
            <text:p>-2256</text:p>
          </table:table-cell>
          <table:table-cell office:value-type="float" office:value="-86">
            <text:p>-86</text:p>
          </table:table-cell>
          <table:table-cell office:value-type="float" office:value="4611">
            <text:p>4611</text:p>
          </table:table-cell>
          <table:table-cell office:value-type="float" office:value="6">
            <text:p>6</text:p>
          </table:table-cell>
          <table:table-cell office:value-type="float" office:value="-1926">
            <text:p>-1926</text:p>
          </table:table-cell>
          <table:table-cell office:value-type="float" office:value="-126">
            <text:p>-126</text:p>
          </table:table-cell>
          <table:table-cell table:formula="of:=ATAN2([.C1090];[.E1090]- 8000) * (-180 / PI()) + 180" office:value-type="float" office:value="303.651035050573">
            <text:p>303.65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303">
            <text:p>-2303</text:p>
          </table:table-cell>
          <table:table-cell office:value-type="float" office:value="-90">
            <text:p>-90</text:p>
          </table:table-cell>
          <table:table-cell office:value-type="float" office:value="4711">
            <text:p>4711</text:p>
          </table:table-cell>
          <table:table-cell office:value-type="float" office:value="8">
            <text:p>8</text:p>
          </table:table-cell>
          <table:table-cell office:value-type="float" office:value="-1928">
            <text:p>-1928</text:p>
          </table:table-cell>
          <table:table-cell office:value-type="float" office:value="-123">
            <text:p>-123</text:p>
          </table:table-cell>
          <table:table-cell table:formula="of:=ATAN2([.C1091];[.E1091]- 8000) * (-180 / PI()) + 180" office:value-type="float" office:value="305.0002034728">
            <text:p>305.00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328">
            <text:p>-2328</text:p>
          </table:table-cell>
          <table:table-cell office:value-type="float" office:value="-72">
            <text:p>-72</text:p>
          </table:table-cell>
          <table:table-cell office:value-type="float" office:value="4716">
            <text:p>4716</text:p>
          </table:table-cell>
          <table:table-cell office:value-type="float" office:value="11">
            <text:p>11</text:p>
          </table:table-cell>
          <table:table-cell office:value-type="float" office:value="-1927">
            <text:p>-1927</text:p>
          </table:table-cell>
          <table:table-cell office:value-type="float" office:value="-119">
            <text:p>-119</text:p>
          </table:table-cell>
          <table:table-cell table:formula="of:=ATAN2([.C1092];[.E1092]- 8000) * (-180 / PI()) + 180" office:value-type="float" office:value="305.332507227917">
            <text:p>305.33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397">
            <text:p>-2397</text:p>
          </table:table-cell>
          <table:table-cell office:value-type="float" office:value="-90">
            <text:p>-90</text:p>
          </table:table-cell>
          <table:table-cell office:value-type="float" office:value="4767">
            <text:p>4767</text:p>
          </table:table-cell>
          <table:table-cell office:value-type="float" office:value="7">
            <text:p>7</text:p>
          </table:table-cell>
          <table:table-cell office:value-type="float" office:value="-1926">
            <text:p>-1926</text:p>
          </table:table-cell>
          <table:table-cell office:value-type="float" office:value="-121">
            <text:p>-121</text:p>
          </table:table-cell>
          <table:table-cell table:formula="of:=ATAN2([.C1093];[.E1093]- 8000) * (-180 / PI()) + 180" office:value-type="float" office:value="306.553852969434">
            <text:p>306.55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420">
            <text:p>-2420</text:p>
          </table:table-cell>
          <table:table-cell office:value-type="float" office:value="-64">
            <text:p>-64</text:p>
          </table:table-cell>
          <table:table-cell office:value-type="float" office:value="4788">
            <text:p>4788</text:p>
          </table:table-cell>
          <table:table-cell office:value-type="float" office:value="9">
            <text:p>9</text:p>
          </table:table-cell>
          <table:table-cell office:value-type="float" office:value="-1927">
            <text:p>-1927</text:p>
          </table:table-cell>
          <table:table-cell office:value-type="float" office:value="-121">
            <text:p>-121</text:p>
          </table:table-cell>
          <table:table-cell table:formula="of:=ATAN2([.C1094];[.E1094]- 8000) * (-180 / PI()) + 180" office:value-type="float" office:value="306.995271142707">
            <text:p>307.00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482">
            <text:p>-2482</text:p>
          </table:table-cell>
          <table:table-cell office:value-type="float" office:value="-65">
            <text:p>-65</text:p>
          </table:table-cell>
          <table:table-cell office:value-type="float" office:value="4809">
            <text:p>4809</text:p>
          </table:table-cell>
          <table:table-cell office:value-type="float" office:value="8">
            <text:p>8</text:p>
          </table:table-cell>
          <table:table-cell office:value-type="float" office:value="-1926">
            <text:p>-1926</text:p>
          </table:table-cell>
          <table:table-cell office:value-type="float" office:value="-122">
            <text:p>-122</text:p>
          </table:table-cell>
          <table:table-cell table:formula="of:=ATAN2([.C1095];[.E1095]- 8000) * (-180 / PI()) + 180" office:value-type="float" office:value="307.876226698405">
            <text:p>307.88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523">
            <text:p>-2523</text:p>
          </table:table-cell>
          <table:table-cell office:value-type="float" office:value="-77">
            <text:p>-77</text:p>
          </table:table-cell>
          <table:table-cell office:value-type="float" office:value="4852">
            <text:p>4852</text:p>
          </table:table-cell>
          <table:table-cell office:value-type="float" office:value="4">
            <text:p>4</text:p>
          </table:table-cell>
          <table:table-cell office:value-type="float" office:value="-1929">
            <text:p>-1929</text:p>
          </table:table-cell>
          <table:table-cell office:value-type="float" office:value="-126">
            <text:p>-126</text:p>
          </table:table-cell>
          <table:table-cell table:formula="of:=ATAN2([.C1096];[.E1096]- 8000) * (-180 / PI()) + 180" office:value-type="float" office:value="308.710822599885">
            <text:p>308.71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566">
            <text:p>-2566</text:p>
          </table:table-cell>
          <table:table-cell office:value-type="float" office:value="-76">
            <text:p>-76</text:p>
          </table:table-cell>
          <table:table-cell office:value-type="float" office:value="4902">
            <text:p>4902</text:p>
          </table:table-cell>
          <table:table-cell office:value-type="float" office:value="6">
            <text:p>6</text:p>
          </table:table-cell>
          <table:table-cell office:value-type="float" office:value="-1930">
            <text:p>-1930</text:p>
          </table:table-cell>
          <table:table-cell office:value-type="float" office:value="-126">
            <text:p>-126</text:p>
          </table:table-cell>
          <table:table-cell table:formula="of:=ATAN2([.C1097];[.E1097]- 8000) * (-180 / PI()) + 180" office:value-type="float" office:value="309.634147475107">
            <text:p>309.63</text:p>
          </table:table-cell>
          <table:table-cell table:number-columns-repeated="3"/>
        </table:table-row>
        <table:table-row table:style-name="ro1">
          <table:table-cell office:value-type="float" office:value="6628">
            <text:p>6628</text:p>
          </table:table-cell>
          <table:table-cell office:value-type="float" office:value="1">
            <text:p>1</text:p>
          </table:table-cell>
          <table:table-cell office:value-type="float" office:value="-2601">
            <text:p>-2601</text:p>
          </table:table-cell>
          <table:table-cell office:value-type="float" office:value="-114">
            <text:p>-114</text:p>
          </table:table-cell>
          <table:table-cell office:value-type="float" office:value="4928">
            <text:p>4928</text:p>
          </table:table-cell>
          <table:table-cell office:value-type="float" office:value="10">
            <text:p>10</text:p>
          </table:table-cell>
          <table:table-cell office:value-type="float" office:value="-1927">
            <text:p>-1927</text:p>
          </table:table-cell>
          <table:table-cell office:value-type="float" office:value="-121">
            <text:p>-121</text:p>
          </table:table-cell>
          <table:table-cell table:formula="of:=ATAN2([.C1098];[.E1098]- 8000) * (-180 / PI()) + 180" office:value-type="float" office:value="310.253911394487">
            <text:p>310.25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654">
            <text:p>-2654</text:p>
          </table:table-cell>
          <table:table-cell office:value-type="float" office:value="-90">
            <text:p>-90</text:p>
          </table:table-cell>
          <table:table-cell office:value-type="float" office:value="4986">
            <text:p>4986</text:p>
          </table:table-cell>
          <table:table-cell office:value-type="float" office:value="10">
            <text:p>10</text:p>
          </table:table-cell>
          <table:table-cell office:value-type="float" office:value="-1929">
            <text:p>-1929</text:p>
          </table:table-cell>
          <table:table-cell office:value-type="float" office:value="-121">
            <text:p>-121</text:p>
          </table:table-cell>
          <table:table-cell table:formula="of:=ATAN2([.C1099];[.E1099]- 8000) * (-180 / PI()) + 180" office:value-type="float" office:value="311.365770779194">
            <text:p>311.3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645">
            <text:p>-2645</text:p>
          </table:table-cell>
          <table:table-cell office:value-type="float" office:value="-86">
            <text:p>-86</text:p>
          </table:table-cell>
          <table:table-cell office:value-type="float" office:value="5007">
            <text:p>5007</text:p>
          </table:table-cell>
          <table:table-cell office:value-type="float" office:value="10">
            <text:p>10</text:p>
          </table:table-cell>
          <table:table-cell office:value-type="float" office:value="-1935">
            <text:p>-1935</text:p>
          </table:table-cell>
          <table:table-cell office:value-type="float" office:value="-119">
            <text:p>-119</text:p>
          </table:table-cell>
          <table:table-cell table:formula="of:=ATAN2([.C1100];[.E1100]- 8000) * (-180 / PI()) + 180" office:value-type="float" office:value="311.467955387879">
            <text:p>311.47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2707">
            <text:p>-2707</text:p>
          </table:table-cell>
          <table:table-cell office:value-type="float" office:value="-75">
            <text:p>-75</text:p>
          </table:table-cell>
          <table:table-cell office:value-type="float" office:value="5056">
            <text:p>5056</text:p>
          </table:table-cell>
          <table:table-cell office:value-type="float" office:value="10">
            <text:p>10</text:p>
          </table:table-cell>
          <table:table-cell office:value-type="float" office:value="-1933">
            <text:p>-1933</text:p>
          </table:table-cell>
          <table:table-cell office:value-type="float" office:value="-121">
            <text:p>-121</text:p>
          </table:table-cell>
          <table:table-cell table:formula="of:=ATAN2([.C1101];[.E1101]- 8000) * (-180 / PI()) + 180" office:value-type="float" office:value="312.598452199658">
            <text:p>312.60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755">
            <text:p>-2755</text:p>
          </table:table-cell>
          <table:table-cell office:value-type="float" office:value="-74">
            <text:p>-74</text:p>
          </table:table-cell>
          <table:table-cell office:value-type="float" office:value="5099">
            <text:p>5099</text:p>
          </table:table-cell>
          <table:table-cell office:value-type="float" office:value="8">
            <text:p>8</text:p>
          </table:table-cell>
          <table:table-cell office:value-type="float" office:value="-1933">
            <text:p>-1933</text:p>
          </table:table-cell>
          <table:table-cell office:value-type="float" office:value="-126">
            <text:p>-126</text:p>
          </table:table-cell>
          <table:table-cell table:formula="of:=ATAN2([.C1102];[.E1102]- 8000) * (-180 / PI()) + 180" office:value-type="float" office:value="313.521335471905">
            <text:p>313.52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805">
            <text:p>-2805</text:p>
          </table:table-cell>
          <table:table-cell office:value-type="float" office:value="-101">
            <text:p>-101</text:p>
          </table:table-cell>
          <table:table-cell office:value-type="float" office:value="5128">
            <text:p>5128</text:p>
          </table:table-cell>
          <table:table-cell office:value-type="float" office:value="9">
            <text:p>9</text:p>
          </table:table-cell>
          <table:table-cell office:value-type="float" office:value="-1930">
            <text:p>-1930</text:p>
          </table:table-cell>
          <table:table-cell office:value-type="float" office:value="-127">
            <text:p>-127</text:p>
          </table:table-cell>
          <table:table-cell table:formula="of:=ATAN2([.C1103];[.E1103]- 8000) * (-180 / PI()) + 180" office:value-type="float" office:value="314.323826138926">
            <text:p>314.3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823">
            <text:p>-2823</text:p>
          </table:table-cell>
          <table:table-cell office:value-type="float" office:value="-70">
            <text:p>-70</text:p>
          </table:table-cell>
          <table:table-cell office:value-type="float" office:value="5158">
            <text:p>5158</text:p>
          </table:table-cell>
          <table:table-cell office:value-type="float" office:value="8">
            <text:p>8</text:p>
          </table:table-cell>
          <table:table-cell office:value-type="float" office:value="-1926">
            <text:p>-1926</text:p>
          </table:table-cell>
          <table:table-cell office:value-type="float" office:value="-126">
            <text:p>-126</text:p>
          </table:table-cell>
          <table:table-cell table:formula="of:=ATAN2([.C1104];[.E1104]- 8000) * (-180 / PI()) + 180" office:value-type="float" office:value="314.807834822793">
            <text:p>314.81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2888">
            <text:p>-2888</text:p>
          </table:table-cell>
          <table:table-cell office:value-type="float" office:value="-126">
            <text:p>-126</text:p>
          </table:table-cell>
          <table:table-cell office:value-type="float" office:value="5199">
            <text:p>5199</text:p>
          </table:table-cell>
          <table:table-cell office:value-type="float" office:value="11">
            <text:p>11</text:p>
          </table:table-cell>
          <table:table-cell office:value-type="float" office:value="-1924">
            <text:p>-1924</text:p>
          </table:table-cell>
          <table:table-cell office:value-type="float" office:value="-121">
            <text:p>-121</text:p>
          </table:table-cell>
          <table:table-cell table:formula="of:=ATAN2([.C1105];[.E1105]- 8000) * (-180 / PI()) + 180" office:value-type="float" office:value="315.876137156978">
            <text:p>315.88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2907">
            <text:p>-2907</text:p>
          </table:table-cell>
          <table:table-cell office:value-type="float" office:value="-106">
            <text:p>-106</text:p>
          </table:table-cell>
          <table:table-cell office:value-type="float" office:value="5280">
            <text:p>5280</text:p>
          </table:table-cell>
          <table:table-cell office:value-type="float" office:value="12">
            <text:p>12</text:p>
          </table:table-cell>
          <table:table-cell office:value-type="float" office:value="-1923">
            <text:p>-1923</text:p>
          </table:table-cell>
          <table:table-cell office:value-type="float" office:value="-120">
            <text:p>-120</text:p>
          </table:table-cell>
          <table:table-cell table:formula="of:=ATAN2([.C1106];[.E1106]- 8000) * (-180 / PI()) + 180" office:value-type="float" office:value="316.903388849924">
            <text:p>316.90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2954">
            <text:p>-2954</text:p>
          </table:table-cell>
          <table:table-cell office:value-type="float" office:value="-74">
            <text:p>-74</text:p>
          </table:table-cell>
          <table:table-cell office:value-type="float" office:value="5292">
            <text:p>5292</text:p>
          </table:table-cell>
          <table:table-cell office:value-type="float" office:value="11">
            <text:p>11</text:p>
          </table:table-cell>
          <table:table-cell office:value-type="float" office:value="-1929">
            <text:p>-1929</text:p>
          </table:table-cell>
          <table:table-cell office:value-type="float" office:value="-118">
            <text:p>-118</text:p>
          </table:table-cell>
          <table:table-cell table:formula="of:=ATAN2([.C1107];[.E1107]- 8000) * (-180 / PI()) + 180" office:value-type="float" office:value="317.487796352636">
            <text:p>317.4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2977">
            <text:p>-2977</text:p>
          </table:table-cell>
          <table:table-cell office:value-type="float" office:value="-84">
            <text:p>-84</text:p>
          </table:table-cell>
          <table:table-cell office:value-type="float" office:value="5345">
            <text:p>5345</text:p>
          </table:table-cell>
          <table:table-cell office:value-type="float" office:value="8">
            <text:p>8</text:p>
          </table:table-cell>
          <table:table-cell office:value-type="float" office:value="-1920">
            <text:p>-1920</text:p>
          </table:table-cell>
          <table:table-cell office:value-type="float" office:value="-123">
            <text:p>-123</text:p>
          </table:table-cell>
          <table:table-cell table:formula="of:=ATAN2([.C1108];[.E1108]- 8000) * (-180 / PI()) + 180" office:value-type="float" office:value="318.272226230848">
            <text:p>318.27</text:p>
          </table:table-cell>
          <table:table-cell table:number-columns-repeated="3"/>
        </table:table-row>
        <table:table-row table:style-name="ro1">
          <table:table-cell office:value-type="float" office:value="6632">
            <text:p>6632</text:p>
          </table:table-cell>
          <table:table-cell office:value-type="float" office:value="1">
            <text:p>1</text:p>
          </table:table-cell>
          <table:table-cell office:value-type="float" office:value="-3013">
            <text:p>-3013</text:p>
          </table:table-cell>
          <table:table-cell office:value-type="float" office:value="-129">
            <text:p>-129</text:p>
          </table:table-cell>
          <table:table-cell office:value-type="float" office:value="5405">
            <text:p>5405</text:p>
          </table:table-cell>
          <table:table-cell office:value-type="float" office:value="5">
            <text:p>5</text:p>
          </table:table-cell>
          <table:table-cell office:value-type="float" office:value="-1921">
            <text:p>-1921</text:p>
          </table:table-cell>
          <table:table-cell office:value-type="float" office:value="-125">
            <text:p>-125</text:p>
          </table:table-cell>
          <table:table-cell table:formula="of:=ATAN2([.C1109];[.E1109]- 8000) * (-180 / PI()) + 180" office:value-type="float" office:value="319.262737338292">
            <text:p>319.26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070">
            <text:p>-3070</text:p>
          </table:table-cell>
          <table:table-cell office:value-type="float" office:value="-110">
            <text:p>-110</text:p>
          </table:table-cell>
          <table:table-cell office:value-type="float" office:value="5464">
            <text:p>5464</text:p>
          </table:table-cell>
          <table:table-cell office:value-type="float" office:value="5">
            <text:p>5</text:p>
          </table:table-cell>
          <table:table-cell office:value-type="float" office:value="-1926">
            <text:p>-1926</text:p>
          </table:table-cell>
          <table:table-cell office:value-type="float" office:value="-124">
            <text:p>-124</text:p>
          </table:table-cell>
          <table:table-cell table:formula="of:=ATAN2([.C1110];[.E1110]- 8000) * (-180 / PI()) + 180" office:value-type="float" office:value="320.441296655137">
            <text:p>320.44</text:p>
          </table:table-cell>
          <table:table-cell table:number-columns-repeated="3"/>
        </table:table-row>
        <table:table-row table:style-name="ro1">
          <table:table-cell office:value-type="float" office:value="6688">
            <text:p>6688</text:p>
          </table:table-cell>
          <table:table-cell office:value-type="float" office:value="1">
            <text:p>1</text:p>
          </table:table-cell>
          <table:table-cell office:value-type="float" office:value="-3120">
            <text:p>-3120</text:p>
          </table:table-cell>
          <table:table-cell office:value-type="float" office:value="-129">
            <text:p>-129</text:p>
          </table:table-cell>
          <table:table-cell office:value-type="float" office:value="5526">
            <text:p>5526</text:p>
          </table:table-cell>
          <table:table-cell office:value-type="float" office:value="6">
            <text:p>6</text:p>
          </table:table-cell>
          <table:table-cell office:value-type="float" office:value="-1923">
            <text:p>-1923</text:p>
          </table:table-cell>
          <table:table-cell office:value-type="float" office:value="-123">
            <text:p>-123</text:p>
          </table:table-cell>
          <table:table-cell table:formula="of:=ATAN2([.C1111];[.E1111]- 8000) * (-180 / PI()) + 180" office:value-type="float" office:value="321.587387252719">
            <text:p>321.5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57">
            <text:p>-3157</text:p>
          </table:table-cell>
          <table:table-cell office:value-type="float" office:value="-135">
            <text:p>-135</text:p>
          </table:table-cell>
          <table:table-cell office:value-type="float" office:value="5532">
            <text:p>5532</text:p>
          </table:table-cell>
          <table:table-cell office:value-type="float" office:value="8">
            <text:p>8</text:p>
          </table:table-cell>
          <table:table-cell office:value-type="float" office:value="-1918">
            <text:p>-1918</text:p>
          </table:table-cell>
          <table:table-cell office:value-type="float" office:value="-121">
            <text:p>-121</text:p>
          </table:table-cell>
          <table:table-cell table:formula="of:=ATAN2([.C1112];[.E1112]- 8000) * (-180 / PI()) + 180" office:value-type="float" office:value="321.983310251508">
            <text:p>321.98</text:p>
          </table:table-cell>
          <table:table-cell table:number-columns-repeated="3"/>
        </table:table-row>
        <table:table-row table:style-name="ro1">
          <table:table-cell office:value-type="float" office:value="6680">
            <text:p>6680</text:p>
          </table:table-cell>
          <table:table-cell office:value-type="float" office:value="1">
            <text:p>1</text:p>
          </table:table-cell>
          <table:table-cell office:value-type="float" office:value="-3153">
            <text:p>-3153</text:p>
          </table:table-cell>
          <table:table-cell office:value-type="float" office:value="-161">
            <text:p>-161</text:p>
          </table:table-cell>
          <table:table-cell office:value-type="float" office:value="5562">
            <text:p>5562</text:p>
          </table:table-cell>
          <table:table-cell office:value-type="float" office:value="8">
            <text:p>8</text:p>
          </table:table-cell>
          <table:table-cell office:value-type="float" office:value="-1926">
            <text:p>-1926</text:p>
          </table:table-cell>
          <table:table-cell office:value-type="float" office:value="-119">
            <text:p>-119</text:p>
          </table:table-cell>
          <table:table-cell table:formula="of:=ATAN2([.C1113];[.E1113]- 8000) * (-180 / PI()) + 180" office:value-type="float" office:value="322.287662646545">
            <text:p>322.29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169">
            <text:p>-3169</text:p>
          </table:table-cell>
          <table:table-cell office:value-type="float" office:value="-126">
            <text:p>-126</text:p>
          </table:table-cell>
          <table:table-cell office:value-type="float" office:value="5626">
            <text:p>5626</text:p>
          </table:table-cell>
          <table:table-cell office:value-type="float" office:value="12">
            <text:p>12</text:p>
          </table:table-cell>
          <table:table-cell office:value-type="float" office:value="-1927">
            <text:p>-1927</text:p>
          </table:table-cell>
          <table:table-cell office:value-type="float" office:value="-119">
            <text:p>-119</text:p>
          </table:table-cell>
          <table:table-cell table:formula="of:=ATAN2([.C1114];[.E1114]- 8000) * (-180 / PI()) + 180" office:value-type="float" office:value="323.161936555075">
            <text:p>323.16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191">
            <text:p>-3191</text:p>
          </table:table-cell>
          <table:table-cell office:value-type="float" office:value="-124">
            <text:p>-124</text:p>
          </table:table-cell>
          <table:table-cell office:value-type="float" office:value="5631">
            <text:p>5631</text:p>
          </table:table-cell>
          <table:table-cell office:value-type="float" office:value="10">
            <text:p>10</text:p>
          </table:table-cell>
          <table:table-cell office:value-type="float" office:value="-1920">
            <text:p>-1920</text:p>
          </table:table-cell>
          <table:table-cell office:value-type="float" office:value="-120">
            <text:p>-120</text:p>
          </table:table-cell>
          <table:table-cell table:formula="of:=ATAN2([.C1115];[.E1115]- 8000) * (-180 / PI()) + 180" office:value-type="float" office:value="323.409788654234">
            <text:p>323.41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265">
            <text:p>-3265</text:p>
          </table:table-cell>
          <table:table-cell office:value-type="float" office:value="-118">
            <text:p>-118</text:p>
          </table:table-cell>
          <table:table-cell office:value-type="float" office:value="5700">
            <text:p>5700</text:p>
          </table:table-cell>
          <table:table-cell office:value-type="float" office:value="6">
            <text:p>6</text:p>
          </table:table-cell>
          <table:table-cell office:value-type="float" office:value="-1923">
            <text:p>-1923</text:p>
          </table:table-cell>
          <table:table-cell office:value-type="float" office:value="-125">
            <text:p>-125</text:p>
          </table:table-cell>
          <table:table-cell table:formula="of:=ATAN2([.C1116];[.E1116]- 8000) * (-180 / PI()) + 180" office:value-type="float" office:value="324.837562088004">
            <text:p>324.84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290">
            <text:p>-3290</text:p>
          </table:table-cell>
          <table:table-cell office:value-type="float" office:value="-127">
            <text:p>-127</text:p>
          </table:table-cell>
          <table:table-cell office:value-type="float" office:value="5786">
            <text:p>5786</text:p>
          </table:table-cell>
          <table:table-cell office:value-type="float" office:value="7">
            <text:p>7</text:p>
          </table:table-cell>
          <table:table-cell office:value-type="float" office:value="-1931">
            <text:p>-1931</text:p>
          </table:table-cell>
          <table:table-cell office:value-type="float" office:value="-126">
            <text:p>-126</text:p>
          </table:table-cell>
          <table:table-cell table:formula="of:=ATAN2([.C1117];[.E1117]- 8000) * (-180 / PI()) + 180" office:value-type="float" office:value="326.061484015152">
            <text:p>326.06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306">
            <text:p>-3306</text:p>
          </table:table-cell>
          <table:table-cell office:value-type="float" office:value="-128">
            <text:p>-128</text:p>
          </table:table-cell>
          <table:table-cell office:value-type="float" office:value="5796">
            <text:p>5796</text:p>
          </table:table-cell>
          <table:table-cell office:value-type="float" office:value="7">
            <text:p>7</text:p>
          </table:table-cell>
          <table:table-cell office:value-type="float" office:value="-1925">
            <text:p>-1925</text:p>
          </table:table-cell>
          <table:table-cell office:value-type="float" office:value="-122">
            <text:p>-122</text:p>
          </table:table-cell>
          <table:table-cell table:formula="of:=ATAN2([.C1118];[.E1118]- 8000) * (-180 / PI()) + 180" office:value-type="float" office:value="326.30993247402">
            <text:p>326.31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357">
            <text:p>-3357</text:p>
          </table:table-cell>
          <table:table-cell office:value-type="float" office:value="-133">
            <text:p>-133</text:p>
          </table:table-cell>
          <table:table-cell office:value-type="float" office:value="5866">
            <text:p>5866</text:p>
          </table:table-cell>
          <table:table-cell office:value-type="float" office:value="10">
            <text:p>10</text:p>
          </table:table-cell>
          <table:table-cell office:value-type="float" office:value="-1919">
            <text:p>-1919</text:p>
          </table:table-cell>
          <table:table-cell office:value-type="float" office:value="-120">
            <text:p>-120</text:p>
          </table:table-cell>
          <table:table-cell table:formula="of:=ATAN2([.C1119];[.E1119]- 8000) * (-180 / PI()) + 180" office:value-type="float" office:value="327.556425454777">
            <text:p>327.5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81">
            <text:p>-3381</text:p>
          </table:table-cell>
          <table:table-cell office:value-type="float" office:value="-163">
            <text:p>-163</text:p>
          </table:table-cell>
          <table:table-cell office:value-type="float" office:value="5884">
            <text:p>5884</text:p>
          </table:table-cell>
          <table:table-cell office:value-type="float" office:value="11">
            <text:p>11</text:p>
          </table:table-cell>
          <table:table-cell office:value-type="float" office:value="-1925">
            <text:p>-1925</text:p>
          </table:table-cell>
          <table:table-cell office:value-type="float" office:value="-120">
            <text:p>-120</text:p>
          </table:table-cell>
          <table:table-cell table:formula="of:=ATAN2([.C1120];[.E1120]- 8000) * (-180 / PI()) + 180" office:value-type="float" office:value="327.95959492616">
            <text:p>327.96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396">
            <text:p>-3396</text:p>
          </table:table-cell>
          <table:table-cell office:value-type="float" office:value="-136">
            <text:p>-136</text:p>
          </table:table-cell>
          <table:table-cell office:value-type="float" office:value="6001">
            <text:p>6001</text:p>
          </table:table-cell>
          <table:table-cell office:value-type="float" office:value="10">
            <text:p>10</text:p>
          </table:table-cell>
          <table:table-cell office:value-type="float" office:value="-1929">
            <text:p>-1929</text:p>
          </table:table-cell>
          <table:table-cell office:value-type="float" office:value="-120">
            <text:p>-120</text:p>
          </table:table-cell>
          <table:table-cell table:formula="of:=ATAN2([.C1121];[.E1121]- 8000) * (-180 / PI()) + 180" office:value-type="float" office:value="329.517499741121">
            <text:p>329.52</text:p>
          </table:table-cell>
          <table:table-cell table:number-columns-repeated="3"/>
        </table:table-row>
        <table:table-row table:style-name="ro1">
          <table:table-cell office:value-type="float" office:value="6724">
            <text:p>6724</text:p>
          </table:table-cell>
          <table:table-cell office:value-type="float" office:value="1">
            <text:p>1</text:p>
          </table:table-cell>
          <table:table-cell office:value-type="float" office:value="-3442">
            <text:p>-3442</text:p>
          </table:table-cell>
          <table:table-cell office:value-type="float" office:value="-152">
            <text:p>-152</text:p>
          </table:table-cell>
          <table:table-cell office:value-type="float" office:value="6045">
            <text:p>6045</text:p>
          </table:table-cell>
          <table:table-cell office:value-type="float" office:value="12">
            <text:p>12</text:p>
          </table:table-cell>
          <table:table-cell office:value-type="float" office:value="-1919">
            <text:p>-1919</text:p>
          </table:table-cell>
          <table:table-cell office:value-type="float" office:value="-121">
            <text:p>-121</text:p>
          </table:table-cell>
          <table:table-cell table:formula="of:=ATAN2([.C1122];[.E1122]- 8000) * (-180 / PI()) + 180" office:value-type="float" office:value="330.404129763335">
            <text:p>330.40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465">
            <text:p>-3465</text:p>
          </table:table-cell>
          <table:table-cell office:value-type="float" office:value="-144">
            <text:p>-144</text:p>
          </table:table-cell>
          <table:table-cell office:value-type="float" office:value="6112">
            <text:p>6112</text:p>
          </table:table-cell>
          <table:table-cell office:value-type="float" office:value="11">
            <text:p>11</text:p>
          </table:table-cell>
          <table:table-cell office:value-type="float" office:value="-1921">
            <text:p>-1921</text:p>
          </table:table-cell>
          <table:table-cell office:value-type="float" office:value="-122">
            <text:p>-122</text:p>
          </table:table-cell>
          <table:table-cell table:formula="of:=ATAN2([.C1123];[.E1123]- 8000) * (-180 / PI()) + 180" office:value-type="float" office:value="331.415034480144">
            <text:p>331.42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505">
            <text:p>-3505</text:p>
          </table:table-cell>
          <table:table-cell office:value-type="float" office:value="-164">
            <text:p>-164</text:p>
          </table:table-cell>
          <table:table-cell office:value-type="float" office:value="6100">
            <text:p>6100</text:p>
          </table:table-cell>
          <table:table-cell office:value-type="float" office:value="11">
            <text:p>11</text:p>
          </table:table-cell>
          <table:table-cell office:value-type="float" office:value="-1928">
            <text:p>-1928</text:p>
          </table:table-cell>
          <table:table-cell office:value-type="float" office:value="-124">
            <text:p>-124</text:p>
          </table:table-cell>
          <table:table-cell table:formula="of:=ATAN2([.C1124];[.E1124]- 8000) * (-180 / PI()) + 180" office:value-type="float" office:value="331.538643217083">
            <text:p>331.54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36">
            <text:p>-3536</text:p>
          </table:table-cell>
          <table:table-cell office:value-type="float" office:value="-154">
            <text:p>-154</text:p>
          </table:table-cell>
          <table:table-cell office:value-type="float" office:value="6158">
            <text:p>6158</text:p>
          </table:table-cell>
          <table:table-cell office:value-type="float" office:value="6">
            <text:p>6</text:p>
          </table:table-cell>
          <table:table-cell office:value-type="float" office:value="-1922">
            <text:p>-1922</text:p>
          </table:table-cell>
          <table:table-cell office:value-type="float" office:value="-127">
            <text:p>-127</text:p>
          </table:table-cell>
          <table:table-cell table:formula="of:=ATAN2([.C1125];[.E1125]- 8000) * (-180 / PI()) + 180" office:value-type="float" office:value="332.483748877828">
            <text:p>332.48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539">
            <text:p>-3539</text:p>
          </table:table-cell>
          <table:table-cell office:value-type="float" office:value="-166">
            <text:p>-166</text:p>
          </table:table-cell>
          <table:table-cell office:value-type="float" office:value="6240">
            <text:p>6240</text:p>
          </table:table-cell>
          <table:table-cell office:value-type="float" office:value="7">
            <text:p>7</text:p>
          </table:table-cell>
          <table:table-cell office:value-type="float" office:value="-1923">
            <text:p>-1923</text:p>
          </table:table-cell>
          <table:table-cell office:value-type="float" office:value="-123">
            <text:p>-123</text:p>
          </table:table-cell>
          <table:table-cell table:formula="of:=ATAN2([.C1126];[.E1126]- 8000) * (-180 / PI()) + 180" office:value-type="float" office:value="333.558123538205">
            <text:p>333.56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567">
            <text:p>-3567</text:p>
          </table:table-cell>
          <table:table-cell office:value-type="float" office:value="-182">
            <text:p>-182</text:p>
          </table:table-cell>
          <table:table-cell office:value-type="float" office:value="6289">
            <text:p>6289</text:p>
          </table:table-cell>
          <table:table-cell office:value-type="float" office:value="7">
            <text:p>7</text:p>
          </table:table-cell>
          <table:table-cell office:value-type="float" office:value="-1931">
            <text:p>-1931</text:p>
          </table:table-cell>
          <table:table-cell office:value-type="float" office:value="-125">
            <text:p>-125</text:p>
          </table:table-cell>
          <table:table-cell table:formula="of:=ATAN2([.C1127];[.E1127]- 8000) * (-180 / PI()) + 180" office:value-type="float" office:value="334.374139768658">
            <text:p>334.3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565">
            <text:p>-3565</text:p>
          </table:table-cell>
          <table:table-cell office:value-type="float" office:value="-160">
            <text:p>-160</text:p>
          </table:table-cell>
          <table:table-cell office:value-type="float" office:value="6352">
            <text:p>6352</text:p>
          </table:table-cell>
          <table:table-cell office:value-type="float" office:value="10">
            <text:p>10</text:p>
          </table:table-cell>
          <table:table-cell office:value-type="float" office:value="-1934">
            <text:p>-1934</text:p>
          </table:table-cell>
          <table:table-cell office:value-type="float" office:value="-124">
            <text:p>-124</text:p>
          </table:table-cell>
          <table:table-cell table:formula="of:=ATAN2([.C1128];[.E1128]- 8000) * (-180 / PI()) + 180" office:value-type="float" office:value="335.190216850014">
            <text:p>335.19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582">
            <text:p>-3582</text:p>
          </table:table-cell>
          <table:table-cell office:value-type="float" office:value="-164">
            <text:p>-164</text:p>
          </table:table-cell>
          <table:table-cell office:value-type="float" office:value="6384">
            <text:p>6384</text:p>
          </table:table-cell>
          <table:table-cell office:value-type="float" office:value="11">
            <text:p>11</text:p>
          </table:table-cell>
          <table:table-cell office:value-type="float" office:value="-1934">
            <text:p>-1934</text:p>
          </table:table-cell>
          <table:table-cell office:value-type="float" office:value="-122">
            <text:p>-122</text:p>
          </table:table-cell>
          <table:table-cell table:formula="of:=ATAN2([.C1129];[.E1129]- 8000) * (-180 / PI()) + 180" office:value-type="float" office:value="335.717740474045">
            <text:p>335.72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616">
            <text:p>-3616</text:p>
          </table:table-cell>
          <table:table-cell office:value-type="float" office:value="-190">
            <text:p>-190</text:p>
          </table:table-cell>
          <table:table-cell office:value-type="float" office:value="6401">
            <text:p>6401</text:p>
          </table:table-cell>
          <table:table-cell office:value-type="float" office:value="12">
            <text:p>12</text:p>
          </table:table-cell>
          <table:table-cell office:value-type="float" office:value="-1936">
            <text:p>-1936</text:p>
          </table:table-cell>
          <table:table-cell office:value-type="float" office:value="-122">
            <text:p>-122</text:p>
          </table:table-cell>
          <table:table-cell table:formula="of:=ATAN2([.C1130];[.E1130]- 8000) * (-180 / PI()) + 180" office:value-type="float" office:value="336.144922093852">
            <text:p>336.14</text:p>
          </table:table-cell>
          <table:table-cell table:number-columns-repeated="3"/>
        </table:table-row>
        <table:table-row table:style-name="ro1"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-3649">
            <text:p>-3649</text:p>
          </table:table-cell>
          <table:table-cell office:value-type="float" office:value="-178">
            <text:p>-178</text:p>
          </table:table-cell>
          <table:table-cell office:value-type="float" office:value="6512">
            <text:p>6512</text:p>
          </table:table-cell>
          <table:table-cell office:value-type="float" office:value="8">
            <text:p>8</text:p>
          </table:table-cell>
          <table:table-cell office:value-type="float" office:value="-1936">
            <text:p>-1936</text:p>
          </table:table-cell>
          <table:table-cell office:value-type="float" office:value="-122">
            <text:p>-122</text:p>
          </table:table-cell>
          <table:table-cell table:formula="of:=ATAN2([.C1131];[.E1131]- 8000) * (-180 / PI()) + 180" office:value-type="float" office:value="337.815202395196">
            <text:p>337.82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673">
            <text:p>-3673</text:p>
          </table:table-cell>
          <table:table-cell office:value-type="float" office:value="-177">
            <text:p>-177</text:p>
          </table:table-cell>
          <table:table-cell office:value-type="float" office:value="6552">
            <text:p>6552</text:p>
          </table:table-cell>
          <table:table-cell office:value-type="float" office:value="7">
            <text:p>7</text:p>
          </table:table-cell>
          <table:table-cell office:value-type="float" office:value="-1936">
            <text:p>-1936</text:p>
          </table:table-cell>
          <table:table-cell office:value-type="float" office:value="-123">
            <text:p>-123</text:p>
          </table:table-cell>
          <table:table-cell table:formula="of:=ATAN2([.C1132];[.E1132]- 8000) * (-180 / PI()) + 180" office:value-type="float" office:value="338.484245106935">
            <text:p>338.48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711">
            <text:p>-3711</text:p>
          </table:table-cell>
          <table:table-cell office:value-type="float" office:value="-182">
            <text:p>-182</text:p>
          </table:table-cell>
          <table:table-cell office:value-type="float" office:value="6581">
            <text:p>6581</text:p>
          </table:table-cell>
          <table:table-cell office:value-type="float" office:value="8">
            <text:p>8</text:p>
          </table:table-cell>
          <table:table-cell office:value-type="float" office:value="-1933">
            <text:p>-1933</text:p>
          </table:table-cell>
          <table:table-cell office:value-type="float" office:value="-123">
            <text:p>-123</text:p>
          </table:table-cell>
          <table:table-cell table:formula="of:=ATAN2([.C1133];[.E1133]- 8000) * (-180 / PI()) + 180" office:value-type="float" office:value="339.074309718569">
            <text:p>339.07</text:p>
          </table:table-cell>
          <table:table-cell table:number-columns-repeated="3"/>
        </table:table-row>
        <table:table-row table:style-name="ro1">
          <table:table-cell office:value-type="float" office:value="6672">
            <text:p>6672</text:p>
          </table:table-cell>
          <table:table-cell office:value-type="float" office:value="1">
            <text:p>1</text:p>
          </table:table-cell>
          <table:table-cell office:value-type="float" office:value="-3692">
            <text:p>-3692</text:p>
          </table:table-cell>
          <table:table-cell office:value-type="float" office:value="-189">
            <text:p>-189</text:p>
          </table:table-cell>
          <table:table-cell office:value-type="float" office:value="6629">
            <text:p>6629</text:p>
          </table:table-cell>
          <table:table-cell office:value-type="float" office:value="9">
            <text:p>9</text:p>
          </table:table-cell>
          <table:table-cell office:value-type="float" office:value="-1934">
            <text:p>-1934</text:p>
          </table:table-cell>
          <table:table-cell office:value-type="float" office:value="-123">
            <text:p>-123</text:p>
          </table:table-cell>
          <table:table-cell table:formula="of:=ATAN2([.C1134];[.E1134]- 8000) * (-180 / PI()) + 180" office:value-type="float" office:value="339.627850971657">
            <text:p>339.63</text:p>
          </table:table-cell>
          <table:table-cell table:number-columns-repeated="3"/>
        </table:table-row>
        <table:table-row table:style-name="ro1">
          <table:table-cell office:value-type="float" office:value="6676">
            <text:p>6676</text:p>
          </table:table-cell>
          <table:table-cell office:value-type="float" office:value="1">
            <text:p>1</text:p>
          </table:table-cell>
          <table:table-cell office:value-type="float" office:value="-3703">
            <text:p>-3703</text:p>
          </table:table-cell>
          <table:table-cell office:value-type="float" office:value="-167">
            <text:p>-167</text:p>
          </table:table-cell>
          <table:table-cell office:value-type="float" office:value="6704">
            <text:p>6704</text:p>
          </table:table-cell>
          <table:table-cell office:value-type="float" office:value="14">
            <text:p>14</text:p>
          </table:table-cell>
          <table:table-cell office:value-type="float" office:value="-1934">
            <text:p>-1934</text:p>
          </table:table-cell>
          <table:table-cell office:value-type="float" office:value="-121">
            <text:p>-121</text:p>
          </table:table-cell>
          <table:table-cell table:formula="of:=ATAN2([.C1135];[.E1135]- 8000) * (-180 / PI()) + 180" office:value-type="float" office:value="340.710642995308">
            <text:p>340.71</text:p>
          </table:table-cell>
          <table:table-cell table:number-columns-repeated="3"/>
        </table:table-row>
        <table:table-row table:style-name="ro1">
          <table:table-cell office:value-type="float" office:value="6716">
            <text:p>6716</text:p>
          </table:table-cell>
          <table:table-cell office:value-type="float" office:value="1">
            <text:p>1</text:p>
          </table:table-cell>
          <table:table-cell office:value-type="float" office:value="-3717">
            <text:p>-3717</text:p>
          </table:table-cell>
          <table:table-cell office:value-type="float" office:value="-158">
            <text:p>-158</text:p>
          </table:table-cell>
          <table:table-cell office:value-type="float" office:value="6755">
            <text:p>6755</text:p>
          </table:table-cell>
          <table:table-cell table:number-columns-repeated="3"/>
          <table:table-cell table:formula="of:=ATAN2([.C1136];[.E1136]- 8000) * (-180 / PI()) + 180" office:value-type="float" office:value="341.481853104605">
            <text:p>341.4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19/04/2019</text:date>, <text:time>20:2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20:27:10.28</dc:date>
    <meta:generator>OpenOffice/4.1.3$Win32 OpenOffice.org_project/413m1$Build-9783</meta:generator>
    <meta:editing-duration>PT19M52S</meta:editing-duration>
    <meta:editing-cycles>2</meta:editing-cycles>
    <meta:document-statistic meta:table-count="1" meta:cell-count="102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073cm" svg:height="8.992cm" xlink:href=".." xlink:type="simple" chart:class="chart:line" chart:style-name="ch1">
        <chart:legend chart:legend-position="end" svg:x="29.803cm" svg:y="3.66cm" style:legend-expansion="high" chart:style-name="ch2"/>
        <chart:plot-area chart:style-name="ch3" table:cell-range-address="Hoja1.C1:Hoja1.E1136" chart:data-source-has-labels="row" svg:x="1.091cm" svg:y="0.851cm" svg:width="27.43cm" svg:height="7.542cm">
          <chartooo:coordinate-region svg:x="2.268cm" svg:y="1.063cm" svg:width="26.247cm" svg:height="7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2:Hoja1.C1136" chart:label-cell-address="Hoja1.C1:Hoja1.C1" chart:class="chart:line">
            <chart:data-point chart:repeated="1135"/>
          </chart:series>
          <chart:series chart:style-name="ch7" chart:values-cell-range-address="Hoja1.D2:Hoja1.D1136" chart:label-cell-address="Hoja1.D1:Hoja1.D1" chart:class="chart:line">
            <chart:data-point chart:repeated="1135"/>
          </chart:series>
          <chart:series chart:style-name="ch8" chart:values-cell-range-address="Hoja1.E2:Hoja1.E1136" chart:label-cell-address="Hoja1.E1:Hoja1.E1" chart:class="chart:line">
            <chart:data-point chart:repeated="11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_x</text:p>
                <draw:g>
                  <svg:desc>Hoja1.C1:Hoja1.C1</svg:desc>
                </draw:g>
              </table:table-cell>
              <table:table-cell office:value-type="string">
                <text:p>acc_y</text:p>
                <draw:g>
                  <svg:desc>Hoja1.D1:Hoja1.D1</svg:desc>
                </draw:g>
              </table:table-cell>
              <table:table-cell office:value-type="string">
                <text:p>acc_z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77">
                <text:p>-3277</text:p>
                <draw:g>
                  <svg:desc>Hoja1.C2:Hoja1.C1136</svg:desc>
                </draw:g>
              </table:table-cell>
              <table:table-cell office:value-type="float" office:value="-330">
                <text:p>-330</text:p>
                <draw:g>
                  <svg:desc>Hoja1.D2:Hoja1.D1136</svg:desc>
                </draw:g>
              </table:table-cell>
              <table:table-cell office:value-type="float" office:value="9527">
                <text:p>9527</text:p>
                <draw:g>
                  <svg:desc>Hoja1.E2:Hoja1.E1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91">
                <text:p>-3191</text:p>
              </table:table-cell>
              <table:table-cell office:value-type="float" office:value="-282">
                <text:p>-282</text:p>
              </table:table-cell>
              <table:table-cell office:value-type="float" office:value="9608">
                <text:p>9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09">
                <text:p>-3109</text:p>
              </table:table-cell>
              <table:table-cell office:value-type="float" office:value="-289">
                <text:p>-289</text:p>
              </table:table-cell>
              <table:table-cell office:value-type="float" office:value="9714">
                <text:p>9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024">
                <text:p>-3024</text:p>
              </table:table-cell>
              <table:table-cell office:value-type="float" office:value="-354">
                <text:p>-354</text:p>
              </table:table-cell>
              <table:table-cell office:value-type="float" office:value="9861">
                <text:p>9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951">
                <text:p>-2951</text:p>
              </table:table-cell>
              <table:table-cell office:value-type="float" office:value="-349">
                <text:p>-349</text:p>
              </table:table-cell>
              <table:table-cell office:value-type="float" office:value="9922">
                <text:p>9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836">
                <text:p>-2836</text:p>
              </table:table-cell>
              <table:table-cell office:value-type="float" office:value="-412">
                <text:p>-412</text:p>
              </table:table-cell>
              <table:table-cell office:value-type="float" office:value="10034">
                <text:p>10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782">
                <text:p>-2782</text:p>
              </table:table-cell>
              <table:table-cell office:value-type="float" office:value="-408">
                <text:p>-408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669">
                <text:p>-2669</text:p>
              </table:table-cell>
              <table:table-cell office:value-type="float" office:value="-356">
                <text:p>-356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585">
                <text:p>-2585</text:p>
              </table:table-cell>
              <table:table-cell office:value-type="float" office:value="-309">
                <text:p>-309</text:p>
              </table:table-cell>
              <table:table-cell office:value-type="float" office:value="10300">
                <text:p>10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505">
                <text:p>-2505</text:p>
              </table:table-cell>
              <table:table-cell office:value-type="float" office:value="-265">
                <text:p>-265</text:p>
              </table:table-cell>
              <table:table-cell office:value-type="float" office:value="10413">
                <text:p>10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97">
                <text:p>-2397</text:p>
              </table:table-cell>
              <table:table-cell office:value-type="float" office:value="-326">
                <text:p>-326</text:p>
              </table:table-cell>
              <table:table-cell office:value-type="float" office:value="10479">
                <text:p>104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309">
                <text:p>-2309</text:p>
              </table:table-cell>
              <table:table-cell office:value-type="float" office:value="-371">
                <text:p>-371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64">
                <text:p>-2164</text:p>
              </table:table-cell>
              <table:table-cell office:value-type="float" office:value="-427">
                <text:p>-427</text:p>
              </table:table-cell>
              <table:table-cell office:value-type="float" office:value="10644">
                <text:p>10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50">
                <text:p>-2050</text:p>
              </table:table-cell>
              <table:table-cell office:value-type="float" office:value="-404">
                <text:p>-404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48">
                <text:p>-1948</text:p>
              </table:table-cell>
              <table:table-cell office:value-type="float" office:value="-390">
                <text:p>-390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877">
                <text:p>-1877</text:p>
              </table:table-cell>
              <table:table-cell office:value-type="float" office:value="-320">
                <text:p>-320</text:p>
              </table:table-cell>
              <table:table-cell office:value-type="float" office:value="10867">
                <text:p>10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55">
                <text:p>-1755</text:p>
              </table:table-cell>
              <table:table-cell office:value-type="float" office:value="-335">
                <text:p>-335</text:p>
              </table:table-cell>
              <table:table-cell office:value-type="float" office:value="10912">
                <text:p>10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05">
                <text:p>-1605</text:p>
              </table:table-cell>
              <table:table-cell office:value-type="float" office:value="-366">
                <text:p>-366</text:p>
              </table:table-cell>
              <table:table-cell office:value-type="float" office:value="10959">
                <text:p>10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58">
                <text:p>-1458</text:p>
              </table:table-cell>
              <table:table-cell office:value-type="float" office:value="-432">
                <text:p>-432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63">
                <text:p>-1363</text:p>
              </table:table-cell>
              <table:table-cell office:value-type="float" office:value="-456">
                <text:p>-456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49">
                <text:p>-1249</text:p>
              </table:table-cell>
              <table:table-cell office:value-type="float" office:value="-446">
                <text:p>-446</text:p>
              </table:table-cell>
              <table:table-cell office:value-type="float" office:value="11135">
                <text:p>111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48">
                <text:p>-1148</text:p>
              </table:table-cell>
              <table:table-cell office:value-type="float" office:value="-391">
                <text:p>-391</text:p>
              </table:table-cell>
              <table:table-cell office:value-type="float" office:value="11228">
                <text:p>11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67">
                <text:p>-1067</text:p>
              </table:table-cell>
              <table:table-cell office:value-type="float" office:value="-336">
                <text:p>-336</text:p>
              </table:table-cell>
              <table:table-cell office:value-type="float" office:value="11242">
                <text:p>112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06">
                <text:p>-906</text:p>
              </table:table-cell>
              <table:table-cell office:value-type="float" office:value="-313">
                <text:p>-313</text:p>
              </table:table-cell>
              <table:table-cell office:value-type="float" office:value="11277">
                <text:p>11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84">
                <text:p>-784</text:p>
              </table:table-cell>
              <table:table-cell office:value-type="float" office:value="-344">
                <text:p>-344</text:p>
              </table:table-cell>
              <table:table-cell office:value-type="float" office:value="11344">
                <text:p>11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40">
                <text:p>-640</text:p>
              </table:table-cell>
              <table:table-cell office:value-type="float" office:value="-405">
                <text:p>-405</text:p>
              </table:table-cell>
              <table:table-cell office:value-type="float" office:value="11344">
                <text:p>11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88">
                <text:p>-488</text:p>
              </table:table-cell>
              <table:table-cell office:value-type="float" office:value="-408">
                <text:p>-408</text:p>
              </table:table-cell>
              <table:table-cell office:value-type="float" office:value="11377">
                <text:p>11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89">
                <text:p>-389</text:p>
              </table:table-cell>
              <table:table-cell office:value-type="float" office:value="-473">
                <text:p>-473</text:p>
              </table:table-cell>
              <table:table-cell office:value-type="float" office:value="11394">
                <text:p>11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03">
                <text:p>-303</text:p>
              </table:table-cell>
              <table:table-cell office:value-type="float" office:value="-407">
                <text:p>-407</text:p>
              </table:table-cell>
              <table:table-cell office:value-type="float" office:value="11393">
                <text:p>113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93">
                <text:p>-193</text:p>
              </table:table-cell>
              <table:table-cell office:value-type="float" office:value="-386">
                <text:p>-386</text:p>
              </table:table-cell>
              <table:table-cell office:value-type="float" office:value="11431">
                <text:p>114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">
                <text:p>-14</text:p>
              </table:table-cell>
              <table:table-cell office:value-type="float" office:value="-391">
                <text:p>-391</text:p>
              </table:table-cell>
              <table:table-cell office:value-type="float" office:value="11421">
                <text:p>114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">
                <text:p>120</text:p>
              </table:table-cell>
              <table:table-cell office:value-type="float" office:value="-420">
                <text:p>-420</text:p>
              </table:table-cell>
              <table:table-cell office:value-type="float" office:value="11432">
                <text:p>11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8">
                <text:p>248</text:p>
              </table:table-cell>
              <table:table-cell office:value-type="float" office:value="-383">
                <text:p>-383</text:p>
              </table:table-cell>
              <table:table-cell office:value-type="float" office:value="11446">
                <text:p>11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1">
                <text:p>401</text:p>
              </table:table-cell>
              <table:table-cell office:value-type="float" office:value="-447">
                <text:p>-447</text:p>
              </table:table-cell>
              <table:table-cell office:value-type="float" office:value="11470">
                <text:p>114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5">
                <text:p>485</text:p>
              </table:table-cell>
              <table:table-cell office:value-type="float" office:value="-458">
                <text:p>-458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5">
                <text:p>605</text:p>
              </table:table-cell>
              <table:table-cell office:value-type="float" office:value="-370">
                <text:p>-370</text:p>
              </table:table-cell>
              <table:table-cell office:value-type="float" office:value="11409">
                <text:p>11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7">
                <text:p>717</text:p>
              </table:table-cell>
              <table:table-cell office:value-type="float" office:value="-422">
                <text:p>-422</text:p>
              </table:table-cell>
              <table:table-cell office:value-type="float" office:value="11402">
                <text:p>11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6">
                <text:p>846</text:p>
              </table:table-cell>
              <table:table-cell office:value-type="float" office:value="-377">
                <text:p>-377</text:p>
              </table:table-cell>
              <table:table-cell office:value-type="float" office:value="11389">
                <text:p>11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54">
                <text:p>954</text:p>
              </table:table-cell>
              <table:table-cell office:value-type="float" office:value="-321">
                <text:p>-321</text:p>
              </table:table-cell>
              <table:table-cell office:value-type="float" office:value="11387">
                <text:p>113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8">
                <text:p>1118</text:p>
              </table:table-cell>
              <table:table-cell office:value-type="float" office:value="-428">
                <text:p>-428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5">
                <text:p>1225</text:p>
              </table:table-cell>
              <table:table-cell office:value-type="float" office:value="-419">
                <text:p>-419</text:p>
              </table:table-cell>
              <table:table-cell office:value-type="float" office:value="11281">
                <text:p>112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2">
                <text:p>1372</text:p>
              </table:table-cell>
              <table:table-cell office:value-type="float" office:value="-344">
                <text:p>-344</text:p>
              </table:table-cell>
              <table:table-cell office:value-type="float" office:value="11287">
                <text:p>11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4">
                <text:p>1494</text:p>
              </table:table-cell>
              <table:table-cell office:value-type="float" office:value="-410">
                <text:p>-410</text:p>
              </table:table-cell>
              <table:table-cell office:value-type="float" office:value="11256">
                <text:p>11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5">
                <text:p>1585</text:p>
              </table:table-cell>
              <table:table-cell office:value-type="float" office:value="-311">
                <text:p>-311</text:p>
              </table:table-cell>
              <table:table-cell office:value-type="float" office:value="11210">
                <text:p>112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75">
                <text:p>1675</text:p>
              </table:table-cell>
              <table:table-cell office:value-type="float" office:value="-355">
                <text:p>-355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26">
                <text:p>1826</text:p>
              </table:table-cell>
              <table:table-cell office:value-type="float" office:value="-422">
                <text:p>-422</text:p>
              </table:table-cell>
              <table:table-cell office:value-type="float" office:value="11141">
                <text:p>11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6">
                <text:p>1976</text:p>
              </table:table-cell>
              <table:table-cell office:value-type="float" office:value="-343">
                <text:p>-343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91">
                <text:p>2091</text:p>
              </table:table-cell>
              <table:table-cell office:value-type="float" office:value="-371">
                <text:p>-371</text:p>
              </table:table-cell>
              <table:table-cell office:value-type="float" office:value="10979">
                <text:p>10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91">
                <text:p>2191</text:p>
              </table:table-cell>
              <table:table-cell office:value-type="float" office:value="-398">
                <text:p>-398</text:p>
              </table:table-cell>
              <table:table-cell office:value-type="float" office:value="10947">
                <text:p>109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09">
                <text:p>2309</text:p>
              </table:table-cell>
              <table:table-cell office:value-type="float" office:value="-333">
                <text:p>-333</text:p>
              </table:table-cell>
              <table:table-cell office:value-type="float" office:value="10890">
                <text:p>108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70">
                <text:p>2370</text:p>
              </table:table-cell>
              <table:table-cell office:value-type="float" office:value="-397">
                <text:p>-397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11">
                <text:p>2511</text:p>
              </table:table-cell>
              <table:table-cell office:value-type="float" office:value="-361">
                <text:p>-361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21">
                <text:p>2621</text:p>
              </table:table-cell>
              <table:table-cell office:value-type="float" office:value="-281">
                <text:p>-281</text:p>
              </table:table-cell>
              <table:table-cell office:value-type="float" office:value="10704">
                <text:p>10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3">
                <text:p>2753</text:p>
              </table:table-cell>
              <table:table-cell office:value-type="float" office:value="-407">
                <text:p>-407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24">
                <text:p>2824</text:p>
              </table:table-cell>
              <table:table-cell office:value-type="float" office:value="-342">
                <text:p>-342</text:p>
              </table:table-cell>
              <table:table-cell office:value-type="float" office:value="10587">
                <text:p>10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16">
                <text:p>2916</text:p>
              </table:table-cell>
              <table:table-cell office:value-type="float" office:value="-264">
                <text:p>-264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02">
                <text:p>3002</text:p>
              </table:table-cell>
              <table:table-cell office:value-type="float" office:value="-327">
                <text:p>-327</text:p>
              </table:table-cell>
              <table:table-cell office:value-type="float" office:value="10406">
                <text:p>10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66">
                <text:p>3066</text:p>
              </table:table-cell>
              <table:table-cell office:value-type="float" office:value="-319">
                <text:p>-319</text:p>
              </table:table-cell>
              <table:table-cell office:value-type="float" office:value="10320">
                <text:p>103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9">
                <text:p>3179</text:p>
              </table:table-cell>
              <table:table-cell office:value-type="float" office:value="-321">
                <text:p>-321</text:p>
              </table:table-cell>
              <table:table-cell office:value-type="float" office:value="10210">
                <text:p>102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49">
                <text:p>3249</text:p>
              </table:table-cell>
              <table:table-cell office:value-type="float" office:value="-389">
                <text:p>-389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31">
                <text:p>3331</text:p>
              </table:table-cell>
              <table:table-cell office:value-type="float" office:value="-311">
                <text:p>-311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45">
                <text:p>3445</text:p>
              </table:table-cell>
              <table:table-cell office:value-type="float" office:value="-310">
                <text:p>-310</text:p>
              </table:table-cell>
              <table:table-cell office:value-type="float" office:value="9925">
                <text:p>99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01">
                <text:p>3501</text:p>
              </table:table-cell>
              <table:table-cell office:value-type="float" office:value="-344">
                <text:p>-344</text:p>
              </table:table-cell>
              <table:table-cell office:value-type="float" office:value="9805">
                <text:p>9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67">
                <text:p>3567</text:p>
              </table:table-cell>
              <table:table-cell office:value-type="float" office:value="-188">
                <text:p>-188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22">
                <text:p>3622</text:p>
              </table:table-cell>
              <table:table-cell office:value-type="float" office:value="-236">
                <text:p>-236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09">
                <text:p>3709</text:p>
              </table:table-cell>
              <table:table-cell office:value-type="float" office:value="-292">
                <text:p>-292</text:p>
              </table:table-cell>
              <table:table-cell office:value-type="float" office:value="9526">
                <text:p>9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11">
                <text:p>3811</text:p>
              </table:table-cell>
              <table:table-cell office:value-type="float" office:value="-271">
                <text:p>-271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63">
                <text:p>3863</text:p>
              </table:table-cell>
              <table:table-cell office:value-type="float" office:value="-301">
                <text:p>-301</text:p>
              </table:table-cell>
              <table:table-cell office:value-type="float" office:value="9274">
                <text:p>9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22">
                <text:p>3922</text:p>
              </table:table-cell>
              <table:table-cell office:value-type="float" office:value="-338">
                <text:p>-338</text:p>
              </table:table-cell>
              <table:table-cell office:value-type="float" office:value="9204">
                <text:p>92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76">
                <text:p>3976</text:p>
              </table:table-cell>
              <table:table-cell office:value-type="float" office:value="-197">
                <text:p>-197</text:p>
              </table:table-cell>
              <table:table-cell office:value-type="float" office:value="9078">
                <text:p>9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17">
                <text:p>4017</text:p>
              </table:table-cell>
              <table:table-cell office:value-type="float" office:value="-252">
                <text:p>-252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32">
                <text:p>4032</text:p>
              </table:table-cell>
              <table:table-cell office:value-type="float" office:value="-231">
                <text:p>-231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09">
                <text:p>4109</text:p>
              </table:table-cell>
              <table:table-cell office:value-type="float" office:value="-189">
                <text:p>-189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04">
                <text:p>4104</text:p>
              </table:table-cell>
              <table:table-cell office:value-type="float" office:value="-224">
                <text:p>-224</text:p>
              </table:table-cell>
              <table:table-cell office:value-type="float" office:value="8667">
                <text:p>8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84">
                <text:p>4184</text:p>
              </table:table-cell>
              <table:table-cell office:value-type="float" office:value="-248">
                <text:p>-248</text:p>
              </table:table-cell>
              <table:table-cell office:value-type="float" office:value="8513">
                <text:p>85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83">
                <text:p>4183</text:p>
              </table:table-cell>
              <table:table-cell office:value-type="float" office:value="-237">
                <text:p>-237</text:p>
              </table:table-cell>
              <table:table-cell office:value-type="float" office:value="8405">
                <text:p>84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99">
                <text:p>4199</text:p>
              </table:table-cell>
              <table:table-cell office:value-type="float" office:value="-240">
                <text:p>-240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50">
                <text:p>4250</text:p>
              </table:table-cell>
              <table:table-cell office:value-type="float" office:value="-207">
                <text:p>-207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43">
                <text:p>4243</text:p>
              </table:table-cell>
              <table:table-cell office:value-type="float" office:value="-204">
                <text:p>-204</text:p>
              </table:table-cell>
              <table:table-cell office:value-type="float" office:value="8066">
                <text:p>80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76">
                <text:p>4276</text:p>
              </table:table-cell>
              <table:table-cell office:value-type="float" office:value="-179">
                <text:p>-179</text:p>
              </table:table-cell>
              <table:table-cell office:value-type="float" office:value="7960">
                <text:p>796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86">
                <text:p>4286</text:p>
              </table:table-cell>
              <table:table-cell office:value-type="float" office:value="-155">
                <text:p>-155</text:p>
              </table:table-cell>
              <table:table-cell office:value-type="float" office:value="7807">
                <text:p>78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06">
                <text:p>4306</text:p>
              </table:table-cell>
              <table:table-cell office:value-type="float" office:value="-152">
                <text:p>-152</text:p>
              </table:table-cell>
              <table:table-cell office:value-type="float" office:value="7646">
                <text:p>76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93">
                <text:p>4293</text:p>
              </table:table-cell>
              <table:table-cell office:value-type="float" office:value="-152">
                <text:p>-152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98">
                <text:p>4298</text:p>
              </table:table-cell>
              <table:table-cell office:value-type="float" office:value="-189">
                <text:p>-189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47">
                <text:p>4347</text:p>
              </table:table-cell>
              <table:table-cell office:value-type="float" office:value="-188">
                <text:p>-188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47">
                <text:p>4347</text:p>
              </table:table-cell>
              <table:table-cell office:value-type="float" office:value="-212">
                <text:p>-212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32">
                <text:p>4332</text:p>
              </table:table-cell>
              <table:table-cell office:value-type="float" office:value="-141">
                <text:p>-141</text:p>
              </table:table-cell>
              <table:table-cell office:value-type="float" office:value="7032">
                <text:p>70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0">
                <text:p>4320</text:p>
              </table:table-cell>
              <table:table-cell office:value-type="float" office:value="-123">
                <text:p>-123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29">
                <text:p>4329</text:p>
              </table:table-cell>
              <table:table-cell office:value-type="float" office:value="-90">
                <text:p>-90</text:p>
              </table:table-cell>
              <table:table-cell office:value-type="float" office:value="6760">
                <text:p>67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07">
                <text:p>4307</text:p>
              </table:table-cell>
              <table:table-cell office:value-type="float" office:value="-135">
                <text:p>-135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239">
                <text:p>4239</text:p>
              </table:table-cell>
              <table:table-cell office:value-type="float" office:value="-119">
                <text:p>-119</text:p>
              </table:table-cell>
              <table:table-cell office:value-type="float" office:value="6575">
                <text:p>6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193">
                <text:p>4193</text:p>
              </table:table-cell>
              <table:table-cell office:value-type="float" office:value="-194">
                <text:p>-194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93">
                <text:p>4193</text:p>
              </table:table-cell>
              <table:table-cell office:value-type="float" office:value="-115">
                <text:p>-115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61">
                <text:p>4161</text:p>
              </table:table-cell>
              <table:table-cell office:value-type="float" office:value="-101">
                <text:p>-101</text:p>
              </table:table-cell>
              <table:table-cell office:value-type="float" office:value="6266">
                <text:p>6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4">
                <text:p>4104</text:p>
              </table:table-cell>
              <table:table-cell office:value-type="float" office:value="-62">
                <text:p>-62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91">
                <text:p>4091</text:p>
              </table:table-cell>
              <table:table-cell office:value-type="float" office:value="-93">
                <text:p>-93</text:p>
              </table:table-cell>
              <table:table-cell office:value-type="float" office:value="5979">
                <text:p>5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72">
                <text:p>4072</text:p>
              </table:table-cell>
              <table:table-cell office:value-type="float" office:value="-62">
                <text:p>-62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15">
                <text:p>4015</text:p>
              </table:table-cell>
              <table:table-cell office:value-type="float" office:value="-99">
                <text:p>-99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42">
                <text:p>3942</text:p>
              </table:table-cell>
              <table:table-cell office:value-type="float" office:value="-124">
                <text:p>-124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82">
                <text:p>3882</text:p>
              </table:table-cell>
              <table:table-cell office:value-type="float" office:value="-79">
                <text:p>-79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50">
                <text:p>3850</text:p>
              </table:table-cell>
              <table:table-cell office:value-type="float" office:value="-81">
                <text:p>-81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05">
                <text:p>3805</text:p>
              </table:table-cell>
              <table:table-cell office:value-type="float" office:value="-50">
                <text:p>-50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28">
                <text:p>3728</text:p>
              </table:table-cell>
              <table:table-cell office:value-type="float" office:value="-2">
                <text:p>-2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49">
                <text:p>3649</text:p>
              </table:table-cell>
              <table:table-cell office:value-type="float" office:value="-30">
                <text:p>-30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23">
                <text:p>3623</text:p>
              </table:table-cell>
              <table:table-cell office:value-type="float" office:value="-38">
                <text:p>-38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56">
                <text:p>3556</text:p>
              </table:table-cell>
              <table:table-cell office:value-type="float" office:value="-89">
                <text:p>-89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76">
                <text:p>3476</text:p>
              </table:table-cell>
              <table:table-cell office:value-type="float" office:value="-137">
                <text:p>-137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09">
                <text:p>3409</text:p>
              </table:table-cell>
              <table:table-cell office:value-type="float" office:value="-16">
                <text:p>-16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91">
                <text:p>3291</text:p>
              </table:table-cell>
              <table:table-cell office:value-type="float" office:value="38">
                <text:p>38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57">
                <text:p>3257</text:p>
              </table:table-cell>
              <table:table-cell office:value-type="float" office:value="13">
                <text:p>13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74">
                <text:p>3174</text:p>
              </table:table-cell>
              <table:table-cell office:value-type="float" office:value="43">
                <text:p>43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66">
                <text:p>3066</text:p>
              </table:table-cell>
              <table:table-cell office:value-type="float" office:value="28">
                <text:p>2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78">
                <text:p>2978</text:p>
              </table:table-cell>
              <table:table-cell office:value-type="float" office:value="-73">
                <text:p>-73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07">
                <text:p>2907</text:p>
              </table:table-cell>
              <table:table-cell office:value-type="float" office:value="-97">
                <text:p>-97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12">
                <text:p>2812</text:p>
              </table:table-cell>
              <table:table-cell office:value-type="float" office:value="-26">
                <text:p>-26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41">
                <text:p>2741</text:p>
              </table:table-cell>
              <table:table-cell office:value-type="float" office:value="-7">
                <text:p>-7</text:p>
              </table:table-cell>
              <table:table-cell office:value-type="float" office:value="4153">
                <text:p>41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41">
                <text:p>2641</text:p>
              </table:table-cell>
              <table:table-cell office:value-type="float" office:value="22">
                <text:p>22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88">
                <text:p>2488</text:p>
              </table:table-cell>
              <table:table-cell office:value-type="float" office:value="75">
                <text:p>75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1">
                <text:p>2421</text:p>
              </table:table-cell>
              <table:table-cell office:value-type="float" office:value="77">
                <text:p>77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1">
                <text:p>2351</text:p>
              </table:table-cell>
              <table:table-cell office:value-type="float" office:value="9">
                <text:p>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85">
                <text:p>2285</text:p>
              </table:table-cell>
              <table:table-cell office:value-type="float" office:value="14">
                <text:p>14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47">
                <text:p>2147</text:p>
              </table:table-cell>
              <table:table-cell office:value-type="float" office:value="-34">
                <text:p>-34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37">
                <text:p>2037</text:p>
              </table:table-cell>
              <table:table-cell office:value-type="float" office:value="-51">
                <text:p>-5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18">
                <text:p>1918</text:p>
              </table:table-cell>
              <table:table-cell office:value-type="float" office:value="39">
                <text:p>39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33">
                <text:p>1833</text:p>
              </table:table-cell>
              <table:table-cell office:value-type="float" office:value="30">
                <text:p>30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36">
                <text:p>1736</text:p>
              </table:table-cell>
              <table:table-cell office:value-type="float" office:value="75">
                <text:p>75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32">
                <text:p>1632</text:p>
              </table:table-cell>
              <table:table-cell office:value-type="float" office:value="63">
                <text:p>63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1">
                <text:p>1451</text:p>
              </table:table-cell>
              <table:table-cell office:value-type="float" office:value="-23">
                <text:p>-23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45">
                <text:p>1345</text:p>
              </table:table-cell>
              <table:table-cell office:value-type="float" office:value="-47">
                <text:p>-47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66">
                <text:p>1266</text:p>
              </table:table-cell>
              <table:table-cell office:value-type="float" office:value="17">
                <text:p>17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4">
                <text:p>1124</text:p>
              </table:table-cell>
              <table:table-cell office:value-type="float" office:value="-10">
                <text:p>-10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1">
                <text:p>1031</text:p>
              </table:table-cell>
              <table:table-cell office:value-type="float" office:value="101">
                <text:p>101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4">
                <text:p>934</text:p>
              </table:table-cell>
              <table:table-cell office:value-type="float" office:value="56">
                <text:p>5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88">
                <text:p>788</text:p>
              </table:table-cell>
              <table:table-cell office:value-type="float" office:value="22">
                <text:p>22</text:p>
              </table:table-cell>
              <table:table-cell office:value-type="float" office:value="3287">
                <text:p>32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1">
                <text:p>691</text:p>
              </table:table-cell>
              <table:table-cell office:value-type="float" office:value="62">
                <text:p>62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9">
                <text:p>639</text:p>
              </table:table-cell>
              <table:table-cell office:value-type="float" office:value="11">
                <text:p>1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5">
                <text:p>515</text:p>
              </table:table-cell>
              <table:table-cell office:value-type="float" office:value="-79">
                <text:p>-79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0">
                <text:p>400</text:p>
              </table:table-cell>
              <table:table-cell office:value-type="float" office:value="51">
                <text:p>51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6">
                <text:p>236</text:p>
              </table:table-cell>
              <table:table-cell office:value-type="float" office:value="47">
                <text:p>47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">
                <text:p>104</text:p>
              </table:table-cell>
              <table:table-cell office:value-type="float" office:value="-23">
                <text:p>-23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92">
                <text:p>-92</text:p>
              </table:table-cell>
              <table:table-cell office:value-type="float" office:value="31">
                <text:p>31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81">
                <text:p>-181</text:p>
              </table:table-cell>
              <table:table-cell office:value-type="float" office:value="-69">
                <text:p>-69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30">
                <text:p>-330</text:p>
              </table:table-cell>
              <table:table-cell office:value-type="float" office:value="3">
                <text:p>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89">
                <text:p>-489</text:p>
              </table:table-cell>
              <table:table-cell office:value-type="float" office:value="-16">
                <text:p>-1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89">
                <text:p>-589</text:p>
              </table:table-cell>
              <table:table-cell office:value-type="float" office:value="-45">
                <text:p>-45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71">
                <text:p>-671</text:p>
              </table:table-cell>
              <table:table-cell office:value-type="float" office:value="74">
                <text:p>74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68">
                <text:p>-768</text:p>
              </table:table-cell>
              <table:table-cell office:value-type="float" office:value="24">
                <text:p>24</text:p>
              </table:table-cell>
              <table:table-cell office:value-type="float" office:value="3360">
                <text:p>33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58">
                <text:p>-858</text:p>
              </table:table-cell>
              <table:table-cell office:value-type="float" office:value="-20">
                <text:p>-2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88">
                <text:p>-988</text:p>
              </table:table-cell>
              <table:table-cell office:value-type="float" office:value="81">
                <text:p>81</text:p>
              </table:table-cell>
              <table:table-cell office:value-type="float" office:value="3462">
                <text:p>3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130">
                <text:p>-1130</text:p>
              </table:table-cell>
              <table:table-cell office:value-type="float" office:value="-26">
                <text:p>-26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206">
                <text:p>-1206</text:p>
              </table:table-cell>
              <table:table-cell office:value-type="float" office:value="-48">
                <text:p>-48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335">
                <text:p>-1335</text:p>
              </table:table-cell>
              <table:table-cell office:value-type="float" office:value="30">
                <text:p>30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386">
                <text:p>-1386</text:p>
              </table:table-cell>
              <table:table-cell office:value-type="float" office:value="-31">
                <text:p>-31</text:p>
              </table:table-cell>
              <table:table-cell office:value-type="float" office:value="3589">
                <text:p>35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533">
                <text:p>-1533</text:p>
              </table:table-cell>
              <table:table-cell office:value-type="float" office:value="-41">
                <text:p>-41</text:p>
              </table:table-cell>
              <table:table-cell office:value-type="float" office:value="3616">
                <text:p>36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654">
                <text:p>-1654</text:p>
              </table:table-cell>
              <table:table-cell office:value-type="float" office:value="16">
                <text:p>16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755">
                <text:p>-1755</text:p>
              </table:table-cell>
              <table:table-cell office:value-type="float" office:value="-71">
                <text:p>-71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866">
                <text:p>-1866</text:p>
              </table:table-cell>
              <table:table-cell office:value-type="float" office:value="-76">
                <text:p>-76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969">
                <text:p>-1969</text:p>
              </table:table-cell>
              <table:table-cell office:value-type="float" office:value="34">
                <text:p>34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037">
                <text:p>-2037</text:p>
              </table:table-cell>
              <table:table-cell office:value-type="float" office:value="-52">
                <text:p>-52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167">
                <text:p>-2167</text:p>
              </table:table-cell>
              <table:table-cell office:value-type="float" office:value="-53">
                <text:p>-53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284">
                <text:p>-2284</text:p>
              </table:table-cell>
              <table:table-cell office:value-type="float" office:value="-9">
                <text:p>-9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366">
                <text:p>-2366</text:p>
              </table:table-cell>
              <table:table-cell office:value-type="float" office:value="-90">
                <text:p>-90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383">
                <text:p>-2383</text:p>
              </table:table-cell>
              <table:table-cell office:value-type="float" office:value="-74">
                <text:p>-74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493">
                <text:p>-2493</text:p>
              </table:table-cell>
              <table:table-cell office:value-type="float" office:value="-30">
                <text:p>-30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586">
                <text:p>-2586</text:p>
              </table:table-cell>
              <table:table-cell office:value-type="float" office:value="-58">
                <text:p>-58</text:p>
              </table:table-cell>
              <table:table-cell office:value-type="float" office:value="4343">
                <text:p>43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75">
                <text:p>-2675</text:p>
              </table:table-cell>
              <table:table-cell office:value-type="float" office:value="-62">
                <text:p>-62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762">
                <text:p>-2762</text:p>
              </table:table-cell>
              <table:table-cell office:value-type="float" office:value="-55">
                <text:p>-55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849">
                <text:p>-2849</text:p>
              </table:table-cell>
              <table:table-cell office:value-type="float" office:value="-103">
                <text:p>-103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902">
                <text:p>-2902</text:p>
              </table:table-cell>
              <table:table-cell office:value-type="float" office:value="-93">
                <text:p>-93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012">
                <text:p>-3012</text:p>
              </table:table-cell>
              <table:table-cell office:value-type="float" office:value="-111">
                <text:p>-111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088">
                <text:p>-3088</text:p>
              </table:table-cell>
              <table:table-cell office:value-type="float" office:value="-131">
                <text:p>-131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157">
                <text:p>-3157</text:p>
              </table:table-cell>
              <table:table-cell office:value-type="float" office:value="-97">
                <text:p>-97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183">
                <text:p>-3183</text:p>
              </table:table-cell>
              <table:table-cell office:value-type="float" office:value="-66">
                <text:p>-66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240">
                <text:p>-3240</text:p>
              </table:table-cell>
              <table:table-cell office:value-type="float" office:value="-59">
                <text:p>-59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291">
                <text:p>-3291</text:p>
              </table:table-cell>
              <table:table-cell office:value-type="float" office:value="-104">
                <text:p>-104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398">
                <text:p>-3398</text:p>
              </table:table-cell>
              <table:table-cell office:value-type="float" office:value="-151">
                <text:p>-151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426">
                <text:p>-3426</text:p>
              </table:table-cell>
              <table:table-cell office:value-type="float" office:value="-155">
                <text:p>-155</text:p>
              </table:table-cell>
              <table:table-cell office:value-type="float" office:value="5510">
                <text:p>55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481">
                <text:p>-3481</text:p>
              </table:table-cell>
              <table:table-cell office:value-type="float" office:value="-118">
                <text:p>-118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540">
                <text:p>-3540</text:p>
              </table:table-cell>
              <table:table-cell office:value-type="float" office:value="-87">
                <text:p>-87</text:p>
              </table:table-cell>
              <table:table-cell office:value-type="float" office:value="5646">
                <text:p>5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572">
                <text:p>-3572</text:p>
              </table:table-cell>
              <table:table-cell office:value-type="float" office:value="-45">
                <text:p>-45</text:p>
              </table:table-cell>
              <table:table-cell office:value-type="float" office:value="5747">
                <text:p>57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620">
                <text:p>-3620</text:p>
              </table:table-cell>
              <table:table-cell office:value-type="float" office:value="-108">
                <text:p>-108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715">
                <text:p>-3715</text:p>
              </table:table-cell>
              <table:table-cell office:value-type="float" office:value="-184">
                <text:p>-18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732">
                <text:p>-3732</text:p>
              </table:table-cell>
              <table:table-cell office:value-type="float" office:value="-207">
                <text:p>-207</text:p>
              </table:table-cell>
              <table:table-cell office:value-type="float" office:value="6139">
                <text:p>61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747">
                <text:p>-3747</text:p>
              </table:table-cell>
              <table:table-cell office:value-type="float" office:value="-241">
                <text:p>-241</text:p>
              </table:table-cell>
              <table:table-cell office:value-type="float" office:value="6202">
                <text:p>62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800">
                <text:p>-3800</text:p>
              </table:table-cell>
              <table:table-cell office:value-type="float" office:value="-262">
                <text:p>-26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801">
                <text:p>-3801</text:p>
              </table:table-cell>
              <table:table-cell office:value-type="float" office:value="-166">
                <text:p>-166</text:p>
              </table:table-cell>
              <table:table-cell office:value-type="float" office:value="6412">
                <text:p>64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799">
                <text:p>-3799</text:p>
              </table:table-cell>
              <table:table-cell office:value-type="float" office:value="-96">
                <text:p>-96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845">
                <text:p>-3845</text:p>
              </table:table-cell>
              <table:table-cell office:value-type="float" office:value="-138">
                <text:p>-138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917">
                <text:p>-3917</text:p>
              </table:table-cell>
              <table:table-cell office:value-type="float" office:value="-125">
                <text:p>-125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927">
                <text:p>-3927</text:p>
              </table:table-cell>
              <table:table-cell office:value-type="float" office:value="-211">
                <text:p>-211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890">
                <text:p>-3890</text:p>
              </table:table-cell>
              <table:table-cell office:value-type="float" office:value="-289">
                <text:p>-289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918">
                <text:p>-3918</text:p>
              </table:table-cell>
              <table:table-cell office:value-type="float" office:value="-293">
                <text:p>-293</text:p>
              </table:table-cell>
              <table:table-cell office:value-type="float" office:value="7149">
                <text:p>71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910">
                <text:p>-3910</text:p>
              </table:table-cell>
              <table:table-cell office:value-type="float" office:value="-232">
                <text:p>-232</text:p>
              </table:table-cell>
              <table:table-cell office:value-type="float" office:value="7248">
                <text:p>72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917">
                <text:p>-3917</text:p>
              </table:table-cell>
              <table:table-cell office:value-type="float" office:value="-164">
                <text:p>-164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934">
                <text:p>-3934</text:p>
              </table:table-cell>
              <table:table-cell office:value-type="float" office:value="-110">
                <text:p>-110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915">
                <text:p>-3915</text:p>
              </table:table-cell>
              <table:table-cell office:value-type="float" office:value="-168">
                <text:p>-168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925">
                <text:p>-3925</text:p>
              </table:table-cell>
              <table:table-cell office:value-type="float" office:value="-238">
                <text:p>-238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908">
                <text:p>-3908</text:p>
              </table:table-cell>
              <table:table-cell office:value-type="float" office:value="-339">
                <text:p>-339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891">
                <text:p>-3891</text:p>
              </table:table-cell>
              <table:table-cell office:value-type="float" office:value="-341">
                <text:p>-341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873">
                <text:p>-3873</text:p>
              </table:table-cell>
              <table:table-cell office:value-type="float" office:value="-286">
                <text:p>-286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836">
                <text:p>-3836</text:p>
              </table:table-cell>
              <table:table-cell office:value-type="float" office:value="-198">
                <text:p>-198</text:p>
              </table:table-cell>
              <table:table-cell office:value-type="float" office:value="8128">
                <text:p>8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809">
                <text:p>-3809</text:p>
              </table:table-cell>
              <table:table-cell office:value-type="float" office:value="-165">
                <text:p>-165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777">
                <text:p>-3777</text:p>
              </table:table-cell>
              <table:table-cell office:value-type="float" office:value="-194">
                <text:p>-194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766">
                <text:p>-3766</text:p>
              </table:table-cell>
              <table:table-cell office:value-type="float" office:value="-301">
                <text:p>-301</text:p>
              </table:table-cell>
              <table:table-cell office:value-type="float" office:value="8581">
                <text:p>85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748">
                <text:p>-3748</text:p>
              </table:table-cell>
              <table:table-cell office:value-type="float" office:value="-328">
                <text:p>-328</text:p>
              </table:table-cell>
              <table:table-cell office:value-type="float" office:value="8669">
                <text:p>86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708">
                <text:p>-3708</text:p>
              </table:table-cell>
              <table:table-cell office:value-type="float" office:value="-361">
                <text:p>-361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683">
                <text:p>-3683</text:p>
              </table:table-cell>
              <table:table-cell office:value-type="float" office:value="-339">
                <text:p>-339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617">
                <text:p>-3617</text:p>
              </table:table-cell>
              <table:table-cell office:value-type="float" office:value="-259">
                <text:p>-259</text:p>
              </table:table-cell>
              <table:table-cell office:value-type="float" office:value="8925">
                <text:p>89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586">
                <text:p>-3586</text:p>
              </table:table-cell>
              <table:table-cell office:value-type="float" office:value="-226">
                <text:p>-226</text:p>
              </table:table-cell>
              <table:table-cell office:value-type="float" office:value="9056">
                <text:p>90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533">
                <text:p>-3533</text:p>
              </table:table-cell>
              <table:table-cell office:value-type="float" office:value="-257">
                <text:p>-257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483">
                <text:p>-3483</text:p>
              </table:table-cell>
              <table:table-cell office:value-type="float" office:value="-315">
                <text:p>-315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442">
                <text:p>-3442</text:p>
              </table:table-cell>
              <table:table-cell office:value-type="float" office:value="-358">
                <text:p>-358</text:p>
              </table:table-cell>
              <table:table-cell office:value-type="float" office:value="9387">
                <text:p>93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373">
                <text:p>-3373</text:p>
              </table:table-cell>
              <table:table-cell office:value-type="float" office:value="-412">
                <text:p>-412</text:p>
              </table:table-cell>
              <table:table-cell office:value-type="float" office:value="9522">
                <text:p>95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298">
                <text:p>-3298</text:p>
              </table:table-cell>
              <table:table-cell office:value-type="float" office:value="-351">
                <text:p>-351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227">
                <text:p>-3227</text:p>
              </table:table-cell>
              <table:table-cell office:value-type="float" office:value="-337">
                <text:p>-337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188">
                <text:p>-3188</text:p>
              </table:table-cell>
              <table:table-cell office:value-type="float" office:value="-254">
                <text:p>-254</text:p>
              </table:table-cell>
              <table:table-cell office:value-type="float" office:value="9783">
                <text:p>97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116">
                <text:p>-3116</text:p>
              </table:table-cell>
              <table:table-cell office:value-type="float" office:value="-282">
                <text:p>-282</text:p>
              </table:table-cell>
              <table:table-cell office:value-type="float" office:value="9907">
                <text:p>99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047">
                <text:p>-3047</text:p>
              </table:table-cell>
              <table:table-cell office:value-type="float" office:value="-293">
                <text:p>-293</text:p>
              </table:table-cell>
              <table:table-cell office:value-type="float" office:value="10007">
                <text:p>100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991">
                <text:p>-2991</text:p>
              </table:table-cell>
              <table:table-cell office:value-type="float" office:value="-409">
                <text:p>-409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860">
                <text:p>-2860</text:p>
              </table:table-cell>
              <table:table-cell office:value-type="float" office:value="-440">
                <text:p>-440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795">
                <text:p>-2795</text:p>
              </table:table-cell>
              <table:table-cell office:value-type="float" office:value="-440">
                <text:p>-440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767">
                <text:p>-2767</text:p>
              </table:table-cell>
              <table:table-cell office:value-type="float" office:value="-384">
                <text:p>-384</text:p>
              </table:table-cell>
              <table:table-cell office:value-type="float" office:value="10354">
                <text:p>103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632">
                <text:p>-2632</text:p>
              </table:table-cell>
              <table:table-cell office:value-type="float" office:value="-306">
                <text:p>-306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586">
                <text:p>-2586</text:p>
              </table:table-cell>
              <table:table-cell office:value-type="float" office:value="-299">
                <text:p>-299</text:p>
              </table:table-cell>
              <table:table-cell office:value-type="float" office:value="10518">
                <text:p>105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508">
                <text:p>-2508</text:p>
              </table:table-cell>
              <table:table-cell office:value-type="float" office:value="-330">
                <text:p>-330</text:p>
              </table:table-cell>
              <table:table-cell office:value-type="float" office:value="10618">
                <text:p>106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406">
                <text:p>-2406</text:p>
              </table:table-cell>
              <table:table-cell office:value-type="float" office:value="-410">
                <text:p>-410</text:p>
              </table:table-cell>
              <table:table-cell office:value-type="float" office:value="10667">
                <text:p>10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318">
                <text:p>-2318</text:p>
              </table:table-cell>
              <table:table-cell office:value-type="float" office:value="-459">
                <text:p>-459</text:p>
              </table:table-cell>
              <table:table-cell office:value-type="float" office:value="10712">
                <text:p>107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221">
                <text:p>-2221</text:p>
              </table:table-cell>
              <table:table-cell office:value-type="float" office:value="-443">
                <text:p>-443</text:p>
              </table:table-cell>
              <table:table-cell office:value-type="float" office:value="10822">
                <text:p>108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092">
                <text:p>-2092</text:p>
              </table:table-cell>
              <table:table-cell office:value-type="float" office:value="-400">
                <text:p>-400</text:p>
              </table:table-cell>
              <table:table-cell office:value-type="float" office:value="10868">
                <text:p>108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006">
                <text:p>-2006</text:p>
              </table:table-cell>
              <table:table-cell office:value-type="float" office:value="-335">
                <text:p>-335</text:p>
              </table:table-cell>
              <table:table-cell office:value-type="float" office:value="10954">
                <text:p>109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896">
                <text:p>-1896</text:p>
              </table:table-cell>
              <table:table-cell office:value-type="float" office:value="-303">
                <text:p>-303</text:p>
              </table:table-cell>
              <table:table-cell office:value-type="float" office:value="10956">
                <text:p>109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844">
                <text:p>-1844</text:p>
              </table:table-cell>
              <table:table-cell office:value-type="float" office:value="-347">
                <text:p>-347</text:p>
              </table:table-cell>
              <table:table-cell office:value-type="float" office:value="11051">
                <text:p>110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725">
                <text:p>-1725</text:p>
              </table:table-cell>
              <table:table-cell office:value-type="float" office:value="-397">
                <text:p>-397</text:p>
              </table:table-cell>
              <table:table-cell office:value-type="float" office:value="11154">
                <text:p>111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598">
                <text:p>-1598</text:p>
              </table:table-cell>
              <table:table-cell office:value-type="float" office:value="-456">
                <text:p>-456</text:p>
              </table:table-cell>
              <table:table-cell office:value-type="float" office:value="11225">
                <text:p>11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513">
                <text:p>-1513</text:p>
              </table:table-cell>
              <table:table-cell office:value-type="float" office:value="-463">
                <text:p>-463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367">
                <text:p>-1367</text:p>
              </table:table-cell>
              <table:table-cell office:value-type="float" office:value="-436">
                <text:p>-436</text:p>
              </table:table-cell>
              <table:table-cell office:value-type="float" office:value="11233">
                <text:p>112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283">
                <text:p>-1283</text:p>
              </table:table-cell>
              <table:table-cell office:value-type="float" office:value="-363">
                <text:p>-363</text:p>
              </table:table-cell>
              <table:table-cell office:value-type="float" office:value="11305">
                <text:p>113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117">
                <text:p>-1117</text:p>
              </table:table-cell>
              <table:table-cell office:value-type="float" office:value="-324">
                <text:p>-324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056">
                <text:p>-1056</text:p>
              </table:table-cell>
              <table:table-cell office:value-type="float" office:value="-345">
                <text:p>-345</text:p>
              </table:table-cell>
              <table:table-cell office:value-type="float" office:value="11422">
                <text:p>114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944">
                <text:p>-944</text:p>
              </table:table-cell>
              <table:table-cell office:value-type="float" office:value="-396">
                <text:p>-396</text:p>
              </table:table-cell>
              <table:table-cell office:value-type="float" office:value="11477">
                <text:p>1147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845">
                <text:p>-845</text:p>
              </table:table-cell>
              <table:table-cell office:value-type="float" office:value="-484">
                <text:p>-484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745">
                <text:p>-745</text:p>
              </table:table-cell>
              <table:table-cell office:value-type="float" office:value="-490">
                <text:p>-490</text:p>
              </table:table-cell>
              <table:table-cell office:value-type="float" office:value="11455">
                <text:p>114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628">
                <text:p>-628</text:p>
              </table:table-cell>
              <table:table-cell office:value-type="float" office:value="-383">
                <text:p>-383</text:p>
              </table:table-cell>
              <table:table-cell office:value-type="float" office:value="11530">
                <text:p>1153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32">
                <text:p>-532</text:p>
              </table:table-cell>
              <table:table-cell office:value-type="float" office:value="-423">
                <text:p>-423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26">
                <text:p>-426</text:p>
              </table:table-cell>
              <table:table-cell office:value-type="float" office:value="-383">
                <text:p>-383</text:p>
              </table:table-cell>
              <table:table-cell office:value-type="float" office:value="11572">
                <text:p>115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92">
                <text:p>-292</text:p>
              </table:table-cell>
              <table:table-cell office:value-type="float" office:value="-368">
                <text:p>-368</text:p>
              </table:table-cell>
              <table:table-cell office:value-type="float" office:value="11569">
                <text:p>115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64">
                <text:p>-164</text:p>
              </table:table-cell>
              <table:table-cell office:value-type="float" office:value="-431">
                <text:p>-431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2">
                <text:p>-32</text:p>
              </table:table-cell>
              <table:table-cell office:value-type="float" office:value="-407">
                <text:p>-407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">
                <text:p>63</text:p>
              </table:table-cell>
              <table:table-cell office:value-type="float" office:value="-416">
                <text:p>-416</text:p>
              </table:table-cell>
              <table:table-cell office:value-type="float" office:value="11655">
                <text:p>116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7">
                <text:p>137</text:p>
              </table:table-cell>
              <table:table-cell office:value-type="float" office:value="-453">
                <text:p>-453</text:p>
              </table:table-cell>
              <table:table-cell office:value-type="float" office:value="11645">
                <text:p>11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6">
                <text:p>276</text:p>
              </table:table-cell>
              <table:table-cell office:value-type="float" office:value="-410">
                <text:p>-410</text:p>
              </table:table-cell>
              <table:table-cell office:value-type="float" office:value="11554">
                <text:p>115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2">
                <text:p>382</text:p>
              </table:table-cell>
              <table:table-cell office:value-type="float" office:value="-405">
                <text:p>-405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4">
                <text:p>504</text:p>
              </table:table-cell>
              <table:table-cell office:value-type="float" office:value="-412">
                <text:p>-412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5">
                <text:p>615</text:p>
              </table:table-cell>
              <table:table-cell office:value-type="float" office:value="-419">
                <text:p>-419</text:p>
              </table:table-cell>
              <table:table-cell office:value-type="float" office:value="11620">
                <text:p>116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33">
                <text:p>733</text:p>
              </table:table-cell>
              <table:table-cell office:value-type="float" office:value="-421">
                <text:p>-421</text:p>
              </table:table-cell>
              <table:table-cell office:value-type="float" office:value="11565">
                <text:p>115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9">
                <text:p>859</text:p>
              </table:table-cell>
              <table:table-cell office:value-type="float" office:value="-431">
                <text:p>-431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5">
                <text:p>965</text:p>
              </table:table-cell>
              <table:table-cell office:value-type="float" office:value="-398">
                <text:p>-398</text:p>
              </table:table-cell>
              <table:table-cell office:value-type="float" office:value="11505">
                <text:p>115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16">
                <text:p>1816</text:p>
              </table:table-cell>
              <table:table-cell office:value-type="float" office:value="-372">
                <text:p>-372</text:p>
              </table:table-cell>
              <table:table-cell office:value-type="float" office:value="11292">
                <text:p>112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78">
                <text:p>1878</text:p>
              </table:table-cell>
              <table:table-cell office:value-type="float" office:value="-371">
                <text:p>-371</text:p>
              </table:table-cell>
              <table:table-cell office:value-type="float" office:value="11249">
                <text:p>112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23">
                <text:p>2023</text:p>
              </table:table-cell>
              <table:table-cell office:value-type="float" office:value="-360">
                <text:p>-360</text:p>
              </table:table-cell>
              <table:table-cell office:value-type="float" office:value="11216">
                <text:p>112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34">
                <text:p>2134</text:p>
              </table:table-cell>
              <table:table-cell office:value-type="float" office:value="-471">
                <text:p>-471</text:p>
              </table:table-cell>
              <table:table-cell office:value-type="float" office:value="11137">
                <text:p>111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56">
                <text:p>2256</text:p>
              </table:table-cell>
              <table:table-cell office:value-type="float" office:value="-366">
                <text:p>-366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61">
                <text:p>2361</text:p>
              </table:table-cell>
              <table:table-cell office:value-type="float" office:value="-382">
                <text:p>-382</text:p>
              </table:table-cell>
              <table:table-cell office:value-type="float" office:value="11075">
                <text:p>110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42">
                <text:p>2442</text:p>
              </table:table-cell>
              <table:table-cell office:value-type="float" office:value="-348">
                <text:p>-348</text:p>
              </table:table-cell>
              <table:table-cell office:value-type="float" office:value="10982">
                <text:p>109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92">
                <text:p>2492</text:p>
              </table:table-cell>
              <table:table-cell office:value-type="float" office:value="-293">
                <text:p>-293</text:p>
              </table:table-cell>
              <table:table-cell office:value-type="float" office:value="10958">
                <text:p>109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62">
                <text:p>2562</text:p>
              </table:table-cell>
              <table:table-cell office:value-type="float" office:value="-294">
                <text:p>-294</text:p>
              </table:table-cell>
              <table:table-cell office:value-type="float" office:value="10863">
                <text:p>108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1">
                <text:p>2691</text:p>
              </table:table-cell>
              <table:table-cell office:value-type="float" office:value="-389">
                <text:p>-389</text:p>
              </table:table-cell>
              <table:table-cell office:value-type="float" office:value="10787">
                <text:p>107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84">
                <text:p>2784</text:p>
              </table:table-cell>
              <table:table-cell office:value-type="float" office:value="-409">
                <text:p>-409</text:p>
              </table:table-cell>
              <table:table-cell office:value-type="float" office:value="10713">
                <text:p>107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17">
                <text:p>2917</text:p>
              </table:table-cell>
              <table:table-cell office:value-type="float" office:value="-389">
                <text:p>-389</text:p>
              </table:table-cell>
              <table:table-cell office:value-type="float" office:value="10594">
                <text:p>105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033">
                <text:p>3033</text:p>
              </table:table-cell>
              <table:table-cell office:value-type="float" office:value="-373">
                <text:p>-373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03">
                <text:p>3103</text:p>
              </table:table-cell>
              <table:table-cell office:value-type="float" office:value="-293">
                <text:p>-293</text:p>
              </table:table-cell>
              <table:table-cell office:value-type="float" office:value="10495">
                <text:p>10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151">
                <text:p>3151</text:p>
              </table:table-cell>
              <table:table-cell office:value-type="float" office:value="-242">
                <text:p>-242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04">
                <text:p>3204</text:p>
              </table:table-cell>
              <table:table-cell office:value-type="float" office:value="-256">
                <text:p>-256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83">
                <text:p>3283</text:p>
              </table:table-cell>
              <table:table-cell office:value-type="float" office:value="-299">
                <text:p>-299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64">
                <text:p>3364</text:p>
              </table:table-cell>
              <table:table-cell office:value-type="float" office:value="-355">
                <text:p>-355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450">
                <text:p>3450</text:p>
              </table:table-cell>
              <table:table-cell office:value-type="float" office:value="-397">
                <text:p>-397</text:p>
              </table:table-cell>
              <table:table-cell office:value-type="float" office:value="10060">
                <text:p>100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525">
                <text:p>3525</text:p>
              </table:table-cell>
              <table:table-cell office:value-type="float" office:value="-357">
                <text:p>-357</text:p>
              </table:table-cell>
              <table:table-cell office:value-type="float" office:value="9981">
                <text:p>99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94">
                <text:p>3594</text:p>
              </table:table-cell>
              <table:table-cell office:value-type="float" office:value="-323">
                <text:p>-323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646">
                <text:p>3646</text:p>
              </table:table-cell>
              <table:table-cell office:value-type="float" office:value="-222">
                <text:p>-222</text:p>
              </table:table-cell>
              <table:table-cell office:value-type="float" office:value="9823">
                <text:p>98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676">
                <text:p>3676</text:p>
              </table:table-cell>
              <table:table-cell office:value-type="float" office:value="-186">
                <text:p>-186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13">
                <text:p>3713</text:p>
              </table:table-cell>
              <table:table-cell office:value-type="float" office:value="-214">
                <text:p>-214</text:p>
              </table:table-cell>
              <table:table-cell office:value-type="float" office:value="9633">
                <text:p>96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71">
                <text:p>3771</text:p>
              </table:table-cell>
              <table:table-cell office:value-type="float" office:value="-287">
                <text:p>-287</text:p>
              </table:table-cell>
              <table:table-cell office:value-type="float" office:value="9540">
                <text:p>954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44">
                <text:p>3844</text:p>
              </table:table-cell>
              <table:table-cell office:value-type="float" office:value="-324">
                <text:p>-324</text:p>
              </table:table-cell>
              <table:table-cell office:value-type="float" office:value="9406">
                <text:p>94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35">
                <text:p>3935</text:p>
              </table:table-cell>
              <table:table-cell office:value-type="float" office:value="-382">
                <text:p>-382</text:p>
              </table:table-cell>
              <table:table-cell office:value-type="float" office:value="9352">
                <text:p>93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977">
                <text:p>3977</text:p>
              </table:table-cell>
              <table:table-cell office:value-type="float" office:value="-268">
                <text:p>-268</text:p>
              </table:table-cell>
              <table:table-cell office:value-type="float" office:value="9208">
                <text:p>92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31">
                <text:p>4031</text:p>
              </table:table-cell>
              <table:table-cell office:value-type="float" office:value="-197">
                <text:p>-197</text:p>
              </table:table-cell>
              <table:table-cell office:value-type="float" office:value="9141">
                <text:p>91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54">
                <text:p>4054</text:p>
              </table:table-cell>
              <table:table-cell office:value-type="float" office:value="-139">
                <text:p>-139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65">
                <text:p>4065</text:p>
              </table:table-cell>
              <table:table-cell office:value-type="float" office:value="-151">
                <text:p>-151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77">
                <text:p>4077</text:p>
              </table:table-cell>
              <table:table-cell office:value-type="float" office:value="-247">
                <text:p>-247</text:p>
              </table:table-cell>
              <table:table-cell office:value-type="float" office:value="8866">
                <text:p>8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123">
                <text:p>4123</text:p>
              </table:table-cell>
              <table:table-cell office:value-type="float" office:value="-328">
                <text:p>-328</text:p>
              </table:table-cell>
              <table:table-cell office:value-type="float" office:value="8770">
                <text:p>87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82">
                <text:p>4182</text:p>
              </table:table-cell>
              <table:table-cell office:value-type="float" office:value="-336">
                <text:p>-336</text:p>
              </table:table-cell>
              <table:table-cell office:value-type="float" office:value="8609">
                <text:p>86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229">
                <text:p>4229</text:p>
              </table:table-cell>
              <table:table-cell office:value-type="float" office:value="-315">
                <text:p>-315</text:p>
              </table:table-cell>
              <table:table-cell office:value-type="float" office:value="8436">
                <text:p>84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49">
                <text:p>4249</text:p>
              </table:table-cell>
              <table:table-cell office:value-type="float" office:value="-183">
                <text:p>-183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52">
                <text:p>4252</text:p>
              </table:table-cell>
              <table:table-cell office:value-type="float" office:value="-131">
                <text:p>-131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248">
                <text:p>4248</text:p>
              </table:table-cell>
              <table:table-cell office:value-type="float" office:value="-71">
                <text:p>-71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301">
                <text:p>4301</text:p>
              </table:table-cell>
              <table:table-cell office:value-type="float" office:value="-163">
                <text:p>-163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260">
                <text:p>4260</text:p>
              </table:table-cell>
              <table:table-cell office:value-type="float" office:value="-227">
                <text:p>-227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288">
                <text:p>4288</text:p>
              </table:table-cell>
              <table:table-cell office:value-type="float" office:value="-275">
                <text:p>-275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313">
                <text:p>4313</text:p>
              </table:table-cell>
              <table:table-cell office:value-type="float" office:value="-257">
                <text:p>-257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329">
                <text:p>4329</text:p>
              </table:table-cell>
              <table:table-cell office:value-type="float" office:value="-175">
                <text:p>-175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304">
                <text:p>4304</text:p>
              </table:table-cell>
              <table:table-cell office:value-type="float" office:value="-150">
                <text:p>-150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41">
                <text:p>4341</text:p>
              </table:table-cell>
              <table:table-cell office:value-type="float" office:value="-132">
                <text:p>-132</text:p>
              </table:table-cell>
              <table:table-cell office:value-type="float" office:value="7783">
                <text:p>77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4">
                <text:p>4314</text:p>
              </table:table-cell>
              <table:table-cell office:value-type="float" office:value="-158">
                <text:p>-158</text:p>
              </table:table-cell>
              <table:table-cell office:value-type="float" office:value="7687">
                <text:p>76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322">
                <text:p>4322</text:p>
              </table:table-cell>
              <table:table-cell office:value-type="float" office:value="-195">
                <text:p>-195</text:p>
              </table:table-cell>
              <table:table-cell office:value-type="float" office:value="7593">
                <text:p>75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329">
                <text:p>4329</text:p>
              </table:table-cell>
              <table:table-cell office:value-type="float" office:value="-219">
                <text:p>-219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316">
                <text:p>4316</text:p>
              </table:table-cell>
              <table:table-cell office:value-type="float" office:value="-201">
                <text:p>-201</text:p>
              </table:table-cell>
              <table:table-cell office:value-type="float" office:value="7425">
                <text:p>74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305">
                <text:p>4305</text:p>
              </table:table-cell>
              <table:table-cell office:value-type="float" office:value="-157">
                <text:p>-157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93">
                <text:p>4293</text:p>
              </table:table-cell>
              <table:table-cell office:value-type="float" office:value="-97">
                <text:p>-97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272">
                <text:p>4272</text:p>
              </table:table-cell>
              <table:table-cell office:value-type="float" office:value="-71">
                <text:p>-71</text:p>
              </table:table-cell>
              <table:table-cell office:value-type="float" office:value="7135">
                <text:p>71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277">
                <text:p>4277</text:p>
              </table:table-cell>
              <table:table-cell office:value-type="float" office:value="-146">
                <text:p>-146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236">
                <text:p>4236</text:p>
              </table:table-cell>
              <table:table-cell office:value-type="float" office:value="-182">
                <text:p>-182</text:p>
              </table:table-cell>
              <table:table-cell office:value-type="float" office:value="6973">
                <text:p>69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206">
                <text:p>4206</text:p>
              </table:table-cell>
              <table:table-cell office:value-type="float" office:value="-207">
                <text:p>-207</text:p>
              </table:table-cell>
              <table:table-cell office:value-type="float" office:value="6826">
                <text:p>68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210">
                <text:p>4210</text:p>
              </table:table-cell>
              <table:table-cell office:value-type="float" office:value="-167">
                <text:p>-167</text:p>
              </table:table-cell>
              <table:table-cell office:value-type="float" office:value="6744">
                <text:p>67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93">
                <text:p>4193</text:p>
              </table:table-cell>
              <table:table-cell office:value-type="float" office:value="-112">
                <text:p>-112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52">
                <text:p>4152</text:p>
              </table:table-cell>
              <table:table-cell office:value-type="float" office:value="-95">
                <text:p>-95</text:p>
              </table:table-cell>
              <table:table-cell office:value-type="float" office:value="6546">
                <text:p>654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13">
                <text:p>4113</text:p>
              </table:table-cell>
              <table:table-cell office:value-type="float" office:value="-90">
                <text:p>-90</text:p>
              </table:table-cell>
              <table:table-cell office:value-type="float" office:value="6467">
                <text:p>64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81">
                <text:p>4081</text:p>
              </table:table-cell>
              <table:table-cell office:value-type="float" office:value="-151">
                <text:p>-151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94">
                <text:p>4094</text:p>
              </table:table-cell>
              <table:table-cell office:value-type="float" office:value="-158">
                <text:p>-158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63">
                <text:p>4063</text:p>
              </table:table-cell>
              <table:table-cell office:value-type="float" office:value="-134">
                <text:p>-134</text:p>
              </table:table-cell>
              <table:table-cell office:value-type="float" office:value="6211">
                <text:p>62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9">
                <text:p>4009</text:p>
              </table:table-cell>
              <table:table-cell office:value-type="float" office:value="-117">
                <text:p>-117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75">
                <text:p>3975</text:p>
              </table:table-cell>
              <table:table-cell office:value-type="float" office:value="-66">
                <text:p>-66</text:p>
              </table:table-cell>
              <table:table-cell office:value-type="float" office:value="5993">
                <text:p>59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35">
                <text:p>3935</text:p>
              </table:table-cell>
              <table:table-cell office:value-type="float" office:value="-47">
                <text:p>-47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78">
                <text:p>3878</text:p>
              </table:table-cell>
              <table:table-cell office:value-type="float" office:value="-37">
                <text:p>-37</text:p>
              </table:table-cell>
              <table:table-cell office:value-type="float" office:value="5815">
                <text:p>58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56">
                <text:p>3856</text:p>
              </table:table-cell>
              <table:table-cell office:value-type="float" office:value="-113">
                <text:p>-113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00">
                <text:p>3800</text:p>
              </table:table-cell>
              <table:table-cell office:value-type="float" office:value="-139">
                <text:p>-139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90">
                <text:p>3790</text:p>
              </table:table-cell>
              <table:table-cell office:value-type="float" office:value="-128">
                <text:p>-128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719">
                <text:p>3719</text:p>
              </table:table-cell>
              <table:table-cell office:value-type="float" office:value="-90">
                <text:p>-90</text:p>
              </table:table-cell>
              <table:table-cell office:value-type="float" office:value="5518">
                <text:p>55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63">
                <text:p>3663</text:p>
              </table:table-cell>
              <table:table-cell office:value-type="float" office:value="-63">
                <text:p>-63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609">
                <text:p>3609</text:p>
              </table:table-cell>
              <table:table-cell office:value-type="float" office:value="-4">
                <text:p>-4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62">
                <text:p>3562</text:p>
              </table:table-cell>
              <table:table-cell office:value-type="float" office:value="-11">
                <text:p>-1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36">
                <text:p>3536</text:p>
              </table:table-cell>
              <table:table-cell office:value-type="float" office:value="-135">
                <text:p>-135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34">
                <text:p>3434</text:p>
              </table:table-cell>
              <table:table-cell office:value-type="float" office:value="-76">
                <text:p>-76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67">
                <text:p>3367</text:p>
              </table:table-cell>
              <table:table-cell office:value-type="float" office:value="-100">
                <text:p>-10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16">
                <text:p>3316</text:p>
              </table:table-cell>
              <table:table-cell office:value-type="float" office:value="-82">
                <text:p>-82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48">
                <text:p>3248</text:p>
              </table:table-cell>
              <table:table-cell office:value-type="float" office:value="-48">
                <text:p>-48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06">
                <text:p>3206</text:p>
              </table:table-cell>
              <table:table-cell office:value-type="float" office:value="16">
                <text:p>16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34">
                <text:p>3134</text:p>
              </table:table-cell>
              <table:table-cell office:value-type="float" office:value="-6">
                <text:p>-6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055">
                <text:p>3055</text:p>
              </table:table-cell>
              <table:table-cell office:value-type="float" office:value="-28">
                <text:p>-28</text:p>
              </table:table-cell>
              <table:table-cell office:value-type="float" office:value="4695">
                <text:p>46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88">
                <text:p>2988</text:p>
              </table:table-cell>
              <table:table-cell office:value-type="float" office:value="-59">
                <text:p>-59</text:p>
              </table:table-cell>
              <table:table-cell office:value-type="float" office:value="4673">
                <text:p>46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34">
                <text:p>2934</text:p>
              </table:table-cell>
              <table:table-cell office:value-type="float" office:value="-86">
                <text:p>-86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57">
                <text:p>2857</text:p>
              </table:table-cell>
              <table:table-cell office:value-type="float" office:value="-11">
                <text:p>-11</text:p>
              </table:table-cell>
              <table:table-cell office:value-type="float" office:value="4511">
                <text:p>45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97">
                <text:p>2797</text:p>
              </table:table-cell>
              <table:table-cell office:value-type="float" office:value="-16">
                <text:p>-16</text:p>
              </table:table-cell>
              <table:table-cell office:value-type="float" office:value="4464">
                <text:p>446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14">
                <text:p>2714</text:p>
              </table:table-cell>
              <table:table-cell office:value-type="float" office:value="-8">
                <text:p>-8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42">
                <text:p>2642</text:p>
              </table:table-cell>
              <table:table-cell office:value-type="float" office:value="61">
                <text:p>61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03">
                <text:p>2603</text:p>
              </table:table-cell>
              <table:table-cell office:value-type="float" office:value="-8">
                <text:p>-8</text:p>
              </table:table-cell>
              <table:table-cell office:value-type="float" office:value="4319">
                <text:p>43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17">
                <text:p>2517</text:p>
              </table:table-cell>
              <table:table-cell office:value-type="float" office:value="-119">
                <text:p>-119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20">
                <text:p>2420</text:p>
              </table:table-cell>
              <table:table-cell office:value-type="float" office:value="-80">
                <text:p>-80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55">
                <text:p>2355</text:p>
              </table:table-cell>
              <table:table-cell office:value-type="float" office:value="-54">
                <text:p>-54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07">
                <text:p>2307</text:p>
              </table:table-cell>
              <table:table-cell office:value-type="float" office:value="-2">
                <text:p>-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56">
                <text:p>2156</text:p>
              </table:table-cell>
              <table:table-cell office:value-type="float" office:value="82">
                <text:p>82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45">
                <text:p>2045</text:p>
              </table:table-cell>
              <table:table-cell office:value-type="float" office:value="52">
                <text:p>52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04">
                <text:p>2004</text:p>
              </table:table-cell>
              <table:table-cell office:value-type="float" office:value="-18">
                <text:p>-1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43">
                <text:p>1943</text:p>
              </table:table-cell>
              <table:table-cell office:value-type="float" office:value="-7">
                <text:p>-7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55">
                <text:p>1855</text:p>
              </table:table-cell>
              <table:table-cell office:value-type="float" office:value="-107">
                <text:p>-107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4">
                <text:p>1784</text:p>
              </table:table-cell>
              <table:table-cell office:value-type="float" office:value="-60">
                <text:p>-60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69">
                <text:p>1669</text:p>
              </table:table-cell>
              <table:table-cell office:value-type="float" office:value="-13">
                <text:p>-13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80">
                <text:p>1580</text:p>
              </table:table-cell>
              <table:table-cell office:value-type="float" office:value="30">
                <text:p>30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8">
                <text:p>1498</text:p>
              </table:table-cell>
              <table:table-cell office:value-type="float" office:value="82">
                <text:p>82</text:p>
              </table:table-cell>
              <table:table-cell office:value-type="float" office:value="3688">
                <text:p>36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23">
                <text:p>1423</text:p>
              </table:table-cell>
              <table:table-cell office:value-type="float" office:value="70">
                <text:p>70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38">
                <text:p>1338</text:p>
              </table:table-cell>
              <table:table-cell office:value-type="float" office:value="-72">
                <text:p>-72</text:p>
              </table:table-cell>
              <table:table-cell office:value-type="float" office:value="3715">
                <text:p>37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51">
                <text:p>1251</text:p>
              </table:table-cell>
              <table:table-cell office:value-type="float" office:value="-51">
                <text:p>-51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64">
                <text:p>1164</text:p>
              </table:table-cell>
              <table:table-cell office:value-type="float" office:value="-44">
                <text:p>-44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65">
                <text:p>1065</text:p>
              </table:table-cell>
              <table:table-cell office:value-type="float" office:value="-59">
                <text:p>-59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1">
                <text:p>911</text:p>
              </table:table-cell>
              <table:table-cell office:value-type="float" office:value="25">
                <text:p>25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44">
                <text:p>844</text:p>
              </table:table-cell>
              <table:table-cell office:value-type="float" office:value="82">
                <text:p>82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8">
                <text:p>758</text:p>
              </table:table-cell>
              <table:table-cell office:value-type="float" office:value="51">
                <text:p>51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5">
                <text:p>685</text:p>
              </table:table-cell>
              <table:table-cell office:value-type="float" office:value="7">
                <text:p>7</text:p>
              </table:table-cell>
              <table:table-cell office:value-type="float" office:value="3579">
                <text:p>3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5">
                <text:p>605</text:p>
              </table:table-cell>
              <table:table-cell office:value-type="float" office:value="-29">
                <text:p>-29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30">
                <text:p>530</text:p>
              </table:table-cell>
              <table:table-cell office:value-type="float" office:value="-29">
                <text:p>-29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6">
                <text:p>326</text:p>
              </table:table-cell>
              <table:table-cell office:value-type="float" office:value="3">
                <text:p>3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">
                <text:p>200</text:p>
              </table:table-cell>
              <table:table-cell office:value-type="float" office:value="-1">
                <text:p>-1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5">
                <text:p>145</text:p>
              </table:table-cell>
              <table:table-cell office:value-type="float" office:value="42">
                <text:p>4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3522">
                <text:p>35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">
                <text:p>13</text:p>
              </table:table-cell>
              <table:table-cell office:value-type="float" office:value="-37">
                <text:p>-37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79">
                <text:p>-79</text:p>
              </table:table-cell>
              <table:table-cell office:value-type="float" office:value="8">
                <text:p>8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76">
                <text:p>-176</text:p>
              </table:table-cell>
              <table:table-cell office:value-type="float" office:value="-5">
                <text:p>-5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321">
                <text:p>-321</text:p>
              </table:table-cell>
              <table:table-cell office:value-type="float" office:value="-42">
                <text:p>-42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397">
                <text:p>-397</text:p>
              </table:table-cell>
              <table:table-cell office:value-type="float" office:value="-7">
                <text:p>-7</text:p>
              </table:table-cell>
              <table:table-cell office:value-type="float" office:value="3515">
                <text:p>35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56">
                <text:p>-456</text:p>
              </table:table-cell>
              <table:table-cell office:value-type="float" office:value="-14">
                <text:p>-1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528">
                <text:p>-528</text:p>
              </table:table-cell>
              <table:table-cell office:value-type="float" office:value="12">
                <text:p>12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642">
                <text:p>-642</text:p>
              </table:table-cell>
              <table:table-cell office:value-type="float" office:value="0">
                <text:p>0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725">
                <text:p>-725</text:p>
              </table:table-cell>
              <table:table-cell office:value-type="float" office:value="-19">
                <text:p>-19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799">
                <text:p>-799</text:p>
              </table:table-cell>
              <table:table-cell office:value-type="float" office:value="3">
                <text:p>3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907">
                <text:p>-907</text:p>
              </table:table-cell>
              <table:table-cell office:value-type="float" office:value="-53">
                <text:p>-5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017">
                <text:p>-1017</text:p>
              </table:table-cell>
              <table:table-cell office:value-type="float" office:value="-20">
                <text:p>-20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058">
                <text:p>-1058</text:p>
              </table:table-cell>
              <table:table-cell office:value-type="float" office:value="20">
                <text:p>20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160">
                <text:p>-1160</text:p>
              </table:table-cell>
              <table:table-cell office:value-type="float" office:value="-6">
                <text:p>-6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222">
                <text:p>-1222</text:p>
              </table:table-cell>
              <table:table-cell office:value-type="float" office:value="-31">
                <text:p>-31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294">
                <text:p>-1294</text:p>
              </table:table-cell>
              <table:table-cell office:value-type="float" office:value="-20">
                <text:p>-20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399">
                <text:p>-1399</text:p>
              </table:table-cell>
              <table:table-cell office:value-type="float" office:value="-68">
                <text:p>-68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505">
                <text:p>-1505</text:p>
              </table:table-cell>
              <table:table-cell office:value-type="float" office:value="1">
                <text:p>1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597">
                <text:p>-1597</text:p>
              </table:table-cell>
              <table:table-cell office:value-type="float" office:value="-16">
                <text:p>-16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674">
                <text:p>-1674</text:p>
              </table:table-cell>
              <table:table-cell office:value-type="float" office:value="-51">
                <text:p>-51</text:p>
              </table:table-cell>
              <table:table-cell office:value-type="float" office:value="3999">
                <text:p>399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776">
                <text:p>-1776</text:p>
              </table:table-cell>
              <table:table-cell office:value-type="float" office:value="-56">
                <text:p>-56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815">
                <text:p>-1815</text:p>
              </table:table-cell>
              <table:table-cell office:value-type="float" office:value="-17">
                <text:p>-17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871">
                <text:p>-1871</text:p>
              </table:table-cell>
              <table:table-cell office:value-type="float" office:value="-38">
                <text:p>-38</text:p>
              </table:table-cell>
              <table:table-cell office:value-type="float" office:value="4104">
                <text:p>41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935">
                <text:p>-1935</text:p>
              </table:table-cell>
              <table:table-cell office:value-type="float" office:value="-22">
                <text:p>-22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033">
                <text:p>-2033</text:p>
              </table:table-cell>
              <table:table-cell office:value-type="float" office:value="-4">
                <text:p>-4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138">
                <text:p>-2138</text:p>
              </table:table-cell>
              <table:table-cell office:value-type="float" office:value="-17">
                <text:p>-17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228">
                <text:p>-2228</text:p>
              </table:table-cell>
              <table:table-cell office:value-type="float" office:value="-77">
                <text:p>-77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269">
                <text:p>-2269</text:p>
              </table:table-cell>
              <table:table-cell office:value-type="float" office:value="-50">
                <text:p>-50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339">
                <text:p>-2339</text:p>
              </table:table-cell>
              <table:table-cell office:value-type="float" office:value="-128">
                <text:p>-128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412">
                <text:p>-2412</text:p>
              </table:table-cell>
              <table:table-cell office:value-type="float" office:value="-99">
                <text:p>-99</text:p>
              </table:table-cell>
              <table:table-cell office:value-type="float" office:value="4469">
                <text:p>44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508">
                <text:p>-2508</text:p>
              </table:table-cell>
              <table:table-cell office:value-type="float" office:value="-45">
                <text:p>-45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580">
                <text:p>-2580</text:p>
              </table:table-cell>
              <table:table-cell office:value-type="float" office:value="-60">
                <text:p>-60</text:p>
              </table:table-cell>
              <table:table-cell office:value-type="float" office:value="4622">
                <text:p>46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608">
                <text:p>-2608</text:p>
              </table:table-cell>
              <table:table-cell office:value-type="float" office:value="-76">
                <text:p>-76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693">
                <text:p>-2693</text:p>
              </table:table-cell>
              <table:table-cell office:value-type="float" office:value="-56">
                <text:p>-56</text:p>
              </table:table-cell>
              <table:table-cell office:value-type="float" office:value="4732">
                <text:p>47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782">
                <text:p>-2782</text:p>
              </table:table-cell>
              <table:table-cell office:value-type="float" office:value="-104">
                <text:p>-104</text:p>
              </table:table-cell>
              <table:table-cell office:value-type="float" office:value="4784">
                <text:p>47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867">
                <text:p>-2867</text:p>
              </table:table-cell>
              <table:table-cell office:value-type="float" office:value="-123">
                <text:p>-123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892">
                <text:p>-2892</text:p>
              </table:table-cell>
              <table:table-cell office:value-type="float" office:value="-53">
                <text:p>-53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918">
                <text:p>-2918</text:p>
              </table:table-cell>
              <table:table-cell office:value-type="float" office:value="-104">
                <text:p>-104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996">
                <text:p>-2996</text:p>
              </table:table-cell>
              <table:table-cell office:value-type="float" office:value="-112">
                <text:p>-112</text:p>
              </table:table-cell>
              <table:table-cell office:value-type="float" office:value="5057">
                <text:p>50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3067">
                <text:p>-3067</text:p>
              </table:table-cell>
              <table:table-cell office:value-type="float" office:value="-25">
                <text:p>-25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3118">
                <text:p>-3118</text:p>
              </table:table-cell>
              <table:table-cell office:value-type="float" office:value="-129">
                <text:p>-129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3190">
                <text:p>-3190</text:p>
              </table:table-cell>
              <table:table-cell office:value-type="float" office:value="-144">
                <text:p>-144</text:p>
              </table:table-cell>
              <table:table-cell office:value-type="float" office:value="5296">
                <text:p>52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3235">
                <text:p>-3235</text:p>
              </table:table-cell>
              <table:table-cell office:value-type="float" office:value="-148">
                <text:p>-148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3237">
                <text:p>-3237</text:p>
              </table:table-cell>
              <table:table-cell office:value-type="float" office:value="-151">
                <text:p>-151</text:p>
              </table:table-cell>
              <table:table-cell office:value-type="float" office:value="5411">
                <text:p>54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3262">
                <text:p>-3262</text:p>
              </table:table-cell>
              <table:table-cell office:value-type="float" office:value="-97">
                <text:p>-97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3342">
                <text:p>-3342</text:p>
              </table:table-cell>
              <table:table-cell office:value-type="float" office:value="-62">
                <text:p>-62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3397">
                <text:p>-3397</text:p>
              </table:table-cell>
              <table:table-cell office:value-type="float" office:value="-155">
                <text:p>-155</text:p>
              </table:table-cell>
              <table:table-cell office:value-type="float" office:value="5721">
                <text:p>57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3453">
                <text:p>-3453</text:p>
              </table:table-cell>
              <table:table-cell office:value-type="float" office:value="-95">
                <text:p>-95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3506">
                <text:p>-3506</text:p>
              </table:table-cell>
              <table:table-cell office:value-type="float" office:value="-123">
                <text:p>-123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3517">
                <text:p>-3517</text:p>
              </table:table-cell>
              <table:table-cell office:value-type="float" office:value="-224">
                <text:p>-224</text:p>
              </table:table-cell>
              <table:table-cell office:value-type="float" office:value="5919">
                <text:p>59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3564">
                <text:p>-3564</text:p>
              </table:table-cell>
              <table:table-cell office:value-type="float" office:value="-173">
                <text:p>-173</text:p>
              </table:table-cell>
              <table:table-cell office:value-type="float" office:value="6026">
                <text:p>60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3597">
                <text:p>-3597</text:p>
              </table:table-cell>
              <table:table-cell office:value-type="float" office:value="-147">
                <text:p>-147</text:p>
              </table:table-cell>
              <table:table-cell office:value-type="float" office:value="6062">
                <text:p>60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3645">
                <text:p>-3645</text:p>
              </table:table-cell>
              <table:table-cell office:value-type="float" office:value="-148">
                <text:p>-14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3706">
                <text:p>-3706</text:p>
              </table:table-cell>
              <table:table-cell office:value-type="float" office:value="-87">
                <text:p>-87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3715">
                <text:p>-3715</text:p>
              </table:table-cell>
              <table:table-cell office:value-type="float" office:value="-153">
                <text:p>-153</text:p>
              </table:table-cell>
              <table:table-cell office:value-type="float" office:value="6347">
                <text:p>63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3745">
                <text:p>-3745</text:p>
              </table:table-cell>
              <table:table-cell office:value-type="float" office:value="-209">
                <text:p>-209</text:p>
              </table:table-cell>
              <table:table-cell office:value-type="float" office:value="6413">
                <text:p>64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3766">
                <text:p>-3766</text:p>
              </table:table-cell>
              <table:table-cell office:value-type="float" office:value="-163">
                <text:p>-163</text:p>
              </table:table-cell>
              <table:table-cell office:value-type="float" office:value="6521">
                <text:p>65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3782">
                <text:p>-3782</text:p>
              </table:table-cell>
              <table:table-cell office:value-type="float" office:value="-221">
                <text:p>-221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3800">
                <text:p>-3800</text:p>
              </table:table-cell>
              <table:table-cell office:value-type="float" office:value="-235">
                <text:p>-235</text:p>
              </table:table-cell>
              <table:table-cell office:value-type="float" office:value="6697">
                <text:p>66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3759">
                <text:p>-3759</text:p>
              </table:table-cell>
              <table:table-cell office:value-type="float" office:value="-147">
                <text:p>-147</text:p>
              </table:table-cell>
              <table:table-cell office:value-type="float" office:value="6735">
                <text:p>673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3813">
                <text:p>-3813</text:p>
              </table:table-cell>
              <table:table-cell office:value-type="float" office:value="-185">
                <text:p>-185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3860">
                <text:p>-3860</text:p>
              </table:table-cell>
              <table:table-cell office:value-type="float" office:value="-187">
                <text:p>-187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3868">
                <text:p>-3868</text:p>
              </table:table-cell>
              <table:table-cell office:value-type="float" office:value="-149">
                <text:p>-149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3872">
                <text:p>-3872</text:p>
              </table:table-cell>
              <table:table-cell office:value-type="float" office:value="-203">
                <text:p>-203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3887">
                <text:p>-3887</text:p>
              </table:table-cell>
              <table:table-cell office:value-type="float" office:value="-254">
                <text:p>-254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3893">
                <text:p>-3893</text:p>
              </table:table-cell>
              <table:table-cell office:value-type="float" office:value="-231">
                <text:p>-231</text:p>
              </table:table-cell>
              <table:table-cell office:value-type="float" office:value="7360">
                <text:p>736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3931">
                <text:p>-3931</text:p>
              </table:table-cell>
              <table:table-cell office:value-type="float" office:value="-227">
                <text:p>-227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3914">
                <text:p>-3914</text:p>
              </table:table-cell>
              <table:table-cell office:value-type="float" office:value="-210">
                <text:p>-210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3930">
                <text:p>-3930</text:p>
              </table:table-cell>
              <table:table-cell office:value-type="float" office:value="-198">
                <text:p>-198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3952">
                <text:p>-3952</text:p>
              </table:table-cell>
              <table:table-cell office:value-type="float" office:value="-198">
                <text:p>-198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3903">
                <text:p>-3903</text:p>
              </table:table-cell>
              <table:table-cell office:value-type="float" office:value="-229">
                <text:p>-229</text:p>
              </table:table-cell>
              <table:table-cell office:value-type="float" office:value="7785">
                <text:p>77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897">
                <text:p>-3897</text:p>
              </table:table-cell>
              <table:table-cell office:value-type="float" office:value="-230">
                <text:p>-23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878">
                <text:p>-3878</text:p>
              </table:table-cell>
              <table:table-cell office:value-type="float" office:value="-267">
                <text:p>-267</text:p>
              </table:table-cell>
              <table:table-cell office:value-type="float" office:value="8022">
                <text:p>80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877">
                <text:p>-3877</text:p>
              </table:table-cell>
              <table:table-cell office:value-type="float" office:value="-293">
                <text:p>-293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866">
                <text:p>-3866</text:p>
              </table:table-cell>
              <table:table-cell office:value-type="float" office:value="-310">
                <text:p>-310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898">
                <text:p>-3898</text:p>
              </table:table-cell>
              <table:table-cell office:value-type="float" office:value="-260">
                <text:p>-260</text:p>
              </table:table-cell>
              <table:table-cell office:value-type="float" office:value="8248">
                <text:p>82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889">
                <text:p>-3889</text:p>
              </table:table-cell>
              <table:table-cell office:value-type="float" office:value="-257">
                <text:p>-257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3852">
                <text:p>-3852</text:p>
              </table:table-cell>
              <table:table-cell office:value-type="float" office:value="-213">
                <text:p>-213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3821">
                <text:p>-3821</text:p>
              </table:table-cell>
              <table:table-cell office:value-type="float" office:value="-252">
                <text:p>-252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3836">
                <text:p>-3836</text:p>
              </table:table-cell>
              <table:table-cell office:value-type="float" office:value="-281">
                <text:p>-281</text:p>
              </table:table-cell>
              <table:table-cell office:value-type="float" office:value="8633">
                <text:p>863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3829">
                <text:p>-3829</text:p>
              </table:table-cell>
              <table:table-cell office:value-type="float" office:value="-319">
                <text:p>-319</text:p>
              </table:table-cell>
              <table:table-cell office:value-type="float" office:value="8696">
                <text:p>86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3791">
                <text:p>-3791</text:p>
              </table:table-cell>
              <table:table-cell office:value-type="float" office:value="-328">
                <text:p>-328</text:p>
              </table:table-cell>
              <table:table-cell office:value-type="float" office:value="8798">
                <text:p>87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3764">
                <text:p>-3764</text:p>
              </table:table-cell>
              <table:table-cell office:value-type="float" office:value="-322">
                <text:p>-322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3705">
                <text:p>-3705</text:p>
              </table:table-cell>
              <table:table-cell office:value-type="float" office:value="-313">
                <text:p>-313</text:p>
              </table:table-cell>
              <table:table-cell office:value-type="float" office:value="8994">
                <text:p>89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682">
                <text:p>-3682</text:p>
              </table:table-cell>
              <table:table-cell office:value-type="float" office:value="-262">
                <text:p>-262</text:p>
              </table:table-cell>
              <table:table-cell office:value-type="float" office:value="9099">
                <text:p>90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3681">
                <text:p>-3681</text:p>
              </table:table-cell>
              <table:table-cell office:value-type="float" office:value="-293">
                <text:p>-293</text:p>
              </table:table-cell>
              <table:table-cell office:value-type="float" office:value="9165">
                <text:p>91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3651">
                <text:p>-3651</text:p>
              </table:table-cell>
              <table:table-cell office:value-type="float" office:value="-291">
                <text:p>-291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3588">
                <text:p>-3588</text:p>
              </table:table-cell>
              <table:table-cell office:value-type="float" office:value="-345">
                <text:p>-345</text:p>
              </table:table-cell>
              <table:table-cell office:value-type="float" office:value="9347">
                <text:p>93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3552">
                <text:p>-3552</text:p>
              </table:table-cell>
              <table:table-cell office:value-type="float" office:value="-362">
                <text:p>-362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3518">
                <text:p>-3518</text:p>
              </table:table-cell>
              <table:table-cell office:value-type="float" office:value="-362">
                <text:p>-362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3510">
                <text:p>-3510</text:p>
              </table:table-cell>
              <table:table-cell office:value-type="float" office:value="-330">
                <text:p>-330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3471">
                <text:p>-3471</text:p>
              </table:table-cell>
              <table:table-cell office:value-type="float" office:value="-304">
                <text:p>-304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3405">
                <text:p>-3405</text:p>
              </table:table-cell>
              <table:table-cell office:value-type="float" office:value="-284">
                <text:p>-284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3339">
                <text:p>-3339</text:p>
              </table:table-cell>
              <table:table-cell office:value-type="float" office:value="-334">
                <text:p>-334</text:p>
              </table:table-cell>
              <table:table-cell office:value-type="float" office:value="9799">
                <text:p>97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3289">
                <text:p>-3289</text:p>
              </table:table-cell>
              <table:table-cell office:value-type="float" office:value="-366">
                <text:p>-366</text:p>
              </table:table-cell>
              <table:table-cell office:value-type="float" office:value="9912">
                <text:p>99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3212">
                <text:p>-3212</text:p>
              </table:table-cell>
              <table:table-cell office:value-type="float" office:value="-356">
                <text:p>-356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3182">
                <text:p>-3182</text:p>
              </table:table-cell>
              <table:table-cell office:value-type="float" office:value="-379">
                <text:p>-379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3163">
                <text:p>-3163</text:p>
              </table:table-cell>
              <table:table-cell office:value-type="float" office:value="-358">
                <text:p>-35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3106">
                <text:p>-3106</text:p>
              </table:table-cell>
              <table:table-cell office:value-type="float" office:value="-344">
                <text:p>-344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3032">
                <text:p>-3032</text:p>
              </table:table-cell>
              <table:table-cell office:value-type="float" office:value="-301">
                <text:p>-301</text:p>
              </table:table-cell>
              <table:table-cell office:value-type="float" office:value="10280">
                <text:p>102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983">
                <text:p>-2983</text:p>
              </table:table-cell>
              <table:table-cell office:value-type="float" office:value="-341">
                <text:p>-341</text:p>
              </table:table-cell>
              <table:table-cell office:value-type="float" office:value="10342">
                <text:p>103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919">
                <text:p>-2919</text:p>
              </table:table-cell>
              <table:table-cell office:value-type="float" office:value="-376">
                <text:p>-376</text:p>
              </table:table-cell>
              <table:table-cell office:value-type="float" office:value="10441">
                <text:p>104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865">
                <text:p>-2865</text:p>
              </table:table-cell>
              <table:table-cell office:value-type="float" office:value="-414">
                <text:p>-414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796">
                <text:p>-2796</text:p>
              </table:table-cell>
              <table:table-cell office:value-type="float" office:value="-404">
                <text:p>-404</text:p>
              </table:table-cell>
              <table:table-cell office:value-type="float" office:value="10554">
                <text:p>105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733">
                <text:p>-2733</text:p>
              </table:table-cell>
              <table:table-cell office:value-type="float" office:value="-376">
                <text:p>-376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648">
                <text:p>-2648</text:p>
              </table:table-cell>
              <table:table-cell office:value-type="float" office:value="-314">
                <text:p>-314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606">
                <text:p>-2606</text:p>
              </table:table-cell>
              <table:table-cell office:value-type="float" office:value="-325">
                <text:p>-325</text:p>
              </table:table-cell>
              <table:table-cell office:value-type="float" office:value="10749">
                <text:p>107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561">
                <text:p>-2561</text:p>
              </table:table-cell>
              <table:table-cell office:value-type="float" office:value="-377">
                <text:p>-377</text:p>
              </table:table-cell>
              <table:table-cell office:value-type="float" office:value="10799">
                <text:p>107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487">
                <text:p>-2487</text:p>
              </table:table-cell>
              <table:table-cell office:value-type="float" office:value="-394">
                <text:p>-394</text:p>
              </table:table-cell>
              <table:table-cell office:value-type="float" office:value="10893">
                <text:p>108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384">
                <text:p>-2384</text:p>
              </table:table-cell>
              <table:table-cell office:value-type="float" office:value="-460">
                <text:p>-460</text:p>
              </table:table-cell>
              <table:table-cell office:value-type="float" office:value="10963">
                <text:p>109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319">
                <text:p>-2319</text:p>
              </table:table-cell>
              <table:table-cell office:value-type="float" office:value="-438">
                <text:p>-438</text:p>
              </table:table-cell>
              <table:table-cell office:value-type="float" office:value="10967">
                <text:p>109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244">
                <text:p>-2244</text:p>
              </table:table-cell>
              <table:table-cell office:value-type="float" office:value="-395">
                <text:p>-395</text:p>
              </table:table-cell>
              <table:table-cell office:value-type="float" office:value="11036">
                <text:p>110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196">
                <text:p>-2196</text:p>
              </table:table-cell>
              <table:table-cell office:value-type="float" office:value="-343">
                <text:p>-343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129">
                <text:p>-2129</text:p>
              </table:table-cell>
              <table:table-cell office:value-type="float" office:value="-325">
                <text:p>-325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026">
                <text:p>-2026</text:p>
              </table:table-cell>
              <table:table-cell office:value-type="float" office:value="-352">
                <text:p>-352</text:p>
              </table:table-cell>
              <table:table-cell office:value-type="float" office:value="11254">
                <text:p>112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919">
                <text:p>-1919</text:p>
              </table:table-cell>
              <table:table-cell office:value-type="float" office:value="-427">
                <text:p>-427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835">
                <text:p>-1835</text:p>
              </table:table-cell>
              <table:table-cell office:value-type="float" office:value="-446">
                <text:p>-446</text:p>
              </table:table-cell>
              <table:table-cell office:value-type="float" office:value="11356">
                <text:p>113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793">
                <text:p>-1793</text:p>
              </table:table-cell>
              <table:table-cell office:value-type="float" office:value="-441">
                <text:p>-441</text:p>
              </table:table-cell>
              <table:table-cell office:value-type="float" office:value="11386">
                <text:p>1138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708">
                <text:p>-1708</text:p>
              </table:table-cell>
              <table:table-cell office:value-type="float" office:value="-485">
                <text:p>-485</text:p>
              </table:table-cell>
              <table:table-cell office:value-type="float" office:value="11418">
                <text:p>114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639">
                <text:p>-1639</text:p>
              </table:table-cell>
              <table:table-cell office:value-type="float" office:value="-356">
                <text:p>-356</text:p>
              </table:table-cell>
              <table:table-cell office:value-type="float" office:value="11442">
                <text:p>114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550">
                <text:p>-1550</text:p>
              </table:table-cell>
              <table:table-cell office:value-type="float" office:value="-360">
                <text:p>-360</text:p>
              </table:table-cell>
              <table:table-cell office:value-type="float" office:value="11452">
                <text:p>114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481">
                <text:p>-1481</text:p>
              </table:table-cell>
              <table:table-cell office:value-type="float" office:value="-375">
                <text:p>-375</text:p>
              </table:table-cell>
              <table:table-cell office:value-type="float" office:value="11571">
                <text:p>115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347">
                <text:p>-1347</text:p>
              </table:table-cell>
              <table:table-cell office:value-type="float" office:value="-407">
                <text:p>-407</text:p>
              </table:table-cell>
              <table:table-cell office:value-type="float" office:value="11593">
                <text:p>1159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275">
                <text:p>-1275</text:p>
              </table:table-cell>
              <table:table-cell office:value-type="float" office:value="-447">
                <text:p>-447</text:p>
              </table:table-cell>
              <table:table-cell office:value-type="float" office:value="11638">
                <text:p>116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230">
                <text:p>-1230</text:p>
              </table:table-cell>
              <table:table-cell office:value-type="float" office:value="-459">
                <text:p>-459</text:p>
              </table:table-cell>
              <table:table-cell office:value-type="float" office:value="11610">
                <text:p>116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133">
                <text:p>-1133</text:p>
              </table:table-cell>
              <table:table-cell office:value-type="float" office:value="-435">
                <text:p>-435</text:p>
              </table:table-cell>
              <table:table-cell office:value-type="float" office:value="11669">
                <text:p>116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068">
                <text:p>-1068</text:p>
              </table:table-cell>
              <table:table-cell office:value-type="float" office:value="-383">
                <text:p>-383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949">
                <text:p>-949</text:p>
              </table:table-cell>
              <table:table-cell office:value-type="float" office:value="-414">
                <text:p>-414</text:p>
              </table:table-cell>
              <table:table-cell office:value-type="float" office:value="11715">
                <text:p>117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911">
                <text:p>-911</text:p>
              </table:table-cell>
              <table:table-cell office:value-type="float" office:value="-387">
                <text:p>-387</text:p>
              </table:table-cell>
              <table:table-cell office:value-type="float" office:value="11772">
                <text:p>117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827">
                <text:p>-827</text:p>
              </table:table-cell>
              <table:table-cell office:value-type="float" office:value="-415">
                <text:p>-415</text:p>
              </table:table-cell>
              <table:table-cell office:value-type="float" office:value="11788">
                <text:p>117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717">
                <text:p>-717</text:p>
              </table:table-cell>
              <table:table-cell office:value-type="float" office:value="-463">
                <text:p>-463</text:p>
              </table:table-cell>
              <table:table-cell office:value-type="float" office:value="11777">
                <text:p>117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629">
                <text:p>-629</text:p>
              </table:table-cell>
              <table:table-cell office:value-type="float" office:value="-428">
                <text:p>-428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558">
                <text:p>-558</text:p>
              </table:table-cell>
              <table:table-cell office:value-type="float" office:value="-421">
                <text:p>-421</text:p>
              </table:table-cell>
              <table:table-cell office:value-type="float" office:value="11841">
                <text:p>1184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455">
                <text:p>-455</text:p>
              </table:table-cell>
              <table:table-cell office:value-type="float" office:value="-425">
                <text:p>-425</text:p>
              </table:table-cell>
              <table:table-cell office:value-type="float" office:value="11861">
                <text:p>118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352">
                <text:p>-352</text:p>
              </table:table-cell>
              <table:table-cell office:value-type="float" office:value="-423">
                <text:p>-423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255">
                <text:p>-255</text:p>
              </table:table-cell>
              <table:table-cell office:value-type="float" office:value="-413">
                <text:p>-413</text:p>
              </table:table-cell>
              <table:table-cell office:value-type="float" office:value="11845">
                <text:p>118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85">
                <text:p>-185</text:p>
              </table:table-cell>
              <table:table-cell office:value-type="float" office:value="-437">
                <text:p>-437</text:p>
              </table:table-cell>
              <table:table-cell office:value-type="float" office:value="11939">
                <text:p>119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04">
                <text:p>-104</text:p>
              </table:table-cell>
              <table:table-cell office:value-type="float" office:value="-414">
                <text:p>-414</text:p>
              </table:table-cell>
              <table:table-cell office:value-type="float" office:value="11930">
                <text:p>1193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3">
                <text:p>23</text:p>
              </table:table-cell>
              <table:table-cell office:value-type="float" office:value="-468">
                <text:p>-468</text:p>
              </table:table-cell>
              <table:table-cell office:value-type="float" office:value="11881">
                <text:p>118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0">
                <text:p>110</text:p>
              </table:table-cell>
              <table:table-cell office:value-type="float" office:value="-414">
                <text:p>-414</text:p>
              </table:table-cell>
              <table:table-cell office:value-type="float" office:value="11889">
                <text:p>118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6">
                <text:p>156</text:p>
              </table:table-cell>
              <table:table-cell office:value-type="float" office:value="-407">
                <text:p>-407</text:p>
              </table:table-cell>
              <table:table-cell office:value-type="float" office:value="11901">
                <text:p>1190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7">
                <text:p>257</text:p>
              </table:table-cell>
              <table:table-cell office:value-type="float" office:value="-423">
                <text:p>-423</text:p>
              </table:table-cell>
              <table:table-cell office:value-type="float" office:value="11922">
                <text:p>119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22">
                <text:p>322</text:p>
              </table:table-cell>
              <table:table-cell office:value-type="float" office:value="-423">
                <text:p>-423</text:p>
              </table:table-cell>
              <table:table-cell office:value-type="float" office:value="11886">
                <text:p>1188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5">
                <text:p>435</text:p>
              </table:table-cell>
              <table:table-cell office:value-type="float" office:value="-413">
                <text:p>-413</text:p>
              </table:table-cell>
              <table:table-cell office:value-type="float" office:value="11920">
                <text:p>119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31">
                <text:p>531</text:p>
              </table:table-cell>
              <table:table-cell office:value-type="float" office:value="-419">
                <text:p>-419</text:p>
              </table:table-cell>
              <table:table-cell office:value-type="float" office:value="11926">
                <text:p>119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40">
                <text:p>640</text:p>
              </table:table-cell>
              <table:table-cell office:value-type="float" office:value="-455">
                <text:p>-455</text:p>
              </table:table-cell>
              <table:table-cell office:value-type="float" office:value="11881">
                <text:p>118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14">
                <text:p>714</text:p>
              </table:table-cell>
              <table:table-cell office:value-type="float" office:value="-393">
                <text:p>-393</text:p>
              </table:table-cell>
              <table:table-cell office:value-type="float" office:value="11871">
                <text:p>118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13">
                <text:p>813</text:p>
              </table:table-cell>
              <table:table-cell office:value-type="float" office:value="-416">
                <text:p>-416</text:p>
              </table:table-cell>
              <table:table-cell office:value-type="float" office:value="11866">
                <text:p>118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91">
                <text:p>891</text:p>
              </table:table-cell>
              <table:table-cell office:value-type="float" office:value="-434">
                <text:p>-434</text:p>
              </table:table-cell>
              <table:table-cell office:value-type="float" office:value="11851">
                <text:p>118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88">
                <text:p>988</text:p>
              </table:table-cell>
              <table:table-cell office:value-type="float" office:value="-397">
                <text:p>-397</text:p>
              </table:table-cell>
              <table:table-cell office:value-type="float" office:value="11877">
                <text:p>1187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36">
                <text:p>1036</text:p>
              </table:table-cell>
              <table:table-cell office:value-type="float" office:value="-429">
                <text:p>-429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143">
                <text:p>1143</text:p>
              </table:table-cell>
              <table:table-cell office:value-type="float" office:value="-428">
                <text:p>-428</text:p>
              </table:table-cell>
              <table:table-cell office:value-type="float" office:value="11824">
                <text:p>118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66">
                <text:p>1266</text:p>
              </table:table-cell>
              <table:table-cell office:value-type="float" office:value="-404">
                <text:p>-404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58">
                <text:p>1358</text:p>
              </table:table-cell>
              <table:table-cell office:value-type="float" office:value="-398">
                <text:p>-398</text:p>
              </table:table-cell>
              <table:table-cell office:value-type="float" office:value="11791">
                <text:p>117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05">
                <text:p>1405</text:p>
              </table:table-cell>
              <table:table-cell office:value-type="float" office:value="-398">
                <text:p>-398</text:p>
              </table:table-cell>
              <table:table-cell office:value-type="float" office:value="11755">
                <text:p>117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75">
                <text:p>1475</text:p>
              </table:table-cell>
              <table:table-cell office:value-type="float" office:value="-414">
                <text:p>-414</text:p>
              </table:table-cell>
              <table:table-cell office:value-type="float" office:value="11739">
                <text:p>117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60">
                <text:p>1560</text:p>
              </table:table-cell>
              <table:table-cell office:value-type="float" office:value="-422">
                <text:p>-422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51">
                <text:p>1651</text:p>
              </table:table-cell>
              <table:table-cell office:value-type="float" office:value="-404">
                <text:p>-404</text:p>
              </table:table-cell>
              <table:table-cell office:value-type="float" office:value="11595">
                <text:p>1159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23">
                <text:p>1723</text:p>
              </table:table-cell>
              <table:table-cell office:value-type="float" office:value="-389">
                <text:p>-389</text:p>
              </table:table-cell>
              <table:table-cell office:value-type="float" office:value="11634">
                <text:p>1163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05">
                <text:p>1805</text:p>
              </table:table-cell>
              <table:table-cell office:value-type="float" office:value="-404">
                <text:p>-404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78">
                <text:p>1878</text:p>
              </table:table-cell>
              <table:table-cell office:value-type="float" office:value="-370">
                <text:p>-370</text:p>
              </table:table-cell>
              <table:table-cell office:value-type="float" office:value="11544">
                <text:p>115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08">
                <text:p>2008</text:p>
              </table:table-cell>
              <table:table-cell office:value-type="float" office:value="-380">
                <text:p>-380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44">
                <text:p>2044</text:p>
              </table:table-cell>
              <table:table-cell office:value-type="float" office:value="-400">
                <text:p>-400</text:p>
              </table:table-cell>
              <table:table-cell office:value-type="float" office:value="11489">
                <text:p>114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143">
                <text:p>2143</text:p>
              </table:table-cell>
              <table:table-cell office:value-type="float" office:value="-365">
                <text:p>-365</text:p>
              </table:table-cell>
              <table:table-cell office:value-type="float" office:value="11451">
                <text:p>1145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25">
                <text:p>2225</text:p>
              </table:table-cell>
              <table:table-cell office:value-type="float" office:value="-400">
                <text:p>-400</text:p>
              </table:table-cell>
              <table:table-cell office:value-type="float" office:value="11404">
                <text:p>114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99">
                <text:p>2299</text:p>
              </table:table-cell>
              <table:table-cell office:value-type="float" office:value="-392">
                <text:p>-392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17">
                <text:p>2417</text:p>
              </table:table-cell>
              <table:table-cell office:value-type="float" office:value="-344">
                <text:p>-344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37">
                <text:p>2437</text:p>
              </table:table-cell>
              <table:table-cell office:value-type="float" office:value="-389">
                <text:p>-389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545">
                <text:p>2545</text:p>
              </table:table-cell>
              <table:table-cell office:value-type="float" office:value="-385">
                <text:p>-385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592">
                <text:p>2592</text:p>
              </table:table-cell>
              <table:table-cell office:value-type="float" office:value="-353">
                <text:p>-353</text:p>
              </table:table-cell>
              <table:table-cell office:value-type="float" office:value="11206">
                <text:p>1120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685">
                <text:p>2685</text:p>
              </table:table-cell>
              <table:table-cell office:value-type="float" office:value="-404">
                <text:p>-404</text:p>
              </table:table-cell>
              <table:table-cell office:value-type="float" office:value="11136">
                <text:p>1113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18">
                <text:p>2718</text:p>
              </table:table-cell>
              <table:table-cell office:value-type="float" office:value="-396">
                <text:p>-396</text:p>
              </table:table-cell>
              <table:table-cell office:value-type="float" office:value="11084">
                <text:p>110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815">
                <text:p>2815</text:p>
              </table:table-cell>
              <table:table-cell office:value-type="float" office:value="-349">
                <text:p>-349</text:p>
              </table:table-cell>
              <table:table-cell office:value-type="float" office:value="11006">
                <text:p>110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880">
                <text:p>2880</text:p>
              </table:table-cell>
              <table:table-cell office:value-type="float" office:value="-342">
                <text:p>-342</text:p>
              </table:table-cell>
              <table:table-cell office:value-type="float" office:value="10956">
                <text:p>109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946">
                <text:p>2946</text:p>
              </table:table-cell>
              <table:table-cell office:value-type="float" office:value="-313">
                <text:p>-313</text:p>
              </table:table-cell>
              <table:table-cell office:value-type="float" office:value="10931">
                <text:p>109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16">
                <text:p>3016</text:p>
              </table:table-cell>
              <table:table-cell office:value-type="float" office:value="-332">
                <text:p>-332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85">
                <text:p>3085</text:p>
              </table:table-cell>
              <table:table-cell office:value-type="float" office:value="-399">
                <text:p>-399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06">
                <text:p>3106</text:p>
              </table:table-cell>
              <table:table-cell office:value-type="float" office:value="-382">
                <text:p>-382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79">
                <text:p>3179</text:p>
              </table:table-cell>
              <table:table-cell office:value-type="float" office:value="-349">
                <text:p>-349</text:p>
              </table:table-cell>
              <table:table-cell office:value-type="float" office:value="10667">
                <text:p>10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240">
                <text:p>3240</text:p>
              </table:table-cell>
              <table:table-cell office:value-type="float" office:value="-329">
                <text:p>-329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280">
                <text:p>3280</text:p>
              </table:table-cell>
              <table:table-cell office:value-type="float" office:value="-280">
                <text:p>-280</text:p>
              </table:table-cell>
              <table:table-cell office:value-type="float" office:value="10569">
                <text:p>105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330">
                <text:p>3330</text:p>
              </table:table-cell>
              <table:table-cell office:value-type="float" office:value="-277">
                <text:p>-277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419">
                <text:p>3419</text:p>
              </table:table-cell>
              <table:table-cell office:value-type="float" office:value="-321">
                <text:p>-321</text:p>
              </table:table-cell>
              <table:table-cell office:value-type="float" office:value="10360">
                <text:p>103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463">
                <text:p>3463</text:p>
              </table:table-cell>
              <table:table-cell office:value-type="float" office:value="-357">
                <text:p>-357</text:p>
              </table:table-cell>
              <table:table-cell office:value-type="float" office:value="10306">
                <text:p>103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473">
                <text:p>3473</text:p>
              </table:table-cell>
              <table:table-cell office:value-type="float" office:value="-391">
                <text:p>-391</text:p>
              </table:table-cell>
              <table:table-cell office:value-type="float" office:value="10271">
                <text:p>102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554">
                <text:p>3554</text:p>
              </table:table-cell>
              <table:table-cell office:value-type="float" office:value="-365">
                <text:p>-365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627">
                <text:p>3627</text:p>
              </table:table-cell>
              <table:table-cell office:value-type="float" office:value="-319">
                <text:p>-319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673">
                <text:p>3673</text:p>
              </table:table-cell>
              <table:table-cell office:value-type="float" office:value="-244">
                <text:p>-244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725">
                <text:p>3725</text:p>
              </table:table-cell>
              <table:table-cell office:value-type="float" office:value="-266">
                <text:p>-266</text:p>
              </table:table-cell>
              <table:table-cell office:value-type="float" office:value="9969">
                <text:p>99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730">
                <text:p>3730</text:p>
              </table:table-cell>
              <table:table-cell office:value-type="float" office:value="-231">
                <text:p>-231</text:p>
              </table:table-cell>
              <table:table-cell office:value-type="float" office:value="9916">
                <text:p>99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833">
                <text:p>3833</text:p>
              </table:table-cell>
              <table:table-cell office:value-type="float" office:value="-288">
                <text:p>-288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829">
                <text:p>3829</text:p>
              </table:table-cell>
              <table:table-cell office:value-type="float" office:value="-415">
                <text:p>-415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882">
                <text:p>3882</text:p>
              </table:table-cell>
              <table:table-cell office:value-type="float" office:value="-364">
                <text:p>-364</text:p>
              </table:table-cell>
              <table:table-cell office:value-type="float" office:value="9659">
                <text:p>965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26">
                <text:p>3926</text:p>
              </table:table-cell>
              <table:table-cell office:value-type="float" office:value="-299">
                <text:p>-299</text:p>
              </table:table-cell>
              <table:table-cell office:value-type="float" office:value="9595">
                <text:p>95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64">
                <text:p>3964</text:p>
              </table:table-cell>
              <table:table-cell office:value-type="float" office:value="-247">
                <text:p>-247</text:p>
              </table:table-cell>
              <table:table-cell office:value-type="float" office:value="9507">
                <text:p>950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978">
                <text:p>3978</text:p>
              </table:table-cell>
              <table:table-cell office:value-type="float" office:value="-203">
                <text:p>-203</text:p>
              </table:table-cell>
              <table:table-cell office:value-type="float" office:value="9445">
                <text:p>94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79">
                <text:p>3979</text:p>
              </table:table-cell>
              <table:table-cell office:value-type="float" office:value="-222">
                <text:p>-222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31">
                <text:p>4031</text:p>
              </table:table-cell>
              <table:table-cell office:value-type="float" office:value="-296">
                <text:p>-296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73">
                <text:p>4073</text:p>
              </table:table-cell>
              <table:table-cell office:value-type="float" office:value="-354">
                <text:p>-354</text:p>
              </table:table-cell>
              <table:table-cell office:value-type="float" office:value="9193">
                <text:p>919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104">
                <text:p>4104</text:p>
              </table:table-cell>
              <table:table-cell office:value-type="float" office:value="-358">
                <text:p>-358</text:p>
              </table:table-cell>
              <table:table-cell office:value-type="float" office:value="9130">
                <text:p>913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135">
                <text:p>4135</text:p>
              </table:table-cell>
              <table:table-cell office:value-type="float" office:value="-285">
                <text:p>-285</text:p>
              </table:table-cell>
              <table:table-cell office:value-type="float" office:value="9047">
                <text:p>90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187">
                <text:p>4187</text:p>
              </table:table-cell>
              <table:table-cell office:value-type="float" office:value="-205">
                <text:p>-205</text:p>
              </table:table-cell>
              <table:table-cell office:value-type="float" office:value="8985">
                <text:p>89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225">
                <text:p>4225</text:p>
              </table:table-cell>
              <table:table-cell office:value-type="float" office:value="-126">
                <text:p>-126</text:p>
              </table:table-cell>
              <table:table-cell office:value-type="float" office:value="8919">
                <text:p>89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190">
                <text:p>4190</text:p>
              </table:table-cell>
              <table:table-cell office:value-type="float" office:value="-153">
                <text:p>-153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27">
                <text:p>4227</text:p>
              </table:table-cell>
              <table:table-cell office:value-type="float" office:value="-198">
                <text:p>-198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256">
                <text:p>4256</text:p>
              </table:table-cell>
              <table:table-cell office:value-type="float" office:value="-259">
                <text:p>-259</text:p>
              </table:table-cell>
              <table:table-cell office:value-type="float" office:value="8617">
                <text:p>86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256">
                <text:p>4256</text:p>
              </table:table-cell>
              <table:table-cell office:value-type="float" office:value="-299">
                <text:p>-299</text:p>
              </table:table-cell>
              <table:table-cell office:value-type="float" office:value="8565">
                <text:p>856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292">
                <text:p>4292</text:p>
              </table:table-cell>
              <table:table-cell office:value-type="float" office:value="-273">
                <text:p>-273</text:p>
              </table:table-cell>
              <table:table-cell office:value-type="float" office:value="8461">
                <text:p>84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285">
                <text:p>4285</text:p>
              </table:table-cell>
              <table:table-cell office:value-type="float" office:value="-181">
                <text:p>-181</text:p>
              </table:table-cell>
              <table:table-cell office:value-type="float" office:value="8380">
                <text:p>83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288">
                <text:p>4288</text:p>
              </table:table-cell>
              <table:table-cell office:value-type="float" office:value="-146">
                <text:p>-146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327">
                <text:p>4327</text:p>
              </table:table-cell>
              <table:table-cell office:value-type="float" office:value="-127">
                <text:p>-127</text:p>
              </table:table-cell>
              <table:table-cell office:value-type="float" office:value="8238">
                <text:p>82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304">
                <text:p>4304</text:p>
              </table:table-cell>
              <table:table-cell office:value-type="float" office:value="-176">
                <text:p>-176</text:p>
              </table:table-cell>
              <table:table-cell office:value-type="float" office:value="8179">
                <text:p>81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306">
                <text:p>4306</text:p>
              </table:table-cell>
              <table:table-cell office:value-type="float" office:value="-263">
                <text:p>-263</text:p>
              </table:table-cell>
              <table:table-cell office:value-type="float" office:value="8109">
                <text:p>81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356">
                <text:p>4356</text:p>
              </table:table-cell>
              <table:table-cell office:value-type="float" office:value="-314">
                <text:p>-314</text:p>
              </table:table-cell>
              <table:table-cell office:value-type="float" office:value="8006">
                <text:p>80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338">
                <text:p>4338</text:p>
              </table:table-cell>
              <table:table-cell office:value-type="float" office:value="-280">
                <text:p>-280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351">
                <text:p>4351</text:p>
              </table:table-cell>
              <table:table-cell office:value-type="float" office:value="-160">
                <text:p>-160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315">
                <text:p>4315</text:p>
              </table:table-cell>
              <table:table-cell office:value-type="float" office:value="-97">
                <text:p>-97</text:p>
              </table:table-cell>
              <table:table-cell office:value-type="float" office:value="7741">
                <text:p>77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321">
                <text:p>4321</text:p>
              </table:table-cell>
              <table:table-cell office:value-type="float" office:value="-75">
                <text:p>-75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318">
                <text:p>4318</text:p>
              </table:table-cell>
              <table:table-cell office:value-type="float" office:value="-162">
                <text:p>-162</text:p>
              </table:table-cell>
              <table:table-cell office:value-type="float" office:value="7631">
                <text:p>76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328">
                <text:p>4328</text:p>
              </table:table-cell>
              <table:table-cell office:value-type="float" office:value="-230">
                <text:p>-230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298">
                <text:p>4298</text:p>
              </table:table-cell>
              <table:table-cell office:value-type="float" office:value="-243">
                <text:p>-243</text:p>
              </table:table-cell>
              <table:table-cell office:value-type="float" office:value="7441">
                <text:p>74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301">
                <text:p>4301</text:p>
              </table:table-cell>
              <table:table-cell office:value-type="float" office:value="-225">
                <text:p>-225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301">
                <text:p>4301</text:p>
              </table:table-cell>
              <table:table-cell office:value-type="float" office:value="-151">
                <text:p>-151</text:p>
              </table:table-cell>
              <table:table-cell office:value-type="float" office:value="7253">
                <text:p>72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286">
                <text:p>4286</text:p>
              </table:table-cell>
              <table:table-cell office:value-type="float" office:value="-72">
                <text:p>-72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261">
                <text:p>4261</text:p>
              </table:table-cell>
              <table:table-cell office:value-type="float" office:value="-82">
                <text:p>-82</text:p>
              </table:table-cell>
              <table:table-cell office:value-type="float" office:value="7033">
                <text:p>70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221">
                <text:p>4221</text:p>
              </table:table-cell>
              <table:table-cell office:value-type="float" office:value="-118">
                <text:p>-118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249">
                <text:p>4249</text:p>
              </table:table-cell>
              <table:table-cell office:value-type="float" office:value="-180">
                <text:p>-180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209">
                <text:p>4209</text:p>
              </table:table-cell>
              <table:table-cell office:value-type="float" office:value="-228">
                <text:p>-228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215">
                <text:p>4215</text:p>
              </table:table-cell>
              <table:table-cell office:value-type="float" office:value="-231">
                <text:p>-231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178">
                <text:p>4178</text:p>
              </table:table-cell>
              <table:table-cell office:value-type="float" office:value="-121">
                <text:p>-121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172">
                <text:p>4172</text:p>
              </table:table-cell>
              <table:table-cell office:value-type="float" office:value="-56">
                <text:p>-56</text:p>
              </table:table-cell>
              <table:table-cell office:value-type="float" office:value="6560">
                <text:p>656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135">
                <text:p>4135</text:p>
              </table:table-cell>
              <table:table-cell office:value-type="float" office:value="-45">
                <text:p>-45</text:p>
              </table:table-cell>
              <table:table-cell office:value-type="float" office:value="6528">
                <text:p>65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092">
                <text:p>4092</text:p>
              </table:table-cell>
              <table:table-cell office:value-type="float" office:value="-24">
                <text:p>-24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073">
                <text:p>4073</text:p>
              </table:table-cell>
              <table:table-cell office:value-type="float" office:value="-100">
                <text:p>-100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026">
                <text:p>4026</text:p>
              </table:table-cell>
              <table:table-cell office:value-type="float" office:value="-173">
                <text:p>-173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007">
                <text:p>4007</text:p>
              </table:table-cell>
              <table:table-cell office:value-type="float" office:value="-139">
                <text:p>-139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77">
                <text:p>3977</text:p>
              </table:table-cell>
              <table:table-cell office:value-type="float" office:value="-120">
                <text:p>-120</text:p>
              </table:table-cell>
              <table:table-cell office:value-type="float" office:value="6165">
                <text:p>61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59">
                <text:p>3959</text:p>
              </table:table-cell>
              <table:table-cell office:value-type="float" office:value="-103">
                <text:p>-103</text:p>
              </table:table-cell>
              <table:table-cell office:value-type="float" office:value="6070">
                <text:p>607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31">
                <text:p>3931</text:p>
              </table:table-cell>
              <table:table-cell office:value-type="float" office:value="-44">
                <text:p>-44</text:p>
              </table:table-cell>
              <table:table-cell office:value-type="float" office:value="6042">
                <text:p>604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854">
                <text:p>3854</text:p>
              </table:table-cell>
              <table:table-cell office:value-type="float" office:value="-85">
                <text:p>-85</text:p>
              </table:table-cell>
              <table:table-cell office:value-type="float" office:value="5953">
                <text:p>595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804">
                <text:p>3804</text:p>
              </table:table-cell>
              <table:table-cell office:value-type="float" office:value="-113">
                <text:p>-113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86">
                <text:p>3786</text:p>
              </table:table-cell>
              <table:table-cell office:value-type="float" office:value="-120">
                <text:p>-120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60">
                <text:p>3760</text:p>
              </table:table-cell>
              <table:table-cell office:value-type="float" office:value="-137">
                <text:p>-137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34">
                <text:p>3734</text:p>
              </table:table-cell>
              <table:table-cell office:value-type="float" office:value="-62">
                <text:p>-62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692">
                <text:p>3692</text:p>
              </table:table-cell>
              <table:table-cell office:value-type="float" office:value="-64">
                <text:p>-64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611">
                <text:p>3611</text:p>
              </table:table-cell>
              <table:table-cell office:value-type="float" office:value="-37">
                <text:p>-37</text:p>
              </table:table-cell>
              <table:table-cell office:value-type="float" office:value="5497">
                <text:p>54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580">
                <text:p>3580</text:p>
              </table:table-cell>
              <table:table-cell office:value-type="float" office:value="-68">
                <text:p>-68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521">
                <text:p>3521</text:p>
              </table:table-cell>
              <table:table-cell office:value-type="float" office:value="-95">
                <text:p>-95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510">
                <text:p>3510</text:p>
              </table:table-cell>
              <table:table-cell office:value-type="float" office:value="-114">
                <text:p>-114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70">
                <text:p>3470</text:p>
              </table:table-cell>
              <table:table-cell office:value-type="float" office:value="-99">
                <text:p>-99</text:p>
              </table:table-cell>
              <table:table-cell office:value-type="float" office:value="5303">
                <text:p>53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82">
                <text:p>3382</text:p>
              </table:table-cell>
              <table:table-cell office:value-type="float" office:value="-56">
                <text:p>-56</text:p>
              </table:table-cell>
              <table:table-cell office:value-type="float" office:value="5173">
                <text:p>51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336">
                <text:p>3336</text:p>
              </table:table-cell>
              <table:table-cell office:value-type="float" office:value="-31">
                <text:p>-31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278">
                <text:p>3278</text:p>
              </table:table-cell>
              <table:table-cell office:value-type="float" office:value="-41">
                <text:p>-41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262">
                <text:p>3262</text:p>
              </table:table-cell>
              <table:table-cell office:value-type="float" office:value="-81">
                <text:p>-81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227">
                <text:p>3227</text:p>
              </table:table-cell>
              <table:table-cell office:value-type="float" office:value="-65">
                <text:p>-65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23">
                <text:p>3123</text:p>
              </table:table-cell>
              <table:table-cell office:value-type="float" office:value="-83">
                <text:p>-83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093">
                <text:p>3093</text:p>
              </table:table-cell>
              <table:table-cell office:value-type="float" office:value="-60">
                <text:p>-60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049">
                <text:p>3049</text:p>
              </table:table-cell>
              <table:table-cell office:value-type="float" office:value="-55">
                <text:p>-55</text:p>
              </table:table-cell>
              <table:table-cell office:value-type="float" office:value="4789">
                <text:p>47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002">
                <text:p>3002</text:p>
              </table:table-cell>
              <table:table-cell office:value-type="float" office:value="0">
                <text:p>0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15">
                <text:p>2915</text:p>
              </table:table-cell>
              <table:table-cell office:value-type="float" office:value="-19">
                <text:p>-19</text:p>
              </table:table-cell>
              <table:table-cell office:value-type="float" office:value="4649">
                <text:p>46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72">
                <text:p>2872</text:p>
              </table:table-cell>
              <table:table-cell office:value-type="float" office:value="-14">
                <text:p>-14</text:p>
              </table:table-cell>
              <table:table-cell office:value-type="float" office:value="4628">
                <text:p>46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775">
                <text:p>2775</text:p>
              </table:table-cell>
              <table:table-cell office:value-type="float" office:value="-69">
                <text:p>-69</text:p>
              </table:table-cell>
              <table:table-cell office:value-type="float" office:value="4563">
                <text:p>45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718">
                <text:p>2718</text:p>
              </table:table-cell>
              <table:table-cell office:value-type="float" office:value="-36">
                <text:p>-36</text:p>
              </table:table-cell>
              <table:table-cell office:value-type="float" office:value="4509">
                <text:p>450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43">
                <text:p>2643</text:p>
              </table:table-cell>
              <table:table-cell office:value-type="float" office:value="-35">
                <text:p>-35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569">
                <text:p>2569</text:p>
              </table:table-cell>
              <table:table-cell office:value-type="float" office:value="6">
                <text:p>6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01">
                <text:p>2501</text:p>
              </table:table-cell>
              <table:table-cell office:value-type="float" office:value="-10">
                <text:p>-10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453">
                <text:p>2453</text:p>
              </table:table-cell>
              <table:table-cell office:value-type="float" office:value="15">
                <text:p>15</text:p>
              </table:table-cell>
              <table:table-cell office:value-type="float" office:value="4327">
                <text:p>43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96">
                <text:p>2396</text:p>
              </table:table-cell>
              <table:table-cell office:value-type="float" office:value="-28">
                <text:p>-28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49">
                <text:p>2349</text:p>
              </table:table-cell>
              <table:table-cell office:value-type="float" office:value="-48">
                <text:p>-48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10">
                <text:p>2310</text:p>
              </table:table-cell>
              <table:table-cell office:value-type="float" office:value="-65">
                <text:p>-65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229">
                <text:p>2229</text:p>
              </table:table-cell>
              <table:table-cell office:value-type="float" office:value="-40">
                <text:p>-40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26">
                <text:p>2126</text:p>
              </table:table-cell>
              <table:table-cell office:value-type="float" office:value="14">
                <text:p>14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57">
                <text:p>2057</text:p>
              </table:table-cell>
              <table:table-cell office:value-type="float" office:value="13">
                <text:p>13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74">
                <text:p>1974</text:p>
              </table:table-cell>
              <table:table-cell office:value-type="float" office:value="9">
                <text:p>9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10">
                <text:p>1910</text:p>
              </table:table-cell>
              <table:table-cell office:value-type="float" office:value="-44">
                <text:p>-44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59">
                <text:p>1859</text:p>
              </table:table-cell>
              <table:table-cell office:value-type="float" office:value="0">
                <text:p>0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56">
                <text:p>1756</text:p>
              </table:table-cell>
              <table:table-cell office:value-type="float" office:value="-37">
                <text:p>-37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10">
                <text:p>1710</text:p>
              </table:table-cell>
              <table:table-cell office:value-type="float" office:value="-7">
                <text:p>-7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28">
                <text:p>1628</text:p>
              </table:table-cell>
              <table:table-cell office:value-type="float" office:value="31">
                <text:p>31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72">
                <text:p>1572</text:p>
              </table:table-cell>
              <table:table-cell office:value-type="float" office:value="35">
                <text:p>3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84">
                <text:p>1484</text:p>
              </table:table-cell>
              <table:table-cell office:value-type="float" office:value="-11">
                <text:p>-11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6">
                <text:p>1436</text:p>
              </table:table-cell>
              <table:table-cell office:value-type="float" office:value="10">
                <text:p>10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58">
                <text:p>1358</text:p>
              </table:table-cell>
              <table:table-cell office:value-type="float" office:value="-21">
                <text:p>-21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94">
                <text:p>1294</text:p>
              </table:table-cell>
              <table:table-cell office:value-type="float" office:value="-61">
                <text:p>-61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21">
                <text:p>1221</text:p>
              </table:table-cell>
              <table:table-cell office:value-type="float" office:value="10">
                <text:p>10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56">
                <text:p>1156</text:p>
              </table:table-cell>
              <table:table-cell office:value-type="float" office:value="-14">
                <text:p>-14</text:p>
              </table:table-cell>
              <table:table-cell office:value-type="float" office:value="3754">
                <text:p>37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80">
                <text:p>1080</text:p>
              </table:table-cell>
              <table:table-cell office:value-type="float" office:value="23">
                <text:p>23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68">
                <text:p>968</text:p>
              </table:table-cell>
              <table:table-cell office:value-type="float" office:value="49">
                <text:p>49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07">
                <text:p>907</text:p>
              </table:table-cell>
              <table:table-cell office:value-type="float" office:value="-7">
                <text:p>-7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17">
                <text:p>817</text:p>
              </table:table-cell>
              <table:table-cell office:value-type="float" office:value="14">
                <text:p>14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65">
                <text:p>765</text:p>
              </table:table-cell>
              <table:table-cell office:value-type="float" office:value="13">
                <text:p>13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8">
                <text:p>668</text:p>
              </table:table-cell>
              <table:table-cell office:value-type="float" office:value="-39">
                <text:p>-39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00">
                <text:p>600</text:p>
              </table:table-cell>
              <table:table-cell office:value-type="float" office:value="-12">
                <text:p>-12</text:p>
              </table:table-cell>
              <table:table-cell office:value-type="float" office:value="3703">
                <text:p>37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21">
                <text:p>521</text:p>
              </table:table-cell>
              <table:table-cell office:value-type="float" office:value="-4">
                <text:p>-4</text:p>
              </table:table-cell>
              <table:table-cell office:value-type="float" office:value="3694">
                <text:p>36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4">
                <text:p>444</text:p>
              </table:table-cell>
              <table:table-cell office:value-type="float" office:value="-10">
                <text:p>-10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76">
                <text:p>376</text:p>
              </table:table-cell>
              <table:table-cell office:value-type="float" office:value="-30">
                <text:p>-30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91">
                <text:p>291</text:p>
              </table:table-cell>
              <table:table-cell office:value-type="float" office:value="-3">
                <text:p>-3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47">
                <text:p>247</text:p>
              </table:table-cell>
              <table:table-cell office:value-type="float" office:value="-28">
                <text:p>-28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6">
                <text:p>156</text:p>
              </table:table-cell>
              <table:table-cell office:value-type="float" office:value="19">
                <text:p>19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85">
                <text:p>-85</text:p>
              </table:table-cell>
              <table:table-cell office:value-type="float" office:value="-1">
                <text:p>-1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45">
                <text:p>-145</text:p>
              </table:table-cell>
              <table:table-cell office:value-type="float" office:value="-15">
                <text:p>-15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260">
                <text:p>-260</text:p>
              </table:table-cell>
              <table:table-cell office:value-type="float" office:value="-28">
                <text:p>-28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289">
                <text:p>-289</text:p>
              </table:table-cell>
              <table:table-cell office:value-type="float" office:value="-16">
                <text:p>-16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394">
                <text:p>-394</text:p>
              </table:table-cell>
              <table:table-cell office:value-type="float" office:value="-18">
                <text:p>-18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496">
                <text:p>-496</text:p>
              </table:table-cell>
              <table:table-cell office:value-type="float" office:value="-37">
                <text:p>-37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531">
                <text:p>-531</text:p>
              </table:table-cell>
              <table:table-cell office:value-type="float" office:value="-16">
                <text:p>-16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610">
                <text:p>-610</text:p>
              </table:table-cell>
              <table:table-cell office:value-type="float" office:value="-8">
                <text:p>-8</text:p>
              </table:table-cell>
              <table:table-cell office:value-type="float" office:value="3739">
                <text:p>37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643">
                <text:p>-643</text:p>
              </table:table-cell>
              <table:table-cell office:value-type="float" office:value="-10">
                <text:p>-10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721">
                <text:p>-721</text:p>
              </table:table-cell>
              <table:table-cell office:value-type="float" office:value="-13">
                <text:p>-13</text:p>
              </table:table-cell>
              <table:table-cell office:value-type="float" office:value="3813">
                <text:p>38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806">
                <text:p>-806</text:p>
              </table:table-cell>
              <table:table-cell office:value-type="float" office:value="-2">
                <text:p>-2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887">
                <text:p>-887</text:p>
              </table:table-cell>
              <table:table-cell office:value-type="float" office:value="13">
                <text:p>13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966">
                <text:p>-966</text:p>
              </table:table-cell>
              <table:table-cell office:value-type="float" office:value="13">
                <text:p>13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021">
                <text:p>-1021</text:p>
              </table:table-cell>
              <table:table-cell office:value-type="float" office:value="-9">
                <text:p>-9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102">
                <text:p>-1102</text:p>
              </table:table-cell>
              <table:table-cell office:value-type="float" office:value="15">
                <text:p>15</text:p>
              </table:table-cell>
              <table:table-cell office:value-type="float" office:value="3902">
                <text:p>39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202">
                <text:p>-1202</text:p>
              </table:table-cell>
              <table:table-cell office:value-type="float" office:value="-70">
                <text:p>-70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277">
                <text:p>-1277</text:p>
              </table:table-cell>
              <table:table-cell office:value-type="float" office:value="-43">
                <text:p>-43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341">
                <text:p>-1341</text:p>
              </table:table-cell>
              <table:table-cell office:value-type="float" office:value="-25">
                <text:p>-25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395">
                <text:p>-1395</text:p>
              </table:table-cell>
              <table:table-cell office:value-type="float" office:value="-35">
                <text:p>-35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472">
                <text:p>-1472</text:p>
              </table:table-cell>
              <table:table-cell office:value-type="float" office:value="-41">
                <text:p>-41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557">
                <text:p>-1557</text:p>
              </table:table-cell>
              <table:table-cell office:value-type="float" office:value="-28">
                <text:p>-28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651">
                <text:p>-1651</text:p>
              </table:table-cell>
              <table:table-cell office:value-type="float" office:value="-44">
                <text:p>-44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663">
                <text:p>-1663</text:p>
              </table:table-cell>
              <table:table-cell office:value-type="float" office:value="-31">
                <text:p>-31</text:p>
              </table:table-cell>
              <table:table-cell office:value-type="float" office:value="4144">
                <text:p>41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727">
                <text:p>-1727</text:p>
              </table:table-cell>
              <table:table-cell office:value-type="float" office:value="-40">
                <text:p>-4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801">
                <text:p>-1801</text:p>
              </table:table-cell>
              <table:table-cell office:value-type="float" office:value="-37">
                <text:p>-37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891">
                <text:p>-1891</text:p>
              </table:table-cell>
              <table:table-cell office:value-type="float" office:value="-24">
                <text:p>-24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948">
                <text:p>-1948</text:p>
              </table:table-cell>
              <table:table-cell office:value-type="float" office:value="-50">
                <text:p>-50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031">
                <text:p>-2031</text:p>
              </table:table-cell>
              <table:table-cell office:value-type="float" office:value="-61">
                <text:p>-61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2051">
                <text:p>-2051</text:p>
              </table:table-cell>
              <table:table-cell office:value-type="float" office:value="-50">
                <text:p>-50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2119">
                <text:p>-2119</text:p>
              </table:table-cell>
              <table:table-cell office:value-type="float" office:value="-60">
                <text:p>-60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2167">
                <text:p>-2167</text:p>
              </table:table-cell>
              <table:table-cell office:value-type="float" office:value="-54">
                <text:p>-54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2243">
                <text:p>-2243</text:p>
              </table:table-cell>
              <table:table-cell office:value-type="float" office:value="-59">
                <text:p>-59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2318">
                <text:p>-2318</text:p>
              </table:table-cell>
              <table:table-cell office:value-type="float" office:value="-64">
                <text:p>-64</text:p>
              </table:table-cell>
              <table:table-cell office:value-type="float" office:value="4558">
                <text:p>455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2370">
                <text:p>-2370</text:p>
              </table:table-cell>
              <table:table-cell office:value-type="float" office:value="-99">
                <text:p>-99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460">
                <text:p>-2460</text:p>
              </table:table-cell>
              <table:table-cell office:value-type="float" office:value="-80">
                <text:p>-80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2464">
                <text:p>-2464</text:p>
              </table:table-cell>
              <table:table-cell office:value-type="float" office:value="-77">
                <text:p>-77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2555">
                <text:p>-2555</text:p>
              </table:table-cell>
              <table:table-cell office:value-type="float" office:value="-52">
                <text:p>-52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2620">
                <text:p>-2620</text:p>
              </table:table-cell>
              <table:table-cell office:value-type="float" office:value="-97">
                <text:p>-97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691">
                <text:p>-2691</text:p>
              </table:table-cell>
              <table:table-cell office:value-type="float" office:value="-40">
                <text:p>-40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2719">
                <text:p>-2719</text:p>
              </table:table-cell>
              <table:table-cell office:value-type="float" office:value="-76">
                <text:p>-76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2747">
                <text:p>-2747</text:p>
              </table:table-cell>
              <table:table-cell office:value-type="float" office:value="-77">
                <text:p>-77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2793">
                <text:p>-2793</text:p>
              </table:table-cell>
              <table:table-cell office:value-type="float" office:value="-80">
                <text:p>-80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2866">
                <text:p>-2866</text:p>
              </table:table-cell>
              <table:table-cell office:value-type="float" office:value="-114">
                <text:p>-114</text:p>
              </table:table-cell>
              <table:table-cell office:value-type="float" office:value="5069">
                <text:p>50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2915">
                <text:p>-2915</text:p>
              </table:table-cell>
              <table:table-cell office:value-type="float" office:value="-158">
                <text:p>-158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2944">
                <text:p>-2944</text:p>
              </table:table-cell>
              <table:table-cell office:value-type="float" office:value="-81">
                <text:p>-81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2992">
                <text:p>-2992</text:p>
              </table:table-cell>
              <table:table-cell office:value-type="float" office:value="-56">
                <text:p>-56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3074">
                <text:p>-3074</text:p>
              </table:table-cell>
              <table:table-cell office:value-type="float" office:value="-93">
                <text:p>-93</text:p>
              </table:table-cell>
              <table:table-cell office:value-type="float" office:value="5262">
                <text:p>526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3118">
                <text:p>-3118</text:p>
              </table:table-cell>
              <table:table-cell office:value-type="float" office:value="-86">
                <text:p>-86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3153">
                <text:p>-3153</text:p>
              </table:table-cell>
              <table:table-cell office:value-type="float" office:value="-121">
                <text:p>-121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3215">
                <text:p>-3215</text:p>
              </table:table-cell>
              <table:table-cell office:value-type="float" office:value="-166">
                <text:p>-166</text:p>
              </table:table-cell>
              <table:table-cell office:value-type="float" office:value="5507">
                <text:p>55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3272">
                <text:p>-3272</text:p>
              </table:table-cell>
              <table:table-cell office:value-type="float" office:value="-165">
                <text:p>-165</text:p>
              </table:table-cell>
              <table:table-cell office:value-type="float" office:value="5584">
                <text:p>558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3287">
                <text:p>-3287</text:p>
              </table:table-cell>
              <table:table-cell office:value-type="float" office:value="-142">
                <text:p>-142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3326">
                <text:p>-3326</text:p>
              </table:table-cell>
              <table:table-cell office:value-type="float" office:value="-136">
                <text:p>-136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3353">
                <text:p>-3353</text:p>
              </table:table-cell>
              <table:table-cell office:value-type="float" office:value="-101">
                <text:p>-101</text:p>
              </table:table-cell>
              <table:table-cell office:value-type="float" office:value="5769">
                <text:p>57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3352">
                <text:p>-3352</text:p>
              </table:table-cell>
              <table:table-cell office:value-type="float" office:value="-136">
                <text:p>-136</text:p>
              </table:table-cell>
              <table:table-cell office:value-type="float" office:value="5814">
                <text:p>581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3415">
                <text:p>-3415</text:p>
              </table:table-cell>
              <table:table-cell office:value-type="float" office:value="-118">
                <text:p>-118</text:p>
              </table:table-cell>
              <table:table-cell office:value-type="float" office:value="5901">
                <text:p>590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3497">
                <text:p>-3497</text:p>
              </table:table-cell>
              <table:table-cell office:value-type="float" office:value="-145">
                <text:p>-145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3513">
                <text:p>-3513</text:p>
              </table:table-cell>
              <table:table-cell office:value-type="float" office:value="-195">
                <text:p>-195</text:p>
              </table:table-cell>
              <table:table-cell office:value-type="float" office:value="6028">
                <text:p>60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3528">
                <text:p>-3528</text:p>
              </table:table-cell>
              <table:table-cell office:value-type="float" office:value="-140">
                <text:p>-140</text:p>
              </table:table-cell>
              <table:table-cell office:value-type="float" office:value="6071">
                <text:p>60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3538">
                <text:p>-3538</text:p>
              </table:table-cell>
              <table:table-cell office:value-type="float" office:value="-137">
                <text:p>-137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3601">
                <text:p>-3601</text:p>
              </table:table-cell>
              <table:table-cell office:value-type="float" office:value="-169">
                <text:p>-169</text:p>
              </table:table-cell>
              <table:table-cell office:value-type="float" office:value="6172">
                <text:p>617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3611">
                <text:p>-3611</text:p>
              </table:table-cell>
              <table:table-cell office:value-type="float" office:value="-150">
                <text:p>-150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3648">
                <text:p>-3648</text:p>
              </table:table-cell>
              <table:table-cell office:value-type="float" office:value="-147">
                <text:p>-147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3674">
                <text:p>-3674</text:p>
              </table:table-cell>
              <table:table-cell office:value-type="float" office:value="-219">
                <text:p>-219</text:p>
              </table:table-cell>
              <table:table-cell office:value-type="float" office:value="6438">
                <text:p>64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3728">
                <text:p>-3728</text:p>
              </table:table-cell>
              <table:table-cell office:value-type="float" office:value="-204">
                <text:p>-204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745">
                <text:p>-3745</text:p>
              </table:table-cell>
              <table:table-cell office:value-type="float" office:value="-197">
                <text:p>-197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739">
                <text:p>-3739</text:p>
              </table:table-cell>
              <table:table-cell office:value-type="float" office:value="-188">
                <text:p>-188</text:p>
              </table:table-cell>
              <table:table-cell office:value-type="float" office:value="6669">
                <text:p>66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741">
                <text:p>-3741</text:p>
              </table:table-cell>
              <table:table-cell office:value-type="float" office:value="-163">
                <text:p>-163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785">
                <text:p>-3785</text:p>
              </table:table-cell>
              <table:table-cell office:value-type="float" office:value="-161">
                <text:p>-161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3812">
                <text:p>-3812</text:p>
              </table:table-cell>
              <table:table-cell office:value-type="float" office:value="-193">
                <text:p>-193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3796">
                <text:p>-3796</text:p>
              </table:table-cell>
              <table:table-cell office:value-type="float" office:value="-201">
                <text:p>-201</text:p>
              </table:table-cell>
              <table:table-cell office:value-type="float" office:value="6965">
                <text:p>69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3829">
                <text:p>-3829</text:p>
              </table:table-cell>
              <table:table-cell office:value-type="float" office:value="-253">
                <text:p>-253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3837">
                <text:p>-3837</text:p>
              </table:table-cell>
              <table:table-cell office:value-type="float" office:value="-251">
                <text:p>-251</text:p>
              </table:table-cell>
              <table:table-cell office:value-type="float" office:value="7124">
                <text:p>712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3852">
                <text:p>-3852</text:p>
              </table:table-cell>
              <table:table-cell office:value-type="float" office:value="-147">
                <text:p>-147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3854">
                <text:p>-3854</text:p>
              </table:table-cell>
              <table:table-cell office:value-type="float" office:value="-175">
                <text:p>-175</text:p>
              </table:table-cell>
              <table:table-cell office:value-type="float" office:value="7266">
                <text:p>72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3893">
                <text:p>-3893</text:p>
              </table:table-cell>
              <table:table-cell office:value-type="float" office:value="-144">
                <text:p>-144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3921">
                <text:p>-3921</text:p>
              </table:table-cell>
              <table:table-cell office:value-type="float" office:value="-190">
                <text:p>-190</text:p>
              </table:table-cell>
              <table:table-cell office:value-type="float" office:value="7402">
                <text:p>74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903">
                <text:p>-3903</text:p>
              </table:table-cell>
              <table:table-cell office:value-type="float" office:value="-272">
                <text:p>-272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3936">
                <text:p>-3936</text:p>
              </table:table-cell>
              <table:table-cell office:value-type="float" office:value="-302">
                <text:p>-302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3901">
                <text:p>-3901</text:p>
              </table:table-cell>
              <table:table-cell office:value-type="float" office:value="-302">
                <text:p>-302</text:p>
              </table:table-cell>
              <table:table-cell office:value-type="float" office:value="7654">
                <text:p>76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3914">
                <text:p>-3914</text:p>
              </table:table-cell>
              <table:table-cell office:value-type="float" office:value="-270">
                <text:p>-27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3925">
                <text:p>-3925</text:p>
              </table:table-cell>
              <table:table-cell office:value-type="float" office:value="-201">
                <text:p>-201</text:p>
              </table:table-cell>
              <table:table-cell office:value-type="float" office:value="7802">
                <text:p>78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3925">
                <text:p>-3925</text:p>
              </table:table-cell>
              <table:table-cell office:value-type="float" office:value="-179">
                <text:p>-179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3930">
                <text:p>-3930</text:p>
              </table:table-cell>
              <table:table-cell office:value-type="float" office:value="-212">
                <text:p>-212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3936">
                <text:p>-3936</text:p>
              </table:table-cell>
              <table:table-cell office:value-type="float" office:value="-263">
                <text:p>-263</text:p>
              </table:table-cell>
              <table:table-cell office:value-type="float" office:value="7995">
                <text:p>79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3914">
                <text:p>-3914</text:p>
              </table:table-cell>
              <table:table-cell office:value-type="float" office:value="-306">
                <text:p>-306</text:p>
              </table:table-cell>
              <table:table-cell office:value-type="float" office:value="8129">
                <text:p>81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3905">
                <text:p>-3905</text:p>
              </table:table-cell>
              <table:table-cell office:value-type="float" office:value="-334">
                <text:p>-334</text:p>
              </table:table-cell>
              <table:table-cell office:value-type="float" office:value="8177">
                <text:p>81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3904">
                <text:p>-3904</text:p>
              </table:table-cell>
              <table:table-cell office:value-type="float" office:value="-275">
                <text:p>-275</text:p>
              </table:table-cell>
              <table:table-cell office:value-type="float" office:value="8247">
                <text:p>82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3874">
                <text:p>-3874</text:p>
              </table:table-cell>
              <table:table-cell office:value-type="float" office:value="-217">
                <text:p>-217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3830">
                <text:p>-3830</text:p>
              </table:table-cell>
              <table:table-cell office:value-type="float" office:value="-184">
                <text:p>-184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855">
                <text:p>-3855</text:p>
              </table:table-cell>
              <table:table-cell office:value-type="float" office:value="-188">
                <text:p>-188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3856">
                <text:p>-3856</text:p>
              </table:table-cell>
              <table:table-cell office:value-type="float" office:value="-294">
                <text:p>-294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3846">
                <text:p>-3846</text:p>
              </table:table-cell>
              <table:table-cell office:value-type="float" office:value="-351">
                <text:p>-351</text:p>
              </table:table-cell>
              <table:table-cell office:value-type="float" office:value="8632">
                <text:p>863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3829">
                <text:p>-3829</text:p>
              </table:table-cell>
              <table:table-cell office:value-type="float" office:value="-336">
                <text:p>-336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822">
                <text:p>-3822</text:p>
              </table:table-cell>
              <table:table-cell office:value-type="float" office:value="-346">
                <text:p>-346</text:p>
              </table:table-cell>
              <table:table-cell office:value-type="float" office:value="8784">
                <text:p>87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3799">
                <text:p>-3799</text:p>
              </table:table-cell>
              <table:table-cell office:value-type="float" office:value="-284">
                <text:p>-284</text:p>
              </table:table-cell>
              <table:table-cell office:value-type="float" office:value="8826">
                <text:p>8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3748">
                <text:p>-3748</text:p>
              </table:table-cell>
              <table:table-cell office:value-type="float" office:value="-240">
                <text:p>-240</text:p>
              </table:table-cell>
              <table:table-cell office:value-type="float" office:value="8936">
                <text:p>893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3740">
                <text:p>-3740</text:p>
              </table:table-cell>
              <table:table-cell office:value-type="float" office:value="-232">
                <text:p>-232</text:p>
              </table:table-cell>
              <table:table-cell office:value-type="float" office:value="9012">
                <text:p>90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3722">
                <text:p>-3722</text:p>
              </table:table-cell>
              <table:table-cell office:value-type="float" office:value="-292">
                <text:p>-292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3725">
                <text:p>-3725</text:p>
              </table:table-cell>
              <table:table-cell office:value-type="float" office:value="-325">
                <text:p>-325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3694">
                <text:p>-3694</text:p>
              </table:table-cell>
              <table:table-cell office:value-type="float" office:value="-338">
                <text:p>-338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3644">
                <text:p>-3644</text:p>
              </table:table-cell>
              <table:table-cell office:value-type="float" office:value="-339">
                <text:p>-339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3624">
                <text:p>-3624</text:p>
              </table:table-cell>
              <table:table-cell office:value-type="float" office:value="-296">
                <text:p>-296</text:p>
              </table:table-cell>
              <table:table-cell office:value-type="float" office:value="9378">
                <text:p>937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3592">
                <text:p>-3592</text:p>
              </table:table-cell>
              <table:table-cell office:value-type="float" office:value="-270">
                <text:p>-27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3584">
                <text:p>-3584</text:p>
              </table:table-cell>
              <table:table-cell office:value-type="float" office:value="-267">
                <text:p>-267</text:p>
              </table:table-cell>
              <table:table-cell office:value-type="float" office:value="9508">
                <text:p>95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536">
                <text:p>-3536</text:p>
              </table:table-cell>
              <table:table-cell office:value-type="float" office:value="-308">
                <text:p>-308</text:p>
              </table:table-cell>
              <table:table-cell office:value-type="float" office:value="9585">
                <text:p>958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3496">
                <text:p>-3496</text:p>
              </table:table-cell>
              <table:table-cell office:value-type="float" office:value="-340">
                <text:p>-340</text:p>
              </table:table-cell>
              <table:table-cell office:value-type="float" office:value="9676">
                <text:p>967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3478">
                <text:p>-3478</text:p>
              </table:table-cell>
              <table:table-cell office:value-type="float" office:value="-379">
                <text:p>-379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3428">
                <text:p>-3428</text:p>
              </table:table-cell>
              <table:table-cell office:value-type="float" office:value="-391">
                <text:p>-391</text:p>
              </table:table-cell>
              <table:table-cell office:value-type="float" office:value="9816">
                <text:p>98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3394">
                <text:p>-3394</text:p>
              </table:table-cell>
              <table:table-cell office:value-type="float" office:value="-354">
                <text:p>-354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3373">
                <text:p>-3373</text:p>
              </table:table-cell>
              <table:table-cell office:value-type="float" office:value="-311">
                <text:p>-311</text:p>
              </table:table-cell>
              <table:table-cell office:value-type="float" office:value="9912">
                <text:p>99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3320">
                <text:p>-3320</text:p>
              </table:table-cell>
              <table:table-cell office:value-type="float" office:value="-319">
                <text:p>-319</text:p>
              </table:table-cell>
              <table:table-cell office:value-type="float" office:value="10006">
                <text:p>100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3290">
                <text:p>-3290</text:p>
              </table:table-cell>
              <table:table-cell office:value-type="float" office:value="-305">
                <text:p>-305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3219">
                <text:p>-3219</text:p>
              </table:table-cell>
              <table:table-cell office:value-type="float" office:value="-357">
                <text:p>-357</text:p>
              </table:table-cell>
              <table:table-cell office:value-type="float" office:value="10173">
                <text:p>1017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3191">
                <text:p>-3191</text:p>
              </table:table-cell>
              <table:table-cell office:value-type="float" office:value="-387">
                <text:p>-387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3186">
                <text:p>-3186</text:p>
              </table:table-cell>
              <table:table-cell office:value-type="float" office:value="-390">
                <text:p>-390</text:p>
              </table:table-cell>
              <table:table-cell office:value-type="float" office:value="10285">
                <text:p>1028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3078">
                <text:p>-3078</text:p>
              </table:table-cell>
              <table:table-cell office:value-type="float" office:value="-375">
                <text:p>-375</text:p>
              </table:table-cell>
              <table:table-cell office:value-type="float" office:value="10304">
                <text:p>103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3059">
                <text:p>-3059</text:p>
              </table:table-cell>
              <table:table-cell office:value-type="float" office:value="-318">
                <text:p>-318</text:p>
              </table:table-cell>
              <table:table-cell office:value-type="float" office:value="10358">
                <text:p>103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3030">
                <text:p>-3030</text:p>
              </table:table-cell>
              <table:table-cell office:value-type="float" office:value="-315">
                <text:p>-315</text:p>
              </table:table-cell>
              <table:table-cell office:value-type="float" office:value="10458">
                <text:p>104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991">
                <text:p>-2991</text:p>
              </table:table-cell>
              <table:table-cell office:value-type="float" office:value="-333">
                <text:p>-333</text:p>
              </table:table-cell>
              <table:table-cell office:value-type="float" office:value="10506">
                <text:p>1050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937">
                <text:p>-2937</text:p>
              </table:table-cell>
              <table:table-cell office:value-type="float" office:value="-360">
                <text:p>-360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862">
                <text:p>-2862</text:p>
              </table:table-cell>
              <table:table-cell office:value-type="float" office:value="-449">
                <text:p>-449</text:p>
              </table:table-cell>
              <table:table-cell office:value-type="float" office:value="10647">
                <text:p>106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810">
                <text:p>-2810</text:p>
              </table:table-cell>
              <table:table-cell office:value-type="float" office:value="-434">
                <text:p>-434</text:p>
              </table:table-cell>
              <table:table-cell office:value-type="float" office:value="10678">
                <text:p>1067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768">
                <text:p>-2768</text:p>
              </table:table-cell>
              <table:table-cell office:value-type="float" office:value="-445">
                <text:p>-445</text:p>
              </table:table-cell>
              <table:table-cell office:value-type="float" office:value="10742">
                <text:p>1074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717">
                <text:p>-2717</text:p>
              </table:table-cell>
              <table:table-cell office:value-type="float" office:value="-343">
                <text:p>-343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649">
                <text:p>-2649</text:p>
              </table:table-cell>
              <table:table-cell office:value-type="float" office:value="-325">
                <text:p>-325</text:p>
              </table:table-cell>
              <table:table-cell office:value-type="float" office:value="10822">
                <text:p>108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626">
                <text:p>-2626</text:p>
              </table:table-cell>
              <table:table-cell office:value-type="float" office:value="-323">
                <text:p>-323</text:p>
              </table:table-cell>
              <table:table-cell office:value-type="float" office:value="10926">
                <text:p>109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549">
                <text:p>-2549</text:p>
              </table:table-cell>
              <table:table-cell office:value-type="float" office:value="-360">
                <text:p>-360</text:p>
              </table:table-cell>
              <table:table-cell office:value-type="float" office:value="10978">
                <text:p>109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519">
                <text:p>-2519</text:p>
              </table:table-cell>
              <table:table-cell office:value-type="float" office:value="-430">
                <text:p>-430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446">
                <text:p>-2446</text:p>
              </table:table-cell>
              <table:table-cell office:value-type="float" office:value="-485">
                <text:p>-485</text:p>
              </table:table-cell>
              <table:table-cell office:value-type="float" office:value="11031">
                <text:p>110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354">
                <text:p>-2354</text:p>
              </table:table-cell>
              <table:table-cell office:value-type="float" office:value="-460">
                <text:p>-460</text:p>
              </table:table-cell>
              <table:table-cell office:value-type="float" office:value="11118">
                <text:p>111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321">
                <text:p>-2321</text:p>
              </table:table-cell>
              <table:table-cell office:value-type="float" office:value="-400">
                <text:p>-400</text:p>
              </table:table-cell>
              <table:table-cell office:value-type="float" office:value="11111">
                <text:p>111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263">
                <text:p>-2263</text:p>
              </table:table-cell>
              <table:table-cell office:value-type="float" office:value="-373">
                <text:p>-373</text:p>
              </table:table-cell>
              <table:table-cell office:value-type="float" office:value="11210">
                <text:p>112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2174">
                <text:p>-2174</text:p>
              </table:table-cell>
              <table:table-cell office:value-type="float" office:value="-317">
                <text:p>-317</text:p>
              </table:table-cell>
              <table:table-cell office:value-type="float" office:value="11275">
                <text:p>112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2120">
                <text:p>-2120</text:p>
              </table:table-cell>
              <table:table-cell office:value-type="float" office:value="-357">
                <text:p>-357</text:p>
              </table:table-cell>
              <table:table-cell office:value-type="float" office:value="11286">
                <text:p>1128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2079">
                <text:p>-2079</text:p>
              </table:table-cell>
              <table:table-cell office:value-type="float" office:value="-424">
                <text:p>-424</text:p>
              </table:table-cell>
              <table:table-cell office:value-type="float" office:value="11340">
                <text:p>1134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2027">
                <text:p>-2027</text:p>
              </table:table-cell>
              <table:table-cell office:value-type="float" office:value="-434">
                <text:p>-434</text:p>
              </table:table-cell>
              <table:table-cell office:value-type="float" office:value="11409">
                <text:p>114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954">
                <text:p>-1954</text:p>
              </table:table-cell>
              <table:table-cell office:value-type="float" office:value="-461">
                <text:p>-461</text:p>
              </table:table-cell>
              <table:table-cell office:value-type="float" office:value="11373">
                <text:p>1137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909">
                <text:p>-1909</text:p>
              </table:table-cell>
              <table:table-cell office:value-type="float" office:value="-411">
                <text:p>-411</text:p>
              </table:table-cell>
              <table:table-cell office:value-type="float" office:value="11420">
                <text:p>1142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860">
                <text:p>-1860</text:p>
              </table:table-cell>
              <table:table-cell office:value-type="float" office:value="-388">
                <text:p>-388</text:p>
              </table:table-cell>
              <table:table-cell office:value-type="float" office:value="11488">
                <text:p>114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779">
                <text:p>-1779</text:p>
              </table:table-cell>
              <table:table-cell office:value-type="float" office:value="-352">
                <text:p>-352</text:p>
              </table:table-cell>
              <table:table-cell office:value-type="float" office:value="11538">
                <text:p>1153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709">
                <text:p>-1709</text:p>
              </table:table-cell>
              <table:table-cell office:value-type="float" office:value="-401">
                <text:p>-401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628">
                <text:p>-1628</text:p>
              </table:table-cell>
              <table:table-cell office:value-type="float" office:value="-395">
                <text:p>-395</text:p>
              </table:table-cell>
              <table:table-cell office:value-type="float" office:value="11598">
                <text:p>1159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569">
                <text:p>-1569</text:p>
              </table:table-cell>
              <table:table-cell office:value-type="float" office:value="-441">
                <text:p>-441</text:p>
              </table:table-cell>
              <table:table-cell office:value-type="float" office:value="11681">
                <text:p>116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476">
                <text:p>-1476</text:p>
              </table:table-cell>
              <table:table-cell office:value-type="float" office:value="-451">
                <text:p>-451</text:p>
              </table:table-cell>
              <table:table-cell office:value-type="float" office:value="11649">
                <text:p>116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442">
                <text:p>-1442</text:p>
              </table:table-cell>
              <table:table-cell office:value-type="float" office:value="-410">
                <text:p>-410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354">
                <text:p>-1354</text:p>
              </table:table-cell>
              <table:table-cell office:value-type="float" office:value="-424">
                <text:p>-424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273">
                <text:p>-1273</text:p>
              </table:table-cell>
              <table:table-cell office:value-type="float" office:value="-391">
                <text:p>-391</text:p>
              </table:table-cell>
              <table:table-cell office:value-type="float" office:value="11740">
                <text:p>1174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214">
                <text:p>-1214</text:p>
              </table:table-cell>
              <table:table-cell office:value-type="float" office:value="-411">
                <text:p>-411</text:p>
              </table:table-cell>
              <table:table-cell office:value-type="float" office:value="11779">
                <text:p>117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103">
                <text:p>-1103</text:p>
              </table:table-cell>
              <table:table-cell office:value-type="float" office:value="-437">
                <text:p>-437</text:p>
              </table:table-cell>
              <table:table-cell office:value-type="float" office:value="11849">
                <text:p>118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044">
                <text:p>-1044</text:p>
              </table:table-cell>
              <table:table-cell office:value-type="float" office:value="-435">
                <text:p>-435</text:p>
              </table:table-cell>
              <table:table-cell office:value-type="float" office:value="11846">
                <text:p>1184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994">
                <text:p>-994</text:p>
              </table:table-cell>
              <table:table-cell office:value-type="float" office:value="-456">
                <text:p>-456</text:p>
              </table:table-cell>
              <table:table-cell office:value-type="float" office:value="11903">
                <text:p>119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944">
                <text:p>-944</text:p>
              </table:table-cell>
              <table:table-cell office:value-type="float" office:value="-449">
                <text:p>-449</text:p>
              </table:table-cell>
              <table:table-cell office:value-type="float" office:value="11926">
                <text:p>119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890">
                <text:p>-890</text:p>
              </table:table-cell>
              <table:table-cell office:value-type="float" office:value="-428">
                <text:p>-428</text:p>
              </table:table-cell>
              <table:table-cell office:value-type="float" office:value="11884">
                <text:p>118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777">
                <text:p>-777</text:p>
              </table:table-cell>
              <table:table-cell office:value-type="float" office:value="-422">
                <text:p>-422</text:p>
              </table:table-cell>
              <table:table-cell office:value-type="float" office:value="11921">
                <text:p>119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708">
                <text:p>-708</text:p>
              </table:table-cell>
              <table:table-cell office:value-type="float" office:value="-421">
                <text:p>-421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640">
                <text:p>-640</text:p>
              </table:table-cell>
              <table:table-cell office:value-type="float" office:value="-438">
                <text:p>-438</text:p>
              </table:table-cell>
              <table:table-cell office:value-type="float" office:value="11963">
                <text:p>119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574">
                <text:p>-574</text:p>
              </table:table-cell>
              <table:table-cell office:value-type="float" office:value="-432">
                <text:p>-432</text:p>
              </table:table-cell>
              <table:table-cell office:value-type="float" office:value="12007">
                <text:p>120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499">
                <text:p>-499</text:p>
              </table:table-cell>
              <table:table-cell office:value-type="float" office:value="-448">
                <text:p>-448</text:p>
              </table:table-cell>
              <table:table-cell office:value-type="float" office:value="11974">
                <text:p>119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424">
                <text:p>-424</text:p>
              </table:table-cell>
              <table:table-cell office:value-type="float" office:value="-467">
                <text:p>-467</text:p>
              </table:table-cell>
              <table:table-cell office:value-type="float" office:value="11994">
                <text:p>119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335">
                <text:p>-335</text:p>
              </table:table-cell>
              <table:table-cell office:value-type="float" office:value="-425">
                <text:p>-425</text:p>
              </table:table-cell>
              <table:table-cell office:value-type="float" office:value="12007">
                <text:p>120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260">
                <text:p>-260</text:p>
              </table:table-cell>
              <table:table-cell office:value-type="float" office:value="-434">
                <text:p>-434</text:p>
              </table:table-cell>
              <table:table-cell office:value-type="float" office:value="11995">
                <text:p>119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226">
                <text:p>-226</text:p>
              </table:table-cell>
              <table:table-cell office:value-type="float" office:value="-421">
                <text:p>-421</text:p>
              </table:table-cell>
              <table:table-cell office:value-type="float" office:value="12014">
                <text:p>1201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94">
                <text:p>-94</text:p>
              </table:table-cell>
              <table:table-cell office:value-type="float" office:value="-442">
                <text:p>-442</text:p>
              </table:table-cell>
              <table:table-cell office:value-type="float" office:value="12025">
                <text:p>120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43">
                <text:p>-43</text:p>
              </table:table-cell>
              <table:table-cell office:value-type="float" office:value="-421">
                <text:p>-421</text:p>
              </table:table-cell>
              <table:table-cell office:value-type="float" office:value="12027">
                <text:p>120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7">
                <text:p>27</text:p>
              </table:table-cell>
              <table:table-cell office:value-type="float" office:value="-434">
                <text:p>-434</text:p>
              </table:table-cell>
              <table:table-cell office:value-type="float" office:value="12062">
                <text:p>1206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16">
                <text:p>116</text:p>
              </table:table-cell>
              <table:table-cell office:value-type="float" office:value="-432">
                <text:p>-432</text:p>
              </table:table-cell>
              <table:table-cell office:value-type="float" office:value="12041">
                <text:p>1204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1">
                <text:p>171</text:p>
              </table:table-cell>
              <table:table-cell office:value-type="float" office:value="-449">
                <text:p>-449</text:p>
              </table:table-cell>
              <table:table-cell office:value-type="float" office:value="12063">
                <text:p>120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5">
                <text:p>245</text:p>
              </table:table-cell>
              <table:table-cell office:value-type="float" office:value="-400">
                <text:p>-400</text:p>
              </table:table-cell>
              <table:table-cell office:value-type="float" office:value="12033">
                <text:p>120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21">
                <text:p>321</text:p>
              </table:table-cell>
              <table:table-cell office:value-type="float" office:value="-416">
                <text:p>-416</text:p>
              </table:table-cell>
              <table:table-cell office:value-type="float" office:value="12084">
                <text:p>1208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8">
                <text:p>398</text:p>
              </table:table-cell>
              <table:table-cell office:value-type="float" office:value="-441">
                <text:p>-441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51">
                <text:p>451</text:p>
              </table:table-cell>
              <table:table-cell office:value-type="float" office:value="-426">
                <text:p>-426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08">
                <text:p>508</text:p>
              </table:table-cell>
              <table:table-cell office:value-type="float" office:value="-421">
                <text:p>-421</text:p>
              </table:table-cell>
              <table:table-cell office:value-type="float" office:value="12034">
                <text:p>1203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12">
                <text:p>612</text:p>
              </table:table-cell>
              <table:table-cell office:value-type="float" office:value="-439">
                <text:p>-439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70">
                <text:p>670</text:p>
              </table:table-cell>
              <table:table-cell office:value-type="float" office:value="-407">
                <text:p>-407</text:p>
              </table:table-cell>
              <table:table-cell office:value-type="float" office:value="12023">
                <text:p>1202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42">
                <text:p>742</text:p>
              </table:table-cell>
              <table:table-cell office:value-type="float" office:value="-398">
                <text:p>-398</text:p>
              </table:table-cell>
              <table:table-cell office:value-type="float" office:value="11998">
                <text:p>1199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17">
                <text:p>817</text:p>
              </table:table-cell>
              <table:table-cell office:value-type="float" office:value="-417">
                <text:p>-417</text:p>
              </table:table-cell>
              <table:table-cell office:value-type="float" office:value="12006">
                <text:p>120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72">
                <text:p>872</text:p>
              </table:table-cell>
              <table:table-cell office:value-type="float" office:value="-427">
                <text:p>-427</text:p>
              </table:table-cell>
              <table:table-cell office:value-type="float" office:value="12055">
                <text:p>1205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60">
                <text:p>960</text:p>
              </table:table-cell>
              <table:table-cell office:value-type="float" office:value="-421">
                <text:p>-421</text:p>
              </table:table-cell>
              <table:table-cell office:value-type="float" office:value="11975">
                <text:p>119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38">
                <text:p>1038</text:p>
              </table:table-cell>
              <table:table-cell office:value-type="float" office:value="-409">
                <text:p>-409</text:p>
              </table:table-cell>
              <table:table-cell office:value-type="float" office:value="11975">
                <text:p>119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24">
                <text:p>1124</text:p>
              </table:table-cell>
              <table:table-cell office:value-type="float" office:value="-415">
                <text:p>-415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184">
                <text:p>1184</text:p>
              </table:table-cell>
              <table:table-cell office:value-type="float" office:value="-405">
                <text:p>-405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28">
                <text:p>1228</text:p>
              </table:table-cell>
              <table:table-cell office:value-type="float" office:value="-460">
                <text:p>-460</text:p>
              </table:table-cell>
              <table:table-cell office:value-type="float" office:value="11901">
                <text:p>119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15">
                <text:p>1315</text:p>
              </table:table-cell>
              <table:table-cell office:value-type="float" office:value="-401">
                <text:p>-401</text:p>
              </table:table-cell>
              <table:table-cell office:value-type="float" office:value="11898">
                <text:p>1189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89">
                <text:p>1389</text:p>
              </table:table-cell>
              <table:table-cell office:value-type="float" office:value="-410">
                <text:p>-410</text:p>
              </table:table-cell>
              <table:table-cell office:value-type="float" office:value="11877">
                <text:p>118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74">
                <text:p>1474</text:p>
              </table:table-cell>
              <table:table-cell office:value-type="float" office:value="-424">
                <text:p>-424</text:p>
              </table:table-cell>
              <table:table-cell office:value-type="float" office:value="11871">
                <text:p>118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62">
                <text:p>1562</text:p>
              </table:table-cell>
              <table:table-cell office:value-type="float" office:value="-411">
                <text:p>-411</text:p>
              </table:table-cell>
              <table:table-cell office:value-type="float" office:value="11855">
                <text:p>118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26">
                <text:p>1626</text:p>
              </table:table-cell>
              <table:table-cell office:value-type="float" office:value="-412">
                <text:p>-412</text:p>
              </table:table-cell>
              <table:table-cell office:value-type="float" office:value="11804">
                <text:p>118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62">
                <text:p>1662</text:p>
              </table:table-cell>
              <table:table-cell office:value-type="float" office:value="-394">
                <text:p>-394</text:p>
              </table:table-cell>
              <table:table-cell office:value-type="float" office:value="11796">
                <text:p>117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19">
                <text:p>1719</text:p>
              </table:table-cell>
              <table:table-cell office:value-type="float" office:value="-410">
                <text:p>-410</text:p>
              </table:table-cell>
              <table:table-cell office:value-type="float" office:value="11795">
                <text:p>117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15">
                <text:p>1815</text:p>
              </table:table-cell>
              <table:table-cell office:value-type="float" office:value="-422">
                <text:p>-422</text:p>
              </table:table-cell>
              <table:table-cell office:value-type="float" office:value="11757">
                <text:p>1175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890">
                <text:p>1890</text:p>
              </table:table-cell>
              <table:table-cell office:value-type="float" office:value="-425">
                <text:p>-425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945">
                <text:p>1945</text:p>
              </table:table-cell>
              <table:table-cell office:value-type="float" office:value="-415">
                <text:p>-415</text:p>
              </table:table-cell>
              <table:table-cell office:value-type="float" office:value="11674">
                <text:p>1167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998">
                <text:p>1998</text:p>
              </table:table-cell>
              <table:table-cell office:value-type="float" office:value="-399">
                <text:p>-399</text:p>
              </table:table-cell>
              <table:table-cell office:value-type="float" office:value="11683">
                <text:p>116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74">
                <text:p>2074</text:p>
              </table:table-cell>
              <table:table-cell office:value-type="float" office:value="-385">
                <text:p>-385</text:p>
              </table:table-cell>
              <table:table-cell office:value-type="float" office:value="11619">
                <text:p>116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148">
                <text:p>2148</text:p>
              </table:table-cell>
              <table:table-cell office:value-type="float" office:value="-362">
                <text:p>-362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15">
                <text:p>2215</text:p>
              </table:table-cell>
              <table:table-cell office:value-type="float" office:value="-397">
                <text:p>-397</text:p>
              </table:table-cell>
              <table:table-cell office:value-type="float" office:value="11551">
                <text:p>1155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68">
                <text:p>2268</text:p>
              </table:table-cell>
              <table:table-cell office:value-type="float" office:value="-392">
                <text:p>-392</text:p>
              </table:table-cell>
              <table:table-cell office:value-type="float" office:value="11509">
                <text:p>115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83">
                <text:p>2283</text:p>
              </table:table-cell>
              <table:table-cell office:value-type="float" office:value="-410">
                <text:p>-410</text:p>
              </table:table-cell>
              <table:table-cell office:value-type="float" office:value="11472">
                <text:p>1147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325">
                <text:p>2325</text:p>
              </table:table-cell>
              <table:table-cell office:value-type="float" office:value="-447">
                <text:p>-447</text:p>
              </table:table-cell>
              <table:table-cell office:value-type="float" office:value="11466">
                <text:p>114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452">
                <text:p>2452</text:p>
              </table:table-cell>
              <table:table-cell office:value-type="float" office:value="-393">
                <text:p>-393</text:p>
              </table:table-cell>
              <table:table-cell office:value-type="float" office:value="11477">
                <text:p>114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507">
                <text:p>2507</text:p>
              </table:table-cell>
              <table:table-cell office:value-type="float" office:value="-377">
                <text:p>-377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573">
                <text:p>2573</text:p>
              </table:table-cell>
              <table:table-cell office:value-type="float" office:value="-361">
                <text:p>-361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29">
                <text:p>2629</text:p>
              </table:table-cell>
              <table:table-cell office:value-type="float" office:value="-375">
                <text:p>-375</text:p>
              </table:table-cell>
              <table:table-cell office:value-type="float" office:value="11277">
                <text:p>1127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72">
                <text:p>2672</text:p>
              </table:table-cell>
              <table:table-cell office:value-type="float" office:value="-403">
                <text:p>-403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16">
                <text:p>2716</text:p>
              </table:table-cell>
              <table:table-cell office:value-type="float" office:value="-380">
                <text:p>-380</text:p>
              </table:table-cell>
              <table:table-cell office:value-type="float" office:value="11201">
                <text:p>112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772">
                <text:p>2772</text:p>
              </table:table-cell>
              <table:table-cell office:value-type="float" office:value="-363">
                <text:p>-363</text:p>
              </table:table-cell>
              <table:table-cell office:value-type="float" office:value="11146">
                <text:p>111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44">
                <text:p>2844</text:p>
              </table:table-cell>
              <table:table-cell office:value-type="float" office:value="-363">
                <text:p>-363</text:p>
              </table:table-cell>
              <table:table-cell office:value-type="float" office:value="11117">
                <text:p>111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25">
                <text:p>2925</text:p>
              </table:table-cell>
              <table:table-cell office:value-type="float" office:value="-353">
                <text:p>-353</text:p>
              </table:table-cell>
              <table:table-cell office:value-type="float" office:value="11099">
                <text:p>1109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55">
                <text:p>2955</text:p>
              </table:table-cell>
              <table:table-cell office:value-type="float" office:value="-330">
                <text:p>-330</text:p>
              </table:table-cell>
              <table:table-cell office:value-type="float" office:value="11067">
                <text:p>110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021">
                <text:p>3021</text:p>
              </table:table-cell>
              <table:table-cell office:value-type="float" office:value="-329">
                <text:p>-329</text:p>
              </table:table-cell>
              <table:table-cell office:value-type="float" office:value="11033">
                <text:p>1103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037">
                <text:p>3037</text:p>
              </table:table-cell>
              <table:table-cell office:value-type="float" office:value="-362">
                <text:p>-362</text:p>
              </table:table-cell>
              <table:table-cell office:value-type="float" office:value="10952">
                <text:p>1095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085">
                <text:p>3085</text:p>
              </table:table-cell>
              <table:table-cell office:value-type="float" office:value="-369">
                <text:p>-369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155">
                <text:p>3155</text:p>
              </table:table-cell>
              <table:table-cell office:value-type="float" office:value="-384">
                <text:p>-384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180">
                <text:p>3180</text:p>
              </table:table-cell>
              <table:table-cell office:value-type="float" office:value="-368">
                <text:p>-368</text:p>
              </table:table-cell>
              <table:table-cell office:value-type="float" office:value="10744">
                <text:p>107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269">
                <text:p>3269</text:p>
              </table:table-cell>
              <table:table-cell office:value-type="float" office:value="-308">
                <text:p>-308</text:p>
              </table:table-cell>
              <table:table-cell office:value-type="float" office:value="10749">
                <text:p>1074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289">
                <text:p>3289</text:p>
              </table:table-cell>
              <table:table-cell office:value-type="float" office:value="-297">
                <text:p>-297</text:p>
              </table:table-cell>
              <table:table-cell office:value-type="float" office:value="10713">
                <text:p>107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334">
                <text:p>3334</text:p>
              </table:table-cell>
              <table:table-cell office:value-type="float" office:value="-311">
                <text:p>-311</text:p>
              </table:table-cell>
              <table:table-cell office:value-type="float" office:value="10632">
                <text:p>1063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384">
                <text:p>3384</text:p>
              </table:table-cell>
              <table:table-cell office:value-type="float" office:value="-337">
                <text:p>-337</text:p>
              </table:table-cell>
              <table:table-cell office:value-type="float" office:value="10595">
                <text:p>105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429">
                <text:p>3429</text:p>
              </table:table-cell>
              <table:table-cell office:value-type="float" office:value="-335">
                <text:p>-335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462">
                <text:p>3462</text:p>
              </table:table-cell>
              <table:table-cell office:value-type="float" office:value="-352">
                <text:p>-352</text:p>
              </table:table-cell>
              <table:table-cell office:value-type="float" office:value="10501">
                <text:p>105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517">
                <text:p>3517</text:p>
              </table:table-cell>
              <table:table-cell office:value-type="float" office:value="-335">
                <text:p>-335</text:p>
              </table:table-cell>
              <table:table-cell office:value-type="float" office:value="10404">
                <text:p>1040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579">
                <text:p>3579</text:p>
              </table:table-cell>
              <table:table-cell office:value-type="float" office:value="-311">
                <text:p>-311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600">
                <text:p>3600</text:p>
              </table:table-cell>
              <table:table-cell office:value-type="float" office:value="-294">
                <text:p>-294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639">
                <text:p>3639</text:p>
              </table:table-cell>
              <table:table-cell office:value-type="float" office:value="-267">
                <text:p>-267</text:p>
              </table:table-cell>
              <table:table-cell office:value-type="float" office:value="10245">
                <text:p>1024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695">
                <text:p>3695</text:p>
              </table:table-cell>
              <table:table-cell office:value-type="float" office:value="-313">
                <text:p>-313</text:p>
              </table:table-cell>
              <table:table-cell office:value-type="float" office:value="10184">
                <text:p>101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706">
                <text:p>3706</text:p>
              </table:table-cell>
              <table:table-cell office:value-type="float" office:value="-338">
                <text:p>-338</text:p>
              </table:table-cell>
              <table:table-cell office:value-type="float" office:value="10156">
                <text:p>101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732">
                <text:p>3732</text:p>
              </table:table-cell>
              <table:table-cell office:value-type="float" office:value="-339">
                <text:p>-339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771">
                <text:p>3771</text:p>
              </table:table-cell>
              <table:table-cell office:value-type="float" office:value="-323">
                <text:p>-323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828">
                <text:p>3828</text:p>
              </table:table-cell>
              <table:table-cell office:value-type="float" office:value="-271">
                <text:p>-271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836">
                <text:p>3836</text:p>
              </table:table-cell>
              <table:table-cell office:value-type="float" office:value="-255">
                <text:p>-255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880">
                <text:p>3880</text:p>
              </table:table-cell>
              <table:table-cell office:value-type="float" office:value="-230">
                <text:p>-230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867">
                <text:p>3867</text:p>
              </table:table-cell>
              <table:table-cell office:value-type="float" office:value="-298">
                <text:p>-298</text:p>
              </table:table-cell>
              <table:table-cell office:value-type="float" office:value="9779">
                <text:p>97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942">
                <text:p>3942</text:p>
              </table:table-cell>
              <table:table-cell office:value-type="float" office:value="-311">
                <text:p>-311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945">
                <text:p>3945</text:p>
              </table:table-cell>
              <table:table-cell office:value-type="float" office:value="-339">
                <text:p>-339</text:p>
              </table:table-cell>
              <table:table-cell office:value-type="float" office:value="9703">
                <text:p>970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000">
                <text:p>4000</text:p>
              </table:table-cell>
              <table:table-cell office:value-type="float" office:value="-311">
                <text:p>-311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043">
                <text:p>4043</text:p>
              </table:table-cell>
              <table:table-cell office:value-type="float" office:value="-270">
                <text:p>-270</text:p>
              </table:table-cell>
              <table:table-cell office:value-type="float" office:value="9528">
                <text:p>952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060">
                <text:p>4060</text:p>
              </table:table-cell>
              <table:table-cell office:value-type="float" office:value="-227">
                <text:p>-227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085">
                <text:p>4085</text:p>
              </table:table-cell>
              <table:table-cell office:value-type="float" office:value="-238">
                <text:p>-238</text:p>
              </table:table-cell>
              <table:table-cell office:value-type="float" office:value="9363">
                <text:p>93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062">
                <text:p>4062</text:p>
              </table:table-cell>
              <table:table-cell office:value-type="float" office:value="-260">
                <text:p>-260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087">
                <text:p>4087</text:p>
              </table:table-cell>
              <table:table-cell office:value-type="float" office:value="-268">
                <text:p>-268</text:p>
              </table:table-cell>
              <table:table-cell office:value-type="float" office:value="9286">
                <text:p>928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111">
                <text:p>4111</text:p>
              </table:table-cell>
              <table:table-cell office:value-type="float" office:value="-275">
                <text:p>-275</text:p>
              </table:table-cell>
              <table:table-cell office:value-type="float" office:value="9237">
                <text:p>92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162">
                <text:p>4162</text:p>
              </table:table-cell>
              <table:table-cell office:value-type="float" office:value="-293">
                <text:p>-293</text:p>
              </table:table-cell>
              <table:table-cell office:value-type="float" office:value="9106">
                <text:p>91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170">
                <text:p>4170</text:p>
              </table:table-cell>
              <table:table-cell office:value-type="float" office:value="-293">
                <text:p>-293</text:p>
              </table:table-cell>
              <table:table-cell office:value-type="float" office:value="9066">
                <text:p>906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178">
                <text:p>4178</text:p>
              </table:table-cell>
              <table:table-cell office:value-type="float" office:value="-212">
                <text:p>-212</text:p>
              </table:table-cell>
              <table:table-cell office:value-type="float" office:value="9001">
                <text:p>900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10">
                <text:p>4210</text:p>
              </table:table-cell>
              <table:table-cell office:value-type="float" office:value="-226">
                <text:p>-226</text:p>
              </table:table-cell>
              <table:table-cell office:value-type="float" office:value="8946">
                <text:p>89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34">
                <text:p>4234</text:p>
              </table:table-cell>
              <table:table-cell office:value-type="float" office:value="-210">
                <text:p>-210</text:p>
              </table:table-cell>
              <table:table-cell office:value-type="float" office:value="8887">
                <text:p>888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24">
                <text:p>4224</text:p>
              </table:table-cell>
              <table:table-cell office:value-type="float" office:value="-243">
                <text:p>-243</text:p>
              </table:table-cell>
              <table:table-cell office:value-type="float" office:value="8857">
                <text:p>885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258">
                <text:p>4258</text:p>
              </table:table-cell>
              <table:table-cell office:value-type="float" office:value="-260">
                <text:p>-260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89">
                <text:p>4289</text:p>
              </table:table-cell>
              <table:table-cell office:value-type="float" office:value="-257">
                <text:p>-257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96">
                <text:p>4296</text:p>
              </table:table-cell>
              <table:table-cell office:value-type="float" office:value="-241">
                <text:p>-241</text:p>
              </table:table-cell>
              <table:table-cell office:value-type="float" office:value="8591">
                <text:p>85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72">
                <text:p>4272</text:p>
              </table:table-cell>
              <table:table-cell office:value-type="float" office:value="-191">
                <text:p>-191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80">
                <text:p>4280</text:p>
              </table:table-cell>
              <table:table-cell office:value-type="float" office:value="-198">
                <text:p>-198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282">
                <text:p>4282</text:p>
              </table:table-cell>
              <table:table-cell office:value-type="float" office:value="-186">
                <text:p>-186</text:p>
              </table:table-cell>
              <table:table-cell office:value-type="float" office:value="8434">
                <text:p>843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317">
                <text:p>4317</text:p>
              </table:table-cell>
              <table:table-cell office:value-type="float" office:value="-202">
                <text:p>-202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340">
                <text:p>4340</text:p>
              </table:table-cell>
              <table:table-cell office:value-type="float" office:value="-233">
                <text:p>-233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343">
                <text:p>4343</text:p>
              </table:table-cell>
              <table:table-cell office:value-type="float" office:value="-245">
                <text:p>-245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352">
                <text:p>4352</text:p>
              </table:table-cell>
              <table:table-cell office:value-type="float" office:value="-217">
                <text:p>-217</text:p>
              </table:table-cell>
              <table:table-cell office:value-type="float" office:value="8151">
                <text:p>81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340">
                <text:p>4340</text:p>
              </table:table-cell>
              <table:table-cell office:value-type="float" office:value="-207">
                <text:p>-207</text:p>
              </table:table-cell>
              <table:table-cell office:value-type="float" office:value="8067">
                <text:p>80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318">
                <text:p>4318</text:p>
              </table:table-cell>
              <table:table-cell office:value-type="float" office:value="-153">
                <text:p>-153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341">
                <text:p>4341</text:p>
              </table:table-cell>
              <table:table-cell office:value-type="float" office:value="-175">
                <text:p>-175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308">
                <text:p>4308</text:p>
              </table:table-cell>
              <table:table-cell office:value-type="float" office:value="-192">
                <text:p>-192</text:p>
              </table:table-cell>
              <table:table-cell office:value-type="float" office:value="7916">
                <text:p>79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314">
                <text:p>4314</text:p>
              </table:table-cell>
              <table:table-cell office:value-type="float" office:value="-218">
                <text:p>-218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314">
                <text:p>4314</text:p>
              </table:table-cell>
              <table:table-cell office:value-type="float" office:value="-236">
                <text:p>-236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321">
                <text:p>4321</text:p>
              </table:table-cell>
              <table:table-cell office:value-type="float" office:value="-216">
                <text:p>-216</text:p>
              </table:table-cell>
              <table:table-cell office:value-type="float" office:value="7751">
                <text:p>775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325">
                <text:p>4325</text:p>
              </table:table-cell>
              <table:table-cell office:value-type="float" office:value="-174">
                <text:p>-174</text:p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304">
                <text:p>4304</text:p>
              </table:table-cell>
              <table:table-cell office:value-type="float" office:value="-142">
                <text:p>-142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305">
                <text:p>4305</text:p>
              </table:table-cell>
              <table:table-cell office:value-type="float" office:value="-138">
                <text:p>-138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299">
                <text:p>4299</text:p>
              </table:table-cell>
              <table:table-cell office:value-type="float" office:value="-151">
                <text:p>-151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233">
                <text:p>4233</text:p>
              </table:table-cell>
              <table:table-cell office:value-type="float" office:value="-190">
                <text:p>-190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248">
                <text:p>4248</text:p>
              </table:table-cell>
              <table:table-cell office:value-type="float" office:value="-185">
                <text:p>-185</text:p>
              </table:table-cell>
              <table:table-cell office:value-type="float" office:value="7311">
                <text:p>73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268">
                <text:p>4268</text:p>
              </table:table-cell>
              <table:table-cell office:value-type="float" office:value="-190">
                <text:p>-190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265">
                <text:p>4265</text:p>
              </table:table-cell>
              <table:table-cell office:value-type="float" office:value="-151">
                <text:p>-151</text:p>
              </table:table-cell>
              <table:table-cell office:value-type="float" office:value="7148">
                <text:p>71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240">
                <text:p>4240</text:p>
              </table:table-cell>
              <table:table-cell office:value-type="float" office:value="-140">
                <text:p>-140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245">
                <text:p>4245</text:p>
              </table:table-cell>
              <table:table-cell office:value-type="float" office:value="-101">
                <text:p>-101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217">
                <text:p>4217</text:p>
              </table:table-cell>
              <table:table-cell office:value-type="float" office:value="-113">
                <text:p>-113</text:p>
              </table:table-cell>
              <table:table-cell office:value-type="float" office:value="6964">
                <text:p>696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217">
                <text:p>4217</text:p>
              </table:table-cell>
              <table:table-cell office:value-type="float" office:value="-103">
                <text:p>-103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179">
                <text:p>4179</text:p>
              </table:table-cell>
              <table:table-cell office:value-type="float" office:value="-170">
                <text:p>-170</text:p>
              </table:table-cell>
              <table:table-cell office:value-type="float" office:value="6886">
                <text:p>688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193">
                <text:p>4193</text:p>
              </table:table-cell>
              <table:table-cell office:value-type="float" office:value="-154">
                <text:p>-154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160">
                <text:p>4160</text:p>
              </table:table-cell>
              <table:table-cell office:value-type="float" office:value="-145">
                <text:p>-145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131">
                <text:p>4131</text:p>
              </table:table-cell>
              <table:table-cell office:value-type="float" office:value="-119">
                <text:p>-119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109">
                <text:p>4109</text:p>
              </table:table-cell>
              <table:table-cell office:value-type="float" office:value="-111">
                <text:p>-111</text:p>
              </table:table-cell>
              <table:table-cell office:value-type="float" office:value="6595">
                <text:p>65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096">
                <text:p>4096</text:p>
              </table:table-cell>
              <table:table-cell office:value-type="float" office:value="-73">
                <text:p>-73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050">
                <text:p>4050</text:p>
              </table:table-cell>
              <table:table-cell office:value-type="float" office:value="-121">
                <text:p>-121</text:p>
              </table:table-cell>
              <table:table-cell office:value-type="float" office:value="6505">
                <text:p>65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018">
                <text:p>4018</text:p>
              </table:table-cell>
              <table:table-cell office:value-type="float" office:value="-100">
                <text:p>-100</text:p>
              </table:table-cell>
              <table:table-cell office:value-type="float" office:value="6463">
                <text:p>646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028">
                <text:p>4028</text:p>
              </table:table-cell>
              <table:table-cell office:value-type="float" office:value="-141">
                <text:p>-141</text:p>
              </table:table-cell>
              <table:table-cell office:value-type="float" office:value="6411">
                <text:p>64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998">
                <text:p>3998</text:p>
              </table:table-cell>
              <table:table-cell office:value-type="float" office:value="-154">
                <text:p>-154</text:p>
              </table:table-cell>
              <table:table-cell office:value-type="float" office:value="6374">
                <text:p>63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980">
                <text:p>3980</text:p>
              </table:table-cell>
              <table:table-cell office:value-type="float" office:value="-129">
                <text:p>-129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941">
                <text:p>3941</text:p>
              </table:table-cell>
              <table:table-cell office:value-type="float" office:value="-111">
                <text:p>-111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937">
                <text:p>3937</text:p>
              </table:table-cell>
              <table:table-cell office:value-type="float" office:value="-62">
                <text:p>-62</text:p>
              </table:table-cell>
              <table:table-cell office:value-type="float" office:value="6157">
                <text:p>61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909">
                <text:p>3909</text:p>
              </table:table-cell>
              <table:table-cell office:value-type="float" office:value="-58">
                <text:p>-58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876">
                <text:p>3876</text:p>
              </table:table-cell>
              <table:table-cell office:value-type="float" office:value="-96">
                <text:p>-96</text:p>
              </table:table-cell>
              <table:table-cell office:value-type="float" office:value="6077">
                <text:p>60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08">
                <text:p>3808</text:p>
              </table:table-cell>
              <table:table-cell office:value-type="float" office:value="-106">
                <text:p>-10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70">
                <text:p>3770</text:p>
              </table:table-cell>
              <table:table-cell office:value-type="float" office:value="-102">
                <text:p>-102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739">
                <text:p>3739</text:p>
              </table:table-cell>
              <table:table-cell office:value-type="float" office:value="-99">
                <text:p>-99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746">
                <text:p>3746</text:p>
              </table:table-cell>
              <table:table-cell office:value-type="float" office:value="-88">
                <text:p>-88</text:p>
              </table:table-cell>
              <table:table-cell office:value-type="float" office:value="5830">
                <text:p>583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690">
                <text:p>3690</text:p>
              </table:table-cell>
              <table:table-cell office:value-type="float" office:value="-84">
                <text:p>-84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659">
                <text:p>3659</text:p>
              </table:table-cell>
              <table:table-cell office:value-type="float" office:value="-79">
                <text:p>-79</text:p>
              </table:table-cell>
              <table:table-cell office:value-type="float" office:value="5731">
                <text:p>57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626">
                <text:p>3626</text:p>
              </table:table-cell>
              <table:table-cell office:value-type="float" office:value="-68">
                <text:p>-68</text:p>
              </table:table-cell>
              <table:table-cell office:value-type="float" office:value="5657">
                <text:p>56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595">
                <text:p>3595</text:p>
              </table:table-cell>
              <table:table-cell office:value-type="float" office:value="-90">
                <text:p>-90</text:p>
              </table:table-cell>
              <table:table-cell office:value-type="float" office:value="5639">
                <text:p>563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560">
                <text:p>3560</text:p>
              </table:table-cell>
              <table:table-cell office:value-type="float" office:value="-96">
                <text:p>-96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541">
                <text:p>3541</text:p>
              </table:table-cell>
              <table:table-cell office:value-type="float" office:value="-87">
                <text:p>-87</text:p>
              </table:table-cell>
              <table:table-cell office:value-type="float" office:value="5544">
                <text:p>55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502">
                <text:p>3502</text:p>
              </table:table-cell>
              <table:table-cell office:value-type="float" office:value="-96">
                <text:p>-96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463">
                <text:p>3463</text:p>
              </table:table-cell>
              <table:table-cell office:value-type="float" office:value="-69">
                <text:p>-69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26">
                <text:p>3426</text:p>
              </table:table-cell>
              <table:table-cell office:value-type="float" office:value="-50">
                <text:p>-5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382">
                <text:p>3382</text:p>
              </table:table-cell>
              <table:table-cell office:value-type="float" office:value="-33">
                <text:p>-33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345">
                <text:p>3345</text:p>
              </table:table-cell>
              <table:table-cell office:value-type="float" office:value="-105">
                <text:p>-105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286">
                <text:p>3286</text:p>
              </table:table-cell>
              <table:table-cell office:value-type="float" office:value="-59">
                <text:p>-59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260">
                <text:p>3260</text:p>
              </table:table-cell>
              <table:table-cell office:value-type="float" office:value="-89">
                <text:p>-89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208">
                <text:p>3208</text:p>
              </table:table-cell>
              <table:table-cell office:value-type="float" office:value="-74">
                <text:p>-74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73">
                <text:p>3173</text:p>
              </table:table-cell>
              <table:table-cell office:value-type="float" office:value="-46">
                <text:p>-46</text:p>
              </table:table-cell>
              <table:table-cell office:value-type="float" office:value="5105">
                <text:p>510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22">
                <text:p>3122</text:p>
              </table:table-cell>
              <table:table-cell office:value-type="float" office:value="-33">
                <text:p>-33</text:p>
              </table:table-cell>
              <table:table-cell office:value-type="float" office:value="5036">
                <text:p>503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062">
                <text:p>3062</text:p>
              </table:table-cell>
              <table:table-cell office:value-type="float" office:value="-34">
                <text:p>-34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47">
                <text:p>3047</text:p>
              </table:table-cell>
              <table:table-cell office:value-type="float" office:value="-64">
                <text:p>-64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87">
                <text:p>2987</text:p>
              </table:table-cell>
              <table:table-cell office:value-type="float" office:value="-63">
                <text:p>-63</text:p>
              </table:table-cell>
              <table:table-cell office:value-type="float" office:value="4923">
                <text:p>492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48">
                <text:p>2948</text:p>
              </table:table-cell>
              <table:table-cell office:value-type="float" office:value="-93">
                <text:p>-93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42">
                <text:p>2942</text:p>
              </table:table-cell>
              <table:table-cell office:value-type="float" office:value="-60">
                <text:p>-60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860">
                <text:p>2860</text:p>
              </table:table-cell>
              <table:table-cell office:value-type="float" office:value="-45">
                <text:p>-45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825">
                <text:p>2825</text:p>
              </table:table-cell>
              <table:table-cell office:value-type="float" office:value="-45">
                <text:p>-45</text:p>
              </table:table-cell>
              <table:table-cell office:value-type="float" office:value="4761">
                <text:p>47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785">
                <text:p>2785</text:p>
              </table:table-cell>
              <table:table-cell office:value-type="float" office:value="0">
                <text:p>0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722">
                <text:p>2722</text:p>
              </table:table-cell>
              <table:table-cell office:value-type="float" office:value="-27">
                <text:p>-27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681">
                <text:p>2681</text:p>
              </table:table-cell>
              <table:table-cell office:value-type="float" office:value="-28">
                <text:p>-28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658">
                <text:p>2658</text:p>
              </table:table-cell>
              <table:table-cell office:value-type="float" office:value="-62">
                <text:p>-62</text:p>
              </table:table-cell>
              <table:table-cell office:value-type="float" office:value="4638">
                <text:p>46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603">
                <text:p>2603</text:p>
              </table:table-cell>
              <table:table-cell office:value-type="float" office:value="-37">
                <text:p>-37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536">
                <text:p>2536</text:p>
              </table:table-cell>
              <table:table-cell office:value-type="float" office:value="-56">
                <text:p>-56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89">
                <text:p>2489</text:p>
              </table:table-cell>
              <table:table-cell office:value-type="float" office:value="-37">
                <text:p>-37</text:p>
              </table:table-cell>
              <table:table-cell office:value-type="float" office:value="4491">
                <text:p>44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43">
                <text:p>2443</text:p>
              </table:table-cell>
              <table:table-cell office:value-type="float" office:value="-44">
                <text:p>-44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20">
                <text:p>2420</text:p>
              </table:table-cell>
              <table:table-cell office:value-type="float" office:value="-34">
                <text:p>-34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336">
                <text:p>2336</text:p>
              </table:table-cell>
              <table:table-cell office:value-type="float" office:value="-24">
                <text:p>-24</text:p>
              </table:table-cell>
              <table:table-cell office:value-type="float" office:value="4408">
                <text:p>440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271">
                <text:p>2271</text:p>
              </table:table-cell>
              <table:table-cell office:value-type="float" office:value="-4">
                <text:p>-4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228">
                <text:p>2228</text:p>
              </table:table-cell>
              <table:table-cell office:value-type="float" office:value="-19">
                <text:p>-19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77">
                <text:p>2177</text:p>
              </table:table-cell>
              <table:table-cell office:value-type="float" office:value="-41">
                <text:p>-41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57">
                <text:p>2157</text:p>
              </table:table-cell>
              <table:table-cell office:value-type="float" office:value="-25">
                <text:p>-25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67">
                <text:p>2067</text:p>
              </table:table-cell>
              <table:table-cell office:value-type="float" office:value="-59">
                <text:p>-59</text:p>
              </table:table-cell>
              <table:table-cell office:value-type="float" office:value="4285">
                <text:p>428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18">
                <text:p>2018</text:p>
              </table:table-cell>
              <table:table-cell office:value-type="float" office:value="-27">
                <text:p>-27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962">
                <text:p>1962</text:p>
              </table:table-cell>
              <table:table-cell office:value-type="float" office:value="-13">
                <text:p>-13</text:p>
              </table:table-cell>
              <table:table-cell office:value-type="float" office:value="4212">
                <text:p>421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911">
                <text:p>1911</text:p>
              </table:table-cell>
              <table:table-cell office:value-type="float" office:value="24">
                <text:p>24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841">
                <text:p>1841</text:p>
              </table:table-cell>
              <table:table-cell office:value-type="float" office:value="-35">
                <text:p>-35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800">
                <text:p>1800</text:p>
              </table:table-cell>
              <table:table-cell office:value-type="float" office:value="-29">
                <text:p>-29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49">
                <text:p>1749</text:p>
              </table:table-cell>
              <table:table-cell office:value-type="float" office:value="-11">
                <text:p>-11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60">
                <text:p>1660</text:p>
              </table:table-cell>
              <table:table-cell office:value-type="float" office:value="-46">
                <text:p>-46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09">
                <text:p>1609</text:p>
              </table:table-cell>
              <table:table-cell office:value-type="float" office:value="-20">
                <text:p>-20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58">
                <text:p>1558</text:p>
              </table:table-cell>
              <table:table-cell office:value-type="float" office:value="-19">
                <text:p>-19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22">
                <text:p>1522</text:p>
              </table:table-cell>
              <table:table-cell office:value-type="float" office:value="-15">
                <text:p>-15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489">
                <text:p>1489</text:p>
              </table:table-cell>
              <table:table-cell office:value-type="float" office:value="5">
                <text:p>5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427">
                <text:p>1427</text:p>
              </table:table-cell>
              <table:table-cell office:value-type="float" office:value="3">
                <text:p>3</text:p>
              </table:table-cell>
              <table:table-cell office:value-type="float" office:value="3982">
                <text:p>398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340">
                <text:p>1340</text:p>
              </table:table-cell>
              <table:table-cell office:value-type="float" office:value="-25">
                <text:p>-25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70">
                <text:p>1270</text:p>
              </table:table-cell>
              <table:table-cell office:value-type="float" office:value="-7">
                <text:p>-7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253">
                <text:p>1253</text:p>
              </table:table-cell>
              <table:table-cell office:value-type="float" office:value="-18">
                <text:p>-18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97">
                <text:p>1197</text:p>
              </table:table-cell>
              <table:table-cell office:value-type="float" office:value="-20">
                <text:p>-20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23">
                <text:p>1123</text:p>
              </table:table-cell>
              <table:table-cell office:value-type="float" office:value="3">
                <text:p>3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76">
                <text:p>1076</text:p>
              </table:table-cell>
              <table:table-cell office:value-type="float" office:value="8">
                <text:p>8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3932">
                <text:p>393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01">
                <text:p>1001</text:p>
              </table:table-cell>
              <table:table-cell office:value-type="float" office:value="3">
                <text:p>3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01">
                <text:p>901</text:p>
              </table:table-cell>
              <table:table-cell office:value-type="float" office:value="7">
                <text:p>7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31">
                <text:p>831</text:p>
              </table:table-cell>
              <table:table-cell office:value-type="float" office:value="-3">
                <text:p>-3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61">
                <text:p>761</text:p>
              </table:table-cell>
              <table:table-cell office:value-type="float" office:value="-44">
                <text:p>-44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27">
                <text:p>727</text:p>
              </table:table-cell>
              <table:table-cell office:value-type="float" office:value="-34">
                <text:p>-34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78">
                <text:p>678</text:p>
              </table:table-cell>
              <table:table-cell office:value-type="float" office:value="-5">
                <text:p>-5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31">
                <text:p>631</text:p>
              </table:table-cell>
              <table:table-cell office:value-type="float" office:value="-29">
                <text:p>-29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87">
                <text:p>587</text:p>
              </table:table-cell>
              <table:table-cell office:value-type="float" office:value="16">
                <text:p>16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85">
                <text:p>485</text:p>
              </table:table-cell>
              <table:table-cell office:value-type="float" office:value="-6">
                <text:p>-6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47">
                <text:p>447</text:p>
              </table:table-cell>
              <table:table-cell office:value-type="float" office:value="-20">
                <text:p>-20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69">
                <text:p>369</text:p>
              </table:table-cell>
              <table:table-cell office:value-type="float" office:value="-19">
                <text:p>-19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55">
                <text:p>355</text:p>
              </table:table-cell>
              <table:table-cell office:value-type="float" office:value="-12">
                <text:p>-12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50">
                <text:p>150</text:p>
              </table:table-cell>
              <table:table-cell office:value-type="float" office:value="-13">
                <text:p>-13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0">
                <text:p>70</text:p>
              </table:table-cell>
              <table:table-cell office:value-type="float" office:value="-12">
                <text:p>-12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5">
                <text:p>25</text:p>
              </table:table-cell>
              <table:table-cell office:value-type="float" office:value="-9">
                <text:p>-9</text:p>
              </table:table-cell>
              <table:table-cell office:value-type="float" office:value="3818">
                <text:p>38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22">
                <text:p>-22</text:p>
              </table:table-cell>
              <table:table-cell office:value-type="float" office:value="-27">
                <text:p>-27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46">
                <text:p>-46</text:p>
              </table:table-cell>
              <table:table-cell office:value-type="float" office:value="-28">
                <text:p>-28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114">
                <text:p>-114</text:p>
              </table:table-cell>
              <table:table-cell office:value-type="float" office:value="-22">
                <text:p>-22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207">
                <text:p>-207</text:p>
              </table:table-cell>
              <table:table-cell office:value-type="float" office:value="-24">
                <text:p>-24</text:p>
              </table:table-cell>
              <table:table-cell office:value-type="float" office:value="3829">
                <text:p>38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252">
                <text:p>-252</text:p>
              </table:table-cell>
              <table:table-cell office:value-type="float" office:value="-20">
                <text:p>-20</text:p>
              </table:table-cell>
              <table:table-cell office:value-type="float" office:value="3833">
                <text:p>38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301">
                <text:p>-301</text:p>
              </table:table-cell>
              <table:table-cell office:value-type="float" office:value="-14">
                <text:p>-14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376">
                <text:p>-376</text:p>
              </table:table-cell>
              <table:table-cell office:value-type="float" office:value="-20">
                <text:p>-20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416">
                <text:p>-416</text:p>
              </table:table-cell>
              <table:table-cell office:value-type="float" office:value="-17">
                <text:p>-17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492">
                <text:p>-492</text:p>
              </table:table-cell>
              <table:table-cell office:value-type="float" office:value="-23">
                <text:p>-23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539">
                <text:p>-539</text:p>
              </table:table-cell>
              <table:table-cell office:value-type="float" office:value="-22">
                <text:p>-22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610">
                <text:p>-610</text:p>
              </table:table-cell>
              <table:table-cell office:value-type="float" office:value="5">
                <text:p>5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634">
                <text:p>-634</text:p>
              </table:table-cell>
              <table:table-cell office:value-type="float" office:value="17">
                <text:p>17</text:p>
              </table:table-cell>
              <table:table-cell office:value-type="float" office:value="3919">
                <text:p>391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712">
                <text:p>-712</text:p>
              </table:table-cell>
              <table:table-cell office:value-type="float" office:value="-10">
                <text:p>-1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748">
                <text:p>-748</text:p>
              </table:table-cell>
              <table:table-cell office:value-type="float" office:value="-28">
                <text:p>-28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844">
                <text:p>-844</text:p>
              </table:table-cell>
              <table:table-cell office:value-type="float" office:value="-28">
                <text:p>-28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872">
                <text:p>-872</text:p>
              </table:table-cell>
              <table:table-cell office:value-type="float" office:value="-25">
                <text:p>-25</text:p>
              </table:table-cell>
              <table:table-cell office:value-type="float" office:value="3922">
                <text:p>39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917">
                <text:p>-917</text:p>
              </table:table-cell>
              <table:table-cell office:value-type="float" office:value="-16">
                <text:p>-16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987">
                <text:p>-987</text:p>
              </table:table-cell>
              <table:table-cell office:value-type="float" office:value="-35">
                <text:p>-35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1048">
                <text:p>-1048</text:p>
              </table:table-cell>
              <table:table-cell office:value-type="float" office:value="-38">
                <text:p>-38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1087">
                <text:p>-1087</text:p>
              </table:table-cell>
              <table:table-cell office:value-type="float" office:value="-44">
                <text:p>-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1134">
                <text:p>-1134</text:p>
              </table:table-cell>
              <table:table-cell office:value-type="float" office:value="-44">
                <text:p>-44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1198">
                <text:p>-1198</text:p>
              </table:table-cell>
              <table:table-cell office:value-type="float" office:value="-51">
                <text:p>-51</text:p>
              </table:table-cell>
              <table:table-cell office:value-type="float" office:value="4070">
                <text:p>407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1271">
                <text:p>-1271</text:p>
              </table:table-cell>
              <table:table-cell office:value-type="float" office:value="-22">
                <text:p>-22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1308">
                <text:p>-1308</text:p>
              </table:table-cell>
              <table:table-cell office:value-type="float" office:value="-37">
                <text:p>-37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1329">
                <text:p>-1329</text:p>
              </table:table-cell>
              <table:table-cell office:value-type="float" office:value="-61">
                <text:p>-61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1409">
                <text:p>-1409</text:p>
              </table:table-cell>
              <table:table-cell office:value-type="float" office:value="-19">
                <text:p>-19</text:p>
              </table:table-cell>
              <table:table-cell office:value-type="float" office:value="4166">
                <text:p>416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1450">
                <text:p>-1450</text:p>
              </table:table-cell>
              <table:table-cell office:value-type="float" office:value="-28">
                <text:p>-28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1527">
                <text:p>-1527</text:p>
              </table:table-cell>
              <table:table-cell office:value-type="float" office:value="-61">
                <text:p>-61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1557">
                <text:p>-1557</text:p>
              </table:table-cell>
              <table:table-cell office:value-type="float" office:value="-60">
                <text:p>-60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1616">
                <text:p>-1616</text:p>
              </table:table-cell>
              <table:table-cell office:value-type="float" office:value="-48">
                <text:p>-48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1659">
                <text:p>-1659</text:p>
              </table:table-cell>
              <table:table-cell office:value-type="float" office:value="-46">
                <text:p>-46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1709">
                <text:p>-1709</text:p>
              </table:table-cell>
              <table:table-cell office:value-type="float" office:value="-54">
                <text:p>-54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1786">
                <text:p>-1786</text:p>
              </table:table-cell>
              <table:table-cell office:value-type="float" office:value="-41">
                <text:p>-41</text:p>
              </table:table-cell>
              <table:table-cell office:value-type="float" office:value="4370">
                <text:p>437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1805">
                <text:p>-1805</text:p>
              </table:table-cell>
              <table:table-cell office:value-type="float" office:value="-38">
                <text:p>-38</text:p>
              </table:table-cell>
              <table:table-cell office:value-type="float" office:value="4338">
                <text:p>433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1871">
                <text:p>-1871</text:p>
              </table:table-cell>
              <table:table-cell office:value-type="float" office:value="-37">
                <text:p>-37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1914">
                <text:p>-1914</text:p>
              </table:table-cell>
              <table:table-cell office:value-type="float" office:value="-36">
                <text:p>-36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1966">
                <text:p>-1966</text:p>
              </table:table-cell>
              <table:table-cell office:value-type="float" office:value="-53">
                <text:p>-53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2028">
                <text:p>-2028</text:p>
              </table:table-cell>
              <table:table-cell office:value-type="float" office:value="-40">
                <text:p>-40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2051">
                <text:p>-2051</text:p>
              </table:table-cell>
              <table:table-cell office:value-type="float" office:value="-47">
                <text:p>-47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2106">
                <text:p>-2106</text:p>
              </table:table-cell>
              <table:table-cell office:value-type="float" office:value="-85">
                <text:p>-85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2154">
                <text:p>-2154</text:p>
              </table:table-cell>
              <table:table-cell office:value-type="float" office:value="-40">
                <text:p>-4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2221">
                <text:p>-2221</text:p>
              </table:table-cell>
              <table:table-cell office:value-type="float" office:value="-68">
                <text:p>-68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2256">
                <text:p>-2256</text:p>
              </table:table-cell>
              <table:table-cell office:value-type="float" office:value="-86">
                <text:p>-86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2303">
                <text:p>-2303</text:p>
              </table:table-cell>
              <table:table-cell office:value-type="float" office:value="-90">
                <text:p>-90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2328">
                <text:p>-2328</text:p>
              </table:table-cell>
              <table:table-cell office:value-type="float" office:value="-72">
                <text:p>-72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2397">
                <text:p>-2397</text:p>
              </table:table-cell>
              <table:table-cell office:value-type="float" office:value="-90">
                <text:p>-90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2420">
                <text:p>-2420</text:p>
              </table:table-cell>
              <table:table-cell office:value-type="float" office:value="-64">
                <text:p>-64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2482">
                <text:p>-2482</text:p>
              </table:table-cell>
              <table:table-cell office:value-type="float" office:value="-65">
                <text:p>-65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2523">
                <text:p>-2523</text:p>
              </table:table-cell>
              <table:table-cell office:value-type="float" office:value="-77">
                <text:p>-77</text:p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2566">
                <text:p>-2566</text:p>
              </table:table-cell>
              <table:table-cell office:value-type="float" office:value="-76">
                <text:p>-76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2601">
                <text:p>-2601</text:p>
              </table:table-cell>
              <table:table-cell office:value-type="float" office:value="-114">
                <text:p>-114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2654">
                <text:p>-2654</text:p>
              </table:table-cell>
              <table:table-cell office:value-type="float" office:value="-90">
                <text:p>-90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2645">
                <text:p>-2645</text:p>
              </table:table-cell>
              <table:table-cell office:value-type="float" office:value="-86">
                <text:p>-86</text:p>
              </table:table-cell>
              <table:table-cell office:value-type="float" office:value="5007">
                <text:p>500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2707">
                <text:p>-2707</text:p>
              </table:table-cell>
              <table:table-cell office:value-type="float" office:value="-75">
                <text:p>-75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2755">
                <text:p>-2755</text:p>
              </table:table-cell>
              <table:table-cell office:value-type="float" office:value="-74">
                <text:p>-74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2805">
                <text:p>-2805</text:p>
              </table:table-cell>
              <table:table-cell office:value-type="float" office:value="-101">
                <text:p>-101</text:p>
              </table:table-cell>
              <table:table-cell office:value-type="float" office:value="5128">
                <text:p>512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2823">
                <text:p>-2823</text:p>
              </table:table-cell>
              <table:table-cell office:value-type="float" office:value="-70">
                <text:p>-70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2888">
                <text:p>-2888</text:p>
              </table:table-cell>
              <table:table-cell office:value-type="float" office:value="-126">
                <text:p>-126</text:p>
              </table:table-cell>
              <table:table-cell office:value-type="float" office:value="5199">
                <text:p>519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2907">
                <text:p>-2907</text:p>
              </table:table-cell>
              <table:table-cell office:value-type="float" office:value="-106">
                <text:p>-106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2954">
                <text:p>-2954</text:p>
              </table:table-cell>
              <table:table-cell office:value-type="float" office:value="-74">
                <text:p>-7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2977">
                <text:p>-2977</text:p>
              </table:table-cell>
              <table:table-cell office:value-type="float" office:value="-84">
                <text:p>-84</text:p>
              </table:table-cell>
              <table:table-cell office:value-type="float" office:value="5345">
                <text:p>534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3013">
                <text:p>-3013</text:p>
              </table:table-cell>
              <table:table-cell office:value-type="float" office:value="-129">
                <text:p>-129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3070">
                <text:p>-3070</text:p>
              </table:table-cell>
              <table:table-cell office:value-type="float" office:value="-110">
                <text:p>-110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3120">
                <text:p>-3120</text:p>
              </table:table-cell>
              <table:table-cell office:value-type="float" office:value="-129">
                <text:p>-129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3157">
                <text:p>-3157</text:p>
              </table:table-cell>
              <table:table-cell office:value-type="float" office:value="-135">
                <text:p>-135</text:p>
              </table:table-cell>
              <table:table-cell office:value-type="float" office:value="5532">
                <text:p>553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3153">
                <text:p>-3153</text:p>
              </table:table-cell>
              <table:table-cell office:value-type="float" office:value="-161">
                <text:p>-161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3169">
                <text:p>-3169</text:p>
              </table:table-cell>
              <table:table-cell office:value-type="float" office:value="-126">
                <text:p>-126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3191">
                <text:p>-3191</text:p>
              </table:table-cell>
              <table:table-cell office:value-type="float" office:value="-124">
                <text:p>-124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3265">
                <text:p>-3265</text:p>
              </table:table-cell>
              <table:table-cell office:value-type="float" office:value="-118">
                <text:p>-118</text:p>
              </table:table-cell>
              <table:table-cell office:value-type="float" office:value="5700">
                <text:p>570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3290">
                <text:p>-3290</text:p>
              </table:table-cell>
              <table:table-cell office:value-type="float" office:value="-127">
                <text:p>-127</text:p>
              </table:table-cell>
              <table:table-cell office:value-type="float" office:value="5786">
                <text:p>578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3306">
                <text:p>-3306</text:p>
              </table:table-cell>
              <table:table-cell office:value-type="float" office:value="-128">
                <text:p>-128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3357">
                <text:p>-3357</text:p>
              </table:table-cell>
              <table:table-cell office:value-type="float" office:value="-133">
                <text:p>-133</text:p>
              </table:table-cell>
              <table:table-cell office:value-type="float" office:value="5866">
                <text:p>586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3381">
                <text:p>-3381</text:p>
              </table:table-cell>
              <table:table-cell office:value-type="float" office:value="-163">
                <text:p>-163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3396">
                <text:p>-3396</text:p>
              </table:table-cell>
              <table:table-cell office:value-type="float" office:value="-136">
                <text:p>-136</text:p>
              </table:table-cell>
              <table:table-cell office:value-type="float" office:value="6001">
                <text:p>600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3442">
                <text:p>-3442</text:p>
              </table:table-cell>
              <table:table-cell office:value-type="float" office:value="-152">
                <text:p>-152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3465">
                <text:p>-3465</text:p>
              </table:table-cell>
              <table:table-cell office:value-type="float" office:value="-144">
                <text:p>-144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3505">
                <text:p>-3505</text:p>
              </table:table-cell>
              <table:table-cell office:value-type="float" office:value="-164">
                <text:p>-16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3536">
                <text:p>-3536</text:p>
              </table:table-cell>
              <table:table-cell office:value-type="float" office:value="-154">
                <text:p>-154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3539">
                <text:p>-3539</text:p>
              </table:table-cell>
              <table:table-cell office:value-type="float" office:value="-166">
                <text:p>-166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3567">
                <text:p>-3567</text:p>
              </table:table-cell>
              <table:table-cell office:value-type="float" office:value="-182">
                <text:p>-182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3565">
                <text:p>-3565</text:p>
              </table:table-cell>
              <table:table-cell office:value-type="float" office:value="-160">
                <text:p>-16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3582">
                <text:p>-3582</text:p>
              </table:table-cell>
              <table:table-cell office:value-type="float" office:value="-164">
                <text:p>-164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3616">
                <text:p>-3616</text:p>
              </table:table-cell>
              <table:table-cell office:value-type="float" office:value="-190">
                <text:p>-190</text:p>
              </table:table-cell>
              <table:table-cell office:value-type="float" office:value="6401">
                <text:p>64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3649">
                <text:p>-3649</text:p>
              </table:table-cell>
              <table:table-cell office:value-type="float" office:value="-178">
                <text:p>-178</text:p>
              </table:table-cell>
              <table:table-cell office:value-type="float" office:value="6512">
                <text:p>65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3673">
                <text:p>-3673</text:p>
              </table:table-cell>
              <table:table-cell office:value-type="float" office:value="-177">
                <text:p>-177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3711">
                <text:p>-3711</text:p>
              </table:table-cell>
              <table:table-cell office:value-type="float" office:value="-182">
                <text:p>-182</text:p>
              </table:table-cell>
              <table:table-cell office:value-type="float" office:value="6581">
                <text:p>658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3692">
                <text:p>-3692</text:p>
              </table:table-cell>
              <table:table-cell office:value-type="float" office:value="-189">
                <text:p>-189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3703">
                <text:p>-3703</text:p>
              </table:table-cell>
              <table:table-cell office:value-type="float" office:value="-167">
                <text:p>-167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3717">
                <text:p>-3717</text:p>
              </table:table-cell>
              <table:table-cell office:value-type="float" office:value="-158">
                <text:p>-158</text:p>
              </table:table-cell>
              <table:table-cell office:value-type="float" office:value="6755">
                <text:p>6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136cm" svg:height="6.952cm" xlink:href=".." xlink:type="simple" chart:class="chart:line" chart:style-name="ch1">
        <chart:legend chart:legend-position="end" svg:x="29.76cm" svg:y="2.64cm" style:legend-expansion="high" chart:style-name="ch2"/>
        <chart:plot-area chart:style-name="ch3" table:cell-range-address="Hoja1.F1:Hoja1.H1135" chart:data-source-has-labels="row" svg:x="1.092cm" svg:y="0.691cm" svg:width="27.384cm" svg:height="5.702cm">
          <chartooo:coordinate-region svg:x="2.19cm" svg:y="0.904cm" svg:width="26.258cm" svg:height="5.2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2:Hoja1.F1135" chart:label-cell-address="Hoja1.F1:Hoja1.F1" chart:class="chart:line">
            <chart:data-point chart:repeated="1134"/>
          </chart:series>
          <chart:series chart:style-name="ch7" chart:values-cell-range-address="Hoja1.G2:Hoja1.G1135" chart:label-cell-address="Hoja1.G1:Hoja1.G1" chart:class="chart:line">
            <chart:data-point chart:repeated="1134"/>
          </chart:series>
          <chart:series chart:style-name="ch8" chart:values-cell-range-address="Hoja1.H2:Hoja1.H1135" chart:label-cell-address="Hoja1.H1:Hoja1.H1" chart:class="chart:line">
            <chart:data-point chart:repeated="11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yro_x</text:p>
                <draw:g>
                  <svg:desc>Hoja1.F1:Hoja1.F1</svg:desc>
                </draw:g>
              </table:table-cell>
              <table:table-cell office:value-type="string">
                <text:p>gyro_y</text:p>
                <draw:g>
                  <svg:desc>Hoja1.G1:Hoja1.G1</svg:desc>
                </draw:g>
              </table:table-cell>
              <table:table-cell office:value-type="string">
                <text:p>gyro_z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Hoja1.F2:Hoja1.F1135</svg:desc>
                </draw:g>
              </table:table-cell>
              <table:table-cell office:value-type="float" office:value="-4316">
                <text:p>-4316</text:p>
                <draw:g>
                  <svg:desc>Hoja1.G2:Hoja1.G1135</svg:desc>
                </draw:g>
              </table:table-cell>
              <table:table-cell office:value-type="float" office:value="-267">
                <text:p>-267</text:p>
                <draw:g>
                  <svg:desc>Hoja1.H2:Hoja1.H1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-4315">
                <text:p>-4315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-4314">
                <text:p>-4314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4314">
                <text:p>-4314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4314">
                <text:p>-4314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-4313">
                <text:p>-4313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-4312">
                <text:p>-4312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-4312">
                <text:p>-4312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-4310">
                <text:p>-4310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-4308">
                <text:p>-4308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-4308">
                <text:p>-4308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-4309">
                <text:p>-4309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-4308">
                <text:p>-4308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-4306">
                <text:p>-4306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-4307">
                <text:p>-4307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-4300">
                <text:p>-4300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-4300">
                <text:p>-4300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-4297">
                <text:p>-4297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-4294">
                <text:p>-4294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-4292">
                <text:p>-4292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-4288">
                <text:p>-4288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-4287">
                <text:p>-4287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-4288">
                <text:p>-4288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-4284">
                <text:p>-4284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-4282">
                <text:p>-4282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-4283">
                <text:p>-4283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-4279">
                <text:p>-4279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-4271">
                <text:p>-4271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-4273">
                <text:p>-4273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-4268">
                <text:p>-4268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-4265">
                <text:p>-4265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-4265">
                <text:p>-4265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-4257">
                <text:p>-4257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-4257">
                <text:p>-4257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-4253">
                <text:p>-425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-4251">
                <text:p>-4251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-4251">
                <text:p>-4251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-4252">
                <text:p>-4252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-4247">
                <text:p>-4247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-4249">
                <text:p>-4249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-4251">
                <text:p>-4251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">
                <text:p>29</text:p>
              </table:table-cell>
              <table:table-cell office:value-type="float" office:value="-4242">
                <text:p>-4242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-4237">
                <text:p>-4237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-4233">
                <text:p>-4233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  <table:table-cell office:value-type="float" office:value="-4232">
                <text:p>-4232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-4231">
                <text:p>-4231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-4225">
                <text:p>-4225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-4225">
                <text:p>-4225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-4220">
                <text:p>-4220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-4216">
                <text:p>-4216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  <table:table-cell office:value-type="float" office:value="-4211">
                <text:p>-4211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-4207">
                <text:p>-4207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-4203">
                <text:p>-4203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-4201">
                <text:p>-4201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-4197">
                <text:p>-4197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-4194">
                <text:p>-4194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-4189">
                <text:p>-4189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-4183">
                <text:p>-4183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-4179">
                <text:p>-4179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-4178">
                <text:p>-4178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-4175">
                <text:p>-4175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">
                <text:p>27</text:p>
              </table:table-cell>
              <table:table-cell office:value-type="float" office:value="-4167">
                <text:p>-4167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">
                <text:p>33</text:p>
              </table:table-cell>
              <table:table-cell office:value-type="float" office:value="-4163">
                <text:p>-416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-4161">
                <text:p>-4161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">
                <text:p>21</text:p>
              </table:table-cell>
              <table:table-cell office:value-type="float" office:value="-4157">
                <text:p>-415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-4152">
                <text:p>-4152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-4144">
                <text:p>-4144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">
                <text:p>22</text:p>
              </table:table-cell>
              <table:table-cell office:value-type="float" office:value="-4136">
                <text:p>-4136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">
                <text:p>33</text:p>
              </table:table-cell>
              <table:table-cell office:value-type="float" office:value="-4133">
                <text:p>-4133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-4130">
                <text:p>-4130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-4129">
                <text:p>-412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-4118">
                <text:p>-411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-4119">
                <text:p>-4119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  <table:table-cell office:value-type="float" office:value="-4112">
                <text:p>-411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">
                <text:p>21</text:p>
              </table:table-cell>
              <table:table-cell office:value-type="float" office:value="-4108">
                <text:p>-4108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-4100">
                <text:p>-4100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">
                <text:p>29</text:p>
              </table:table-cell>
              <table:table-cell office:value-type="float" office:value="-4094">
                <text:p>-4094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-4091">
                <text:p>-4091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-4087">
                <text:p>-4087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">
                <text:p>26</text:p>
              </table:table-cell>
              <table:table-cell office:value-type="float" office:value="-4085">
                <text:p>-4085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-4083">
                <text:p>-4083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  <table:table-cell office:value-type="float" office:value="-4078">
                <text:p>-4078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-4080">
                <text:p>-4080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">
                <text:p>22</text:p>
              </table:table-cell>
              <table:table-cell office:value-type="float" office:value="-4080">
                <text:p>-4080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-4070">
                <text:p>-4070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-4066">
                <text:p>-4066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-4061">
                <text:p>-4061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-4054">
                <text:p>-4054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">
                <text:p>23</text:p>
              </table:table-cell>
              <table:table-cell office:value-type="float" office:value="-4049">
                <text:p>-4049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-4040">
                <text:p>-4040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-4034">
                <text:p>-403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-4036">
                <text:p>-4036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">
                <text:p>24</text:p>
              </table:table-cell>
              <table:table-cell office:value-type="float" office:value="-4036">
                <text:p>-4036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-4032">
                <text:p>-4032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">
                <text:p>27</text:p>
              </table:table-cell>
              <table:table-cell office:value-type="float" office:value="-4030">
                <text:p>-4030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-4024">
                <text:p>-4024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">
                <text:p>23</text:p>
              </table:table-cell>
              <table:table-cell office:value-type="float" office:value="-4021">
                <text:p>-4021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-4015">
                <text:p>-4015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">
                <text:p>27</text:p>
              </table:table-cell>
              <table:table-cell office:value-type="float" office:value="-4012">
                <text:p>-4012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-4011">
                <text:p>-4011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">
                <text:p>26</text:p>
              </table:table-cell>
              <table:table-cell office:value-type="float" office:value="-4007">
                <text:p>-4007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-4005">
                <text:p>-4005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">
                <text:p>25</text:p>
              </table:table-cell>
              <table:table-cell office:value-type="float" office:value="-4003">
                <text:p>-4003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">
                <text:p>19</text:p>
              </table:table-cell>
              <table:table-cell office:value-type="float" office:value="-4002">
                <text:p>-400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-3998">
                <text:p>-3998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-3995">
                <text:p>-3995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">
                <text:p>28</text:p>
              </table:table-cell>
              <table:table-cell office:value-type="float" office:value="-3989">
                <text:p>-3989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">
                <text:p>33</text:p>
              </table:table-cell>
              <table:table-cell office:value-type="float" office:value="-3989">
                <text:p>-3989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">
                <text:p>33</text:p>
              </table:table-cell>
              <table:table-cell office:value-type="float" office:value="-3982">
                <text:p>-3982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">
                <text:p>28</text:p>
              </table:table-cell>
              <table:table-cell office:value-type="float" office:value="-3982">
                <text:p>-3982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">
                <text:p>17</text:p>
              </table:table-cell>
              <table:table-cell office:value-type="float" office:value="-3979">
                <text:p>-3979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">
                <text:p>14</text:p>
              </table:table-cell>
              <table:table-cell office:value-type="float" office:value="-3978">
                <text:p>-3978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-3976">
                <text:p>-3976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-3975">
                <text:p>-3975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">
                <text:p>33</text:p>
              </table:table-cell>
              <table:table-cell office:value-type="float" office:value="-3969">
                <text:p>-3969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-3965">
                <text:p>-3965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">
                <text:p>31</text:p>
              </table:table-cell>
              <table:table-cell office:value-type="float" office:value="-3962">
                <text:p>-3962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-3964">
                <text:p>-3964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-3963">
                <text:p>-3963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-3960">
                <text:p>-3960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">
                <text:p>15</text:p>
              </table:table-cell>
              <table:table-cell office:value-type="float" office:value="-3962">
                <text:p>-3962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">
                <text:p>21</text:p>
              </table:table-cell>
              <table:table-cell office:value-type="float" office:value="-3956">
                <text:p>-3956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  <table:table-cell office:value-type="float" office:value="-3955">
                <text:p>-3955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9">
                <text:p>29</text:p>
              </table:table-cell>
              <table:table-cell office:value-type="float" office:value="-3950">
                <text:p>-3950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">
                <text:p>30</text:p>
              </table:table-cell>
              <table:table-cell office:value-type="float" office:value="-3942">
                <text:p>-394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">
                <text:p>22</text:p>
              </table:table-cell>
              <table:table-cell office:value-type="float" office:value="-3944">
                <text:p>-3944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">
                <text:p>16</text:p>
              </table:table-cell>
              <table:table-cell office:value-type="float" office:value="-3940">
                <text:p>-3940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">
                <text:p>15</text:p>
              </table:table-cell>
              <table:table-cell office:value-type="float" office:value="-3943">
                <text:p>-3943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">
                <text:p>22</text:p>
              </table:table-cell>
              <table:table-cell office:value-type="float" office:value="-3933">
                <text:p>-3933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-3930">
                <text:p>-3930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">
                <text:p>31</text:p>
              </table:table-cell>
              <table:table-cell office:value-type="float" office:value="-3932">
                <text:p>-3932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">
                <text:p>26</text:p>
              </table:table-cell>
              <table:table-cell office:value-type="float" office:value="-3933">
                <text:p>-3933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  <table:table-cell office:value-type="float" office:value="-3932">
                <text:p>-3932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">
                <text:p>20</text:p>
              </table:table-cell>
              <table:table-cell office:value-type="float" office:value="-3934">
                <text:p>-3934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">
                <text:p>19</text:p>
              </table:table-cell>
              <table:table-cell office:value-type="float" office:value="-3933">
                <text:p>-3933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">
                <text:p>20</text:p>
              </table:table-cell>
              <table:table-cell office:value-type="float" office:value="-3930">
                <text:p>-3930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">
                <text:p>27</text:p>
              </table:table-cell>
              <table:table-cell office:value-type="float" office:value="-3928">
                <text:p>-3928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">
                <text:p>29</text:p>
              </table:table-cell>
              <table:table-cell office:value-type="float" office:value="-3928">
                <text:p>-3928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">
                <text:p>28</text:p>
              </table:table-cell>
              <table:table-cell office:value-type="float" office:value="-3921">
                <text:p>-3921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-3922">
                <text:p>-3922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-3923">
                <text:p>-3923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">
                <text:p>16</text:p>
              </table:table-cell>
              <table:table-cell office:value-type="float" office:value="-3917">
                <text:p>-391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">
                <text:p>24</text:p>
              </table:table-cell>
              <table:table-cell office:value-type="float" office:value="-3919">
                <text:p>-3919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">
                <text:p>28</text:p>
              </table:table-cell>
              <table:table-cell office:value-type="float" office:value="-3914">
                <text:p>-3914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">
                <text:p>23</text:p>
              </table:table-cell>
              <table:table-cell office:value-type="float" office:value="-3916">
                <text:p>-3916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">
                <text:p>32</text:p>
              </table:table-cell>
              <table:table-cell office:value-type="float" office:value="-3917">
                <text:p>-3917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">
                <text:p>33</text:p>
              </table:table-cell>
              <table:table-cell office:value-type="float" office:value="-3916">
                <text:p>-3916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">
                <text:p>25</text:p>
              </table:table-cell>
              <table:table-cell office:value-type="float" office:value="-3915">
                <text:p>-3915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">
                <text:p>27</text:p>
              </table:table-cell>
              <table:table-cell office:value-type="float" office:value="-3915">
                <text:p>-391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">
                <text:p>27</text:p>
              </table:table-cell>
              <table:table-cell office:value-type="float" office:value="-3913">
                <text:p>-3913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">
                <text:p>19</text:p>
              </table:table-cell>
              <table:table-cell office:value-type="float" office:value="-3910">
                <text:p>-3910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">
                <text:p>27</text:p>
              </table:table-cell>
              <table:table-cell office:value-type="float" office:value="-3909">
                <text:p>-3909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">
                <text:p>25</text:p>
              </table:table-cell>
              <table:table-cell office:value-type="float" office:value="-3910">
                <text:p>-3910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-3910">
                <text:p>-3910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">
                <text:p>25</text:p>
              </table:table-cell>
              <table:table-cell office:value-type="float" office:value="-3910">
                <text:p>-3910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">
                <text:p>25</text:p>
              </table:table-cell>
              <table:table-cell office:value-type="float" office:value="-3910">
                <text:p>-3910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">
                <text:p>27</text:p>
              </table:table-cell>
              <table:table-cell office:value-type="float" office:value="-3908">
                <text:p>-3908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">
                <text:p>33</text:p>
              </table:table-cell>
              <table:table-cell office:value-type="float" office:value="-3908">
                <text:p>-3908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-3907">
                <text:p>-3907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">
                <text:p>19</text:p>
              </table:table-cell>
              <table:table-cell office:value-type="float" office:value="-3906">
                <text:p>-3906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  <table:table-cell office:value-type="float" office:value="-3902">
                <text:p>-3902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">
                <text:p>16</text:p>
              </table:table-cell>
              <table:table-cell office:value-type="float" office:value="-3900">
                <text:p>-3900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">
                <text:p>22</text:p>
              </table:table-cell>
              <table:table-cell office:value-type="float" office:value="-3902">
                <text:p>-390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">
                <text:p>26</text:p>
              </table:table-cell>
              <table:table-cell office:value-type="float" office:value="-3901">
                <text:p>-3901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-3899">
                <text:p>-3899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">
                <text:p>31</text:p>
              </table:table-cell>
              <table:table-cell office:value-type="float" office:value="-3898">
                <text:p>-3898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">
                <text:p>27</text:p>
              </table:table-cell>
              <table:table-cell office:value-type="float" office:value="-3897">
                <text:p>-3897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">
                <text:p>21</text:p>
              </table:table-cell>
              <table:table-cell office:value-type="float" office:value="-3896">
                <text:p>-3896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">
                <text:p>18</text:p>
              </table:table-cell>
              <table:table-cell office:value-type="float" office:value="-3897">
                <text:p>-3897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">
                <text:p>23</text:p>
              </table:table-cell>
              <table:table-cell office:value-type="float" office:value="-3893">
                <text:p>-3893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">
                <text:p>25</text:p>
              </table:table-cell>
              <table:table-cell office:value-type="float" office:value="-3894">
                <text:p>-3894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">
                <text:p>28</text:p>
              </table:table-cell>
              <table:table-cell office:value-type="float" office:value="-3900">
                <text:p>-3900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">
                <text:p>32</text:p>
              </table:table-cell>
              <table:table-cell office:value-type="float" office:value="-3901">
                <text:p>-3901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">
                <text:p>28</text:p>
              </table:table-cell>
              <table:table-cell office:value-type="float" office:value="-3901">
                <text:p>-3901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">
                <text:p>18</text:p>
              </table:table-cell>
              <table:table-cell office:value-type="float" office:value="-3902">
                <text:p>-390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">
                <text:p>12</text:p>
              </table:table-cell>
              <table:table-cell office:value-type="float" office:value="-3899">
                <text:p>-3899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">
                <text:p>22</text:p>
              </table:table-cell>
              <table:table-cell office:value-type="float" office:value="-3896">
                <text:p>-389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">
                <text:p>28</text:p>
              </table:table-cell>
              <table:table-cell office:value-type="float" office:value="-3894">
                <text:p>-3894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">
                <text:p>34</text:p>
              </table:table-cell>
              <table:table-cell office:value-type="float" office:value="-3892">
                <text:p>-3892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">
                <text:p>33</text:p>
              </table:table-cell>
              <table:table-cell office:value-type="float" office:value="-3895">
                <text:p>-3895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">
                <text:p>23</text:p>
              </table:table-cell>
              <table:table-cell office:value-type="float" office:value="-3891">
                <text:p>-3891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">
                <text:p>13</text:p>
              </table:table-cell>
              <table:table-cell office:value-type="float" office:value="-3893">
                <text:p>-3893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">
                <text:p>8</text:p>
              </table:table-cell>
              <table:table-cell office:value-type="float" office:value="-3891">
                <text:p>-3891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  <table:table-cell office:value-type="float" office:value="-3888">
                <text:p>-3888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">
                <text:p>29</text:p>
              </table:table-cell>
              <table:table-cell office:value-type="float" office:value="-3896">
                <text:p>-3896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">
                <text:p>38</text:p>
              </table:table-cell>
              <table:table-cell office:value-type="float" office:value="-3890">
                <text:p>-389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">
                <text:p>42</text:p>
              </table:table-cell>
              <table:table-cell office:value-type="float" office:value="-3891">
                <text:p>-389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">
                <text:p>33</text:p>
              </table:table-cell>
              <table:table-cell office:value-type="float" office:value="-3888">
                <text:p>-3888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">
                <text:p>16</text:p>
              </table:table-cell>
              <table:table-cell office:value-type="float" office:value="-3892">
                <text:p>-3892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-3892">
                <text:p>-389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">
                <text:p>8</text:p>
              </table:table-cell>
              <table:table-cell office:value-type="float" office:value="-3889">
                <text:p>-3889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">
                <text:p>19</text:p>
              </table:table-cell>
              <table:table-cell office:value-type="float" office:value="-3893">
                <text:p>-3893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  <table:table-cell office:value-type="float" office:value="-3894">
                <text:p>-3894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">
                <text:p>45</text:p>
              </table:table-cell>
              <table:table-cell office:value-type="float" office:value="-3894">
                <text:p>-3894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1">
                <text:p>41</text:p>
              </table:table-cell>
              <table:table-cell office:value-type="float" office:value="-3893">
                <text:p>-3893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">
                <text:p>21</text:p>
              </table:table-cell>
              <table:table-cell office:value-type="float" office:value="-3891">
                <text:p>-3891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-3897">
                <text:p>-3897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">
                <text:p>5</text:p>
              </table:table-cell>
              <table:table-cell office:value-type="float" office:value="-3893">
                <text:p>-3893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  <table:table-cell office:value-type="float" office:value="-3895">
                <text:p>-3895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">
                <text:p>31</text:p>
              </table:table-cell>
              <table:table-cell office:value-type="float" office:value="-3892">
                <text:p>-3892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  <table:table-cell office:value-type="float" office:value="-3892">
                <text:p>-3892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">
                <text:p>33</text:p>
              </table:table-cell>
              <table:table-cell office:value-type="float" office:value="-3888">
                <text:p>-3888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">
                <text:p>23</text:p>
              </table:table-cell>
              <table:table-cell office:value-type="float" office:value="-3888">
                <text:p>-388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">
                <text:p>7</text:p>
              </table:table-cell>
              <table:table-cell office:value-type="float" office:value="-3882">
                <text:p>-388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-3883">
                <text:p>-388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">
                <text:p>15</text:p>
              </table:table-cell>
              <table:table-cell office:value-type="float" office:value="-3880">
                <text:p>-3880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">
                <text:p>28</text:p>
              </table:table-cell>
              <table:table-cell office:value-type="float" office:value="-3881">
                <text:p>-3881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">
                <text:p>40</text:p>
              </table:table-cell>
              <table:table-cell office:value-type="float" office:value="-3880">
                <text:p>-3880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">
                <text:p>38</text:p>
              </table:table-cell>
              <table:table-cell office:value-type="float" office:value="-3883">
                <text:p>-388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">
                <text:p>27</text:p>
              </table:table-cell>
              <table:table-cell office:value-type="float" office:value="-3884">
                <text:p>-3884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">
                <text:p>13</text:p>
              </table:table-cell>
              <table:table-cell office:value-type="float" office:value="-3880">
                <text:p>-3880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">
                <text:p>7</text:p>
              </table:table-cell>
              <table:table-cell office:value-type="float" office:value="-3879">
                <text:p>-3879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-3879">
                <text:p>-3879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">
                <text:p>24</text:p>
              </table:table-cell>
              <table:table-cell office:value-type="float" office:value="-3882">
                <text:p>-3882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">
                <text:p>38</text:p>
              </table:table-cell>
              <table:table-cell office:value-type="float" office:value="-3878">
                <text:p>-3878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  <table:table-cell office:value-type="float" office:value="-3877">
                <text:p>-3877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">
                <text:p>30</text:p>
              </table:table-cell>
              <table:table-cell office:value-type="float" office:value="-3879">
                <text:p>-3879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">
                <text:p>18</text:p>
              </table:table-cell>
              <table:table-cell office:value-type="float" office:value="-3876">
                <text:p>-3876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">
                <text:p>8</text:p>
              </table:table-cell>
              <table:table-cell office:value-type="float" office:value="-3874">
                <text:p>-3874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">
                <text:p>8</text:p>
              </table:table-cell>
              <table:table-cell office:value-type="float" office:value="-3879">
                <text:p>-3879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">
                <text:p>22</text:p>
              </table:table-cell>
              <table:table-cell office:value-type="float" office:value="-3876">
                <text:p>-3876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">
                <text:p>37</text:p>
              </table:table-cell>
              <table:table-cell office:value-type="float" office:value="-3873">
                <text:p>-387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">
                <text:p>39</text:p>
              </table:table-cell>
              <table:table-cell office:value-type="float" office:value="-3873">
                <text:p>-3873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">
                <text:p>34</text:p>
              </table:table-cell>
              <table:table-cell office:value-type="float" office:value="-3868">
                <text:p>-386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">
                <text:p>19</text:p>
              </table:table-cell>
              <table:table-cell office:value-type="float" office:value="-3866">
                <text:p>-3866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">
                <text:p>4</text:p>
              </table:table-cell>
              <table:table-cell office:value-type="float" office:value="-3870">
                <text:p>-3870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-3869">
                <text:p>-3869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  <table:table-cell office:value-type="float" office:value="-3874">
                <text:p>-387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">
                <text:p>35</text:p>
              </table:table-cell>
              <table:table-cell office:value-type="float" office:value="-3871">
                <text:p>-3871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">
                <text:p>40</text:p>
              </table:table-cell>
              <table:table-cell office:value-type="float" office:value="-3868">
                <text:p>-3868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">
                <text:p>36</text:p>
              </table:table-cell>
              <table:table-cell office:value-type="float" office:value="-3871">
                <text:p>-3871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">
                <text:p>26</text:p>
              </table:table-cell>
              <table:table-cell office:value-type="float" office:value="-3866">
                <text:p>-3866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">
                <text:p>13</text:p>
              </table:table-cell>
              <table:table-cell office:value-type="float" office:value="-3869">
                <text:p>-3869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  <table:table-cell office:value-type="float" office:value="-3863">
                <text:p>-3863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-3867">
                <text:p>-3867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">
                <text:p>29</text:p>
              </table:table-cell>
              <table:table-cell office:value-type="float" office:value="-3866">
                <text:p>-3866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">
                <text:p>43</text:p>
              </table:table-cell>
              <table:table-cell office:value-type="float" office:value="-3862">
                <text:p>-3862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">
                <text:p>38</text:p>
              </table:table-cell>
              <table:table-cell office:value-type="float" office:value="-3855">
                <text:p>-3855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">
                <text:p>23</text:p>
              </table:table-cell>
              <table:table-cell office:value-type="float" office:value="-3855">
                <text:p>-3855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">
                <text:p>15</text:p>
              </table:table-cell>
              <table:table-cell office:value-type="float" office:value="-3851">
                <text:p>-3851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-3850">
                <text:p>-3850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">
                <text:p>13</text:p>
              </table:table-cell>
              <table:table-cell office:value-type="float" office:value="-3850">
                <text:p>-3850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">
                <text:p>29</text:p>
              </table:table-cell>
              <table:table-cell office:value-type="float" office:value="-3848">
                <text:p>-3848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">
                <text:p>36</text:p>
              </table:table-cell>
              <table:table-cell office:value-type="float" office:value="-3847">
                <text:p>-384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">
                <text:p>36</text:p>
              </table:table-cell>
              <table:table-cell office:value-type="float" office:value="-3845">
                <text:p>-3845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2">
                <text:p>32</text:p>
              </table:table-cell>
              <table:table-cell office:value-type="float" office:value="-3842">
                <text:p>-3842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-3845">
                <text:p>-384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">
                <text:p>15</text:p>
              </table:table-cell>
              <table:table-cell office:value-type="float" office:value="-3835">
                <text:p>-3835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">
                <text:p>16</text:p>
              </table:table-cell>
              <table:table-cell office:value-type="float" office:value="-3835">
                <text:p>-3835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">
                <text:p>22</text:p>
              </table:table-cell>
              <table:table-cell office:value-type="float" office:value="-3835">
                <text:p>-3835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">
                <text:p>27</text:p>
              </table:table-cell>
              <table:table-cell office:value-type="float" office:value="-3832">
                <text:p>-3832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">
                <text:p>30</text:p>
              </table:table-cell>
              <table:table-cell office:value-type="float" office:value="-3826">
                <text:p>-3826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">
                <text:p>30</text:p>
              </table:table-cell>
              <table:table-cell office:value-type="float" office:value="-3825">
                <text:p>-3825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">
                <text:p>24</text:p>
              </table:table-cell>
              <table:table-cell office:value-type="float" office:value="-3822">
                <text:p>-3822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">
                <text:p>21</text:p>
              </table:table-cell>
              <table:table-cell office:value-type="float" office:value="-3821">
                <text:p>-382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">
                <text:p>18</text:p>
              </table:table-cell>
              <table:table-cell office:value-type="float" office:value="-3824">
                <text:p>-3824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">
                <text:p>26</text:p>
              </table:table-cell>
              <table:table-cell office:value-type="float" office:value="-3820">
                <text:p>-3820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">
                <text:p>27</text:p>
              </table:table-cell>
              <table:table-cell office:value-type="float" office:value="-3795">
                <text:p>-3795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">
                <text:p>20</text:p>
              </table:table-cell>
              <table:table-cell office:value-type="float" office:value="-3794">
                <text:p>-3794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">
                <text:p>21</text:p>
              </table:table-cell>
              <table:table-cell office:value-type="float" office:value="-3797">
                <text:p>-3797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">
                <text:p>21</text:p>
              </table:table-cell>
              <table:table-cell office:value-type="float" office:value="-3791">
                <text:p>-3791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">
                <text:p>25</text:p>
              </table:table-cell>
              <table:table-cell office:value-type="float" office:value="-3789">
                <text:p>-3789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">
                <text:p>28</text:p>
              </table:table-cell>
              <table:table-cell office:value-type="float" office:value="-3788">
                <text:p>-3788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">
                <text:p>28</text:p>
              </table:table-cell>
              <table:table-cell office:value-type="float" office:value="-3787">
                <text:p>-3787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">
                <text:p>26</text:p>
              </table:table-cell>
              <table:table-cell office:value-type="float" office:value="-3783">
                <text:p>-3783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">
                <text:p>22</text:p>
              </table:table-cell>
              <table:table-cell office:value-type="float" office:value="-3782">
                <text:p>-3782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">
                <text:p>14</text:p>
              </table:table-cell>
              <table:table-cell office:value-type="float" office:value="-3782">
                <text:p>-3782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">
                <text:p>17</text:p>
              </table:table-cell>
              <table:table-cell office:value-type="float" office:value="-3778">
                <text:p>-3778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">
                <text:p>25</text:p>
              </table:table-cell>
              <table:table-cell office:value-type="float" office:value="-3778">
                <text:p>-3778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">
                <text:p>29</text:p>
              </table:table-cell>
              <table:table-cell office:value-type="float" office:value="-3775">
                <text:p>-3775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">
                <text:p>32</text:p>
              </table:table-cell>
              <table:table-cell office:value-type="float" office:value="-3770">
                <text:p>-3770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  <table:table-cell office:value-type="float" office:value="-3759">
                <text:p>-3759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">
                <text:p>24</text:p>
              </table:table-cell>
              <table:table-cell office:value-type="float" office:value="-3758">
                <text:p>-3758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">
                <text:p>16</text:p>
              </table:table-cell>
              <table:table-cell office:value-type="float" office:value="-3753">
                <text:p>-3753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">
                <text:p>13</text:p>
              </table:table-cell>
              <table:table-cell office:value-type="float" office:value="-3749">
                <text:p>-3749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">
                <text:p>13</text:p>
              </table:table-cell>
              <table:table-cell office:value-type="float" office:value="-3749">
                <text:p>-3749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">
                <text:p>24</text:p>
              </table:table-cell>
              <table:table-cell office:value-type="float" office:value="-3744">
                <text:p>-3744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">
                <text:p>29</text:p>
              </table:table-cell>
              <table:table-cell office:value-type="float" office:value="-3743">
                <text:p>-3743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  <table:table-cell office:value-type="float" office:value="-3735">
                <text:p>-373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  <table:table-cell office:value-type="float" office:value="-3735">
                <text:p>-3735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">
                <text:p>20</text:p>
              </table:table-cell>
              <table:table-cell office:value-type="float" office:value="-3733">
                <text:p>-373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">
                <text:p>13</text:p>
              </table:table-cell>
              <table:table-cell office:value-type="float" office:value="-3731">
                <text:p>-3731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">
                <text:p>13</text:p>
              </table:table-cell>
              <table:table-cell office:value-type="float" office:value="-3729">
                <text:p>-3729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">
                <text:p>15</text:p>
              </table:table-cell>
              <table:table-cell office:value-type="float" office:value="-3726">
                <text:p>-372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">
                <text:p>26</text:p>
              </table:table-cell>
              <table:table-cell office:value-type="float" office:value="-3720">
                <text:p>-37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">
                <text:p>35</text:p>
              </table:table-cell>
              <table:table-cell office:value-type="float" office:value="-3719">
                <text:p>-3719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">
                <text:p>30</text:p>
              </table:table-cell>
              <table:table-cell office:value-type="float" office:value="-3712">
                <text:p>-3712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">
                <text:p>23</text:p>
              </table:table-cell>
              <table:table-cell office:value-type="float" office:value="-3706">
                <text:p>-3706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">
                <text:p>10</text:p>
              </table:table-cell>
              <table:table-cell office:value-type="float" office:value="-3703">
                <text:p>-370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  <table:table-cell office:value-type="float" office:value="-3703">
                <text:p>-3703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">
                <text:p>14</text:p>
              </table:table-cell>
              <table:table-cell office:value-type="float" office:value="-3701">
                <text:p>-370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">
                <text:p>26</text:p>
              </table:table-cell>
              <table:table-cell office:value-type="float" office:value="-3690">
                <text:p>-3690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">
                <text:p>37</text:p>
              </table:table-cell>
              <table:table-cell office:value-type="float" office:value="-3690">
                <text:p>-3690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">
                <text:p>36</text:p>
              </table:table-cell>
              <table:table-cell office:value-type="float" office:value="-3686">
                <text:p>-3686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">
                <text:p>25</text:p>
              </table:table-cell>
              <table:table-cell office:value-type="float" office:value="-3685">
                <text:p>-3685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">
                <text:p>14</text:p>
              </table:table-cell>
              <table:table-cell office:value-type="float" office:value="-3681">
                <text:p>-3681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">
                <text:p>5</text:p>
              </table:table-cell>
              <table:table-cell office:value-type="float" office:value="-3680">
                <text:p>-3680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">
                <text:p>10</text:p>
              </table:table-cell>
              <table:table-cell office:value-type="float" office:value="-3676">
                <text:p>-3676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">
                <text:p>18</text:p>
              </table:table-cell>
              <table:table-cell office:value-type="float" office:value="-3676">
                <text:p>-3676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">
                <text:p>35</text:p>
              </table:table-cell>
              <table:table-cell office:value-type="float" office:value="-3674">
                <text:p>-3674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">
                <text:p>23</text:p>
              </table:table-cell>
              <table:table-cell office:value-type="float" office:value="-3252">
                <text:p>-325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">
                <text:p>22</text:p>
              </table:table-cell>
              <table:table-cell office:value-type="float" office:value="-3245">
                <text:p>-3245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">
                <text:p>15</text:p>
              </table:table-cell>
              <table:table-cell office:value-type="float" office:value="-3238">
                <text:p>-3238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">
                <text:p>11</text:p>
              </table:table-cell>
              <table:table-cell office:value-type="float" office:value="-3236">
                <text:p>-3236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">
                <text:p>12</text:p>
              </table:table-cell>
              <table:table-cell office:value-type="float" office:value="-3236">
                <text:p>-3236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">
                <text:p>19</text:p>
              </table:table-cell>
              <table:table-cell office:value-type="float" office:value="-3230">
                <text:p>-323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">
                <text:p>27</text:p>
              </table:table-cell>
              <table:table-cell office:value-type="float" office:value="-3232">
                <text:p>-3232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7">
                <text:p>27</text:p>
              </table:table-cell>
              <table:table-cell office:value-type="float" office:value="-3226">
                <text:p>-3226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">
                <text:p>25</text:p>
              </table:table-cell>
              <table:table-cell office:value-type="float" office:value="-3223">
                <text:p>-3223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">
                <text:p>14</text:p>
              </table:table-cell>
              <table:table-cell office:value-type="float" office:value="-3222">
                <text:p>-3222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">
                <text:p>13</text:p>
              </table:table-cell>
              <table:table-cell office:value-type="float" office:value="-3221">
                <text:p>-322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-3217">
                <text:p>-3217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">
                <text:p>19</text:p>
              </table:table-cell>
              <table:table-cell office:value-type="float" office:value="-3216">
                <text:p>-321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">
                <text:p>21</text:p>
              </table:table-cell>
              <table:table-cell office:value-type="float" office:value="-3213">
                <text:p>-321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">
                <text:p>22</text:p>
              </table:table-cell>
              <table:table-cell office:value-type="float" office:value="-3211">
                <text:p>-3211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">
                <text:p>18</text:p>
              </table:table-cell>
              <table:table-cell office:value-type="float" office:value="-3207">
                <text:p>-3207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">
                <text:p>14</text:p>
              </table:table-cell>
              <table:table-cell office:value-type="float" office:value="-3205">
                <text:p>-32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">
                <text:p>12</text:p>
              </table:table-cell>
              <table:table-cell office:value-type="float" office:value="-3204">
                <text:p>-320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">
                <text:p>16</text:p>
              </table:table-cell>
              <table:table-cell office:value-type="float" office:value="-3198">
                <text:p>-3198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">
                <text:p>23</text:p>
              </table:table-cell>
              <table:table-cell office:value-type="float" office:value="-3199">
                <text:p>-319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">
                <text:p>23</text:p>
              </table:table-cell>
              <table:table-cell office:value-type="float" office:value="-3197">
                <text:p>-3197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">
                <text:p>19</text:p>
              </table:table-cell>
              <table:table-cell office:value-type="float" office:value="-3194">
                <text:p>-319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">
                <text:p>17</text:p>
              </table:table-cell>
              <table:table-cell office:value-type="float" office:value="-3190">
                <text:p>-3190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">
                <text:p>12</text:p>
              </table:table-cell>
              <table:table-cell office:value-type="float" office:value="-3191">
                <text:p>-3191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">
                <text:p>12</text:p>
              </table:table-cell>
              <table:table-cell office:value-type="float" office:value="-3186">
                <text:p>-318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">
                <text:p>17</text:p>
              </table:table-cell>
              <table:table-cell office:value-type="float" office:value="-3184">
                <text:p>-3184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">
                <text:p>23</text:p>
              </table:table-cell>
              <table:table-cell office:value-type="float" office:value="-3179">
                <text:p>-3179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">
                <text:p>29</text:p>
              </table:table-cell>
              <table:table-cell office:value-type="float" office:value="-3176">
                <text:p>-3176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">
                <text:p>24</text:p>
              </table:table-cell>
              <table:table-cell office:value-type="float" office:value="-3176">
                <text:p>-3176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">
                <text:p>17</text:p>
              </table:table-cell>
              <table:table-cell office:value-type="float" office:value="-3169">
                <text:p>-3169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">
                <text:p>10</text:p>
              </table:table-cell>
              <table:table-cell office:value-type="float" office:value="-3165">
                <text:p>-316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">
                <text:p>9</text:p>
              </table:table-cell>
              <table:table-cell office:value-type="float" office:value="-3165">
                <text:p>-316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-3163">
                <text:p>-316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">
                <text:p>21</text:p>
              </table:table-cell>
              <table:table-cell office:value-type="float" office:value="-3155">
                <text:p>-315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3">
                <text:p>23</text:p>
              </table:table-cell>
              <table:table-cell office:value-type="float" office:value="-3156">
                <text:p>-3156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3">
                <text:p>23</text:p>
              </table:table-cell>
              <table:table-cell office:value-type="float" office:value="-3153">
                <text:p>-3153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">
                <text:p>16</text:p>
              </table:table-cell>
              <table:table-cell office:value-type="float" office:value="-3147">
                <text:p>-3147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">
                <text:p>15</text:p>
              </table:table-cell>
              <table:table-cell office:value-type="float" office:value="-3148">
                <text:p>-3148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">
                <text:p>14</text:p>
              </table:table-cell>
              <table:table-cell office:value-type="float" office:value="-3148">
                <text:p>-3148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">
                <text:p>11</text:p>
              </table:table-cell>
              <table:table-cell office:value-type="float" office:value="-3145">
                <text:p>-3145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">
                <text:p>20</text:p>
              </table:table-cell>
              <table:table-cell office:value-type="float" office:value="-3143">
                <text:p>-314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">
                <text:p>23</text:p>
              </table:table-cell>
              <table:table-cell office:value-type="float" office:value="-3140">
                <text:p>-314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  <table:table-cell office:value-type="float" office:value="-3135">
                <text:p>-3135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">
                <text:p>20</text:p>
              </table:table-cell>
              <table:table-cell office:value-type="float" office:value="-3136">
                <text:p>-313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">
                <text:p>12</text:p>
              </table:table-cell>
              <table:table-cell office:value-type="float" office:value="-3129">
                <text:p>-312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">
                <text:p>10</text:p>
              </table:table-cell>
              <table:table-cell office:value-type="float" office:value="-3126">
                <text:p>-3126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">
                <text:p>15</text:p>
              </table:table-cell>
              <table:table-cell office:value-type="float" office:value="-3127">
                <text:p>-3127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">
                <text:p>23</text:p>
              </table:table-cell>
              <table:table-cell office:value-type="float" office:value="-3122">
                <text:p>-3122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-3119">
                <text:p>-3119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">
                <text:p>29</text:p>
              </table:table-cell>
              <table:table-cell office:value-type="float" office:value="-3116">
                <text:p>-3116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">
                <text:p>23</text:p>
              </table:table-cell>
              <table:table-cell office:value-type="float" office:value="-3111">
                <text:p>-311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">
                <text:p>9</text:p>
              </table:table-cell>
              <table:table-cell office:value-type="float" office:value="-3113">
                <text:p>-311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  <table:table-cell office:value-type="float" office:value="-3112">
                <text:p>-3112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">
                <text:p>9</text:p>
              </table:table-cell>
              <table:table-cell office:value-type="float" office:value="-3114">
                <text:p>-3114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">
                <text:p>19</text:p>
              </table:table-cell>
              <table:table-cell office:value-type="float" office:value="-3111">
                <text:p>-3111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9">
                <text:p>299</text:p>
              </table:table-cell>
              <table:table-cell office:value-type="float" office:value="-3108">
                <text:p>-310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">
                <text:p>29</text:p>
              </table:table-cell>
              <table:table-cell office:value-type="float" office:value="-3106">
                <text:p>-3106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">
                <text:p>26</text:p>
              </table:table-cell>
              <table:table-cell office:value-type="float" office:value="-3103">
                <text:p>-3103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">
                <text:p>17</text:p>
              </table:table-cell>
              <table:table-cell office:value-type="float" office:value="-3103">
                <text:p>-310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-3103">
                <text:p>-3103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">
                <text:p>10</text:p>
              </table:table-cell>
              <table:table-cell office:value-type="float" office:value="-3099">
                <text:p>-3099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">
                <text:p>13</text:p>
              </table:table-cell>
              <table:table-cell office:value-type="float" office:value="-3098">
                <text:p>-309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">
                <text:p>17</text:p>
              </table:table-cell>
              <table:table-cell office:value-type="float" office:value="-3096">
                <text:p>-3096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">
                <text:p>25</text:p>
              </table:table-cell>
              <table:table-cell office:value-type="float" office:value="-3096">
                <text:p>-3096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4">
                <text:p>24</text:p>
              </table:table-cell>
              <table:table-cell office:value-type="float" office:value="-3096">
                <text:p>-3096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-3096">
                <text:p>-30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">
                <text:p>15</text:p>
              </table:table-cell>
              <table:table-cell office:value-type="float" office:value="-3098">
                <text:p>-309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">
                <text:p>7</text:p>
              </table:table-cell>
              <table:table-cell office:value-type="float" office:value="-3097">
                <text:p>-309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">
                <text:p>12</text:p>
              </table:table-cell>
              <table:table-cell office:value-type="float" office:value="-3096">
                <text:p>-3096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">
                <text:p>15</text:p>
              </table:table-cell>
              <table:table-cell office:value-type="float" office:value="-3098">
                <text:p>-309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">
                <text:p>18</text:p>
              </table:table-cell>
              <table:table-cell office:value-type="float" office:value="-3093">
                <text:p>-3093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">
                <text:p>22</text:p>
              </table:table-cell>
              <table:table-cell office:value-type="float" office:value="-3090">
                <text:p>-3090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  <table:table-cell office:value-type="float" office:value="-3092">
                <text:p>-309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">
                <text:p>17</text:p>
              </table:table-cell>
              <table:table-cell office:value-type="float" office:value="-3090">
                <text:p>-3090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">
                <text:p>15</text:p>
              </table:table-cell>
              <table:table-cell office:value-type="float" office:value="-3088">
                <text:p>-3088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">
                <text:p>15</text:p>
              </table:table-cell>
              <table:table-cell office:value-type="float" office:value="-3090">
                <text:p>-3090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">
                <text:p>17</text:p>
              </table:table-cell>
              <table:table-cell office:value-type="float" office:value="-3084">
                <text:p>-308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">
                <text:p>15</text:p>
              </table:table-cell>
              <table:table-cell office:value-type="float" office:value="-3085">
                <text:p>-3085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">
                <text:p>20</text:p>
              </table:table-cell>
              <table:table-cell office:value-type="float" office:value="-3084">
                <text:p>-308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">
                <text:p>21</text:p>
              </table:table-cell>
              <table:table-cell office:value-type="float" office:value="-3079">
                <text:p>-3079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">
                <text:p>17</text:p>
              </table:table-cell>
              <table:table-cell office:value-type="float" office:value="-3082">
                <text:p>-3082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">
                <text:p>18</text:p>
              </table:table-cell>
              <table:table-cell office:value-type="float" office:value="-3083">
                <text:p>-30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">
                <text:p>19</text:p>
              </table:table-cell>
              <table:table-cell office:value-type="float" office:value="-3078">
                <text:p>-30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">
                <text:p>21</text:p>
              </table:table-cell>
              <table:table-cell office:value-type="float" office:value="-3078">
                <text:p>-3078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">
                <text:p>20</text:p>
              </table:table-cell>
              <table:table-cell office:value-type="float" office:value="-3077">
                <text:p>-3077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">
                <text:p>18</text:p>
              </table:table-cell>
              <table:table-cell office:value-type="float" office:value="-3077">
                <text:p>-3077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">
                <text:p>19</text:p>
              </table:table-cell>
              <table:table-cell office:value-type="float" office:value="-3075">
                <text:p>-3075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">
                <text:p>12</text:p>
              </table:table-cell>
              <table:table-cell office:value-type="float" office:value="-3073">
                <text:p>-307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">
                <text:p>14</text:p>
              </table:table-cell>
              <table:table-cell office:value-type="float" office:value="-3074">
                <text:p>-3074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">
                <text:p>20</text:p>
              </table:table-cell>
              <table:table-cell office:value-type="float" office:value="-3070">
                <text:p>-3070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">
                <text:p>20</text:p>
              </table:table-cell>
              <table:table-cell office:value-type="float" office:value="-3068">
                <text:p>-3068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">
                <text:p>19</text:p>
              </table:table-cell>
              <table:table-cell office:value-type="float" office:value="-3068">
                <text:p>-306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">
                <text:p>19</text:p>
              </table:table-cell>
              <table:table-cell office:value-type="float" office:value="-3066">
                <text:p>-3066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">
                <text:p>16</text:p>
              </table:table-cell>
              <table:table-cell office:value-type="float" office:value="-3067">
                <text:p>-306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">
                <text:p>16</text:p>
              </table:table-cell>
              <table:table-cell office:value-type="float" office:value="-3067">
                <text:p>-3067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">
                <text:p>17</text:p>
              </table:table-cell>
              <table:table-cell office:value-type="float" office:value="-3064">
                <text:p>-3064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">
                <text:p>20</text:p>
              </table:table-cell>
              <table:table-cell office:value-type="float" office:value="-3066">
                <text:p>-3066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">
                <text:p>22</text:p>
              </table:table-cell>
              <table:table-cell office:value-type="float" office:value="-3063">
                <text:p>-3063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">
                <text:p>22</text:p>
              </table:table-cell>
              <table:table-cell office:value-type="float" office:value="-3060">
                <text:p>-3060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">
                <text:p>17</text:p>
              </table:table-cell>
              <table:table-cell office:value-type="float" office:value="-3059">
                <text:p>-3059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">
                <text:p>13</text:p>
              </table:table-cell>
              <table:table-cell office:value-type="float" office:value="-3055">
                <text:p>-3055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">
                <text:p>15</text:p>
              </table:table-cell>
              <table:table-cell office:value-type="float" office:value="-3058">
                <text:p>-3058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">
                <text:p>15</text:p>
              </table:table-cell>
              <table:table-cell office:value-type="float" office:value="-3058">
                <text:p>-3058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">
                <text:p>17</text:p>
              </table:table-cell>
              <table:table-cell office:value-type="float" office:value="-3055">
                <text:p>-3055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1">
                <text:p>21</text:p>
              </table:table-cell>
              <table:table-cell office:value-type="float" office:value="-3053">
                <text:p>-3053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">
                <text:p>23</text:p>
              </table:table-cell>
              <table:table-cell office:value-type="float" office:value="-3054">
                <text:p>-305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">
                <text:p>19</text:p>
              </table:table-cell>
              <table:table-cell office:value-type="float" office:value="-3055">
                <text:p>-305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">
                <text:p>15</text:p>
              </table:table-cell>
              <table:table-cell office:value-type="float" office:value="-3057">
                <text:p>-3057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">
                <text:p>12</text:p>
              </table:table-cell>
              <table:table-cell office:value-type="float" office:value="-3060">
                <text:p>-306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">
                <text:p>13</text:p>
              </table:table-cell>
              <table:table-cell office:value-type="float" office:value="-3061">
                <text:p>-3061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">
                <text:p>18</text:p>
              </table:table-cell>
              <table:table-cell office:value-type="float" office:value="-3059">
                <text:p>-305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">
                <text:p>23</text:p>
              </table:table-cell>
              <table:table-cell office:value-type="float" office:value="-3056">
                <text:p>-3056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2">
                <text:p>22</text:p>
              </table:table-cell>
              <table:table-cell office:value-type="float" office:value="-3060">
                <text:p>-3060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1">
                <text:p>21</text:p>
              </table:table-cell>
              <table:table-cell office:value-type="float" office:value="-3059">
                <text:p>-305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">
                <text:p>14</text:p>
              </table:table-cell>
              <table:table-cell office:value-type="float" office:value="-3065">
                <text:p>-3065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">
                <text:p>8</text:p>
              </table:table-cell>
              <table:table-cell office:value-type="float" office:value="-3064">
                <text:p>-3064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">
                <text:p>15</text:p>
              </table:table-cell>
              <table:table-cell office:value-type="float" office:value="-3065">
                <text:p>-3065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">
                <text:p>20</text:p>
              </table:table-cell>
              <table:table-cell office:value-type="float" office:value="-3063">
                <text:p>-306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5">
                <text:p>25</text:p>
              </table:table-cell>
              <table:table-cell office:value-type="float" office:value="-3063">
                <text:p>-3063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6">
                <text:p>26</text:p>
              </table:table-cell>
              <table:table-cell office:value-type="float" office:value="-3064">
                <text:p>-3064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">
                <text:p>20</text:p>
              </table:table-cell>
              <table:table-cell office:value-type="float" office:value="-3064">
                <text:p>-306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  <table:table-cell office:value-type="float" office:value="-3060">
                <text:p>-3060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">
                <text:p>9</text:p>
              </table:table-cell>
              <table:table-cell office:value-type="float" office:value="-3059">
                <text:p>-3059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">
                <text:p>5</text:p>
              </table:table-cell>
              <table:table-cell office:value-type="float" office:value="-3059">
                <text:p>-3059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">
                <text:p>15</text:p>
              </table:table-cell>
              <table:table-cell office:value-type="float" office:value="-3057">
                <text:p>-3057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">
                <text:p>22</text:p>
              </table:table-cell>
              <table:table-cell office:value-type="float" office:value="-3058">
                <text:p>-3058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">
                <text:p>21</text:p>
              </table:table-cell>
              <table:table-cell office:value-type="float" office:value="-3055">
                <text:p>-3055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5">
                <text:p>25</text:p>
              </table:table-cell>
              <table:table-cell office:value-type="float" office:value="-3054">
                <text:p>-305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">
                <text:p>17</text:p>
              </table:table-cell>
              <table:table-cell office:value-type="float" office:value="-3056">
                <text:p>-3056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">
                <text:p>10</text:p>
              </table:table-cell>
              <table:table-cell office:value-type="float" office:value="-3060">
                <text:p>-3060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">
                <text:p>13</text:p>
              </table:table-cell>
              <table:table-cell office:value-type="float" office:value="-3061">
                <text:p>-3061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">
                <text:p>16</text:p>
              </table:table-cell>
              <table:table-cell office:value-type="float" office:value="-3057">
                <text:p>-3057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">
                <text:p>17</text:p>
              </table:table-cell>
              <table:table-cell office:value-type="float" office:value="-3062">
                <text:p>-3062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">
                <text:p>22</text:p>
              </table:table-cell>
              <table:table-cell office:value-type="float" office:value="-3060">
                <text:p>-3060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">
                <text:p>24</text:p>
              </table:table-cell>
              <table:table-cell office:value-type="float" office:value="-3060">
                <text:p>-3060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  <table:table-cell office:value-type="float" office:value="-3059">
                <text:p>-305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">
                <text:p>18</text:p>
              </table:table-cell>
              <table:table-cell office:value-type="float" office:value="-3057">
                <text:p>-3057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">
                <text:p>13</text:p>
              </table:table-cell>
              <table:table-cell office:value-type="float" office:value="-3055">
                <text:p>-305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">
                <text:p>12</text:p>
              </table:table-cell>
              <table:table-cell office:value-type="float" office:value="-3056">
                <text:p>-3056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">
                <text:p>16</text:p>
              </table:table-cell>
              <table:table-cell office:value-type="float" office:value="-3055">
                <text:p>-305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">
                <text:p>20</text:p>
              </table:table-cell>
              <table:table-cell office:value-type="float" office:value="-3053">
                <text:p>-3053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">
                <text:p>22</text:p>
              </table:table-cell>
              <table:table-cell office:value-type="float" office:value="-3054">
                <text:p>-3054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">
                <text:p>22</text:p>
              </table:table-cell>
              <table:table-cell office:value-type="float" office:value="-3048">
                <text:p>-3048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">
                <text:p>21</text:p>
              </table:table-cell>
              <table:table-cell office:value-type="float" office:value="-3050">
                <text:p>-305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">
                <text:p>15</text:p>
              </table:table-cell>
              <table:table-cell office:value-type="float" office:value="-3049">
                <text:p>-304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">
                <text:p>13</text:p>
              </table:table-cell>
              <table:table-cell office:value-type="float" office:value="-3052">
                <text:p>-305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">
                <text:p>7</text:p>
              </table:table-cell>
              <table:table-cell office:value-type="float" office:value="-3048">
                <text:p>-304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">
                <text:p>12</text:p>
              </table:table-cell>
              <table:table-cell office:value-type="float" office:value="-3045">
                <text:p>-3045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">
                <text:p>18</text:p>
              </table:table-cell>
              <table:table-cell office:value-type="float" office:value="-3044">
                <text:p>-3044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">
                <text:p>20</text:p>
              </table:table-cell>
              <table:table-cell office:value-type="float" office:value="-3041">
                <text:p>-3041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  <table:table-cell office:value-type="float" office:value="-3040">
                <text:p>-3040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">
                <text:p>20</text:p>
              </table:table-cell>
              <table:table-cell office:value-type="float" office:value="-3039">
                <text:p>-3039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">
                <text:p>14</text:p>
              </table:table-cell>
              <table:table-cell office:value-type="float" office:value="-3042">
                <text:p>-3042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">
                <text:p>10</text:p>
              </table:table-cell>
              <table:table-cell office:value-type="float" office:value="-3040">
                <text:p>-3040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">
                <text:p>14</text:p>
              </table:table-cell>
              <table:table-cell office:value-type="float" office:value="-3041">
                <text:p>-3041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">
                <text:p>15</text:p>
              </table:table-cell>
              <table:table-cell office:value-type="float" office:value="-3041">
                <text:p>-3041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">
                <text:p>20</text:p>
              </table:table-cell>
              <table:table-cell office:value-type="float" office:value="-3045">
                <text:p>-3045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">
                <text:p>23</text:p>
              </table:table-cell>
              <table:table-cell office:value-type="float" office:value="-3046">
                <text:p>-3046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">
                <text:p>22</text:p>
              </table:table-cell>
              <table:table-cell office:value-type="float" office:value="-3046">
                <text:p>-304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">
                <text:p>20</text:p>
              </table:table-cell>
              <table:table-cell office:value-type="float" office:value="-3047">
                <text:p>-304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-3046">
                <text:p>-3046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">
                <text:p>9</text:p>
              </table:table-cell>
              <table:table-cell office:value-type="float" office:value="-3045">
                <text:p>-3045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">
                <text:p>11</text:p>
              </table:table-cell>
              <table:table-cell office:value-type="float" office:value="-3044">
                <text:p>-3044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">
                <text:p>16</text:p>
              </table:table-cell>
              <table:table-cell office:value-type="float" office:value="-3045">
                <text:p>-3045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">
                <text:p>29</text:p>
              </table:table-cell>
              <table:table-cell office:value-type="float" office:value="-3045">
                <text:p>-3045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">
                <text:p>26</text:p>
              </table:table-cell>
              <table:table-cell office:value-type="float" office:value="-3050">
                <text:p>-305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4">
                <text:p>24</text:p>
              </table:table-cell>
              <table:table-cell office:value-type="float" office:value="-3049">
                <text:p>-3049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">
                <text:p>16</text:p>
              </table:table-cell>
              <table:table-cell office:value-type="float" office:value="-3049">
                <text:p>-3049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  <table:table-cell office:value-type="float" office:value="-3054">
                <text:p>-3054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">
                <text:p>9</text:p>
              </table:table-cell>
              <table:table-cell office:value-type="float" office:value="-3046">
                <text:p>-3046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">
                <text:p>16</text:p>
              </table:table-cell>
              <table:table-cell office:value-type="float" office:value="-3045">
                <text:p>-3045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">
                <text:p>22</text:p>
              </table:table-cell>
              <table:table-cell office:value-type="float" office:value="-3043">
                <text:p>-3043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">
                <text:p>25</text:p>
              </table:table-cell>
              <table:table-cell office:value-type="float" office:value="-3045">
                <text:p>-304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">
                <text:p>23</text:p>
              </table:table-cell>
              <table:table-cell office:value-type="float" office:value="-3041">
                <text:p>-3041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">
                <text:p>15</text:p>
              </table:table-cell>
              <table:table-cell office:value-type="float" office:value="-3040">
                <text:p>-3040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">
                <text:p>6</text:p>
              </table:table-cell>
              <table:table-cell office:value-type="float" office:value="-3041">
                <text:p>-304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">
                <text:p>7</text:p>
              </table:table-cell>
              <table:table-cell office:value-type="float" office:value="-3040">
                <text:p>-3040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">
                <text:p>15</text:p>
              </table:table-cell>
              <table:table-cell office:value-type="float" office:value="-3038">
                <text:p>-3038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1">
                <text:p>21</text:p>
              </table:table-cell>
              <table:table-cell office:value-type="float" office:value="-3039">
                <text:p>-3039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7">
                <text:p>27</text:p>
              </table:table-cell>
              <table:table-cell office:value-type="float" office:value="-3034">
                <text:p>-303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">
                <text:p>19</text:p>
              </table:table-cell>
              <table:table-cell office:value-type="float" office:value="-3030">
                <text:p>-303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">
                <text:p>16</text:p>
              </table:table-cell>
              <table:table-cell office:value-type="float" office:value="-3035">
                <text:p>-3035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  <table:table-cell office:value-type="float" office:value="-3029">
                <text:p>-3029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">
                <text:p>8</text:p>
              </table:table-cell>
              <table:table-cell office:value-type="float" office:value="-3033">
                <text:p>-303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">
                <text:p>18</text:p>
              </table:table-cell>
              <table:table-cell office:value-type="float" office:value="-3030">
                <text:p>-3030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">
                <text:p>26</text:p>
              </table:table-cell>
              <table:table-cell office:value-type="float" office:value="-3029">
                <text:p>-3029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8">
                <text:p>28</text:p>
              </table:table-cell>
              <table:table-cell office:value-type="float" office:value="-3028">
                <text:p>-302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">
                <text:p>24</text:p>
              </table:table-cell>
              <table:table-cell office:value-type="float" office:value="-3024">
                <text:p>-302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">
                <text:p>13</text:p>
              </table:table-cell>
              <table:table-cell office:value-type="float" office:value="-3026">
                <text:p>-3026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">
                <text:p>3</text:p>
              </table:table-cell>
              <table:table-cell office:value-type="float" office:value="-3021">
                <text:p>-3021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">
                <text:p>3</text:p>
              </table:table-cell>
              <table:table-cell office:value-type="float" office:value="-3023">
                <text:p>-3023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">
                <text:p>13</text:p>
              </table:table-cell>
              <table:table-cell office:value-type="float" office:value="-3017">
                <text:p>-3017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">
                <text:p>21</text:p>
              </table:table-cell>
              <table:table-cell office:value-type="float" office:value="-3019">
                <text:p>-3019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9">
                <text:p>29</text:p>
              </table:table-cell>
              <table:table-cell office:value-type="float" office:value="-3015">
                <text:p>-3015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">
                <text:p>26</text:p>
              </table:table-cell>
              <table:table-cell office:value-type="float" office:value="-3015">
                <text:p>-301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">
                <text:p>18</text:p>
              </table:table-cell>
              <table:table-cell office:value-type="float" office:value="-3012">
                <text:p>-3012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">
                <text:p>11</text:p>
              </table:table-cell>
              <table:table-cell office:value-type="float" office:value="-3009">
                <text:p>-3009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">
                <text:p>5</text:p>
              </table:table-cell>
              <table:table-cell office:value-type="float" office:value="-3004">
                <text:p>-3004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">
                <text:p>9</text:p>
              </table:table-cell>
              <table:table-cell office:value-type="float" office:value="-3007">
                <text:p>-3007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">
                <text:p>19</text:p>
              </table:table-cell>
              <table:table-cell office:value-type="float" office:value="-3002">
                <text:p>-300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">
                <text:p>24</text:p>
              </table:table-cell>
              <table:table-cell office:value-type="float" office:value="-3001">
                <text:p>-3001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3">
                <text:p>23</text:p>
              </table:table-cell>
              <table:table-cell office:value-type="float" office:value="-3004">
                <text:p>-3004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">
                <text:p>19</text:p>
              </table:table-cell>
              <table:table-cell office:value-type="float" office:value="-2999">
                <text:p>-2999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">
                <text:p>10</text:p>
              </table:table-cell>
              <table:table-cell office:value-type="float" office:value="-3002">
                <text:p>-3002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">
                <text:p>10</text:p>
              </table:table-cell>
              <table:table-cell office:value-type="float" office:value="-3004">
                <text:p>-3004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">
                <text:p>12</text:p>
              </table:table-cell>
              <table:table-cell office:value-type="float" office:value="-3003">
                <text:p>-3003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">
                <text:p>15</text:p>
              </table:table-cell>
              <table:table-cell office:value-type="float" office:value="-2999">
                <text:p>-2999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">
                <text:p>20</text:p>
              </table:table-cell>
              <table:table-cell office:value-type="float" office:value="-2998">
                <text:p>-2998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">
                <text:p>24</text:p>
              </table:table-cell>
              <table:table-cell office:value-type="float" office:value="-2998">
                <text:p>-2998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1">
                <text:p>21</text:p>
              </table:table-cell>
              <table:table-cell office:value-type="float" office:value="-2993">
                <text:p>-299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">
                <text:p>18</text:p>
              </table:table-cell>
              <table:table-cell office:value-type="float" office:value="-2996">
                <text:p>-2996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">
                <text:p>14</text:p>
              </table:table-cell>
              <table:table-cell office:value-type="float" office:value="-2995">
                <text:p>-299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">
                <text:p>13</text:p>
              </table:table-cell>
              <table:table-cell office:value-type="float" office:value="-2991">
                <text:p>-2991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">
                <text:p>14</text:p>
              </table:table-cell>
              <table:table-cell office:value-type="float" office:value="-2992">
                <text:p>-2992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">
                <text:p>20</text:p>
              </table:table-cell>
              <table:table-cell office:value-type="float" office:value="-2988">
                <text:p>-2988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3">
                <text:p>23</text:p>
              </table:table-cell>
              <table:table-cell office:value-type="float" office:value="-2984">
                <text:p>-2984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">
                <text:p>17</text:p>
              </table:table-cell>
              <table:table-cell office:value-type="float" office:value="-2986">
                <text:p>-2986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">
                <text:p>20</text:p>
              </table:table-cell>
              <table:table-cell office:value-type="float" office:value="-2986">
                <text:p>-2986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">
                <text:p>10</text:p>
              </table:table-cell>
              <table:table-cell office:value-type="float" office:value="-2985">
                <text:p>-2985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">
                <text:p>10</text:p>
              </table:table-cell>
              <table:table-cell office:value-type="float" office:value="-2988">
                <text:p>-298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4">
                <text:p>14</text:p>
              </table:table-cell>
              <table:table-cell office:value-type="float" office:value="-2984">
                <text:p>-2984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">
                <text:p>18</text:p>
              </table:table-cell>
              <table:table-cell office:value-type="float" office:value="-2983">
                <text:p>-298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">
                <text:p>17</text:p>
              </table:table-cell>
              <table:table-cell office:value-type="float" office:value="-2980">
                <text:p>-2980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">
                <text:p>18</text:p>
              </table:table-cell>
              <table:table-cell office:value-type="float" office:value="-2969">
                <text:p>-296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">
                <text:p>14</text:p>
              </table:table-cell>
              <table:table-cell office:value-type="float" office:value="-2964">
                <text:p>-2964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">
                <text:p>18</text:p>
              </table:table-cell>
              <table:table-cell office:value-type="float" office:value="-2970">
                <text:p>-2970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">
                <text:p>21</text:p>
              </table:table-cell>
              <table:table-cell office:value-type="float" office:value="-2968">
                <text:p>-296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">
                <text:p>18</text:p>
              </table:table-cell>
              <table:table-cell office:value-type="float" office:value="-2961">
                <text:p>-296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1">
                <text:p>21</text:p>
              </table:table-cell>
              <table:table-cell office:value-type="float" office:value="-2959">
                <text:p>-2959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">
                <text:p>17</text:p>
              </table:table-cell>
              <table:table-cell office:value-type="float" office:value="-2955">
                <text:p>-2955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">
                <text:p>17</text:p>
              </table:table-cell>
              <table:table-cell office:value-type="float" office:value="-2953">
                <text:p>-2953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">
                <text:p>20</text:p>
              </table:table-cell>
              <table:table-cell office:value-type="float" office:value="-2952">
                <text:p>-295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">
                <text:p>15</text:p>
              </table:table-cell>
              <table:table-cell office:value-type="float" office:value="-2954">
                <text:p>-2954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">
                <text:p>15</text:p>
              </table:table-cell>
              <table:table-cell office:value-type="float" office:value="-2950">
                <text:p>-295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">
                <text:p>16</text:p>
              </table:table-cell>
              <table:table-cell office:value-type="float" office:value="-2947">
                <text:p>-294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4">
                <text:p>14</text:p>
              </table:table-cell>
              <table:table-cell office:value-type="float" office:value="-2946">
                <text:p>-2946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">
                <text:p>15</text:p>
              </table:table-cell>
              <table:table-cell office:value-type="float" office:value="-2941">
                <text:p>-2941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">
                <text:p>18</text:p>
              </table:table-cell>
              <table:table-cell office:value-type="float" office:value="-2937">
                <text:p>-2937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">
                <text:p>15</text:p>
              </table:table-cell>
              <table:table-cell office:value-type="float" office:value="-2937">
                <text:p>-2937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">
                <text:p>14</text:p>
              </table:table-cell>
              <table:table-cell office:value-type="float" office:value="-2930">
                <text:p>-2930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">
                <text:p>18</text:p>
              </table:table-cell>
              <table:table-cell office:value-type="float" office:value="-2926">
                <text:p>-2926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">
                <text:p>16</text:p>
              </table:table-cell>
              <table:table-cell office:value-type="float" office:value="-2921">
                <text:p>-2921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">
                <text:p>13</text:p>
              </table:table-cell>
              <table:table-cell office:value-type="float" office:value="-2922">
                <text:p>-292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">
                <text:p>17</text:p>
              </table:table-cell>
              <table:table-cell office:value-type="float" office:value="-2918">
                <text:p>-2918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">
                <text:p>13</text:p>
              </table:table-cell>
              <table:table-cell office:value-type="float" office:value="-2919">
                <text:p>-2919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">
                <text:p>17</text:p>
              </table:table-cell>
              <table:table-cell office:value-type="float" office:value="-2911">
                <text:p>-2911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">
                <text:p>18</text:p>
              </table:table-cell>
              <table:table-cell office:value-type="float" office:value="-2906">
                <text:p>-290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">
                <text:p>20</text:p>
              </table:table-cell>
              <table:table-cell office:value-type="float" office:value="-2905">
                <text:p>-2905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">
                <text:p>18</text:p>
              </table:table-cell>
              <table:table-cell office:value-type="float" office:value="-2904">
                <text:p>-290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">
                <text:p>13</text:p>
              </table:table-cell>
              <table:table-cell office:value-type="float" office:value="-2899">
                <text:p>-289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">
                <text:p>11</text:p>
              </table:table-cell>
              <table:table-cell office:value-type="float" office:value="-2889">
                <text:p>-2889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">
                <text:p>14</text:p>
              </table:table-cell>
              <table:table-cell office:value-type="float" office:value="-2890">
                <text:p>-2890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">
                <text:p>20</text:p>
              </table:table-cell>
              <table:table-cell office:value-type="float" office:value="-2886">
                <text:p>-2886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1">
                <text:p>21</text:p>
              </table:table-cell>
              <table:table-cell office:value-type="float" office:value="-2885">
                <text:p>-2885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">
                <text:p>22</text:p>
              </table:table-cell>
              <table:table-cell office:value-type="float" office:value="-2881">
                <text:p>-288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">
                <text:p>18</text:p>
              </table:table-cell>
              <table:table-cell office:value-type="float" office:value="-2882">
                <text:p>-2882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-2879">
                <text:p>-2879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">
                <text:p>9</text:p>
              </table:table-cell>
              <table:table-cell office:value-type="float" office:value="-2880">
                <text:p>-2880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">
                <text:p>14</text:p>
              </table:table-cell>
              <table:table-cell office:value-type="float" office:value="-2877">
                <text:p>-2877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">
                <text:p>16</text:p>
              </table:table-cell>
              <table:table-cell office:value-type="float" office:value="-2876">
                <text:p>-2876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6">
                <text:p>26</text:p>
              </table:table-cell>
              <table:table-cell office:value-type="float" office:value="-2872">
                <text:p>-287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">
                <text:p>30</text:p>
              </table:table-cell>
              <table:table-cell office:value-type="float" office:value="-2872">
                <text:p>-2872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">
                <text:p>20</text:p>
              </table:table-cell>
              <table:table-cell office:value-type="float" office:value="-2870">
                <text:p>-2870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">
                <text:p>14</text:p>
              </table:table-cell>
              <table:table-cell office:value-type="float" office:value="-2862">
                <text:p>-2862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">
                <text:p>9</text:p>
              </table:table-cell>
              <table:table-cell office:value-type="float" office:value="-2863">
                <text:p>-2863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  <table:table-cell office:value-type="float" office:value="-2862">
                <text:p>-286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">
                <text:p>10</text:p>
              </table:table-cell>
              <table:table-cell office:value-type="float" office:value="-2857">
                <text:p>-285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">
                <text:p>20</text:p>
              </table:table-cell>
              <table:table-cell office:value-type="float" office:value="-2853">
                <text:p>-285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4">
                <text:p>24</text:p>
              </table:table-cell>
              <table:table-cell office:value-type="float" office:value="-2850">
                <text:p>-2850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">
                <text:p>22</text:p>
              </table:table-cell>
              <table:table-cell office:value-type="float" office:value="-2851">
                <text:p>-285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">
                <text:p>15</text:p>
              </table:table-cell>
              <table:table-cell office:value-type="float" office:value="-2846">
                <text:p>-2846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">
                <text:p>2</text:p>
              </table:table-cell>
              <table:table-cell office:value-type="float" office:value="-2842">
                <text:p>-2842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">
                <text:p>5</text:p>
              </table:table-cell>
              <table:table-cell office:value-type="float" office:value="-2837">
                <text:p>-283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">
                <text:p>15</text:p>
              </table:table-cell>
              <table:table-cell office:value-type="float" office:value="-2839">
                <text:p>-2839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">
                <text:p>22</text:p>
              </table:table-cell>
              <table:table-cell office:value-type="float" office:value="-2832">
                <text:p>-283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2">
                <text:p>32</text:p>
              </table:table-cell>
              <table:table-cell office:value-type="float" office:value="-2831">
                <text:p>-2831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2">
                <text:p>32</text:p>
              </table:table-cell>
              <table:table-cell office:value-type="float" office:value="-2827">
                <text:p>-282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">
                <text:p>17</text:p>
              </table:table-cell>
              <table:table-cell office:value-type="float" office:value="-2825">
                <text:p>-2825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">
                <text:p>11</text:p>
              </table:table-cell>
              <table:table-cell office:value-type="float" office:value="-2817">
                <text:p>-2817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-2809">
                <text:p>-280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">
                <text:p>5</text:p>
              </table:table-cell>
              <table:table-cell office:value-type="float" office:value="-2810">
                <text:p>-2810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">
                <text:p>19</text:p>
              </table:table-cell>
              <table:table-cell office:value-type="float" office:value="-2805">
                <text:p>-280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">
                <text:p>25</text:p>
              </table:table-cell>
              <table:table-cell office:value-type="float" office:value="-2799">
                <text:p>-2799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4">
                <text:p>24</text:p>
              </table:table-cell>
              <table:table-cell office:value-type="float" office:value="-2799">
                <text:p>-2799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">
                <text:p>20</text:p>
              </table:table-cell>
              <table:table-cell office:value-type="float" office:value="-2793">
                <text:p>-2793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">
                <text:p>8</text:p>
              </table:table-cell>
              <table:table-cell office:value-type="float" office:value="-2794">
                <text:p>-2794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  <table:table-cell office:value-type="float" office:value="-2793">
                <text:p>-2793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">
                <text:p>6</text:p>
              </table:table-cell>
              <table:table-cell office:value-type="float" office:value="-2792">
                <text:p>-2792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">
                <text:p>16</text:p>
              </table:table-cell>
              <table:table-cell office:value-type="float" office:value="-2784">
                <text:p>-2784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6">
                <text:p>26</text:p>
              </table:table-cell>
              <table:table-cell office:value-type="float" office:value="-2778">
                <text:p>-277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">
                <text:p>29</text:p>
              </table:table-cell>
              <table:table-cell office:value-type="float" office:value="-2778">
                <text:p>-2778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">
                <text:p>16</text:p>
              </table:table-cell>
              <table:table-cell office:value-type="float" office:value="-2774">
                <text:p>-2774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">
                <text:p>7</text:p>
              </table:table-cell>
              <table:table-cell office:value-type="float" office:value="-2769">
                <text:p>-2769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  <table:table-cell office:value-type="float" office:value="-2766">
                <text:p>-2766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">
                <text:p>6</text:p>
              </table:table-cell>
              <table:table-cell office:value-type="float" office:value="-2763">
                <text:p>-2763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">
                <text:p>18</text:p>
              </table:table-cell>
              <table:table-cell office:value-type="float" office:value="-2760">
                <text:p>-276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">
                <text:p>25</text:p>
              </table:table-cell>
              <table:table-cell office:value-type="float" office:value="-2761">
                <text:p>-2761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6">
                <text:p>26</text:p>
              </table:table-cell>
              <table:table-cell office:value-type="float" office:value="-2754">
                <text:p>-275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">
                <text:p>20</text:p>
              </table:table-cell>
              <table:table-cell office:value-type="float" office:value="-2747">
                <text:p>-2747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-2744">
                <text:p>-274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">
                <text:p>-1</text:p>
              </table:table-cell>
              <table:table-cell office:value-type="float" office:value="-2741">
                <text:p>-2741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  <table:table-cell office:value-type="float" office:value="-2738">
                <text:p>-2738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">
                <text:p>14</text:p>
              </table:table-cell>
              <table:table-cell office:value-type="float" office:value="-2739">
                <text:p>-273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">
                <text:p>21</text:p>
              </table:table-cell>
              <table:table-cell office:value-type="float" office:value="-2732">
                <text:p>-2732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4">
                <text:p>24</text:p>
              </table:table-cell>
              <table:table-cell office:value-type="float" office:value="-2725">
                <text:p>-272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3">
                <text:p>23</text:p>
              </table:table-cell>
              <table:table-cell office:value-type="float" office:value="-2720">
                <text:p>-272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">
                <text:p>13</text:p>
              </table:table-cell>
              <table:table-cell office:value-type="float" office:value="-2722">
                <text:p>-2722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">
                <text:p>11</text:p>
              </table:table-cell>
              <table:table-cell office:value-type="float" office:value="-2721">
                <text:p>-272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">
                <text:p>4</text:p>
              </table:table-cell>
              <table:table-cell office:value-type="float" office:value="-2717">
                <text:p>-271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">
                <text:p>5</text:p>
              </table:table-cell>
              <table:table-cell office:value-type="float" office:value="-2715">
                <text:p>-2715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">
                <text:p>16</text:p>
              </table:table-cell>
              <table:table-cell office:value-type="float" office:value="-2713">
                <text:p>-2713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2">
                <text:p>22</text:p>
              </table:table-cell>
              <table:table-cell office:value-type="float" office:value="-2710">
                <text:p>-271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">
                <text:p>21</text:p>
              </table:table-cell>
              <table:table-cell office:value-type="float" office:value="-2709">
                <text:p>-2709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">
                <text:p>15</text:p>
              </table:table-cell>
              <table:table-cell office:value-type="float" office:value="-2707">
                <text:p>-2707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">
                <text:p>11</text:p>
              </table:table-cell>
              <table:table-cell office:value-type="float" office:value="-2703">
                <text:p>-2703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">
                <text:p>10</text:p>
              </table:table-cell>
              <table:table-cell office:value-type="float" office:value="-2700">
                <text:p>-270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">
                <text:p>12</text:p>
              </table:table-cell>
              <table:table-cell office:value-type="float" office:value="-2697">
                <text:p>-269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">
                <text:p>19</text:p>
              </table:table-cell>
              <table:table-cell office:value-type="float" office:value="-2693">
                <text:p>-2693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">
                <text:p>19</text:p>
              </table:table-cell>
              <table:table-cell office:value-type="float" office:value="-2693">
                <text:p>-2693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">
                <text:p>19</text:p>
              </table:table-cell>
              <table:table-cell office:value-type="float" office:value="-2687">
                <text:p>-268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">
                <text:p>10</text:p>
              </table:table-cell>
              <table:table-cell office:value-type="float" office:value="-2686">
                <text:p>-2686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">
                <text:p>6</text:p>
              </table:table-cell>
              <table:table-cell office:value-type="float" office:value="-2688">
                <text:p>-2688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">
                <text:p>9</text:p>
              </table:table-cell>
              <table:table-cell office:value-type="float" office:value="-2683">
                <text:p>-2683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">
                <text:p>15</text:p>
              </table:table-cell>
              <table:table-cell office:value-type="float" office:value="-2682">
                <text:p>-2682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">
                <text:p>18</text:p>
              </table:table-cell>
              <table:table-cell office:value-type="float" office:value="-2682">
                <text:p>-2682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">
                <text:p>19</text:p>
              </table:table-cell>
              <table:table-cell office:value-type="float" office:value="-2677">
                <text:p>-267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">
                <text:p>18</text:p>
              </table:table-cell>
              <table:table-cell office:value-type="float" office:value="-2672">
                <text:p>-2672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">
                <text:p>17</text:p>
              </table:table-cell>
              <table:table-cell office:value-type="float" office:value="-2670">
                <text:p>-267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">
                <text:p>11</text:p>
              </table:table-cell>
              <table:table-cell office:value-type="float" office:value="-2667">
                <text:p>-266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">
                <text:p>15</text:p>
              </table:table-cell>
              <table:table-cell office:value-type="float" office:value="-2665">
                <text:p>-2665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">
                <text:p>14</text:p>
              </table:table-cell>
              <table:table-cell office:value-type="float" office:value="-2658">
                <text:p>-2658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">
                <text:p>14</text:p>
              </table:table-cell>
              <table:table-cell office:value-type="float" office:value="-2656">
                <text:p>-2656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">
                <text:p>14</text:p>
              </table:table-cell>
              <table:table-cell office:value-type="float" office:value="-2654">
                <text:p>-2654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  <table:table-cell office:value-type="float" office:value="-2648">
                <text:p>-264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">
                <text:p>14</text:p>
              </table:table-cell>
              <table:table-cell office:value-type="float" office:value="-2645">
                <text:p>-2645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">
                <text:p>10</text:p>
              </table:table-cell>
              <table:table-cell office:value-type="float" office:value="-2638">
                <text:p>-2638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">
                <text:p>14</text:p>
              </table:table-cell>
              <table:table-cell office:value-type="float" office:value="-2639">
                <text:p>-2639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">
                <text:p>14</text:p>
              </table:table-cell>
              <table:table-cell office:value-type="float" office:value="-2635">
                <text:p>-2635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">
                <text:p>19</text:p>
              </table:table-cell>
              <table:table-cell office:value-type="float" office:value="-2633">
                <text:p>-263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">
                <text:p>19</text:p>
              </table:table-cell>
              <table:table-cell office:value-type="float" office:value="-2640">
                <text:p>-2640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">
                <text:p>15</text:p>
              </table:table-cell>
              <table:table-cell office:value-type="float" office:value="-2632">
                <text:p>-2632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">
                <text:p>9</text:p>
              </table:table-cell>
              <table:table-cell office:value-type="float" office:value="-2633">
                <text:p>-263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">
                <text:p>11</text:p>
              </table:table-cell>
              <table:table-cell office:value-type="float" office:value="-2632">
                <text:p>-263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">
                <text:p>16</text:p>
              </table:table-cell>
              <table:table-cell office:value-type="float" office:value="-2632">
                <text:p>-2632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">
                <text:p>16</text:p>
              </table:table-cell>
              <table:table-cell office:value-type="float" office:value="-2629">
                <text:p>-262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">
                <text:p>19</text:p>
              </table:table-cell>
              <table:table-cell office:value-type="float" office:value="-2628">
                <text:p>-2628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">
                <text:p>14</text:p>
              </table:table-cell>
              <table:table-cell office:value-type="float" office:value="-2622">
                <text:p>-2622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">
                <text:p>10</text:p>
              </table:table-cell>
              <table:table-cell office:value-type="float" office:value="-2621">
                <text:p>-262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">
                <text:p>12</text:p>
              </table:table-cell>
              <table:table-cell office:value-type="float" office:value="-2618">
                <text:p>-261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">
                <text:p>13</text:p>
              </table:table-cell>
              <table:table-cell office:value-type="float" office:value="-2619">
                <text:p>-2619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">
                <text:p>14</text:p>
              </table:table-cell>
              <table:table-cell office:value-type="float" office:value="-2622">
                <text:p>-262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">
                <text:p>17</text:p>
              </table:table-cell>
              <table:table-cell office:value-type="float" office:value="-2619">
                <text:p>-261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">
                <text:p>18</text:p>
              </table:table-cell>
              <table:table-cell office:value-type="float" office:value="-2620">
                <text:p>-262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">
                <text:p>14</text:p>
              </table:table-cell>
              <table:table-cell office:value-type="float" office:value="-2616">
                <text:p>-2616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">
                <text:p>13</text:p>
              </table:table-cell>
              <table:table-cell office:value-type="float" office:value="-2613">
                <text:p>-2613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">
                <text:p>15</text:p>
              </table:table-cell>
              <table:table-cell office:value-type="float" office:value="-2618">
                <text:p>-2618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">
                <text:p>15</text:p>
              </table:table-cell>
              <table:table-cell office:value-type="float" office:value="-2618">
                <text:p>-2618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">
                <text:p>12</text:p>
              </table:table-cell>
              <table:table-cell office:value-type="float" office:value="-2613">
                <text:p>-261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">
                <text:p>17</text:p>
              </table:table-cell>
              <table:table-cell office:value-type="float" office:value="-2610">
                <text:p>-261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">
                <text:p>20</text:p>
              </table:table-cell>
              <table:table-cell office:value-type="float" office:value="-2606">
                <text:p>-260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">
                <text:p>17</text:p>
              </table:table-cell>
              <table:table-cell office:value-type="float" office:value="-2607">
                <text:p>-2607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">
                <text:p>17</text:p>
              </table:table-cell>
              <table:table-cell office:value-type="float" office:value="-2596">
                <text:p>-2596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">
                <text:p>15</text:p>
              </table:table-cell>
              <table:table-cell office:value-type="float" office:value="-2596">
                <text:p>-2596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">
                <text:p>15</text:p>
              </table:table-cell>
              <table:table-cell office:value-type="float" office:value="-2595">
                <text:p>-259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">
                <text:p>16</text:p>
              </table:table-cell>
              <table:table-cell office:value-type="float" office:value="-2591">
                <text:p>-2591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">
                <text:p>12</text:p>
              </table:table-cell>
              <table:table-cell office:value-type="float" office:value="-2593">
                <text:p>-259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">
                <text:p>15</text:p>
              </table:table-cell>
              <table:table-cell office:value-type="float" office:value="-2590">
                <text:p>-259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">
                <text:p>15</text:p>
              </table:table-cell>
              <table:table-cell office:value-type="float" office:value="-2592">
                <text:p>-259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">
                <text:p>13</text:p>
              </table:table-cell>
              <table:table-cell office:value-type="float" office:value="-2588">
                <text:p>-258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">
                <text:p>14</text:p>
              </table:table-cell>
              <table:table-cell office:value-type="float" office:value="-2589">
                <text:p>-258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">
                <text:p>13</text:p>
              </table:table-cell>
              <table:table-cell office:value-type="float" office:value="-2588">
                <text:p>-258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">
                <text:p>14</text:p>
              </table:table-cell>
              <table:table-cell office:value-type="float" office:value="-2588">
                <text:p>-258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">
                <text:p>15</text:p>
              </table:table-cell>
              <table:table-cell office:value-type="float" office:value="-2584">
                <text:p>-2584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">
                <text:p>14</text:p>
              </table:table-cell>
              <table:table-cell office:value-type="float" office:value="-2583">
                <text:p>-258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">
                <text:p>16</text:p>
              </table:table-cell>
              <table:table-cell office:value-type="float" office:value="-2584">
                <text:p>-258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">
                <text:p>14</text:p>
              </table:table-cell>
              <table:table-cell office:value-type="float" office:value="-2579">
                <text:p>-2579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">
                <text:p>14</text:p>
              </table:table-cell>
              <table:table-cell office:value-type="float" office:value="-2578">
                <text:p>-2578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">
                <text:p>12</text:p>
              </table:table-cell>
              <table:table-cell office:value-type="float" office:value="-2578">
                <text:p>-257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">
                <text:p>13</text:p>
              </table:table-cell>
              <table:table-cell office:value-type="float" office:value="-2577">
                <text:p>-257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">
                <text:p>17</text:p>
              </table:table-cell>
              <table:table-cell office:value-type="float" office:value="-2580">
                <text:p>-258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">
                <text:p>13</text:p>
              </table:table-cell>
              <table:table-cell office:value-type="float" office:value="-2577">
                <text:p>-257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">
                <text:p>13</text:p>
              </table:table-cell>
              <table:table-cell office:value-type="float" office:value="-2577">
                <text:p>-257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">
                <text:p>14</text:p>
              </table:table-cell>
              <table:table-cell office:value-type="float" office:value="-2583">
                <text:p>-258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">
                <text:p>11</text:p>
              </table:table-cell>
              <table:table-cell office:value-type="float" office:value="-2583">
                <text:p>-258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">
                <text:p>11</text:p>
              </table:table-cell>
              <table:table-cell office:value-type="float" office:value="-2577">
                <text:p>-257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">
                <text:p>13</text:p>
              </table:table-cell>
              <table:table-cell office:value-type="float" office:value="-2575">
                <text:p>-257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">
                <text:p>13</text:p>
              </table:table-cell>
              <table:table-cell office:value-type="float" office:value="-2574">
                <text:p>-257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2">
                <text:p>12</text:p>
              </table:table-cell>
              <table:table-cell office:value-type="float" office:value="-2568">
                <text:p>-256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">
                <text:p>14</text:p>
              </table:table-cell>
              <table:table-cell office:value-type="float" office:value="-2569">
                <text:p>-256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">
                <text:p>13</text:p>
              </table:table-cell>
              <table:table-cell office:value-type="float" office:value="-2564">
                <text:p>-2564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2">
                <text:p>12</text:p>
              </table:table-cell>
              <table:table-cell office:value-type="float" office:value="-2567">
                <text:p>-2567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">
                <text:p>12</text:p>
              </table:table-cell>
              <table:table-cell office:value-type="float" office:value="-2559">
                <text:p>-255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">
                <text:p>16</text:p>
              </table:table-cell>
              <table:table-cell office:value-type="float" office:value="-2560">
                <text:p>-2560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">
                <text:p>14</text:p>
              </table:table-cell>
              <table:table-cell office:value-type="float" office:value="-2561">
                <text:p>-2561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">
                <text:p>13</text:p>
              </table:table-cell>
              <table:table-cell office:value-type="float" office:value="-2557">
                <text:p>-2557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">
                <text:p>15</text:p>
              </table:table-cell>
              <table:table-cell office:value-type="float" office:value="-2559">
                <text:p>-255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">
                <text:p>13</text:p>
              </table:table-cell>
              <table:table-cell office:value-type="float" office:value="-2559">
                <text:p>-255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">
                <text:p>12</text:p>
              </table:table-cell>
              <table:table-cell office:value-type="float" office:value="-2564">
                <text:p>-256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">
                <text:p>17</text:p>
              </table:table-cell>
              <table:table-cell office:value-type="float" office:value="-2562">
                <text:p>-256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2">
                <text:p>12</text:p>
              </table:table-cell>
              <table:table-cell office:value-type="float" office:value="-2564">
                <text:p>-256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">
                <text:p>15</text:p>
              </table:table-cell>
              <table:table-cell office:value-type="float" office:value="-2562">
                <text:p>-2562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">
                <text:p>10</text:p>
              </table:table-cell>
              <table:table-cell office:value-type="float" office:value="-2559">
                <text:p>-2559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">
                <text:p>14</text:p>
              </table:table-cell>
              <table:table-cell office:value-type="float" office:value="-2564">
                <text:p>-2564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">
                <text:p>13</text:p>
              </table:table-cell>
              <table:table-cell office:value-type="float" office:value="-2565">
                <text:p>-2565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">
                <text:p>17</text:p>
              </table:table-cell>
              <table:table-cell office:value-type="float" office:value="-2562">
                <text:p>-2562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">
                <text:p>15</text:p>
              </table:table-cell>
              <table:table-cell office:value-type="float" office:value="-2564">
                <text:p>-256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">
                <text:p>14</text:p>
              </table:table-cell>
              <table:table-cell office:value-type="float" office:value="-2559">
                <text:p>-2559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">
                <text:p>13</text:p>
              </table:table-cell>
              <table:table-cell office:value-type="float" office:value="-2556">
                <text:p>-255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2">
                <text:p>12</text:p>
              </table:table-cell>
              <table:table-cell office:value-type="float" office:value="-2556">
                <text:p>-255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">
                <text:p>11</text:p>
              </table:table-cell>
              <table:table-cell office:value-type="float" office:value="-2557">
                <text:p>-2557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">
                <text:p>13</text:p>
              </table:table-cell>
              <table:table-cell office:value-type="float" office:value="-2557">
                <text:p>-2557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">
                <text:p>15</text:p>
              </table:table-cell>
              <table:table-cell office:value-type="float" office:value="-2556">
                <text:p>-2556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">
                <text:p>14</text:p>
              </table:table-cell>
              <table:table-cell office:value-type="float" office:value="-2554">
                <text:p>-2554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">
                <text:p>17</text:p>
              </table:table-cell>
              <table:table-cell office:value-type="float" office:value="-2554">
                <text:p>-2554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">
                <text:p>13</text:p>
              </table:table-cell>
              <table:table-cell office:value-type="float" office:value="-2552">
                <text:p>-2552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">
                <text:p>9</text:p>
              </table:table-cell>
              <table:table-cell office:value-type="float" office:value="-2551">
                <text:p>-2551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-2550">
                <text:p>-255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">
                <text:p>13</text:p>
              </table:table-cell>
              <table:table-cell office:value-type="float" office:value="-2553">
                <text:p>-255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">
                <text:p>14</text:p>
              </table:table-cell>
              <table:table-cell office:value-type="float" office:value="-2547">
                <text:p>-254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-2544">
                <text:p>-2544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">
                <text:p>21</text:p>
              </table:table-cell>
              <table:table-cell office:value-type="float" office:value="-2549">
                <text:p>-2549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">
                <text:p>16</text:p>
              </table:table-cell>
              <table:table-cell office:value-type="float" office:value="-2546">
                <text:p>-254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">
                <text:p>15</text:p>
              </table:table-cell>
              <table:table-cell office:value-type="float" office:value="-2546">
                <text:p>-2546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">
                <text:p>6</text:p>
              </table:table-cell>
              <table:table-cell office:value-type="float" office:value="-2546">
                <text:p>-2546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">
                <text:p>10</text:p>
              </table:table-cell>
              <table:table-cell office:value-type="float" office:value="-2547">
                <text:p>-2547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">
                <text:p>15</text:p>
              </table:table-cell>
              <table:table-cell office:value-type="float" office:value="-2551">
                <text:p>-255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">
                <text:p>16</text:p>
              </table:table-cell>
              <table:table-cell office:value-type="float" office:value="-2551">
                <text:p>-2551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">
                <text:p>21</text:p>
              </table:table-cell>
              <table:table-cell office:value-type="float" office:value="-2552">
                <text:p>-255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">
                <text:p>17</text:p>
              </table:table-cell>
              <table:table-cell office:value-type="float" office:value="-2553">
                <text:p>-2553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">
                <text:p>14</text:p>
              </table:table-cell>
              <table:table-cell office:value-type="float" office:value="-2552">
                <text:p>-255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">
                <text:p>9</text:p>
              </table:table-cell>
              <table:table-cell office:value-type="float" office:value="-2551">
                <text:p>-2551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  <table:table-cell office:value-type="float" office:value="-2549">
                <text:p>-254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">
                <text:p>11</text:p>
              </table:table-cell>
              <table:table-cell office:value-type="float" office:value="-2550">
                <text:p>-2550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8">
                <text:p>18</text:p>
              </table:table-cell>
              <table:table-cell office:value-type="float" office:value="-2548">
                <text:p>-2548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">
                <text:p>21</text:p>
              </table:table-cell>
              <table:table-cell office:value-type="float" office:value="-2549">
                <text:p>-2549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">
                <text:p>17</text:p>
              </table:table-cell>
              <table:table-cell office:value-type="float" office:value="-2551">
                <text:p>-2551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">
                <text:p>16</text:p>
              </table:table-cell>
              <table:table-cell office:value-type="float" office:value="-2552">
                <text:p>-255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">
                <text:p>10</text:p>
              </table:table-cell>
              <table:table-cell office:value-type="float" office:value="-2553">
                <text:p>-255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">
                <text:p>8</text:p>
              </table:table-cell>
              <table:table-cell office:value-type="float" office:value="-2552">
                <text:p>-2552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">
                <text:p>12</text:p>
              </table:table-cell>
              <table:table-cell office:value-type="float" office:value="-2548">
                <text:p>-254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">
                <text:p>19</text:p>
              </table:table-cell>
              <table:table-cell office:value-type="float" office:value="-2554">
                <text:p>-255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">
                <text:p>19</text:p>
              </table:table-cell>
              <table:table-cell office:value-type="float" office:value="-2556">
                <text:p>-2556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">
                <text:p>19</text:p>
              </table:table-cell>
              <table:table-cell office:value-type="float" office:value="-2555">
                <text:p>-2555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">
                <text:p>14</text:p>
              </table:table-cell>
              <table:table-cell office:value-type="float" office:value="-2552">
                <text:p>-255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">
                <text:p>9</text:p>
              </table:table-cell>
              <table:table-cell office:value-type="float" office:value="-2553">
                <text:p>-255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">
                <text:p>6</text:p>
              </table:table-cell>
              <table:table-cell office:value-type="float" office:value="-2552">
                <text:p>-2552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">
                <text:p>4</text:p>
              </table:table-cell>
              <table:table-cell office:value-type="float" office:value="-2553">
                <text:p>-255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">
                <text:p>14</text:p>
              </table:table-cell>
              <table:table-cell office:value-type="float" office:value="-2550">
                <text:p>-2550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8">
                <text:p>18</text:p>
              </table:table-cell>
              <table:table-cell office:value-type="float" office:value="-2547">
                <text:p>-254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">
                <text:p>22</text:p>
              </table:table-cell>
              <table:table-cell office:value-type="float" office:value="-2543">
                <text:p>-254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">
                <text:p>15</text:p>
              </table:table-cell>
              <table:table-cell office:value-type="float" office:value="-2543">
                <text:p>-2543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">
                <text:p>7</text:p>
              </table:table-cell>
              <table:table-cell office:value-type="float" office:value="-2540">
                <text:p>-254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">
                <text:p>3</text:p>
              </table:table-cell>
              <table:table-cell office:value-type="float" office:value="-2543">
                <text:p>-254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">
                <text:p>3</text:p>
              </table:table-cell>
              <table:table-cell office:value-type="float" office:value="-2545">
                <text:p>-254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">
                <text:p>14</text:p>
              </table:table-cell>
              <table:table-cell office:value-type="float" office:value="-2541">
                <text:p>-254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">
                <text:p>23</text:p>
              </table:table-cell>
              <table:table-cell office:value-type="float" office:value="-2544">
                <text:p>-2544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8">
                <text:p>28</text:p>
              </table:table-cell>
              <table:table-cell office:value-type="float" office:value="-2545">
                <text:p>-2545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">
                <text:p>25</text:p>
              </table:table-cell>
              <table:table-cell office:value-type="float" office:value="-2541">
                <text:p>-2541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">
                <text:p>12</text:p>
              </table:table-cell>
              <table:table-cell office:value-type="float" office:value="-2544">
                <text:p>-2544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-2546">
                <text:p>-254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4">
                <text:p>-4</text:p>
              </table:table-cell>
              <table:table-cell office:value-type="float" office:value="-2550">
                <text:p>-2550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">
                <text:p>7</text:p>
              </table:table-cell>
              <table:table-cell office:value-type="float" office:value="-2552">
                <text:p>-255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">
                <text:p>15</text:p>
              </table:table-cell>
              <table:table-cell office:value-type="float" office:value="-2552">
                <text:p>-255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8">
                <text:p>28</text:p>
              </table:table-cell>
              <table:table-cell office:value-type="float" office:value="-2549">
                <text:p>-2549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">
                <text:p>24</text:p>
              </table:table-cell>
              <table:table-cell office:value-type="float" office:value="-2549">
                <text:p>-2549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">
                <text:p>15</text:p>
              </table:table-cell>
              <table:table-cell office:value-type="float" office:value="-2551">
                <text:p>-255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">
                <text:p>5</text:p>
              </table:table-cell>
              <table:table-cell office:value-type="float" office:value="-2544">
                <text:p>-2544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-2545">
                <text:p>-254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">
                <text:p>6</text:p>
              </table:table-cell>
              <table:table-cell office:value-type="float" office:value="-2545">
                <text:p>-2545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">
                <text:p>15</text:p>
              </table:table-cell>
              <table:table-cell office:value-type="float" office:value="-2546">
                <text:p>-254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9">
                <text:p>19</text:p>
              </table:table-cell>
              <table:table-cell office:value-type="float" office:value="-2543">
                <text:p>-2543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">
                <text:p>25</text:p>
              </table:table-cell>
              <table:table-cell office:value-type="float" office:value="-2540">
                <text:p>-254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7">
                <text:p>17</text:p>
              </table:table-cell>
              <table:table-cell office:value-type="float" office:value="-2540">
                <text:p>-254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">
                <text:p>9</text:p>
              </table:table-cell>
              <table:table-cell office:value-type="float" office:value="-2541">
                <text:p>-254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-2539">
                <text:p>-2539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">
                <text:p>3</text:p>
              </table:table-cell>
              <table:table-cell office:value-type="float" office:value="-2540">
                <text:p>-254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">
                <text:p>13</text:p>
              </table:table-cell>
              <table:table-cell office:value-type="float" office:value="-2542">
                <text:p>-2542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">
                <text:p>21</text:p>
              </table:table-cell>
              <table:table-cell office:value-type="float" office:value="-2540">
                <text:p>-2540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">
                <text:p>26</text:p>
              </table:table-cell>
              <table:table-cell office:value-type="float" office:value="-2542">
                <text:p>-254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">
                <text:p>21</text:p>
              </table:table-cell>
              <table:table-cell office:value-type="float" office:value="-2541">
                <text:p>-2541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">
                <text:p>12</text:p>
              </table:table-cell>
              <table:table-cell office:value-type="float" office:value="-2537">
                <text:p>-2537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">
                <text:p>3</text:p>
              </table:table-cell>
              <table:table-cell office:value-type="float" office:value="-2538">
                <text:p>-253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">
                <text:p>5</text:p>
              </table:table-cell>
              <table:table-cell office:value-type="float" office:value="-2531">
                <text:p>-253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">
                <text:p>12</text:p>
              </table:table-cell>
              <table:table-cell office:value-type="float" office:value="-2535">
                <text:p>-253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">
                <text:p>21</text:p>
              </table:table-cell>
              <table:table-cell office:value-type="float" office:value="-2531">
                <text:p>-253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">
                <text:p>23</text:p>
              </table:table-cell>
              <table:table-cell office:value-type="float" office:value="-2535">
                <text:p>-253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">
                <text:p>21</text:p>
              </table:table-cell>
              <table:table-cell office:value-type="float" office:value="-2534">
                <text:p>-2534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">
                <text:p>14</text:p>
              </table:table-cell>
              <table:table-cell office:value-type="float" office:value="-2534">
                <text:p>-2534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">
                <text:p>6</text:p>
              </table:table-cell>
              <table:table-cell office:value-type="float" office:value="-2541">
                <text:p>-2541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  <table:table-cell office:value-type="float" office:value="-2537">
                <text:p>-253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">
                <text:p>9</text:p>
              </table:table-cell>
              <table:table-cell office:value-type="float" office:value="-2534">
                <text:p>-2534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3">
                <text:p>23</text:p>
              </table:table-cell>
              <table:table-cell office:value-type="float" office:value="-2531">
                <text:p>-2531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9">
                <text:p>29</text:p>
              </table:table-cell>
              <table:table-cell office:value-type="float" office:value="-2532">
                <text:p>-253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7">
                <text:p>27</text:p>
              </table:table-cell>
              <table:table-cell office:value-type="float" office:value="-2532">
                <text:p>-2532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">
                <text:p>16</text:p>
              </table:table-cell>
              <table:table-cell office:value-type="float" office:value="-2534">
                <text:p>-2534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">
                <text:p>6</text:p>
              </table:table-cell>
              <table:table-cell office:value-type="float" office:value="-2533">
                <text:p>-2533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">
                <text:p>-1</text:p>
              </table:table-cell>
              <table:table-cell office:value-type="float" office:value="-2532">
                <text:p>-253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">
                <text:p>2</text:p>
              </table:table-cell>
              <table:table-cell office:value-type="float" office:value="-2533">
                <text:p>-253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">
                <text:p>14</text:p>
              </table:table-cell>
              <table:table-cell office:value-type="float" office:value="-2533">
                <text:p>-253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">
                <text:p>25</text:p>
              </table:table-cell>
              <table:table-cell office:value-type="float" office:value="-2530">
                <text:p>-2530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9">
                <text:p>29</text:p>
              </table:table-cell>
              <table:table-cell office:value-type="float" office:value="-2531">
                <text:p>-2531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3">
                <text:p>23</text:p>
              </table:table-cell>
              <table:table-cell office:value-type="float" office:value="-2525">
                <text:p>-252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">
                <text:p>5</text:p>
              </table:table-cell>
              <table:table-cell office:value-type="float" office:value="-2523">
                <text:p>-2523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">
                <text:p>-2</text:p>
              </table:table-cell>
              <table:table-cell office:value-type="float" office:value="-2524">
                <text:p>-252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">
                <text:p>-2</text:p>
              </table:table-cell>
              <table:table-cell office:value-type="float" office:value="-2523">
                <text:p>-2523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">
                <text:p>9</text:p>
              </table:table-cell>
              <table:table-cell office:value-type="float" office:value="-2518">
                <text:p>-2518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">
                <text:p>17</text:p>
              </table:table-cell>
              <table:table-cell office:value-type="float" office:value="-2518">
                <text:p>-2518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">
                <text:p>27</text:p>
              </table:table-cell>
              <table:table-cell office:value-type="float" office:value="-2516">
                <text:p>-2516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">
                <text:p>23</text:p>
              </table:table-cell>
              <table:table-cell office:value-type="float" office:value="-2512">
                <text:p>-2512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">
                <text:p>12</text:p>
              </table:table-cell>
              <table:table-cell office:value-type="float" office:value="-2510">
                <text:p>-2510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-2513">
                <text:p>-2513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  <table:table-cell office:value-type="float" office:value="-2508">
                <text:p>-2508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">
                <text:p>6</text:p>
              </table:table-cell>
              <table:table-cell office:value-type="float" office:value="-2505">
                <text:p>-2505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">
                <text:p>13</text:p>
              </table:table-cell>
              <table:table-cell office:value-type="float" office:value="-2508">
                <text:p>-2508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3">
                <text:p>23</text:p>
              </table:table-cell>
              <table:table-cell office:value-type="float" office:value="-2508">
                <text:p>-250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">
                <text:p>20</text:p>
              </table:table-cell>
              <table:table-cell office:value-type="float" office:value="-2504">
                <text:p>-2504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">
                <text:p>16</text:p>
              </table:table-cell>
              <table:table-cell office:value-type="float" office:value="-2507">
                <text:p>-2507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">
                <text:p>10</text:p>
              </table:table-cell>
              <table:table-cell office:value-type="float" office:value="-2506">
                <text:p>-2506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">
                <text:p>6</text:p>
              </table:table-cell>
              <table:table-cell office:value-type="float" office:value="-2502">
                <text:p>-2502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">
                <text:p>10</text:p>
              </table:table-cell>
              <table:table-cell office:value-type="float" office:value="-2505">
                <text:p>-2505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">
                <text:p>17</text:p>
              </table:table-cell>
              <table:table-cell office:value-type="float" office:value="-2499">
                <text:p>-249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9">
                <text:p>19</text:p>
              </table:table-cell>
              <table:table-cell office:value-type="float" office:value="-2504">
                <text:p>-250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">
                <text:p>20</text:p>
              </table:table-cell>
              <table:table-cell office:value-type="float" office:value="-2500">
                <text:p>-250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">
                <text:p>15</text:p>
              </table:table-cell>
              <table:table-cell office:value-type="float" office:value="-2497">
                <text:p>-249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">
                <text:p>8</text:p>
              </table:table-cell>
              <table:table-cell office:value-type="float" office:value="-2499">
                <text:p>-2499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">
                <text:p>6</text:p>
              </table:table-cell>
              <table:table-cell office:value-type="float" office:value="-2499">
                <text:p>-2499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">
                <text:p>8</text:p>
              </table:table-cell>
              <table:table-cell office:value-type="float" office:value="-2494">
                <text:p>-2494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">
                <text:p>12</text:p>
              </table:table-cell>
              <table:table-cell office:value-type="float" office:value="-2495">
                <text:p>-249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4">
                <text:p>14</text:p>
              </table:table-cell>
              <table:table-cell office:value-type="float" office:value="-2491">
                <text:p>-249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">
                <text:p>17</text:p>
              </table:table-cell>
              <table:table-cell office:value-type="float" office:value="-2489">
                <text:p>-2489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4">
                <text:p>14</text:p>
              </table:table-cell>
              <table:table-cell office:value-type="float" office:value="-2487">
                <text:p>-2487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">
                <text:p>12</text:p>
              </table:table-cell>
              <table:table-cell office:value-type="float" office:value="-2487">
                <text:p>-2487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1">
                <text:p>11</text:p>
              </table:table-cell>
              <table:table-cell office:value-type="float" office:value="-2485">
                <text:p>-248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">
                <text:p>7</text:p>
              </table:table-cell>
              <table:table-cell office:value-type="float" office:value="-2483">
                <text:p>-248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">
                <text:p>14</text:p>
              </table:table-cell>
              <table:table-cell office:value-type="float" office:value="-2482">
                <text:p>-248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">
                <text:p>17</text:p>
              </table:table-cell>
              <table:table-cell office:value-type="float" office:value="-2478">
                <text:p>-2478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5">
                <text:p>15</text:p>
              </table:table-cell>
              <table:table-cell office:value-type="float" office:value="-2475">
                <text:p>-2475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">
                <text:p>10</text:p>
              </table:table-cell>
              <table:table-cell office:value-type="float" office:value="-2473">
                <text:p>-2473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1">
                <text:p>11</text:p>
              </table:table-cell>
              <table:table-cell office:value-type="float" office:value="-2468">
                <text:p>-2468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">
                <text:p>8</text:p>
              </table:table-cell>
              <table:table-cell office:value-type="float" office:value="-2468">
                <text:p>-2468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">
                <text:p>11</text:p>
              </table:table-cell>
              <table:table-cell office:value-type="float" office:value="-2463">
                <text:p>-2463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">
                <text:p>12</text:p>
              </table:table-cell>
              <table:table-cell office:value-type="float" office:value="-2464">
                <text:p>-2464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">
                <text:p>12</text:p>
              </table:table-cell>
              <table:table-cell office:value-type="float" office:value="-2460">
                <text:p>-2460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">
                <text:p>14</text:p>
              </table:table-cell>
              <table:table-cell office:value-type="float" office:value="-2455">
                <text:p>-245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5">
                <text:p>15</text:p>
              </table:table-cell>
              <table:table-cell office:value-type="float" office:value="-2459">
                <text:p>-2459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">
                <text:p>12</text:p>
              </table:table-cell>
              <table:table-cell office:value-type="float" office:value="-2452">
                <text:p>-2452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">
                <text:p>11</text:p>
              </table:table-cell>
              <table:table-cell office:value-type="float" office:value="-2450">
                <text:p>-245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5">
                <text:p>15</text:p>
              </table:table-cell>
              <table:table-cell office:value-type="float" office:value="-2450">
                <text:p>-2450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">
                <text:p>11</text:p>
              </table:table-cell>
              <table:table-cell office:value-type="float" office:value="-2451">
                <text:p>-245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">
                <text:p>14</text:p>
              </table:table-cell>
              <table:table-cell office:value-type="float" office:value="-2447">
                <text:p>-244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">
                <text:p>16</text:p>
              </table:table-cell>
              <table:table-cell office:value-type="float" office:value="-2447">
                <text:p>-2447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">
                <text:p>14</text:p>
              </table:table-cell>
              <table:table-cell office:value-type="float" office:value="-2445">
                <text:p>-2445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">
                <text:p>12</text:p>
              </table:table-cell>
              <table:table-cell office:value-type="float" office:value="-2447">
                <text:p>-244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3">
                <text:p>13</text:p>
              </table:table-cell>
              <table:table-cell office:value-type="float" office:value="-2439">
                <text:p>-2439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1">
                <text:p>11</text:p>
              </table:table-cell>
              <table:table-cell office:value-type="float" office:value="-2441">
                <text:p>-2441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">
                <text:p>12</text:p>
              </table:table-cell>
              <table:table-cell office:value-type="float" office:value="-2440">
                <text:p>-2440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-2441">
                <text:p>-244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">
                <text:p>15</text:p>
              </table:table-cell>
              <table:table-cell office:value-type="float" office:value="-2440">
                <text:p>-2440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">
                <text:p>14</text:p>
              </table:table-cell>
              <table:table-cell office:value-type="float" office:value="-2439">
                <text:p>-2439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">
                <text:p>13</text:p>
              </table:table-cell>
              <table:table-cell office:value-type="float" office:value="-2435">
                <text:p>-2435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1">
                <text:p>11</text:p>
              </table:table-cell>
              <table:table-cell office:value-type="float" office:value="-2431">
                <text:p>-243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">
                <text:p>12</text:p>
              </table:table-cell>
              <table:table-cell office:value-type="float" office:value="-2428">
                <text:p>-2428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">
                <text:p>14</text:p>
              </table:table-cell>
              <table:table-cell office:value-type="float" office:value="-2426">
                <text:p>-2426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">
                <text:p>10</text:p>
              </table:table-cell>
              <table:table-cell office:value-type="float" office:value="-2423">
                <text:p>-2423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3">
                <text:p>13</text:p>
              </table:table-cell>
              <table:table-cell office:value-type="float" office:value="-2422">
                <text:p>-2422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">
                <text:p>9</text:p>
              </table:table-cell>
              <table:table-cell office:value-type="float" office:value="-2415">
                <text:p>-2415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">
                <text:p>10</text:p>
              </table:table-cell>
              <table:table-cell office:value-type="float" office:value="-2415">
                <text:p>-2415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">
                <text:p>15</text:p>
              </table:table-cell>
              <table:table-cell office:value-type="float" office:value="-2408">
                <text:p>-240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3">
                <text:p>13</text:p>
              </table:table-cell>
              <table:table-cell office:value-type="float" office:value="-2410">
                <text:p>-241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">
                <text:p>14</text:p>
              </table:table-cell>
              <table:table-cell office:value-type="float" office:value="-2402">
                <text:p>-240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">
                <text:p>16</text:p>
              </table:table-cell>
              <table:table-cell office:value-type="float" office:value="-2404">
                <text:p>-2404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1">
                <text:p>11</text:p>
              </table:table-cell>
              <table:table-cell office:value-type="float" office:value="-2395">
                <text:p>-239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1">
                <text:p>11</text:p>
              </table:table-cell>
              <table:table-cell office:value-type="float" office:value="-2391">
                <text:p>-2391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">
                <text:p>12</text:p>
              </table:table-cell>
              <table:table-cell office:value-type="float" office:value="-2390">
                <text:p>-2390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">
                <text:p>11</text:p>
              </table:table-cell>
              <table:table-cell office:value-type="float" office:value="-2387">
                <text:p>-2387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">
                <text:p>10</text:p>
              </table:table-cell>
              <table:table-cell office:value-type="float" office:value="-2388">
                <text:p>-2388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1">
                <text:p>11</text:p>
              </table:table-cell>
              <table:table-cell office:value-type="float" office:value="-2384">
                <text:p>-2384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">
                <text:p>12</text:p>
              </table:table-cell>
              <table:table-cell office:value-type="float" office:value="-2381">
                <text:p>-2381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">
                <text:p>12</text:p>
              </table:table-cell>
              <table:table-cell office:value-type="float" office:value="-2372">
                <text:p>-2372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-2367">
                <text:p>-2367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">
                <text:p>11</text:p>
              </table:table-cell>
              <table:table-cell office:value-type="float" office:value="-2365">
                <text:p>-236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">
                <text:p>12</text:p>
              </table:table-cell>
              <table:table-cell office:value-type="float" office:value="-2365">
                <text:p>-2365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">
                <text:p>14</text:p>
              </table:table-cell>
              <table:table-cell office:value-type="float" office:value="-2356">
                <text:p>-235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">
                <text:p>12</text:p>
              </table:table-cell>
              <table:table-cell office:value-type="float" office:value="-2358">
                <text:p>-2358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">
                <text:p>14</text:p>
              </table:table-cell>
              <table:table-cell office:value-type="float" office:value="-2350">
                <text:p>-2350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1">
                <text:p>11</text:p>
              </table:table-cell>
              <table:table-cell office:value-type="float" office:value="-2345">
                <text:p>-2345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-2341">
                <text:p>-234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">
                <text:p>7</text:p>
              </table:table-cell>
              <table:table-cell office:value-type="float" office:value="-2342">
                <text:p>-2342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">
                <text:p>8</text:p>
              </table:table-cell>
              <table:table-cell office:value-type="float" office:value="-2336">
                <text:p>-233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">
                <text:p>14</text:p>
              </table:table-cell>
              <table:table-cell office:value-type="float" office:value="-2342">
                <text:p>-2342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">
                <text:p>14</text:p>
              </table:table-cell>
              <table:table-cell office:value-type="float" office:value="-2336">
                <text:p>-2336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">
                <text:p>14</text:p>
              </table:table-cell>
              <table:table-cell office:value-type="float" office:value="-2329">
                <text:p>-2329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">
                <text:p>9</text:p>
              </table:table-cell>
              <table:table-cell office:value-type="float" office:value="-2330">
                <text:p>-233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7">
                <text:p>7</text:p>
              </table:table-cell>
              <table:table-cell office:value-type="float" office:value="-2326">
                <text:p>-2326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">
                <text:p>6</text:p>
              </table:table-cell>
              <table:table-cell office:value-type="float" office:value="-2322">
                <text:p>-2322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">
                <text:p>11</text:p>
              </table:table-cell>
              <table:table-cell office:value-type="float" office:value="-2317">
                <text:p>-2317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">
                <text:p>12</text:p>
              </table:table-cell>
              <table:table-cell office:value-type="float" office:value="-2315">
                <text:p>-2315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">
                <text:p>15</text:p>
              </table:table-cell>
              <table:table-cell office:value-type="float" office:value="-2313">
                <text:p>-231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">
                <text:p>15</text:p>
              </table:table-cell>
              <table:table-cell office:value-type="float" office:value="-2310">
                <text:p>-231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">
                <text:p>11</text:p>
              </table:table-cell>
              <table:table-cell office:value-type="float" office:value="-2304">
                <text:p>-230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">
                <text:p>8</text:p>
              </table:table-cell>
              <table:table-cell office:value-type="float" office:value="-2302">
                <text:p>-2302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">
                <text:p>8</text:p>
              </table:table-cell>
              <table:table-cell office:value-type="float" office:value="-2298">
                <text:p>-2298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">
                <text:p>9</text:p>
              </table:table-cell>
              <table:table-cell office:value-type="float" office:value="-2292">
                <text:p>-2292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">
                <text:p>12</text:p>
              </table:table-cell>
              <table:table-cell office:value-type="float" office:value="-2293">
                <text:p>-229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2">
                <text:p>12</text:p>
              </table:table-cell>
              <table:table-cell office:value-type="float" office:value="-2289">
                <text:p>-228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">
                <text:p>14</text:p>
              </table:table-cell>
              <table:table-cell office:value-type="float" office:value="-2288">
                <text:p>-2288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  <table:table-cell office:value-type="float" office:value="-2285">
                <text:p>-2285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1">
                <text:p>11</text:p>
              </table:table-cell>
              <table:table-cell office:value-type="float" office:value="-2281">
                <text:p>-2281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-2280">
                <text:p>-228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7">
                <text:p>7</text:p>
              </table:table-cell>
              <table:table-cell office:value-type="float" office:value="-2276">
                <text:p>-2276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1">
                <text:p>11</text:p>
              </table:table-cell>
              <table:table-cell office:value-type="float" office:value="-2276">
                <text:p>-2276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">
                <text:p>14</text:p>
              </table:table-cell>
              <table:table-cell office:value-type="float" office:value="-2276">
                <text:p>-227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">
                <text:p>16</text:p>
              </table:table-cell>
              <table:table-cell office:value-type="float" office:value="-2276">
                <text:p>-227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3">
                <text:p>13</text:p>
              </table:table-cell>
              <table:table-cell office:value-type="float" office:value="-2267">
                <text:p>-2267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">
                <text:p>11</text:p>
              </table:table-cell>
              <table:table-cell office:value-type="float" office:value="-2262">
                <text:p>-2262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">
                <text:p>6</text:p>
              </table:table-cell>
              <table:table-cell office:value-type="float" office:value="-2264">
                <text:p>-226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">
                <text:p>7</text:p>
              </table:table-cell>
              <table:table-cell office:value-type="float" office:value="-2259">
                <text:p>-2259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8">
                <text:p>8</text:p>
              </table:table-cell>
              <table:table-cell office:value-type="float" office:value="-2259">
                <text:p>-2259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">
                <text:p>12</text:p>
              </table:table-cell>
              <table:table-cell office:value-type="float" office:value="-2257">
                <text:p>-2257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">
                <text:p>11</text:p>
              </table:table-cell>
              <table:table-cell office:value-type="float" office:value="-2257">
                <text:p>-2257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">
                <text:p>12</text:p>
              </table:table-cell>
              <table:table-cell office:value-type="float" office:value="-2257">
                <text:p>-2257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">
                <text:p>10</text:p>
              </table:table-cell>
              <table:table-cell office:value-type="float" office:value="-2255">
                <text:p>-2255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">
                <text:p>7</text:p>
              </table:table-cell>
              <table:table-cell office:value-type="float" office:value="-2253">
                <text:p>-2253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">
                <text:p>8</text:p>
              </table:table-cell>
              <table:table-cell office:value-type="float" office:value="-2248">
                <text:p>-2248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8">
                <text:p>8</text:p>
              </table:table-cell>
              <table:table-cell office:value-type="float" office:value="-2242">
                <text:p>-22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">
                <text:p>11</text:p>
              </table:table-cell>
              <table:table-cell office:value-type="float" office:value="-2237">
                <text:p>-223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">
                <text:p>18</text:p>
              </table:table-cell>
              <table:table-cell office:value-type="float" office:value="-2231">
                <text:p>-2231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">
                <text:p>17</text:p>
              </table:table-cell>
              <table:table-cell office:value-type="float" office:value="-2226">
                <text:p>-222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">
                <text:p>15</text:p>
              </table:table-cell>
              <table:table-cell office:value-type="float" office:value="-2224">
                <text:p>-2224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">
                <text:p>6</text:p>
              </table:table-cell>
              <table:table-cell office:value-type="float" office:value="-2219">
                <text:p>-2219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-2215">
                <text:p>-2215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">
                <text:p>8</text:p>
              </table:table-cell>
              <table:table-cell office:value-type="float" office:value="-2208">
                <text:p>-2208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">
                <text:p>10</text:p>
              </table:table-cell>
              <table:table-cell office:value-type="float" office:value="-2204">
                <text:p>-2204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">
                <text:p>16</text:p>
              </table:table-cell>
              <table:table-cell office:value-type="float" office:value="-2199">
                <text:p>-219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4">
                <text:p>14</text:p>
              </table:table-cell>
              <table:table-cell office:value-type="float" office:value="-2197">
                <text:p>-219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">
                <text:p>9</text:p>
              </table:table-cell>
              <table:table-cell office:value-type="float" office:value="-2192">
                <text:p>-219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">
                <text:p>6</text:p>
              </table:table-cell>
              <table:table-cell office:value-type="float" office:value="-2195">
                <text:p>-219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">
                <text:p>3</text:p>
              </table:table-cell>
              <table:table-cell office:value-type="float" office:value="-2190">
                <text:p>-219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7">
                <text:p>7</text:p>
              </table:table-cell>
              <table:table-cell office:value-type="float" office:value="-2187">
                <text:p>-2187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">
                <text:p>10</text:p>
              </table:table-cell>
              <table:table-cell office:value-type="float" office:value="-2185">
                <text:p>-2185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">
                <text:p>12</text:p>
              </table:table-cell>
              <table:table-cell office:value-type="float" office:value="-2183">
                <text:p>-218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4">
                <text:p>14</text:p>
              </table:table-cell>
              <table:table-cell office:value-type="float" office:value="-2175">
                <text:p>-217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">
                <text:p>12</text:p>
              </table:table-cell>
              <table:table-cell office:value-type="float" office:value="-2175">
                <text:p>-217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-2175">
                <text:p>-217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">
                <text:p>6</text:p>
              </table:table-cell>
              <table:table-cell office:value-type="float" office:value="-2169">
                <text:p>-216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">
                <text:p>3</text:p>
              </table:table-cell>
              <table:table-cell office:value-type="float" office:value="-2171">
                <text:p>-217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">
                <text:p>8</text:p>
              </table:table-cell>
              <table:table-cell office:value-type="float" office:value="-2172">
                <text:p>-2172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">
                <text:p>11</text:p>
              </table:table-cell>
              <table:table-cell office:value-type="float" office:value="-2169">
                <text:p>-216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">
                <text:p>17</text:p>
              </table:table-cell>
              <table:table-cell office:value-type="float" office:value="-2162">
                <text:p>-2162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">
                <text:p>20</text:p>
              </table:table-cell>
              <table:table-cell office:value-type="float" office:value="-2159">
                <text:p>-215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2">
                <text:p>12</text:p>
              </table:table-cell>
              <table:table-cell office:value-type="float" office:value="-2159">
                <text:p>-215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">
                <text:p>11</text:p>
              </table:table-cell>
              <table:table-cell office:value-type="float" office:value="-2156">
                <text:p>-215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  <table:table-cell office:value-type="float" office:value="-2149">
                <text:p>-2149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">
                <text:p>5</text:p>
              </table:table-cell>
              <table:table-cell office:value-type="float" office:value="-2148">
                <text:p>-2148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">
                <text:p>12</text:p>
              </table:table-cell>
              <table:table-cell office:value-type="float" office:value="-2143">
                <text:p>-214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2">
                <text:p>12</text:p>
              </table:table-cell>
              <table:table-cell office:value-type="float" office:value="-2135">
                <text:p>-2135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">
                <text:p>13</text:p>
              </table:table-cell>
              <table:table-cell office:value-type="float" office:value="-2132">
                <text:p>-2132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">
                <text:p>13</text:p>
              </table:table-cell>
              <table:table-cell office:value-type="float" office:value="-2130">
                <text:p>-213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">
                <text:p>6</text:p>
              </table:table-cell>
              <table:table-cell office:value-type="float" office:value="-2132">
                <text:p>-213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">
                <text:p>8</text:p>
              </table:table-cell>
              <table:table-cell office:value-type="float" office:value="-2130">
                <text:p>-213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">
                <text:p>5</text:p>
              </table:table-cell>
              <table:table-cell office:value-type="float" office:value="-2125">
                <text:p>-212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0">
                <text:p>10</text:p>
              </table:table-cell>
              <table:table-cell office:value-type="float" office:value="-2130">
                <text:p>-213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">
                <text:p>9</text:p>
              </table:table-cell>
              <table:table-cell office:value-type="float" office:value="-2118">
                <text:p>-211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7">
                <text:p>17</text:p>
              </table:table-cell>
              <table:table-cell office:value-type="float" office:value="-2110">
                <text:p>-2110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2">
                <text:p>12</text:p>
              </table:table-cell>
              <table:table-cell office:value-type="float" office:value="-2118">
                <text:p>-2118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">
                <text:p>11</text:p>
              </table:table-cell>
              <table:table-cell office:value-type="float" office:value="-2113">
                <text:p>-211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8">
                <text:p>8</text:p>
              </table:table-cell>
              <table:table-cell office:value-type="float" office:value="-2109">
                <text:p>-2109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0">
                <text:p>10</text:p>
              </table:table-cell>
              <table:table-cell office:value-type="float" office:value="-2099">
                <text:p>-209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7">
                <text:p>7</text:p>
              </table:table-cell>
              <table:table-cell office:value-type="float" office:value="-2094">
                <text:p>-2094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0">
                <text:p>10</text:p>
              </table:table-cell>
              <table:table-cell office:value-type="float" office:value="-2090">
                <text:p>-209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">
                <text:p>11</text:p>
              </table:table-cell>
              <table:table-cell office:value-type="float" office:value="-2100">
                <text:p>-210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0">
                <text:p>10</text:p>
              </table:table-cell>
              <table:table-cell office:value-type="float" office:value="-2078">
                <text:p>-2078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4">
                <text:p>14</text:p>
              </table:table-cell>
              <table:table-cell office:value-type="float" office:value="-2082">
                <text:p>-2082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8">
                <text:p>8</text:p>
              </table:table-cell>
              <table:table-cell office:value-type="float" office:value="-2092">
                <text:p>-209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-2091">
                <text:p>-209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">
                <text:p>11</text:p>
              </table:table-cell>
              <table:table-cell office:value-type="float" office:value="-2088">
                <text:p>-208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">
                <text:p>8</text:p>
              </table:table-cell>
              <table:table-cell office:value-type="float" office:value="-2076">
                <text:p>-207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">
                <text:p>11</text:p>
              </table:table-cell>
              <table:table-cell office:value-type="float" office:value="-2079">
                <text:p>-207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">
                <text:p>11</text:p>
              </table:table-cell>
              <table:table-cell office:value-type="float" office:value="-2072">
                <text:p>-2072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">
                <text:p>11</text:p>
              </table:table-cell>
              <table:table-cell office:value-type="float" office:value="-2092">
                <text:p>-209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">
                <text:p>10</text:p>
              </table:table-cell>
              <table:table-cell office:value-type="float" office:value="-2086">
                <text:p>-208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">
                <text:p>5</text:p>
              </table:table-cell>
              <table:table-cell office:value-type="float" office:value="-2060">
                <text:p>-206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7">
                <text:p>7</text:p>
              </table:table-cell>
              <table:table-cell office:value-type="float" office:value="-2058">
                <text:p>-205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">
                <text:p>11</text:p>
              </table:table-cell>
              <table:table-cell office:value-type="float" office:value="-2087">
                <text:p>-208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">
                <text:p>10</text:p>
              </table:table-cell>
              <table:table-cell office:value-type="float" office:value="-2045">
                <text:p>-2045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">
                <text:p>10</text:p>
              </table:table-cell>
              <table:table-cell office:value-type="float" office:value="-2085">
                <text:p>-2085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">
                <text:p>10</text:p>
              </table:table-cell>
              <table:table-cell office:value-type="float" office:value="-2041">
                <text:p>-2041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">
                <text:p>10</text:p>
              </table:table-cell>
              <table:table-cell office:value-type="float" office:value="-2088">
                <text:p>-2088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7">
                <text:p>7</text:p>
              </table:table-cell>
              <table:table-cell office:value-type="float" office:value="-2039">
                <text:p>-203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">
                <text:p>5</text:p>
              </table:table-cell>
              <table:table-cell office:value-type="float" office:value="-2079">
                <text:p>-207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-2058">
                <text:p>-205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8">
                <text:p>8</text:p>
              </table:table-cell>
              <table:table-cell office:value-type="float" office:value="-2040">
                <text:p>-204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4">
                <text:p>14</text:p>
              </table:table-cell>
              <table:table-cell office:value-type="float" office:value="-2081">
                <text:p>-208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">
                <text:p>11</text:p>
              </table:table-cell>
              <table:table-cell office:value-type="float" office:value="-2075">
                <text:p>-207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3">
                <text:p>13</text:p>
              </table:table-cell>
              <table:table-cell office:value-type="float" office:value="-2042">
                <text:p>-204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">
                <text:p>13</text:p>
              </table:table-cell>
              <table:table-cell office:value-type="float" office:value="-2028">
                <text:p>-202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">
                <text:p>10</text:p>
              </table:table-cell>
              <table:table-cell office:value-type="float" office:value="-2017">
                <text:p>-201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">
                <text:p>5</text:p>
              </table:table-cell>
              <table:table-cell office:value-type="float" office:value="-2021">
                <text:p>-202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8">
                <text:p>8</text:p>
              </table:table-cell>
              <table:table-cell office:value-type="float" office:value="-2017">
                <text:p>-201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8">
                <text:p>8</text:p>
              </table:table-cell>
              <table:table-cell office:value-type="float" office:value="-2019">
                <text:p>-2019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">
                <text:p>12</text:p>
              </table:table-cell>
              <table:table-cell office:value-type="float" office:value="-2020">
                <text:p>-202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4">
                <text:p>14</text:p>
              </table:table-cell>
              <table:table-cell office:value-type="float" office:value="-2020">
                <text:p>-2020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3">
                <text:p>13</text:p>
              </table:table-cell>
              <table:table-cell office:value-type="float" office:value="-2019">
                <text:p>-201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2">
                <text:p>12</text:p>
              </table:table-cell>
              <table:table-cell office:value-type="float" office:value="-2020">
                <text:p>-202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">
                <text:p>9</text:p>
              </table:table-cell>
              <table:table-cell office:value-type="float" office:value="-2019">
                <text:p>-201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">
                <text:p>6</text:p>
              </table:table-cell>
              <table:table-cell office:value-type="float" office:value="-2021">
                <text:p>-202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8">
                <text:p>8</text:p>
              </table:table-cell>
              <table:table-cell office:value-type="float" office:value="-2019">
                <text:p>-201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">
                <text:p>7</text:p>
              </table:table-cell>
              <table:table-cell office:value-type="float" office:value="-2020">
                <text:p>-202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">
                <text:p>9</text:p>
              </table:table-cell>
              <table:table-cell office:value-type="float" office:value="-2021">
                <text:p>-202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">
                <text:p>8</text:p>
              </table:table-cell>
              <table:table-cell office:value-type="float" office:value="-2021">
                <text:p>-202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">
                <text:p>10</text:p>
              </table:table-cell>
              <table:table-cell office:value-type="float" office:value="-2020">
                <text:p>-202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">
                <text:p>10</text:p>
              </table:table-cell>
              <table:table-cell office:value-type="float" office:value="-2022">
                <text:p>-202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">
                <text:p>9</text:p>
              </table:table-cell>
              <table:table-cell office:value-type="float" office:value="-2022">
                <text:p>-202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">
                <text:p>6</text:p>
              </table:table-cell>
              <table:table-cell office:value-type="float" office:value="-2019">
                <text:p>-201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">
                <text:p>9</text:p>
              </table:table-cell>
              <table:table-cell office:value-type="float" office:value="-2019">
                <text:p>-201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">
                <text:p>6</text:p>
              </table:table-cell>
              <table:table-cell office:value-type="float" office:value="-2022">
                <text:p>-202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">
                <text:p>6</text:p>
              </table:table-cell>
              <table:table-cell office:value-type="float" office:value="-2021">
                <text:p>-202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7">
                <text:p>7</text:p>
              </table:table-cell>
              <table:table-cell office:value-type="float" office:value="-2020">
                <text:p>-202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">
                <text:p>8</text:p>
              </table:table-cell>
              <table:table-cell office:value-type="float" office:value="-2022">
                <text:p>-202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">
                <text:p>11</text:p>
              </table:table-cell>
              <table:table-cell office:value-type="float" office:value="-2020">
                <text:p>-202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">
                <text:p>8</text:p>
              </table:table-cell>
              <table:table-cell office:value-type="float" office:value="-2019">
                <text:p>-201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7">
                <text:p>7</text:p>
              </table:table-cell>
              <table:table-cell office:value-type="float" office:value="-2021">
                <text:p>-202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">
                <text:p>9</text:p>
              </table:table-cell>
              <table:table-cell office:value-type="float" office:value="-2019">
                <text:p>-201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7">
                <text:p>7</text:p>
              </table:table-cell>
              <table:table-cell office:value-type="float" office:value="-2018">
                <text:p>-201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">
                <text:p>10</text:p>
              </table:table-cell>
              <table:table-cell office:value-type="float" office:value="-2019">
                <text:p>-201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2">
                <text:p>12</text:p>
              </table:table-cell>
              <table:table-cell office:value-type="float" office:value="-2019">
                <text:p>-201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2">
                <text:p>12</text:p>
              </table:table-cell>
              <table:table-cell office:value-type="float" office:value="-2021">
                <text:p>-202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">
                <text:p>11</text:p>
              </table:table-cell>
              <table:table-cell office:value-type="float" office:value="-2019">
                <text:p>-201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2">
                <text:p>12</text:p>
              </table:table-cell>
              <table:table-cell office:value-type="float" office:value="-2013">
                <text:p>-201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">
                <text:p>13</text:p>
              </table:table-cell>
              <table:table-cell office:value-type="float" office:value="-2017">
                <text:p>-201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">
                <text:p>8</text:p>
              </table:table-cell>
              <table:table-cell office:value-type="float" office:value="-1963">
                <text:p>-196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8">
                <text:p>8</text:p>
              </table:table-cell>
              <table:table-cell office:value-type="float" office:value="-1983">
                <text:p>-198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">
                <text:p>9</text:p>
              </table:table-cell>
              <table:table-cell office:value-type="float" office:value="-1994">
                <text:p>-199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7">
                <text:p>7</text:p>
              </table:table-cell>
              <table:table-cell office:value-type="float" office:value="-1985">
                <text:p>-198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">
                <text:p>10</text:p>
              </table:table-cell>
              <table:table-cell office:value-type="float" office:value="-1962">
                <text:p>-196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3">
                <text:p>13</text:p>
              </table:table-cell>
              <table:table-cell office:value-type="float" office:value="-1958">
                <text:p>-195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8">
                <text:p>8</text:p>
              </table:table-cell>
              <table:table-cell office:value-type="float" office:value="-1978">
                <text:p>-197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">
                <text:p>7</text:p>
              </table:table-cell>
              <table:table-cell office:value-type="float" office:value="-2003">
                <text:p>-200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">
                <text:p>10</text:p>
              </table:table-cell>
              <table:table-cell office:value-type="float" office:value="-1991">
                <text:p>-199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">
                <text:p>10</text:p>
              </table:table-cell>
              <table:table-cell office:value-type="float" office:value="-1957">
                <text:p>-195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">
                <text:p>10</text:p>
              </table:table-cell>
              <table:table-cell office:value-type="float" office:value="-1997">
                <text:p>-199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">
                <text:p>10</text:p>
              </table:table-cell>
              <table:table-cell office:value-type="float" office:value="-1958">
                <text:p>-195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">
                <text:p>7</text:p>
              </table:table-cell>
              <table:table-cell office:value-type="float" office:value="-1978">
                <text:p>-197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">
                <text:p>8</text:p>
              </table:table-cell>
              <table:table-cell office:value-type="float" office:value="-1981">
                <text:p>-198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8">
                <text:p>8</text:p>
              </table:table-cell>
              <table:table-cell office:value-type="float" office:value="-1953">
                <text:p>-195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">
                <text:p>7</text:p>
              </table:table-cell>
              <table:table-cell office:value-type="float" office:value="-1957">
                <text:p>-195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8">
                <text:p>8</text:p>
              </table:table-cell>
              <table:table-cell office:value-type="float" office:value="-1983">
                <text:p>-198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">
                <text:p>10</text:p>
              </table:table-cell>
              <table:table-cell office:value-type="float" office:value="-1975">
                <text:p>-197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">
                <text:p>10</text:p>
              </table:table-cell>
              <table:table-cell office:value-type="float" office:value="-1954">
                <text:p>-19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1">
                <text:p>11</text:p>
              </table:table-cell>
              <table:table-cell office:value-type="float" office:value="-1951">
                <text:p>-195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">
                <text:p>11</text:p>
              </table:table-cell>
              <table:table-cell office:value-type="float" office:value="-1953">
                <text:p>-195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9">
                <text:p>9</text:p>
              </table:table-cell>
              <table:table-cell office:value-type="float" office:value="-1957">
                <text:p>-195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8">
                <text:p>8</text:p>
              </table:table-cell>
              <table:table-cell office:value-type="float" office:value="-1964">
                <text:p>-196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">
                <text:p>12</text:p>
              </table:table-cell>
              <table:table-cell office:value-type="float" office:value="-1966">
                <text:p>-196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">
                <text:p>10</text:p>
              </table:table-cell>
              <table:table-cell office:value-type="float" office:value="-1968">
                <text:p>-196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">
                <text:p>9</text:p>
              </table:table-cell>
              <table:table-cell office:value-type="float" office:value="-1968">
                <text:p>-196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">
                <text:p>6</text:p>
              </table:table-cell>
              <table:table-cell office:value-type="float" office:value="-1980">
                <text:p>-198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">
                <text:p>10</text:p>
              </table:table-cell>
              <table:table-cell office:value-type="float" office:value="-1979">
                <text:p>-197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9">
                <text:p>9</text:p>
              </table:table-cell>
              <table:table-cell office:value-type="float" office:value="-1972">
                <text:p>-197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">
                <text:p>6</text:p>
              </table:table-cell>
              <table:table-cell office:value-type="float" office:value="-1970">
                <text:p>-197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">
                <text:p>9</text:p>
              </table:table-cell>
              <table:table-cell office:value-type="float" office:value="-1966">
                <text:p>-196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">
                <text:p>9</text:p>
              </table:table-cell>
              <table:table-cell office:value-type="float" office:value="-1968">
                <text:p>-1968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1">
                <text:p>11</text:p>
              </table:table-cell>
              <table:table-cell office:value-type="float" office:value="-1975">
                <text:p>-197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">
                <text:p>8</text:p>
              </table:table-cell>
              <table:table-cell office:value-type="float" office:value="-1973">
                <text:p>-197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  <table:table-cell office:value-type="float" office:value="-1970">
                <text:p>-197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">
                <text:p>7</text:p>
              </table:table-cell>
              <table:table-cell office:value-type="float" office:value="-1960">
                <text:p>-196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1">
                <text:p>11</text:p>
              </table:table-cell>
              <table:table-cell office:value-type="float" office:value="-1946">
                <text:p>-194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">
                <text:p>9</text:p>
              </table:table-cell>
              <table:table-cell office:value-type="float" office:value="-1948">
                <text:p>-194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">
                <text:p>8</text:p>
              </table:table-cell>
              <table:table-cell office:value-type="float" office:value="-1961">
                <text:p>-196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8">
                <text:p>8</text:p>
              </table:table-cell>
              <table:table-cell office:value-type="float" office:value="-1958">
                <text:p>-1958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">
                <text:p>8</text:p>
              </table:table-cell>
              <table:table-cell office:value-type="float" office:value="-1942">
                <text:p>-194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">
                <text:p>9</text:p>
              </table:table-cell>
              <table:table-cell office:value-type="float" office:value="-1954">
                <text:p>-195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">
                <text:p>10</text:p>
              </table:table-cell>
              <table:table-cell office:value-type="float" office:value="-1971">
                <text:p>-197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">
                <text:p>6</text:p>
              </table:table-cell>
              <table:table-cell office:value-type="float" office:value="-1955">
                <text:p>-195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1">
                <text:p>11</text:p>
              </table:table-cell>
              <table:table-cell office:value-type="float" office:value="-1947">
                <text:p>-194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">
                <text:p>9</text:p>
              </table:table-cell>
              <table:table-cell office:value-type="float" office:value="-1946">
                <text:p>-194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">
                <text:p>9</text:p>
              </table:table-cell>
              <table:table-cell office:value-type="float" office:value="-1954">
                <text:p>-195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">
                <text:p>6</text:p>
              </table:table-cell>
              <table:table-cell office:value-type="float" office:value="-1963">
                <text:p>-196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">
                <text:p>7</text:p>
              </table:table-cell>
              <table:table-cell office:value-type="float" office:value="-1943">
                <text:p>-194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">
                <text:p>11</text:p>
              </table:table-cell>
              <table:table-cell office:value-type="float" office:value="-1948">
                <text:p>-194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">
                <text:p>7</text:p>
              </table:table-cell>
              <table:table-cell office:value-type="float" office:value="-1958">
                <text:p>-195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8">
                <text:p>8</text:p>
              </table:table-cell>
              <table:table-cell office:value-type="float" office:value="-1941">
                <text:p>-194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">
                <text:p>9</text:p>
              </table:table-cell>
              <table:table-cell office:value-type="float" office:value="-1952">
                <text:p>-195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">
                <text:p>10</text:p>
              </table:table-cell>
              <table:table-cell office:value-type="float" office:value="-1942">
                <text:p>-1942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8">
                <text:p>8</text:p>
              </table:table-cell>
              <table:table-cell office:value-type="float" office:value="-1946">
                <text:p>-194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">
                <text:p>10</text:p>
              </table:table-cell>
              <table:table-cell office:value-type="float" office:value="-1949">
                <text:p>-194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">
                <text:p>7</text:p>
              </table:table-cell>
              <table:table-cell office:value-type="float" office:value="-1935">
                <text:p>-193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">
                <text:p>8</text:p>
              </table:table-cell>
              <table:table-cell office:value-type="float" office:value="-1929">
                <text:p>-1929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">
                <text:p>6</text:p>
              </table:table-cell>
              <table:table-cell office:value-type="float" office:value="-1926">
                <text:p>-19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">
                <text:p>8</text:p>
              </table:table-cell>
              <table:table-cell office:value-type="float" office:value="-1928">
                <text:p>-192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">
                <text:p>11</text:p>
              </table:table-cell>
              <table:table-cell office:value-type="float" office:value="-1927">
                <text:p>-192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7">
                <text:p>7</text:p>
              </table:table-cell>
              <table:table-cell office:value-type="float" office:value="-1926">
                <text:p>-1926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">
                <text:p>9</text:p>
              </table:table-cell>
              <table:table-cell office:value-type="float" office:value="-1927">
                <text:p>-192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">
                <text:p>8</text:p>
              </table:table-cell>
              <table:table-cell office:value-type="float" office:value="-1926">
                <text:p>-192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">
                <text:p>4</text:p>
              </table:table-cell>
              <table:table-cell office:value-type="float" office:value="-1929">
                <text:p>-192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">
                <text:p>6</text:p>
              </table:table-cell>
              <table:table-cell office:value-type="float" office:value="-1930">
                <text:p>-193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">
                <text:p>10</text:p>
              </table:table-cell>
              <table:table-cell office:value-type="float" office:value="-1927">
                <text:p>-1927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">
                <text:p>10</text:p>
              </table:table-cell>
              <table:table-cell office:value-type="float" office:value="-1929">
                <text:p>-192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">
                <text:p>10</text:p>
              </table:table-cell>
              <table:table-cell office:value-type="float" office:value="-1935">
                <text:p>-1935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">
                <text:p>10</text:p>
              </table:table-cell>
              <table:table-cell office:value-type="float" office:value="-1933">
                <text:p>-1933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8">
                <text:p>8</text:p>
              </table:table-cell>
              <table:table-cell office:value-type="float" office:value="-1933">
                <text:p>-193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">
                <text:p>9</text:p>
              </table:table-cell>
              <table:table-cell office:value-type="float" office:value="-1930">
                <text:p>-193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8">
                <text:p>8</text:p>
              </table:table-cell>
              <table:table-cell office:value-type="float" office:value="-1926">
                <text:p>-19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">
                <text:p>11</text:p>
              </table:table-cell>
              <table:table-cell office:value-type="float" office:value="-1924">
                <text:p>-1924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2">
                <text:p>12</text:p>
              </table:table-cell>
              <table:table-cell office:value-type="float" office:value="-1923">
                <text:p>-1923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">
                <text:p>11</text:p>
              </table:table-cell>
              <table:table-cell office:value-type="float" office:value="-1929">
                <text:p>-192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">
                <text:p>8</text:p>
              </table:table-cell>
              <table:table-cell office:value-type="float" office:value="-1920">
                <text:p>-192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-1921">
                <text:p>-192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-1926">
                <text:p>-192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">
                <text:p>6</text:p>
              </table:table-cell>
              <table:table-cell office:value-type="float" office:value="-1923">
                <text:p>-19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">
                <text:p>8</text:p>
              </table:table-cell>
              <table:table-cell office:value-type="float" office:value="-1918">
                <text:p>-1918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">
                <text:p>8</text:p>
              </table:table-cell>
              <table:table-cell office:value-type="float" office:value="-1926">
                <text:p>-192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">
                <text:p>12</text:p>
              </table:table-cell>
              <table:table-cell office:value-type="float" office:value="-1927">
                <text:p>-1927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0">
                <text:p>10</text:p>
              </table:table-cell>
              <table:table-cell office:value-type="float" office:value="-1920">
                <text:p>-19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">
                <text:p>6</text:p>
              </table:table-cell>
              <table:table-cell office:value-type="float" office:value="-1923">
                <text:p>-192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7">
                <text:p>7</text:p>
              </table:table-cell>
              <table:table-cell office:value-type="float" office:value="-1931">
                <text:p>-193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7">
                <text:p>7</text:p>
              </table:table-cell>
              <table:table-cell office:value-type="float" office:value="-1925">
                <text:p>-192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">
                <text:p>10</text:p>
              </table:table-cell>
              <table:table-cell office:value-type="float" office:value="-1919">
                <text:p>-191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">
                <text:p>11</text:p>
              </table:table-cell>
              <table:table-cell office:value-type="float" office:value="-1925">
                <text:p>-192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">
                <text:p>10</text:p>
              </table:table-cell>
              <table:table-cell office:value-type="float" office:value="-1929">
                <text:p>-1929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">
                <text:p>12</text:p>
              </table:table-cell>
              <table:table-cell office:value-type="float" office:value="-1919">
                <text:p>-1919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">
                <text:p>11</text:p>
              </table:table-cell>
              <table:table-cell office:value-type="float" office:value="-1921">
                <text:p>-1921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">
                <text:p>11</text:p>
              </table:table-cell>
              <table:table-cell office:value-type="float" office:value="-1928">
                <text:p>-192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">
                <text:p>6</text:p>
              </table:table-cell>
              <table:table-cell office:value-type="float" office:value="-1922">
                <text:p>-192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">
                <text:p>7</text:p>
              </table:table-cell>
              <table:table-cell office:value-type="float" office:value="-1923">
                <text:p>-19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7">
                <text:p>7</text:p>
              </table:table-cell>
              <table:table-cell office:value-type="float" office:value="-1931">
                <text:p>-193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">
                <text:p>10</text:p>
              </table:table-cell>
              <table:table-cell office:value-type="float" office:value="-1934">
                <text:p>-193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">
                <text:p>11</text:p>
              </table:table-cell>
              <table:table-cell office:value-type="float" office:value="-1934">
                <text:p>-193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">
                <text:p>12</text:p>
              </table:table-cell>
              <table:table-cell office:value-type="float" office:value="-1936">
                <text:p>-193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8">
                <text:p>8</text:p>
              </table:table-cell>
              <table:table-cell office:value-type="float" office:value="-1936">
                <text:p>-1936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7">
                <text:p>7</text:p>
              </table:table-cell>
              <table:table-cell office:value-type="float" office:value="-1936">
                <text:p>-193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">
                <text:p>8</text:p>
              </table:table-cell>
              <table:table-cell office:value-type="float" office:value="-1933">
                <text:p>-193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">
                <text:p>9</text:p>
              </table:table-cell>
              <table:table-cell office:value-type="float" office:value="-1934">
                <text:p>-193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4">
                <text:p>14</text:p>
              </table:table-cell>
              <table:table-cell office:value-type="float" office:value="-1934">
                <text:p>-1934</text:p>
              </table:table-cell>
              <table:table-cell office:value-type="float" office:value="-121">
                <text:p>-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862cm" svg:height="3.376cm" xlink:href=".." xlink:type="simple" chart:class="chart:line" chart:style-name="ch1">
        <chart:legend chart:legend-position="end" svg:x="28.989cm" svg:y="1.376cm" style:legend-expansion="high" chart:style-name="ch2"/>
        <chart:plot-area chart:style-name="ch3" table:cell-range-address="Hoja1.B1:Hoja1.B1136" chart:data-source-has-labels="row" svg:x="1.067cm" svg:y="0.403cm" svg:width="26.688cm" svg:height="2.486cm">
          <chartooo:coordinate-region svg:x="1.503cm" svg:y="0.615cm" svg:width="26.242cm" svg:height="1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1136" chart:label-cell-address="Hoja1.B1:Hoja1.B1" chart:class="chart:line">
            <chart:data-point chart:repeated="11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ll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B2:Hoja1.B1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15cm" svg:height="9cm" xlink:href=".." xlink:type="simple" chart:class="chart:line" chart:style-name="ch1">
        <chart:legend chart:legend-position="end" svg:x="30.151cm" svg:y="4.188cm" style:legend-expansion="high" chart:style-name="ch2"/>
        <chart:plot-area chart:style-name="ch3" table:cell-range-address="Hoja1.I1:Hoja1.I1136" chart:data-source-has-labels="row" svg:x="1.096cm" svg:y="0.855cm" svg:width="27.763cm" svg:height="7.545cm">
          <chartooo:coordinate-region svg:x="2.379cm" svg:y="1.068cm" svg:width="26.477cm" svg:height="6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I2:Hoja1.I1136" chart:label-cell-address="Hoja1.I1:Hoja1.I1" chart:class="chart:line">
            <chart:data-point chart:repeated="11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le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9843412373768">
                <text:p>24.9843412373768</text:p>
                <draw:g>
                  <svg:desc>Hoja1.I2:Hoja1.I1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7443239947793">
                <text:p>26.7443239947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8680654634221">
                <text:p>28.8680654634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608559363952">
                <text:p>31.608559363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0763849210679">
                <text:p>33.076384921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6483683215004">
                <text:p>35.6483683215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2828448610692">
                <text:p>37.2828448610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.164099992117">
                <text:p>39.164099992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661042408747">
                <text:p>41.661042408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928304805227">
                <text:p>43.928304805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.9634559239454">
                <text:p>45.96345592394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.0953231317139">
                <text:p>48.0953231317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7011539646834">
                <text:p>50.7011539646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5648878288">
                <text:p>53.005648878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0673093212238">
                <text:p>55.06730932122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7875794652759">
                <text:p>56.7875794652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.923530604445">
                <text:p>58.923530604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5240212784741">
                <text:p>61.5240212784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.6610237287304">
                <text:p>64.6610237287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.5087835342812">
                <text:p>66.50878353428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2774103884209">
                <text:p>68.2774103884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.4226722643357">
                <text:p>70.4226722643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7827029569715">
                <text:p>71.7827029569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.5453482396783">
                <text:p>74.5453482396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.8053289249969">
                <text:p>76.80532892499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1653211566219">
                <text:p>79.16532115662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7772821754246">
                <text:p>81.7772821754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.4616306572076">
                <text:p>83.4616306572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.8969372714195">
                <text:p>84.8969372714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.7804010608526">
                <text:p>86.7804010608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.7655257423919">
                <text:p>89.76552574239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0025331318269">
                <text:p>92.0025331318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.1163371075462">
                <text:p>94.11633710754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.5919720275334">
                <text:p>96.5919720275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7.9998954663522">
                <text:p>97.9998954663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.063580694371">
                <text:p>100.063580694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.901389303198">
                <text:p>101.901389303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.016351863562">
                <text:p>104.0163518635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.730680318123">
                <text:p>105.730680318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.527643693626">
                <text:p>108.5276436936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0.47370999841">
                <text:p>110.473709998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655749048521">
                <text:p>112.655749048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.647796965358">
                <text:p>114.647796965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6.278753599805">
                <text:p>116.278753599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7.717785481667">
                <text:p>117.717785481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.171300651645">
                <text:p>120.171300651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.472386276293">
                <text:p>122.472386276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.065530848395">
                <text:p>125.065530848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.62961938433">
                <text:p>126.62961938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8.623523673418">
                <text:p>128.623523673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0.094639204296">
                <text:p>130.094639204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.398919827647">
                <text:p>132.398919827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.107011336076">
                <text:p>134.107011336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6.74739217199">
                <text:p>136.74739217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7.507933153789">
                <text:p>137.5079331537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9.894252261232">
                <text:p>139.8942522612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1.289022353437">
                <text:p>141.289022353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2.885708605391">
                <text:p>142.8857086053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5.193469087092">
                <text:p>145.1934690870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7.073557266735">
                <text:p>147.0735572667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.415536248469">
                <text:p>148.415536248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.804377776827">
                <text:p>150.8043777768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2.725862741624">
                <text:p>152.725862741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243700575927">
                <text:p>154.2437005759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.836746544688">
                <text:p>155.8367465446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7.636182996962">
                <text:p>157.6361829969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9.696451972539">
                <text:p>159.696451972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1.747677236673">
                <text:p>161.747677236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.934234719997">
                <text:p>162.934234719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.830269876815">
                <text:p>164.8302698768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6.505345644333">
                <text:p>166.50534564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8.777541930555">
                <text:p>168.7775419305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9.534489801895">
                <text:p>169.534489801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0.768753582748">
                <text:p>170.768753582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.009856503672">
                <text:p>173.0098565036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4.46983336863">
                <text:p>174.46983336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6.701534296044">
                <text:p>176.701534296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8.059426551023">
                <text:p>178.0594265510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9.108834197251">
                <text:p>179.1088341972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.535959853446">
                <text:p>180.5359598534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.578306171981">
                <text:p>182.578306171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4.69976682364">
                <text:p>184.69976682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5.85194974274">
                <text:p>185.851949742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7.3972110672">
                <text:p>187.39721106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8.762008703392">
                <text:p>188.762008703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0.083153312471">
                <text:p>190.08315331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2.596010234698">
                <text:p>192.596010234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3.661153706906">
                <text:p>193.661153706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.983845919532">
                <text:p>195.9838459195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6.67361127086">
                <text:p>196.673611270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8.580801149826">
                <text:p>198.5808011498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.395645638406">
                <text:p>200.3956456384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.692952932726">
                <text:p>201.6929529327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2.622798078964">
                <text:p>202.6227980789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.4965254886">
                <text:p>204.49652548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6.289889791961">
                <text:p>206.2898897919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7.535978549275">
                <text:p>207.535978549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9.266205150653">
                <text:p>209.266205150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0.618385729138">
                <text:p>210.618385729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.747283871243">
                <text:p>211.747283871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3.486965096752">
                <text:p>213.4869650967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4.550041661208">
                <text:p>214.550041661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6.494290222065">
                <text:p>216.4942902220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8.224429586936">
                <text:p>218.2244295869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9.438074953189">
                <text:p>219.4380749531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0.283995312329">
                <text:p>220.2839953123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2.001779990691">
                <text:p>222.001779990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4.017101555107">
                <text:p>224.017101555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5.371876818598">
                <text:p>225.3718768185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6.406801360893">
                <text:p>226.4068013608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7.796462397322">
                <text:p>227.796462397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9.42243795745">
                <text:p>229.42243795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.965504603031">
                <text:p>230.965504603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.068697141643">
                <text:p>232.068697141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3.556157421229">
                <text:p>233.5561574212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4.530004349518">
                <text:p>234.5300043495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6.492624641307">
                <text:p>236.492624641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8.48712583724">
                <text:p>238.487125837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9.322015912885">
                <text:p>239.3220159128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.169409669985">
                <text:p>240.1694096699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.371322585624">
                <text:p>241.371322585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.225272044672">
                <text:p>243.225272044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4.917554859687">
                <text:p>244.9175548596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6.608306372649">
                <text:p>246.6083063726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7.667027274926">
                <text:p>247.667027274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8.86165534292">
                <text:p>248.861655342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0.11889579065">
                <text:p>250.118895790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2.464280634744">
                <text:p>252.4642806347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3.624015342603">
                <text:p>253.624015342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4.78238943936">
                <text:p>254.782389439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56.391372454487">
                <text:p>256.3913724544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7.601903884891">
                <text:p>257.6019038848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8.718310596078">
                <text:p>258.7183105960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0.508109340299">
                <text:p>260.5081093402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1.655473429521">
                <text:p>261.6554734295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2.327035122513">
                <text:p>262.3270351225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3.865921458506">
                <text:p>263.8659214585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5.195509617578">
                <text:p>265.1955096175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7.183466655437">
                <text:p>267.1834666554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8.759302442262">
                <text:p>268.7593024422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9.708976321128">
                <text:p>269.7089763211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1.117113979658">
                <text:p>271.1171139796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2.155467514808">
                <text:p>272.1554675148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74.036849979386">
                <text:p>274.036849979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75.944851378745">
                <text:p>275.9448513787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7.131007594483">
                <text:p>277.1310075944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78.192047433705">
                <text:p>278.192047433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79.398232995926">
                <text:p>279.3982329959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0.441233806917">
                <text:p>280.4412338069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2.282594468517">
                <text:p>282.2825944685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4.087127805804">
                <text:p>284.08712780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5.025033760561">
                <text:p>285.0250337605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6.720532787689">
                <text:p>286.720532787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7.443472984632">
                <text:p>287.4434729846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9.273744364893">
                <text:p>289.2737443648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.923822023242">
                <text:p>290.9238220232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2.338289675502">
                <text:p>292.3382896755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3.944774631404">
                <text:p>293.9447746314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5.377021580696">
                <text:p>295.3770215806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6.341785752774">
                <text:p>296.341785752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8.167195471437">
                <text:p>298.1671954714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0.15755759154">
                <text:p>300.157557591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1.368017671283">
                <text:p>301.36801767128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1.815934166745">
                <text:p>301.8159341667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3.700677855398">
                <text:p>303.7006778553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5.265543845958">
                <text:p>305.2655438459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6.821117812187">
                <text:p>306.8211178121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8.191084228232">
                <text:p>308.1910842282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9.76275037336">
                <text:p>309.762750373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0.757882120389">
                <text:p>310.7578821203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3.391925167817">
                <text:p>313.391925167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4.612996760477">
                <text:p>314.6129967604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6.242141034188">
                <text:p>316.242141034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6.743004773477">
                <text:p>316.7430047734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8.425786690965">
                <text:p>318.4257866909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0.333416929577">
                <text:p>320.3334169295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2.271223491776">
                <text:p>322.2712234917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3.990529680509">
                <text:p>323.990529680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4.828314511239">
                <text:p>324.8283145112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6.377216109012">
                <text:p>326.377216109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7.758767923469">
                <text:p>327.7587679234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29.328077969518">
                <text:p>329.3280779695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1.703842980232">
                <text:p>331.7038429802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3.496391994557">
                <text:p>333.496391994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4.365954123194">
                <text:p>334.3659541231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5.596954535568">
                <text:p>335.596954535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7.325569697318">
                <text:p>337.325569697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9.201380278942">
                <text:p>339.201380278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0.839488840514">
                <text:p>340.839488840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3.181395319401">
                <text:p>343.1813953194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3.825553088219">
                <text:p>343.8255530882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.403711840646">
                <text:p>345.4037118406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7.745547757354">
                <text:p>347.7455477573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113385945161">
                <text:p>349.1133859451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0.578006878214">
                <text:p>350.5780068782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2.012677861713">
                <text:p>352.0126778617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4.079379285953">
                <text:p>354.0793792859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5.861479502664">
                <text:p>355.8614795026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8.285157517176">
                <text:p>358.2851575171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47251743423283">
                <text:p>0.1472517434232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02337618023466">
                <text:p>0.9023376180234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91114173163848">
                <text:p>1.911141731638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2491383988139">
                <text:p>4.24913839881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64469698601729">
                <text:p>6.644696986017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7701688726782">
                <text:p>8.7701688726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1204388502628">
                <text:p>10.12043885026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.5830501833601">
                <text:p>11.58305018336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8627510189582">
                <text:p>12.86275101895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3451828307704">
                <text:p>14.34518283077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4085691541631">
                <text:p>16.40856915416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7312115508646">
                <text:p>18.73121155086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323136829663">
                <text:p>20.3231368296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947630383641">
                <text:p>21.9476303836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.2863414889001">
                <text:p>24.28634148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357376878773">
                <text:p>25.3573768787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.8776888678823">
                <text:p>27.87768886788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9.2176224697246">
                <text:p>29.21762246972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.4667392808825">
                <text:p>31.46673928088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3.3721238564592">
                <text:p>33.37212385645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.6732331937307">
                <text:p>34.67323319373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.4172523604005">
                <text:p>37.41725236040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.0204671775154">
                <text:p>39.02046717751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.389171389424">
                <text:p>40.3891713894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.2172955405314">
                <text:p>42.21729554053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2367001347166">
                <text:p>44.23670013471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6.2293344864779">
                <text:p>46.22933448647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7.9452049796067">
                <text:p>47.94520497960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4788343875664">
                <text:p>49.47883438756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.7961761890614">
                <text:p>51.79617618906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.8919350725421">
                <text:p>53.89193507254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.8203890237393">
                <text:p>55.82038902373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7.3235908912377">
                <text:p>57.32359089123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8515701656764">
                <text:p>58.85157016567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.3246685751651">
                <text:p>61.32466857516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.6414063793877">
                <text:p>63.64140637938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.7980181065058">
                <text:p>64.79801810650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.0800415610152">
                <text:p>67.0800415610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.7838028377029">
                <text:p>68.78380283770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1.6111047543367">
                <text:p>71.61110475433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2.8502205143112">
                <text:p>72.85022051431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8104354842902">
                <text:p>74.81043548429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6.3329002242009">
                <text:p>76.33290022420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.8316489378039">
                <text:p>77.83164893780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.9124093498964">
                <text:p>79.91240934989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1.4652827389661">
                <text:p>81.46528273896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3.1989753649819">
                <text:p>83.19897536498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5.3227271137144">
                <text:p>85.32272711371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.3887649412902">
                <text:p>87.38876494129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.4982435483045">
                <text:p>89.49824354830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.9874902040778">
                <text:p>90.98749020407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2.1524907040735">
                <text:p>92.15249070407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4.4406188658169">
                <text:p>94.44061886581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6.0172357447854">
                <text:p>96.01723574478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7.9717963264571">
                <text:p>97.97179632645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.6418920058413">
                <text:p>99.64189200584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1.618668463754">
                <text:p>101.6186684637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3.478197582525">
                <text:p>103.4781975825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5.393347094741">
                <text:p>105.3933470947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.882900819981">
                <text:p>118.8829008199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0.028943320094">
                <text:p>120.0289433200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2.171628900332">
                <text:p>122.1716289003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4.226191930929">
                <text:p>124.2261919309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6.230435566863">
                <text:p>126.2304355668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7.517229937809">
                <text:p>127.5172299378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9.314509064405">
                <text:p>129.3145090644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0.112834972714">
                <text:p>130.1128349727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1.82426448311">
                <text:p>131.824264483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.996014630194">
                <text:p>133.9960146301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.739998936005">
                <text:p>135.7399989360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8.354271368961">
                <text:p>138.3542713689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.66892962265">
                <text:p>139.668929622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1.198609994104">
                <text:p>141.1986099941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2.658816452189">
                <text:p>142.65881645218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3.428829334461">
                <text:p>143.4288293344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5.244087446459">
                <text:p>145.2440874464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7.392358004378">
                <text:p>147.3923580043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9.158513405054">
                <text:p>149.1585134050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0.664630936608">
                <text:p>150.6646309366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2.24868740907">
                <text:p>152.248687409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3.434948822922">
                <text:p>153.434948822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4.79737512884">
                <text:p>154.797375128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6.259814493866">
                <text:p>156.25981449386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7.785890417821">
                <text:p>157.7858904178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9.909257716013">
                <text:p>159.9092577160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1.038138212316">
                <text:p>161.0381382123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.104022632461">
                <text:p>163.1040226324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4.195499695706">
                <text:p>164.1954996957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.413075822517">
                <text:p>165.4130758225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.966272061943">
                <text:p>166.9662720619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8.00797504039">
                <text:p>168.007975040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9.421463279077">
                <text:p>169.4214632790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1.714593734771">
                <text:p>171.7145937347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4.113735758332">
                <text:p>174.1137357583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5.237474272413">
                <text:p>175.237474272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6.111699767479">
                <text:p>176.1116997674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7.721778932611">
                <text:p>177.7217789326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8.614833729772">
                <text:p>178.6148337297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0.026899425025">
                <text:p>180.026899425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1.496191370829">
                <text:p>181.4961913708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3.529190299367">
                <text:p>183.5291902993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0.463226747474">
                <text:p>180.4632267474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1.344287138884">
                <text:p>181.3442871388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2.861746933897">
                <text:p>182.8617469338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4.149793613352">
                <text:p>184.1497936133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5.37964267425">
                <text:p>185.379642674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6.40555309049">
                <text:p>186.405553090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7.588556398564">
                <text:p>187.5885563985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9.209624577691">
                <text:p>189.2096245776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0.491477012332">
                <text:p>190.4914770123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1.446565569988">
                <text:p>191.4465655699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2.8673626559">
                <text:p>192.86736265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3.628156229439">
                <text:p>193.6281562294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5.59574999826">
                <text:p>195.595749998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6.611804156985">
                <text:p>196.6118041569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8.007560316939">
                <text:p>198.0075603169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9.299880505091">
                <text:p>199.2998805050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0.4414629799">
                <text:p>200.44146297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1.917505296761">
                <text:p>201.9175052967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2.729088525877">
                <text:p>202.7290885258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3.764615354049">
                <text:p>203.7646153540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5.252722237012">
                <text:p>205.2527222370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6.78946856926">
                <text:p>206.789468569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7.951432767946">
                <text:p>207.9514327679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9.398422159213">
                <text:p>209.3984221592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0.308146475078">
                <text:p>210.3081464750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1.580574376295">
                <text:p>211.5805743762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2.24662716988">
                <text:p>212.246627169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3.718500389852">
                <text:p>213.718500389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5.127218242044">
                <text:p>215.1272182420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6.402218677756">
                <text:p>216.4022186777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7.376089658065">
                <text:p>217.37608965806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8.254420352517">
                <text:p>218.2544203525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9.966026362125">
                <text:p>219.966026362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1.030145176992">
                <text:p>221.0301451769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2.240130372965">
                <text:p>222.2401303729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3.728972516659">
                <text:p>223.72897251665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4.28530999178">
                <text:p>224.285309991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5.90852389908">
                <text:p>225.908523899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7.251033686318">
                <text:p>227.251033686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8.072786054596">
                <text:p>228.0727860545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9.115881920254">
                <text:p>229.1158819202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0.687350140158">
                <text:p>230.6873501401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1.655763895803">
                <text:p>231.6557638958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2.841917163791">
                <text:p>232.8419171637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4.316741273163">
                <text:p>234.3167412731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4.734158222883">
                <text:p>234.7341582228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6.31343423294">
                <text:p>236.31343423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37.672522670582">
                <text:p>237.6725226705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38.566224069539">
                <text:p>238.5662240695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9.381172432623">
                <text:p>239.3811724326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1.415923809267">
                <text:p>241.4159238092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3.054534511288">
                <text:p>243.0545345112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3.762801915077">
                <text:p>243.7628019150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4.463967484395">
                <text:p>244.4639674843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5.739849861457">
                <text:p>245.7398498614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6.607187248882">
                <text:p>246.6071872488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8.238768218226">
                <text:p>248.2387682182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49.685608214305">
                <text:p>249.6856082143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0.842640252572">
                <text:p>250.8426402525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1.597208198825">
                <text:p>251.5972081988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2.658919260551">
                <text:p>252.6589192605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3.906368560258">
                <text:p>253.9063685602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5.062044167148">
                <text:p>255.0620441671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6.270346880322">
                <text:p>256.2703468803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8.37184378359">
                <text:p>258.371843783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9.277149739347">
                <text:p>259.2771497393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0.175077958648">
                <text:p>260.1750779586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1.192494285716">
                <text:p>261.1924942857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2.200684221591">
                <text:p>262.2006842215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3.233610797681">
                <text:p>263.2336107976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4.187441309098">
                <text:p>264.1874413090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5.821314385896">
                <text:p>265.82131438589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7.473140857384">
                <text:p>267.4731408573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8.14620784809">
                <text:p>268.146207848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8.91255996566">
                <text:p>268.912559965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9.832882427322">
                <text:p>269.8328824273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1.013184412186">
                <text:p>271.01318441218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2.259826826549">
                <text:p>272.25982682654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4.141642322773">
                <text:p>274.1416423227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5.058482448813">
                <text:p>275.0584824488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5.873066778684">
                <text:p>275.8730667786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6.853573360171">
                <text:p>276.8535733601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8.374585411869">
                <text:p>278.3745854118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9.528997697463">
                <text:p>279.5289976974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0.429076722687">
                <text:p>280.42907672268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1.886647637887">
                <text:p>281.8866476378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3.366554318268">
                <text:p>283.3665543182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3.919339260352">
                <text:p>283.91933926035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5.188156568237">
                <text:p>285.1881565682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6.266508683441">
                <text:p>286.2665086834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7.290434213486">
                <text:p>287.2904342134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8.802277944109">
                <text:p>288.8022779441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9.823170696485">
                <text:p>289.8231706964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1.505884193654">
                <text:p>291.5058841936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2.704210062871">
                <text:p>292.7042100628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4.12852830177">
                <text:p>294.1285283017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4.833477126819">
                <text:p>294.8334771268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5.652001076054">
                <text:p>295.6520010760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6.660118234108">
                <text:p>296.6601182341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8.393338055214">
                <text:p>298.3933380552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9.967368716236">
                <text:p>299.9673687162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01.171489632585">
                <text:p>301.1714896325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2.114951558873">
                <text:p>302.1149515588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3.298428755489">
                <text:p>303.2984287554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4.336694130802">
                <text:p>304.3366941308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6.245850036463">
                <text:p>306.2458500364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7.371344234136">
                <text:p>307.3713442341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7.686511371968">
                <text:p>307.6865113719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9.490276845838">
                <text:p>309.4902768458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10.861435923271">
                <text:p>310.86143592327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12.671873684078">
                <text:p>312.6718736840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3.327184832199">
                <text:p>313.32718483219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3.949614751411">
                <text:p>313.9496147514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5.511297475258">
                <text:p>315.5112974752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7.150488771247">
                <text:p>317.1504887712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8.423539524317">
                <text:p>318.4235395243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9.71375911943">
                <text:p>319.713759119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20.910808848696">
                <text:p>320.9108088486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21.346668040616">
                <text:p>321.3466680406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22.878008153195">
                <text:p>322.8780081531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4.520747523784">
                <text:p>324.52074752378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6.142889858339">
                <text:p>326.1428898583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7.191871976874">
                <text:p>327.1918719768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8.481939625605">
                <text:p>328.4819396256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29.387304367968">
                <text:p>329.3873043679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1.019156697768">
                <text:p>331.0191566977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1.684997931758">
                <text:p>331.6849979317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3.315608959244">
                <text:p>333.3156089592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4.659805591463">
                <text:p>334.6598055914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6.01318889909">
                <text:p>336.0131888990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7.034468254515">
                <text:p>337.0344682545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8.558853885516">
                <text:p>338.5588538855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9.833432917035">
                <text:p>339.8334329170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1.073428198272">
                <text:p>341.0734281982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1.400592366855">
                <text:p>341.4005923668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3.810793742973">
                <text:p>343.8107937429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5.684692537217">
                <text:p>345.6846925372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6.662919819538">
                <text:p>346.66291981953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7.759801967398">
                <text:p>347.7598019673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48.158151620303">
                <text:p>348.1581516203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50.664216310894">
                <text:p>350.6642163108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52.292729513275">
                <text:p>352.292729513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53.383608765862">
                <text:p>353.3836087658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54.347151587854">
                <text:p>354.3471515878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54.967703855754">
                <text:p>354.9677038557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56.847000977295">
                <text:p>356.8470009772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8.383150452107">
                <text:p>358.3831504521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25037036397106">
                <text:p>0.32503703639710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06392106606552">
                <text:p>1.063921066065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.48826661933649">
                <text:p>2.488266619336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64038674012951">
                <text:p>3.640386740129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82094232778738">
                <text:p>4.820942327787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51644572415967">
                <text:p>6.516445724159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.20566271999607">
                <text:p>8.2056627199960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3702575225131">
                <text:p>9.37025752251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.3022128460282">
                <text:p>10.30221284602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.8871346411222">
                <text:p>11.88713464112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0146261821091">
                <text:p>13.01462618210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0180087757628">
                <text:p>15.01800877576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.6192641365615">
                <text:p>16.61926413656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.562062970253">
                <text:p>17.56206297025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.2222124564362">
                <text:p>19.22221245643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.5770422977138">
                <text:p>20.57704229771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2.0540445355774">
                <text:p>22.05404453557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2.9682193641654">
                <text:p>22.96821936416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4.0033691020647">
                <text:p>24.00336910206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.5996703710902">
                <text:p>25.59967037109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8135484868464">
                <text:p>26.81354848684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.3150797105862">
                <text:p>28.31507971058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0.170794932194">
                <text:p>30.1707949321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.6512728867126">
                <text:p>31.65127288671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3.2095497194568">
                <text:p>33.20954971945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.1308915653552">
                <text:p>34.130891565355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5.6648582898925">
                <text:p>35.66485828989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.9423933214287">
                <text:p>36.94239332142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.1360134717009">
                <text:p>38.13601347170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9.9038947870984">
                <text:p>39.90389478709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.8343431346717">
                <text:p>40.8343431346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2.4100684993978">
                <text:p>42.41006849939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4.2782684449925">
                <text:p>44.27826844499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.5146189111172">
                <text:p>45.51461891111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6.529663817854">
                <text:p>46.5296638178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7.5424336115332">
                <text:p>47.54243361153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.3156279175479">
                <text:p>49.31562791754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1.1801940916199">
                <text:p>51.18019409161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.9889030985688">
                <text:p>51.98890309856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3.5307656099481">
                <text:p>53.53076560994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.5906105531115">
                <text:p>54.59061055311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.1143418888467">
                <text:p>56.11434188884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.0928507073271">
                <text:p>58.09285070732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9.5704906394536">
                <text:p>59.57049063945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.330960602409">
                <text:p>61.3309606024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2.0972869623035">
                <text:p>62.09728696230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4483607560837">
                <text:p>63.44836075608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4.537301092264">
                <text:p>64.5373010922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.8192014483426">
                <text:p>65.81920144834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7.4747595893578">
                <text:p>67.474759589357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9.4491976456921">
                <text:p>69.44919764569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0.6861053828074">
                <text:p>70.68610538280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1.1849852458413">
                <text:p>71.18498524584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2.8391294760286">
                <text:p>72.839129476028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3.774572331368">
                <text:p>73.7745723313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5.6701947932014">
                <text:p>75.67019479320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6.4221416379207">
                <text:p>76.42214163792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7.684371486039">
                <text:p>77.6843714860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9.251257092346">
                <text:p>79.2512570923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0.5939676772771">
                <text:p>80.59396767727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1.7342001160544">
                <text:p>81.73420011605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3.2789704243618">
                <text:p>83.27897042436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4.8055710922652">
                <text:p>84.80557109226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6.2057062039408">
                <text:p>86.20570620394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7.3110089382581">
                <text:p>87.31100893825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8.4841295958717">
                <text:p>88.48412959587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.3395484415237">
                <text:p>90.33954844152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1.6201737724667">
                <text:p>91.62017377246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2.2900234825141">
                <text:p>92.29002348251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3.7491059649605">
                <text:p>93.74910596496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4.736796117249">
                <text:p>94.7367961172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6.3321704972555">
                <text:p>96.33217049725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7.7026366868782">
                <text:p>97.70263668687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.3641392831468">
                <text:p>99.364139283146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0.450660130781">
                <text:p>100.4506601307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1.875959838239">
                <text:p>101.8759598382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3.02721071637">
                <text:p>103.027210716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.296740185589">
                <text:p>104.2967401855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.261502633896">
                <text:p>105.2615026338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6.641493341853">
                <text:p>106.64149334185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8.295674482251">
                <text:p>108.2956744822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9.708378689306">
                <text:p>109.7083786893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0.514229594609">
                <text:p>110.51422959460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.528763575261">
                <text:p>111.52876357526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12.833654177918">
                <text:p>112.8336541779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4.666903759539">
                <text:p>114.66690375953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15.367182518713">
                <text:p>115.3671825187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6.590467956829">
                <text:p>116.5904679568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7.919550658929">
                <text:p>117.9195506589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9.773000197581">
                <text:p>119.7730001975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0.363530047375">
                <text:p>120.3635300473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1.839430288397">
                <text:p>121.8394302883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3.170347864664">
                <text:p>123.1703478646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4.572617902738">
                <text:p>124.5726179027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5.997666817299">
                <text:p>125.9976668172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26.528438882435">
                <text:p>126.5284388824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8.115080702751">
                <text:p>128.11508070275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8.954988081127">
                <text:p>128.9549880811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0.56968276839">
                <text:p>130.5696827683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1.390467790849">
                <text:p>131.3904677908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3.120671875667">
                <text:p>133.120671875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4.253901111827">
                <text:p>134.2539011118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5.146236996168">
                <text:p>135.1462369961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6.17269856324">
                <text:p>136.172698563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7.88478334834">
                <text:p>137.884783348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9.000048412932">
                <text:p>139.0000484129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0.005264597424">
                <text:p>140.0052645974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1.018164001987">
                <text:p>141.0181640019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1.930826820229">
                <text:p>141.93082682022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2.970764674596">
                <text:p>142.9707646745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5.384221574954">
                <text:p>145.3842215749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6.34048818315">
                <text:p>146.340488183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6.819265937307">
                <text:p>146.81926593730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985922879761">
                <text:p>147.9859228797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9.517199187269">
                <text:p>149.5171991872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.155084883272">
                <text:p>151.15508488327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2.139490562787">
                <text:p>152.1394905627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52.81166181611">
                <text:p>152.811661816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3.728678536359">
                <text:p>153.72867853635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55.400656527904">
                <text:p>155.4006565279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6.860218234445">
                <text:p>156.86021823444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57.889768750545">
                <text:p>157.88976875054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9.18462092255">
                <text:p>159.184620922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0.036555721499">
                <text:p>160.0365557214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0.743955303124">
                <text:p>160.7439553031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2.267191175361">
                <text:p>162.2671911753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3.674455138104">
                <text:p>163.6744551381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4.605579185824">
                <text:p>164.6055791858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5.791091090469">
                <text:p>165.7910910904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6.761768285381">
                <text:p>166.76176828538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7.728470358273">
                <text:p>167.72847035827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9.177376781767">
                <text:p>169.1773767817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0.096443155239">
                <text:p>170.0964431552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1.751194993835">
                <text:p>171.7511949938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2.437986208333">
                <text:p>172.437986208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3.869413511824">
                <text:p>173.8694135118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4.932184731244">
                <text:p>174.93218473124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5.984657954546">
                <text:p>175.9846579545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6.851705877656">
                <text:p>176.8517058776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7.618485698871">
                <text:p>177.6184856988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8.549952031999">
                <text:p>178.5499520319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9.921080243419">
                <text:p>179.9210802434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1.690118140622">
                <text:p>181.6901181406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2.894586483573">
                <text:p>182.8945864835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3.434953425614">
                <text:p>183.4349534256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4.301349881533">
                <text:p>184.3013498815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4.884414449412">
                <text:p>184.8844144494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5.988331513054">
                <text:p>185.9883315130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7.410320508139">
                <text:p>187.4103205081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8.554866560562">
                <text:p>188.5548665605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9.852876023886">
                <text:p>189.8528760238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.101547683155">
                <text:p>191.1015476831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2.786247976824">
                <text:p>192.7862479768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3.495219891554">
                <text:p>193.4952198915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3.689886422077">
                <text:p>193.68988642207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4.212271730602">
                <text:p>194.21227173060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5.966937691247">
                <text:p>195.9669376912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7.18364155235">
                <text:p>197.1836415523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9.042533912372">
                <text:p>199.0425339123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9.594991630801">
                <text:p>199.5949916308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0.007835923748">
                <text:p>200.0078359237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1.104408992776">
                <text:p>201.10440899277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2.759174671805">
                <text:p>202.7591746718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3.652626929806">
                <text:p>203.65262692980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4.768745032882">
                <text:p>204.7687450328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5.989087417401">
                <text:p>205.9890874174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6.477532233669">
                <text:p>206.47753223366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7.974401624745">
                <text:p>207.9744016247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9.027741307855">
                <text:p>209.0277413078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9.922211640114">
                <text:p>209.9222116401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0.851579176165">
                <text:p>210.8515791761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2.074294677204">
                <text:p>212.0742946772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3.492645185301">
                <text:p>213.4926451853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4.728143756184">
                <text:p>214.7281437561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5.884372568438">
                <text:p>215.8843725684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6.695056813646">
                <text:p>216.6950568136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6.655131147582">
                <text:p>216.6551311475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7.855545462063">
                <text:p>217.8555454620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9.892113000329">
                <text:p>219.8921130003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20.755110342845">
                <text:p>220.7551103428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21.723460030047">
                <text:p>221.7234600300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2.451533586036">
                <text:p>222.4515335860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3.121071526751">
                <text:p>223.1210715267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4.40685880077">
                <text:p>224.406858800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5.166234870633">
                <text:p>225.1662348706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6.482403366633">
                <text:p>226.4824033666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27.490345153678">
                <text:p>227.4903451536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28.980332004182">
                <text:p>228.98033200418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29.578297767557">
                <text:p>229.5782977675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31.082934715691">
                <text:p>231.0829347156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32.096621178507">
                <text:p>232.0966211785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32.640744046996">
                <text:p>232.6407440469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4.085161617714">
                <text:p>234.0851616177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35.218888813205">
                <text:p>235.2188888132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36.263160419501">
                <text:p>236.26316041950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37.200952656699">
                <text:p>237.2009526566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37.743472429136">
                <text:p>237.7434724291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38.462192342294">
                <text:p>238.4621923422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39.506017170726">
                <text:p>239.5060171707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40.940310175789">
                <text:p>240.9403101757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42.124394472054">
                <text:p>242.1243944720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43.112076433922">
                <text:p>243.11207643392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43.970682894689">
                <text:p>243.97068289468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44.979956584878">
                <text:p>244.9799565848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46.543898266527">
                <text:p>246.5438982665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47.195323487832">
                <text:p>247.1953234878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48.164559678348">
                <text:p>248.1645596783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48.999063736793">
                <text:p>248.9990637367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50.213420882499">
                <text:p>250.2134208824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51.036106384871">
                <text:p>251.0361063848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51.827205939241">
                <text:p>251.82720593924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52.948817459133">
                <text:p>252.9488174591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53.801060735972">
                <text:p>253.80106073597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54.770004011266">
                <text:p>254.77000401126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55.683770500134">
                <text:p>255.68377050013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57.060023454263">
                <text:p>257.0600234542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57.980582497598">
                <text:p>257.9805824975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9.14838255614">
                <text:p>259.1483825561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59.937439810674">
                <text:p>259.93743981067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61.259783236067">
                <text:p>261.2597832360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62.051053227616">
                <text:p>262.0510532276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63.101091819106">
                <text:p>263.10109181910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64.119706399986">
                <text:p>264.1197063999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65.026826159824">
                <text:p>265.02682615982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66.157841582743">
                <text:p>266.1578415827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66.731398432145">
                <text:p>266.7313984321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67.927570568647">
                <text:p>267.9275705686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68.973445305326">
                <text:p>268.97344530532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69.880218057056">
                <text:p>269.8802180570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71.124859213446">
                <text:p>271.1248592134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71.923290266263">
                <text:p>271.9232902662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73.424432764571">
                <text:p>273.4244327645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73.88921210472">
                <text:p>273.889212104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75.292802131557">
                <text:p>275.2928021315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76.622666595381">
                <text:p>276.6226665953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77.087038230345">
                <text:p>277.08703823034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78.147044299834">
                <text:p>278.1470442998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78.722532596359">
                <text:p>278.72253259635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9.770492178767">
                <text:p>279.7704921787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80.812994414285">
                <text:p>280.8129944142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82.056122032623">
                <text:p>282.0561220326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83.127900121495">
                <text:p>283.1279001214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83.799257346762">
                <text:p>283.79925734676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85.051439127916">
                <text:p>285.0514391279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86.507247140576">
                <text:p>286.5072471405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87.528959499295">
                <text:p>287.52895949929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88.265560463462">
                <text:p>288.26556046346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89.1950897281">
                <text:p>289.195089728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90.329712240223">
                <text:p>290.32971224022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91.652648555387">
                <text:p>291.65264855538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92.970959338788">
                <text:p>292.9709593387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93.329373936315">
                <text:p>293.3293739363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94.131884459195">
                <text:p>294.1318844591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5.399398251167">
                <text:p>295.3993982511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96.927095302555">
                <text:p>296.9270953025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97.747060653851">
                <text:p>297.74706065385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98.927368711807">
                <text:p>298.9273687118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99.339113010312">
                <text:p>299.3391130103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00.184999739541">
                <text:p>300.18499973954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01.408010870316">
                <text:p>301.4080108703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02.572447566926">
                <text:p>302.5724475669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03.958124958374">
                <text:p>303.95812495837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04.855062946151">
                <text:p>304.8550629461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06.193207305565">
                <text:p>306.1932073055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06.27010780373">
                <text:p>306.270107803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08.087301608102">
                <text:p>308.08730160810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09.547066155507">
                <text:p>309.54706615550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10.768688992144">
                <text:p>310.7686889921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11.2538963093">
                <text:p>311.253896309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1.710757321508">
                <text:p>311.7107573215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2.972589852129">
                <text:p>312.97258985212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4.357586750978">
                <text:p>314.3575867509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5.888158148679">
                <text:p>315.8881581486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6.425866838274">
                <text:p>316.4258668382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6.85780388409">
                <text:p>316.857803884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8.308667885458">
                <text:p>318.3086678854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20.230597055892">
                <text:p>320.2305970558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20.849405192974">
                <text:p>320.84940519297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22.209009584273">
                <text:p>322.20900958427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23.558347648708">
                <text:p>323.55834764870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24.001657607623">
                <text:p>324.0016576076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25.184092136054">
                <text:p>325.1840921360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26.361226801868">
                <text:p>326.36122680186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26.889700861817">
                <text:p>326.8897008618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28.423399097837">
                <text:p>328.4233990978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29.256007023962">
                <text:p>329.25600702396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30.692603760327">
                <text:p>330.6926037603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31.331541767938">
                <text:p>331.33154176793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32.624577603246">
                <text:p>332.6245776032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33.085975522195">
                <text:p>333.0859755221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35.102224395007">
                <text:p>335.1022243950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36.225772078862">
                <text:p>336.2257720788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36.967243406813">
                <text:p>336.9672434068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38.533245905935">
                <text:p>338.5332459059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39.516083984315">
                <text:p>339.5160839843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40.40541292615">
                <text:p>340.405412926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41.386045478875">
                <text:p>341.38604547887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42.546907432936">
                <text:p>342.5469074329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43.460845686222">
                <text:p>343.4608456862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44.748712850815">
                <text:p>344.7487128508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45.699998055003">
                <text:p>345.6999980550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47.139595780981">
                <text:p>347.1395957809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48.395747373276">
                <text:p>348.39574737327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49.217068432175">
                <text:p>349.21706843217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50.220550118838">
                <text:p>350.22055011883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51.328520227054">
                <text:p>351.3285202270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52.353438264371">
                <text:p>352.3534382643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53.506474687461">
                <text:p>353.50647468746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54.931402525391">
                <text:p>354.9314025253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55.326019200473">
                <text:p>355.3260192004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57.112113158717">
                <text:p>357.1121131587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58.175910167624">
                <text:p>358.1759101676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58.702683738888">
                <text:p>358.70268373888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59.927215766396">
                <text:p>359.9272157663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88770593680468">
                <text:p>1.887705936804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59524107885497">
                <text:p>2.595241078854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62018947026851">
                <text:p>3.6201894702685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75140161838235">
                <text:p>4.751401618382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.72540437166282">
                <text:p>5.7254043716628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12684559925276">
                <text:p>7.126845599252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8.2195326971196">
                <text:p>8.219532697119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.33181913972621">
                <text:p>9.331819139726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.9093901205667">
                <text:p>10.90939012056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.592175410291">
                <text:p>11.5921754102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2666521343365">
                <text:p>12.26665213433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.0218547742277">
                <text:p>14.02185477422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1409838350769">
                <text:p>15.140983835076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.2944838263106">
                <text:p>16.294483826310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7.7028038512655">
                <text:p>17.702803851265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.262610196086">
                <text:p>18.2626101960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.1898767676532">
                <text:p>20.18987676765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.8189473920534">
                <text:p>20.818947392053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.9278051118164">
                <text:p>21.927805111816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2.8193588240443">
                <text:p>22.819358824044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.1441461931925">
                <text:p>24.14414619319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.6132937521426">
                <text:p>25.61329375214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8542553629764">
                <text:p>26.85425536297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7.9126277123041">
                <text:p>27.912627712304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8.1364115907359">
                <text:p>28.136411590735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9.5469248822893">
                <text:p>29.54692488228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1.1410795385625">
                <text:p>31.14107953856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1.6880801473025">
                <text:p>31.68808014730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4.021489819718">
                <text:p>34.02148981971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4.4742173372302">
                <text:p>34.47421733723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5.6481003334829">
                <text:p>35.64810033348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6.8162499278954">
                <text:p>36.81624992789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7.6264784108376">
                <text:p>37.626478410837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.049694259004">
                <text:p>39.0496942590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.9578531244417">
                <text:p>39.95785312444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0.9655898482722">
                <text:p>40.965589848272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2.7650491718">
                <text:p>42.76504917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3.6221601785204">
                <text:p>43.62216017852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4.7296407965565">
                <text:p>44.72964079655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5.4498206866965">
                <text:p>45.44982068669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6.8111621446526">
                <text:p>46.81116214465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8.0929456491104">
                <text:p>48.092945649110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9.4383399498862">
                <text:p>49.43833994988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0.2986063198879">
                <text:p>50.298606319887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.0966648981712">
                <text:p>51.09666489817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2.9482488473905">
                <text:p>52.94824884739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3.2747659925497">
                <text:p>53.274765992549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4.816759537249">
                <text:p>54.8167595372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6.4231251459478">
                <text:p>56.423125145947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7.1714582085875">
                <text:p>57.171458208587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8.0995907552056">
                <text:p>58.099590755205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9.2641766992612">
                <text:p>59.26417669926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9.9160188666306">
                <text:p>59.91601886663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.8303071991546">
                <text:p>60.830307199154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1.9309235272093">
                <text:p>61.93092352720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3.3055401677322">
                <text:p>63.305540167732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4.2618676506592">
                <text:p>64.261867650659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5.6545038577375">
                <text:p>65.65450385773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6.9142185146584">
                <text:p>66.91421851465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7.9769445031887">
                <text:p>67.976944503188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8.6971750552196">
                <text:p>68.69717505521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0.1079210902069">
                <text:p>70.107921090206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1.202743784876">
                <text:p>71.2027437848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2.1904364105739">
                <text:p>72.190436410573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4.0093949099004">
                <text:p>74.00939490990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4.8129734364971">
                <text:p>74.812973436497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5.7118858249711">
                <text:p>75.71188582497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6.4799827676406">
                <text:p>76.47998276764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7.0937593074421">
                <text:p>77.09375930744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8.7912669135538">
                <text:p>78.791266913553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9.8457334197997">
                <text:p>79.845733419799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0.8262895240621">
                <text:p>80.82628952406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1.8478785163462">
                <text:p>81.84787851634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2.8430452185809">
                <text:p>82.843045218580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9402197835459">
                <text:p>83.94021978354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5.2209749862855">
                <text:p>85.22097498628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6.2763645531509">
                <text:p>86.276364553150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6.7774814571493">
                <text:p>86.77748145714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8.6621554197152">
                <text:p>88.662155419715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9.3882232705906">
                <text:p>89.38822327059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0.3808378297283">
                <text:p>90.380837829728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.6442676958983">
                <text:p>91.64426769589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2.4099925016897">
                <text:p>92.40999250168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3.4763788917442">
                <text:p>93.47637889174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4.4941749908028">
                <text:p>94.494174990802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5.5823961697747">
                <text:p>95.58239616977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6.2955772607701">
                <text:p>96.29557726077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7.1774529842129">
                <text:p>97.177452984212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8.5909269861394">
                <text:p>98.590926986139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.4553935020557">
                <text:p>99.45539350205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0.514055415356">
                <text:p>100.5140554153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1.527054597821">
                <text:p>101.52705459782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2.136243590475">
                <text:p>102.1362435904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3.577479236904">
                <text:p>103.5774792369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4.634955467753">
                <text:p>104.63495546775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5.845977269566">
                <text:p>105.8459772695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6.733943062029">
                <text:p>106.7339430620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7.473536926763">
                <text:p>107.4735369267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8.641950892294">
                <text:p>108.6419508922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9.71091112327">
                <text:p>109.7109111232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10.845840559403">
                <text:p>110.8458405594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12.057203936334">
                <text:p>112.05720393633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13.14403351289">
                <text:p>113.1440335128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13.645211854756">
                <text:p>113.64521185475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14.368835207887">
                <text:p>114.3688352078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5.785105359194">
                <text:p>115.7851053591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7.27329084148">
                <text:p>117.2732908414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7.896554502309">
                <text:p>117.8965545023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8.479500606739">
                <text:p>118.47950060673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19.816439222791">
                <text:p>119.8164392227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0.893293610091">
                <text:p>120.89329361009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1.954592950056">
                <text:p>121.95459295005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2.876121301412">
                <text:p>122.8761213014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3.326763153782">
                <text:p>123.32676315378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3.853791064876">
                <text:p>123.8537910648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5.191706225119">
                <text:p>125.19170622511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6.875383382771">
                <text:p>126.87538338277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8.002446348573">
                <text:p>128.00244634857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8.738613596091">
                <text:p>128.7386135960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9.253130423256">
                <text:p>129.25313042325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0.314100160497">
                <text:p>130.31410016049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1.383886103845">
                <text:p>131.38388610384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2.377818195649">
                <text:p>132.37781819564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3.345502245423">
                <text:p>133.3455022454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3.934508874555">
                <text:p>133.93450887455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4.886430714617">
                <text:p>134.8864307146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5.813126447953">
                <text:p>135.8131264479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6.770483751745">
                <text:p>136.7704837517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8.209039626285">
                <text:p>138.20903962628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9.209318074032">
                <text:p>139.2093180740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9.938515529752">
                <text:p>139.9385155297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0.481774322277">
                <text:p>140.48177432227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1.710951229781">
                <text:p>141.7109512297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2.517422845345">
                <text:p>142.5174228453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3.341890954487">
                <text:p>143.34189095448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4.155096633395">
                <text:p>144.1550966333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5.645944441561">
                <text:p>145.64594444156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6.777945936304">
                <text:p>146.7779459363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7.290521745264">
                <text:p>147.29052174526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8.328413451419">
                <text:p>148.3284134514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9.413982176123">
                <text:p>149.4139821761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9.810897178011">
                <text:p>149.8108971780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1.149145876464">
                <text:p>151.14914587646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2.178874600935">
                <text:p>152.1788746009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2.863082303552">
                <text:p>152.8630823035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3.363299281888">
                <text:p>153.36329928188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4.483942835848">
                <text:p>154.48394283584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5.295368599996">
                <text:p>155.29536859999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6.414860804885">
                <text:p>156.41486080488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6.650834199277">
                <text:p>156.65083419927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8.285080238472">
                <text:p>158.28508023847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9.296557492557">
                <text:p>159.29655749255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60.421306174864">
                <text:p>160.4213061748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1.548221751945">
                <text:p>161.54822175194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61.81932071869">
                <text:p>161.819320718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62.533493192083">
                <text:p>162.53349319208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3.253457772645">
                <text:p>163.2534577726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5.118290459072">
                <text:p>165.1182904590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65.660265440916">
                <text:p>165.6602654409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66.526571694892">
                <text:p>166.52657169489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67.335809624041">
                <text:p>167.33580962404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8.167959672967">
                <text:p>168.1679596729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8.531036103359">
                <text:p>168.53103610335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69.6714726979">
                <text:p>169.671472697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70.834712964568">
                <text:p>170.83471296456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72.166996667223">
                <text:p>172.16699666722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73.073152439838">
                <text:p>173.07315243983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72.795911868497">
                <text:p>172.7959118684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74.212578055453">
                <text:p>174.2125780554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74.535242280444">
                <text:p>174.53524228044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76.295467138345">
                <text:p>176.2954671383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7.073773452442">
                <text:p>177.0737734524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8.012823204486">
                <text:p>178.01282320448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9.115550159319">
                <text:p>179.1155501593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9.827502806103">
                <text:p>179.8275028061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0.461946286808">
                <text:p>180.4619462868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1.117046350319">
                <text:p>181.11704635031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2.216879898714">
                <text:p>182.2168798987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2.707380253991">
                <text:p>182.70738025399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3.298053393989">
                <text:p>183.29805339398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4.336904191576">
                <text:p>184.33690419157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5.52073300193">
                <text:p>185.520733001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6.230611783546">
                <text:p>186.2306117835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7.028216401162">
                <text:p>187.02821640116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7.921548154563">
                <text:p>187.92154815456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.212802493315">
                <text:p>189.2128024933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.836344300467">
                <text:p>189.83634430046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1.297014636048">
                <text:p>191.29701463604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1.893425196663">
                <text:p>191.8934251966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2.138072895572">
                <text:p>192.1380728955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3.802632614094">
                <text:p>193.8026326140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4.835815726983">
                <text:p>194.83581572698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4.926296988147">
                <text:p>194.92629698814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5.89484984055">
                <text:p>195.894849840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6.179781463417">
                <text:p>196.1797814634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7.632375485425">
                <text:p>197.6323754854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8.877217392962">
                <text:p>198.8772173929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9.120392327601">
                <text:p>199.1203923276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0.260908935914">
                <text:p>200.2609089359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0.933283099755">
                <text:p>200.93328309975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1.528668106804">
                <text:p>201.52866810680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2.131740326553">
                <text:p>202.1317403265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3.359976872273">
                <text:p>203.35997687227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4.463668137526">
                <text:p>204.46366813752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5.08537191898">
                <text:p>205.0853719189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5.302685539791">
                <text:p>205.3026855397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6.387390414644">
                <text:p>206.3873904146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7.708908094839">
                <text:p>207.7089080948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9.026207905203">
                <text:p>209.02620790520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10.152474699935">
                <text:p>210.1524746999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10.083050843822">
                <text:p>210.08305084382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10.918066127474">
                <text:p>210.91806612747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11.80366317416">
                <text:p>211.803663174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12.869193418242">
                <text:p>212.8691934182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3.294726640303">
                <text:p>213.29472664030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14.448371395667">
                <text:p>214.448371395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4.744766078696">
                <text:p>214.7447660786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15.964090051987">
                <text:p>215.96409005198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6.708075567079">
                <text:p>216.70807556707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7.099324972864">
                <text:p>217.0993249728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8.258839912586">
                <text:p>218.25883991258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8.982123506286">
                <text:p>218.9821235062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9.997120699674">
                <text:p>219.9971206996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21.061260916149">
                <text:p>221.0612609161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22.211399402661">
                <text:p>222.21139940266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2.376879263715">
                <text:p>222.3768792637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23.512865563131">
                <text:p>223.51286556313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24.34711186259">
                <text:p>224.3471118625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5.15938892802">
                <text:p>225.159388928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25.850303690655">
                <text:p>225.8503036906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26.678585896343">
                <text:p>226.67858589634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27.136351971414">
                <text:p>227.13635197141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8.211248018112">
                <text:p>228.21124801811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28.905623597505">
                <text:p>228.90562359750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9.596854759226">
                <text:p>229.59685475922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30.491055712217">
                <text:p>230.49105571221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31.421361926669">
                <text:p>231.4213619266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31.67007415727">
                <text:p>231.6700741572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32.781277964997">
                <text:p>232.78127796499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33.949165572252">
                <text:p>233.94916557225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34.651201903747">
                <text:p>234.65120190374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35.336904295998">
                <text:p>235.33690429599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35.942185409009">
                <text:p>235.94218540900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36.962678520019">
                <text:p>236.9626785200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37.762085337956">
                <text:p>237.76208533795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38.710989078592">
                <text:p>238.71098907859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39.241686541241">
                <text:p>239.24168654124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39.846331117981">
                <text:p>239.84633111798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40.908743362483">
                <text:p>240.90874336248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42.06054226442">
                <text:p>242.0605422644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42.618037731117">
                <text:p>242.61803773111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43.076741029341">
                <text:p>243.07674102934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44.321548184078">
                <text:p>244.32154818407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44.965204134338">
                <text:p>244.96520413433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45.573983082892">
                <text:p>245.57398308289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47.10119999511">
                <text:p>247.101199995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47.826739686679">
                <text:p>247.82673968667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48.339743879602">
                <text:p>248.33974387960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48.932370632264">
                <text:p>248.93237063226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49.364595597512">
                <text:p>249.3645955975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50.447413114038">
                <text:p>250.44741311403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51.577869980544">
                <text:p>251.57786998054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52.653999308385">
                <text:p>252.65399930838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53.006336469353">
                <text:p>253.0063364693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3.637854251261">
                <text:p>253.63785425126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54.635805326508">
                <text:p>254.63580532650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55.149461825975">
                <text:p>255.14946182597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55.765089576823">
                <text:p>255.76508957682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56.410631717218">
                <text:p>256.41063171721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57.698963489663">
                <text:p>257.69896348966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58.631428397343">
                <text:p>258.63142839734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59.544845023084">
                <text:p>259.54484502308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60.03074797598">
                <text:p>260.0307479759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60.778134303143">
                <text:p>260.77813430314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61.302900374844">
                <text:p>261.30290037484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62.077290223523">
                <text:p>262.07729022352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63.40976684934">
                <text:p>263.4097668493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63.883041352079">
                <text:p>263.88304135207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64.968321739017">
                <text:p>264.96832173901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65.139833947936">
                <text:p>265.13983394793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65.867313376835">
                <text:p>265.86731337683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66.734575846892">
                <text:p>266.7345758468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67.954591511113">
                <text:p>267.9545915111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69.032257923489">
                <text:p>269.03225792348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69.657489855267">
                <text:p>269.65748985526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70.301265662689">
                <text:p>270.30126566268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70.631408520366">
                <text:p>270.6314085203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71.562598558977">
                <text:p>271.56259855897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72.841166043987">
                <text:p>272.84116604398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73.460756708648">
                <text:p>273.46075670864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74.147409687787">
                <text:p>274.14740968778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75.148621016676">
                <text:p>275.14862101667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75.724262327887">
                <text:p>275.72426232788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76.809868760913">
                <text:p>276.8098687609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77.473132242499">
                <text:p>277.47313224249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78.395816633273">
                <text:p>278.39581663327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78.830543239473">
                <text:p>278.83054323947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79.908513632398">
                <text:p>279.90851363239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80.423845796453">
                <text:p>280.42384579645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81.900193473432">
                <text:p>281.90019347343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82.069807486117">
                <text:p>282.06980748611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82.685068538583">
                <text:p>282.68506853858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83.850864511689">
                <text:p>283.85086451168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84.709646633143">
                <text:p>284.70964663314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85.20298866266">
                <text:p>285.2029886626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86.111023575305">
                <text:p>286.1110235753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86.95303560132">
                <text:p>286.9530356013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87.968782211347">
                <text:p>287.96878221134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88.474454065694">
                <text:p>288.47445406569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88.97579356783">
                <text:p>288.9757935678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90.178445904373">
                <text:p>290.17844590437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90.815716815633">
                <text:p>290.8157168156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91.675309564362">
                <text:p>291.67530956436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92.275431296845">
                <text:p>292.27543129684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93.340616911173">
                <text:p>293.34061691117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94.035329815662">
                <text:p>294.03532981566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94.656940656022">
                <text:p>294.65694065602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96.197694370195">
                <text:p>296.19769437019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96.238690314729">
                <text:p>296.23869031472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97.261374226482">
                <text:p>297.26137422648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97.899455641444">
                <text:p>297.89945564144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98.767167211441">
                <text:p>298.76716721144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99.814573559379">
                <text:p>299.81457355937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00.291937031226">
                <text:p>300.29193703122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01.290908169951">
                <text:p>301.2909081699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02.053266846568">
                <text:p>302.05326684656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03.340083932687">
                <text:p>303.34008393268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03.651035050573">
                <text:p>303.65103505057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05.0002034728">
                <text:p>305.00020347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05.332507227917">
                <text:p>305.33250722791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06.553852969434">
                <text:p>306.55385296943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06.995271142707">
                <text:p>306.99527114270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07.876226698405">
                <text:p>307.87622669840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08.710822599885">
                <text:p>308.71082259988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09.634147475107">
                <text:p>309.63414747510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10.253911394487">
                <text:p>310.25391139448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11.365770779194">
                <text:p>311.36577077919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11.467955387879">
                <text:p>311.46795538787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12.598452199658">
                <text:p>312.59845219965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13.521335471905">
                <text:p>313.5213354719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14.323826138926">
                <text:p>314.32382613892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14.807834822793">
                <text:p>314.80783482279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15.876137156978">
                <text:p>315.87613715697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16.903388849924">
                <text:p>316.90338884992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17.487796352636">
                <text:p>317.48779635263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18.272226230848">
                <text:p>318.27222623084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19.262737338292">
                <text:p>319.26273733829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20.441296655137">
                <text:p>320.44129665513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21.587387252719">
                <text:p>321.58738725271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21.983310251508">
                <text:p>321.98331025150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22.287662646545">
                <text:p>322.28766264654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23.161936555075">
                <text:p>323.16193655507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23.409788654234">
                <text:p>323.40978865423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24.837562088004">
                <text:p>324.8375620880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26.061484015152">
                <text:p>326.06148401515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26.30993247402">
                <text:p>326.3099324740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27.556425454777">
                <text:p>327.55642545477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27.95959492616">
                <text:p>327.959594926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29.517499741121">
                <text:p>329.51749974112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30.404129763335">
                <text:p>330.40412976333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31.415034480144">
                <text:p>331.41503448014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31.538643217083">
                <text:p>331.53864321708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32.483748877828">
                <text:p>332.48374887782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33.558123538205">
                <text:p>333.55812353820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34.374139768658">
                <text:p>334.37413976865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35.190216850014">
                <text:p>335.19021685001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35.717740474045">
                <text:p>335.71774047404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36.144922093852">
                <text:p>336.14492209385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37.815202395196">
                <text:p>337.81520239519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38.484245106935">
                <text:p>338.48424510693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39.074309718569">
                <text:p>339.07430971856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39.627850971657">
                <text:p>339.62785097165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40.710642995308">
                <text:p>340.71064299530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41.481853104605">
                <text:p>341.4818531046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